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44.189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404cm"/>
    </style:style>
    <style:style style:name="co6" style:family="table-column">
      <style:table-column-properties fo:break-before="auto" style:column-width="1.0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ature-table-97_test202408_ITS_PacB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eature ID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Consensus</text:p>
          </table:table-cell>
          <table:table-cell office:value-type="string" calcext:value-type="string">
            <text:p>#OTU 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AAGTCGTAACAAGGTTTCCGTAGGTGAACCTGCGGAAGGATCATTAACAAGTCCGCTGCGCAACACCCTTGCGTATGCACATCCGTTCCATGCGCACTCGTGTGCATGACATTTCTGCAAATCTCTGATTGTCGCATCCACAAATAATACAAACTTTTAACAATGGATCTCTAGGCTCTTGCATCGATGAAGAACGCAGTGAAGTGCGAAAAGTAATGCGATTTGCATGCTCTGTGAGTCATCGAATCTTTGAACGCATATGGCACCTCCTGGCCCTGCCGGAGGGTATGCCTGTTTGAGAATCATATCCACGTGTCCACATTGATGGACGACCTGGGCATTCAGCAGTGATCGCCGTGAATTGAATTGTGTTGTTAGGGTATCACTTGATGTTATTAACAACCACAACCCTCCTCATGATCTCAAATCAGGCAAGGCTACCCGCTGAACTTAA</text:p>
          </table:table-cell>
          <table:table-cell office:value-type="string" calcext:value-type="string">
            <text:p>k__Fungi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GTCCGCTGCGCAACACCCTTGCGTATGCACATCCGTTCCATGCGCACTCGTGTGCATGACATTTCTGCAAATCTCTGATTGTCGCATCCACAAATAATACAAACTTTTAACAATGGATCTCTAGGCTCTTGCATCGATGAAGAACGCAGTGAAGTGCGAAAAGTAATGCGATTTGCATGCTCTGTGAGTCATCGAATCTTTGAACGCATATGGCACCTCCTGGCCCTGCCGGAGGGTATGCCTGTTTGAGAATCATATCCACGTGTCCACATTGATGGACGACCTGGGCATTCAGCAGTGATCGCCGTGAATTGAATTGTGTTGTTAGGGTATCACTTGATGTTATTAACAACCACAACCCTCCTCATGATCTCAAATCAGGC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CATCCACGTCTCATATCCTGAGACCACGTTGAAATGTTCCCCAGAGCCGCTTCCCTCTGGGCCGCCACCTGCTTCGGCAGGCCGGCCCCTTGGATCAGGATGCTCTGGGCTGTTAAACTAGTCACCTCTGTTGCTCAAATGTATCTTGATTTCAATCAAATGAAAACTTGTACAACTTATAACAATGGATCTCTAGGCTCTTGCATCGATGAAGAACGCAGCCAGACGCGAAATGTGTTATGACTTGCAATCTTCGCGAATCATTTAATCTTTGAACGCAACTTGCACCCTCGGGCTTGACCCTTGGGTATACTTGTTTGAGTATCGTCTATGCTCTCACACCTCCCTTCGCCCTCACGGGATGAAGGGTCGAGTGGACTTGAAGCGTAGGGGCCCCTCCGGTCTCCTTGCCTCTAAATGCATGATCTTGCTCCAGGAGACAGGTCTTGCCCTTTGCCGCAAGGCATCGGGAACCAACTTGGGATAACGTCCATCAAGTTTGGTTATCTGTCCTTCCTTGGACCCGGCAGCCAGCAATGGCTGTGCAGATCAAATGAACGTGCCACAGGCCAGCAACGGCCTTGCGGGACAACCCTTTGACGTACCGATCTCAAATCAAGTAAGGTTACCCGCTGAACTTAA</text:p>
          </table:table-cell>
          <table:table-cell office:value-type="string" calcext:value-type="string">
            <text:p>k__Fungi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CATCCACGTCTCATATCCTGAGACCACGTTGAAATGTTCCCCAGAGCCGCTTCCCTCTGGGCCGCCACCTGCTTCGGCAGGCCGGCCCCTTGGATCAGGATGCTCTGGGCTGTTAAACTAGTCACCTCTGTTGCTCAAATGTATCTTGATTTCAATCAAATGAAAACTTGTACAACTTATAACAATGGATCTCTAGGCTCTTGCATCGATGAAGAACGCAGCCAGACGCGAAATGTGTTATGACTTGCAATCTTCGCGAATCATTTAATCTTTGAACGCAACTTGCACCCTCGGGCTTGACCCTTGGGTATACTTGTTTGAGTATCGTCTATGCTCTCACACCTCCCTTCGCCCTCACGGGATGAAGGGTCGAGTGGACTTGAAGCGTAGGGGCCCCTCCGGTCTCCTTGCCTCTAAATGCATGATCTTGCTCCAGGAGACAGGTCTTGCCCTTTGCCGCAAGGCATCGGGAACCAACTTGGGATAACGTCCATCAAGTTTGGTTATCTGTCCTTCCTTGGACCCGGCAGCCAGCAATGGCTGTGCAGATCAAATGAACGTGCCACAGGCCAGCAACGGCCTTGCGGGACAACCCTTTGACGTACCGATCTCAAATCAAGTAA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TGGTGAACCAGCGGAAGGATCATTACTGGGTCACTCTCCCCGAAAGGGAAGAATCCAAACCCCTGAATACTGTACCTCTTGTTGCTTTGGCAGGCCCCGGATTGGGCAACCTTTCCGCACCGGCTGTTATGGCTGGTCCGTGTCTGCCAAAGGACCCCTAAACTCTTTAAATACTGAATTGTCTGAGTTATTTTAAAATTATTTAAAACTTTCAACAACGGATCTCTTGGTTCTGGCATCGATGAAGAACGCAGCGAAATGCGATAAGTAATGTGAATTGCAGAATTTAGTGAATCATCGAATCTTTGAACGCACATTGCGCCCTGTGGTATTCCGCAGGGCATGCCTGTTCGAGCGTCATAACAACCACTCTAGCTCTGCTAGGACTTGGGCACCTGCCAGTTCATTTTGGCATGCCTTAAAACCTCACAGTAGCGCCGTCAAGCCTGAGCGTAGTAAACATACCACCGCTAAAGGATTGATGGATGTCCAACTGTCTAAGCCTTTCTTTAGGTTGACCTCGGATCAGGTAGGGATACCCGCTGAACTTAA</text:p>
          </table:table-cell>
          <table:table-cell office:value-type="string" calcext:value-type="string">
            <text:p>k__Fungi;p__Asc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TGGTGAACCAGCGGAAGGATCATTACTGGGTCACTCTCCCCGAAAGGGAAGAATCCAAACCCCTGAATACTGTACCTCTTGTTGCTTTGGCAGGCCCCGGATTGGGCAACCTTTCCGCACCGGCTGTTATGGCTGGTCCGTGTCTGCCAAAGGACCCCTAAACTCTTTAAATACTGAATTGTCTGAGTTATTTTAAAATTATTTAAAACTTTCAACAACGGATCTCTTGGTTCTGGCATCGATGAAGAACGCAGCGAAATGCGATAAGTAATGTGAATTGCAGAATTTAGTGAATCATCGAATCTTTGAACGCACATTGCGCCCTGTGGTATTCCGCAGGGCATGCCTGTTCGAGCGTCATAACAACCACTCTAGCTCTGCTAGGACTTGGGCACCTGCCAGTTCATTTTGGCATGCCTTAAAACCTCACAGTAGCGCCGTCAAGCCTGAGCGTAGTAAACATACCACCGCTAAAGGATTGATGGATGTCCAACTGTCTAAGCCTTTCTTT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TAAGATAGACCTTTGGGTCCTTCATCCTTCAAACCTGTGGAAGTGAGATGTGCTTCGGCGCCTCTGGGCGTCGAATCTATGCCGATTAGCCTGTGTCTGAAGAAAAACAAAATTTAAAACTTTCAACAAAGGATCTCTTGGCTCTCGTATCGATGAAGAACGCAGCAAAGCGCGAAATGTAATGTGAATTGCAGAACATTGTGAATCATCGAATCTTTGAACGCACATTGCGCCTCCCGTAAATGGGAGGCATGCCTGTCTGAGCGTCATTTAAAACCATAACCTTTTGGGTTGTATTGGGATTCGCCCTGGGGCGTCTCCTCAAAGTCATCGTGTCTGAAAGCGTACGAGCTCCACTAGGACAGAACGTTTGAGGACCCTAAACTCTCTGAATTGACCTCAGATCAGGTAGGACTACCGCCTGAACTTAA</text:p>
          </table:table-cell>
          <table:table-cell office:value-type="string" calcext:value-type="string">
            <text:p>k__Fungi;p__Ascomycota;c__Archaeorhizomycetes;o__Archaeorhizomycetales;f__Archaeorhizomycetaceae;g__Archaeorhizomyces;s__Archaeorhizomyc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TAAGATAGACCTTTGGGTCCTTCATCCTTCAAACCTGTGGAAGTGAGATGTGCTTCGGCGCCTCTGGGCGTCGAATCTATGCCGATTAGCCTGTGTCTGAAGAAAAACAAAATTTAAAACTTTCAACAAAGGATCTCTTGGCTCTCGTATCGATGAAGAACGCAGCAAAGCGCGAAATGTAATGTGAATTGCAGAACATTGTGAATCATCGAATCTTTGAACGCACATTGCGCCTCCCGTAAATGGGAGGCATGCCTGTCTGAGCGTCATTTAAAACCATAACCTTTTGGGTTGTATTGGGATTCGCCCTGGGGCGTCTCCTCAAAGTCATCGTGTCTGAAAGCGTACGAGCTCCACTAGGACAGAACGTTTGAGGACCCTAAACTCTCTGAATTGACCTCAGATCAGGTAGGACTACCGC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TGAATGGCCTCTGGGCCTTCAACCTTGCAAACCTGTGGAAGCTACATGTGCTTCGGCGCTTCGGCGTCGCCTTTATGCTACGAATCGGTCTTTGTGTCTGAATCAAAACAAAAGAAATAAAACTTTCAACAAAGGATCTCTTGGCTCTCGCATCGATGAAGAACGCAGCGAAGCGCGAAATGTAGTGTGAATCGCAGAACATTGTGAATCATCGAATCTTTGAACGCACATTGCGCCTCCAGTAACTTGGAGGCATGCCTGTCTGAGCGTCATTTAAAACCATAGACCCATACGGGTTTGTATTGGGCATCGCCTCCTGGCGTAGCCTCAAAGGCATTGGTCTTATACGCGGACAAGCTCCATTAGGACGGACCGTGTCGGGACTCTAAAAGCATCTGACTTGACCTCAGATCAGGTAGGACTACCGCCTGAACTTAA</text:p>
          </table:table-cell>
          <table:table-cell office:value-type="string" calcext:value-type="string">
            <text:p>k__Fungi;p__Ascomycota;c__Archaeorhizomycetes;o__Archaeorhizomycetales;f__Archaeorhizomycetaceae;g__Archaeorhizomyces;s__Archaeorhizomyc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TGAATGGCCTCTGGGCCTTCAACCTTGCAAACCTGTGGAAGCTACATGTGCTTCGGCGCTTCGGCGTCGCCTTTATGCTACGAATCGGTCTTTGTGTCTGAATCAAAACAAAAGAAATAAAACTTTCAACAAAGGATCTCTTGGCTCTCGCATCGATGAAGAACGCAGCGAAGCGCGAAATGTAGTGTGAATCGCAGAACATTGTGAATCATCGAATCTTTGAACGCACATTGCGCCTCCAGTAACTTGGAGGCATGCCTGTCTGAGCGTCATTTAAAACCATAGACCCATACGGGTTTGTATTGGGCATCGCCTCCTGGCGTAGCCTCAAAGGCATTGGTCTTATACGCGGACAAGCTCCATTAGGACGGACCGTGTCGGGACTCTAAAAGCATCTGACTTGACCTCAGATCAGGTAGGACTACCGC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GCCTCTGGCTCGAACCCACTGTGAACTGTTCTAGTTAATTACCGTTCCGTTCCTCGGCGGTCTAAACCCGGCTAGTCTGGGCCGCCGGGGATTCAGATCGGCGCAAGCTCTTGTATTCTGGTTGAATCTAGGTGTATTTTACAAACGTGAAAACTTTCAGCAACGGATCTCTTGGTTCTGGCATCGATGAAGAACGCAGCGAAATGCGATAAGTAATGCGAATTGCAGAGTTTAGTGAGTCATCGAATCTTTGAACGCACATTGCGCCCGCCGGTATTCCGGAGGGCATGCCTGTTCGAGCGTCACAAAAAACCCCTCGGGCTTTCCGCCCGGTGTTGGAGGACCGCCTGGCTAGTCTGGGCGGCCTCTGAAAGCTAGCGGCGTCGTCGCCAGCCGGTCTTTGCGAGGTAAACTAATCCGCTCATGACCGCTGGCGCCCGGCTGCCTTGTTTATTATGGAAATGACCTCGGATCAGGTAGGGCTACCCGCTGAACTTAA</text:p>
          </table:table-cell>
          <table:table-cell office:value-type="string" calcext:value-type="string">
            <text:p>k__Fungi;p__Ascomycota;c__Ascomycota_cls_Incertae_sedis;o__Ascomycota_ord_Incertae_sedis;f__Ascomycota_fam_Incertae_sedis;g__Ascomycota_gen_Incertae_sedis;s__Asc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GCCTCTGGCTCGAACCCACTGTGAACTGTTCTAGTTAATTACCGTTCCGTTCCTCGGCGGTCTAAACCCGGCTAGTCTGGGCCGCCGGGGATTCAGATCGGCGCAAGCTCTTGTATTCTGGTTGAATCTAGGTGTATTTTACAAACGTGAAAACTTTCAGCAACGGATCTCTTGGTTCTGGCATCGATGAAGAACGCAGCGAAATGCGATAAGTAATGCGAATTGCAGAGTTTAGTGAGTCATCGAATCTTTGAACGCACATTGCGCCCGCCGGTATTCCGGAGGGCATGCCTGTTCGAGCGTCACAAAAAACCCCTCGGGCTTTCCGCCCGGTGTTGGAGGACCGCCTGGCTAGTCTGGGCGGCCTCTGAAAGCTAGCGGCGTCGTCGCCAGCCGGTCTTTGCGAGGTAAACTAATCCGCTCATGACCGCTGGCGCCCGGCTGCCTTGTTTATTATGGAAATGACCTCGGATCAGGTAG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GTAACCGTTGCTTCGGCGGGCGGCCCCCCGGGGCCGCAGCCCTCACAGGCGCCCGCCGGACGACAAATAACTCTTGTTCTTTACTGGCCTCTCTGAGTATTTATACAAATAAGTTAAAACTTTCAACAACGGATCTCTTGGTTCTGGCATCGATGAAGAACGCAGCGAAATGCGATAAGTAATGTGAATTGCAGAATTCAGTGAATCATCGAATCTTTGAACGCACATTGCGCCCATTAGTATTCTAGTGGGCATGCCTGTTCGAGCGTCATTTCAACCCTTAAGCTTAGCTTAGTATTGGGAATCTGCTTAACCGCAGCTCCTTAAATCTAGTTGGCAGAGCACAGCTGTACTCTGAGCGTAGTAATTCATTATCTCGCTTTCTGAAGACAGTCGTACGATAGCCACAAACTTTGCATCTTGCAAACTTTTTAATGGTTGACCTCGGATCAGGTAGGAATACCCGCTGAACTTAA</text:p>
          </table:table-cell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00237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CGTAACCGTTGCTTCGGCGGGCGGCCCCCCGGGGCCGCAGCCCTCACAGGCGCCCGCCGGACGACAAATAACTCTTGTTCTTTACTGGCCTCTCTGAGTATTTATACAAATAAGTTAAAACTTTCAACAACGGATCTCTTGGTTCTGGCATCGATGAAGAACGCAGCGAAATGCGATAAGTAATGTGAATTGCAGAATTCAGTGAATCATCGAATCTTTGAACGCACATTGCGCCCATTAGTATTCTAGTGGGCATGCCTGTTCGAGCGTCATTTCAACCCTTAAGCTTAGCTTAGTATTGGGAATCTGCTTAACCGCAGCTCCTTAAATCTAGTTGGCAGAGCACAGCTGTACTCTGAGCGTAGTAATTCATTATCTCGCTTTCTGAAGACAGTCGTACGATAGCCACAAACTTTGCATCTTGCAAACTTTTT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CATTAGGGGGCTCTTATACTTTTGTGTACTTGCCCCCTTATCTCTTTACCCTTTGGTATTTATATCTAGTTGCTTTGGCAGATGCTTTTGCATCTGTCAGAGATTATTAAACAATGTTGTCCTATAATTGGCTGTCTATTGTCTGATTAATTACTTTAATAGTAACTTAAAACTTTCAACAACGGATCTCTTGGTTCTGGCATCGATGAAGAACGCAGCAAAATGCGATAAGTAATGTGAATTGCAGAATTCCGTGAATCATCGAATCTTTGAACGCACATTGCGCCTTCTGGTAATCCGGGAGGCATGCCTGTCTGAGCGTCATTACATCATTCAAGTCTAAGTCTTTTGATTTATGACATGGTTTTGGGTGCTTGTCTACAATTGTAGTCTCGCCTGTAATGTATTGACTGTGCTTTTGCAGCCTTAGTTGTAGCTATAAACGTCATCAACTTTAAGGTCTGAACTGGTGCGTCTTGTTTTTTAGTGTTGGTGTTCTCACTAGCCTTTAAGTTTGACCTCAGATCAGGTAGGAATACCCGCTGAACTTAA</text:p>
          </table:table-cell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08534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CATTAGGGGGCTCTTATACTTTTGTGTACTTGCCCCCTTATCTCTTTACCCTTTGGTATTTATATCTAGTTGCTTTGGCAGATGCTTTTGCATCTGTCAGAGATTATTAAACAATGTTGTCCTATAATTGGCTGTCTATTGTCTGATTAATTACTTTAATAGTAACTTAAAACTTTCAACAACGGATCTCTTGGTTCTGGCATCGATGAAGAACGCAGCAAAATGCGATAAGTAATGTGAATTGCAGAATTCCGTGAATCATCGAATCTTTGAACGCACATTGCGCCTTCTGGTAATCCGGGAGGCATGCCTGTCTGAGCGTCATTACATCATTCAAGTCTAAGTCTTTTGATTTATGACATGGTTTTGGGTGCTTGTCTACAATTGTAGTCTCGCCTGTAATGTATTGACTGTGCTTTTGCAGCCTTAGTTGTAGCTATAAACGTCATCAACTTTAAGGTCTGAACTGGTGCGTCTTGTTTTTTAGTGTTGGTGTTCTCACTAGCCTTTAAGTTT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GCATTTTTTGCTCTCTTACCCTTTGTGAACCTACCTCGTATGCTATACGTTGCTTCCGGTCTGGCCGCTTGGCTGGACCGGGTTGGGCAATGCATAGCTCTTTTCTCTTTATTCTCCAGTTATGGTTGTATTGCTGAGTGGCATAAAACTAAACGTTTTAAAACTTTCAACAACGGATCTCTTGGTTCTGGCATCGATGAAGAACGCAGCGAAATGCGATAAGTAATGTGAATTGCAGAATTCAGTGAATCATCGAATCTTTGAACGCACATTGCGCCCGGCAGCACTCTGCCGGGCATGCCTGTTCGAGCGTCATTCCTCAACCCTCAAATCAACTTTTGTTGGTTTGGTGTTGGAGGTTCTGCGGGACCGTCTTGTTTTCGGACAAGATGCCGCAGCCTCTGAAAAGGAGTGGCGGCCCCGTCGTTTTGGCGCCCCCTGCGAAGTAGTAGCTTTCTACCGCGCTTACGCATTGGGACCCGACGGGTAGCCTGTCGAAACCCCTGACCCTTTTCGAAGGGTCTCTCTTTCGTACGGTTGACCTCGAATCAGGTAGGAATACCCGCTGAACTTAA</text:p>
          </table:table-cell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179393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TGAGTTGCATTTTTTGCTCTCTTACCCTTTGTGAACCTACCTCGTATGCTATACGTTGCTTCCGGTCTGGCCGCTTGGCTGGACCGGGTTGGGCAATGCATAGCTCTTTTCTCTTTATTCTCCAGTTATGGTTGTATTGCTGAGTGGCATAAAACTAAACGTTTTAAAACTTTCAACAACGGATCTCTTGGTTCTGGCATCGATGAAGAACGCAGCGAAATGCGATAAGTAATGTGAATTGCAGAATTCAGTGAATCATCGAATCTTTGAACGCACATTGCGCCCGGCAGCACTCTGCCGGGCATGCCTGTTCGAGCGTCATTCCTCAACCCTCAAATCAACTTTTGTTGGTTTGGTGTTGGAGGTTCTGCGGGACCGTCTTGTTTTCGGACAAGATGCCGCAGCCTCTGAAAAGGAGTGGCGGCCCCGTCGTTTTGGCGCCCCCTGCGAAGTAGTAGCTTTCTACCGCGCTTACGCATTGGGACCCGACGGGTAGCCTGTCGAAACCCCTGACCCTTTTCGAAGGGTCTCTCTTTCGTACGGTTGACCTCGA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TAGAGCGAGCGAGGGCTCCGGCCCGAGTTCGATAACCCTTTGATTTATCGAGACCTCTTCATGCCTCGGGGGCGACCCGGCCTTCGGGTCGCGGTCCCCCCGGCGGTACAACCTTCAAACCCTGCATCAATTGTCGTCTGAGCGAAAAGTTAATTCAATTAAAACTTTCAACAACGGATCTCTTGGTTCTGGCATCGATGAAGAACGCAGCGAAATGCGATAAGTAATGTGAATTGCAGAATTCAGTGAATCATCGAATCTTTGAACGCACATTGCGCCCTTTGGCATTCCGAAGGGCATGCCTGTTCGAGCGTCATTACACCAATCAAGCCTGGCTTGGTATTGGGCGACGGGGCCGCCAGTCGGCGCCCGCGCCTCAATGACCTTTCGGCGGGACGGACTGTATCTCAGCGTTGTGGTAAAAAGCCGCTGGCGAGACGGGACGACCGTGCCGGTAAACCTCATTTTCTCAAGGTTGACCTCGGATCAGGTAGGGATACCCGCTGAACTTAA</text:p>
          </table:table-cell>
          <table:table-cell office:value-type="string" calcext:value-type="string">
            <text:p>k__Fungi;p__Ascomycota;c__Dothide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TAGAGCGAGCGAGGGCTCCGGCCCGAGTTCGATAACCCTTTGATTTATCGAGACCTCTTCATGCCTCGGGGGCGACCCGGCCTTCGGGTCGCGGTCCCCCCGGCGGTACAACCTTCAAACCCTGCATCAATTGTCGTCTGAGCGAAAAGTTAATTCAATTAAAACTTTCAACAACGGATCTCTTGGTTCTGGCATCGATGAAGAACGCAGCGAAATGCGATAAGTAATGTGAATTGCAGAATTCAGTGAATCATCGAATCTTTGAACGCACATTGCGCCCTTTGGCATTCCGAAGGGCATGCCTGTTCGAGCGTCATTACACCAATCAAGCCTGGCTTGGTATTGGGCGACGGGGCCGCCAGTCGGCGCCCGCGCCTCAATGACCTTTCGGCGGGACGGACTGTATCTCAGCGTTGTGGTAAAAAGCCGCTGGCGAGACGGGACGACCGTGCCGGTAAACCTCATTTTCTCAAGGTTGACCTCGGATCAGGTAGGGAT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k__Fungi;p__Ascomycota;c__Dothideomycetes;o__Capnodiales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CAAAGATGGCGGGCCCCCGCGCCCCCGTCCCCAACCCATTGTTGACCTAAAACCCTTTTGCCTCGGGGGCAGAGCGTCCGCCGCCGCCCCCGGAGGACCACCGAACGCTGTCTCTTTGCGTCAGAGTAATTGATTAAATGAATGAAAACTTTCAACAACGGATCTCTTGGTTCTGGCATCGATGAAGAACGCAGCGAAATGCGATAAGTAATGTGAATTGCAGAATTCAGTGAATCATCGAATCTTTGAACGCACATTGCGCCCCCTGGCATTCCGGGGGGCATGCCCGTTCGAGCGTCATTAAATCCAATCAAGCCTGGCTTGGTATTGGGCGCCGGGACTCCCCCGCGCCCCAATTTCACCGGCTGGCCGTCGCCCGTCTTAGCGTTTCGACACAGTTCTCGCTAGCGATGGGGGCGGACCACGCCGTTAAAACCCATGAATTTCAATCGGAATTCGATTAGGTTGACCTCGGATCGGGTAGGAATACCCGCTGAACTTAA</text:p>
          </table:table-cell>
          <table:table-cell office:value-type="string" calcext:value-type="string">
            <text:p>k__Fungi;p__Ascomycota;c__Dothideomycetes;o__Capnodiales;f__Capnodiales_fam_Incertae_sedis;g__Capnodiales_gen_Incertae_sedis;s__Capnod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CAAAGATGGCGGGCCCCCGCGCCCCCGTCCCCAACCCATTGTTGACCTAAAACCCTTTTGCCTCGGGGGCAGAGCGTCCGCCGCCGCCCCCGGAGGACCACCGAACGCTGTCTCTTTGCGTCAGAGTAATTGATTAAATGAATGAAAACTTTCAACAACGGATCTCTTGGTTCTGGCATCGATGAAGAACGCAGCGAAATGCGATAAGTAATGTGAATTGCAGAATTCAGTGAATCATCGAATCTTTGAACGCACATTGCGCCCCCTGGCATTCCGGGGGGCATGCCCGTTCGAGCGTCATTAAATCCAATCAAGCCTGGCTTGGTATTGGGCGCCGGGACTCCCCCGCGCCCCAATTTCACCGGCTGGCCGTCGCCCGTCTTAGCGTTTCGACACAGTTCTCGCTAGCGATGGGGGCGGACCACGCCGTTAAAACCCATGAATTTCAATCGGAATTCGATTAGGTTGACCTCGGATCGGGTAGGA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AGTGACCCCGGTCTAACCACCGGGATGTTCATAACCCTTTGTTGTCCGACTCTGTTGCCTCCGGGGCGACCCTGCCTTCGGGCGGGGGCTCCGGGTGGACACTTCAAACTCTTGCGTAACTTTGCAGTCTGAGTAAACTTAATTAATAAATTAAAACTTTTAACAACGGATCTCTTGGTTCTGGCATCGATGAAGAACGCAGCGAAATGCGATAAGTAATGTGAATTGCAGAATTCAGTGAATCATCGAATCTTTGAACGCACATTGCGCCCCCTGGTATTCCGGGGGGCATGCCTGTTCGAGCGTCATTTCACCACTCAAGCCTCGCTTGGTATTGGGCAACGCGGTCCGCCGCGTGCCTCAAATCGACCGGCTGGGTCTTCTGTCCCCTAAGCGTTGTGGAAACTATTCGCTAAAGGGTGTTCGGGAGGCTACGCCGTAAAACAACCCCATTTCTAAGGTTGACCTCGGATCAGGTAGGGATACCCGCTGAACTTAA</text:p>
          </table:table-cell>
          <table:table-cell office:value-type="string" calcext:value-type="string">
            <text:p>k__Fungi;p__Ascomycota;c__Dothideomycetes;o__Cladosporiales;f__Cladosporiace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CTCCGTAGGTGAACCTGCGGAGGGATCATTACAAGTGACCCCGGTCTAACCACCGGGATGTTCATAACCCTTTGTTGTCCGACTCTGTTGCCTCCGGGGCGACCCTGCCTTCGGGCGGGGGCTCCGGGTGGACACTTCAAACTCTTGCGTAACTTTGCAGTCTGAGTAAACTTAATTAATAAATTAAAACTTTTAACAACGGATCTCTTGGTTCTGGCATCGATGAAGAACGCAGCGAAATGCGATAAGTAATGTGAATTGCAGAATTCAGTGAATCATCGAATCTTTGAACGCACATTGCGCCCCCTGGTATTCCGGGGGGCATGCCTGTTCGAGCGTCATTTCACCACTCAAGCCTCGCTTGGTATTGGGCAACGCGGTCCGCCGCGTGCCTCAAATCGACCGGCTGGGTCTTCTGTCCCCTAAGCGTTGTGGAAACTATTCGCTAAAGGGTGTTCGGGAGGCTACGCCGTAAAACAACCCCATTTCTAAGGTTGACCTCGGATCAGGTAGGGATACCCGCTGAACTTAA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AGGGTCTCACGGCCCGACCTCCAACCCTCTGTTGTTATAACTATACCGTTGCTTCGGCGGCCGCAGCCCGCAAGGGCTGAGCCAGTCTCACGACCGGCGAGCGCCGCCGGAGTCTAACCAAACTCTTGTTTTTAACCAGTCGTCTGAGTAAAAATTTTAATTAAATTAAAACTTTCAACAACGGATCTCTTGGTTCTCGCATCGATGAAGAACGCAGCGAAATGCGATAAGTAATGTGAATTGCAGAATTCAGTGAATCATCGAATCTTTGAACGCACATTGCGCCCCTTGGTATTCCGAGGGGCATGCCTGTTCGAGCGTCATTACACCACTCAAGCACCGCTTGGTATTGGGCACCCGTCCGCCGCAAGGCGGGCGTGCCTCGAAGACCTCGGCGGGGCCTCACCAGCTTCGGGCGTAGTAGAGTTAAATCAAAACGTCTTATAAGTCTGGGGAGACTCCATTGCCGTAAAACCTTTTATTTTTCAGGTTGACCTCGGATCAGGTAGGGATACCCGCTGAACTTAA</text:p>
          </table:table-cell>
          <table:table-cell office:value-type="string" calcext:value-type="string">
            <text:p>k__Fungi;p__Ascomycota;c__Dothideomycetes;o__Dothideales;f__Dothide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AGAGTAAGGGTCTCACGGCCCGACCTCCAACCCTCTGTTGTTATAACTATACCGTTGCTTCGGCGGCCGCAGCCCGCAAGGGCTGAGCCAGTCTCACGACCGGCGAGCGCCGCCGGAGTCTAACCAAACTCTTGTTTTTAACCAGTCGTCTGAGTAAAAATTTTAATTAAATTAAAACTTTCAACAACGGATCTCTTGGTTCTCGCATCGATGAAGAACGCAGCGAAATGCGATAAGTAATGTGAATTGCAGAATTCAGTGAATCATCGAATCTTTGAACGCACATTGCGCCCCTTGGTATTCCGAGGGGCATGCCTGTTCGAGCGTCATTACACCACTCAAGCACCGCTTGGTATTGGGCACCCGTCCGCCGCAAGGCGGGCGTGCCTCGAAGACCTCGGCGGGGCCTCACCAGCTTCGGGCGTAGTAGAGTTAAATCAAAACGTCTTATAAGTCTGGGGAGACTCCATTGCCGTAAAACCTTTTATTTT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CTTGGTATTCCGAGGGGCATGCCTGTTCGAGCGTCATTACACCACTCAAGCTATGCTTGGTATTGGGCGTCGTCCTTAGTTGGGCGCGCCTTAAAGACCTCGGCGAGGCCACTCCGGCTTTAGGCGTAGTAGAATTTATTCGAACGTCTGTCAAAGGAGAGGAACTCTGCCGACTGAAACCTTTATTTTTCTAGGTTGACCTCGGATCAGGTAGGGATACCCGCTGAACTTAA</text:p>
          </table:table-cell>
          <table:table-cell office:value-type="string" calcext:value-type="string">
            <text:p>k__Fungi;p__Ascomycota;c__Dothideomycetes;o__Dothideales;f__Saccotheciaceae;g__Aureobasid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CTTGGTATTCCGAGGGGCATGCCTGTTCGAGCGTCATTACACCACTCAAGCTATGCTTGGTATTGGGCGTCGTCCTTAGTTGGGCGCGCCTTAAAGACCTCGGCGAGGCCACTCCGGCTTTAGGCGTAGTAGAATTTATTCGAACGTCTGTCAAAGGAGAGGAACTCTGCCGACTGAAACCTTTATTTTTCTAGGTTGACCTCGGATCAGGTAGGGATACCCGCTGAACTTAA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CCGGAGCTCTCGGGTTCCTACTCCCACCCTATGATGACTTTAAATGTTGCTTTGGCGGACCGGCAATATTGCCACCGGCCTAGGCTGGATAGCGTCCGCCAGAGGATTTTTAAATTTCTTTGAATGTGAATTCTGAGTCCTTGAAAATTGAATCAAAACTTTCAACAACGGATCTCTTGGTTCTGGCATCGATGAAGAACGCAGCGAAATGCGATAAGTAATGTGAATTGCAGAATTCAGTGAATCATCGAATCTTTGAACGCACATTGCGCCCTTTGGTATTCCGAGGGGCACGCCTGTTCGAGCGTCATTTAAACCATCAAGCCCAGCTTGGTCTTGGACGCGGTCGAGTGACCCGTCCGTAACCCGTTGGCGGTGCAGTCCGGCTTCAAGCGTAGCAAAAATTTCGCTTCAGGAGTCCGCGGCGGTGCCCGCCAGGTAACAACATCCCAAAGTTTGACCTCGGATCAGGTGAGGATACCCGCTGAACTTAA</text:p>
          </table:table-cell>
          <table:table-cell office:value-type="string" calcext:value-type="string">
            <text:p>k__Fungi;p__Ascomycota;c__Dothideomycetes;o__Dothideomycetes_ord_Incertae_sedis;f__Dothideomycetes_fam_Incertae_sedis;g__Dothideomycetes_gen_Incertae_sedis;s__Dothideomycetes_sp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AAGAGTACCGGAGCTCTCGGGTTCCTACTCCCACCCTATGATGACTTTAAATGTTGCTTTGGCGGACCGGCAATATTGCCACCGGCCTAGGCTGGATAGCGTCCGCCAGAGGATTTTTAAATTTCTTTGAATGTGAATTCTGAGTCCTTGAAAATTGAATCAAAACTTTCAACAACGGATCTCTTGGTTCTGGCATCGATGAAGAACGCAGCGAAATGCGATAAGTAATGTGAATTGCAGAATTCAGTGAATCATCGAATCTTTGAACGCACATTGCGCCCTTTGGTATTCCGAGGGGCACGCCTGTTCGAGCGTCATTTAAACCATCAAGCCCAGCTTGGTCTTGGACGCGGTCGAGTGACCCGTCCGTAACCCGTTGGCGGTGCAGTCCGGCTTCAAGCGTAGCAAAAATTTCGCTTCAGGAGTCCGCGGCGGTGCCCGCCAGGTAACAACATCCCAAAGTTTGACCTCGGATCAGGTGAGGA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AAACTACTGTAGACCTGATGTCTTGGATTAAAACCTTGGAGATGGAAGTTTGGCCTAGAAATAGGTTAGCTGCTCCTCCTTGTGGCCTATAACCTAGGAATCCTGCATCGCCCCACCCTTGTAAATATGAATTAAACGTAACCTCGGTAGGTTAGCCTACCGGTGGAAGCACTAAACTCTTTTTAAAACAAGCTGTAAATATAAATCTATAGTCTGAAAATAATGTTAATTATTTTAAAACTTTCAACAACGGATCTCTTGGTTCTGGCATCGATGAAGAACGCAGCGAAATGCGATAAGTAGTGTGAATTGCAGAATTCAGTGAATCATCGAATCTTTGAACGCACATTGCGCCCCTCGGTATCCCGGGGGGCATGCCTGTTCGAGCGTCATTTCAACCACTCAAGCCTAGCTTGGTATTGGGCATCGTTGTGCTTTAACTCTTCTGTTATTTCAGAGAGGGCAACGTGCCTCAAATGTAGACAGCGGCAATTATAAGTTCCGAGCGTAGCAGTAAAATATTTCGCTTTAGGTATCTTGTACATTGTCAGCTAAATAGTTAGCTATACTATCATTTTGACCTCGGATCAGGTAGGGATACCCGCTGAACTTAA</text:p>
          </table:table-cell>
          <table:table-cell office:value-type="string" calcext:value-type="string">
            <text:p>k__Fungi;p__Ascomycota;c__Dothideomycetes;o__Dothideomycetes_ord_Incertae_sedis;f__Dothideomycetes_fam_Incertae_sedis;g__Halokirschsteiniothelia;s__Halokirschsteiniothelia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AGTAAACTACTGTAGACCTGATGTCTTGGATTAAAACCTTGGAGATGGAAGTTTGGCCTAGAAATAGGTTAGCTGCTCCTCCTTGTGGCCTATAACCTAGGAATCCTGCATCGCCCCACCCTTGTAAATATGAATTAAACGTAACCTCGGTAGGTTAGCCTACCGGTGGAAGCACTAAACTCTTTTTAAAACAAGCTGTAAATATAAATCTATAGTCTGAAAATAATGTTAATTATTTTAAAACTTTCAACAACGGATCTCTTGGTTCTGGCATCGATGAAGAACGCAGCGAAATGCGATAAGTAGTGTGAATTGCAGAATTCAGTGAATCATCGAATCTTTGAACGCACATTGCGCCCCTCGGTATCCCGGGGGGCATGCCTGTTCGAGCGTCATTTCAACCACTCAAGCCTAGCTTGGTATTGGGCATCGTTGTGCTTTAACTCTTCTGTTATTTCAGAGAGGGCAACGTGCCTCAAATGTAGACAGCGGCAATTATAAGTTCCGAGCGTAGCAGTAAAATATTTCGCTTTAGGTATCTTGTACATTGTCAGCTAAATAGTTAGCTATACTATCA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TGCCGGGCGCAAGCCCGTACCCGCACCCAGTGTCGACTCTCTCTGTTGCTTCGGCGCGCACGCCCCGGCGGCCGCCGAAGGACCCAACCAAACGCATGGCAAACCGGTCCGTCCGAGGATACGCAAATCAGTCAAAACTTTCAACAACGGATCTCTTGGTTCGGGCATCGATGAAGAACGCAGCGAAATGCGATAAGTAATGTGAATTGCAGAATTCAGTGAATCATCGAATCTTTGAACGCACATTGCGCCCGTCGGCATTCCGACGGGCACGCCTGTCCGAGCGTCATTGCAACCGTCAAGCCTCGCTTGGTGTTGGGGGACGTCGCGTCCGCGCGACCCCCCCGGAACCCGTTGGCGGTGGCCCCTCGTCCCGCTCGTCGCGCACGTTACGACGGTGCGGGGGGACCGCCCGCCCATCATCGGCCATCGCGCCACGTTGGACCTCGGATCAGGCGGGGATACCCGCTGAACTTAA</text:p>
          </table:table-cell>
          <table:table-cell office:value-type="string" calcext:value-type="string">
            <text:p>k__Fungi;p__Ascomycota;c__Dothideomycetes;o__Dothideomycetes_ord_Incertae_sedis;f__Eremomycetaceae;g__Arthrograph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GTGCCGGGCGCAAGCCCGTACCCGCACCCAGTGTCGACTCTCTCTGTTGCTTCGGCGCGCACGCCCCGGCGGCCGCCGAAGGACCCAACCAAACGCATGGCAAACCGGTCCGTCCGAGGATACGCAAATCAGTCAAAACTTTCAACAACGGATCTCTTGGTTCGGGCATCGATGAAGAACGCAGCGAAATGCGATAAGTAATGTGAATTGCAGAATTCAGTGAATCATCGAATCTTTGAACGCACATTGCGCCCGTCGGCATTCCGACGGGCACGCCTGTCCGAGCGTCATTGCAACCGTCAAGCCTCGCTTGGTGTTGGGGGACGTCGCGTCCGCGCGACCCCCCCGGAACCCGTTGGCGGTGGCCCCTCGTCCCGCTCGTCGCGCACGTTACGACGGTGCGGGGGGACCGCCCGCCCATCATCGGCCATCGCGCCACGTTGGACCTCGGATCAGGCG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TCGGAAGGATCATTACCGAGTGCCGGGCGCAAGCCCGTCTTCGCACACCCTCTGTCGACTCTCCGCAGTTGCTTCGGCGGCGGCCCTTGCGGCCCCGCCGGAGAACCCCCCCAAACGCATGGCAAACCGGTCTGTCCGAGGCTATACGCGAAATCAGTCAAAACTTTTAACAACGGATCTCTTGGTTCGGGCATCGATGAAGAACGCAGCGAAATGCGATACGTAATGTGAATTGCAGAATTCAGTGAATCATCGAATCTTTGAACGCACATTGCGCCCGTCGGCATTCCGACGGGCACGCCTGTCCGAGCGTCATTGCACCCGTCAAGCCTCGCTTGGTGTTGGGGGACGTCGCGCCTCGCGCGCGACCCCCCCGGAACCCGTTGGCGGTGGCCCTTCGCCCCGATCGTCGCGCTCGTTACGACGGCGCGGGGGGACCGCCCGCCCAACCGGCTGGCAACAGCCACCACACACGCAACGCTTGACCTCGGATCAGGCGGGGATACCCGCTGAACTTAA</text:p>
          </table:table-cell>
          <table:table-cell office:value-type="string" calcext:value-type="string">
            <text:p>k__Fungi;p__Ascomycota;c__Dothideomycetes;o__Dothideomycetes_ord_Incertae_sedis;f__Eremomycetaceae;g__Arthrograph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TCGGAAGGATCATTACCGAGTGCCGGGCGCAAGCCCGTCTTCGCACACCCTCTGTCGACTCTCCGCAGTTGCTTCGGCGGCGGCCCTTGCGGCCCCGCCGGAGAACCCCCCCAAACGCATGGCAAACCGGTCTGTCCGAGGCTATACGCGAAATCAGTCAAAACTTTTAACAACGGATCTCTTGGTTCGGGCATCGATGAAGAACGCAGCGAAATGCGATACGTAATGTGAATTGCAGAATTCAGTGAATCATCGAATCTTTGAACGCACATTGCGCCCGTCGGCATTCCGACGGGCACGCCTGTCCGAGCGTCATTGCACCCGTCAAGCCTCGCTTGGTGTTGGGGGACGTCGCGCCTCGCGCGCGACCCCCCCGGAACCCGTTGGCGGTGGCCCTTCGCCCCGATCGTCGCGCTCGTTACGACGGCGCGGGGGGACCGCCCGCCCAACCGGCTGGCAACAGCCACCACACACGCAACGCTTGACCTCGGATCAGGC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TCGGAAGGATCATTACCGAGTGCCGGGCGCAAGCCCGTCTTCGCACACCCTCTGTCGACTCTCCGCAGTTGCTTCGGCGGCGGCGCCCTCGCGGGCCCCCGCCGGAGGACCAACCTAAACGCATGGCAAACCGGTCTGTCCGAGGCTATACGCGAAATCAGTCAAAACTTTCAACAACGGATCTCTTGGTTCGGGCATCGATGAAGAACGCAGCGAAATGCGATACGTAATGTGAATTGCAGAATTCAGTGAATCATCGAATCTTTGAACGCACATTGCGCCCGTCGGCATTCCGACGGGCACGCCTGTTCGAGCGTCATTGCACCCGTCAAGCCTCGCTTGGTGTTGGGGGACGTCGCGCCTCGCGCGACCCCCCCGGAACCCGTTGGCGGTGGCCCTTCGCCCCGATCGTCGCGCACGTTACGACGGCGCGGGGGGACCGCCCGCCCAACCGGCCGGCAACGGCCGCACAACACGCAACGCTTGACCTCGAATCAGGTGGGGATACCCGCTGAACTTAA</text:p>
          </table:table-cell>
          <table:table-cell office:value-type="string" calcext:value-type="string">
            <text:p>k__Fungi;p__Ascomycota;c__Dothideomycetes;o__Dothideomycetes_ord_Incertae_sedis;f__Eremomycetaceae;g__Arthrograph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TCGGAAGGATCATTACCGAGTGCCGGGCGCAAGCCCGTCTTCGCACACCCTCTGTCGACTCTCCGCAGTTGCTTCGGCGGCGGCGCCCTCGCGGGCCCCCGCCGGAGGACCAACCTAAACGCATGGCAAACCGGTCTGTCCGAGGCTATACGCGAAATCAGTCAAAACTTTCAACAACGGATCTCTTGGTTCGGGCATCGATGAAGAACGCAGCGAAATGCGATACGTAATGTGAATTGCAGAATTCAGTGAATCATCGAATCTTTGAACGCACATTGCGCCCGTCGGCATTCCGACGGGCACGCCTGTTCGAGCGTCATTGCACCCGTCAAGCCTCGCTTGGTGTTGGGGGACGTCGCGCCTCGCGCGACCCCCCCGGAACCCGTTGGCGGTGGCCCTTCGCCCCGATCGTCGCGCACGTTACGACGGCGCGGGGGGACCGCCCGCCCAACCGGCCGGCAACGGCCGCACAACACGCAACGCTTGACCTCGA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TCGGAAGGATCATTACCGAGTGCCGGGCGCAAGCCCGTCTTCGCACACCCTCTGTCGACTCTCCGCAGTTGCTTCGGCGGGCGGCCCCTCGCGGGGTCCCCGCCGGAGGACCAACCCAAACGCATGGCAAACCGGTCTGTCCGAGGCTATACGCAAAATCAGTCAAAACTTTCAACAACGGATCTCTTGGTTCGGGCATCGATGAAGAACGCAGCGAAATGCGATACGTAATGTGAATTGCAGAATTCAGTGAATCATCGAATCTTTGAACGCACATTGCGCCCGTCGGCATTCCGACGGGCACGCCTGTCCGAGCGTCATTGCACCCGTCAAGCCTCGCTTGGTGTTGGGGGACGTCGCGCCTCGCGCGCGACCCCCCCGGAACCCGTTGGCGGTGGCCCTTCGCCCCGATCGTCGCGCTCGTTACGACGGCGCGGGGGGACCGCCCGCCCAACCGGCGGCTGGCAACAGTCGCCAACCACACGCAACGCTTGACCTCGGATCAGGCGGGGATACCCGCTGAACTTAA</text:p>
          </table:table-cell>
          <table:table-cell office:value-type="string" calcext:value-type="string">
            <text:p>k__Fungi;p__Ascomycota;c__Dothideomycetes;o__Dothideomycetes_ord_Incertae_sedis;f__Eremomycetaceae;g__Arthrograph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TCGGAAGGATCATTACCGAGTGCCGGGCGCAAGCCCGTCTTCGCACACCCTCTGTCGACTCTCCGCAGTTGCTTCGGCGGGCGGCCCCTCGCGGGGTCCCCGCCGGAGGACCAACCCAAACGCATGGCAAACCGGTCTGTCCGAGGCTATACGCAAAATCAGTCAAAACTTTCAACAACGGATCTCTTGGTTCGGGCATCGATGAAGAACGCAGCGAAATGCGATACGTAATGTGAATTGCAGAATTCAGTGAATCATCGAATCTTTGAACGCACATTGCGCCCGTCGGCATTCCGACGGGCACGCCTGTCCGAGCGTCATTGCACCCGTCAAGCCTCGCTTGGTGTTGGGGGACGTCGCGCCTCGCGCGCGACCCCCCCGGAACCCGTTGGCGGTGGCCCTTCGCCCCGATCGTCGCGCTCGTTACGACGGCGCGGGGGGACCGCCCGCCCAACCGGCGGCTGGCAACAGTCGCCAACCACACGCAACGCTTGACCTCGGATCAGGC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AAGTCGGCATCGCTCCACGCTCTGCCCCCACGGGACCCCCGCTAACCAACGTCCAGGTGAACCTGCGGAAGGATCATTATCGAGTGCCGGGCGCAAGCCCGTACCCGCACCCAGTGTCGACTCTCTCTGTTGCTTCGGCGCGCACGCCCCGGCGGCCGCCGAAGGACCCAACCAAACGCATGGCAAACCGGTCCGTCCGAGGATACGCAAATCAGTCAAAACTTTCAACAACGGATCTCTTGGTTCGGGCATCGATGAAGAACGCAGCGAAATGCGATAAGTAATGTGAATTGCAGAATTCAGTGAATCATCGAATCTTTGAACGCACATTGCGCCCGTCGGCATTCCGACGGGCACGCCTGTCCGAGCGTCATTGCAACCGTCAAGCCTCGCTTGGTGTTGGGGGACGTCGCGTCCGCGCGACCCCCCCGGAACCCGTTGGCGGTGGCCCCTCGTCCCGCTCGTCGCGCACGTTACGACGGTGCGGGGGGACCGCCCGCCCATCATCGGCCATCGCGCCACGTTGGACCTCGGATCAGGCGGGGATACCCGCTGAACTTAA</text:p>
          </table:table-cell>
          <table:table-cell office:value-type="string" calcext:value-type="string">
            <text:p>k__Fungi;p__Ascomycota;c__Dothideomycetes;o__Dothideomycetes_ord_Incertae_sedis;f__Eremomycetaceae;g__Arthrographis;s__Arthrographis_kalrae;sh__SH016719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AAGTCGGCATCGCTCCACGCTCTGCCCCCACGGGACCCCCGCTAACCAACGTCCAGGTGAACCTGCGGAAGGATCATTATCGAGTGCCGGGCGCAAGCCCGTACCCGCACCCAGTGTCGACTCTCTCTGTTGCTTCGGCGCGCACGCCCCGGCGGCCGCCGAAGGACCCAACCAAACGCATGGCAAACCGGTCCGTCCGAGGATACGCAAATCAGTCAAAACTTTCAACAACGGATCTCTTGGTTCGGGCATCGATGAAGAACGCAGCGAAATGCGATAAGTAATGTGAATTGCAGAATTCAGTGAATCATCGAATCTTTGAACGCACATTGCGCCCGTCGGCATTCCGACGGGCACGCCTGTCCGAGCGTCATTGCAACCGTCAAGCCTCGCTTGGTGTTGGGGGACGTCGCGTCCGCGCGACCCCCCCGGAACCCGTTGGCGGTGGCCCCTCGTCCCGCTCGTCGCGCACGTTACGACGGTGCGGGGGGACCGCCCGCCCATCATCGGCCATCGCGCCACGTTGGACCTCGGATCAGGCG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GGAACTGGCTTCGGTCAGAACCTCCAACCACTGTGTACCAAACTTTTGTTGCCTCGGCGGGCTGGGTGCCCACCAGCGCCCCCCTTAGGGGAGTCGCCCGCCGAAGGACCCCAAAACTTTTTTGTTGATGAACGTCTGATTCAACTTTTAAAAAAAATACAACTTTTAACAATGGATCTCTTGGCTCTGGCATCGATGAAGAACGCAGCGAAATGCGATAATTAATGTGAATTGCAGATTTCAGTGAATCATCGAGTTTTTGAACGCACATTGCGCCCCCTGGTATTCCTAGGGGCATGCCTATTCGAGCGTCGTTTGGTCTCTCAAGCCTGGCTTGGTGTTGGGGCACGCCCTCTTACGAGCGGCGGCCCTCGAAATCATCGGCGGTGCCGGTGCGGCCTGGAAGCGCAGCAAAATGCGAAGCCTACCCACCGATACCCGCCGGATCAAACGTCTTCGGACACTTTTTTTACAAAAAGACCTCGAATTAGGTAGGGATACCCGCTGAACTTAA</text:p>
          </table:table-cell>
          <table:table-cell office:value-type="string" calcext:value-type="string">
            <text:p>k__Fungi;p__Ascomycota;c__Dothideomycetes;o__Muyocopronales;f__Muyocopronaceae;g__Leptodiscella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CAAGGAACTGGCTTCGGTCAGAACCTCCAACCACTGTGTACCAAACTTTTGTTGCCTCGGCGGGCTGGGTGCCCACCAGCGCCCCCCTTAGGGGAGTCGCCCGCCGAAGGACCCCAAAACTTTTTTGTTGATGAACGTCTGATTCAACTTTTAAAAAAAATACAACTTTTAACAATGGATCTCTTGGCTCTGGCATCGATGAAGAACGCAGCGAAATGCGATAATTAATGTGAATTGCAGATTTCAGTGAATCATCGAGTTTTTGAACGCACATTGCGCCCCCTGGTATTCCTAGGGGCATGCCTATTCGAGCGTCGTTTGGTCTCTCAAGCCTGGCTTGGTGTTGGGGCACGCCCTCTTACGAGCGGCGGCCCTCGAAATCATCGGCGGTGCCGGTGCGGCCTGGAAGCGCAGCAAAATGCGAAGCCTACCCACCGATACCCGCCGGATCAAACGTCTTCGGACACTTTTTTTACAAAAAGACCTCGAATT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GGTACCTAGCCTACCCGGCTAGAACCTCCAACCACTGTGTACCAAACTTTTGTTGCCTCGGCGGGCTGGGTGCCCACCAGCGCCCCCCCTAGGGGAGTCGCCCGCCGATGGACCTTTAAAACTTCTTTGTAGATGAACGTCTGATTCAATTTTAAAAGAAATACAACTTTCAACAATGGATCTCTTGGCTCTGGCATCGATGAAGAACGCAGCGAAATGCGATAATTAATGTGAATTGCAGATTTCAGTGAATCATCGAGTTTTTGAACGCACATTGCGCCCCCTGGTATTCCTAGGGGCATGCCTATTCGAGCGTCGTTTGGTCTCTCAAGCCTGGCTTGGTGTTGGGGCACGCCCTCTTACGAGCGGCGGCCCTCGAAATCATCGGCGGTGCCGGTGCGGCCTGGAAGCGCAGCAAAATGCGAAGCCTACCCACTGATACCCGCCGGATCAAACGTCTTCGGACACTTTTTTACAAAAAGACCTCGAATTAGGTAGGGATACCCGCTGAACTTAA</text:p>
          </table:table-cell>
          <table:table-cell office:value-type="string" calcext:value-type="string">
            <text:p>k__Fungi;p__Ascomycota;c__Dothideomycetes;o__Muyocopronales;f__Muyocopronaceae;g__Leptodiscella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CAAGGTACCTAGCCTACCCGGCTAGAACCTCCAACCACTGTGTACCAAACTTTTGTTGCCTCGGCGGGCTGGGTGCCCACCAGCGCCCCCCCTAGGGGAGTCGCCCGCCGATGGACCTTTAAAACTTCTTTGTAGATGAACGTCTGATTCAATTTTAAAAGAAATACAACTTTCAACAATGGATCTCTTGGCTCTGGCATCGATGAAGAACGCAGCGAAATGCGATAATTAATGTGAATTGCAGATTTCAGTGAATCATCGAGTTTTTGAACGCACATTGCGCCCCCTGGTATTCCTAGGGGCATGCCTATTCGAGCGTCGTTTGGTCTCTCAAGCCTGGCTTGGTGTTGGGGCACGCCCTCTTACGAGCGGCGGCCCTCGAAATCATCGGCGGTGCCGGTGCGGCCTGGAAGCGCAGCAAAATGCGAAGCCTACCCACTGATACCCGCCGGATCAAACGTCTTCGGACACTTTTTTACAAAAAGACCTCGAATT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CGAGTGAGGGCCCCCCGGCCCGACCTCCAACCCTTTGTCGATTTCTAACTGTTGCCTCGGGGGGCGACCCGGACGTCAGCGCCCGGACGTCCCCCAGAGGACCCATCAACTCTGCATCTTTGCGTCGGAGTATTGAATACCAATCAATCAAAACTTTTAACAACGGATCTCTTGGTTCTGGCATCGATGAAGAACGCAGCGAAATGCGATAAGTAATGTGAATTGCAGAATTCAGTGAATCATCGAATCTTTGAACGCACATTGCGCCCTTTGGCATTCCGAAGGGCATGCCCGTTCGAGCGTCATTACACCAATCAAGCCTGGCTTGGTATTGGGCGTCGGGGACCCTCCCCCGCGCCCCCAATTCGTCGGCTGGACGGTTCGAATCTCAGCGTTGTGGTCAATCAATTCGCTGGCGACGACGACCGGACGCGCCGTTAAACCTCACTACAGGTTGACCTCGGATCGGGTAGGGATACCCGCTGAACTTAA</text:p>
          </table:table-cell>
          <table:table-cell office:value-type="string" calcext:value-type="string">
            <text:p>k__Fungi;p__Ascomycota;c__Dothideomycetes;o__Mycosphaerellales;f__Extrem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CGAGTGAGGGCCCCCCGGCCCGACCTCCAACCCTTTGTCGATTTCTAACTGTTGCCTCGGGGGGCGACCCGGACGTCAGCGCCCGGACGTCCCCCAGAGGACCCATCAACTCTGCATCTTTGCGTCGGAGTATTGAATACCAATCAATCAAAACTTTTAACAACGGATCTCTTGGTTCTGGCATCGATGAAGAACGCAGCGAAATGCGATAAGTAATGTGAATTGCAGAATTCAGTGAATCATCGAATCTTTGAACGCACATTGCGCCCTTTGGCATTCCGAAGGGCATGCCCGTTCGAGCGTCATTACACCAATCAAGCCTGGCTTGGTATTGGGCGTCGGGGACCCTCCCCCGCGCCCCCAATTCGTCGGCTGGACGGTTCGAATCTCAGCGTTGTGGTCAATCAATTCGCTGGCGACGACGACCGGACGCGCCGTTAAACCTCACTACAGGTTGACCTCGGATCG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office:value-type="string" calcext:value-type="string">
            <text:p>k__Fungi;p__Ascomycota;c__Dothideomycetes;o__Mycosphaerellales;f__Mycosphaerellaceae;g__Clypeosphaerella;s__Clypeosphaerella_quasiparkii;sh__SH0162146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CGAGCGAGGGCGCCCCGCGCCCGACCTCCCAACCCTCTGTTAACCGTACCGCGTTGCCTCGGGGTGGCCCTCACCGGCGCCCCAGAGGACATCCATCAAAACCCTGCGTCTTTGCGTCGGAGTATTAGTTTGAATCAATCAAAACTTTCAACAACGGATCTCTTGGTTCTGGCATCGATGAAGAACGCAGCGAAATGCGATAAGTAATGTGAATTGCAGAATTCAGTGAATCATCGAATCTTTGAACGCACATTGCGCCCTTTGGCATTCCGAGGGGCATGCCCGTTCGAGCGTCATTACACCACTCAAGCCTGGCTTGGTATTGGGCGTCGGGTCAACCCGCGCCTCCATTGAAAATTCGGCTGTGGTCTGAAACTCATCCCTGCGTCGTGAGAATTTGATTTCCTCTCGCTCGGGTGGGCGGCCGGCACGCCGTTAAACCATTTTATCACAGGTTGACCTCGGATCGGGTAGGGATACCCGCTGAACTTAA</text:p>
          </table:table-cell>
          <table:table-cell office:value-type="string" calcext:value-type="string">
            <text:p>k__Fungi;p__Ascomycota;c__Dothideomycetes;o__Mycosphaerellales;f__Teratosphaeriaceae;g__Teratosphaeriaceae_gen_Incertae_sedis;s__Teratosphaeriaceae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AGGTGAACCTGCGGAGGGATCATTACCGAGCGAGGGCGCCCCGCGCCCGACCTCCCAACCCTCTGTTAACCGTACCGCGTTGCCTCGGGGTGGCCCTCACCGGCGCCCCAGAGGACATCCATCAAAACCCTGCGTCTTTGCGTCGGAGTATTAGTTTGAATCAATCAAAACTTTCAACAACGGATCTCTTGGTTCTGGCATCGATGAAGAACGCAGCGAAATGCGATAAGTAATGTGAATTGCAGAATTCAGTGAATCATCGAATCTTTGAACGCACATTGCGCCCTTTGGCATTCCGAGGGGCATGCCCGTTCGAGCGTCATTACACCACTCAAGCCTGGCTTGGTATTGGGCGTCGGGTCAACCCGCGCCTCCATTGAAAATTCGGCTGTGGTCTGAAACTCATCCCTGCGTCGTGAGAATTTGATTTCCTCTCGCTCGGGTGGGCGGCCGGCACGCCGTTAAACCATTTTATCACAGGTTGACCTCGGATCGGGTAGGGATACCCGCTGAACTTAA</text:p>
          </table:table-cell>
          <table:table-cell office:value-type="string" calcext:value-type="string">
            <text:p>6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GTGCTTGCAGAAATGCTTGCACGGCGGCGGCCTTAAAACGCGCCAAATGGCACCCTTTGTTTACGAGTACCGTTCGTTTCCTCGGTGGGCTTGCCTGCCATGAGGACCAACAAAAACCTTTTGTAGTAGCAGTATCTTCAGTAAAAACAAATATTAAAACTTTCAACAACGGATCTCTTGGTTCTGGCATCGATGAAGAACGCAGCGAAATGCGATAAGTAGTGTGAATTGCAGAATTCAGTGAATCATCGAATCTTTGAACGCACATTGCGCCCTTCGGTATTCCGTTGGGCATGCCTGTTCGAGCGTCATTTAATCATTCAAGCTCTGCTTGGTGTTGGGTGTTTGTTCCGCCTCAGCGCGTGGACTCGCCTTAAATTCATTGGCAGCCGGTATGTTGGCTTCGTGCGCAGCACATTGCGTCGCGATTCTGGCAGGCCTCCTCCCATTAAGCTTCTTTTAAGTTTGACCTCGGATCAGGTAGGGATACCCGCTGAACTTAA</text:p>
          </table:table-cell>
          <table:table-cell office:value-type="string" calcext:value-type="string">
            <text:p>k__Fungi;p__Ascomycota;c__Dothideomycetes;o__Pleospor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TGGTGCTTGCAGAAATGCTTGCACGGCGGCGGCCTTAAAACGCGCCAAATGGCACCCTTTGTTTACGAGTACCGTTCGTTTCCTCGGTGGGCTTGCCTGCCATGAGGACCAACAAAAACCTTTTGTAGTAGCAGTATCTTCAGTAAAAACAAATATTAAAACTTTCAACAACGGATCTCTTGGTTCTGGCATCGATGAAGAACGCAGCGAAATGCGATAAGTAGTGTGAATTGCAGAATTCAGTGAATCATCGAATCTTTGAACGCACATTGCGCCCTTCGGTATTCCGTTGGGCATGCCTGTTCGAGCGTCATTTAATCATTCAAGCTCTGCTTGGTGTTGGGTGTTTGTTCCGCCTCAGCGCGTGGACTCGCCTTAAATTCATTGGCAGCCGGTATGTTGGCTTCGTGCGCAGCACATTGCGTCGCGATTCTGGCAGGCCTCCTCCCATTAAGCTTCTTTTAAGTTTGACCTCGGATCAGGTAGGGATACCCGCTGAACTTA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TGGGGCGAGTCCCTGTGGCTCCCCTACTAAGATATCACCTTTTGTCTATGAGTACCGCGTGTTTCCTCGGCGGATCGAGACCGCCAATGGGGACTTTACCAAAACCTTTGTAATTGCAATACCTTCAGAGATACTTTAATTATCAAAACTTTCAACAATGGATCTCTTGGCTCTGGCATCGATGAAGAACGCAGCGAAATGCGATAAGTAGTGTGAATTGCAGAATTCAGTGAATCATCGAATCTTTGAACGCACATTGCGCCCTTCGGTATTCCGTAGGGCATGCCTGTTCGAGCGTCATTTACAAATTCAAGCCTTGCTTGTTGTTGGGTGCTGTCCCGCCTCTGTGCGAGACTCGCCTTAAATCTATTGGCAGCCGTGGGATTGGCTTTGTGCGCAGTACAATTGCGCTTCCGAGCTTCTCCTTCGCCTTCCAGAAGCCTTTTTTACAACTTGACCTCGGATCAGGTAGGGATACCCGCTGAACTTAA</text:p>
          </table:table-cell>
          <table:table-cell office:value-type="string" calcext:value-type="string">
            <text:p>k__Fungi;p__Ascomycota;c__Dothideomycetes;o__Pleospor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TGTGGGGCGAGTCCCTGTGGCTCCCCTACTAAGATATCACCTTTTGTCTATGAGTACCGCGTGTTTCCTCGGCGGATCGAGACCGCCAATGGGGACTTTACCAAAACCTTTGTAATTGCAATACCTTCAGAGATACTTTAATTATCAAAACTTTCAACAATGGATCTCTTGGCTCTGGCATCGATGAAGAACGCAGCGAAATGCGATAAGTAGTGTGAATTGCAGAATTCAGTGAATCATCGAATCTTTGAACGCACATTGCGCCCTTCGGTATTCCGTAGGGCATGCCTGTTCGAGCGTCATTTACAAATTCAAGCCTTGCTTGTTGTTGGGTGCTGTCCCGCCTCTGTGCGAGACTCGCCTTAAATCTATTGGCAGCCGTGGGATTGGCTTTGTGCGCAGTACAATTGCGCTTCCGAGCTTCTCCTTCGCCTTCCAGAAGCCTTTTTTACAA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AGGGCTTCGGTCCTGTCGAGATAGCGTCCTTGCCTATTTTTTGGAGTACCTTTTCGTTTCCTCGGCAGGCTTGCCTGCCACTGGGGACCCTTTAAACTCTTTGTAAATACAGCATCTGTCTGAATAAACAAACAAAAATCAAAACTTTCAACAATGGATCTCTTGGTTCTGGCATCGATGAAGAACGCAGCAAAATGCGATAAGTAGTGTGAATTGCAGAATTCAGTGAATCATCGAATCTTTGAACGCACATTGCGCCCTTTGGTATTCCTTAGGGCATGCCTGTTCGAGCGTCATTTTCACCTTCAAGCACAGCTTGGTGTTGGGCGTCTGTCCTTAGGGACTCGCCTCAAAAGGATTGGCAGCCACTCCAGCGGCTTTGAGCGCAGCAGATTTGCGTCCTCTAGCAGTGGGAGATGGCATCCATAAGCTTACTTTTTATTTTGACCTCGGATCAGGTAGGGATACCCGCTGAACTTAA</text:p>
          </table:table-cell>
          <table:table-cell office:value-type="string" calcext:value-type="string">
            <text:p>k__Fungi;p__Ascomycota;c__Dothideomycetes;o__Pleospor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TAGGGCTTCGGTCCTGTCGAGATAGCGTCCTTGCCTATTTTTTGGAGTACCTTTTCGTTTCCTCGGCAGGCTTGCCTGCCACTGGGGACCCTTTAAACTCTTTGTAAATACAGCATCTGTCTGAATAAACAAACAAAAATCAAAACTTTCAACAATGGATCTCTTGGTTCTGGCATCGATGAAGAACGCAGCAAAATGCGATAAGTAGTGTGAATTGCAGAATTCAGTGAATCATCGAATCTTTGAACGCACATTGCGCCCTTTGGTATTCCTTAGGGCATGCCTGTTCGAGCGTCATTTTCACCTTCAAGCACAGCTTGGTGTTGGGCGTCTGTCCTTAGGGACTCGCCTCAAAAGGATTGGCAGCCACTCCAGCGGCTTTGAGCGCAGCAGATTTGCGTCCTCTAGCAGTGGGAGATGGCATCCATAAGCTTACTTTTTA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GGGGATTCGTCCCCATCGAGATAGCACCCTTTGTTTATGAGCACCGTTTGTTTCCTCGGCGGGCGTGCCCGCCGCTAGGACCCCCAAATAAACCTTTGCAGTAGCAGTATCGTCAGTTTAAAACAAAATATTAAAACTTTCAACAACGGATCTCTTGGTTCTGGCATCGATGAAGAACGCAGCGAAATGCGATAAGTAGTGTGAATTGCAGAATTCAGTGAATCATCGAATCTTTGAACGCACATTGCGCCCTTCGGTATTCCGTTGGGCATGCCTGTTCGAGCGTCATTTGACCCTTCAAGCTCTGCTTGGTGTTGGGCGTTTGTTCCGCCTCTGCGCGTGGACTCGCCTCAAATTCATTGGCAGCCGGCAAGTTGGCTTCGTGCGCAGCACATTGCGTCACGGCTCCAGCCTGCCTCCGTCCAGAAAGGCTCCTCATCACTTTGACCTCGGATCAGGTAGGGATACCCGCTGAACTTAA</text:p>
          </table:table-cell>
          <table:table-cell office:value-type="string" calcext:value-type="string">
            <text:p>k__Fungi;p__Ascomycota;c__Dothideomycetes;o__Pleosporal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CGTGGGGATTCGTCCCCATCGAGATAGCACCCTTTGTTTATGAGCACCGTTTGTTTCCTCGGCGGGCGTGCCCGCCGCTAGGACCCCCAAATAAACCTTTGCAGTAGCAGTATCGTCAGTTTAAAACAAAATATTAAAACTTTCAACAACGGATCTCTTGGTTCTGGCATCGATGAAGAACGCAGCGAAATGCGATAAGTAGTGTGAATTGCAGAATTCAGTGAATCATCGAATCTTTGAACGCACATTGCGCCCTTCGGTATTCCGTTGGGCATGCCTGTTCGAGCGTCATTTGACCCTTCAAGCTCTGCTTGGTGTTGGGCGTTTGTTCCGCCTCTGCGCGTGGACTCGCCTCAAATTCATTGGCAGCCGGCAAGTTGGCTTCGTGCGCAGCACATTGCGTCACGGCTCCAGCCTGCCTCCGTCCAGAAAGGCTCCTCATCAC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AGGGCTTCGGTCCTGTCGAGATAGCGTCCTTGCCTATTCTTTGGAGTACCTTTTCGTTTCCTCGGCAGGCTTGCCTGCCACTGGGGACCCTTCAAACTCTTTGTAAATACAGCATCTGTCTGAATAAACAAACAAAAATCAAAACTTTCAACAATGGATCTCTTGGTTCTGGCATCGATGAAGAACGCAGCAAAATGCGATAAGTAGTGTGAATTGCAGAATTCAGTGAATCATCGAATCTTTGAACGCACATTGCGCCCTTTGGTATTCCTTAGGGCATGCCTGTTCGAGCGTCATTAAAAAATTCAAGCGCAGCTTGGTGTTGGGCGTCTGTCCTGTGGGACTCGCCTCAAAACGATTGGCAGCCACTTCGGCGGCTTTGAGCGCAGCAGATTTGCGTCCTCTAGCAGCGGAAGGCGGCATCCATAAGCTTTACTTCTTAGTTTGACCTCGGATCAGGTAGGGATACCCGCTGAACTTAA</text:p>
          </table:table-cell>
          <table:table-cell office:value-type="string" calcext:value-type="string">
            <text:p>k__Fungi;p__Ascomycota;c__Dothideomycetes;o__Pleosporales;f__Amorosiaceae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TCGTAGGGCTTCGGTCCTGTCGAGATAGCGTCCTTGCCTATTCTTTGGAGTACCTTTTCGTTTCCTCGGCAGGCTTGCCTGCCACTGGGGACCCTTCAAACTCTTTGTAAATACAGCATCTGTCTGAATAAACAAACAAAAATCAAAACTTTCAACAATGGATCTCTTGGTTCTGGCATCGATGAAGAACGCAGCAAAATGCGATAAGTAGTGTGAATTGCAGAATTCAGTGAATCATCGAATCTTTGAACGCACATTGCGCCCTTTGGTATTCCTTAGGGCATGCCTGTTCGAGCGTCATTAAAAAATTCAAGCGCAGCTTGGTGTTGGGCGTCTGTCCTGTGGGACTCGCCTCAAAACGATTGGCAGCCACTTCGGCGGCTTTGAGCGCAGCAGATTTGCGTCCTCTAGCAGCGGAAGGCGGCATCCATAAGCTTTACTTCTT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AGGGCTTCTGTCCTGTCGAGATAGCGTCCTTGCCTATTTTTTGGAGTACCTTTCGTTTCCTCAGCAGGCTTGCCTGCTACTGGGGACCCTTTAAACTCTTTGTAAATACAGCATCTGTCTGAATAAATAAACAAAAATCAAAACTTTCAACAATGGATCTCTTGGTTCTGGCATCGATGAAGAACGCAGCAAAATGCGATAAGTAGTGTGAATTGCAGAATTCAGTGAATCATCGAATCTTTGAACGCACATTGCGCCCTTTGGTATTCCTTAGGGCATGCCTGTTCGAGCGTCATTTACACCCTCAAGCACAGCTTGGTGTTGGGCGTCTGTCTTTTTTAGACTCGCCTCAAAAAGATTGGCAGCCACTTCAGCGGCTTTGAGCGCAGCAGAATTGCGTCCTCTAGCAGCAGAAGGTGGCATCCAAAAGTTTTCTTTTATTTTGACCTCGGATCAGGTAGGGATACCCGCTGAACTTAA</text:p>
          </table:table-cell>
          <table:table-cell office:value-type="string" calcext:value-type="string">
            <text:p>k__Fungi;p__Ascomycota;c__Dothideomycetes;o__Pleosporales;f__Amorosiaceae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TCGTAGGGCTTCTGTCCTGTCGAGATAGCGTCCTTGCCTATTTTTTGGAGTACCTTTCGTTTCCTCAGCAGGCTTGCCTGCTACTGGGGACCCTTTAAACTCTTTGTAAATACAGCATCTGTCTGAATAAATAAACAAAAATCAAAACTTTCAACAATGGATCTCTTGGTTCTGGCATCGATGAAGAACGCAGCAAAATGCGATAAGTAGTGTGAATTGCAGAATTCAGTGAATCATCGAATCTTTGAACGCACATTGCGCCCTTTGGTATTCCTTAGGGCATGCCTGTTCGAGCGTCATTTACACCCTCAAGCACAGCTTGGTGTTGGGCGTCTGTCTTTTTTAGACTCGCCTCAAAAAGATTGGCAGCCACTTCAGCGGCTTTGAGCGCAGCAGAATTGCGTCCTCTAGCAGCAGAAGGTGGCATCCAAAAGTTTTCTTTTA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GGGCTTCGGCCCCGTCAAGATACCACCCCTTGCATTTTGAGTACCTTCTGTTTCCTCGGCGGGCCCGCCCGCCAATGGGGACCACAACAAACCCTCCTGTAGTTGCAGTAAACGTCTAAAAACACAATTAAATCAAAACTTTCAACAACGGATCTCTTGGTTCTGGCATCGATGAAGAACGCAGCGAAATGCGATAAGTAGTGTGAATTGCAGAATTCAGTGAATCATCGAATCTTTGAACGCACATTGCGCCCTTTGGTATTCCTTAGGGCATGCCTGTTCGAGCGTCATCTAAACCCTCAAGCACTGCTTGGTGTTGGGCGTTTGTCCCGCCTCGGCGCGGACTCGCCTCAAAAGCATTGGCAGCCTGTTTACAGCTTCGAGCGCAGCAAATCGCGCCTCGCGGTCTACAACATGGCGTCCACAAGACAACCCCCAAGTTTGACCTCGGATCAGGTAGGGATACCCGCTGAACTTAA</text:p>
          </table:table-cell>
          <table:table-cell office:value-type="string" calcext:value-type="string">
            <text:p>k__Fungi;p__Ascomycota;c__Dothideomycetes;o__Pleosporales;f__Cryptocoryneaceae;g__Cryptocoryneum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CTGAGGGGCTTCGGCCCCGTCAAGATACCACCCCTTGCATTTTGAGTACCTTCTGTTTCCTCGGCGGGCCCGCCCGCCAATGGGGACCACAACAAACCCTCCTGTAGTTGCAGTAAACGTCTAAAAACACAATTAAATCAAAACTTTCAACAACGGATCTCTTGGTTCTGGCATCGATGAAGAACGCAGCGAAATGCGATAAGTAGTGTGAATTGCAGAATTCAGTGAATCATCGAATCTTTGAACGCACATTGCGCCCTTTGGTATTCCTTAGGGCATGCCTGTTCGAGCGTCATCTAAACCCTCAAGCACTGCTTGGTGTTGGGCGTTTGTCCCGCCTCGGCGCGGACTCGCCTCAAAAGCATTGGCAGCCTGTTTACAGCTTCGAGCGCAGCAAATCGCGCCTCGCGGTCTACAACATGGCGTCCACAAGACAACCCCCAAGTTTGACCTCGGATCAGGTAGGGA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CACTGCGCCATGTCTGTTGGTGTTCGCACCGGCAGGCGTAGCCCAGCCAACCCTTGTCTATCTCTACCATTTGTGAATCCCTCGGCAGGGACGCCTGCCGCCGGGACCCCTAAACCCTTTTGTATTTAAGCATTAAAACAATCTGAATCTAAACAAAATTATTACAACTTTCAACAATGGATCTCTTGGTTCTGGCATCGATGAAGAACGCAGCGAAATGCGATAAGTAGTGTGAATTGCAGACTTTAGTGAATCATCGAATCTTTGAACGCACATTGCGCCCCTTGGTATTCCATTGGGCATGCCTGTTCGAGCGTCATTTAACCCCTCAAGCACTGCTTGGTGTTGGGCGTTTGTCTGCGTAACTAGCGCGGACTCGCCCTAAAATAATTGGCAGCGGCTTGCCGGCCTCTTGCGCAGCACTTTGCGCTCCTCGAGGATCCGGCGGGCTTGCGTCCATCAAGATCACCCCCATTTTGACCTCGAATCAGGTAGGGATACCCGCTGAACTTAA</text:p>
          </table:table-cell>
          <table:table-cell office:value-type="string" calcext:value-type="string">
            <text:p>k__Fungi;p__Ascomycota;c__Dothideomycetes;o__Pleosporales;f__Dictyospo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CACTGCGCCATGTCTGTTGGTGTTCGCACCGGCAGGCGTAGCCCAGCCAACCCTTGTCTATCTCTACCATTTGTGAATCCCTCGGCAGGGACGCCTGCCGCCGGGACCCCTAAACCCTTTTGTATTTAAGCATTAAAACAATCTGAATCTAAACAAAATTATTACAACTTTCAACAATGGATCTCTTGGTTCTGGCATCGATGAAGAACGCAGCGAAATGCGATAAGTAGTGTGAATTGCAGACTTTAGTGAATCATCGAATCTTTGAACGCACATTGCGCCCCTTGGTATTCCATTGGGCATGCCTGTTCGAGCGTCATTTAACCCCTCAAGCACTGCTTGGTGTTGGGCGTTTGTCTGCGTAACTAGCGCGGACTCGCCCTAAAATAATTGGCAGCGGCTTGCCGGCCTCTTGCGCAGCACTTTGCGCTCCTCGAGGATCCGGCGGGCTTGCGTCCATCAAGATCACCCCCATTTTGACCTCGA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CACTGCGCCATGCTTGCAGATGTTCGCATTTGCAGGTATAGCCAGCTAACCCTTGTCTATTTCTACCATTTGTGAATCCCTCGGCGGGGACGCCTGTCGCTGGGACCCTAAACTCTACTGTATAAAAAGTATCAAACCTTTCTGAACCTAATTAAAATTATTACAACTTTCAACAATGGATCTCTTGGTTCTGGCATCGATGAAGAACGCAGCGAAATGCGATAAGTAGTGTGAATTGCAGACTTTAGTGAATCATCGAATCTTTGAACGCACATTGCGCCCCTTGGTATTCCATTGGGCATGCCTGTTCGAGCGTCATTTAACCCTTCAAGCATTGCTTGGTGTTGGGTGTTTGTCTATATCTATGGTGTAGACTCGCCCTAAAAGCATTGGCAGTAGTTTGCCGGCCTCTCGCGCAGCACTTTGCGCTCTTTGAGGTTTTGGCGGGCTTGACTTCCATCAAGATCTTTTACTATTTTGACCTCGAATCAGGTAGGGATACCCGCTGAACTTAA</text:p>
          </table:table-cell>
          <table:table-cell office:value-type="string" calcext:value-type="string">
            <text:p>k__Fungi;p__Ascomycota;c__Dothideomycetes;o__Pleosporales;f__Dictyosporiaceae;g__Dictyosporium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CACACTGCGCCATGCTTGCAGATGTTCGCATTTGCAGGTATAGCCAGCTAACCCTTGTCTATTTCTACCATTTGTGAATCCCTCGGCGGGGACGCCTGTCGCTGGGACCCTAAACTCTACTGTATAAAAAGTATCAAACCTTTCTGAACCTAATTAAAATTATTACAACTTTCAACAATGGATCTCTTGGTTCTGGCATCGATGAAGAACGCAGCGAAATGCGATAAGTAGTGTGAATTGCAGACTTTAGTGAATCATCGAATCTTTGAACGCACATTGCGCCCCTTGGTATTCCATTGGGCATGCCTGTTCGAGCGTCATTTAACCCTTCAAGCATTGCTTGGTGTTGGGTGTTTGTCTATATCTATGGTGTAGACTCGCCCTAAAAGCATTGGCAGTAGTTTGCCGGCCTCTCGCGCAGCACTTTGCGCTCTTTGAGGTTTTGGCGGGCTTGACTTCCATCAAGATCTTTTACTATTTTGACCTCGA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CATCTCAACCAGGTGCGGTCGCGGCCCTCGGGGGTTCTCTCCCGGGTGGTAGGGGTAACACCCTCACGCGCCGCATTCCTGCATCCTTTTTTTACGAGCACCTTTCGTTCTCCTTCGGCGGGGCAACCTGCCGCTGGAACTTAACAAAACCTTTTTTGCATCTAGCATTACCTGTTCTGATACAAACAATCGTTACAACTTTCAACAATGGATCTCTTGGCTCTGGCATCGATGAAGAACGCAGCGAAATGCGATAAGTAGTGTGAATTGCAGAATTCAGTGAATCATCGAATCTTTGAACGCACATTGCGCCCCTTGGTATTCCATGGGGCATGCCTGTTCGAGCGTCATCTACACCCTCAAGCTCTGCTTGGTGTTGGGCGTCTGTCCCGCCTTCGCGCGCGGACTCGCCCCAAATTCATTGGCAGCGGTCCTTGCCTCCTCTCGCGCAGCACAATTGCGTCTGCGGGGGGGCGTGGCCCGCGTCCACGAAGCAACATTACCGTCTTTGACCTCGGATCAGGTAGGGATACCCGCTGAACTTAA</text:p>
          </table:table-cell>
          <table:table-cell office:value-type="string" calcext:value-type="string">
            <text:p>k__Fungi;p__Ascomycota;c__Dothideomycetes;o__Pleosporales;f__Didymosphaeriace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TCCATCTCAACCAGGTGCGGTCGCGGCCCTCGGGGGTTCTCTCCCGGGTGGTAGGGGTAACACCCTCACGCGCCGCATTCCTGCATCCTTTTTTTACGAGCACCTTTCGTTCTCCTTCGGCGGGGCAACCTGCCGCTGGAACTTAACAAAACCTTTTTTGCATCTAGCATTACCTGTTCTGATACAAACAATCGTTACAACTTTCAACAATGGATCTCTTGGCTCTGGCATCGATGAAGAACGCAGCGAAATGCGATAAGTAGTGTGAATTGCAGAATTCAGTGAATCATCGAATCTTTGAACGCACATTGCGCCCCTTGGTATTCCATGGGGCATGCCTGTTCGAGCGTCATCTACACCCTCAAGCTCTGCTTGGTGTTGGGCGTCTGTCCCGCCTTCGCGCGCGGACTCGCCCCAAATTCATTGGCAGCGGTCCTTGCCTCCTCTCGCGCAGCACAATTGCGTCTGCGGGGGGGCGTGGCCCGCGTCCACGAAGCAACATTACCGTC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TGGCGGAGGAGGTGGGCACCTAGTAAAATCCCTAGGTGTGTTGCCTACCACGCTTTCTACCCTTGTCTATTTGCACCTTTTGTCGTTCCCTCGGTGGGTCTTGAACCTGCCGACGGTAACTTTCAAAAAACCTCTTGCAGTAGTATCTAATTCTTCTGATTTATTATTCAATCGTTACAACTTTCAACAATGGATCTCTTGGTTCTGGCATCGATGAAGAACGCAGCGAAATGCGATAAGTAGTGTGAATTGCAGAATTCAGTGAATCATCGAATCTTTGAACGCATATTGCGCCCCTTGGTATTCCATGGGGCATGCCTGTTCGAGCGTCATTTACACCCTCAAGCTTTGCTTGGTGTTGGGCGTCTGTCCCTTCTTTCTCTGTGGACTCGCCCTAAAGGTATTGGCAGCGGTCCTGCTGGGGCCTTCCTAATCGCGCAGCACTGTTCGCGCCTCTTGGAACCCTATGCGGATTTCAGCATCCATTAAGCCATCCTTTCTTCTTAACTTGACCTCGAATCAGGTAGGGATACCCGCTGAACTTAA</text:p>
          </table:table-cell>
          <table:table-cell office:value-type="string" calcext:value-type="string">
            <text:p>k__Fungi;p__Ascomycota;c__Dothideomycetes;o__Pleosporales;f__Latoru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ATGGCGGAGGAGGTGGGCACCTAGTAAAATCCCTAGGTGTGTTGCCTACCACGCTTTCTACCCTTGTCTATTTGCACCTTTTGTCGTTCCCTCGGTGGGTCTTGAACCTGCCGACGGTAACTTTCAAAAAACCTCTTGCAGTAGTATCTAATTCTTCTGATTTATTATTCAATCGTTACAACTTTCAACAATGGATCTCTTGGTTCTGGCATCGATGAAGAACGCAGCGAAATGCGATAAGTAGTGTGAATTGCAGAATTCAGTGAATCATCGAATCTTTGAACGCATATTGCGCCCCTTGGTATTCCATGGGGCATGCCTGTTCGAGCGTCATTTACACCCTCAAGCTTTGCTTGGTGTTGGGCGTCTGTCCCTTCTTTCTCTGTGGACTCGCCCTAAAGGTATTGGCAGCGGTCCTGCTGGGGCCTTCCTAATCGCGCAGCACTGTTCGCGCCTCTTGGAACCCTATGCGGATTTCAGCATCCATTAAGCCATCCTTTCTTCTTAACTTGACCTCGA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TTGGAGCTTGCTCCATCTGGGATAGAACCCTTGAATTTGAGTACCTTTTCGTTTCCTCGGCGGGTTCGCCCGCCGGTGGACAACCAAAACTCTTTGTAATAGCAGTATCTTCTGAGAAAAACAAATAGTTAA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k__Fungi;p__Ascomycota;c__Dothideomycetes;o__Pleosporales;f__Nigrogranaceae;g__Nigrogran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CCGTTGGAGCTTGCTCCATCTGGGATAGAACCCTTGAATTTGAGTACCTTTTCGTTTCCTCGGCGGGTTCGCCCGCCGGTGGACAACCAAAACTCTTTGTAATAGCAGTATCTTCTGAGAAAAACAAATAGTTAA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TAGGGGCGTAACACCCCCTTCGAGATAGCACCCTTGATTTTCGAGTACCTTCTGTTTCTTCGGCGGGCCCGCCCGCCGGTGGACAAACTCAAACCCTTTATTGCAATAGCAGTACTCTGATAAACAAAACAAATAATCAAAACTTTCAACAACGGATCTCTTGGTTCTGGCATCGATGAAGAACGCAGCGAAATGCGATAAGTAGTGTGAATTGCAGAATTCAGTGAATCATCGAATCTTTGAACGCACATTGCGCCCTTTGGTATTCCTTAGGGCATGCCTGTTCGAGCGTCATTTCAAACTTCAAGCCCCCCTCATGGCTTGGTGTTGGGCGTCTGTCCTCCCCCGGGACTCGCCTCAAATGCATTGGCAGCCGGCACGTTGGCTTCGAGCGCAGCAGAAACGCGCGCGGCGTCTGACGGTGCCTGGCTCTCCAGGAAGCCTCCCCCCAAGTTTGACCTCGGATCAGGTAGGGATACCCGCTGAACTTAA</text:p>
          </table:table-cell>
          <table:table-cell office:value-type="string" calcext:value-type="string">
            <text:p>k__Fungi;p__Ascomycota;c__Dothideomycetes;o__Pleosporales;f__Occultibambusaceae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CCGTAGGGGCGTAACACCCCCTTCGAGATAGCACCCTTGATTTTCGAGTACCTTCTGTTTCTTCGGCGGGCCCGCCCGCCGGTGGACAAACTCAAACCCTTTATTGCAATAGCAGTACTCTGATAAACAAAACAAATAATCAAAACTTTCAACAACGGATCTCTTGGTTCTGGCATCGATGAAGAACGCAGCGAAATGCGATAAGTAGTGTGAATTGCAGAATTCAGTGAATCATCGAATCTTTGAACGCACATTGCGCCCTTTGGTATTCCTTAGGGCATGCCTGTTCGAGCGTCATTTCAAACTTCAAGCCCCCCTCATGGCTTGGTGTTGGGCGTCTGTCCTCCCCCGGGACTCGCCTCAAATGCATTGGCAGCCGGCACGTTGGCTTCGAGCGCAGCAGAAACGCGCGCGGCGTCTGACGGTGCCTGGCTCTCCAGGAAGCCTCCCCCCA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TTCAGTAGCTTGCTACTGTTAGGGGGGTTGATCAGCCTGTATAGTATCACTACTGATGAGCAGCACAACCCTCTGTCTATACCCTTGTCTTTTGCGCACTCATGTTTCCTCGGCGGGTCCATACCTGTCGGCTGGACAACTCTATAACCCTTTTAATTTTCAATCAGCGTCTGAAAAACAAAATAATTACAACTTTCAACAACGGATCTCTTGGTTCTGGCATCGATGAAGAACGCAGCGAAATGCGATAAGTAGTGTGAATTGCAGAATTCAGTGAATCATCGAATCTTTGAACGCACATTGCGCCCCTTGGTATTCCATGGGGCATGCCTGTTCGAGCGTCATTTGTACCCTCAAGCTCTGCTTGGTGTTGGGTGTTTGTCCATTCCCTGGTGTTTGGACTCGCCTCAAAGCAATTGGCAGCCAGTGTTTTGGTATTGAAGCGCAGCACATTTTGCGTCTCCAGCCTAGAATACTTGCGTCCAGTAAGCCTTTTTCCACTTTTGACCTCGGATCAGGTAGGGATACCCGCTGAACTTAA</text:p>
          </table:table-cell>
          <table:table-cell office:value-type="string" calcext:value-type="string">
            <text:p>k__Fungi;p__Ascomycota;c__Dothideomycetes;o__Pleosporales;f__Phaeosphaeri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ATTCAGTAGCTTGCTACTGTTAGGGGGGTTGATCAGCCTGTATAGTATCACTACTGATGAGCAGCACAACCCTCTGTCTATACCCTTGTCTTTTGCGCACTCATGTTTCCTCGGCGGGTCCATACCTGTCGGCTGGACAACTCTATAACCCTTTTAATTTTCAATCAGCGTCTGAAAAACAAAATAATTACAACTTTCAACAACGGATCTCTTGGTTCTGGCATCGATGAAGAACGCAGCGAAATGCGATAAGTAGTGTGAATTGCAGAATTCAGTGAATCATCGAATCTTTGAACGCACATTGCGCCCCTTGGTATTCCATGGGGCATGCCTGTTCGAGCGTCATTTGTACCCTCAAGCTCTGCTTGGTGTTGGGTGTTTGTCCATTCCCTGGTGTTTGGACTCGCCTCAAAGCAATTGGCAGCCAGTGTTTTGGTATTGAAGCGCAGCACATTTTGCGTCTCCAGCCTAGAATACTTGCGTCCAGTAAGCCTTTTTCCAC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TTTCAATGCAGCAGAATGGGGATGGTTGAGTTTCTCGCCTCTCTGTTCTGCCTGTATTCTACCCTTGTTTGTCATATACTATTATTTCCTCGGCAGGCTTGCTTGCCGAGTGAAACCAATTATAACCTATTTAATTTTCAATCAGCGTCTGAACAAAATTAATAATTACAACTTTCAACAACGGATCTCTTGGTTCTGGCATCGATGAAGAACGCAGCGAAATGCGATAAGTAGTGTGAATTGCAGAATTCAGTGAATCATCGAATCTTTGAACGCACATTGCGCCCCTTGGTATTCCATGGGGCATGCCTGTTCGAGCGTCATTTGTACCTTCAAGCTTTGCTTGGTGTTGGGTGTTTGTCCTGAGGGACTCGCCTTAAAGTAATTGGCAGCCAGTGTTTGGTTTTGAAGCGCAGCACAAGTCGCGATTCAAAGCTATACGCCCGCTTCCACAAGCCTTTTTCACTTTTGACCTCGGATCAGGTAGGGATACCCGCTGAACTTAA</text:p>
          </table:table-cell>
          <table:table-cell office:value-type="string" calcext:value-type="string">
            <text:p>k__Fungi;p__Ascomycota;c__Dothideomycetes;o__Pleosporales;f__Phaeosphaeri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TTTCAATGCAGCAGAATGGGGATGGTTGAGTTTCTCGCCTCTCTGTTCTGCCTGTATTCTACCCTTGTTTGTCATATACTATTATTTCCTCGGCAGGCTTGCTTGCCGAGTGAAACCAATTATAACCTATTTAATTTTCAATCAGCGTCTGAACAAAATTAATAATTACAACTTTCAACAACGGATCTCTTGGTTCTGGCATCGATGAAGAACGCAGCGAAATGCGATAAGTAGTGTGAATTGCAGAATTCAGTGAATCATCGAATCTTTGAACGCACATTGCGCCCCTTGGTATTCCATGGGGCATGCCTGTTCGAGCGTCATTTGTACCTTCAAGCTTTGCTTGGTGTTGGGTGTTTGTCCTGAGGGACTCGCCTTAAAGTAATTGGCAGCCAGTGTTTGGTTTTGAAGCGCAGCACAAGTCGCGATTCAAAGCTATACGCCCGCTTCCACAAGCCTTTTTCAC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CAAATATGAAGGCGGGCTGGAACCTCTCGGGGTTACAGCCTTGCTGAATTATTCACCCTTGTCTTTTGCGTACTTCTTGTTTCCTTGGTGGGTTCGCCCACCACTAGGACAAACATAAACCTTTTGTAATTGCAATCAGCGTCAGTAACAAATTAATAATTACAACTTTCAACAACGGATCTCTTGGTTCTGGCATCGATGAAGAACGCAGCGAAATGCGATAAGTAGTGTGAATTGCAGAATTCAGTGAATCATCGAATCTTTGAACGCACATTGCGCCCTTTGGTATTCCAAAGGGCATGCCTGTTCGAGCGTCATTTGTACCCTCAAGCTTTGCTTGGTGTTGGGCGTCTTGTCTCTAGCTTTGCTGGAGACTCGCCTTAAAGTAATTGGCAGCCGGCCTACTGGTTTCGGAGCGCAGCACAAGTCGCACTCTCTATCAGCAAAGGTCTAGCATCCATTAAGCCTTTTTTTCAACTTTTGACCTCGGATCAGGTAGGGATACCCGCTGAACTTAA</text:p>
          </table:table-cell>
          <table:table-cell office:value-type="string" calcext:value-type="string">
            <text:p>k__Fungi;p__Ascomycota;c__Dothideomycetes;o__Pleosporales;f__Pleosporaceae;g__Alternar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CAAATATGAAGGCGGGCTGGAACCTCTCGGGGTTACAGCCTTGCTGAATTATTCACCCTTGTCTTTTGCGTACTTCTTGTTTCCTTGGTGGGTTCGCCCACCACTAGGACAAACATAAACCTTTTGTAATTGCAATCAGCGTCAGTAACAAATTAATAATTACAACTTTCAACAACGGATCTCTTGGTTCTGGCATCGATGAAGAACGCAGCGAAATGCGATAAGTAGTGTGAATTGCAGAATTCAGTGAATCATCGAATCTTTGAACGCACATTGCGCCCTTTGGTATTCCAAAGGGCATGCCTGTTCGAGCGTCATTTGTACCCTCAAGCTTTGCTTGGTGTTGGGCGTCTTGTCTCTAGCTTTGCTGGAGACTCGCCTTAAAGTAATTGGCAGCCGGCCTACTGGTTTCGGAGCGCAGCACAAGTCGCACTCTCTATCAGCAAAGGTCTAGCATCCATTAAGCCTTTTTTTCAACTTTTGACCTCGGATCAGGTAGGGATACCCGCTGAACTTAA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CAATATGAAAGCGGGCTGGCATCCTTCGGGGTTACAGCCTTGCTGAATTATTCACCCGTGTCTTTTGCGTACTTCTTGTTTCCTTGGTGGGTTCGCCCACCATAGGACAAACCATAAACCTTTTGTAATTGCAATCAGCGTCAGTAAAAAAATTAATAATTACAACTTTTAACAACGGATCTCTTGGTTCTGGCATCGATGAAGAACGCAGCGAAATGCGATAAGTAGTGTGAATTGCAGAATTCAGTGAATCATCGAATCTTTGAACGCACATTGCGCCCTTTGGTATTCCAAAGGGCATGCCTGTTCGAGCGTCATTTGTACCCTCAAGCTTTGCTTGGTGTTGGGCGTCTTGTCTCCAGTTCGCTGGAGACTCGCCTTAAAGTAATTGGCAGCCGGCCTACTGGTTTCGGAGCGCAGCACAAGTCGCGCTCTCTTCCAGCCAAGGTCAGCATCCACAAAGCCTTTTTTCAACTTTTGACCTCGGATCAGGTAGGGATACCCGCTGAACTTAA</text:p>
          </table:table-cell>
          <table:table-cell office:value-type="string" calcext:value-type="string">
            <text:p>k__Fungi;p__Ascomycota;c__Dothideomycetes;o__Pleosporales;f__Pleosporaceae;g__Alternar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CAATATGAAAGCGGGCTGGCATCCTTCGGGGTTACAGCCTTGCTGAATTATTCACCCGTGTCTTTTGCGTACTTCTTGTTTCCTTGGTGGGTTCGCCCACCATAGGACAAACCATAAACCTTTTGTAATTGCAATCAGCGTCAGTAAAAAAATTAATAATTACAACTTTTAACAACGGATCTCTTGGTTCTGGCATCGATGAAGAACGCAGCGAAATGCGATAAGTAGTGTGAATTGCAGAATTCAGTGAATCATCGAATCTTTGAACGCACATTGCGCCCTTTGGTATTCCAAAGGGCATGCCTGTTCGAGCGTCATTTGTACCCTCAAGCTTTGCTTGGTGTTGGGCGTCTTGTCTCCAGTTCGCTGGAGACTCGCCTTAAAGTAATTGGCAGCCGGCCTACTGGTTTCGGAGCGCAGCACAAGTCGCGCTCTCTTCCAGCCAAGGTCAGCATCCACAAAGCCTTTTTTCAAC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TGGGGCTTCGGCCCTGTCGTGATAGAACCCTTGCCTTTTGAGTACCGTCCGTTTCCTCGGCAGGCCCGCCTGCCAATGGGGACCCCCAATAAACCCTTTTATGTACCTGTATCAGTCTGAAAAACAAACAAAAGTTAAAACTTTCAACAACGGATCTCTTGGTTCTGGCATCGATGAAGAACGCAGCGAAATGCGATAAGTAGTGTGAATTGCAGAATTCAGTGAATCATCGAATCTTTGAACGCACATTGCGCCCTTTGGTATTCCTTAGGGCATGCCTGTTCGAGCGTCATTTGAAACCTCAAGCTCAGCTTGGTGTTGGGTGTCTGTCCCCGCCTCCGCGGGGACTCGCCTCAAAATCATTGGCGGCCGGTACGTTGGCTTCGAGCGCAGCAGAAACGCGAACTCGAGGCCCGGCGGATCGGCGACCAGAAGTCTCTTCTTCACAGTTTGACCTCGGATCAGGTAGGGATACCCGCTGAACTTAA</text:p>
          </table:table-cell>
          <table:table-cell office:value-type="string" calcext:value-type="string">
            <text:p>k__Fungi;p__Ascomycota;c__Dothideomycetes;o__Pleosporales;f__Sporormiaceae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TTCCGTAGGTGAACCTGCGGAAGGATCATTACCGTGGGGCTTCGGCCCTGTCGTGATAGAACCCTTGCCTTTTGAGTACCGTCCGTTTCCTCGGCAGGCCCGCCTGCCAATGGGGACCCCCAATAAACCCTTTTATGTACCTGTATCAGTCTGAAAAACAAACAAAAGTTAAAACTTTCAACAACGGATCTCTTGGTTCTGGCATCGATGAAGAACGCAGCGAAATGCGATAAGTAGTGTGAATTGCAGAATTCAGTGAATCATCGAATCTTTGAACGCACATTGCGCCCTTTGGTATTCCTTAGGGCATGCCTGTTCGAGCGTCATTTGAAACCTCAAGCTCAGCTTGGTGTTGGGTGTCTGTCCCCGCCTCCGCGGGGACTCGCCTCAAAATCATTGGCGGCCGGTACGTTGGCTTCGAGCGCAGCAGAAACGCGAACTCGAGGCCCGGCGGATCGGCGACCAGAAGTCTCTTCTTCAC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GGGGCTCCGGCCCCGTCGAGATAGAACCCTTGCCTTTTCGAGTACCGTCCGTTTCCTCGGCAGGCCCGCCTGCCAATGGGGACCCCAAACAAACCCTTTTTGTACCTGTACCAGTCTGAACAACAAACAAAAATTAAAACTTTCAACAACGGATCTCTTGGTTCTGGCATCGATGAAGAACGCAGCGAAATGCGATAAGTAGTGTGAATTGCAGAATTCAGTGAATCATCGAATCTTTGAACGCACATTGCGCCCTTTGGTATTCCTTAGGGCATGCCTGTTCGAGCGTCATTTACAACTTCAAGCTCCGCTTGGTGTTGGGTGTCTGTCCCGCCCCCCGGGGTGCGGACTCGCCTCAAATTCATTGGCGGCCGGTACATTGGCTTCGAGCGCAGCAGAAACGCGAACTCGAGGACGGTGGATCCGCTCCCAGAAGCCAACCCCATATTTTGACCTCGGATCAGGTAGGGATACCCGCTGAACTTAA</text:p>
          </table:table-cell>
          <table:table-cell office:value-type="string" calcext:value-type="string">
            <text:p>k__Fungi;p__Ascomycota;c__Dothideomycetes;o__Pleosporales;f__Sporormiaceae;g__Preussi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TCGTGGGGCTCCGGCCCCGTCGAGATAGAACCCTTGCCTTTTCGAGTACCGTCCGTTTCCTCGGCAGGCCCGCCTGCCAATGGGGACCCCAAACAAACCCTTTTTGTACCTGTACCAGTCTGAACAACAAACAAAAATTAAAACTTTCAACAACGGATCTCTTGGTTCTGGCATCGATGAAGAACGCAGCGAAATGCGATAAGTAGTGTGAATTGCAGAATTCAGTGAATCATCGAATCTTTGAACGCACATTGCGCCCTTTGGTATTCCTTAGGGCATGCCTGTTCGAGCGTCATTTACAACTTCAAGCTCCGCTTGGTGTTGGGTGTCTGTCCCGCCCCCCGGGGTGCGGACTCGCCTCAAATTCATTGGCGGCCGGTACATTGGCTTCGAGCGCAGCAGAAACGCGAACTCGAGGACGGTGGATCCGCTCCCAGAAGCCAACCCCATA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GGGGCTTCGGCCCTCTCGAGATAGAACCCTTGCCTTTTTGAGTACCTTCGTTTCCTCGGCAGGCTCGCCTGCCAATGGGGACCCCAATAAACCCTTTGTAATACCTGTAATCGTCTGACAAAACAAACAAAAATTAAAACTTTCAACAACGGATCTCTTGGTTCTGGCATCGATGAAGAACGCAGCGAAATGCGATAAGTAGTGTGAATTGCAGAATTCAGTGAATCATCGAATCTTTGAACGCACATTGCGCCCTATGGTATTCCGTAGGGCATGCCTGTTCGAGCGTCATTCAAACCTTCAAGCTCTGCTTGGTGTTGGGCGTCTGTCCTGCCTCACGGCGCGGACTCGCCTCAAATCTATTGGCGGCCGGCACGTTGGCTTCGAGCGCAGCAGAAACGCGAACTCGAGACCGGCGGATCGGCTCCCAGAAGCTACCCCCATGAATTTGACCTCGGATCAGGTAGGGATACCCGCTGAACTTAA</text:p>
          </table:table-cell>
          <table:table-cell office:value-type="string" calcext:value-type="string">
            <text:p>k__Fungi;p__Ascomycota;c__Dothideomycetes;o__Pleosporales;f__Sporormiaceae;g__Preussi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TCGTGGGGCTTCGGCCCTCTCGAGATAGAACCCTTGCCTTTTTGAGTACCTTCGTTTCCTCGGCAGGCTCGCCTGCCAATGGGGACCCCAATAAACCCTTTGTAATACCTGTAATCGTCTGACAAAACAAACAAAAATTAAAACTTTCAACAACGGATCTCTTGGTTCTGGCATCGATGAAGAACGCAGCGAAATGCGATAAGTAGTGTGAATTGCAGAATTCAGTGAATCATCGAATCTTTGAACGCACATTGCGCCCTATGGTATTCCGTAGGGCATGCCTGTTCGAGCGTCATTCAAACCTTCAAGCTCTGCTTGGTGTTGGGCGTCTGTCCTGCCTCACGGCGCGGACTCGCCTCAAATCTATTGGCGGCCGGCACGTTGGCTTCGAGCGCAGCAGAAACGCGAACTCGAGACCGGCGGATCGGCTCCCAGAAGCTACCCCCATGAA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GGGGCCCCGGCCCCGTTCGAGATATCACCCTTGCCTTTTTCGAGTACCGCCCGTTTCCTCGGCAGGCCCGCCTGCCAATGGGGACAGCAACAACGCCCTGAAGCACCTGTAACTGTCTGATAAAACAAACAAAAAATCAAAACTTTCAACAACGGATCTCTTGGTTCTGGCATCGATGAAGAACGCAGCGAAATGCGATAAGTAGTGTGAATTGCAGAATTCAGTGAATCATCGAATCTTTGAACGCACATTGCGCCCTTTGGTATTCCTTAGGGCATGCCTGTTCGAGCGTCATCTAAACCCTCAAGCACTGCTTGGTTATGGGTGCCTGTCGCGCCCCCCGCGCGCGACTCACCTCAAATCCATTGGCGGCCCCCACGTCGGCTCCGAGCGCAGCAGAAACGCGGACTCGGTGCCCGGCGGAGAGGCTCCCAGAAGCCAACCCCACAGTTTTGACCTCGGATCAGGTAGGGATACCCGCTGAACTTAA</text:p>
          </table:table-cell>
          <table:table-cell office:value-type="string" calcext:value-type="string">
            <text:p>k__Fungi;p__Ascomycota;c__Dothideomycetes;o__Pleosporales;f__Sporormiaceae;g__Preussia;s__Preussia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TCGTGGGGCCCCGGCCCCGTTCGAGATATCACCCTTGCCTTTTTCGAGTACCGCCCGTTTCCTCGGCAGGCCCGCCTGCCAATGGGGACAGCAACAACGCCCTGAAGCACCTGTAACTGTCTGATAAAACAAACAAAAAATCAAAACTTTCAACAACGGATCTCTTGGTTCTGGCATCGATGAAGAACGCAGCGAAATGCGATAAGTAGTGTGAATTGCAGAATTCAGTGAATCATCGAATCTTTGAACGCACATTGCGCCCTTTGGTATTCCTTAGGGCATGCCTGTTCGAGCGTCATCTAAACCCTCAAGCACTGCTTGGTTATGGGTGCCTGTCGCGCCCCCCGCGCGCGACTCACCTCAAATCCATTGGCGGCCCCCACGTCGGCTCCGAGCGCAGCAGAAACGCGGACTCGGTGCCCGGCGGAGAGGCTCCCAGAAGCCAACCCCACAG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GGAGCTTCGGCTCCTTCGAGGGAGAACCCTTGCCTTTTCGAGCACCTGTTTGTTTCCTCGGCAGGCCCGCCTGCCAATGGGGACCTATTAAACTCTTGCAATAACCTGTACAAAATCGTCTGAACAAAAAAATCTAAATCAAAACTTTCAACAACGGATCTCTTGGTTCTGGCATCGATGAAGAACGCAGCGAAATGCGATAAGTAGTGTGAATTGCAGAATTCAGTGAATCATCGAATCTTTGAACGCACATTGCGCCCTATGGTATTCCGTAGGGCATGCCTGTTCGAGCGTCATTTACACCTTCAAGCTCTGCTTGGTGTTGGGTGACTGTGGCCCCCTGGGGCCACTCGCCTCAAAGTCATTGGCGGCCGGTTTGTAGGCTTCGAGCGCAGCACATGTGCGTCCTCGTGCCTCGCGGATCGGCTCCCAGAAGCTAAATCTAATTTGTTTGACCTCGAATCAGGTAGGGATACCCGCTGAACTTAA</text:p>
          </table:table-cell>
          <table:table-cell office:value-type="string" calcext:value-type="string">
            <text:p>k__Fungi;p__Ascomycota;c__Dothideomycetes;o__Pleosporales;f__Sporormiaceae;g__Westerdykell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TCGTGGAGCTTCGGCTCCTTCGAGGGAGAACCCTTGCCTTTTCGAGCACCTGTTTGTTTCCTCGGCAGGCCCGCCTGCCAATGGGGACCTATTAAACTCTTGCAATAACCTGTACAAAATCGTCTGAACAAAAAAATCTAAATCAAAACTTTCAACAACGGATCTCTTGGTTCTGGCATCGATGAAGAACGCAGCGAAATGCGATAAGTAGTGTGAATTGCAGAATTCAGTGAATCATCGAATCTTTGAACGCACATTGCGCCCTATGGTATTCCGTAGGGCATGCCTGTTCGAGCGTCATTTACACCTTCAAGCTCTGCTTGGTGTTGGGTGACTGTGGCCCCCTGGGGCCACTCGCCTCAAAGTCATTGGCGGCCGGTTTGTAGGCTTCGAGCGCAGCACATGTGCGTCCTCGTGCCTCGCGGATCGGCTCCCAGAAGCTAAATCTAATTTGTTTGACCTCGA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TTCGCGCTCCGGCGTGATGCGTATACCCTGCACTTTGAGCACCTTTTATACTCCCCCCGGCGGGGCAACCCGCCGGACGGGACAACCACAAAACCCTTTGCATTAGAAATCATGTCAGTACAAAACAAAATAAATTAAAACTTTCAACAATGGATCTCTTGGCTCTGGCATCGATGAAGAACGCAGCGAAATGCGATAAGTAGTGTGAATTGCAGAATTCAGCGAATCATCGAATCTTTGAACGCACATTGCGCCCTTCGGTTATTCCTTAGGGCATGCCTGTTCGAGCGTCATTTCAACCTTCAAGCTCAGCTTGGTGTTGGGTGTTTGTCCCGCCCCCCGCGCGTGGACTCGCCTCAAATTGATTGGCAGCCGCATCCCCCCGCCGCGAGCGCAGCACAGTCGCGCTTACGACGTGGGTGGGTCGGCGATCCAGAAGCCTATTTCAACGTCTTGACCTCGGATCAGGTAGGGATACCCGCTGAACTTAA</text:p>
          </table:table-cell>
          <table:table-cell office:value-type="string" calcext:value-type="string">
            <text:p>k__Fungi;p__Ascomycota;c__Dothideomycetes;o__Pleosporales;f__Toru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TTCGCGCTCCGGCGTGATGCGTATACCCTGCACTTTGAGCACCTTTTATACTCCCCCCGGCGGGGCAACCCGCCGGACGGGACAACCACAAAACCCTTTGCATTAGAAATCATGTCAGTACAAAACAAAATAAATTAAAACTTTCAACAATGGATCTCTTGGCTCTGGCATCGATGAAGAACGCAGCGAAATGCGATAAGTAGTGTGAATTGCAGAATTCAGCGAATCATCGAATCTTTGAACGCACATTGCGCCCTTCGGTTATTCCTTAGGGCATGCCTGTTCGAGCGTCATTTCAACCTTCAAGCTCAGCTTGGTGTTGGGTGTTTGTCCCGCCCCCCGCGCGTGGACTCGCCTCAAATTGATTGGCAGCCGCATCCCCCCGCCGCGAGCGCAGCACAGTCGCGCTTACGACGTGGGTGGGTCGGCGATCCAGAAGCCTATTTCAACGTC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GGTTTCGGACCTCGCGTCCACTCACCCGCCCTCTGTCATACACATCCACATCATTTCGGCCCCTGGCTCTCGGGCGCCCCCACCATTGATTTGGCGGGGTACCGTTCGCCGGTCGCGGGTCGGCATTGCAAACCCACGCGGAATACTGAAGTCTGATATAATTTTTTAAACGAAATTAAAACTTTCAACAACGGATCTCTTGGTTCTGGCAACGATGAAGAACGCAGCGAAATGCGATAATTAATGTGAATTGCAGAATTCAGTGAATCATCGAATCTTTGAACGCACATTGCGCCTCCTGGTATTCCGGGAGGCACGCCTGTCCGAGCGCCATTACACCCCCCAAGCCTTGCTTGATGTTGGGCCATGACGCGCTGTCAAGCCCCAAACCTTTAGGCGCCCCCTACTGGCCGCGAGCGTAGCAAGAATTTTTTTCCCTCGTTCCGCGTGTCCAATGGGCGGGTCGCCGATTGACCCCCTAAATTTTACAAGGTTTGGCCTCGGATCAGGCGGGGATACCCGCTGAACTTAA</text:p>
          </table:table-cell>
          <table:table-cell office:value-type="string" calcext:value-type="string">
            <text:p>k__Fungi;p__Ascomycota;c__Dothideomycetes;o__Venturiales;f__Sympoventu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GGTTTCGGACCTCGCGTCCACTCACCCGCCCTCTGTCATACACATCCACATCATTTCGGCCCCTGGCTCTCGGGCGCCCCCACCATTGATTTGGCGGGGTACCGTTCGCCGGTCGCGGGTCGGCATTGCAAACCCACGCGGAATACTGAAGTCTGATATAATTTTTTAAACGAAATTAAAACTTTCAACAACGGATCTCTTGGTTCTGGCAACGATGAAGAACGCAGCGAAATGCGATAATTAATGTGAATTGCAGAATTCAGTGAATCATCGAATCTTTGAACGCACATTGCGCCTCCTGGTATTCCGGGAGGCACGCCTGTCCGAGCGCCATTACACCCCCCAAGCCTTGCTTGATGTTGGGCCATGACGCGCTGTCAAGCCCCAAACCTTTAGGCGCCCCCTACTGGCCGCGAGCGTAGCAAGAATTTTTTTCCCTCGTTCCGCGTGTCCAATGGGCGGGTCGCCGATTGACCCCCTAAATTTTACAAGGTTTGGCCTCGGATCAGGCGGGGATACCCGCTGAACTTAA</text:p>
          </table:table-cell>
          <table:table-cell office:value-type="string" calcext:value-type="string">
            <text:p>4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GGTTAACGCCTTCGGGCACAATCCCCACCCTTTGTAACTGCGGCCCGGATTCGGCGCCTGGCGGGGAGCCCCCTCTGTTCGCGGAGGGCCCCGCCTGCCGGAATTAGCCAACCCTGCCTAGAAAATTGAAGTCTGAGAACAAGTTAAATTAAACAAAACTTTCAACAACGGATCTCTTGGTTCTGGCAACGATGAAGAACGCAGCGAAATGCGATAAGTAATGTGAATTGCAGAATTCAGTGAATCATCGAATCTTTGAACGCACATTGCGCCCCCTGGTATTCCGGGGGGCACACCTGTTCGAGCGCCATTTCTACCCTAGAGCCCTGCTCTGTGATGGGCCTCGTCCTCGCGGACGGGCCCGAAACCCGTGGGCGCCGTCGTCCGGCCCTGAGCGTAGCAAGAGAAATCCCTCGCTCGGAGTGTCTGGTGGTGGCTGCCCCGACCTATTTTTACAAGGTTGGCCTCGGATCAGGTGGGGATACCCGCTGAACTTAA</text:p>
          </table:table-cell>
          <table:table-cell office:value-type="string" calcext:value-type="string">
            <text:p>k__Fungi;p__Ascomycota;c__Dothideomycetes;o__Venturiales;f__Venturiace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ATGGGTTAACGCCTTCGGGCACAATCCCCACCCTTTGTAACTGCGGCCCGGATTCGGCGCCTGGCGGGGAGCCCCCTCTGTTCGCGGAGGGCCCCGCCTGCCGGAATTAGCCAACCCTGCCTAGAAAATTGAAGTCTGAGAACAAGTTAAATTAAACAAAACTTTCAACAACGGATCTCTTGGTTCTGGCAACGATGAAGAACGCAGCGAAATGCGATAAGTAATGTGAATTGCAGAATTCAGTGAATCATCGAATCTTTGAACGCACATTGCGCCCCCTGGTATTCCGGGGGGCACACCTGTTCGAGCGCCATTTCTACCCTAGAGCCCTGCTCTGTGATGGGCCTCGTCCTCGCGGACGGGCCCGAAACCCGTGGGCGCCGTCGTCCGGCCCTGAGCGTAGCAAGAGAAATCCCTCGCTCGGAGTGTCTGGTGGTGGCTGCCCCGACCTATTTTTACAAGGTTGGCCTCGGATCAGGTGGGG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CAGGGTCTCTCAGGCCCGAAACTCCAACCCTGTGTCTATTTACCACGTTGCTTTGGCGGGCCCGCCTTAAACCGGCCGCTGGAGATTTGTCTCTCGCCAGTGCCCGTCAGTAGCCCCCCACAAATTCTTTATCACAAGTGATGTCTGAGTACAAATATAATAGTTAAAAACTTTCAACAACGGATCTCTTGGTTCTGGCATCGATGAAGAACGCAGCGAAATGCGATAAGTAATGTGAATTGCAGAATTCAGTGAATCATCGAATCTTTGAACGCACATTGCGCCCTTTGGTATTCCGAAGGGCATGCCTGTTCGAGCGTCATTATCAACCCTCAAGCCTGGCTTGTCATTGAACCTCTGGTCGTTAAAAGACGGGTTCGAAAGATAATGACGGTGTCGCGATCGACCCTAGATGCAACGAGCTTCACAGCACGCATGTTAGTGGCCGGCCGGCCCTGGTCTTAACCTTCTTTCAATGGTTGACCTCGGATCAGGTAGGAATACCCGCTGAACTTAA</text:p>
          </table:table-cell>
          <table:table-cell office:value-type="string" calcext:value-type="string">
            <text:p>k__Fungi;p__Ascomycota;c__Eurotiomycetes;o__Chaetothyriales;f__Chaetothyriales_fam_Incertae_sedis;g__Chaetothyriales_gen_Incertae_sedis;s__Chaetothyr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CAGGGTCTCTCAGGCCCGAAACTCCAACCCTGTGTCTATTTACCACGTTGCTTTGGCGGGCCCGCCTTAAACCGGCCGCTGGAGATTTGTCTCTCGCCAGTGCCCGTCAGTAGCCCCCCACAAATTCTTTATCACAAGTGATGTCTGAGTACAAATATAATAGTTAAAAACTTTCAACAACGGATCTCTTGGTTCTGGCATCGATGAAGAACGCAGCGAAATGCGATAAGTAATGTGAATTGCAGAATTCAGTGAATCATCGAATCTTTGAACGCACATTGCGCCCTTTGGTATTCCGAAGGGCATGCCTGTTCGAGCGTCATTATCAACCCTCAAGCCTGGCTTGTCATTGAACCTCTGGTCGTTAAAAGACGGGTTCGAAAGATAATGACGGTGTCGCGATCGACCCTAGATGCAACGAGCTTCACAGCACGCATGTTAGTGGCCGGCCGGCCCTGGTCTTAACCTTCTTTC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AGGGTCTTCCAGGCCCGACCTCCCAACCCTATGTTTACCCAACCATTGTTGCTTCGGCGAGCCCGTCTTCGGACCGCCGGGGGACCGTCACAACGTCCTCTGGCCCGCGCTCGTCGATGGCCCTTATTACCAAACTCTGAACCAAACGTGTCCTGTCTGAGTGATTATTATCAAAAATTAAAGCAAAACTTTCAACAACGGATCTCTTGGTTCTGGCATCGATGAAGAACGCAGCGAAATGCGATAAGTAATGCGAATTGCAGAATTCCAGTGAGTCATCGAATCTTTGAACGCACATTGCGCCCTTTGGTATTCCGAAGGGCATGCCTGTTCGAGCGTCATTATCACCCCTCAAGCCCCTGTGGCTTGGCTTTGGACGGTCTGGTTAGGCGACTGACCCCTCCTAAAGACAATGACGGCGGCCTCGCAGGACCCCCGGTACACTGAGCTTCTTAACCGAGCACGTACCGGATCGAGGGTCCTCGGGACACGGTCTCCTTTCTCCCCCTCCCCCGGGCGGGTGGGAAACAAATCTTTCTAAGGTTGACCTCGGATCAGGTAGGGATACCCGCTGAACTTAA</text:p>
          </table:table-cell>
          <table:table-cell office:value-type="string" calcext:value-type="string">
            <text:p>k__Fungi;p__Ascomycota;c__Eurotiomycetes;o__Chaetothyriales;f__Herpotrichi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AGTAAGGGTCTTCCAGGCCCGACCTCCCAACCCTATGTTTACCCAACCATTGTTGCTTCGGCGAGCCCGTCTTCGGACCGCCGGGGGACCGTCACAACGTCCTCTGGCCCGCGCTCGTCGATGGCCCTTATTACCAAACTCTGAACCAAACGTGTCCTGTCTGAGTGATTATTATCAAAAATTAAAGCAAAACTTTCAACAACGGATCTCTTGGTTCTGGCATCGATGAAGAACGCAGCGAAATGCGATAAGTAATGCGAATTGCAGAATTCCAGTGAGTCATCGAATCTTTGAACGCACATTGCGCCCTTTGGTATTCCGAAGGGCATGCCTGTTCGAGCGTCATTATCACCCCTCAAGCCCCTGTGGCTTGGCTTTGGACGGTCTGGTTAGGCGACTGACCCCTCCTAAAGACAATGACGGCGGCCTCGCAGGACCCCCGGTACACTGAGCTTCTTAACCGAGCACGTACCGGATCGAGGGTCCTCGGGACACGGTCTCCTTTCTCCCCCTCCCCCGGGCGGGTGGGAAACAAATCTTTC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TAGGGTCTTCTCGGCCCGACCTCCCAACCCTTTGCTTACTTAACTATTGTTGCTTCGGCGAGCCCGTCATTCTTCATGACCGCCGGAGGGCCGTAACAAGCTCTCTGGTCCGTGCTCGTCGGTGGCCAACCATTTTTAAACGCTTAAATAAACGTGTCTTTATCTGAGTACTATATTTAATAAAAGCAAAACTTTCAACAACGGATCTCTTGGTTCTGGCATCGATGAAGAACGCAGCGAAATGCGATAAGTAATGCGAATTGCAGAATTCCAGTGAGTCATCGAATCTTTGAACGCACATTGCGCCCTTTGGTATTCCGAAGGGCATGCCTGTTCGAGCGTCATTATCACCCCTCAAGCCCCCGGCTTGGTGTTGGATGGTTTGGTGACAGAGCCCTTGGGCCACGGTCACCCCTCCCAAAGACAATGACGGCGGCCTCGTTGGACCCCCGGTACACTGAGTTCTTCACCGAACACGTACTGGATCAAGGGCCCGCGGAGCACGGTCTGCCTCCCCTCAGGGAGAACTTTTTTCTCAAGGTTGACCTCGGATCAGGTAGGAATACCCGCTGAACTTAA</text:p>
          </table:table-cell>
          <table:table-cell office:value-type="string" calcext:value-type="string">
            <text:p>k__Fungi;p__Ascomycota;c__Eurotiomycetes;o__Chaetothyriales;f__Herpotrichi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AGTTAGGGTCTTCTCGGCCCGACCTCCCAACCCTTTGCTTACTTAACTATTGTTGCTTCGGCGAGCCCGTCATTCTTCATGACCGCCGGAGGGCCGTAACAAGCTCTCTGGTCCGTGCTCGTCGGTGGCCAACCATTTTTAAACGCTTAAATAAACGTGTCTTTATCTGAGTACTATATTTAATAAAAGCAAAACTTTCAACAACGGATCTCTTGGTTCTGGCATCGATGAAGAACGCAGCGAAATGCGATAAGTAATGCGAATTGCAGAATTCCAGTGAGTCATCGAATCTTTGAACGCACATTGCGCCCTTTGGTATTCCGAAGGGCATGCCTGTTCGAGCGTCATTATCACCCCTCAAGCCCCCGGCTTGGTGTTGGATGGTTTGGTGACAGAGCCCTTGGGCCACGGTCACCCCTCCCAAAGACAATGACGGCGGCCTCGTTGGACCCCCGGTACACTGAGTTCTTCACCGAACACGTACTGGATCAAGGGCCCGCGGAGCACGGTCTGCCTCCCCTCAGGGAGAACTTTTTTCTCAAGGTTGACCTCGGATCAGGTAGGAATACCCGCTGAACTTAA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AGGGTCTCCTGTAGGCCCGACCTCCCAACCCTTTGTCTACATTACCACTTGTTGCTTCGGCGGGCCCGTCTTCACGGACCGCCGGAGGACCGTCAAAACGTCCTCTGGCCCGCGCCCGTCGGTAGCCCCCAACCACAAACTCTTGAACAAAACGTGTCATTATCTGAGTACAATTGTTAATAAAGCAAAAACTTTCAACAACGGATCTCTTGGTTCTGGCATCGATGAAGAACGCAGCGAAATGCGATAAGTAATGCGAATTGCAGAATTCCAGTGAGTCATCGAATCTTTGAACGCACATTGCGCCCATTGGTATTCCGATGGGCATGCCTGTTCGAGCGTCATTATCAACCCTCAAGCCCCCGGCTTGGTGTTGGAGGCCAGGTCTCGGTGCCCCCGAGACCGCTCCCAAAGACAATGACGGCGGCCACGAGCGACCCCCGGCACACTGAGCTTTTAACCGAGCACGTGCTGGATGGGCCTCGGGGCCACGGTCTGCCTCCCCTCAGGGAGAAATAACTTTTTATCAAGGTTGACCTCGGATCAGGTAGGGATACCCGCTGAACTTAA</text:p>
          </table:table-cell>
          <table:table-cell office:value-type="string" calcext:value-type="string">
            <text:p>k__Fungi;p__Ascomycota;c__Eurotiomycetes;o__Chaetothyriales;f__Herpotrichi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TAGGGTCTCCTGTAGGCCCGACCTCCCAACCCTTTGTCTACATTACCACTTGTTGCTTCGGCGGGCCCGTCTTCACGGACCGCCGGAGGACCGTCAAAACGTCCTCTGGCCCGCGCCCGTCGGTAGCCCCCAACCACAAACTCTTGAACAAAACGTGTCATTATCTGAGTACAATTGTTAATAAAGCAAAAACTTTCAACAACGGATCTCTTGGTTCTGGCATCGATGAAGAACGCAGCGAAATGCGATAAGTAATGCGAATTGCAGAATTCCAGTGAGTCATCGAATCTTTGAACGCACATTGCGCCCATTGGTATTCCGATGGGCATGCCTGTTCGAGCGTCATTATCAACCCTCAAGCCCCCGGCTTGGTGTTGGAGGCCAGGTCTCGGTGCCCCCGAGACCGCTCCCAAAGACAATGACGGCGGCCACGAGCGACCCCCGGCACACTGAGCTTTTAACCGAGCACGTGCTGGATGGGCCTCGGGGCCACGGTCTGCCTCCCCTCAGGGAGAAATAACTTTTTATC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AGGGTCTTCTCAGGGCCCGACCTCCTTACCTTTGTCTACCTTACCTCACGTTGCTTCGGCGGGCCCGTCCTCTTTTGGACCGCCGGAGGGTTGACCCCCTCTGGCCCGTTGCCCGCCGACAGCCCCCAACCAAAAAACTCTTGCAATAACTGTGGAATTTGTCTGAATCTTGCTTCTAAAATAACCAAAAACTTTCAACAACGGATCTCTTGGTTCTGGCATCGATGAAGAACGCAGCGAAATGCGATAAGTAATGCGAATTGCAGAATCCGTGAGTCATCGAATCTTTGAACGCATATTGCGCCCCTTGGTATTCCGGGGGGCATGCCTGTTCGAGCGTCATTATCACCCCTCAAGCTCTCGGCTTGGTGTTGGATTTAGGCGTGGTCTTACCCACGGCTGGTCTCAAAGATAGTGACGCCGTCCCCAGAGGGAACCGGTACGAGGAGCTTTTTAACCAGAGCATGTGCCGGTATGACCTGTGGGCGGCGGTCTATACTTTTTTTTAAAATCTAAGTGTTGACCTCGGATCAGGTAGGAATACCCGCTGAACTTAA</text:p>
          </table:table-cell>
          <table:table-cell office:value-type="string" calcext:value-type="string">
            <text:p>k__Fungi;p__Ascomycota;c__Eurotiomycetes;o__Chaetothyriales;f__Herpotrichi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TAGGGTCTTCTCAGGGCCCGACCTCCTTACCTTTGTCTACCTTACCTCACGTTGCTTCGGCGGGCCCGTCCTCTTTTGGACCGCCGGAGGGTTGACCCCCTCTGGCCCGTTGCCCGCCGACAGCCCCCAACCAAAAAACTCTTGCAATAACTGTGGAATTTGTCTGAATCTTGCTTCTAAAATAACCAAAAACTTTCAACAACGGATCTCTTGGTTCTGGCATCGATGAAGAACGCAGCGAAATGCGATAAGTAATGCGAATTGCAGAATCCGTGAGTCATCGAATCTTTGAACGCATATTGCGCCCCTTGGTATTCCGGGGGGCATGCCTGTTCGAGCGTCATTATCACCCCTCAAGCTCTCGGCTTGGTGTTGGATTTAGGCGTGGTCTTACCCACGGCTGGTCTCAAAGATAGTGACGCCGTCCCCAGAGGGAACCGGTACGAGGAGCTTTTTAACCAGAGCATGTGCCGGTATGACCTGTGGGCGGCGGTCTATACTTTTTTTTAAAATCTAAG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CTAGGGGGCCGTTGGCGCCTGAACCTCCAACCCTTGACCGAAACTACCGCGTTGCTTTGGCAGGCCCGCCCTGAAAACGGGCTGCCGGAGGCGTCACTGCCTCTGGCCCGTGCCTGCCAGTAGCCACAATCAACCCTTTTTCAACCGTGACGTCTGAGTGTAAATACAAAATATATGCAAAACTTTCAACAACGGATCTCTTGGTTCTGGCATCGATGAAGAACGCAGCGAAATGCGATAAGTAATGCGAATTGCAGAGTTTTTGTGAGTCATCGAATCTTTGAACGCATATTGCGCCCTCTGGTATTCCGGAGGGCATGCCTGTCCGAGCGTCATTGTCAACCCTCAAGCCCTGCTTGCTGTTGGACCCCTCGACGAAAGTTGACGGCCCCAAAGATAACGACGGTGTTGTGGCAACCCCCAGACGCAATGAGCTTTAACACGCACGCGTCACGGCGGTGTCGTAACCCAGTCTTCAAACAATTATTCCAAGGTTTGACCTCGGATCAGGTAGGAATACCCGCTGAACTTAA</text:p>
          </table:table-cell>
          <table:table-cell office:value-type="string" calcext:value-type="string">
            <text:p>k__Fungi;p__Ascomycota;c__Eurotiomycetes;o__Chaetothyriales;f__Herpotrichiellaceae;g__Capronia;s__Caproni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CTAGGGGGCCGTTGGCGCCTGAACCTCCAACCCTTGACCGAAACTACCGCGTTGCTTTGGCAGGCCCGCCCTGAAAACGGGCTGCCGGAGGCGTCACTGCCTCTGGCCCGTGCCTGCCAGTAGCCACAATCAACCCTTTTTCAACCGTGACGTCTGAGTGTAAATACAAAATATATGCAAAACTTTCAACAACGGATCTCTTGGTTCTGGCATCGATGAAGAACGCAGCGAAATGCGATAAGTAATGCGAATTGCAGAGTTTTTGTGAGTCATCGAATCTTTGAACGCATATTGCGCCCTCTGGTATTCCGGAGGGCATGCCTGTCCGAGCGTCATTGTCAACCCTCAAGCCCTGCTTGCTGTTGGACCCCTCGACGAAAGTTGACGGCCCCAAAGATAACGACGGTGTTGTGGCAACCCCCAGACGCAATGAGCTTTAACACGCACGCGTCACGGCGGTGTCGTAACCCAGTCTTCAAACAATTATTCCAAGGT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TAGGGTCTCTCCAGGCCCGACCTCCCAACCCTTTGTTTACCTTGCTGCATGTTGCTTTGGCGGACCCGTCTCACGACCGCCCTGGGACCGCCGAGAGGTGCCCCTGGGCCCGTGTCCGCCGATAGCCAACCTAAACTCTTGAATGAATCGTGTTTAATGTCTGAGTCTATTGATTAAATCAAAAGCAAAAACTTTCAACAACGGATCTCTTGGTTCTGGCATCGATGAAGAACGCAGCGAAATGCGATAAGTAATGCGAATTGCAGAATTCCCGTGAGTCATCGAATCTTTGAACGCACATTGCGCCCTTTGGTATTCCAAAGGGCATGCCTGTCCGAGCGTCATTATCACCCCTCAAGCCCCGTGCTTGGTGTTGGACGGATTTTGGTCGTGTAACAACGACCCCTCCTAAAGACAATGACGGCGGCCTGCGGATCCCCCGGTACACTGAGCTTTTAACTGAGCACGTATCGGACAAGGGCGCCCAGGACCCGGTCCTTCTCCTTCAACCAGGAAATTTCTTCAA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AAGAGTTAGGGTCTCTCCAGGCCCGACCTCCCAACCCTTTGTTTACCTTGCTGCATGTTGCTTTGGCGGACCCGTCTCACGACCGCCCTGGGACCGCCGAGAGGTGCCCCTGGGCCCGTGTCCGCCGATAGCCAACCTAAACTCTTGAATGAATCGTGTTTAATGTCTGAGTCTATTGATTAAATCAAAAGCAAAAACTTTCAACAACGGATCTCTTGGTTCTGGCATCGATGAAGAACGCAGCGAAATGCGATAAGTAATGCGAATTGCAGAATTCCCGTGAGTCATCGAATCTTTGAACGCACATTGCGCCCTTTGGTATTCCAAAGGGCATGCCTGTCCGAGCGTCATTATCACCCCTCAAGCCCCGTGCTTGGTGTTGGACGGATTTTGGTCGTGTAACAACGACCCCTCCTAAAGACAATGACGGCGGCCTGCGGATCCCCCGGTACACTGAGCTTTTAACTGAGCACGTATCGGACAAGGGCGCCCAGGACCCGGTCCTTCTCCTTCAACCAGGAAATTTCTTCAAGGTTGACCTCGGATCAGGTAGGAATACG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TAGGGTCCTCTGGGCCCGACCTCCCAACCCTTTGTTTACTGAACCTCTGTTGCTTCGGCGGACCCGTCTCACGACCGCCGGAGGATCGCCCGTCCAGGCGTCCTCTGGCCAGCGTCCGCCGATAGCCAATCCTTCAAACTCCTGAATAAATCATGTTATATGTCTAAGTCTTATGATTCAAATCAATAAAGCAAAACTTTCAACAACGGATCTCTTGGTTCTGGCATCGATGAAGAACGCAGCGAAATGCGATAAGTAATGCGAATTGCAGAATTCCAGTGAGTCATCGAATCTTTGAACGCACATTGCGCCCTTTGGTATTCCGAAGGGCATACCTGTTCGAGCGTCATTATCACCCCTCAAGCCCCGTGCTTGGTGTTGGACGGCCCGGTCGAGGTTACTCGACCCCTCCTAAAGACAATGACGGCGGCCTGTGGTTCCCCCGGTACACTGAGCTTTTAACTGAGCACGTATCGGATAAGGGCGCCCGGGACACGGTCCTCTCCTTTGACTAGGAAACTTTTACAA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;s__Cladophialophor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AAGAGTTAGGGTCCTCTGGGCCCGACCTCCCAACCCTTTGTTTACTGAACCTCTGTTGCTTCGGCGGACCCGTCTCACGACCGCCGGAGGATCGCCCGTCCAGGCGTCCTCTGGCCAGCGTCCGCCGATAGCCAATCCTTCAAACTCCTGAATAAATCATGTTATATGTCTAAGTCTTATGATTCAAATCAATAAAGCAAAACTTTCAACAACGGATCTCTTGGTTCTGGCATCGATGAAGAACGCAGCGAAATGCGATAAGTAATGCGAATTGCAGAATTCCAGTGAGTCATCGAATCTTTGAACGCACATTGCGCCCTTTGGTATTCCGAAGGGCATACCTGTTCGAGCGTCATTATCACCCCTCAAGCCCCGTGCTTGGTGTTGGACGGCCCGGTCGAGGTTACTCGACCCCTCCTAAAGACAATGACGGCGGCCTGTGGTTCCCCCGGTACACTGAGCTTTTAACTGAGCACGTATCGGATAAGGGCGCCCGGGACACGGTCCTCTCCTTTGACTAGGAAACTTTTACAAGGTTGACCTCGGATCAGGTAGGAATACG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TAGGGTCTTCTAGGCCCGATCTCCCAACCCTTTGTTTATTGAACCTCTGTTGCTTCGGCGGACCCGTCTCACGGCCGCTGGAGGACCGCTGAAAGGCGTCCTCTGGCCAGTGTCCGCCGATAGCCAACCACTTAAACTCTGAATAAATCGTGTCATATGTCTAAGTTTATGATTAAATTAAAGCAAAACTTTCAACAACGGATCTCTTGGTTCTGGCATCGATGAAGAACGCAGCGAAATGCGATAAGTAATGCGAATTGCAGAATTCCAGTGAGTCATCGAATCTTTGAACGCACATTGCGCCCTTTGGTATTCCGAAGGGCATGCCTGTTCGAGCGTCATTATCACCCCTCAAGCCCCGTGCTTAGTGTTGGATGGCTTAGTCGCGTCATCGCGACTCCTCCTAAAGACAATGACGGCGGCCTGTGGTTCCCCCGGTACACTGAGCTTTTAATTGAGCACGTATTGGATAAGGGCACCCGGGACCCGGTCTTCTCCCTTTACCGGGAAATTTTTCAAT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;s__Cladophialophor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AGAGTTAGGGTCTTCTAGGCCCGATCTCCCAACCCTTTGTTTATTGAACCTCTGTTGCTTCGGCGGACCCGTCTCACGGCCGCTGGAGGACCGCTGAAAGGCGTCCTCTGGCCAGTGTCCGCCGATAGCCAACCACTTAAACTCTGAATAAATCGTGTCATATGTCTAAGTTTATGATTAAATTAAAGCAAAACTTTCAACAACGGATCTCTTGGTTCTGGCATCGATGAAGAACGCAGCGAAATGCGATAAGTAATGCGAATTGCAGAATTCCAGTGAGTCATCGAATCTTTGAACGCACATTGCGCCCTTTGGTATTCCGAAGGGCATGCCTGTTCGAGCGTCATTATCACCCCTCAAGCCCCGTGCTTAGTGTTGGATGGCTTAGTCGCGTCATCGCGACTCCTCCTAAAGACAATGACGGCGGCCTGTGGTTCCCCCGGTACACTGAGCTTTTAATTGAGCACGTATTGGATAAGGGCACCCGGGACCCGGTCTTCTCCCTTTACCGGGAAATTTTTCAATGGTTGACCTCGGATCAGGTAGGAATACG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TCCAGGCCCGACCTCCCAACCCTATGTTTATTGAACCTCTGTTGCTTCGGCGGGCCCGTCTCACGGCCGCCGGGGGAGTCGCCGCGAGGCACCCTCTGGCCAGCGTCCGCCGATGGCCAACCTCAAAACTCTGAATGAATCGTGTCATGATGTCTAAGTCTATGATTAAATTAAAGCAAAACTTTCAACAACGGATCTCTTGGTTCTGGCATCGATGAAGAACGCAGCGAAATGCGATAAGTAATGCGAATTGCAGAATTCCAGTGAGTCATCGAATCTTTGAACGCACATTGCGCCCTTTGGTATTCCGAAGGGCATGCCTGTTCGAGCGTCATTATCACCCCTCAAGCCCCGTGCTTGGCGTTGGACGGCCGGTCGAGCGATCGACCCCTCCGAAAGACAATGACGGCGGCCTGTGGTTCCCCCGGTACACTGAGCTTTTCACGGAGCACGTATCGGACTAAGGGCGCCCGGGACCCGGTCTTCTCCTCTCACCAGGAAACTTCTAA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;s__Cladophialophor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ACGAGTTAGGGTCTTCCAGGCCCGACCTCCCAACCCTATGTTTATTGAACCTCTGTTGCTTCGGCGGGCCCGTCTCACGGCCGCCGGGGGAGTCGCCGCGAGGCACCCTCTGGCCAGCGTCCGCCGATGGCCAACCTCAAAACTCTGAATGAATCGTGTCATGATGTCTAAGTCTATGATTAAATTAAAGCAAAACTTTCAACAACGGATCTCTTGGTTCTGGCATCGATGAAGAACGCAGCGAAATGCGATAAGTAATGCGAATTGCAGAATTCCAGTGAGTCATCGAATCTTTGAACGCACATTGCGCCCTTTGGTATTCCGAAGGGCATGCCTGTTCGAGCGTCATTATCACCCCTCAAGCCCCGTGCTTGGCGTTGGACGGCCGGTCGAGCGATCGACCCCTCCGAAAGACAATGACGGCGGCCTGTGGTTCCCCCGGTACACTGAGCTTTTCACGGAGCACGTATCGGACTAAGGGCGCCCGGGACCCGGTCTTCTCCTCTCACCAGGAAACTTCTAAGGTTGACCTCGGATCAGGTAGGAATACGCGCTGAACTTAA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TCTAGGCCCGACCTCCCAACCCTATGTTTATTGAACCTCTGTTGCTTCGGCGGACCCGCCTCACGGCCGCCGGAGGACCGCCGCAAGGCGTCCTCTGGCCAGCGTCCGCCGATGGCCAACCACTTAAACTCTGAATGAATCGTGTCATATGTCTAAGTCTATGATTAAATTAAAGCAAAACTTTCAACAACGGATCTCTTGGTTCTGGCATCGATGAAGAACGCAGCGAAATGCGATAAGTAATGCGAATTGCAGAATTCCAGTGAGTCATCGAATCTTTGAACGCACATTGCGCCCTTTGGTATTCCGAAGGGCATGCCTGTTCGAGCGTCATTATCACCCCTCAAGCCCCGTGCTTGGTGTTGGACGGCCGGTCGAGCGATCGACCCCTCCTAAAGACAATGACGGCGGCCTGTGGTTCCCCCGGTACACTGAGCTTTTAACTGAGCACGTATCGGACAAGGGCACCCGGGACCCGGTCCTCTCCTTTAACTAGGAAACTTCTAA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;s__Cladophialophora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ACGAGTTAGGGTCTTCTAGGCCCGACCTCCCAACCCTATGTTTATTGAACCTCTGTTGCTTCGGCGGACCCGCCTCACGGCCGCCGGAGGACCGCCGCAAGGCGTCCTCTGGCCAGCGTCCGCCGATGGCCAACCACTTAAACTCTGAATGAATCGTGTCATATGTCTAAGTCTATGATTAAATTAAAGCAAAACTTTCAACAACGGATCTCTTGGTTCTGGCATCGATGAAGAACGCAGCGAAATGCGATAAGTAATGCGAATTGCAGAATTCCAGTGAGTCATCGAATCTTTGAACGCACATTGCGCCCTTTGGTATTCCGAAGGGCATGCCTGTTCGAGCGTCATTATCACCCCTCAAGCCCCGTGCTTGGTGTTGGACGGCCGGTCGAGCGATCGACCCCTCCTAAAGACAATGACGGCGGCCTGTGGTTCCCCCGGTACACTGAGCTTTTAACTGAGCACGTATCGGACAAGGGCACCCGGGACCCGGTCCTCTCCTTTAACTAGGAAACTTCTAAGGTTGACCTCGGATCAGGTAGGAATACG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TCTAGGCCCGACCTCCCAACCCTTTGTTTACTGAACCTCTGTTGCTTCGGCGGACCCGTTTCACGACCGCCGGGGGACCGCGGAAAAGCGTCCTCTGGCCAGCGTCCGCCGATAGCCAACCCTCAAAACTCTGAACAAATCGTGTTTTGTGTCTAAGTCTATGATTAAATTAAAAGCAAAACTTTCAACAACGGATCTCTTGGTTCTGGCATCGATGAAGAACGCAGCGAAATGCGATAAGTAATGCGAATTGCAGAATTCCAGTGAGTCATCGAATCTTTGAACGCACATTGCGCCCTTTGGCATTCCGAAGGGCATGCCTGTTCGAGCGTCATTATCACCCCTCAAGCCCTGTGCTTGGTGTTGGAATGGCTTGGTCGAGTAACATCGACCCCTCCTAAAGACAATGACGGCGGCCTGTGGGACCCCCGGTACACTGAGCTTTTAACTGAGCACGTATCGGATAAGGGCACCCAGGATACGGTCCTCTCCTTTAACTAGGAAATTTTACAAGGTTGACCTCGGATCAGGTAGGAATACGCGCTGAACTTAA</text:p>
          </table:table-cell>
          <table:table-cell office:value-type="string" calcext:value-type="string">
            <text:p>k__Fungi;p__Ascomycota;c__Eurotiomycetes;o__Chaetothyriales;f__Herpotrichiellaceae;g__Cladophialophora;s__Cladophialophora_s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ACGAGTTAGGGTCTTCTAGGCCCGACCTCCCAACCCTTTGTTTACTGAACCTCTGTTGCTTCGGCGGACCCGTTTCACGACCGCCGGGGGACCGCGGAAAAGCGTCCTCTGGCCAGCGTCCGCCGATAGCCAACCCTCAAAACTCTGAACAAATCGTGTTTTGTGTCTAAGTCTATGATTAAATTAAAAGCAAAACTTTCAACAACGGATCTCTTGGTTCTGGCATCGATGAAGAACGCAGCGAAATGCGATAAGTAATGCGAATTGCAGAATTCCAGTGAGTCATCGAATCTTTGAACGCACATTGCGCCCTTTGGCATTCCGAAGGGCATGCCTGTTCGAGCGTCATTATCACCCCTCAAGCCCTGTGCTTGGTGTTGGAATGGCTTGGTCGAGTAACATCGACCCCTCCTAAAGACAATGACGGCGGCCTGTGGGACCCCCGGTACACTGAGCTTTTAACTGAGCACGTATCGGATAAGGGCACCCAGGATACGGTCCTCTCCTTTAACTAGGAAATTTTACAAGGTTGACCTCGGATCAGGTAGGAATACG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CTCTGGCCCGACCTCCCAACCCTTTGTCTACTTGACCATCGTTGCTTCGGCGAGCCCGTCCTCACGGACCGCCGGAGGGATCTTTACTGGCCCTCTGGTCCGCGCTCGTCGGTAGCCCAACCTTTAAAATCTTTAACTAAACGTGCCTTAATCTAAGTACAATTATTAAATAAAAGCAAAACTTTCAACAACGGATCTCTTGGTTCTGGCATCGATGAAGAACGCAGCGAAATGCGATAAGTAATGCGAATTGCAGAATTCCAGTGAGTCATCGAATCTTTGAACGCACATTGCGCCCTTTGGTATTCCGAAGGGCATGCCTGTTC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k__Fungi;p__Ascomycota;c__Eurotiomycetes;o__Chaetothyriales;f__Herpotrichiellaceae;g__Exophia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TTAGGGTCTCTCTGGCCCGACCTCCCAACCCTTTGTCTACTTGACCATCGTTGCTTCGGCGAGCCCGTCCTCACGGACCGCCGGAGGGATCTTTACTGGCCCTCTGGTCCGCGCTCGTCGGTAGCCCAACCTTTAAAATCTTTAACTAAACGTGCCTTAATCTAAGTACAATTATTAAATAAAAGCAAAACTTTCAACAACGGATCTCTTGGTTCTGGCATCGATGAAGAACGCAGCGAAATGCGATAAGTAATGCGAATTGCAGAATTCCAGTGAGTCATCGAATCTTTGAACGCACATTGCGCCCTTTGGTATTCCGAAGGGCATGCCTGTTC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TTTATAGGCTCGACCTCCCAACCCTTTGCTTACTTGACCTATGTTGCTTCGGCGAGCCCGTCTCTTTCGGGAGACCGCCGGGGGGGCGTGACACCCCCTCTGGCCCGCGCTCGTCGGTGGCCAAAATTTACAAATTCTTAATTAAACGTGTCTTGATCTGAGTATTATATTTAATTAAAGCAAAACTTTCAACAACGGATCTCTTGGTTCTGGCATCGATGAAGAACGCAGCGAAATGCGATAAGTAATGCGAATTGCAGAATTCCAGTGAGTCATCGAATCTTTGAACGCACATTGCGCCCTTTGGCATTCCGAAGGGCATGCCTGTTCGAGCGTCATTATCACCTCTCAAGCCCCCATTTCTTCATTGAAACCGGCTTGGTGTTGGACGGTTTGGTGACGGCGACGTCACCCCTCCCAAAGACAATGACGGCGGCTTCGTGAGACCCCCGGTACACTGAGTTCCTCACCGAACACGTACTGGATAAAGGGTAGACGAGGCCCCGGTCGACCTCTCTTCACAGGGAGACTACTTTTTTAACAAGGTTGACCTCGGATCAGGTAGGAATACCCGCTGAACTTAA</text:p>
          </table:table-cell>
          <table:table-cell office:value-type="string" calcext:value-type="string">
            <text:p>k__Fungi;p__Ascomycota;c__Eurotiomycetes;o__Chaetothyriales;f__Herpotrichiellaceae;g__Exophiala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ACGAGTTAGGGTCTTTTATAGGCTCGACCTCCCAACCCTTTGCTTACTTGACCTATGTTGCTTCGGCGAGCCCGTCTCTTTCGGGAGACCGCCGGGGGGGCGTGACACCCCCTCTGGCCCGCGCTCGTCGGTGGCCAAAATTTACAAATTCTTAATTAAACGTGTCTTGATCTGAGTATTATATTTAATTAAAGCAAAACTTTCAACAACGGATCTCTTGGTTCTGGCATCGATGAAGAACGCAGCGAAATGCGATAAGTAATGCGAATTGCAGAATTCCAGTGAGTCATCGAATCTTTGAACGCACATTGCGCCCTTTGGCATTCCGAAGGGCATGCCTGTTCGAGCGTCATTATCACCTCTCAAGCCCCCATTTCTTCATTGAAACCGGCTTGGTGTTGGACGGTTTGGTGACGGCGACGTCACCCCTCCCAAAGACAATGACGGCGGCTTCGTGAGACCCCCGGTACACTGAGTTCCTCACCGAACACGTACTGGATAAAGGGTAGACGAGGCCCCGGTCGACCTCTCTTCACAGGGAGACTACTTTTTTA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TCCCTCTGGGCCCGACCTCCCAACCTTTTGTCTACTTGACCATCGTTGCTTCGGCGAGCCCGTCCTCACGGACCGCCGGAGGGACCTTCATTGGCCCTCTGGTCCGCGCTCGTCGGTGGCCCAACCTTTTTAAAATCTTTAACCAAACGTGCCTCAATCTAAGTACTATTTGTTAAATAAAAGCAAAACTTTCAACAACGGATCTCTTGGTTCTGGCATCGATGAAGAACGCAGCGAAATGCGATAAGTAATGCGAATTGCAGAATTCCAGTGAGTCATCGAATCTTTGAACGCACATTGCGCCCTTTGGTATTCCGAAGGGCATGCCTGTTCGAGCGTCATTATCACCCCTCAAGCCCCCGGCTTGGTGTTGGACGGTTTGGTGGAGGCCCCTTGCGGGCATCTGCCCCTCCCAAAGACAATGACGGCGGCCTCGTTGGACCCCCGGTACACTGAGTTCTTCACGGGACACGTATCGGACACACGGGTTTACGGGGCACGGTCTGCCTCCCCTCAGGGAGAATCTTTCTAAGGTTGACCTCGGATCAGGTAGGGATACCCGCTGAACTTAA</text:p>
          </table:table-cell>
          <table:table-cell office:value-type="string" calcext:value-type="string">
            <text:p>k__Fungi;p__Ascomycota;c__Eurotiomycetes;o__Chaetothyriales;f__Herpotrichiellaceae;g__Exophia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TTAGGGTTCCCTCTGGGCCCGACCTCCCAACCTTTTGTCTACTTGACCATCGTTGCTTCGGCGAGCCCGTCCTCACGGACCGCCGGAGGGACCTTCATTGGCCCTCTGGTCCGCGCTCGTCGGTGGCCCAACCTTTTTAAAATCTTTAACCAAACGTGCCTCAATCTAAGTACTATTTGTTAAATAAAAGCAAAACTTTCAACAACGGATCTCTTGGTTCTGGCATCGATGAAGAACGCAGCGAAATGCGATAAGTAATGCGAATTGCAGAATTCCAGTGAGTCATCGAATCTTTGAACGCACATTGCGCCCTTTGGTATTCCGAAGGGCATGCCTGTTCGAGCGTCATTATCACCCCTCAAGCCCCCGGCTTGGTGTTGGACGGTTTGGTGGAGGCCCCTTGCGGGCATCTGCCCCTCCCAAAGACAATGACGGCGGCCTCGTTGGACCCCCGGTACACTGAGTTCTTCACGGGACACGTATCGGACACACGGGTTTACGGGGCACGGTCTGCCTCCCCTCAGGGAGAATCTTTC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AGGGTCCTCTGGGCCCGACCTCCTACCCTTTGTCTACCTTACCTCTTGTTGCTTCGGCGGATCCGTCCCTCAAAGGGACCGCCGGGGAGCTCTGAAAAGCTCTCTGGCCCGCGTCCGTCGATGGCCTACAATTCAAACTCTTGCTTAAACGTGTCGTCTGAGTCTTAAAACCAAAATAATTAAAAACTTTCAACAACGGATCTCTTGGTTCTGGCATCGATGAAGAACGCAGCGAAATGCGATAAGTAATGCGAATTGCAGAATCCGTGAGTCATCGAATCTTTGAACGCACATTGCGCCCTTTGGTATTCCGAAGGGCATGCCTGTTCGAGCGTCATTATCACCCCTCAAGCCTCGGCTTGGTGTTGGGCTTCAGTTATAGCCGTCTACAACTGGCCTTAAAGATAGTGACGGCGTCCCAGAAGGAACCGGTACGAGGAGCTTCTAATCAAGCATGTACGCGGGATGATTCTGTGGGCGACGGTCTTTTTACACTGCTCTTAGCTGAGTATTTTTCAAGTGTTGACCTCGGATCAGGTAGGAATACCCGCTGAACTTAA</text:p>
          </table:table-cell>
          <table:table-cell office:value-type="string" calcext:value-type="string">
            <text:p>k__Fungi;p__Ascomycota;c__Eurotiomycetes;o__Chaetothyriales;f__Herpotrichiellaceae;g__Rhinocladiella;s__Rhinocladiell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CGAGTTAGGGTCCTCTGGGCCCGACCTCCTACCCTTTGTCTACCTTACCTCTTGTTGCTTCGGCGGATCCGTCCCTCAAAGGGACCGCCGGGGAGCTCTGAAAAGCTCTCTGGCCCGCGTCCGTCGATGGCCTACAATTCAAACTCTTGCTTAAACGTGTCGTCTGAGTCTTAAAACCAAAATAATTAAAAACTTTCAACAACGGATCTCTTGGTTCTGGCATCGATGAAGAACGCAGCGAAATGCGATAAGTAATGCGAATTGCAGAATCCGTGAGTCATCGAATCTTTGAACGCACATTGCGCCCTTTGGTATTCCGAAGGGCATGCCTGTTCGAGCGTCATTATCACCCCTCAAGCCTCGGCTTGGTGTTGGGCTTCAGTTATAGCCGTCTACAACTGGCCTTAAAGATAGTGACGGCGTCCCAGAAGGAACCGGTACGAGGAGCTTCTAATCAAGCATGTACGCGGGATGATTCTGTGGGCGACGGTCTTTTTACACTGCTCTTAGCTGAGTATTTTTCAAG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CTCTGGGCCCGACCTCCCAACCCATTGTTTACTAAACCATTTGTTGCTTCGGCGAGCCCGTCTTTACGGACCGCCGGGGGGCCGTGATAGGTCTCCTGGCCCGCGCTTGTCGGTAGCCCCAACCTCAAAACTCTTAATTAAACGTGTCTTGACTAAGTACCAATTTTTAATTAAAAGCAAAACTTTCAACAACGGATCTCTTGGTTCTGGCATCGATGAAGAACGCAGCGAAATGCGATAAGTAATGCGAATTGCAGAATTCCAGTGAGTCATCGAATCTTTGAACGCACATTGCGCCCTTTGGTATTCCGAAGGGCATGCCTGTTCGAGCGTCATTATCACCCCTCAAGCCTCTCGGCTTGGTGTTGGACGGTTTGGCGGAGACCACGTCTCCACCCCTCCCAAAGACAATGACGGCGGCCTCGTTGGACCCCCGGTACACTGAGTTCTTCACGGGACACGTACTGGACACAAGGGTGCACGGGGCCCGGTCTGACCTCCCTTTAGGGAGAACTTTTCTCAGGTTGACCTCGGATCAGGTAGGGATACCCGCTGAACTTAA</text:p>
          </table:table-cell>
          <table:table-cell office:value-type="string" calcext:value-type="string">
            <text:p>k__Fungi;p__Ascomycota;c__Eurotiomycetes;o__Chaetothyriales;f__Herpotrichiellaceae;g__Veronaea;s__Veronae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CGAGTTAGGGTCCTCTGGGCCCGACCTCCCAACCCATTGTTTACTAAACCATTTGTTGCTTCGGCGAGCCCGTCTTTACGGACCGCCGGGGGGCCGTGATAGGTCTCCTGGCCCGCGCTTGTCGGTAGCCCCAACCTCAAAACTCTTAATTAAACGTGTCTTGACTAAGTACCAATTTTTAATTAAAAGCAAAACTTTCAACAACGGATCTCTTGGTTCTGGCATCGATGAAGAACGCAGCGAAATGCGATAAGTAATGCGAATTGCAGAATTCCAGTGAGTCATCGAATCTTTGAACGCACATTGCGCCCTTTGGTATTCCGAAGGGCATGCCTGTTCGAGCGTCATTATCACCCCTCAAGCCTCTCGGCTTGGTGTTGGACGGTTTGGCGGAGACCACGTCTCCACCCCTCCCAAAGACAATGACGGCGGCCTCGTTGGACCCCCGGTACACTGAGTTCTTCACGGGACACGTACTGGACACAAGGGTGCACGGGGCCCGGTCTGACCTCCCTTTAGGGAGAACTTTTC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AGGGTTTCGTCCGACGAGCCCGACCTCCCAACCCTTTGTCTATTATACCTTGTCGTTGCTTCGGCGGACCGGTCGCGACCAACTAGTCGTGGCCGCCGGGGCCCGTCCCTGGAAAGCGTCCGCCGACGGCCCAACCACAAACTCTTGTACCAAACCATGTCGTCTGAATTTACTTGATTAAAATCAAAAACAAAACTTTCAACAACGGATCTCTTGGTTCTGGCATCGATGAAGAACGCAGCGAAATGCGATAAGTAATGCGAATTGCAGAATTTCCGTGAGTCATCGAATCTTTGAACGCACATTGCGCCCACTGGTATTCCGGTGGGCATGCCTGTTCGAGCGTCATTATCCTCCCTCAAACCCCGGGTTTGGTGTTGGACCGAAGTTGTGTGAACAACTGGTCTAAAAGACAATGACGGCGTCCGTGGGACCCTCGGTGCAACGAGCTTTTAGGAGCACGCGCCGAGTTGCAAGGACCTTCCGGGCCGGTCTCCTTTTACTATTTTACAAGGTTGACCTCGGATCAGGTAGGAATACCCGCTGAACTTAA</text:p>
          </table:table-cell>
          <table:table-cell office:value-type="string" calcext:value-type="string">
            <text:p>k__Fungi;p__Ascomycota;c__Eurotiomycetes;o__Chaetothyriales;f__Trichomeriaceae;g__Knufi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GTTAGGGTTTCGTCCGACGAGCCCGACCTCCCAACCCTTTGTCTATTATACCTTGTCGTTGCTTCGGCGGACCGGTCGCGACCAACTAGTCGTGGCCGCCGGGGCCCGTCCCTGGAAAGCGTCCGCCGACGGCCCAACCACAAACTCTTGTACCAAACCATGTCGTCTGAATTTACTTGATTAAAATCAAAAACAAAACTTTCAACAACGGATCTCTTGGTTCTGGCATCGATGAAGAACGCAGCGAAATGCGATAAGTAATGCGAATTGCAGAATTTCCGTGAGTCATCGAATCTTTGAACGCACATTGCGCCCACTGGTATTCCGGTGGGCATGCCTGTTCGAGCGTCATTATCCTCCCTCAAACCCCGGGTTTGGTGTTGGACCGAAGTTGTGTGAACAACTGGTCTAAAAGACAATGACGGCGTCCGTGGGACCCTCGGTGCAACGAGCTTTTAGGAGCACGCGCCGAGTTGCAAGGACCTTCCGGGCCGGTCTCCTTTTACTATTTT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TCCCCTCGCGGGGCCCAACCTCCCACCCGTGTCTACCGTCACCTGTTGCTTCGGCGGGCCCGCCTTCGTGCCGCCGGGGGGCCCTCTGCGCCCCCGGGCCCGCGCCCGCCGAGGACTCTAGGAACACTGAATGAAGGATGCCGTCTGAGTCAACGACACAATCGTTAAAACTTTCAACAACGGATCTCTTGGTTCCGGCATCGATGAAGAACGCAGCGAAATGCGATAAGTAATGTGAATTGCAGAATTCCGTGAATCATCGAATCTTTGAACGCACATTGCGCCCCCTGGTATTCCGGGGGGCATGCCTGTCCGAGCGTCATTACTGCCCATCAAGCCCGGCTTGTGTGTTGGGTCGACGTCCCCTCCCTCGCGGGGGGACGGACCCGAAAGGCAGTGGCGGTGCCGCGCCGGTGCTTCGAGCGTATGGGGCTTTGTCACCCGCTCCGGAGGCCTGGCCGGCGCCCGTCGTCCCCACACTATTTTTCTCGGTGGACCTCGGATCAGGTAGGGATACCCGCTGAACTTAA</text:p>
          </table:table-cell>
          <table:table-cell office:value-type="string" calcext:value-type="string">
            <text:p>k__Fungi;p__Ascomycota;c__Eurotiomycetes;o__Eurot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CGGGTCCCCTCGCGGGGCCCAACCTCCCACCCGTGTCTACCGTCACCTGTTGCTTCGGCGGGCCCGCCTTCGTGCCGCCGGGGGGCCCTCTGCGCCCCCGGGCCCGCGCCCGCCGAGGACTCTAGGAACACTGAATGAAGGATGCCGTCTGAGTCAACGACACAATCGTTAAAACTTTCAACAACGGATCTCTTGGTTCCGGCATCGATGAAGAACGCAGCGAAATGCGATAAGTAATGTGAATTGCAGAATTCCGTGAATCATCGAATCTTTGAACGCACATTGCGCCCCCTGGTATTCCGGGGGGCATGCCTGTCCGAGCGTCATTACTGCCCATCAAGCCCGGCTTGTGTGTTGGGTCGACGTCCCCTCCCTCGCGGGGGGACGGACCCGAAAGGCAGTGGCGGTGCCGCGCCGGTGCTTCGAGCGTATGGGGCTTTGTCACCCGCTCCGGAGGCCTGGCCGGCGCCCGTCGTCCCCACACTATTTTTCTCGGTGGACCTCGGATCAGGTAGGGATACCCGCTGAACTTAA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TTTCTCTGAAGCCCAACCTCCCACCCGTGTATACCGTACCCTGTTGCTTCGGCGGGCCCGCCTCACGGCCGCCGGGGGACCTCGCGTCCCCGGGCCCGCGCCCGCCGAAGACCCCAACACGAACACTGTCTGAAAAGTGCAGTCTGAGTCGATTGTTACCAATCAGTCAAAACTTTCAACAATGGATCTCTTGGTTCCGGCATCGATGAAGAACGCAGCGAAATGCGATAACTAATGTGAATTGCAGAATTCAGTGAATCATCGAGTCTTTGAACGCACATTGCGCCCCCTGGTATTCCGGGGGGCATGCCTGTCCGAGCGTCATTGCTGCCCTCAAGCACGGCTTGTGTGTTGGGCCCCGTCCCCGGTACCCCCGGGGACGGGCCCGAAAGGCAGCGGCGGCACCGCGTCCGGTCCTCGAGCGTATGGGGCTTTGTCACCCGCTCTGCAGGCCCGGCCGGCGCCAGCCGACCAACCCAACCATTTTTTACAGGTTGACCTCGGATCAGGTAGGGATACCCGCTGAACTTAA</text:p>
          </table:table-cell>
          <table:table-cell office:value-type="string" calcext:value-type="string">
            <text:p>k__Fungi;p__Ascomycota;c__Eurotiomycetes;o__Eurotiales;f__Aspergill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CCGAGTGAGGGTTTCTCTGAAGCCCAACCTCCCACCCGTGTATACCGTACCCTGTTGCTTCGGCGGGCCCGCCTCACGGCCGCCGGGGGACCTCGCGTCCCCGGGCCCGCGCCCGCCGAAGACCCCAACACGAACACTGTCTGAAAAGTGCAGTCTGAGTCGATTGTTACCAATCAGTCAAAACTTTCAACAATGGATCTCTTGGTTCCGGCATCGATGAAGAACGCAGCGAAATGCGATAACTAATGTGAATTGCAGAATTCAGTGAATCATCGAGTCTTTGAACGCACATTGCGCCCCCTGGTATTCCGGGGGGCATGCCTGTCCGAGCGTCATTGCTGCCCTCAAGCACGGCTTGTGTGTTGGGCCCCGTCCCCGGTACCCCCGGGGACGGGCCCGAAAGGCAGCGGCGGCACCGCGTCCGGTCCTCGAGCGTATGGGGCTTTGTCACCCGCTCTGCAGGCCCGGCCGGCGCCAGCCGACCAACCCAACCATTTTTTA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TCCTCCGGGGCCCAACCTCCCACCCGTGTGTACCGTACCCTGTTGCTTCGGCGGGCCCGCCGCAAGGCCGCCGGGGGGCGTGTCCCGCCCCCGGGCCCGTGCCCGCCGGAGGCCCTTCGAACGCTGAGCTTTTGAAGGCGTGCCGTCTGAGTCGCGTGAGAAATCGTGAAAACTTTCAACAACGGATCTCTTGGTTCCGGCATCGATGAAGAACGCAGCGAAATGCGATAAGTAATGTGAATTGCAGAATTCCGTGAATCATCGAATCTTTGAACGCACATTGCGCCCCCTGGCATTCCGGGGGGCATGCCTGTCCGAGCGTCATTGCTGCCCTCAAGCCCGGCTTGTGTGTTGGGCCGCCGTCCCCGCCCGCCGCGGGGGGACGGGCCCGAAAGGCAGCGGCGGCGCCGCGTCCGGTCCTCGAGCGTATGGGGCTTCGTCACCCGCTCTTGCAGGCCCGGCCGGAGCCTCAGCCCGACCCCGCGTCAACATCTTCCAGGTTGACCTCGGATCAGGTAGGGATACCCGCTGAACTTAA</text:p>
          </table:table-cell>
          <table:table-cell office:value-type="string" calcext:value-type="string">
            <text:p>k__Fungi;p__Ascomycota;c__Eurotiomycetes;o__Eurotiales;f__Aspergill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GTGCGGGTCCTCCGGGGCCCAACCTCCCACCCGTGTGTACCGTACCCTGTTGCTTCGGCGGGCCCGCCGCAAGGCCGCCGGGGGGCGTGTCCCGCCCCCGGGCCCGTGCCCGCCGGAGGCCCTTCGAACGCTGAGCTTTTGAAGGCGTGCCGTCTGAGTCGCGTGAGAAATCGTGAAAACTTTCAACAACGGATCTCTTGGTTCCGGCATCGATGAAGAACGCAGCGAAATGCGATAAGTAATGTGAATTGCAGAATTCCGTGAATCATCGAATCTTTGAACGCACATTGCGCCCCCTGGCATTCCGGGGGGCATGCCTGTCCGAGCGTCATTGCTGCCCTCAAGCCCGGCTTGTGTGTTGGGCCGCCGTCCCCGCCCGCCGCGGGGGGACGGGCCCGAAAGGCAGCGGCGGCGCCGCGTCCGGTCCTCGAGCGTATGGGGCTTCGTCACCCGCTCTTGCAGGCCCGGCCGGAGCCTCAGCCCGACCCCGCGTCAACATCTTC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TCAAGCCCGGCTTGTGTGTTGGGCCTCCGTCCCCCCCCACCCGGGGGGACGGGCCCGAAAGGCAGTGGCGGCACCGTGTCCGGTCCTCGAGTGTATGGGGCTCTGTCACCCACTCTGTAGGCCTGGCCGGCGCCTGCCGACCCCCATCTTCCTTTTTTTTCAGGTTGACCTCGGATCAGGTAGGGATACCCGCTGAACTTAA</text:p>
          </table:table-cell>
          <table:table-cell office:value-type="string" calcext:value-type="string">
            <text:p>k__Fungi;p__Ascomycota;c__Eurotiomycetes;o__Eurotiales;f__Aspergill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TCAAGCCCGGCTTGTGTGTTGGGCCTCCGTCCCCCCCCACCCGGGGGGACGGGCCCGAAAGGCAGTGGCGGCACCGTGTCCGGTCCTCGAGTGTATGGGGCTCTGTCACCCACTCTGTAGGCCTGGCCGGCGCCTGCCGACCCCCATCTTCCTTTTTTTTCAGGTTGACCTCGGATCAGGTAGGGATACCCGCTGAACTTAA</text:p>
          </table:table-cell>
          <table:table-cell office:value-type="string" calcext:value-type="string">
            <text:p>16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CTGGTATTCCGGAGGGCATGCCTGTCCGAGCGTCATTGCTGCCCTCCAGCCCGGCTGGTGTGTTGGGCCCCGCCCCCCTTCCCGGGGGGGCGGGCCCGAAAGGCAGCGGCGGCACCGCGTCCGGTCCTCGAGCGTATGGGGCTTTGTCACCCGCTCTTGTAGGCCCGGCCGGCGTCAGCCGACCCCCTCAATCTATTTTTTCAGGTTGACCTCGGATCAGGTAGGGATACCCGCTGAACTTAA</text:p>
          </table:table-cell>
          <table:table-cell office:value-type="string" calcext:value-type="string">
            <text:p>k__Fungi;p__Ascomycota;c__Eurotiomycetes;o__Eurotiales;f__Aspergill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CTGGTATTCCGGAGGGCATGCCTGTCCGAGCGTCATTGCTGCCCTCCAGCCCGGCTGGTGTGTTGGGCCCCGCCCCCCTTCCCGGGGGGGCGGGCCCGAAAGGCAGCGGCGGCACCGCGTCCGGTCCTCGAGCGTATGGGGCTTTGTCACCCGCTCTTGTAGGCCCGGCCGGCGTCAGCCGACCCCCTCAATCTATTTTTTCAGGTTGACCTCGGATCAGGTAGGGATACCCGCTGAACTTAA</text:p>
          </table:table-cell>
          <table:table-cell office:value-type="string" calcext:value-type="string">
            <text:p>7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ACCTAACCGGTCCAACCTCCCACCCGTGTCTATCGTACCTTGTTGCTTCGGCGGGCCCGCCATTCGTGGCCGCCGGGGGGCATTTCGCCCCCGGGCCCGCGCCCGCCGGAGACACCAACACGAACACTGTCTGAAGGTTGCAGTCTGAGTCGATTTATTTAATCGTTAAAACTTTCAACAACGGATCTCTTGGTTCCGGCATCGATGAAGAACGCAGCGAAATGCGATAATTAATGTGAATTGCAGAATTCAGTGAATCATCGAGTCTTTGAACGCACATTGCGCCCCCTGGTATTCCGGGGGGCATGCCTGTCCGAGCGTCATTGCTGCCCTCAAGCACGGCTTGTGTGTTGGGTCGCCGTCCCCTTCCCGGGGGACGGGCCCGAAAGGCAGCGGCGGCACCGCGTCCGGTCCTCGAGCGTATGGGGCTTTGTCACCCGCTCTGTAGGCCCGGCCGGCGCCTGCCGACCACCAACCTTTTTTTAACC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CGAGTGAGGACCTAACCGGTCCAACCTCCCACCCGTGTCTATCGTACCTTGTTGCTTCGGCGGGCCCGCCATTCGTGGCCGCCGGGGGGCATTTCGCCCCCGGGCCCGCGCCCGCCGGAGACACCAACACGAACACTGTCTGAAGGTTGCAGTCTGAGTCGATTTATTTAATCGTTAAAACTTTCAACAACGGATCTCTTGGTTCCGGCATCGATGAAGAACGCAGCGAAATGCGATAATTAATGTGAATTGCAGAATTCAGTGAATCATCGAGTCTTTGAACGCACATTGCGCCCCCTGGTATTCCGGGGGGCATGCCTGTCCGAGCGTCATTGCTGCCCTCAAGCACGGCTTGTGTGTTGGGTCGCCGTCCCCTTCCCGGGGGACGGGCCCGAAAGGCAGCGGCGGCACCGCGTCCGGTCCTCGAGCGTATGGGGCTTTGTCACCCGCTCTGTAGGCCCGGCCGGCGCCTGCCGACCACCAACCTTTTTTTAAC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CTATCGTACCTTGTTGCTTCGGCGGGCCCGCCGTTTCGACGGCCGCCGGGGAGGCCTTGCGCCCCCGGGCCCGCGCCCGCCGAAGACCCCAACATGAACGCTGTTCTGAAAGTATGCAGTCTGAGTTGATTATCGTAATCAGTTAAAACTTTCAACAACGGATCTCTTGGTTCCGGCATCGATGAAGAACGCAGCGAAATGCGATAAGTAATGTGAATTGCAGAATTCAGTGAATCATCGAGTCTTTGAACGCACATTGCGCCCCCTGGTATTCCGGGGGGCATGCCTGTCCGAGCGTCATTGCTGCCCTCAAGCACGGCTTGTGTGTTGGGCCCCCGTCCCCCTCTCCCGGGGGACGGGCCCGAAAGGCAGCGGCGGCACCGCGTCCGGTCCTCGAGCGTATGGGGCTTTGTCACCTGCTCTGTAGGCCCGGCCGGCGCCAGCCGACACCCAACTTTATTTTTCTA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CGAGTGAGGGCCCTCTGGGTCCAACCTCCCACCCGTGTCTATCGTACCTTGTTGCTTCGGCGGGCCCGCCGTTTCGACGGCCGCCGGGGAGGCCTTGCGCCCCCGGGCCCGCGCCCGCCGAAGACCCCAACATGAACGCTGTTCTGAAAGTATGCAGTCTGAGTTGATTATCGTAATCAGTTAAAACTTTCAACAACGGATCTCTTGGTTCCGGCATCGATGAAGAACGCAGCGAAATGCGATAAGTAATGTGAATTGCAGAATTCAGTGAATCATCGAGTCTTTGAACGCACATTGCGCCCCCTGGTATTCCGGGGGGCATGCCTGTCCGAGCGTCATTGCTGCCCTCAAGCACGGCTTGTGTGTTGGGCCCCCGTCCCCCTCTCCCGGGGGACGGGCCCGAAAGGCAGCGGCGGCACCGCGTCCGGTCCTCGAGCGTATGGGGCTTTGTCACCTGCTCTGTAGGCCCGGCCGGCGCCAGCCGACACCCAACTTTATTTTTCT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AGGTCTGCCCCCGGGCAGGCCTAACCTCCCACCCGTGAATACCTGACCAACGTTGCTTCGGCGGTGCGCCCCCCCGGGGGTAGCCGCCGGAGACCACATTGAACCTCTTGTCTTTAGTGTTGTCTGAGCTTGATAGCAAACCTATTAAAACTTTCAACAATGGATCTCTTGGTTCCGGCATCGATGAAGAACGCAGCGAACTGCGATAAGTAATGTGAATTGCAGAATTCAGTGAATCATCGAGTCTTTGAACGCACATTGCGCCCCCTGGCATTCCGGGGGGCATGCCTGTCCGAGCGTCATTGCTGCCCTTCAAGCCCGGCTTGTGTGTTGGGTCGTCGTCCCCCCTGGGGGACGGGCCCGAAAGGCAGCGGCGGCACCGCGTCCGGTCCTCGAGCGTATGGGGCTTTGTCACCCGCTCGATTAGGGCCGGCCGGGCGCCAGCCGGCGTCTCCAACCTTCTATTTTACC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CCGAGTGCAGGTCTGCCCCCGGGCAGGCCTAACCTCCCACCCGTGAATACCTGACCAACGTTGCTTCGGCGGTGCGCCCCCCCGGGGGTAGCCGCCGGAGACCACATTGAACCTCTTGTCTTTAGTGTTGTCTGAGCTTGATAGCAAACCTATTAAAACTTTCAACAATGGATCTCTTGGTTCCGGCATCGATGAAGAACGCAGCGAACTGCGATAAGTAATGTGAATTGCAGAATTCAGTGAATCATCGAGTCTTTGAACGCACATTGCGCCCCCTGGCATTCCGGGGGGCATGCCTGTCCGAGCGTCATTGCTGCCCTTCAAGCCCGGCTTGTGTGTTGGGTCGTCGTCCCCCCTGGGGGACGGGCCCGAAAGGCAGCGGCGGCACCGCGTCCGGTCCTCGAGCGTATGGGGCTTTGTCACCCGCTCGATTAGGGCCGGCCGGGCGCCAGCCGGCGTCTCCAACCTTCTATTTTAC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CTGCCTCCGGGCGCCCAACCTCCCACCCGTGACTACCTAACACTGTTGCTTCGGCGGGGAGCCCCCCAGGGGCGAGCCGCCGGGGACCACTGAACTTCATGCCTGAGAGTGATGCAGTCTGAGCCTGAATACAAATCAGTCAAAACTTTCAACAATGGATCTCTTGGTTCCGGCATCGATGAAGAACGCAGCGAACTGCGATAAGTAATGTGAATTGCAGAATTCAGTGAATCATCGAGTCTTTGAACGCACATTGCGCCCCCTGGCATTCCGGGGGGCATGCCTGTCCGAGCGTCATTGCTGCCCTCAAGCCCGGCTTGTGTGTTGGGTCGTCGTCCCCCCCGGGGGACGGGCCCGAAAGGCAGCGGCGGCACCGTGTCCGGTCCTCGAGCGTATGGGGCTTTGTCACCCGCTCGATTAGGGCCGGCCGGGCGCCAGCCGGCGTCTCCAACCTTATTTTTCTC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CGGGCTGCCTCCGGGCGCCCAACCTCCCACCCGTGACTACCTAACACTGTTGCTTCGGCGGGGAGCCCCCCAGGGGCGAGCCGCCGGGGACCACTGAACTTCATGCCTGAGAGTGATGCAGTCTGAGCCTGAATACAAATCAGTCAAAACTTTCAACAATGGATCTCTTGGTTCCGGCATCGATGAAGAACGCAGCGAACTGCGATAAGTAATGTGAATTGCAGAATTCAGTGAATCATCGAGTCTTTGAACGCACATTGCGCCCCCTGGCATTCCGGGGGGCATGCCTGTCCGAGCGTCATTGCTGCCCTCAAGCCCGGCTTGTGTGTTGGGTCGTCGTCCCCCCCGGGGGACGGGCCCGAAAGGCAGCGGCGGCACCGTGTCCGGTCCTCGAGCGTATGGGGCTTTGTCACCCGCTCGATTAGGGCCGGCCGGGCGCCAGCCGGCGTCTCCAACCTTATTTTTC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1329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TCAAGCCCGGCTTGTGTGTTGGGTCTCGTCCCCCTTCCCGGGGGGACGGGCCCGAAAGGCAGCGGCGGCACCGCGTCCGGTCCTCGAGCGTATGGGGCTTTGTCACCCGCTCTGTAGGCCCGGCCGGCGCTTGCCGATCAACCAAAACTTTTTTCCAGGTTGACCTCGGATCAGGTAGGGATACCCGCTGAACTTAA</text:p>
          </table:table-cell>
          <table:table-cell office:value-type="string" calcext:value-type="string">
            <text:p>k__Fungi;p__Ascomycota;c__Eurotiomycetes;o__Eurotiales;f__Aspergillaceae;g__Aspergillu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CCGAGCGTCATTGCTGCCCTCAAGCCCGGCTTGTGTGTTGGGTCTCGTCCCCCTTCCCGGGGGGACGGGCCCGAAAGGCAGCGGCGGCACCGCGTCCGGTCCTCGAGCGTATGGGGCTTTGTCACCCGCTCTGTAGGCCCGGCCGGCGCTTGCCGATCAACCAAAACTTTTTTCCAGGTTGACCTCGGATCAGGTAGGGATACCCGCTGAACTTAA</text:p>
          </table:table-cell>
          <table:table-cell office:value-type="string" calcext:value-type="string">
            <text:p>41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TCGAGCGTCATTACAACCCTCAAGCTCTGCTTGGTGTTGGGCCCCGCCGCCCCGGCGGGCCCTAAAATCAGTGGCGGTGCCGTCCGGCTCCGAGCGTAGTAATTCTTCTCGCTCTGGAGGTCCGGGTGTGTGCTCGCCAGCAACCCCCAATTTTTTTCAGGTTGACCTCGGATCAGGTAGGGATACCCGCTGAACTTAA</text:p>
          </table:table-cell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TATTCCGGGGGGCATGCCTGTTCGAGCGTCATTACAACCCTCAAGCTCTGCTTGGTGTTGGGCCCCGCCGCCCCGGCGGGCCCTAAAATCAGTGGCGGTGCCGTCCGGCTCCGAGCGTAGTAATTCTTCTCGCTCTGGAGGTCCGGGTGTGTGCTCGCCAGCAACCCCCAATTTTTTTCAGGTTGACCTCGGATCAGGTAGGGATACCCGCTGAACTTAA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GGCATCCCGGCGGGCATGCCTGTCCGAGCGTCATTTCCACCCTCAGGCCCTGCCTGGTGTTGGGGGCCTGCGCTTGCAGCCCCCGAAAGCCAACGGCGGTCCCGGTCCCGGCCCCGAGCGTAGTAGCATACCTCGCTCTGGGCGCCTGGCGGGCACCAGCCGCAACCCACCATCTCAAGGTTGACCTCGGATCAGGTAGGAATACCCGCTGAACTTAA</text:p>
          </table:table-cell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GGCATCCCGGCGGGCATGCCTGTCCGAGCGTCATTTCCACCCTCAGGCCCTGCCTGGTGTTGGGGGCCTGCGCTTGCAGCCCCCGAAAGCCAACGGCGGTCCCGGTCCCGGCCCCGAGCGTAGTAGCATACCTCGCTCTGGGCGCCTGGCGGGCACCAGCCGCAACCCACCATCTCAAGGTTGACCTCGGATCAGGTAGGAA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TGGCATCGATGAAGAACGCAGCGAAATGCGATAAGTAATGCGAATTGCAGAATTCAGTGAGTCATCGAATCTTTGAACGCACATTGCGCCCTGTGGTATTCCGCAGGGCATGCCTGTTCGAGCGTCATTTCAACCCTCAAGCCCTGCTTGGTGTTGGGCCCCGCCCGCTGCGGCCGGCCCCAAAGTCAGTGGCGGCGCCGCGTGGCCCTGAGCGTAGTACACATCTCGCTCCAGGGCTCCGCGACCGCTGGCCAGAACCCCAACTCCACTGGTTGACCTCGGATCAGGTAGGGATACCCGCTGAACTTAA</text:p>
          </table:table-cell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TGGCATCGATGAAGAACGCAGCGAAATGCGATAAGTAATGCGAATTGCAGAATTCAGTGAGTCATCGAATCTTTGAACGCACATTGCGCCCTGTGGTATTCCGCAGGGCATGCCTGTTCGAGCGTCATTTCAACCCTCAAGCCCTGCTTGGTGTTGGGCCCCGCCCGCTGCGGCCGGCCCCAAAGTCAGTGGCGGCGCCGCGTGGCCCTGAGCGTAGTACACATCTCGCTCCAGGGCTCCGCGACCGCTGGCCAGAACCCCAACTCCACTGGTTGACCTCGGATCAGGTAGGGATACCCGCTGAACTTAA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TGGCATCGATGAAGAACGCAGCGAAATGCGATAAGTAATGCGAATTGCAGAATTCAGTGAGTCATCGAATCTTTGAACGCACATTGCGCCCTGTGGTATTCCGCAGGGCATGCCTGTTCGAGCGTCATTTCAACCCTCAAGCCTCGCTTGGTGTTGGGCCCTGCCCGCCGCGGCCGGCCCTAAAGATAGTGGCGGCGCCGCCTGGCCCTCAGCGTAGTACAGCTCTCGCTCCAGGGTCCGGTGGCAGCCTGCCAGAACCCCCCCAACTCTATGGTTGACCTCGGATCAGGTAGGGATACCCGCTGAACTTAA</text:p>
          </table:table-cell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TGGCATCGATGAAGAACGCAGCGAAATGCGATAAGTAATGCGAATTGCAGAATTCAGTGAGTCATCGAATCTTTGAACGCACATTGCGCCCTGTGGTATTCCGCAGGGCATGCCTGTTCGAGCGTCATTTCAACCCTCAAGCCTCGCTTGGTGTTGGGCCCTGCCCGCCGCGGCCGGCCCTAAAGATAGTGGCGGCGCCGCCTGGCCCTCAGCGTAGTACAGCTCTCGCTCCAGGGTCCGGTGGCAGCCTGCCAGAACCCCCCCAACTCTATGGTTGACCTCGGATCAGGTAGGGATACCCGCTGAACTTAA</text:p>
          </table:table-cell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CGAGAATTCTCTGAATTCAACCTCCCACCCGTGTTTATTGTACCTTGTTGCTTCGGCGGGCCCGCCTCACGGCCGCCGGGGGGCATCTGCCCCCGGGCCCGCGCCCGCCGAAGACACCTTGAACTCTGTATGAAAATTGCAGTCTGAGTCTAAATATAAATTATTTAAAACTTTCAACAACGGATCTCTTGGTTCCGGCATCGATGAAGAACGCAGCGAAATGCGATACGTAATGTGAATTGCAGAATTCAGTGAATCATCGAGTCTTTGAACGCACATTGCGCCCCCTGGTATTCCGGGGGGCATGCCTGTCCGAGCGTCATTGCTGCCCTCAAGCCCGGCTTGTGTGTTGGGTCTCGTCCCCCTTCCCGGGGGGACGGGCCCGAAAGGCAGCGGCGGCACCGCGTCCGGTCCTCGAGCGTATGGGGCTTTGTCACCCGCTCTGTAGGCCCGGCCGGCGCTTGCCGATCAACCAAAACTTTTT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CGAGAATTCTCTGAATTCAACCTCCCACCCGTGTTTATTGTACCTTGTTGCTTCGGCGGGCCCGCCTCACGGCCGCCGGGGGGCATCTGCCCCCGGGCCCGCGCCCGCCGAAGACACCTTGAACTCTGTATGAAAATTGCAGTCTGAGTCTAAATATAAATTATTTAAAACTTTCAACAACGGATCTCTTGGTTCCGGCATCGATGAAGAACGCAGCGAAATGCGATACGTAATGTGAATTGCAGAATTCAGTGAATCATCGAGTCTTTGAACGCACATTGCGCCCCCTGGTATTCCGGGGGGCATGCCTGTCCGAGCGTCATTGCTGCCCTCAAGCCCGGCTTGTGTGTTGGGTCTCGTCCCCCTTCCCGGGGGGACGGGCCCGAAAGGCAGCGGCGGCACCGCGTCCGGTCCTCGAGCGTATGGGGCTTTGTCACCCGCTCTGTAGGCCCGGCCGGCGCTTGCCGATCAACCAAAACTTTTTTCCAGGTTGACCTCGGATCAGGTAGGGATACCCGCTGAACTTAA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ATGTTTATTGTACCTTGTTGCTTCGGCGGGCCCGCCTTTGTGGCCGCCGGGGGGCTCTGCCCCCGGGCCCGCGCCCGCCGAAGACACCTAGAACTCTGTCTGAAGATTGCAGTCTGAGTGAAAATATAAATTATTTAAAACTTTCAACAACGGATCTCTTGGTTCCGGCATCGATGAAGAACGCAGCGAAATGCGATACGTAATGTGAATTGCAGAATTCAGTGAATCATCGAGTCTTTGAACGCACATTGCGCCCCCTGGCATTCCGGGGGGCATGCCTGTCCGAGCGTCATTTCTGCCCTCCAGCCCGGCTGGGTGTTGGGCGCTGTCCCCCGGGGACACGCCCCAAAGGCAGTGGCGGCGCCGCGTCGGGTCCTCGAGCGTATGGGGCTTTGTCACCCGCTCGGGAGGGACTCGTCGGCGCTGGTCTTCCCCCAGGCGACCCTTCGGGGCTCGTCTTCTTTCGGTTGACCTCGGATCAGGTAGGGT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TGAGGGCCCTCTGGGTCCAACCTCCCACCCATGTTTATTGTACCTTGTTGCTTCGGCGGGCCCGCCTTTGTGGCCGCCGGGGGGCTCTGCCCCCGGGCCCGCGCCCGCCGAAGACACCTAGAACTCTGTCTGAAGATTGCAGTCTGAGTGAAAATATAAATTATTTAAAACTTTCAACAACGGATCTCTTGGTTCCGGCATCGATGAAGAACGCAGCGAAATGCGATACGTAATGTGAATTGCAGAATTCAGTGAATCATCGAGTCTTTGAACGCACATTGCGCCCCCTGGCATTCCGGGGGGCATGCCTGTCCGAGCGTCATTTCTGCCCTCCAGCCCGGCTGGGTGTTGGGCGCTGTCCCCCGGGGACACGCCCCAAAGGCAGTGGCGGCGCCGCGTCGGGTCCTCGAGCGTATGGGGCTTTGTCACCCGCTCGGGAGGGACTCGTCGGCGCTGGTCTTCCCCCAGGCGACCCTTCGGGGCTCGTCTTCTTTCGGTTGACCTCGGATCAGGTAGGGTTACCCGCTGAACTTAA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ATGTTTATTGTACCTTGTTGCTTCGGCGGGCCCGCCTTTGTGGCCGCCGGGGGGCTCTGCCCCCGGGCCCGCGCCCGCCGAAGACACCTAGAACTCTGTCTGAAGATTGCAGTCTGAGTGAAAATATAAATTATTTAAAACTTTCAACAACGGATCTCTTGGTTCCGGCATCGATGAAGAACGCAGCGAAATGCGATACGTAATGTGAATTGCAGAATTCAGTGAATCATCGAGTCTTTGAACGCACATTGCGCCCTCTGGTATTCCGGAGGGCATGCCTGTCCGAGCGTCATTGCTGCCCTCAAGCACGGCTTGTGTGTTGGGCCCCGTCCTCCGCTCCCGGGGGACGGGCCCGAAAGGCAGCGGCGGCACCGCGTCCGGTCCTCGAGCGTATGGGGCTTTGTCACCCGCTCTGTAGGCCCGGCCGGCGCTTGCCGATCAACCAAACTTTTA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CGAGTGAGGGCCCTCTGGGTCCAACCTCCCACCCATGTTTATTGTACCTTGTTGCTTCGGCGGGCCCGCCTTTGTGGCCGCCGGGGGGCTCTGCCCCCGGGCCCGCGCCCGCCGAAGACACCTAGAACTCTGTCTGAAGATTGCAGTCTGAGTGAAAATATAAATTATTTAAAACTTTCAACAACGGATCTCTTGGTTCCGGCATCGATGAAGAACGCAGCGAAATGCGATACGTAATGTGAATTGCAGAATTCAGTGAATCATCGAGTCTTTGAACGCACATTGCGCCCTCTGGTATTCCGGAGGGCATGCCTGTCCGAGCGTCATTGCTGCCCTCAAGCACGGCTTGTGTGTTGGGCCCCGTCCTCCGCTCCCGGGGGACGGGCCCGAAAGGCAGCGGCGGCACCGCGTCCGGTCCTCGAGCGTATGGGGCTTTGTCACCCGCTCTGTAGGCCCGGCCGGCGCTTGCCGATCAACCAAACTTTTATCCAGGTTGACCTCGGATCAGGTAGGGATACCCGCTGAACTTAA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ACGAACCTTGTTGCTTCGGCGGGCCCGCCTCACGGCCGCCGGGGGGCATCCGCCCCCGGGCCCGCGCCCGCCGAAGACACCTGTGAACACTGTCTGAAGTTGCAGTCTGAGAAACTAGCTAAATTAGTTAAAACTTTCAACAACGGATCTCTTGGTTCCGGCATCGATGAAGAACGCAGCGAAATGCGATAAATAATGTGAATTGCAGAATTCAGTGAATCATCGAGTCTTTGAACGCACATTGCGCCCTCTGGTATTCCGGAGGGCATGCCTGTCCGAGCGTCATTGCTGCCCTCAAGCACGGCTTGTGTGTTGGGCCCCCGTCCCCCCGCCAGGGGGGACGGGCCCGAAAGGCAGCGGCGGCACCGCGTCCGGTCCTCGAGCGTATGGGGCTCTGTCACCCGCTCTTGTAGGCCCGGCCGGCGCCAGCCGACCCCCCTCAATCTA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CGAGTGAGGGCCCTCTGGGTCCAACCTCCCACCCGTGTTTAACGAACCTTGTTGCTTCGGCGGGCCCGCCTCACGGCCGCCGGGGGGCATCCGCCCCCGGGCCCGCGCCCGCCGAAGACACCTGTGAACACTGTCTGAAGTTGCAGTCTGAGAAACTAGCTAAATTAGTTAAAACTTTCAACAACGGATCTCTTGGTTCCGGCATCGATGAAGAACGCAGCGAAATGCGATAAATAATGTGAATTGCAGAATTCAGTGAATCATCGAGTCTTTGAACGCACATTGCGCCCTCTGGTATTCCGGAGGGCATGCCTGTCCGAGCGTCATTGCTGCCCTCAAGCACGGCTTGTGTGTTGGGCCCCCGTCCCCCCGCCAGGGGGGACGGGCCCGAAAGGCAGCGGCGGCACCGCGTCCGGTCCTCGAGCGTATGGGGCTCTGTCACCCGCTCTTGTAGGCCCGGCCGGCGCCAGCCGACCCCCCTCAATCTATTTTTTCAGGTTGACCTCGGATCAGGTAGGGATACCCGCTGAACTTA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CCATACCCTGTTGCTTCGGCGGGCCCGCCCTCAGCGGCCGCCGGGAGGGCCCCTTGCGCCTCCGGGCCCGCGCCCGCCGAAGACACCTGTGAACGCTTCTATTGAAGATTGCAGTCTGAGTGATTTTTTCCAAATCAATCAAAACTTTCAACAACGGATCTCTTGGTTCCGGCATCGATGAAGAACGCAGCGAAATGCGATAAGTAATGTGAATTGCAGAATTCAGTGAATCATCGAGTCTTCGAACGCACATTGCGCCCCCTGGTATTCCGGGGGGCATGCCTGTCCGAGCGTCATTGCTGCCCTCAAGCCCGGCTTGTGTGTTGGGTCGCCGTCCCCTCCTTCCCGGGGGGGGACGGGCCCGAAAGGCAGCGGCGACTTCGCGTCCGGTCCTCGAGCGTATGGGGCTTCGTCACTCCGCTCTGGTAGGAACGGCCGACAGTCTGCCGACTCTCCAACCTTCTTTTT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CCGAGTGAGGGCCCTCTGGGTCCAACCTCCCACCCGTGTTTACCATACCCTGTTGCTTCGGCGGGCCCGCCCTCAGCGGCCGCCGGGAGGGCCCCTTGCGCCTCCGGGCCCGCGCCCGCCGAAGACACCTGTGAACGCTTCTATTGAAGATTGCAGTCTGAGTGATTTTTTCCAAATCAATCAAAACTTTCAACAACGGATCTCTTGGTTCCGGCATCGATGAAGAACGCAGCGAAATGCGATAAGTAATGTGAATTGCAGAATTCAGTGAATCATCGAGTCTTCGAACGCACATTGCGCCCCCTGGTATTCCGGGGGGCATGCCTGTCCGAGCGTCATTGCTGCCCTCAAGCCCGGCTTGTGTGTTGGGTCGCCGTCCCCTCCTTCCCGGGGGGGGACGGGCCCGAAAGGCAGCGGCGACTTCGCGTCCGGTCCTCGAGCGTATGGGGCTTCGTCACTCCGCTCTGGTAGGAACGGCCGACAGTCTGCCGACTCTCCAACCTTCTTTTTTCCAGGTTGACCTCGGATCAGGTAGGGATACCCGCTGAACTTAA</text:p>
          </table:table-cell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TCATACCTAGTTGCTTCGGCGGGCCCGCCGTCATGGCCGCCGGGGGGCACCCGCCCCCGGGCCCGCGCCCGCCGAAGCCCCCCCTGAACGCTGTCTGAAGATTGCAGTCTGAGCGATTAGCTAAATCAGTTAAAACTTTCAACAACGGATCTCTTGGTTCCGGCATCGATGAAGAACGCAGCGAAATGCGATAAGTAATGTGAATTGCAGAATTCAGTGAATCATCGAGTCTTTGAACGCACATTGCGCCCCCTGGTATTCCGGGGGGCATGCCTGTCCGAGCGTCATTGCTGCCCTCAAGCACGGCTTGTGTGTTGGGCCCCCGCCCCCCGGCTCCCGGGGGGCGGGCCCGAAAGGCAGCGGCGGCACCGCGTCCGGTCCTCGAGCGTATGGGGCTTCGTCACCCGCTCTGTAGGCCCGGCCGGCGCCCGCCGGCGACCCCCCTCAATCTTTC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AGGGCCCTCTGGGTCCAACCTCCCACCCGTGTTTATCATACCTAGTTGCTTCGGCGGGCCCGCCGTCATGGCCGCCGGGGGGCACCCGCCCCCGGGCCCGCGCCCGCCGAAGCCCCCCCTGAACGCTGTCTGAAGATTGCAGTCTGAGCGATTAGCTAAATCAGTTAAAACTTTCAACAACGGATCTCTTGGTTCCGGCATCGATGAAGAACGCAGCGAAATGCGATAAGTAATGTGAATTGCAGAATTCAGTGAATCATCGAGTCTTTGAACGCACATTGCGCCCCCTGGTATTCCGGGGGGCATGCCTGTCCGAGCGTCATTGCTGCCCTCAAGCACGGCTTGTGTGTTGGGCCCCCGCCCCCCGGCTCCCGGGGGGCGGGCCCGAAAGGCAGCGGCGGCACCGCGTCCGGTCCTCGAGCGTATGGGGCTTCGTCACCCGCTCTGTAGGCCCGGCCGGCGCCCGCCGGCGACCCCCCTCAATCTTTCTCAGGTTGACCTCGGATCAGGTAGGGATACCCGCTGAACTTAA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TCGTACCTTGTTGCTTCGGCGGGCCCGCCGCAAGGCCGCCGGGGGGCACCTGCCCCCGGGCCCGCGCCCGCCGAAGACACCTGTGAACGCTGTCTGAAGATTGCAGTCTGAGCGAATAGCTAAATTTATTAAAACTTTCAACAACGGATCTCTTGGTTCCGGCATCGATGAAGAACGCAGCGAAATGCGATAAGTAATGTGAATTGCAGAATTCAGTGAATCATCGAGTCTTTGAACGCACATTGCGCCCCCTGGTATTCCGGGGGGCATGCCTGTCCGAGCGTCATTGCTGCCCTCAAGCACGGCTTGTGTGTTGGGTCCTCGTCCCCCCGGGGGCGGGCCCGAAAGGCAGCGGCGGCACCGCGTCCGGTCCTCGAGCGTATGGGGCTTCGTCACCCGCTCTTGTAGGCCCGGCCGGCGCCTGCCGACACCATCAATCTTCTT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CGAGTGAGGGCCCTCTGGGTCCAACCTCCCACCCGTGTTTATCGTACCTTGTTGCTTCGGCGGGCCCGCCGCAAGGCCGCCGGGGGGCACCTGCCCCCGGGCCCGCGCCCGCCGAAGACACCTGTGAACGCTGTCTGAAGATTGCAGTCTGAGCGAATAGCTAAATTTATTAAAACTTTCAACAACGGATCTCTTGGTTCCGGCATCGATGAAGAACGCAGCGAAATGCGATAAGTAATGTGAATTGCAGAATTCAGTGAATCATCGAGTCTTTGAACGCACATTGCGCCCCCTGGTATTCCGGGGGGCATGCCTGTCCGAGCGTCATTGCTGCCCTCAAGCACGGCTTGTGTGTTGGGTCCTCGTCCCCCCGGGGGCGGGCCCGAAAGGCAGCGGCGGCACCGCGTCCGGTCCTCGAGCGTATGGGGCTTCGTCACCCGCTCTTGTAGGCCCGGCCGGCGCCTGCCGACACCATCAATCTTCTTTCCAGGTTGACCTCGGATCAGGTAGGG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TCGTACCTTGTTGCTTCGGCGGGCCCGCCTCACGGCCGCCGGGGGGCTTCTGCCCTCGGGCCCGCGCCCGCCGAAGACACCATTGAACGCTGTCTGAAGATTGCAGTCTGAGCAATTAGCTAAATAAGTTAAAACTTTCAACAACGGATCTCTTGGTTCCGGCATCGATGAAGAACGCAGCGAAATGCGATACGTAATGTGAATTGCAGAATTCAGTGAATCATCGAGTCTTTGAACGCACATTGCGCCCCCTGGTATTCCGGGGGGCATGCCTGTCCGAGCGTCATTGCTGCCCTCAAGCACGGCTTGTGTGTTGGGCCCCCGTCCTCCTCCCGGGGGACGGGCCCGAAAGGCAGCGGCGGCACCGCGTCCGGTCCTCGAGCGTATGGGGCTTCGTCACCCGCTCTTGTAGGCCCGGCCGGCGCTTGCCGACACATCAATCTTTTT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AGGGCCCTCTGGGTCCAACCTCCCACCCGTGTTTATCGTACCTTGTTGCTTCGGCGGGCCCGCCTCACGGCCGCCGGGGGGCTTCTGCCCTCGGGCCCGCGCCCGCCGAAGACACCATTGAACGCTGTCTGAAGATTGCAGTCTGAGCAATTAGCTAAATAAGTTAAAACTTTCAACAACGGATCTCTTGGTTCCGGCATCGATGAAGAACGCAGCGAAATGCGATACGTAATGTGAATTGCAGAATTCAGTGAATCATCGAGTCTTTGAACGCACATTGCGCCCCCTGGTATTCCGGGGGGCATGCCTGTCCGAGCGTCATTGCTGCCCTCAAGCACGGCTTGTGTGTTGGGCCCCCGTCCTCCTCCCGGGGGACGGGCCCGAAAGGCAGCGGCGGCACCGCGTCCGGTCCTCGAGCGTATGGGGCTTCGTCACCCGCTCTTGTAGGCCCGGCCGGCGCTTGCCGACACATCAATCTTTTTTCCAGGTTGACCTCGGATCAGGTAGGGATACCCGCTGAACTTAA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CCTCTGGGTCCAACCTCCCACCCGTGTTTATTTACCTTGTTGCTTCGGCGAGCCTGCCTTTTGGCTGCCGGGGGACGTCAGTCCCCGGGTCCGTGCTCGCCGGAGACACCTTAGAACTCTGTCTGAAGATTGTAGTCTGAGATTAAATATAAATTATTTAAAACTTTCAACAACGGATCTCTTGGTTCCGGCATCGATGAAGAACGCAGCGAAATGCGATACGTAATGTGAATTGCAGAATTCAGTGAATCATCGAGTCTTTGAACGCACATTGCGCCCTCTGGTATTCCGGAGGGCATGCCTGTCCGAGCGTCATTGCTGCCCTCAAGCACGGCTTGTGTGTTGGGCCCCGTCCTCCTTCCGGGGGACGGGTCCGAAAGGCAGCGGCGGCACCGCGTCCGGTCCTCAAGCGTATGGGGCTTTGTCACTCGCTTTGTAGGCCTGGCCGGCGCTTGCCGATCAACCAAACTTTTTA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CGAGTGAGGGCCCTCTGGGTCCAACCTCCCACCCGTGTTTATTTACCTTGTTGCTTCGGCGAGCCTGCCTTTTGGCTGCCGGGGGACGTCAGTCCCCGGGTCCGTGCTCGCCGGAGACACCTTAGAACTCTGTCTGAAGATTGTAGTCTGAGATTAAATATAAATTATTTAAAACTTTCAACAACGGATCTCTTGGTTCCGGCATCGATGAAGAACGCAGCGAAATGCGATACGTAATGTGAATTGCAGAATTCAGTGAATCATCGAGTCTTTGAACGCACATTGCGCCCTCTGGTATTCCGGAGGGCATGCCTGTCCGAGCGTCATTGCTGCCCTCAAGCACGGCTTGTGTGTTGGGCCCCGTCCTCCTTCCGGGGGACGGGTCCGAAAGGCAGCGGCGGCACCGCGTCCGGTCCTCAAGCGTATGGGGCTTTGTCACTCGCTTTGTAGGCCTGGCCGGCGCTTGCCGATCAACCAAACTTTTTATCAGGTTGACCTCGGATCAGGTAGGGATACCCGCTGAACTTAA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CCCGCTGGGTCCAACCTCCCACCCGTGTCTACCGTACCTTGTTGCTTCGGCGGGCCCGCCCGTCTGGGCCGCCGGGGGGCCGTCGTGCCCCCGGGCCCGCGCCCGCCGAAGACCCCCAGGAACGCTGTTCTGAAGGTTGCCGTCTGAGTCGATAGATGCAATCGGTTAAAACTTTCAACAACGGATCTCTTGGTTCCGGCATCGATGAAGAACGCAGCGAAATGCGATAAGTAATGTGAATTGCAGAATTCAGTGAATCATCGAGTCTTTGAACGCACATTGCGCCCCCTGGTATTCCGGGGGGCATGCCTGTCCGAGCGTCATTGCTGCCCTCAAGCCCGGCTTGTGTGTTGGGCCGCCGTCCCGCTCCCCGTGCCCGGGGGGGACGGGCCCGAAAGGCAGCGGCGGCACCGCGTCCGGTCCTCGAGCGTATGGGGCTTCGTCACCCGCTCTGGAGGCCGGGCCGGCGTGCTGGCCGATCGACCGTCTTCCTTCT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CCGAGTGCGGGCCCGCTGGGTCCAACCTCCCACCCGTGTCTACCGTACCTTGTTGCTTCGGCGGGCCCGCCCGTCTGGGCCGCCGGGGGGCCGTCGTGCCCCCGGGCCCGCGCCCGCCGAAGACCCCCAGGAACGCTGTTCTGAAGGTTGCCGTCTGAGTCGATAGATGCAATCGGTTAAAACTTTCAACAACGGATCTCTTGGTTCCGGCATCGATGAAGAACGCAGCGAAATGCGATAAGTAATGTGAATTGCAGAATTCAGTGAATCATCGAGTCTTTGAACGCACATTGCGCCCCCTGGTATTCCGGGGGGCATGCCTGTCCGAGCGTCATTGCTGCCCTCAAGCCCGGCTTGTGTGTTGGGCCGCCGTCCCGCTCCCCGTGCCCGGGGGGGACGGGCCCGAAAGGCAGCGGCGGCACCGCGTCCGGTCCTCGAGCGTATGGGGCTTCGTCACCCGCTCTGGAGGCCGGGCCGGCGTGCTGGCCGATCGACCGTCTTCCTTCTC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CGGCATCGATGAAGAACGCAGCGAAATGCGATAACTAATGTGAATTGCAGAATTCAGTGAATCATCGAGTCTTTGAACGCACATTGCGCCCTCTGGTATTCCGGAGGGCATGCCTGTCCGAGCGTCATTGCTGCCCTCAAGCCCGGCTTGTGTGTTGGGCCTCGTCCCCCTCTCCGGGGGGACGGGCCCGAAAGGCAGCGGCGGCACCGTGTCCGGTCCTCGAGCGTATGGGGCTTTGTCACCCGCTCTGTAGGCCCGGCCGGCGCCTGTCGACCCCCAATCTAAA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CGGCATCGATGAAGAACGCAGCGAAATGCGATAACTAATGTGAATTGCAGAATTCAGTGAATCATCGAGTCTTTGAACGCACATTGCGCCCTCTGGTATTCCGGAGGGCATGCCTGTCCGAGCGTCATTGCTGCCCTCAAGCCCGGCTTGTGTGTTGGGCCTCGTCCCCCTCTCCGGGGGGACGGGCCCGAAAGGCAGCGGCGGCACCGTGTCCGGTCCTCGAGCGTATGGGGCTTTGTCACCCGCTCTGTAGGCCCGGCCGGCGCCTGTCGACCCCCAATCTAAATTTTTTCAGGTTGACCTCGGATCAGGTAGGG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CTCGGGGTCCAACCTCCCACCCGTGTATACCGTACCTAGTTGCTTCGGCGGGCCCGCCTCACGGCTGCCGGGGGGCATCTGCCCCCGGGCCCGCGCCCGCCGAAGACCCCCCCTGAACGCTGTCTCCAAAGTGCAGTCTGAGCGAAAAGCTAAATTAGTTAAAACTTTCAACAACGGATCTCTTGGTTCCGGCATCGATGAAGAACGCAGCGAAATGCGATAAA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TGAGTGAGGGCCCCTCGGGGTCCAACCTCCCACCCGTGTATACCGTACCTAGTTGCTTCGGCGGGCCCGCCTCACGGCTGCCGGGGGGCATCTGCCCCCGGGCCCGCGCCCGCCGAAGACCCCCCCTGAACGCTGTCTCCAAAGTGCAGTCTGAGCGAAAAGCTAAATTAGTTAAAACTTTCAACAACGGATCTCTTGGTTCCGGCATCGATGAAGAACGCAGCGAAATGCGATAAA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CTCGGGGTCCAACCTCCCACCCGTGTTTAACGAACCTTGTTGCTTCGGCGGGCCCGCCTCACGGCCGCCGGGGGGCATCCGCCCCCGGGCCCGCGCCCGCCGAAGCCACCTGTGAACGCTGTCTGAAGTATGCAGTCTGAGACAATTATTAAATTAATTAAAACTTTCAACAACGGATCTCTTGGTTCCGGCATCGATGAAGAACGCAGCGAAATGCGATAACTAATGTGAATTGCAGAATTCAGTGAATCATCGAGTCTTTGAACGCACATTGCGCCCTCTGGTATTCCGGAGGGCATGCCTGTCCGAGCGTCATTGCTGCCCTCCAGCCCGGCTGGTGTGTTGGGCCCCGCCCCCCTTCCCGGGGGGGCGGGCCCGAAAGGCAGCGGCGGCACCGCGTCCGGTCCTCGAGCGTATGGGGCTTTGTCACCCGCTCTTGCAGGCCCGGCCGGCGCCAGCCGACCCCCTCAATCTAT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TGAGTGAGGGCCCCTCGGGGTCCAACCTCCCACCCGTGTTTAACGAACCTTGTTGCTTCGGCGGGCCCGCCTCACGGCCGCCGGGGGGCATCCGCCCCCGGGCCCGCGCCCGCCGAAGCCACCTGTGAACGCTGTCTGAAGTATGCAGTCTGAGACAATTATTAAATTAATTAAAACTTTCAACAACGGATCTCTTGGTTCCGGCATCGATGAAGAACGCAGCGAAATGCGATAACTAATGTGAATTGCAGAATTCAGTGAATCATCGAGTCTTTGAACGCACATTGCGCCCTCTGGTATTCCGGAGGGCATGCCTGTCCGAGCGTCATTGCTGCCCTCCAGCCCGGCTGGTGTGTTGGGCCCCGCCCCCCTTCCCGGGGGGGCGGGCCCGAAAGGCAGCGGCGGCACCGCGTCCGGTCCTCGAGCGTATGGGGCTTTGTCACCCGCTCTTGCAGGCCCGGCCGGCGCCAGCCGACCCCCTCAATCTATTTTTTTCAGGTTGACCTCGGATCAGGTAGGGATACCCGCTGAACTTAA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CTCGGGGTCCAACCTCCCACCCGTGTTTAACGTACCTTGTTGCTTCGGCGGGCCCGCCTCACGGCCGCCGGGGGGCATCCGCCCCCGGGCCCGCGCCCGCCGAAGCCACCTGTGAACGCTGTCTGAAGTATGCAGTCTGAGACAATTATTAAATTAA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GTGAGGGCCCCTCGGGGTCCAACCTCCCACCCGTGTTTAACGTACCTTGTTGCTTCGGCGGGCCCGCCTCACGGCCGCCGGGGGGCATCCGCCCCCGGGCCCGCGCCCGCCGAAGCCACCTGTGAACGCTGTCTGAAGTATGCAGTCTGAGACAATTATTAAATTAA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CTATTGTACCATGTTGCTTCGGCAGGCCCGCCTCGCGGCCGCCGGGGGCTTCTGCCCCGGGCCTGCGCCTGCCGAAGACCCTCTGAACGCTGTCTGAAGATTGCAGTCTGAGTGAAAACACAAAAATTATTTAAAACTTTCAACAACGGATCTCTTGGTTCCGGCATCGATGAAGAACGCAGCGAAATGCGATAACTAATGTGAATTGCAGAATTCAGTGAATCATCGAGTCTTTGAACGCACATTGCGCCCTCTGGTATTCCGGAGGGCATGCCTGTCCGAGCGTCATTGCTGCCCTCAAGCCCGGCTTGTGTGTTGGGCCTCGTCCCCCTCTCCGGGGGGACGGGCCCGAAAGGCAGCGGCGGCACCGTGTCCGGTCCTCGAGCGTATGGGGCTTTGTCACCCGCTCTGTAGGCCCGGCCGGCGCCTGTCGACCCCCAATCTAAA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GTGAGGGCCCTCTGGGTCCAACCTCCCACCCGTGTCTATTGTACCATGTTGCTTCGGCAGGCCCGCCTCGCGGCCGCCGGGGGCTTCTGCCCCGGGCCTGCGCCTGCCGAAGACCCTCTGAACGCTGTCTGAAGATTGCAGTCTGAGTGAAAACACAAAAATTATTTAAAACTTTCAACAACGGATCTCTTGGTTCCGGCATCGATGAAGAACGCAGCGAAATGCGATAACTAATGTGAATTGCAGAATTCAGTGAATCATCGAGTCTTTGAACGCACATTGCGCCCTCTGGTATTCCGGAGGGCATGCCTGTCCGAGCGTCATTGCTGCCCTCAAGCCCGGCTTGTGTGTTGGGCCTCGTCCCCCTCTCCGGGGGGACGGGCCCGAAAGGCAGCGGCGGCACCGTGTCCGGTCCTCGAGCGTATGGGGCTTTGTCACCCGCTCTGTAGGCCCGGCCGGCGCCTGTCGACCCCCAATCTAAATTTTTTCAGGTTGACCTCGGATCAGGTAGGG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TTAATTGTACCTTGTTGCTTCGGCAGGCCCGCCTCACGGCCGCCGGGGGGCTTCCGCCCCCGGGCCCGCGCCTGCCGGAGACAATCTTGAACGCTGTCTGAAGAATGCAGTCTGAGCGATAAGCAAAATTAGTTAAAACTTTCAACAACGGATCTCTTGGTTCCGGCATCGATGAAGAACGCAGCGAAATGCGATAATTAATGTGAATTGCAGAATTCAGTGAATCATCGAGTCTTTGAACGCACATTGCGCCCCCTGGTATTCCGGGGGGCATGCCTGTCCGAGCGTCATTGCTGCCCTCAAGCCCGGCTTGTGTGTTGGGCCCTGCTCCCCCGGGGGCAGGCCCGAAAGGCAGTGGCGGCACCGCGTCCGGTCCTCGAGCGTATGGGGCTTTGTCACCCGCTCTGTAGGCCCGGCCGGCGCTTGCCGACCCCCATCAATC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GTGAGGGCCCTCTGGGTCCAACCTCCCACCCGTGTTTAATTGTACCTTGTTGCTTCGGCAGGCCCGCCTCACGGCCGCCGGGGGGCTTCCGCCCCCGGGCCCGCGCCTGCCGGAGACAATCTTGAACGCTGTCTGAAGAATGCAGTCTGAGCGATAAGCAAAATTAGTTAAAACTTTCAACAACGGATCTCTTGGTTCCGGCATCGATGAAGAACGCAGCGAAATGCGATAATTAATGTGAATTGCAGAATTCAGTGAATCATCGAGTCTTTGAACGCACATTGCGCCCCCTGGTATTCCGGGGGGCATGCCTGTCCGAGCGTCATTGCTGCCCTCAAGCCCGGCTTGTGTGTTGGGCCCTGCTCCCCCGGGGGCAGGCCCGAAAGGCAGTGGCGGCACCGCGTCCGGTCCTCGAGCGTATGGGGCTTTGTCACCCGCTCTGTAGGCCCGGCCGGCGCTTGCCGACCCCCATCAATCTTTTTTCAGGTTGACCTCGGATCAGGTAGGG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TTATATTACCTTGTTGCTTCGGTAGGCCCGCCTCACGGCCGCCGGGGGGCTTCTGCCCCCGGGTCCGCGCCTACCGAAGACACCTTTGAACGCTGTATGAAGATTGCAGTCTGAGCGAAAACTAAATAAGTTAAAACTTTCAACAACGGATCTCTTGGTTCCGGCATCGATGAAGAACGCAGCGAAATGCGATAACTAATGTGAATTGCAGAATTCAGTGAATCATCGAGTCTTTGAACGCACATTGCGCCCCCTGGTATTCCGGGGGGCATGCCTGTCCGAGCGTCATTGCTGCCCTCAAGCACGGCTTGTGTTTGGGCCTTGTCCTCCCCCCGGAGGACAGGCCCGAAAGGCAGCGGCGGCACCGAGTCCGGTCCTCGAGCGTATGGGGCTTTGTCACCCGCTTCGTAGGCCCGGCCGGCGCCAGCCGACAACCCATCATCC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TGAGTGAGGGCCCTCTGGGTCCAACCTCCCACCCGTGTTTATATTACCTTGTTGCTTCGGTAGGCCCGCCTCACGGCCGCCGGGGGGCTTCTGCCCCCGGGTCCGCGCCTACCGAAGACACCTTTGAACGCTGTATGAAGATTGCAGTCTGAGCGAAAACTAAATAAGTTAAAACTTTCAACAACGGATCTCTTGGTTCCGGCATCGATGAAGAACGCAGCGAAATGCGATAACTAATGTGAATTGCAGAATTCAGTGAATCATCGAGTCTTTGAACGCACATTGCGCCCCCTGGTATTCCGGGGGGCATGCCTGTCCGAGCGTCATTGCTGCCCTCAAGCACGGCTTGTGTTTGGGCCTTGTCCTCCCCCCGGAGGACAGGCCCGAAAGGCAGCGGCGGCACCGAGTCCGGTCCTCGAGCGTATGGGGCTTTGTCACCCGCTTCGTAGGCCCGGCCGGCGCCAGCCGACAACCCATCATCCTTTTCAGGTTGACCTCGGATCAGGTAGGG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TTATTATACCTTGTTGCTTCGGTGAGCCCGCCTCACGGCCGCCGGGGGGCATCTGCCCCCGGGCCCGCGCCCACCGAAGACACCTAGAACTCTGTATGAAGATTGCAGTCTGAGCAAAAACTAAATAA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TGAGTGAGGGCCCTCTGGGTCCAACCTCCCACCCGTGTTTATTATACCTTGTTGCTTCGGTGAGCCCGCCTCACGGCCGCCGGGGGGCATCTGCCCCCGGGCCCGCGCCCACCGAAGACACCTAGAACTCTGTATGAAGATTGCAGTCTGAGCAAAAACTAAATAA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TTATTGTACCCTGTTGCTTCGGCAGGCCCGCCTCACGGCCGCCGGGGGGCCTCTGCCCCCGGGCCTGCGCCTGCCGAAGACCCCCCTGAACGCTGTCTGAAGATTGCAGTCTGAGCGATTAGCGAATATAGTTAAAACTTTCAACAACGGATCTCTTGGTTCCGGCATCGATGAAGAACGCAGCGAAATGCGATAACTAATGTGAATTGCAGAATTCAGTGAATCATCGAGTCTTTGAACGCACATTGCGCCCCCTGGTATTCCGGGGGGCATGCCTGTCCGAGCGTCATTGCTGCCCTCAAGCCCGGCTTGTGTGTTGGGCCTCCGTCCCCCCCCACCCGGGGGGACGGGCCCGAAAGGCAGTGGCGGCACCGTGTCCGGTCCTCGAGTGTATGGGGCTCTGTCACCCACTCTGTAGGCCTGGCCGGCGCCTGCCGACCCCCATCTTCCTT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GTGAGGGCCCTCTGGGTCCAACCTCCCACCCGTGTTTATTGTACCCTGTTGCTTCGGCAGGCCCGCCTCACGGCCGCCGGGGGGCCTCTGCCCCCGGGCCTGCGCCTGCCGAAGACCCCCCTGAACGCTGTCTGAAGATTGCAGTCTGAGCGATTAGCGAATATAGTTAAAACTTTCAACAACGGATCTCTTGGTTCCGGCATCGATGAAGAACGCAGCGAAATGCGATAACTAATGTGAATTGCAGAATTCAGTGAATCATCGAGTCTTTGAACGCACATTGCGCCCCCTGGTATTCCGGGGGGCATGCCTGTCCGAGCGTCATTGCTGCCCTCAAGCCCGGCTTGTGTGTTGGGCCTCCGTCCCCCCCCACCCGGGGGGACGGGCCCGAAAGGCAGTGGCGGCACCGTGTCCGGTCCTCGAGTGTATGGGGCTCTGTCACCCACTCTGTAGGCCTGGCCGGCGCCTGCCGACCCCCATCTTCCTTTTTTTTCAGGTTGACCTCGGATCAGGTAGGGATACCCGCTGAACTTAA</text:p>
          </table:table-cell>
          <table:table-cell office:value-type="string" calcext:value-type="string">
            <text:p>1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GAGGGCCCTCTGGGTCCAACCTCCCACCCGTGTTTATTGTACCTTGTTGCTTCGGTGCGCCCGCCTCACGGCCGCCGGGGGGCTTCTGCCCCCGGGTCCGCGCGCACCGGAGACACTATTGAACTCTGTCTGAAGATTGCAGTCTGAGCATAAACTAAATAAGTTAAAACTTTCAACAACGGATCTCTTGGTTCCGGCATCGATGAAGAACGCAGCGAAATGCGATAACTAATGTGAATTGCAGAATTCAGTGAATCATCGAGTCTTTGAACGCACATTGCGCCCCCTGGTATTCCGGGGGGCATGCCTGTCCGAGCGTCATTGCTGCCCTCAAGCACGGCTTGTGTGTTGGGCTCCGTCCCCCCGGGGACGGGTCCGAAAGGCAGCGGCGGCACCGAGTCCGGTCCTCGAGCGTATGGGGCTTTGTCACCCGCTCTGTAGGCCCGGCCGGCGCCAGCCGACAACCAATCATCCTTTTTTCAGGTTGACCTCGGATCAGGTAGGGATACCCGCTGAACTTAA</text:p>
          </table:table-cell>
          <table:table-cell office:value-type="string" calcext:value-type="string">
            <text:p>k__Fungi;p__Ascomycota;c__Eurotiomycetes;o__Eurotiales;f__Aspergillaceae;g__Penicilli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TGAGTGAGGGCCCTCTGGGTCCAACCTCCCACCCGTGTTTATTGTACCTTGTTGCTTCGGTGCGCCCGCCTCACGGCCGCCGGGGGGCTTCTGCCCCCGGGTCCGCGCGCACCGGAGACACTATTGAACTCTGTCTGAAGATTGCAGTCTGAGCATAAACTAAATAAGTTAAAACTTTCAACAACGGATCTCTTGGTTCCGGCATCGATGAAGAACGCAGCGAAATGCGATAACTAATGTGAATTGCAGAATTCAGTGAATCATCGAGTCTTTGAACGCACATTGCGCCCCCTGGTATTCCGGGGGGCATGCCTGTCCGAGCGTCATTGCTGCCCTCAAGCACGGCTTGTGTGTTGGGCTCCGTCCCCCCGGGGACGGGTCCGAAAGGCAGCGGCGGCACCGAGTCCGGTCCTCGAGCGTATGGGGCTTTGTCACCCGCTCTGTAGGCCCGGCCGGCGCCAGCCGACAACCAATCATCCTTTTTTCAGGTTGACCTCGGATCAGGTAGGGATACCCGCTGAACTTAA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TCCCACGAGGCCCAACCTCCCATCCGTGTTGAACTACACCTGTTGCTTCGGCGGGCCCGCCGTGGTTCACGCCCGGCCGCCGGGGGGCCTTGTGCTCCCGGGCCCGCGCCCGCCGAAGACCCCTCGAACGCTGCCCTGAAGGTTGCCGTCTGAGTATAAAATCAATCATTAAAACTTTCAACAACGGATCTCTTGGTTCCGGCATCGATGAAGAACGCAGCGAAATGCGATAAGTAATGTGAATTGCAGAATTCCGTGAATCATCGAATCTTTGAACGCACATTGCGCCCCCTGGCATTCCGGGGGGCATGCCTGTCCGAGCGTCATTGCTAACCCTCCAGCCCGGCTGGTGTGTTGGGTCGACGTCCCCCCCGGGGGACGGGCCCGAAAGGCAGCGGCGGCGCCGCGTCCGATCCTCGAGCGTATGGGGCTTTGTCACGCGCTCTGGTAGGGTCGGCCGGCTGGCCAGCCAGCGACCTCACGGTCACCTATTTTTTCTCTTAGGTTGACCTCGGATCAGGTAGGGATACCCGCTGAACTTAA</text:p>
          </table:table-cell>
          <table:table-cell office:value-type="string" calcext:value-type="string">
            <text:p>k__Fungi;p__Ascomycota;c__Eurotiomycetes;o__Eurotiales;f__Thermoascaceae;g__Paecilomyces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CCGAGTGAGGGTCCCACGAGGCCCAACCTCCCATCCGTGTTGAACTACACCTGTTGCTTCGGCGGGCCCGCCGTGGTTCACGCCCGGCCGCCGGGGGGCCTTGTGCTCCCGGGCCCGCGCCCGCCGAAGACCCCTCGAACGCTGCCCTGAAGGTTGCCGTCTGAGTATAAAATCAATCATTAAAACTTTCAACAACGGATCTCTTGGTTCCGGCATCGATGAAGAACGCAGCGAAATGCGATAAGTAATGTGAATTGCAGAATTCCGTGAATCATCGAATCTTTGAACGCACATTGCGCCCCCTGGCATTCCGGGGGGCATGCCTGTCCGAGCGTCATTGCTAACCCTCCAGCCCGGCTGGTGTGTTGGGTCGACGTCCCCCCCGGGGGACGGGCCCGAAAGGCAGCGGCGGCGCCGCGTCCGATCCTCGAGCGTATGGGGCTTTGTCACGCGCTCTGGTAGGGTCGGCCGGCTGGCCAGCCAGCGACCTCACGGTCACCTATTTTTTCTCTT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CTCCTCGCGGGCCCAACCTCCCACCCTTGTCTCTATTATATCCTGTTGCTTCGGCGAGTCCATCGGGGACATTGTGTCCCCGGAGGTTCGCGCTCGCCGGAGTGCCTCATGAACCCTGATGAAGATGGATTGTCTGAGTGAGATGTGAATTGTCAAAACTTTCAACAATGGATCTCTTGGTTCCGGCATCGATGAAGAACGCAGCGAAATGCGATAAGTAATGTGAATTGCAGAATTCCGTGAATCATCGAATCTTTGAACGCACATTGCGCCCCCTGGCATTCCGGGGGGCATGCCTGTCCGAGCGTCATTTCTGCCCTCAAGCACGGCTTGTGTGTTGGGTATGGTCCCTCCGGTTTTTCGGTGGGGCCTGCCCGAAAGGCAGCGGCGACGTCGCGCCGGGTCCTCGAGCGTATGGGGCTTTGTCACTTGCTCGGGAAGGGACTAGCGGGCGTTGGTCACACACTGTATTTTCCACGGTTGACCTCGGATCAGGTAGGAGTTACCCGCTGAACTTAA</text:p>
          </table:table-cell>
          <table:table-cell office:value-type="string" calcext:value-type="string">
            <text:p>k__Fungi;p__Ascomycota;c__Eurotiomycetes;o__Eurotiales;f__Trichocom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CCGAGTGAGGGCTCCTCGCGGGCCCAACCTCCCACCCTTGTCTCTATTATATCCTGTTGCTTCGGCGAGTCCATCGGGGACATTGTGTCCCCGGAGGTTCGCGCTCGCCGGAGTGCCTCATGAACCCTGATGAAGATGGATTGTCTGAGTGAGATGTGAATTGTCAAAACTTTCAACAATGGATCTCTTGGTTCCGGCATCGATGAAGAACGCAGCGAAATGCGATAAGTAATGTGAATTGCAGAATTCCGTGAATCATCGAATCTTTGAACGCACATTGCGCCCCCTGGCATTCCGGGGGGCATGCCTGTCCGAGCGTCATTTCTGCCCTCAAGCACGGCTTGTGTGTTGGGTATGGTCCCTCCGGTTTTTCGGTGGGGCCTGCCCGAAAGGCAGCGGCGACGTCGCGCCGGGTCCTCGAGCGTATGGGGCTTTGTCACTTGCTCGGGAAGGGACTAGCGGGCGTTGGTCACACACTGTATTTTCCACGGTTGACCTCGGATCAGGTAGGA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TTCCTTGCGAGCCCAACCTCCCACCCGTGTTTAACTATACCGTGTTGCTTCGGCGGGCCCACTGGGGCCCGTTCCTGGTCGCCTGGGGGCGTGAAACCCCCCGGGCCCGTGCCCGCCGGAGACCCCTTGAACCCTGAGTGAATCGAGTGTCGTCTGAGTTTGAGTTAAATCATTAAAACTTTCAACAACGGATCTCTTGGTTCCGGCATCGATGAAGAACGCAGCGAAATGCGATAAGTAATGTGAATTGCAGAATTCCGTGAATCATCGAATCTTTGAACGCACATTGCGCCCCCTGGCATTCCGGGGGGCATGCCTGTCCGAGCGTCATTGCTACCCTCAAGCGCGGCTTGTGTGTTGGGCGCTGTCCCCCCGGGGACAGGCCTGAAAGGCAGTGGCGGCGTCGCGTCCGGTCCTCGAGCGTATGGGGCTTTGTCACTCGCTCTGTGAGGTCCGGCCGGGGCCTGTCTACCCCCAATCTTTTCTCAAGGTTGACCTCGGATCAGGTAGGGATACCCGCTGAACTTAA</text:p>
          </table:table-cell>
          <table:table-cell office:value-type="string" calcext:value-type="string">
            <text:p>k__Fungi;p__Ascomycota;c__Eurotiomycetes;o__Eurotiales;f__Trichocomaceae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TTCCGTAGGTGAACCTGCGGAAGGATCATTACCGAGTGAGGGTTCCTTGCGAGCCCAACCTCCCACCCGTGTTTAACTATACCGTGTTGCTTCGGCGGGCCCACTGGGGCCCGTTCCTGGTCGCCTGGGGGCGTGAAACCCCCCGGGCCCGTGCCCGCCGGAGACCCCTTGAACCCTGAGTGAATCGAGTGTCGTCTGAGTTTGAGTTAAATCATTAAAACTTTCAACAACGGATCTCTTGGTTCCGGCATCGATGAAGAACGCAGCGAAATGCGATAAGTAATGTGAATTGCAGAATTCCGTGAATCATCGAATCTTTGAACGCACATTGCGCCCCCTGGCATTCCGGGGGGCATGCCTGTCCGAGCGTCATTGCTACCCTCAAGCGCGGCTTGTGTGTTGGGCGCTGTCCCCCCGGGGACAGGCCTGAAAGGCAGTGGCGGCGTCGCGTCCGGTCCTCGAGCGTATGGGGCTTTGTCACTCGCTCTGTGAGGTCCGGCCGGGGCCTGTCTACCCCCAATCTTTTCTC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AACCCAGTCGGGTCCCAATCTCCCACCCGTGTCTACCACACCTAGTGTTGCTTTGGCGGGCCCACTCCTCCGGTGTTCCGCCGGGGGGGTCGTCCCGGGGCGCGGTGTGCCCCCGGGGCCCGTGCCCGCCAGAGGCACTCACTGTGAACGCTTTTGTGAATGCGAGGATTGTCTGAGTGACGAAATGCAATCGTTCAAAACTTTCAACAATGGATCTCTTGGTTCCGGCATCGATGAAGAACGCAGCGAAATGCGATAAGTAATGTGAATTGCAGAATTCC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office:value-type="string" calcext:value-type="string">
            <text:p>k__Fungi;p__Ascomycota;c__Eurotiomycetes;o__Eurotiales;f__Trichocom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TGCGGGAACCCAGTCGGGTCCCAATCTCCCACCCGTGTCTACCACACCTAGTGTTGCTTTGGCGGGCCCACTCCTCCGGTGTTCCGCCGGGGGGGTCGTCCCGGGGCGCGGTGTGCCCCCGGGGCCCGTGCCCGCCAGAGGCACTCACTGTGAACGCTTTTGTGAATGCGAGGATTGTCTGAGTGACGAAATGCAATCGTTCAAAACTTTCAACAATGGATCTCTTGGTTCCGGCATCGATGAAGAACGCAGCGAAATGCGATAAGTAATGTGAATTGCAGAATTCC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TCCCCTTCGTGGGCCCGACCTCCCATCCGTGTCTACCGTACCGTGTTGCTTCGGCGGGCCCGCCAGGGGCTCTCGTCCCTGGCCGCCGGGGGGCCGTCTGCCACGCCCCCGGGCCCGCGCCCGCCGGAGACCCTCGCGAACGCTGTCTTGAACAAGGTTGCGGTCTGAGTGGTATAGCATAATCGTCAAAACTTTCAACAACGGATCTCTTGGTTCCGGCATCGATGAAGAACGCAGCGAAATGCGATAAGTAATGTGAATTGCAGAATTCCGTGAATCATCGAATCTTTGAACGCACATTGCGCCCTCTGGCATTCCGGGGGGCATGCCTGTCCGAGCGTCATTTCTGCCCCTCAAGCACGGCTTGTGTGTTGGGCCGCCGTCCCCCTCGGGGGACGGGCCCGAAAGGCAGCGGCGGCGCCGCGTCCGGTCCTCGAGCGTATGGGGCTCTGTCACCCGCTCTGGAGGCCTGGCCGGTGCTTGCCCACCCGTCAATCTTCTCCAAGGTTGACCTCGGATCAGGTAGGGATACCCGCTGAACTTAA</text:p>
          </table:table-cell>
          <table:table-cell office:value-type="string" calcext:value-type="string">
            <text:p>k__Fungi;p__Ascomycota;c__Eurotiomycetes;o__Eurotiales;f__Trichocomaceae;g__Rasamsoni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TGAGGGTCCCCTTCGTGGGCCCGACCTCCCATCCGTGTCTACCGTACCGTGTTGCTTCGGCGGGCCCGCCAGGGGCTCTCGTCCCTGGCCGCCGGGGGGCCGTCTGCCACGCCCCCGGGCCCGCGCCCGCCGGAGACCCTCGCGAACGCTGTCTTGAACAAGGTTGCGGTCTGAGTGGTATAGCATAATCGTCAAAACTTTCAACAACGGATCTCTTGGTTCCGGCATCGATGAAGAACGCAGCGAAATGCGATAAGTAATGTGAATTGCAGAATTCCGTGAATCATCGAATCTTTGAACGCACATTGCGCCCTCTGGCATTCCGGGGGGCATGCCTGTCCGAGCGTCATTTCTGCCCCTCAAGCACGGCTTGTGTGTTGGGCCGCCGTCCCCCTCGGGGGACGGGCCCGAAAGGCAGCGGCGGCGCCGCGTCCGGTCCTCGAGCGTATGGGGCTCTGTCACCCGCTCTGGAGGCCTGGCCGGTGCTTGCCCACCCGTCAATCTTCTCC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AGGGTCCCCTTTGCGGGCCCGACCTCCCACCCGTGTCTACCGTACCGTGTTGCTTCGGCGGGCCCGCCAGGGGCTCCTGTCCCTGGCCGCCGGGGGGCCATCTCCCGTGCCTCCGGGCCCGTGCCCGCCGGAGACCCTCGTGAACGCTGTCTTGAACAAAGGTTGCGGTCTGAGTGGAAAACACAATCGTCAAAACTTTCAACAACGGATCTCTTGGTTCCGGCATCGATGAAGAACGCAGCGAAATGCGATAAGTAATGTGAATTGCAGAATTCCGTGAATCATCGAATCTTTGAACGCACATTGCGCCCTCTGGCATTCCGGGGGGCATGCCTGTCCGAGCGTCATTTCTGCCCCTCAAGCACGGCTTGTGTGTTGGGCCGCCGTCCCTTCCCGCGGGGAGGGACGGGCCCGAAAGGCAGCGGCGGTGCCGCGTTTCCGGTCCCTGAGCGTATGGGGCTCTGTCACCCGCTCTGGAGGTGCCGGCCGGTGCCCGCCTACCCGTCAGACATCTTCCAAGGTTGACCTCGGATCAGGTAGGGATACCCGCTGAACTTAA</text:p>
          </table:table-cell>
          <table:table-cell office:value-type="string" calcext:value-type="string">
            <text:p>k__Fungi;p__Ascomycota;c__Eurotiomycetes;o__Eurotiales;f__Trichocomaceae;g__Rasamsoni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GTGAGGGTCCCCTTTGCGGGCCCGACCTCCCACCCGTGTCTACCGTACCGTGTTGCTTCGGCGGGCCCGCCAGGGGCTCCTGTCCCTGGCCGCCGGGGGGCCATCTCCCGTGCCTCCGGGCCCGTGCCCGCCGGAGACCCTCGTGAACGCTGTCTTGAACAAAGGTTGCGGTCTGAGTGGAAAACACAATCGTCAAAACTTTCAACAACGGATCTCTTGGTTCCGGCATCGATGAAGAACGCAGCGAAATGCGATAAGTAATGTGAATTGCAGAATTCCGTGAATCATCGAATCTTTGAACGCACATTGCGCCCTCTGGCATTCCGGGGGGCATGCCTGTCCGAGCGTCATTTCTGCCCCTCAAGCACGGCTTGTGTGTTGGGCCGCCGTCCCTTCCCGCGGGGAGGGACGGGCCCGAAAGGCAGCGGCGGTGCCGCGTTTCCGGTCCCTGAGCGTATGGGGCTCTGTCACCCGCTCTGGAGGTGCCGGCCGGTGCCCGCCTACCCGTCAGACATCTTCC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AGGCCCCCTGTGGGGCCTAACCTCCCACCCTTGTCTCCTGTATACACCCTGTTGCTTTGGCGGGCCCACCGGGGAACCCGGTCGCCGGGGGGCGTTGTGCCCCCGGGCCCGTGCCCGCCAGAGCGCCTGATGAACCCTCCTGAAGACGGACTGTCTGAGTGTATTGGCAAATAATCAAAACTTTCAACAAT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office:value-type="string" calcext:value-type="string">
            <text:p>k__Fungi;p__Ascomycota;c__Eurotiomycetes;o__Eurotiales;f__Trichocomaceae;g__Talaromyc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CCGAGTGCAGGCCCCCTGTGGGGCCTAACCTCCCACCCTTGTCTCCTGTATACACCCTGTTGCTTTGGCGGGCCCACCGGGGAACCCGGTCGCCGGGGGGCGTTGTGCCCCCGGGCCCGTGCCCGCCAGAGCGCCTGATGAACCCTCCTGAAGACGGACTGTCTGAGTGTATTGGCAAATAATCAAAACTTTCAACAAT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CCCTCGCGGCCCAACCTCCCACCCTTGTCTCTATACACCTGTTGCTTTGGCGGGCCCACCGGGGCCACCTGGTCGCCGGGGGACGCACGTCCCCGGGCCCGCGCCCGCCGAAGCGCTCTGTGAACCCTGATGAAGATGGGCTGTCTGAGTACTATGAAAATTGTCAAAACTTTCAACAATGGATCTCTTGGTTCCGGCATCGATGAAGAACGCAGCGAAATGCGATAAGTAATGTGAATTGCAGAATTCCGTGAATCATCGAATCTTTGAACGCACATTGCGCCCCCTGGCATTCCGGGGGGCATGCCTGTCCGAGCGTCATTTCTGCCCTCAAGCACGGCTTGTGTGTTGGGTGTGGTCCCCCCGGGGACCTGCCCGAAAGGCAGCGGCGACGTCCGTCTGGTCCTCGAGCGTATGGGGCTCTGTCACTCGCTCGGGAAGGACCTGCGGGGGTTGGTCACCACCATATTTTACCACGGTTGACCTCGGATCAGGTAGGAGTTACCCGCTGAACTTAA</text:p>
          </table:table-cell>
          <table:table-cell office:value-type="string" calcext:value-type="string">
            <text:p>k__Fungi;p__Ascomycota;c__Eurotiomycetes;o__Eurotiales;f__Trichocomaceae;g__Talaromyc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GTGCGGGCCCTCGCGGCCCAACCTCCCACCCTTGTCTCTATACACCTGTTGCTTTGGCGGGCCCACCGGGGCCACCTGGTCGCCGGGGGACGCACGTCCCCGGGCCCGCGCCCGCCGAAGCGCTCTGTGAACCCTGATGAAGATGGGCTGTCTGAGTACTATGAAAATTGTCAAAACTTTCAACAATGGATCTCTTGGTTCCGGCATCGATGAAGAACGCAGCGAAATGCGATAAGTAATGTGAATTGCAGAATTCCGTGAATCATCGAATCTTTGAACGCACATTGCGCCCCCTGGCATTCCGGGGGGCATGCCTGTCCGAGCGTCATTTCTGCCCTCAAGCACGGCTTGTGTGTTGGGTGTGGTCCCCCCGGGGACCTGCCCGAAAGGCAGCGGCGACGTCCGTCTGGTCCTCGAGCGTATGGGGCTCTGTCACTCGCTCGGGAAGGACCTGCGGGGGTTGGTCACCACCATATTTTACCACGGTTGACCTCGGATCAGGTAGGA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CTCCCTCGCGGGCCCAACCTCCCACCCTTGTCTGTTCCCACACCTGTTGCTTTGGCGGGCCCACTGGGGAGACCCAGTCGCCGGGGGGCGCTCTGCCCCCGGGCCCGCGCCCGCCGAAGCACCCGTTGAACCCTGATGAACATCGGCGGTCTGAGTAAGATAACAATCGTTAAAACTTTCAACAATGGATCTCTTGGTTCCGGCATCGATGAAGAACGCAGCGAAATGCGATAAGTAATGTGAATTGCAGAATTCCGTGAATCATCGAATCTTTGAACGCACATTGCGCCCCCTGGCATTCCGGGGGGCATGCCTGTCCGAGCGTCATTTCTGCCCTCAAGCACGGCTTGTGTGTTGGGTGTGGTCCCCCTGGGGACCTGCCCCAAAGGCAGCGGCGACGTCGCGTCTGGTCCTCGAGCGTATGGGGCTTTGTCACCCGCTTGGGAAGGGCCTGCGGGCGTCGGTCAACCCCCAATCTTCCACGGTTGACCTCGGATCAGGTAGGAGTTACCCGCTGAACTTAA</text:p>
          </table:table-cell>
          <table:table-cell office:value-type="string" calcext:value-type="string">
            <text:p>k__Fungi;p__Ascomycota;c__Eurotiomycetes;o__Eurotiales;f__Trichocomaceae;g__Talaromyc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CCGAGTGCGGGCTCCCTCGCGGGCCCAACCTCCCACCCTTGTCTGTTCCCACACCTGTTGCTTTGGCGGGCCCACTGGGGAGACCCAGTCGCCGGGGGGCGCTCTGCCCCCGGGCCCGCGCCCGCCGAAGCACCCGTTGAACCCTGATGAACATCGGCGGTCTGAGTAAGATAACAATCGTTAAAACTTTCAACAATGGATCTCTTGGTTCCGGCATCGATGAAGAACGCAGCGAAATGCGATAAGTAATGTGAATTGCAGAATTCCGTGAATCATCGAATCTTTGAACGCACATTGCGCCCCCTGGCATTCCGGGGGGCATGCCTGTCCGAGCGTCATTTCTGCCCTCAAGCACGGCTTGTGTGTTGGGTGTGGTCCCCCTGGGGACCTGCCCCAAAGGCAGCGGCGACGTCGCGTCTGGTCCTCGAGCGTATGGGGCTTTGTCACCCGCTTGGGAAGGGCCTGCGGGCGTCGGTCAACCCCCAATCTTCCACGGTTGACCTCGGATCAGGTAGGA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CGGCATCGATGAAGAACGCAGCGAAATGCGATAAGTAATGTGAATTGCAGAATTCCGTGAATCATCGAATCTTTGAACGCACATTGCGCCCCCTGGCATTCCGGGGGGCATGCCTGTCCGAGCGTCATTTCTGCCCTCCAGCCCGGCTGGGTGTTGGGCGCTGTCCCCCCGGGGACACGCCCCAAAGGCAGTGGCGGCGCCGCGTCGGGTCCTCGAGCGTATGGGGCTTTGTCACCCGCTCGGGAGGGACTCGTCGGCGCTGGTCTTCCCCCAGGCGACCCTTCGGGGCTCGTCTTCTTTCGGTTGACCTCGGATCAGGTAGGGTTACCCGCTGAACTTAA</text:p>
          </table:table-cell>
          <table:table-cell office:value-type="string" calcext:value-type="string">
            <text:p>k__Fungi;p__Ascomycota;c__Eurotiomycetes;o__Eurotiales;f__Trichocomaceae;g__Talaromyces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CGGCATCGATGAAGAACGCAGCGAAATGCGATAAGTAATGTGAATTGCAGAATTCCGTGAATCATCGAATCTTTGAACGCACATTGCGCCCCCTGGCATTCCGGGGGGCATGCCTGTCCGAGCGTCATTTCTGCCCTCCAGCCCGGCTGGGTGTTGGGCGCTGTCCCCCCGGGGACACGCCCCAAAGGCAGTGGCGGCGCCGCGTCGGGTCCTCGAGCGTATGGGGCTTTGTCACCCGCTCGGGAGGGACTCGTCGGCGCTGGTCTTCCCCCAGGCGACCCTTCGGGGCTCGTCTTCTTTCGGTTGACCTCGGATCAGGTAGGGTTACCCGCTGAACTTAA</text:p>
          </table:table-cell>
          <table:table-cell office:value-type="string" calcext:value-type="string">
            <text:p>12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CATTCCGGGGGGCATGCCTGTCCGAGCGTCATTTCTGCCCTCCAGCCCGGCTGGGTGTTGGGCGCTGTCCCCCCGGGGACACGCCCCAAAGGCAGTGGCGGCGCCGCGTCGGGTCCTCGAGCGTATGGGGCTTTGTCACCCGCTCGGGACGGACTCGTCGGCGCTGGTCTTCCTCCAGGCGACCCTTCGGGGCTCGTCTTCCTTCGGTTGACCTCGGATCAGGTAGGGTTACCCGCTGAACTTAA</text:p>
          </table:table-cell>
          <table:table-cell office:value-type="string" calcext:value-type="string">
            <text:p>k__Fungi;p__Ascomycota;c__Eurotiomycetes;o__Eurotiales;f__Trichocomaceae;g__Talaromyces;s__Talaromyces_tiftonensis;sh__SH016291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CATTCCGGGGGGCATGCCTGTCCGAGCGTCATTTCTGCCCTCCAGCCCGGCTGGGTGTTGGGCGCTGTCCCCCCGGGGACACGCCCCAAAGGCAGTGGCGGCGCCGCGTCGGGTCCTCGAGCGTATGGGGCTTTGTCACCCGCTCGGGACGGACTCGTCGGCGCTGGTCTTCCTCCAGGCGACCCTTCGGGGCTCGTCTTCCTTCGGTTGACCTCGGATCAGGTAGGGTTACCCGCTGAACTTAA</text:p>
          </table:table-cell>
          <table:table-cell office:value-type="string" calcext:value-type="string">
            <text:p>6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AACCCAGTCGGGTCCCAATCTCCCACCCGTGTCTACCACACCTAGTGTTGCTTTGGCGGGCCCACTCCTCCGGTGTTCCGCCGGGGGGGTCGTCCCGGGGCGCGGTGTGCCCCCGGGGCCCGTGCCCGCCAGAGGCACTCACTGTGAACGCTTTTGTGAATGCGAGGATTGTCTGAGTGACGAAATGCAATCGTTCAAAACTTTCAACAAT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office:value-type="string" calcext:value-type="string">
            <text:p>k__Fungi;p__Ascomycota;c__Eurotiomycetes;o__Eurotiales;f__Trichocomaceae;g__Thermomyces;s__Thermomyces_lanuginosus;sh__SH0103421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CGGGAACCCAGTCGGGTCCCAATCTCCCACCCGTGTCTACCACACCTAGTGTTGCTTTGGCGGGCCCACTCCTCCGGTGTTCCGCCGGGGGGGTCGTCCCGGGGCGCGGTGTGCCCCCGGGGCCCGTGCCCGCCAGAGGCACTCACTGTGAACGCTTTTGTGAATGCGAGGATTGTCTGAGTGACGAAATGCAATCGTTCAAAACTTTCAACAAT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TGCCGGGGGCCCTCCGGGGTCCCATTGTGCCACCCGTGTTTACTTGTACCTGTTGCTTCGGCGGGCCTGCGGGCCTCGCTCGCTGCCGGGGGACCTGGTCCCCGGGCTCGTGCCCGCCGGAGACACACCCAACCTCTCTAACGTATACGTCTGAGCAATGATTTAATCATTAAAACTTTCAACAACGGATCTCTTGGTTCCCACATCGATGAAGAACGCAGCGAAATGCGATAAGTAATGTGAATTGCAGAATTCCGTGAATCATCGAATCTTTGAACGCACATTGCGCCCCCTGGTATTCCGGGGGGCATGCCTGTCCGAGCGTCATTGCAACCCTCAAGCGCGGCTTGCGTGTTGGGCGCCGTCCCCCGTGGACGCGCCCGAAAGGCAGTGGCGGTACCGTGCTCCGGTGCCCGAGCGTATGGGCTTAAAACCCGCTCTTGTGGCCCGGCCGGCGCTGGCCTCGACCTCCAACTTTTCAAGGTTGACCTCGGATCAGGTAGGGATACCCGCTGAACTTAA</text:p>
          </table:table-cell>
          <table:table-cell office:value-type="string" calcext:value-type="string">
            <text:p>k__Fungi;p__Ascomycota;c__Eurotiomycetes;o__Onygen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TGCCGGGGGCCCTCCGGGGTCCCATTGTGCCACCCGTGTTTACTTGTACCTGTTGCTTCGGCGGGCCTGCGGGCCTCGCTCGCTGCCGGGGGACCTGGTCCCCGGGCTCGTGCCCGCCGGAGACACACCCAACCTCTCTAACGTATACGTCTGAGCAATGATTTAATCATTAAAACTTTCAACAACGGATCTCTTGGTTCCCACATCGATGAAGAACGCAGCGAAATGCGATAAGTAATGTGAATTGCAGAATTCCGTGAATCATCGAATCTTTGAACGCACATTGCGCCCCCTGGTATTCCGGGGGGCATGCCTGTCCGAGCGTCATTGCAACCCTCAAGCGCGGCTTGCGTGTTGGGCGCCGTCCCCCGTGGACGCGCCCGAAAGGCAGTGGCGGTACCGTGCTCCGGTGCCCGAGCGTATGGGCTTAAAACCCGCTCTTGTGGCCCGGCCGGCGCTGGCCTCGACCTCCAACTTTTC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CGCCGCCGACGTCGACCCCGGCCGCCCGGCTTGAGATATAGCCCGGGCGGTGCTGGAGGTCGCCGGCAGTTGCCCATTCTTGTCTACTGACCCAGTTGCCTCGGCGCGCCGCTCCCTAGTGGACGGTCGGAGGCCCTTGGACCCAGCGTCCATGTGGCCCTGGCCAGTGCGCGCCGGCGGACAGTCTAAAATCTTTATATATTGGCCGTCTGAGCGTATAAAGCAAATCAATTAAAACTTTCAACAACGGATCTCTTGGTTCCGGCATCGATGAAGAACGCAGCGAAATGCGATAAGTAATGTGAATTGCAGAATTCCGTGAATCATCGAATCTTTGAACGCACATTGCGCCCCCTGGTATTCCGGGGGGCATGCCTGTTCGAGCGTCATTTCAACCCTCAAGCCCGGCTTGTGTGATGGACGAACGTCCTGCCTTTAGGGGCGGGACGCGTCCGAAAAGCAGTGGCTAGGCCGCGACTTCGGCGCCTGAGCGAATGGGATTTCCAGCGCTTCTAGGACCGACCGGCCCCTAGCCTCCAAACAAACAGTCCTGACGGACTTCTTAGGTTGACCTCGGATCAGGTAGGGATACCCGCTGAACTTAA</text:p>
          </table:table-cell>
          <table:table-cell office:value-type="string" calcext:value-type="string">
            <text:p>k__Fungi;p__Ascomycota;c__Eurotiomycetes;o__Onygenales;f__Arthrodermataceae;g__Arthroderm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AAGCGCCGCCGACGTCGACCCCGGCCGCCCGGCTTGAGATATAGCCCGGGCGGTGCTGGAGGTCGCCGGCAGTTGCCCATTCTTGTCTACTGACCCAGTTGCCTCGGCGCGCCGCTCCCTAGTGGACGGTCGGAGGCCCTTGGACCCAGCGTCCATGTGGCCCTGGCCAGTGCGCGCCGGCGGACAGTCTAAAATCTTTATATATTGGCCGTCTGAGCGTATAAAGCAAATCAATTAAAACTTTCAACAACGGATCTCTTGGTTCCGGCATCGATGAAGAACGCAGCGAAATGCGATAAGTAATGTGAATTGCAGAATTCCGTGAATCATCGAATCTTTGAACGCACATTGCGCCCCCTGGTATTCCGGGGGGCATGCCTGTTCGAGCGTCATTTCAACCCTCAAGCCCGGCTTGTGTGATGGACGAACGTCCTGCCTTTAGGGGCGGGACGCGTCCGAAAAGCAGTGGCTAGGCCGCGACTTCGGCGCCTGAGCGAATGGGATTTCCAGCGCTTCTAGGACCGACCGGCCCCTAGCCTCCAAACAAACAGTCCTGACGGACTTCTT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GCCCGGTCGCCGCCCCCTAAAGGCTGGCGACCGAACAGGCCACCCTTGTCTACCTTACCACTGTTGCTTCGGCGGGACCGTCCCCTTAGGGGGGCGACCCGGGGCTGGCTTAACCGCCGTCCGGGCGAGCTCCCGCCAGAAGACACTTAAATTCTGTTGATCAGTGACTGTCTGAGATTATATTTAATCATTAAAACTTTCAACAACGGATCTCTTGGTTCCAGCATCGATGAAGAACGCAGCGAAATGCGATAAGTAATGTGAATTGCAGAATTCCGTGAATCATCGAATCTTTGAACGCACATTGCGCCCTCTGGTATTCCGGGGGGCATGCCTGTCCGAGCGTCATTTGCAACCCTCAAGCCCGGCTTGTGTGATGGGTGCCGTCCCCTACGGGACGCGCCCCGAAGGCAATGGCGGCGTCGCGGTTATCCGATCAGCCAAAGTGTATGGGGCTTTGTCACTCACTTTACGGCCCGGACCGGCGCCAGTCCGAATCAATCTTTTTTCTAAAGTTGACCTCGGATCAGGTAGGGATACCCGCTGAACTTAA</text:p>
          </table:table-cell>
          <table:table-cell office:value-type="string" calcext:value-type="string">
            <text:p>k__Fungi;p__Ascomycota;c__Eurotiomycetes;o__Onygenales;f__Gymnoasc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AGTGCCCGGTCGCCGCCCCCTAAAGGCTGGCGACCGAACAGGCCACCCTTGTCTACCTTACCACTGTTGCTTCGGCGGGACCGTCCCCTTAGGGGGGCGACCCGGGGCTGGCTTAACCGCCGTCCGGGCGAGCTCCCGCCAGAAGACACTTAAATTCTGTTGATCAGTGACTGTCTGAGATTATATTTAATCATTAAAACTTTCAACAACGGATCTCTTGGTTCCAGCATCGATGAAGAACGCAGCGAAATGCGATAAGTAATGTGAATTGCAGAATTCCGTGAATCATCGAATCTTTGAACGCACATTGCGCCCTCTGGTATTCCGGGGGGCATGCCTGTCCGAGCGTCATTTGCAACCCTCAAGCCCGGCTTGTGTGATGGGTGCCGTCCCCTACGGGACGCGCCCCGAAGGCAATGGCGGCGTCGCGGTTATCCGATCAGCCAAAGTGTATGGGGCTTTGTCACTCACTTTACGGCCCGGACCGGCGCCAGTCCGAATCAATCTTTTTTCTAAAGTTGACCTCGGATCAGGTAGGGATACCCGCTGAACTTAA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GTCGGCACGGCGGCCTCCGGGTCGCCCGCTACTGACCACCCTTGTCTACCTTAACCACTGTTGCTTCGGCAGGCCGGGCGCCCCCGAGAGGGGGTCGCACACCTGAGGCTCAGGCTTAACCGCCGCTCAGGGCAGCGCCTGCCGGAGGATTAGTTGAAACTCTTTGCTGATTAGTGACAATTCTGAGTCTTTGATCAATAGTCAAAACTTTCAACAACGGATCTCTTGGTTCCAGCATCGATGAAGAACGCAGCGAAATGCGATAAGTAATGTGAATTGCAGAATTCCGTGAATCATCGAATCTTTGAACGCACATTGCGCCCTCTGGTATTCCGGGGGGCATGCCTGTCCGAGCGTCATTGACACAAATCAAGCGCGGCTTGTGTGTTGGGCCCTCGTCCCCTGAAAGGGACGTGCCCGAAACGCAGCGGCGGCGTCGCGGTTATCCGACCAGCCAGAGTGTATGGGGCTTTGTCACGCACTCCAAGGCACAGGACCGGCGCCTGTCGACCTCCATCAAACGAGATATCAAGGTTGACCTCGGATCAGGTAGGGATACCCGCTGAACTTAA</text:p>
          </table:table-cell>
          <table:table-cell office:value-type="string" calcext:value-type="string">
            <text:p>k__Fungi;p__Ascomycota;c__Eurotiomycetes;o__Onygenales;f__Gymn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TGTCGGCACGGCGGCCTCCGGGTCGCCCGCTACTGACCACCCTTGTCTACCTTAACCACTGTTGCTTCGGCAGGCCGGGCGCCCCCGAGAGGGGGTCGCACACCTGAGGCTCAGGCTTAACCGCCGCTCAGGGCAGCGCCTGCCGGAGGATTAGTTGAAACTCTTTGCTGATTAGTGACAATTCTGAGTCTTTGATCAATAGTCAAAACTTTCAACAACGGATCTCTTGGTTCCAGCATCGATGAAGAACGCAGCGAAATGCGATAAGTAATGTGAATTGCAGAATTCCGTGAATCATCGAATCTTTGAACGCACATTGCGCCCTCTGGTATTCCGGGGGGCATGCCTGTCCGAGCGTCATTGACACAAATCAAGCGCGGCTTGTGTGTTGGGCCCTCGTCCCCTGAAAGGGACGTGCCCGAAACGCAGCGGCGGCGTCGCGGTTATCCGACCAGCCAGAGTGTATGGGGCTTTGTCACGCACTCCAAGGCACAGGACCGGCGCCTGTCGACCTCCATCAAACGAGATATC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CGTCGAGCCTGCGCCTCCCGGCGTAGGTGAAACCCCACCCGTGACTACTACACCACATGTTGCTTTGGCGGGCCCGCCTCTGGCTGCCGGGGTTTCTCTGGATAGCGCCCGCCAAAGATACACTGAACTTCTGTGAAACTGGATGTCTGAGTTGATATCAATCATTAAAACTTTCAACAATGGATCTCTTGGTTCCGGCATCGATGAAGAACGCAGCGAAATGCGATAAGTAATGTGAATTGCAGAATTCCGTGAATCATCGAATCTTTGAACGCACATTGCGCCCTCTGGTATTCCGGAGGGCATGCCTGTCCGAGCGTCATTGCAACCTTCAAGCGCGGCTTGTGTGTTGGGCCTCGTCCCCCGTGGACGGGCCTCAAAGGCAGTGGCGGCGTCCGTTTTGGTGCCCGAGCGTATGGGAATTCTATACCGCTTCAAGGCCCGGCGGCGCTGGTCAAGACCAATTTTTATCGGTTGACCTCGGATCAGGTAGGGATACCCGCTGAACTTAA</text:p>
          </table:table-cell>
          <table:table-cell office:value-type="string" calcext:value-type="string">
            <text:p>k__Fungi;p__Ascomycota;c__Eurotiomycetes;o__Onygenales;f__Onygenaceae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AAGTCGTAACAAGGTTTCCGTAGGTGAACCTGCGGAAGGATCATTAAAGCGTCGAGCCTGCGCCTCCCGGCGTAGGTGAAACCCCACCCGTGACTACTACACCACATGTTGCTTTGGCGGGCCCGCCTCTGGCTGCCGGGGTTTCTCTGGATAGCGCCCGCCAAAGATACACTGAACTTCTGTGAAACTGGATGTCTGAGTTGATATCAATCATTAAAACTTTCAACAATGGATCTCTTGGTTCCGGCATCGATGAAGAACGCAGCGAAATGCGATAAGTAATGTGAATTGCAGAATTCCGTGAATCATCGAATCTTTGAACGCACATTGCGCCCTCTGGTATTCCGGAGGGCATGCCTGTCCGAGCGTCATTGCAACCTTCAAGCGCGGCTTGTGTGTTGGGCCTCGTCCCCCGTGGACGGGCCTCAAAGGCAGTGGCGGCGTCCGTTTTGGTGCCCGAGCGTATGGGAATTCTATACCGCTTCAAGGCCCGGCGGCGCTGGTCAAGACCAATTTTTATC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TGTTTCGGAGCCTGGCTCGGGCACCTCAACTCGAGGTGTCGGTGCCAGCGCCCCCACACGTGTTTACTCAACTTGGTTGCCTTGGTGAGCCTGCCCTCGTGGCTGCCGGGGATGCCTCACGGCGTCCTGGGCTCGTGCTCACCAGTGGAACATTTGAACTCTTATGTGAAAATAGTCAGTCTGAGCATTATGCAAATTAAATAAAACTTTCAACAACGGATCTCTTGGTTCCGGCATCGATGAAGAACGCAGCGAAATGCGATAAGTAATGTGAATTGCAGAATTCCGTGAATCATCGAATCTTTGAACGCACATTGCGCCCTCTGGTATTCCGGAGGGCATGCCTGTTCGAGCGTCATTGCAAACCCCTCAAGCACGGCTTGTGTGTTGGGCCATCGTCCCCTATGGACGGGCCTGAAATGCAGTGGCAGCACCGAGTCCTGGTGTCTGAGTGTATGGGAATCTCTATCGCTCAAAGACCCAATCGGCGCTGATGTCAGATTTTTATCCAGTTTGACCTCGGATCAGGTAGGAGTACCCGCTGAACTTAA</text:p>
          </table:table-cell>
          <table:table-cell office:value-type="string" calcext:value-type="string">
            <text:p>k__Fungi;p__Ascomycota;c__Eurotiomycetes;o__Onygenales;f__Onygen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TGTTTCGGAGCCTGGCTCGGGCACCTCAACTCGAGGTGTCGGTGCCAGCGCCCCCACACGTGTTTACTCAACTTGGTTGCCTTGGTGAGCCTGCCCTCGTGGCTGCCGGGGATGCCTCACGGCGTCCTGGGCTCGTGCTCACCAGTGGAACATTTGAACTCTTATGTGAAAATAGTCAGTCTGAGCATTATGCAAATTAAATAAAACTTTCAACAACGGATCTCTTGGTTCCGGCATCGATGAAGAACGCAGCGAAATGCGATAAGTAATGTGAATTGCAGAATTCCGTGAATCATCGAATCTTTGAACGCACATTGCGCCCTCTGGTATTCCGGAGGGCATGCCTGTTCGAGCGTCATTGCAAACCCCTCAAGCACGGCTTGTGTGTTGGGCCATCGTCCCCTATGGACGGGCCTGAAATGCAGTGGCAGCACCGAGTCCTGGTGTCTGAGTGTATGGGAATCTCTATCGCTCAAAGACCCAATCGGCGCTGATGTCAGATTTTTATCCAGTTTGACCTCGGATCAGGT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GTCTTGGAGGCCGATCGACAGCGTTTCCCTCACGGGGCGTGTTGTGGCTCGTGCCCCCTCCACACGTGTTTACTACACTCTGTTGCCTTGGTGGGTCTGCCCTTGTGGCTGCCGGGGGTCACCGCGTGTGCCCCGGGCCTGCACCCACCGATGGACACCCTGAACTCTTTATGAATATAGTGTTGTCTGAGCGTTTAGCAAAATAAACAAAACTTTCAACAATGGATCTCTTGGTTCTGGCATCGATGAAGAACGCAGCGAAATGCGATAAGTAATGTGAATTGCAGAATTCCGTGAATCATCGAATCTTTGAACGCACATTGCGCCCTCTGGTATTCCGGGGGGCATGCCTGTTCGAGCGTCATTGCAACCCCTCAAGCACAGCTTGTGTGTTGGGCCCTCGTCCCCCGTGGACGGGCCTGAAATGCAGTGGCAGCACCGAGATACCGGTGTCTGAGTGTATGGGCATTGATCATCACTCGATAGACCCGATCGGCGCTGGCCGTCAAACCACGGTTCCTCGGAATCATCCAGTTTTGACCTCGGATCAGGTAGGAATACCCGCTGAACTTAA</text:p>
          </table:table-cell>
          <table:table-cell office:value-type="string" calcext:value-type="string">
            <text:p>k__Fungi;p__Ascomycota;c__Eurotiomycetes;o__Onygenales;f__Onygenaceae;g__Keratinophyton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CAGTGTCTTGGAGGCCGATCGACAGCGTTTCCCTCACGGGGCGTGTTGTGGCTCGTGCCCCCTCCACACGTGTTTACTACACTCTGTTGCCTTGGTGGGTCTGCCCTTGTGGCTGCCGGGGGTCACCGCGTGTGCCCCGGGCCTGCACCCACCGATGGACACCCTGAACTCTTTATGAATATAGTGTTGTCTGAGCGTTTAGCAAAATAAACAAAACTTTCAACAATGGATCTCTTGGTTCTGGCATCGATGAAGAACGCAGCGAAATGCGATAAGTAATGTGAATTGCAGAATTCCGTGAATCATCGAATCTTTGAACGCACATTGCGCCCTCTGGTATTCCGGGGGGCATGCCTGTTCGAGCGTCATTGCAACCCCTCAAGCACAGCTTGTGTGTTGGGCCCTCGTCCCCCGTGGACGGGCCTGAAATGCAGTGGCAGCACCGAGATACCGGTGTCTGAGTGTATGGGCATTGATCATCACTCGATAGACCCGATCGGCGCTGGCCGTCAAACCACGGTTCCTCGGAATCATCCAGTT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GCCAGCCGGGCCCCCCCGTTGCCCCCCGCAAGGGATGCAGCATGGGCGGTGGCCCTGGCTAAACGGCCCCACACTTGTCTATCGACCGCGTTGTCTCGGCGGGACGTCCGCATCGTCGGCGACCGGGGAGCCCCTGAGGTCCCCTGGCCAGCGCCCGCCCGAGTACCGTTCGAACCACTGTTTTCAGCTAGTGAAGTCTGAGAGAATATTTTTAATATTACAAAACTTTCAACAATGGATCTCTTGGTTCCGGCATCGATGAAGAACGCAGCGAAATGCGATAAGTAATGTGAATTGCAGAATTCCGTGAATCATCGAATCTTTGAACGCACATTGCGCCCTCTGGTATTCCGGGGGGCATGCCTGTCCGAGCGTCATTGCAACCCCTCAAGCACGGCTTGTGTTATGGGCGGACGTCCCCTTAGCCGGTGGACGGGCCCCAAATGCAGTGACCGAGGCCGTGATTCCGGCGCCCGAGCGAATGGGATTTCCACCAGCTCTAGTGGCCCGGCCGGTCCTCAGGTCCCGACCAATTTCATTTCAAGGTTGACCTCGGATCAGGTAGGGATACCCGCTGAACTTAA</text:p>
          </table:table-cell>
          <table:table-cell office:value-type="string" calcext:value-type="string">
            <text:p>k__Fungi;p__Ascomycota;c__Eurotiomycetes;o__Onygenales;f__Onygenales_fam_Incertae_sedis;g__Arthrops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TGCCAGCCGGGCCCCCCCGTTGCCCCCCGCAAGGGATGCAGCATGGGCGGTGGCCCTGGCTAAACGGCCCCACACTTGTCTATCGACCGCGTTGTCTCGGCGGGACGTCCGCATCGTCGGCGACCGGGGAGCCCCTGAGGTCCCCTGGCCAGCGCCCGCCCGAGTACCGTTCGAACCACTGTTTTCAGCTAGTGAAGTCTGAGAGAATATTTTTAATATTACAAAACTTTCAACAATGGATCTCTTGGTTCCGGCATCGATGAAGAACGCAGCGAAATGCGATAAGTAATGTGAATTGCAGAATTCCGTGAATCATCGAATCTTTGAACGCACATTGCGCCCTCTGGTATTCCGGGGGGCATGCCTGTCCGAGCGTCATTGCAACCCCTCAAGCACGGCTTGTGTTATGGGCGGACGTCCCCTTAGCCGGTGGACGGGCCCCAAATGCAGTGACCGAGGCCGTGATTCCGGCGCCCGAGCGAATGGGATTTCCACCAGCTCTAGTGGCCCGGCCGGTCCTCAGGTCCCGACCAATTTCATTTC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AGAGGAGGGCCTCTGGCCCAACCTTCCACCCCGTGTCTTGAATACCTTGTTTCTTTGGCGGGCTCCGCCCGTCAGAAGCACTCTCAAACTCGATAACATGTTTCTGAATATCAAATGATATAATAAAGCAAAACTTTCAACAACGGATCTCTTGGTTCTGGCATCGATGAAGAACGCAGCGAAATGCGATAAGTAATGTGAATTGCAGAATTCAGTGAATCATCGAATCTTTGAACGCACATTGCGCCCTTTGGCATTCCGAAGGGCATGCCTGTTCGAGCGTCATTACACCCCTCAGACCCTGCCCTGTGTGGGCGGATCTGGCGTTGGGCGGTGCCGGAAGGCACGCCTAAAAGTCAGCGACGGCATCCTCGACCGCAAGCGCACAACTGTCGCGATGCAGGGCGGGCGGTGCCGGTACACCCCTAAATGTTGACCTCGGATCAGGTAGGATTACCCGCTGAACTTAA</text:p>
          </table:table-cell>
          <table:table-cell office:value-type="string" calcext:value-type="string">
            <text:p>k__Fungi;p__Ascomycota;c__GS37;o__GS37_ord_Incertae_sedis;f__GS37_fam_Incertae_sedis;g__GS37_gen_Incertae_sedis;s__GS37_sp;sh__SH018101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AGAGGAGGGCCTCTGGCCCAACCTTCCACCCCGTGTCTTGAATACCTTGTTTCTTTGGCGGGCTCCGCCCGTCAGAAGCACTCTCAAACTCGATAACATGTTTCTGAATATCAAATGATATAATAAAGCAAAACTTTCAACAACGGATCTCTTGGTTCTGGCATCGATGAAGAACGCAGCGAAATGCGATAAGTAATGTGAATTGCAGAATTCAGTGAATCATCGAATCTTTGAACGCACATTGCGCCCTTTGGCATTCCGAAGGGCATGCCTGTTCGAGCGTCATTACACCCCTCAGACCCTGCCCTGTGTGGGCGGATCTGGCGTTGGGCGGTGCCGGAAGGCACGCCTAAAAGTCAGCGACGGCATCCTCGACCGCAAGCGCACAACTGTCGCGATGCAGGGCGGGCGGTGCCGGTACACCCCTAAATGTTGACCTCGG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ATCATGCCCTCACGGGTAGACCTCCCACCCTTTGTTTACAATGCCTTTGTTGCTTTGGCGGGCCCGTTTGGCCCCGCGCTGAACAACCGGCCCCGGCTGGTCAGTGCCCGCCAGAGAACCGAAAACTCTGAATTAAATGTCGTCTGAGTACTATGTAATAGTTAAAACTTTCAACAACGGATCTCTTGGTTCTGGCATCGATGAAGAACGCAGCGAAATGCGATAAGTAATGTGAATTGCAGAATTCAGTGAATCATCGAATCTTTGAACGCACATTGCGCCCTCTGGTATTCCGGGGGGCATGCCTGTTCGAGCGTCATTACAACCCTCAAGCTCTGCTTGGTATTGGGCTACACCCGACTGGGTGGGCCTTAAAATCAGTGGCGGTGCCATCTGGCTCTAAGCGTAGTAATTCTTCTCGCTCTGGAGATCTAGGTGTTTGCTTGCCAGCAACCCCCAATTTATCAAAGGTTGACCTCGGATCAGGTAGGGATACCCGCTGAACTTAA</text:p>
          </table:table-cell>
          <table:table-cell office:value-type="string" calcext:value-type="string">
            <text:p>k__Fungi;p__Ascomycota;c__Leot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AGATCATGCCCTCACGGGTAGACCTCCCACCCTTTGTTTACAATGCCTTTGTTGCTTTGGCGGGCCCGTTTGGCCCCGCGCTGAACAACCGGCCCCGGCTGGTCAGTGCCCGCCAGAGAACCGAAAACTCTGAATTAAATGTCGTCTGAGTACTATGTAATAGTTAAAACTTTCAACAACGGATCTCTTGGTTCTGGCATCGATGAAGAACGCAGCGAAATGCGATAAGTAATGTGAATTGCAGAATTCAGTGAATCATCGAATCTTTGAACGCACATTGCGCCCTCTGGTATTCCGGGGGGCATGCCTGTTCGAGCGTCATTACAACCCTCAAGCTCTGCTTGGTATTGGGCTACACCCGACTGGGTGGGCCTTAAAATCAGTGGCGGTGCCATCTGGCTCTAAGCGTAGTAATTCTTCTCGCTCTGGAGATCTAGGTGTTTGCTTGCCAGCAACCCCCAATTTATCAAAGGTTGACCTCGGATCAGGTAGGGATACCCGCTGAACTTA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TCGGGGTAGATCTCCCACCCTATGTATTTATACCTTTGTTGCTTTGGTGGGCCGTTAGGCTTCGGCCCAGCTACCGGCTCACGCTGGTAAGTGCCCACCAGAGGACCTAAAACTCTGAATGTTAATGTCGTCTGAGTACTATATAATAGTTAAAACTTTCAACAACGGATCTCTTGGTTCTGGCATCGATGAAGAACGCAGCGAAATGCGATAAGTAATGTGAATTGCAGAATTCAGTGAATCATCGAATCTTTGAACGCACATTGCGCCCTCTGGTATTCCGGAGGGCATGCCTGTTCGAGCGTCATTACAACCCTCAAGCTCTGCTTGGTATTGGGCGTCACCAGTTCTGGTGTGCTCTAAAATCAGTGGCGGTGCCATCTGGCTCTAAGCGTAGTACATCTCTCGCTATGGAAGTCTTGTGGATGCTTGCCAACAACCCCAAATTTTTTAAGG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GAGTTCATGCCCTTCGGGGTAGATCTCCCACCCTATGTATTTATACCTTTGTTGCTTTGGTGGGCCGTTAGGCTTCGGCCCAGCTACCGGCTCACGCTGGTAAGTGCCCACCAGAGGACCTAAAACTCTGAATGTTAATGTCGTCTGAGTACTATATAATAGTTAAAACTTTCAACAACGGATCTCTTGGTTCTGGCATCGATGAAGAACGCAGCGAAATGCGATAAGTAATGTGAATTGCAGAATTCAGTGAATCATCGAATCTTTGAACGCACATTGCGCCCTCTGGTATTCCGGAGGGCATGCCTGTTCGAGCGTCATTACAACCCTCAAGCTCTGCTTGGTATTGGGCGTCACCAGTTCTGGTGTGCTCTAAAATCAGTGGCGGTGCCATCTGGCTCTAAGCGTAGTACATCTCTCGCTATGGAAGTCTTGTGGATGCTTGCCAACAACCCCAAATTTTTT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AACTTGCCCTTCGGGGTAAATCTCCCACCCTATGTTTACATACCTTTGTTGCTTTGGCGAGCCCGTCTCACGGCCACCGGCTCTTTGCTGGTCAGTGCTCGCCAGAGGACCCAAAACTCTAAATTATATGTCGTCTGAGTACTATATAATAGTTAAAACTTTCAACAACGGATCTCTTGGTTCTGGCATCGATGAAGAACGCAGCGAAATGCGATAAGTAATGTGAATTGCAGAATTCAGTGAATCATCGAATCTTTGAACGCACATTGCGCCCCTTGGTATTCCGGGGGGCATGCCTGTTCGAGCGTCATTAACACACTCAAGCTCTGCTTGGTATTGGGAATCACTAGTCATACAGTGTCCCCTAAAATCAGTGGCAGTGCCATCTGGCTTCAAGCGTAGTAATTTTCTCGCTATGGATGTCTAGGTGTCGCCCGCCAAAACAGCCTAATTTTTCTAAGG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CAGAGAACTTGCCCTTCGGGGTAAATCTCCCACCCTATGTTTACATACCTTTGTTGCTTTGGCGAGCCCGTCTCACGGCCACCGGCTCTTTGCTGGTCAGTGCTCGCCAGAGGACCCAAAACTCTAAATTATATGTCGTCTGAGTACTATATAATAGTTAAAACTTTCAACAACGGATCTCTTGGTTCTGGCATCGATGAAGAACGCAGCGAAATGCGATAAGTAATGTGAATTGCAGAATTCAGTGAATCATCGAATCTTTGAACGCACATTGCGCCCCTTGGTATTCCGGGGGGCATGCCTGTTCGAGCGTCATTAACACACTCAAGCTCTGCTTGGTATTGGGAATCACTAGTCATACAGTGTCCCCTAAAATCAGTGGCAGTGCCATCTGGCTTCAAGCGTAGTAATTTTCTCGCTATGGATGTCTAGGTGTCGCCCGCCAAAACAGCCTAATTTTTCTAAGGTTGACCTCGG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AATATCGCCCTCACGGGTGACTCTCCAACCCTATGTTATTGTACCTTTGTTGCTTTGGCGAGCCGCTTCAGCCACCGGCTCACGCTGGTGAGTGCTCGCCAGAGGACCCCAAACTCTGAATTATTAGTGTCGTCTGAGTACTATATAATAGTTAAAACTTTCAACAACGGATCTCTTGGTTCTGGCATCGATGAAGAACGCAGCGAAATGCGATAAGTAATGTGAATTGCAGAATTCAGTGAATCATCGAATCTTTGAACGCACATTGCGCCCTGTGGTATTCCGCAGGGCATGCCTGTTCGAGCGTCAGTACAACACTCAAGCCTAGCTTGGTATTGAGCCACGTCCGCAAGGGCTGGCTTTAAAATCAGTGGCGGCGCCATCTAGCTCTCAGCGTAGTAATACTCCTCGCTGTTGGGTCCTGGTGGATGCTGGCCAGCAACCCCCAACTTTCTAAGT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AGAATATCGCCCTCACGGGTGACTCTCCAACCCTATGTTATTGTACCTTTGTTGCTTTGGCGAGCCGCTTCAGCCACCGGCTCACGCTGGTGAGTGCTCGCCAGAGGACCCCAAACTCTGAATTATTAGTGTCGTCTGAGTACTATATAATAGTTAAAACTTTCAACAACGGATCTCTTGGTTCTGGCATCGATGAAGAACGCAGCGAAATGCGATAAGTAATGTGAATTGCAGAATTCAGTGAATCATCGAATCTTTGAACGCACATTGCGCCCTGTGGTATTCCGCAGGGCATGCCTGTTCGAGCGTCAGTACAACACTCAAGCCTAGCTTGGTATTGAGCCACGTCCGCAAGGGCTGGCTTTAAAATCAGTGGCGGCGCCATCTAGCTCTCAGCGTAGTAATACTCCTCGCTGTTGGGTCCTGGTGGATGCTGGCCAGCAACCCCCAACTTTCTAA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TCATGCCCTCCGGGGTAGATCTCCACCCTTGCCTACCTACCACTGTTGCTTTGGCGGTCCGTCTCCTCGAGCCACCGGCCCCCGGGCGGGTGCGCGACCGCCAGAGGCTCACCACAACCCCCTTTATAAGCGTCGTCTGAGACCGATACAAATAGTTAAAACTTTCAACAACGGATCTCTTGGTTCTGGCATCGATGAAGAACGCAGCGAAATGCGATAAGTAATGTGAATTGCAGAATTCAGTGAATCATCGAATCTTTGAACGCACATTGCGCCCCCTGGCATTCCGGGGGGCATGCCTGTTCGAGCGTCATTAAACACCACTCAAGCTCTGCTTGGTCCTGGGCCGCGCCAGCGATGGCTGTCCCCAAACTCAGTGGCGGCACCGCTAGGTCCCGAGCGTAGTACATCTCTCGCTGCGGGCGCTGGCGGCTGGCGACCAGCAACCCCAACTCACACCAGGTTGACCTCGGATCAGGTAGGA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CAGAGTCATGCCCTCCGGGGTAGATCTCCACCCTTGCCTACCTACCACTGTTGCTTTGGCGGTCCGTCTCCTCGAGCCACCGGCCCCCGGGCGGGTGCGCGACCGCCAGAGGCTCACCACAACCCCCTTTATAAGCGTCGTCTGAGACCGATACAAATAGTTAAAACTTTCAACAACGGATCTCTTGGTTCTGGCATCGATGAAGAACGCAGCGAAATGCGATAAGTAATGTGAATTGCAGAATTCAGTGAATCATCGAATCTTTGAACGCACATTGCGCCCCCTGGCATTCCGGGGGGCATGCCTGTTCGAGCGTCATTAAACACCACTCAAGCTCTGCTTGGTCCTGGGCCGCGCCAGCGATGGCTGTCCCCAAACTCAGTGGCGGCACCGCTAGGTCCCGAGCGTAGTACATCTCTCGCTGCGGGCGCTGGCGGCTGGCGACCAGCAACCCCAACTCACACC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TTCTTGCCCTTACGGGTAGATCTCCCACCCTTGAATACATACCTTTGTTGCTTTGGCGGGCCGCGCTTGCGCTACTGGCTTCGGCTAGTACGTGCCCGCCAGAGGACCACAACTCTTGTTTTTAGTGATGTCTGAGTACTATATAATAGTTAAAACTTTCAACAACGGATCTCTTGGTTCTGGCATCGATGAAGAACGCAGCGAAATGCGATAAGTAATGTGAATTGCAGAATTCAGTGAATCATCGAATCTTTGAACGCACATTGCGCCCTCTGGTATTCCGGAGGGCATGCCTGTTCGAGCGTCATTATACCACTCAAGCTTAGCTTGGTATTGGGGCCCGCCCACCAGCGGCCTCTAAAATCAGTGGCGGTGCCGGTCGGCTCTAAGCGTAGTAATACTCCTCGCTATAGGGTCCGGTCGGTTGCTTGCCAACAACCCCAATTTTTATCAGG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AGTTCTTGCCCTTACGGGTAGATCTCCCACCCTTGAATACATACCTTTGTTGCTTTGGCGGGCCGCGCTTGCGCTACTGGCTTCGGCTAGTACGTGCCCGCCAGAGGACCACAACTCTTGTTTTTAGTGATGTCTGAGTACTATATAATAGTTAAAACTTTCAACAACGGATCTCTTGGTTCTGGCATCGATGAAGAACGCAGCGAAATGCGATAAGTAATGTGAATTGCAGAATTCAGTGAATCATCGAATCTTTGAACGCACATTGCGCCCTCTGGTATTCCGGAGGGCATGCCTGTTCGAGCGTCATTATACCACTCAAGCTTAGCTTGGTATTGGGGCCCGCCCACCAGCGGCCTCTAAAATCAGTGGCGGTGCCGGTCGGCTCTAAGCGTAGTAATACTCCTCGCTATAGGGTCCGGTCGGTTGCTTGCCAACAACCCCAATTTTTA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GTTCCCTGCCCTTCGGGGTAGGATCGCCACCCTTGATTATTTATGAGTGTTGCTTTGGCGGGCCTCGCGGCCTGGCCGCGCCCCGGCTTCGGCGGGGGAGCGCCCGCCAGAGGATTCTACAAACCTGATTATTAGTGTCGTCTGAGTACTATATAATAGTTAAAACTTTCAACAACGGATCTCTTGGTTCTGGCATCGATGAAGAACGCAGCGAAATGCGATAAGTAATGTGAATTGCAGAATTCAGTGAATCATCGAATCTTTGAACGCACATTGCGCCCCGTGGTATTCCGCGGGGCATGCCTGTTCGAGCGTCATTATGACCAATCCCGCTCGCGGGGTCTTGGGCACCGCCTCTGGGCGGGCCTCAAAATCAGTGGCGGTACGGCCGGGCTCTGAGCGTAGTAAATCTTCTCGCTACAGGGTCCCGGGCGGCACTGGCCAGCAACCCCCAATCTTTTACAGG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TTCCGTAGGTGAACCTGCGGAAGGATCATTACAGTGTTCCCTGCCCTTCGGGGTAGGATCGCCACCCTTGATTATTTATGAGTGTTGCTTTGGCGGGCCTCGCGGCCTGGCCGCGCCCCGGCTTCGGCGGGGGAGCGCCCGCCAGAGGATTCTACAAACCTGATTATTAGTGTCGTCTGAGTACTATATAATAGTTAAAACTTTCAACAACGGATCTCTTGGTTCTGGCATCGATGAAGAACGCAGCGAAATGCGATAAGTAATGTGAATTGCAGAATTCAGTGAATCATCGAATCTTTGAACGCACATTGCGCCCCGTGGTATTCCGCGGGGCATGCCTGTTCGAGCGTCATTATGACCAATCCCGCTCGCGGGGTCTTGGGCACCGCCTCTGGGCGGGCCTCAAAATCAGTGGCGGTACGGCCGGGCTCTGAGCGTAGTAAATCTTCTCGCTACAGGGTCCCGGGCGGCACTGGCCAGCAACCCCCAATCTTTTACAGGTTGACCTCGGATCAGGTAGGGATACCCGCTGAACTTAA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GGGATCATTACAGAGTTCTGCCCCTCGGGTAGGTCTCCCACCCGTGTTATTCGTTACCGCCGTTGCTTTGGCAGGTGCTGGGCTCTGCCCAGCCACCAGCCTGCCAGAGGCCCTCGAACTCTGAATGTCGGTGTCGTCTGAGTACTATGTAATAGTTAAAACTTTCAACAACGGATCTCTTGGTTCTGGCATCGATGAAGAACGCAGCGAAATGCGATAAGTAATGCGAATTGCAGAATTCAGTGAGTCATCGAATCTTTGAACGCACATTGCGCCCTGTGGTATTCCGCAGGGCATGCCTGTTCGAGCGTCATTTCAACCCTCAAGCCCTGCTTGGTGTTGGGCCCCGCCCGCTGCGGCCGGCCCCAAAGTCAGTGGCGGCGCCGCGTGGCCCTGAGCGTAGTACACATCTCGCTCCAGGGCTCCGCGACCGCTGGCCAGAACCCCAACTCCACTGGTTGACCTCGG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TTCCGTAGGTGAACCTGCGGAGGGATCATTACAGAGTTCTGCCCCTCGGGTAGGTCTCCCACCCGTGTTATTCGTTACCGCCGTTGCTTTGGCAGGTGCTGGGCTCTGCCCAGCCACCAGCCTGCCAGAGGCCCTCGAACTCTGAATGTCGGTGTCGTCTGAGTACTATGTAATAGTTAAAACTTTCAACAACGGATCTCTTGGTTCTGGCATCGATGAAGAACGCAGCGAAATGCGATAAGTAATGCGAATTGCAGAATTCAGTGAGTCATCGAATCTTTGAACGCACATTGCGCCCTGTGGTATTCCGCAGGGCATGCCTGTTCGAGCGTCATTTCAACCCTCAAGCCCTGCTTGGTGTTGGGCCCCGCCCGCTGCGGCCGGCCCCAAAGTCAGTGGCGGCGCCGCGTGGCCCTGAGCGTAGTACACATCTCGCTCCAGGGCTCCGCGACCGCTGGCCAGAACCCCAACTCCACTGGTTGACCTCGGATCAGGTAGGGA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TGGTGAACCAGCGGAAGGATCATTACAGAGTTCATGCCCTTCGGGGTAGACCTCCCACCCTGTTTATATACTATTGTTGCTTTGGCAGGCTGCCCTCACCATGGGGCGTCCGGGTTCCGCCCGCGTCTCGCCTGCCAAAAGCCCCCTAATTCTGTGTTCTGTGTCGTCTGAGTACTATATAATAAGTTAAAACTTTCAACAACGGATCTCTTGGTTCTGGCATCGATGAAGAACGCAGCGAAATGCGATAAGTAATGTGAATTGCAGAATTCAGTGAATCATCGAATCTTTGAACGCACATTGCGCCCCTTGGTATTCCGGGGGGCATGCCTGTTCGAGCGTCATTTCAACCCTCACGCGTAGCGTGGTCTTGGGCTCTGCCGGCAACGGCTGGCCTTAAAATCAGTGGCGGTGCCATCGAGCTCTACGCGTAGTAATAAACCCCTCGCGTGTGAGTCTCGGCGGTCGCTTGCCAGCAACCCCCAATTTTTTATGGTTGACCTCGAATCAGGTAGGGATACCCGCTGAACTTAA</text:p>
          </table:table-cell>
          <table:table-cell office:value-type="string" calcext:value-type="string">
            <text:p>k__Fungi;p__Ascomycota;c__Leotiomycetes;o__Helot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TGGTGAACCAGCGGAAGGATCATTACAGAGTTCATGCCCTTCGGGGTAGACCTCCCACCCTGTTTATATACTATTGTTGCTTTGGCAGGCTGCCCTCACCATGGGGCGTCCGGGTTCCGCCCGCGTCTCGCCTGCCAAAAGCCCCCTAATTCTGTGTTCTGTGTCGTCTGAGTACTATATAATAAGTTAAAACTTTCAACAACGGATCTCTTGGTTCTGGCATCGATGAAGAACGCAGCGAAATGCGATAAGTAATGTGAATTGCAGAATTCAGTGAATCATCGAATCTTTGAACGCACATTGCGCCCCTTGGTATTCCGGGGGGCATGCCTGTTCGAGCGTCATTTCAACCCTCACGCGTAGCGTGGTCTTGGGCTCTGCCGGCAACGGCTGGCCTTAAAATCAGTGGCGGTGCCATCGAGCTCTACGCGTAGTAATAAACCCCTCGCGTGTGAGTCTCGGCGGTCGCTTGCCAGCAACCCCCAATTTTTTATGGTTGACCTCGA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AGGGGACTCCGGTCCCCGGGACAAGCCCCCGTCGAGCCCTTGGGCTCCCCGGGTGGTGACACCCCTTACCCTTTGTTTACCTTACCTCTGTTGCTTTGGCAAGGCCCCTGCCCGGGTGGTTCCAGGCTTGGGCTCTGCCAGAGGGCCCCAACTCGTGGATAGTTCTTGTTTGTCTGAGTACGATATAATCGTTTACAACTTTTAACAATGGATCTCTTGGCTCTGGCATCGATGAAGAACGCAGCGAAACGCGATATGTAATGTGAATTGCAGACTTTAGTGAATCATCGAATCTTTGAACGCACATTGCGCCCCGTGGTATTCCGCGGGGCATACCTGTTCGAGCGTCATTACAACCTCTCCAGCTCCGCTGGGTCTTGGGGCTTGCCTTCCCGGGCATCCCTTAAAACTAGATGCGGCGCCGCGTTGGCTCTAAGCGTAGTACTCTTCTCGCTTCTGGGTCCGTCGTGGTGTTTGCTACAGAACCCCAACTTTCTATGGTTGACCTCGAATCAGGTAGGGATACCCGCTGAACTTAA</text:p>
          </table:table-cell>
          <table:table-cell office:value-type="string" calcext:value-type="string">
            <text:p>k__Fungi;p__Ascomycota;c__Leotiomycetes;o__Helotiales;f__Gelatinodiscaceae;g__Neobulgar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AAGGGGACTCCGGTCCCCGGGACAAGCCCCCGTCGAGCCCTTGGGCTCCCCGGGTGGTGACACCCCTTACCCTTTGTTTACCTTACCTCTGTTGCTTTGGCAAGGCCCCTGCCCGGGTGGTTCCAGGCTTGGGCTCTGCCAGAGGGCCCCAACTCGTGGATAGTTCTTGTTTGTCTGAGTACGATATAATCGTTTACAACTTTTAACAATGGATCTCTTGGCTCTGGCATCGATGAAGAACGCAGCGAAACGCGATATGTAATGTGAATTGCAGACTTTAGTGAATCATCGAATCTTTGAACGCACATTGCGCCCCGTGGTATTCCGCGGGGCATACCTGTTCGAGCGTCATTACAACCTCTCCAGCTCCGCTGGGTCTTGGGGCTTGCCTTCCCGGGCATCCCTTAAAACTAGATGCGGCGCCGCGTTGGCTCTAAGCGTAGTACTCTTCTCGCTTCTGGGTCCGTCGTGGTGTTTGCTACAGAACCCCAACTTTCTATGGTTGACCTCGAATCAGGTAGGGATACCCGCTGAACTTAA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CATGCCCTCGCGGGTAGATCTCCCACCCTTTGTATACTATACCTTTGTTGCTTTGGCGGGCCGCCTAGCTACTGGCTTCGGCTGGTAAGTGCCCGCCAGAGGACCCAAAACCCTGAATATTAGTGTCGTCTGAGTAAAATTTTAATATTTAAAACTTTCAACAACGGATCTCTTGGCTCTGGCATCGATGAAGAACGCAGCGAAATGCGATAAGTAATGTGAATTGCAGAATTCAGTGAATCATCGAATCTTTGAACGCACATTGCGCCCCTTGGTATTCCGAGGGGCATGCCTATTCGAGCGTCATTATCACCCCTCAAGCTTCGGCTTGGTGTTGAGGCCTGCTGTAAAGGCACCCTCTAAAATCAGTGGCAGTGCTGTCAGGCTCTAAGCGTAGTAATTTCATCGCTATAGGGTCCTGGTGGATACTCGTCAGAACCCCCCCATTTTTTAATGATTGACCTCGGATTAGGTAGGGATACCCGCTGAACTTAA</text:p>
          </table:table-cell>
          <table:table-cell office:value-type="string" calcext:value-type="string">
            <text:p>k__Fungi;p__Ascomycota;c__Leotiomycetes;o__Helotiales;f__Helotiales_fam_Incertae_sedi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CCGAGTTCATGCCCTCGCGGGTAGATCTCCCACCCTTTGTATACTATACCTTTGTTGCTTTGGCGGGCCGCCTAGCTACTGGCTTCGGCTGGTAAGTGCCCGCCAGAGGACCCAAAACCCTGAATATTAGTGTCGTCTGAGTAAAATTTTAATATTTAAAACTTTCAACAACGGATCTCTTGGCTCTGGCATCGATGAAGAACGCAGCGAAATGCGATAAGTAATGTGAATTGCAGAATTCAGTGAATCATCGAATCTTTGAACGCACATTGCGCCCCTTGGTATTCCGAGGGGCATGCCTATTCGAGCGTCATTATCACCCCTCAAGCTTCGGCTTGGTGTTGAGGCCTGCTGTAAAGGCACCCTCTAAAATCAGTGGCAGTGCTGTCAGGCTCTAAGCGTAGTAATTTCATCGCTATAGGGTCCTGGTGGATACTCGTCAGAACCCCCCCATTTTTTAATGATTGACCTCGGATT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CATGCCCTTCGGGGTAGATCTCCCACCCTTTGTATACTATACCTTTGTTGCTTTGGCGGGCCGCCTAGCTACTGGCTTCGGCTGGTAAGTGCCCGCCAGAGAACCCAAAACCCTGAATTATTAGTGTCGTCTGAGTAAAATATTTAATATTTAAAACTTTCAACAACGGATCTCTTGGCTCTGGCATCGATGAAGAACGCAGCGAAATGCGATAAGTAATGTGAATTGCAGAATTCAGTGAATCATCGAATCTTTGAACGCACATTGCGCCCCTTGGTATTCCGAGGGGCATGCCTATTCGAGCGTCATTATCACCCCTCAAGCCTAGCTTGGTGTTGAGACCTGCTGTCAAGGCAGTCTCTAAAATCAGTGGCAGTGCTGTCAGGCTCTAAGCGTAGTAAATTCATCGCTATAGACACCTGGTGGCCACTCGCCAGAACCCCCCCATTTTTTAATGATTGACCTCGGATTAGGTAGGGATACCCGCTGAACTTAA</text:p>
          </table:table-cell>
          <table:table-cell office:value-type="string" calcext:value-type="string">
            <text:p>k__Fungi;p__Ascomycota;c__Leotiomycetes;o__Helotiales;f__Helotiales_fam_Incertae_sedi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TTCATGCCCTTCGGGGTAGATCTCCCACCCTTTGTATACTATACCTTTGTTGCTTTGGCGGGCCGCCTAGCTACTGGCTTCGGCTGGTAAGTGCCCGCCAGAGAACCCAAAACCCTGAATTATTAGTGTCGTCTGAGTAAAATATTTAATATTTAAAACTTTCAACAACGGATCTCTTGGCTCTGGCATCGATGAAGAACGCAGCGAAATGCGATAAGTAATGTGAATTGCAGAATTCAGTGAATCATCGAATCTTTGAACGCACATTGCGCCCCTTGGTATTCCGAGGGGCATGCCTATTCGAGCGTCATTATCACCCCTCAAGCCTAGCTTGGTGTTGAGACCTGCTGTCAAGGCAGTCTCTAAAATCAGTGGCAGTGCTGTCAGGCTCTAAGCGTAGTAAATTCATCGCTATAGACACCTGGTGGCCACTCGCCAGAACCCCCCCATTTTTTAATGATTGACCTCGGATT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CTCCTGCCCGTAAGGGTAGATCTCCCACCCTATGTTATATTTACCTCTGTTGCTTTGGCGGGCCGCCCTGGCCTCGGTCAGGCTACCGGCTCCGGCGGGTAAGCGCCCGCCAGAGGACCCTAAACTCTGAATATCAGTGTCGTCTGAGTACTATACAATAGTTAAAACTTTCAACAACGGATCTCTTGGTTCTGGCATCGATGAAGAACGCAGCGAAATGCGATAAGTAATGTGAATTGCAGAATTCAGTGAATCATCGAATCTTTGAACGCACATTGCGCCCCCTGGTATTCCGGGGGGCATGCCTGTTCGAGCGTCATTACAACCCTCAAGCAATGCTTGGTATTGGGCTCTGCCGCTGACCCGGCGGGCCCTAAAACCAGTGGCGGTGCCGTCGAGGCCCTGAGCGCAGTAAACATCCTCGCTATAGGGACCCGGCGGTCGCTGGCCACCAACACCCACCTTCTAAGTTTGACCTCGGATCAGGTAGGGATACCCGCTGAACTTAA</text:p>
          </table:table-cell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AGGTGAACCTGCGGAGGGATCATTACAGAGCTCCTGCCCGTAAGGGTAGATCTCCCACCCTATGTTATATTTACCTCTGTTGCTTTGGCGGGCCGCCCTGGCCTCGGTCAGGCTACCGGCTCCGGCGGGTAAGCGCCCGCCAGAGGACCCTAAACTCTGAATATCAGTGTCGTCTGAGTACTATACAATAGTTAAAACTTTCAACAACGGATCTCTTGGTTCTGGCATCGATGAAGAACGCAGCGAAATGCGATAAGTAATGTGAATTGCAGAATTCAGTGAATCATCGAATCTTTGAACGCACATTGCGCCCCCTGGTATTCCGGGGGGCATGCCTGTTCGAGCGTCATTACAACCCTCAAGCAATGCTTGGTATTGGGCTCTGCCGCTGACCCGGCGGGCCCTAAAACCAGTGGCGGTGCCGTCGAGGCCCTGAGCGCAGTAAACATCCTCGCTATAGGGACCCGGCGGTCGCTGGCCACCAACACCCACCTTCTAA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ACCGGGTAGATCTCCCACCCTATGTTATTATTACTTTGTTGCTTTGGCGGGCCGTTAGGCTCCGGCCCGACTACCGGCCCCGGCTGGTAAGCGCCCGCCAGAGGACCCAAAACCCTGAATATTAGTGTCGTCTGAGTACTATATAATAGTTAAAACTTTCAACAACGGATCTCTTGGTTCTGGCATCGATGAAGAACGCAGCGAAATGCGATAAGTAATGTGAATTGCAGAATTCAGTGAATCATCGAATCTTTGAACGCACATTGCGCCCCTTGGTATTCCGGGGGGCATGCCTGTTCGAGCGTCATTACAACCCTCAAGCCTGGCTTGGTATTGGGCTTCGCCACTAACCTGGCGGGCCTTAAAATCAGTGGCGGTGCCTCCGAGGCCCTGAGCGCAGTAAATATCCTCGCTATAGGGACCCGGTGGTTACTGGCCAGCAACCCCAACTTTCTAAGTTTGACCTCGGATCAGGTAGGGATACCCGCTGAACTTAA</text:p>
          </table:table-cell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ATGCCCTACCGGGTAGATCTCCCACCCTATGTTATTATTACTTTGTTGCTTTGGCGGGCCGTTAGGCTCCGGCCCGACTACCGGCCCCGGCTGGTAAGCGCCCGCCAGAGGACCCAAAACCCTGAATATTAGTGTCGTCTGAGTACTATATAATAGTTAAAACTTTCAACAACGGATCTCTTGGTTCTGGCATCGATGAAGAACGCAGCGAAATGCGATAAGTAATGTGAATTGCAGAATTCAGTGAATCATCGAATCTTTGAACGCACATTGCGCCCCTTGGTATTCCGGGGGGCATGCCTGTTCGAGCGTCATTACAACCCTCAAGCCTGGCTTGGTATTGGGCTTCGCCACTAACCTGGCGGGCCTTAAAATCAGTGGCGGTGCCTCCGAGGCCCTGAGCGCAGTAAATATCCTCGCTATAGGGACCCGGTGGTTACTGGCCAGCAACCCCAACTTTCTAAGTTTGACCTCGGATCAGGTAGGGATACCCGCTGAACTTAA</text:p>
          </table:table-cell>
          <table:table-cell office:value-type="string" calcext:value-type="string">
            <text:p>1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TTTGCCCGCAAGGGTAGATCTCCCACCCTATGTTATTCCTTCTCTGTTGCTTTGGCGGGCCGCCCGGCCTCGGTCAGGCCACCGGCTCCGGCTGGTGAGCGCCCGCCAGAGGACCCCAAACCCTAAATGTCAGTGTCGTCTGAGTACTATATAATAGTTAAAACTTTCAACAACGGATCTCTTGGTTCTGGCATCGATGAAGAACGCAGCGAAATGCGATAAGTAATGTGAATTGCAGAATTCAGTGAATCATCGAATCTTTGAACGCACATTGCGCCCCCTGGTATTCCGGGGGGCATGCCTGTTCGAGCGTCATTACAACCCTCAAGCAATGCTTGGTATTGGGCTCCGCCGCTTACCCGGCGGGCCTTTAAACCAGTGGCGGCGCCGTCGAGGCCCTGAGCGTAGTAAATCTCCTCGCTATAGGGACCCGGCGGACGCTGGCCATCAACCCCCACCTTCTTAGTTTGACCTCGGATCAGGTAGGGATACCCGCTGAACTTAA</text:p>
          </table:table-cell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AGGTGAACCTGCGGAGGGATCATTACAGAGTTTTTGCCCGCAAGGGTAGATCTCCCACCCTATGTTATTCCTTCTCTGTTGCTTTGGCGGGCCGCCCGGCCTCGGTCAGGCCACCGGCTCCGGCTGGTGAGCGCCCGCCAGAGGACCCCAAACCCTAAATGTCAGTGTCGTCTGAGTACTATATAATAGTTAAAACTTTCAACAACGGATCTCTTGGTTCTGGCATCGATGAAGAACGCAGCGAAATGCGATAAGTAATGTGAATTGCAGAATTCAGTGAATCATCGAATCTTTGAACGCACATTGCGCCCCCTGGTATTCCGGGGGGCATGCCTGTTCGAGCGTCATTACAACCCTCAAGCAATGCTTGGTATTGGGCTCCGCCGCTTACCCGGCGGGCCTTTAAACCAGTGGCGGCGCCGTCGAGGCCCTGAGCGTAGTAAATCTCCTCGCTATAGGGACCCGGCGGACGCTGGCCATCAACCCCCACCTTCTTA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GCAAGGGTAGATCTCCACCCTATGTTATTGTTACCATTGTTGCTTTGGCGGGCCGTCAGGCCTCGGCCCGGCTACCGGCTTTGGCTGGTAAGCGCCCGCCAGAGGAAAATCAAACCATGAATTTAGTGTCGTCAGAGTACTATATAATAGTTAAAACTTTCAACAACGGATCTCTTGGTTCTGGCATCGATGAAGAACGCAGCGAAATGCGATAAGTAATGTGAATTGCAGAATTCAGTGAATCATCGAATCTTTGAACGCACATTGCGCCCCTTGGTATTCCGGGGGGCATGCCTGTTCGAGCGTCATTACAACCCTCAAGCCTGGCTTGGTATTGGGCGCCGCTGCTTACCCAGCGCGCCTTAAAATCAGTGGCGGTGCCGTCGGGCTCCTGAGCGCAGTAAACATCCTCGCTTTAGGGACCGGTGGACGCTTGTCATCAAACCCAACTTTCTTAGT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ATGCCCGCAAGGGTAGATCTCCACCCTATGTTATTGTTACCATTGTTGCTTTGGCGGGCCGTCAGGCCTCGGCCCGGCTACCGGCTTTGGCTGGTAAGCGCCCGCCAGAGGAAAATCAAACCATGAATTTAGTGTCGTCAGAGTACTATATAATAGTTAAAACTTTCAACAACGGATCTCTTGGTTCTGGCATCGATGAAGAACGCAGCGAAATGCGATAAGTAATGTGAATTGCAGAATTCAGTGAATCATCGAATCTTTGAACGCACATTGCGCCCCTTGGTATTCCGGGGGGCATGCCTGTTCGAGCGTCATTACAACCCTCAAGCCTGGCTTGGTATTGGGCGCCGCTGCTTACCCAGCGCGCCTTAAAATCAGTGGCGGTGCCGTCGGGCTCCTGAGCGCAGTAAACATCCTCGCTTTAGGGACCGGTGGACGCTTGTCATCAAACCCAACTTTCTTA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CGAGCTCATGCCCTTCCGGGTAGATCTCCCACCCTGTGTTATTATTACCTTTGTTGCTTTGGCGGGCCGCCAGGCTCCGGTCAGGCTATCGGCTTCGGCTGGTAAGCGCCCGCCAGAGGACCCCATATCCTGATTATTAGTGTCGTCTGAGTACTATATAATAGTTAAAACTTTCAACAACGGATCTCTTGGTTCTGGCATCGATGAAGAACGCAGCGAAATGCGATAAGTAATGTGAATTGCAGAATTCAGTGAATCATCGAATCTTTGAACGCACATTGCGCCCCTTGGTATTCCGAGGGGCATGCCTGTTCGAGCGTCATTACAACCCTCAAGCATTGCTTGGTATTGGGCCCCGCTGCTCACCTGGCGGGCCTTAAAATCAGTGGCGGTGCCGTTGGGCCCTGAGCGTAGTACATCTCCTCGCTACAGGGACCCGGTGGACGCTGGCCATCAACCCCTCACTTTCTAAGT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AGGTGAACCTGCGGAGGGATCATTACCGAGCTCATGCCCTTCCGGGTAGATCTCCCACCCTGTGTTATTATTACCTTTGTTGCTTTGGCGGGCCGCCAGGCTCCGGTCAGGCTATCGGCTTCGGCTGGTAAGCGCCCGCCAGAGGACCCCATATCCTGATTATTAGTGTCGTCTGAGTACTATATAATAGTTAAAACTTTCAACAACGGATCTCTTGGTTCTGGCATCGATGAAGAACGCAGCGAAATGCGATAAGTAATGTGAATTGCAGAATTCAGTGAATCATCGAATCTTTGAACGCACATTGCGCCCCTTGGTATTCCGAGGGGCATGCCTGTTCGAGCGTCATTACAACCCTCAAGCATTGCTTGGTATTGGGCCCCGCTGCTCACCTGGCGGGCCTTAAAATCAGTGGCGGTGCCGTTGGGCCCTGAGCGTAGTACATCTCCTCGCTACAGGGACCCGGTGGACGCTGGCCATCAACCCCTCACTTTCTAAGTTTGACCTCGGATCAGGTAGGGATACCCGCTGAACTTAA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ATGAAGCCGGGAAACCGGTCCTTCTAACCCTTGATTATCTTAATTTGTTGCTTTGGTGGGCCGCGCAAGCACCGGCTTCGGCTGGATCGTGCCCGCCAGAGGACCACAACTCTGTATCAAATGTCGTCTGAGTACTATATAATAGTTAAAACTTTCAACAACGGATCTCTTGGTTCTGGCATCGATGAAGAACGCAGCGAAATGCGATAAGTAATGTGAATTGCAGAATTCAGTGAATCATCGAATCTTTGAACGCACATTGCGCCCTCTGGTATTCCGGAGGGCATGCCTGTTCGAGCGTCATAATGACCAAATCACCCTTGTGGTGGACTTGGAGTTGGCCTGTACTGGCCTCTCTTAAAATCAGTGGCGGTGCTCTTAAAGCTCTACGCGTAGTAATTTTCTCGCTATAGGGTCTTGATTGTACTTGCCAACAACCCCAACTTATCATAAGG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AAATGAAGCCGGGAAACCGGTCCTTCTAACCCTTGATTATCTTAATTTGTTGCTTTGGTGGGCCGCGCAAGCACCGGCTTCGGCTGGATCGTGCCCGCCAGAGGACCACAACTCTGTATCAAATGTCGTCTGAGTACTATATAATAGTTAAAACTTTCAACAACGGATCTCTTGGTTCTGGCATCGATGAAGAACGCAGCGAAATGCGATAAGTAATGTGAATTGCAGAATTCAGTGAATCATCGAATCTTTGAACGCACATTGCGCCCTCTGGTATTCCGGAGGGCATGCCTGTTCGAGCGTCATAATGACCAAATCACCCTTGTGGTGGACTTGGAGTTGGCCTGTACTGGCCTCTCTTAAAATCAGTGGCGGTGCTCTTAAAGCTCTACGCGTAGTAATTTTCTCGCTATAGGGTCTTGATTGTACTTGCCAACAACCCCAACTTATCAT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ATGAAGCCGGGAAACCGGTCCTTCTCACCCTTGATTATCTCAATTTGTTGCTTTGGTGGGCCGCGCAAGCACCGGCTTCGGCTGGATCGTGCCCGCCAGAGGACCACAACTCTGTATTATATGTCGTCTGAGTACTATAAAATAGTTAAAACTTTCAACAACGGATCTCTTGGTTCTGGCATCGATGAAGAACGCAGCGAAATGCGATAAGTAATGTGAATTGCAGAATTCAGTGAATCATCGAATCTTTGAACGCACATTGCGCCCTCTGGTATTCCGGAGGGCATGCCTGTTCGAGCGTCATAATGACCAACTCACCCCCGTGGTGGACTTGGAGCTGGCCGGTCTGGCCTCTCTTAAAACCAGTGGCGGTGCTCTTAAGCTCTACGCGTAGTAATTTCTCTCGCGACAGGGTCTTGATGGTGCTTGCCAACAACCCCAACTCTTATAAGG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AAATGAAGCCGGGAAACCGGTCCTTCTCACCCTTGATTATCTCAATTTGTTGCTTTGGTGGGCCGCGCAAGCACCGGCTTCGGCTGGATCGTGCCCGCCAGAGGACCACAACTCTGTATTATATGTCGTCTGAGTACTATAAAATAGTTAAAACTTTCAACAACGGATCTCTTGGTTCTGGCATCGATGAAGAACGCAGCGAAATGCGATAAGTAATGTGAATTGCAGAATTCAGTGAATCATCGAATCTTTGAACGCACATTGCGCCCTCTGGTATTCCGGAGGGCATGCCTGTTCGAGCGTCATAATGACCAACTCACCCCCGTGGTGGACTTGGAGCTGGCCGGTCTGGCCTCTCTTAAAACCAGTGGCGGTGCTCTTAAGCTCTACGCGTAGTAATTTCTCTCGCGACAGGGTCTTGATGGTGCTTGCCAACAACCCCAACTCTTATAAGGTTGACCTCGGATCAGGTAGGGATACCCGCTGAACTTAA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AATAGCGGGTCCTCTCGAATTATAGGATGTCTGAACCCTTGAATACTTAACTTAGTTGCTTTGGCGGGCCGCCTCCGGGCGTTGGCCACGGCTAACTATGCCTGCCAAAGGACCACAACTCTTTTGTTTTGTGATGTCTGAGCACTATAAAATATTTAAAACTTTCAACAACGGATCTCTTGGTTCTGGCATCGATGAAGAACGCAGCGAAATGCGATAAGTAATGTGAATTGCAGAATTCAGTGAATCATCGAATCTTTGAACGCACATTGCGCCCCTTGGTATTCCGAGGGGCATGCCTGTTCGAGCGTCATATAAACACATCCCGTAAAGGGGTCTTGGGGCCCGCCTTTACCGGCGGCCCTTAAAACCAGTGGCGGTGCCATCTGGCTCTAAGCGTAGTAATCTTTCTCGCTATAGGGTCCTGGTGGATGCTAGCCAGCAACCCTCAATTTCTATGT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ATAATAGCGGGTCCTCTCGAATTATAGGATGTCTGAACCCTTGAATACTTAACTTAGTTGCTTTGGCGGGCCGCCTCCGGGCGTTGGCCACGGCTAACTATGCCTGCCAAAGGACCACAACTCTTTTGTTTTGTGATGTCTGAGCACTATAAAATATTTAAAACTTTCAACAACGGATCTCTTGGTTCTGGCATCGATGAAGAACGCAGCGAAATGCGATAAGTAATGTGAATTGCAGAATTCAGTGAATCATCGAATCTTTGAACGCACATTGCGCCCCTTGGTATTCCGAGGGGCATGCCTGTTCGAGCGTCATATAAACACATCCCGTAAAGGGGTCTTGGGGCCCGCCTTTACCGGCGGCCCTTAAAACCAGTGGCGGTGCCATCTGGCTCTAAGCGTAGTAATCTTTCTCGCTATAGGGTCCTGGTGGATGCTAGCCAGCAACCCTCAATTTCTAT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TTCATGCCCTCACGGGTAGATCTCCCACCCTTGAATACATACCTTTGTTGCTTTGGCGGGCCACGTCCGCGTGTCGGCTTCGGCTGGCTGCGCCCGCCAGAGGACCCAAACTCGTTTGTTTAGTGATGTCTGAGTACTATATAATAGTTAAAACTTTCAACAACGGATCTCTTGGTTCTGGCATCGATGAAGAACGCAGCGAAATGCGATAAGTAATGTGAATTGCAGAATTTAGTGAATCATCGAATCTTTGAACGCACATTGCGCCTCTTGGTATTCCGAGGGGCATGCCTGTCCGAGCGTCATTATGACCACTCGAGCCTGGCTTGGTGTTGGGGCTCGCGGTTCCGCGGCCCTTAAAATCAGTGGCGGCGCCATCCGGCTCTAAGCGTAGTAATACTCCTCGCTATAGAGCCCTGGTGGATGCTTGCTAGCAACCCCCAATCTCACGGTTGACCTCGGATCAGGTAGGGATACCCGCTGAACTTAA</text:p>
          </table:table-cell>
          <table:table-cell office:value-type="string" calcext:value-type="string">
            <text:p>k__Fungi;p__Ascomycota;c__Leotiomycetes;o__Helotiales;f__Hyaloscyph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CAGAGTTCATGCCCTCACGGGTAGATCTCCCACCCTTGAATACATACCTTTGTTGCTTTGGCGGGCCACGTCCGCGTGTCGGCTTCGGCTGGCTGCGCCCGCCAGAGGACCCAAACTCGTTTGTTTAGTGATGTCTGAGTACTATATAATAGTTAAAACTTTCAACAACGGATCTCTTGGTTCTGGCATCGATGAAGAACGCAGCGAAATGCGATAAGTAATGTGAATTGCAGAATTTAGTGAATCATCGAATCTTTGAACGCACATTGCGCCTCTTGGTATTCCGAGGGGCATGCCTGTCCGAGCGTCATTATGACCACTCGAGCCTGGCTTGGTGTTGGGGCTCGCGGTTCCGCGGCCCTTAAAATCAGTGGCGGCGCCATCCGGCTCTAAGCGTAGTAATACTCCTCGCTATAGAGCCCTGGTGGATGCTTGCTAGCAACCCCCAATCTCACGGTTGACCTCGG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GAGGGGCATGCCTGTTCGAGCGTCATATAAACACATCCCGTAAGGGGTCTTGGGGCCCGCCTTTACCGGCGGCCCTTAAAACCAGTGGCGGTGCCATCTGGCTCTAAGCGTAGTAATCTTTCTCGCTATAGGGTCCTGGTGGATGCTGGCCAGCAACCCCCAATTTCTATGTTTGACCTCGGATCAGGTAGGGATACCCGCTGAACTTAA</text:p>
          </table:table-cell>
          <table:table-cell office:value-type="string" calcext:value-type="string">
            <text:p>k__Fungi;p__Ascomycota;c__Leotiomycetes;o__Helotiales;f__Hyaloscyphaceae;g__Hyaloscyphaceae_gen_Incertae_sedis;s__Hyaloscyphaceae_sp;sh__SH011085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GAGGGGCATGCCTGTTCGAGCGTCATATAAACACATCCCGTAAGGGGTCTTGGGGCCCGCCTTTACCGGCGGCCCTTAAAACCAGTGGCGGTGCCATCTGGCTCTAAGCGTAGTAATCTTTCTCGCTATAGGGTCCTGGTGGATGCTGGCCAGCAACCCCCAATTTCTAT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GGGGGGCATGCCTGTTCGAGCGTCATTATAACCCCTCAAGCTCAGCTTGGTGTTGGGGCCTGCCGACTGGCAGCCCTTAAAATCAGTGGCGGCGCCATCTGGCTCTAAGCGTAGTAATTTCTCTCGCTATAGGGTCCCGGTGGACGCTGGCCAGCAACCCCCAACTTTCTATGGTTGACCTCGGATCAGGTAGGGATACCCGCTGAACTTAA</text:p>
          </table:table-cell>
          <table:table-cell office:value-type="string" calcext:value-type="string">
            <text:p>k__Fungi;p__Ascomycota;c__Leotiomycetes;o__Helotiales;f__Hyaloscyphaceae;g__Hyaloscyphaceae_gen_Incertae_sedis;s__Hyaloscyphaceae_sp;sh__SH011085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GGGGGGCATGCCTGTTCGAGCGTCATTATAACCCCTCAAGCTCAGCTTGGTGTTGGGGCCTGCCGACTGGCAGCCCTTAAAATCAGTGGCGGCGCCATCTGGCTCTAAGCGTAGTAATTTCTCTCGCTATAGGGTCCCGGTGGACGCTGGCCAGCAACCCCCAACTTTCTAT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GTGAGGCTACCGAACGCTGGAAACAGCGGTTAGGAGCTTACACCCACCCGTGTTTACATACTATTGTTGCTTTGGCGGGCCGTGGCCTCCACTGCGGGCTCTGCTCGTGTGTGCCCGCCAGAGGACCAAACTCTGAATGTTAGTGATGTCTGAGTACTATCTAATAGTTAAAACTTTCAACAACGGATCTCTTGGTTCTGGCATCGATGAAGAACGCAGCGAAATGCGATAAGTAATGTGAATTGCAGAATTCAGTGAATCATCGAATCTTTGAACGCACATTGCGCCCTGTGGTATTCCGCAGGGCATGCCTGTTCGAGCGTCATTTAACCACTCACGCCTAGCGTGGTATTGGGGCACGCGGTCTCCGCGGCCCTCAAAATTAGTGGCGGTGCCGGTGGGCTCTAAGCGTAGTACATACTCCCGCTATAGAGTTCCCCCCGGTGGCTCGCCAGAACCCCCAATTTTTACAGGTTGACCTCGGATCAGGTAGGGATACCCGCTGAACTTAA</text:p>
          </table:table-cell>
          <table:table-cell office:value-type="string" calcext:value-type="string">
            <text:p>k__Fungi;p__Ascomycota;c__Leotiomycetes;o__Helotiales;f__Mollisiace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CAAGTGAGGCTACCGAACGCTGGAAACAGCGGTTAGGAGCTTACACCCACCCGTGTTTACATACTATTGTTGCTTTGGCGGGCCGTGGCCTCCACTGCGGGCTCTGCTCGTGTGTGCCCGCCAGAGGACCAAACTCTGAATGTTAGTGATGTCTGAGTACTATCTAATAGTTAAAACTTTCAACAACGGATCTCTTGGTTCTGGCATCGATGAAGAACGCAGCGAAATGCGATAAGTAATGTGAATTGCAGAATTCAGTGAATCATCGAATCTTTGAACGCACATTGCGCCCTGTGGTATTCCGCAGGGCATGCCTGTTCGAGCGTCATTTAACCACTCACGCCTAGCGTGGTATTGGGGCACGCGGTCTCCGCGGCCCTCAAAATTAGTGGCGGTGCCGGTGGGCTCTAAGCGTAGTACATACTCCCGCTATAGAGTTCCCCCCGGTGGCTCGCCAGAACCCCCAATTTTTACAGGTTGACCTCGGATCAGGTAGGGATACCCGCTGAACTTAA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CCGGGTAGATCTCCCACCCATTGCTATCACTACTCTCGTTGCTTTGGCGGGCCGCTGGGCCCTGCCCGGCCGCCGGCCCCGGCTGGCGCGCGCCCGCCAGAGACCTCACAGACTCTGAATGTTAGTGTCGTCCGAGTAACTATATAATCGTTAAAACTTTCAACAACGGATCTCTTGGTTCTGGCATCGATGAAGAACGCAGCGAAATGCGATAAGTAATGCGAATTGCAGAATTCAGTGAGTCATCGAATCTTTGAACGCACATTGCGCCCTGTGGTATTCCGCAGGGCATGCCTGTTCGAGCGTCATTTCAACCCTCAAGCCTCGCTTGGTGTTGGGCCCTGCCCGCCGCGGCCGGCCCTAAAGATAGTGGCGGCGCCGCCTGGCCCTCAGCGTAGTACAGCTCTCGCTCCAGGGTCCGGTGGCAGCCTGCCAGAACCCCCCCAACTCTA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ATGCCCTCCGGGTAGATCTCCCACCCATTGCTATCACTACTCTCGTTGCTTTGGCGGGCCGCTGGGCCCTGCCCGGCCGCCGGCCCCGGCTGGCGCGCGCCCGCCAGAGACCTCACAGACTCTGAATGTTAGTGTCGTCCGAGTAACTATATAATCGTTAAAACTTTCAACAACGGATCTCTTGGTTCTGGCATCGATGAAGAACGCAGCGAAATGCGATAAGTAATGCGAATTGCAGAATTCAGTGAGTCATCGAATCTTTGAACGCACATTGCGCCCTGTGGTATTCCGCAGGGCATGCCTGTTCGAGCGTCATTTCAACCCTCAAGCCTCGCTTGGTGTTGGGCCCTGCCCGCCGCGGCCGGCCCTAAAGATAGTGGCGGCGCCGCCTGGCCCTCAGCGTAGTACAGCTCTCGCTCCAGGGTCCGGTGGCAGCCTGCCAGAACCCCCCCAACTCTATGGTTGACCTCGGATCAGGTAGGGATACCCGCTGAACTTAA</text:p>
          </table:table-cell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TCGCCCCCACGGGTAGATCTCCCACCCACTGTTATCGTTACCATCGTTGCTTTGGCGGGCCGCCGGGCCCTGCCCGGCCCCCGGCCCCGGCTGGGGCGCGCCCGCCAGAGGCCCTACGAACTCTGAATGTCAGTGTCGTCTGAGTACTATACAATAGTTAAAACTTTCAACAACGGATCTCTTGGTTCTGGCATCGATGAAGAACGCAGCGAAATGCGATAAGTAATGCGAATTGCAGAATTCAGTGAGTCATCGAATCTTTGAACGCACATTGCGCCCTGTGGTATTCCGCAGGGCATGCCTGTTCGAGCGTCATTTCAACCCTCAAGCACTGCTTGGTGTTGGGCCCCGCCCGTCGCGGCCGGCCCCAAAGTCAGTGGCGGCGCCGTCTGGCTCTAAGCGTAGTACATCTCTCGCTCTGGAGCCCTGCGGTGGCTCGCCAGAACCCCAAATCTTA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TCGCCCCCACGGGTAGATCTCCCACCCACTGTTATCGTTACCATCGTTGCTTTGGCGGGCCGCCGGGCCCTGCCCGGCCCCCGGCCCCGGCTGGGGCGCGCCCGCCAGAGGCCCTACGAACTCTGAATGTCAGTGTCGTCTGAGTACTATACAATAGTTAAAACTTTCAACAACGGATCTCTTGGTTCTGGCATCGATGAAGAACGCAGCGAAATGCGATAAGTAATGCGAATTGCAGAATTCAGTGAGTCATCGAATCTTTGAACGCACATTGCGCCCTGTGGTATTCCGCAGGGCATGCCTGTTCGAGCGTCATTTCAACCCTCAAGCACTGCTTGGTGTTGGGCCCCGCCCGTCGCGGCCGGCCCCAAAGTCAGTGGCGGCGCCGTCTGGCTCTAAGCGTAGTACATCTCTCGCTCTGGAGCCCTGCGGTGGCTCGCCAGAACCCCAAATCTTAT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TCGCCCCTCCGGGTAGATCTCCCACCCACTGTTATCGCTACCGTGTTTCTTTGGCGGGCCGCCGGGCCCAGCCCGTCCGCCGGCCCCGGCTGGCGCGCGCCCGCCAGAGGCTCCGCAAACCCTGAATGTCAGTGTCGTCTGAGTACTATACAATAGTTAAAACTTTCAACAACGGATCTCTTGGTTCTGGCATCGATGAAGAACGCAGCGAAATGCGATAAGTAATGCGAATTGCAGAATTCAGTGAGTCATCGAATCTTTGAACGCACATTGCGCCCTGTGGTATTCCGCAGGGCATGCCTGTTCGAGCGTCATTTCAACCCTCAAGCTCTGCTTGGTGTTGGGCCCTGCCCGCTCGCGGCCGGCCCTAAAGACAGTGGCGGCGCCGTCTGGCTCTGAGCGTAGTACATCTCTCGCTCCAGCGCCTGGCGGTGGCCTGCCAGAACCCCAACTCTG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TCGCCCCTCCGGGTAGATCTCCCACCCACTGTTATCGCTACCGTGTTTCTTTGGCGGGCCGCCGGGCCCAGCCCGTCCGCCGGCCCCGGCTGGCGCGCGCCCGCCAGAGGCTCCGCAAACCCTGAATGTCAGTGTCGTCTGAGTACTATACAATAGTTAAAACTTTCAACAACGGATCTCTTGGTTCTGGCATCGATGAAGAACGCAGCGAAATGCGATAAGTAATGCGAATTGCAGAATTCAGTGAGTCATCGAATCTTTGAACGCACATTGCGCCCTGTGGTATTCCGCAGGGCATGCCTGTTCGAGCGTCATTTCAACCCTCAAGCTCTGCTTGGTGTTGGGCCCTGCCCGCTCGCGGCCGGCCCTAAAGACAGTGGCGGCGCCGTCTGGCTCTGAGCGTAGTACATCTCTCGCTCCAGCGCCTGGCGGTGGCCTGCCAGAACCCCAACTCTGTGGTTGACCTCGGATCAGGTAGGGATACCCGCTGAACTTAA</text:p>
          </table:table-cell>
          <table:table-cell office:value-type="string" calcext:value-type="string">
            <text:p>5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TCGCCCTCGCGGGTAGATCTCCCACCCACTGTAATTGCTACCGTGTTGCTTTGGCGGGCCGCCGGGCCCAGCCCGCCGCCGGCCCCGGCCGGCGCGTGCCCGCCAGAAGCCCCGCAAACTCTGAATGTCAGCGTCGTCTGAGTACTATATAATAGTTAAAACTTTCAACAACGGATCTCTTGGTTCTGGCATCGATGAAGAACGCAGCGAAATGCGATAAGTAATGCGAATTGCAGAATTCAGTGAGTCATCGAATCTTTGAACGCACATTGCGCCCTGTGGTATTCCGCAGGGCATGCCTGTTCGAGCGTCATTTCAACCCTCAAGCTCTGCTTGGTGTTGGGCCCTGCCCGCTGCGGCCGGCCCTAAAGACAGTGGCGGTGCCGCCTGGCCCTGAGCGTAGTACATCTCTCGCTCCAGTGCCCGGTGGTAGCCTGCCAGAACCCCAACTCTCG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AGGTGAACCTGCGGAGGGATCATTACAGAGTTCTCGCCCTCGCGGGTAGATCTCCCACCCACTGTAATTGCTACCGTGTTGCTTTGGCGGGCCGCCGGGCCCAGCCCGCCGCCGGCCCCGGCCGGCGCGTGCCCGCCAGAAGCCCCGCAAACTCTGAATGTCAGCGTCGTCTGAGTACTATATAATAGTTAAAACTTTCAACAACGGATCTCTTGGTTCTGGCATCGATGAAGAACGCAGCGAAATGCGATAAGTAATGCGAATTGCAGAATTCAGTGAGTCATCGAATCTTTGAACGCACATTGCGCCCTGTGGTATTCCGCAGGGCATGCCTGTTCGAGCGTCATTTCAACCCTCAAGCTCTGCTTGGTGTTGGGCCCTGCCCGCTGCGGCCGGCCCTAAAGACAGTGGCGGTGCCGCCTGGCCCTGAGCGTAGTACATCTCTCGCTCCAGTGCCCGGTGGTAGCCTGCCAGAACCCCAACTCTCGTGGTTGACCTCGGATCAGGTAGGGATACCCGCTGAACTTAA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TCGCCCTCGCGGGTAGATCTCCCACCCACTGTTATTGCTACCGTGTTGCTTTGGCGGGCTGCTGGGCCTAGCCCGGCCGCCGGCTCCGGCCGGCGCGCGCCCGCCAGAGGCCCGACAAATTCTGATTGTCAGTGTCGTCTGAGTACTATATAATAGTTAAAACTTTCAACAACGGATCTCTTGGTTCTGGCATCGATGAAGAACGCAGCGAAATGCGATAAGTAATGCGAATTGCAGAATTCAGTGAGTCATCGAATCTTTGAACGCACATTGCGCCCTGTGGTATTCCGCAGGGCATGCCTGTTCGAGCGTCATTTCAACCCTCAAGCTCTGCTTGGTGTTGGGCCCCGCCCGCTCGCGGCCGGCCCTAAAGACAGTGGCGGCAGCGCCTGGCTCCAAGCGTAGTACAGCTCTCGCTCTGGGGCTAGGCGGTAGCCTGCCAGAACCCCCCTTCTA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AGGTGAACCTGCGGAGGGATCATTACAGAGTTCTCGCCCTCGCGGGTAGATCTCCCACCCACTGTTATTGCTACCGTGTTGCTTTGGCGGGCTGCTGGGCCTAGCCCGGCCGCCGGCTCCGGCCGGCGCGCGCCCGCCAGAGGCCCGACAAATTCTGATTGTCAGTGTCGTCTGAGTACTATATAATAGTTAAAACTTTCAACAACGGATCTCTTGGTTCTGGCATCGATGAAGAACGCAGCGAAATGCGATAAGTAATGCGAATTGCAGAATTCAGTGAGTCATCGAATCTTTGAACGCACATTGCGCCCTGTGGTATTCCGCAGGGCATGCCTGTTCGAGCGTCATTTCAACCCTCAAGCTCTGCTTGGTGTTGGGCCCCGCCCGCTCGCGGCCGGCCCTAAAGACAGTGGCGGCAGCGCCTGGCTCCAAGCGTAGTACAGCTCTCGCTCTGGGGCTAGGCGGTAGCCTGCCAGAACCCCCCTTCTAT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TCGCCCTTCCGGGTAGATCTCCCACCCACTGTTATTGTTACCGTCGTTTCTTTGGCGGGCCGCCGGGCCCTGCTCGGCCGCCGGCCCCGGCTGGCGCGTGCCCGCCAGAGGCCCTTCAAACTCTGAATGTTAGTGTCGTCTGAGTACTATACAATAGTTAAAACTTTCAACAACGGATCTCTTGGTTCTGGCATCGATGAAGAACGCAGCGAAATGCGATAAGTAATGCGAATTGCAGAATTCAGTGAGTCATCGAATCTTTGAACGCACATTGCGCCCTGTGGTATTCCGCAGGGCATGCCTGTTCGAGCGTCATTTCAACCCTCAAGCCCTGCTTGGTGTTGGGCCCTGCCCGTTGCGGCCGGCCCTAAAGTCAGTGGCGGCGCCGTCCGGCTCTAAGCGTAGTACATCTCTCGCTCTAGGGCCCCGCGGTGGCTTGCCAGCAACCCCAACTCCTA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AGAGTTCTCGCCCTTCCGGGTAGATCTCCCACCCACTGTTATTGTTACCGTCGTTTCTTTGGCGGGCCGCCGGGCCCTGCTCGGCCGCCGGCCCCGGCTGGCGCGTGCCCGCCAGAGGCCCTTCAAACTCTGAATGTTAGTGTCGTCTGAGTACTATACAATAGTTAAAACTTTCAACAACGGATCTCTTGGTTCTGGCATCGATGAAGAACGCAGCGAAATGCGATAAGTAATGCGAATTGCAGAATTCAGTGAGTCATCGAATCTTTGAACGCACATTGCGCCCTGTGGTATTCCGCAGGGCATGCCTGTTCGAGCGTCATTTCAACCCTCAAGCCCTGCTTGGTGTTGGGCCCTGCCCGTTGCGGCCGGCCCTAAAGTCAGTGGCGGCGCCGTCCGGCTCTAAGCGTAGTACATCTCTCGCTCTAGGGCCCCGCGGTGGCTTGCCAGCAACCCCAACTCCTAT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CGAGTTCTCGCCCACACGGGTAGATCTCCCACCCACTGTTATTGTTACCGTCGTTGCTTTGGCGGGCCGTTAGGCCCTGTGCCCGACCGCCGGCCCCGGCCGGTGTGCGCCCGCCAGAGGCCCTACGAAACTCTGCATGTTAGTGTCGTCTGAGTACTATACAATAGTTAAAACTTTCAACAACGGATCTCTTGGTTCTGGCATCGATGAAGAACGCAGCGAAATGCGATAAGTAATGCGAATTGCAGAATTCAGTGAGTCATCGAATCTTTGAACGCACATTGCGCCCCGTGGTATTCCGCGGGGCATGCCTGTTCGAGCGTCATTACAACCCTCAAGCTCTGCTTGGTGTTGGGTCCCGCCCGCTGCGGCCGGCCCTAAACCCAGTGGCGGTGCCGTCTGGCCCTAAGCGTAGTACTTCTCTCGCTCCAGGGTCCCGGCGGTGGCCTGCCAGAACCCCACACTCTTATGGTTGACCTCGGATCAGGTAGGGATACCCGCTGAACTTAA</text:p>
          </table:table-cell>
          <table:table-cell office:value-type="string" calcext:value-type="string">
            <text:p>k__Fungi;p__Ascomycota;c__Leotiomycetes;o__Helotiales;f__Myxotrichaceae;g__Oidiodendron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CGAGTTCTCGCCCACACGGGTAGATCTCCCACCCACTGTTATTGTTACCGTCGTTGCTTTGGCGGGCCGTTAGGCCCTGTGCCCGACCGCCGGCCCCGGCCGGTGTGCGCCCGCCAGAGGCCCTACGAAACTCTGCATGTTAGTGTCGTCTGAGTACTATACAATAGTTAAAACTTTCAACAACGGATCTCTTGGTTCTGGCATCGATGAAGAACGCAGCGAAATGCGATAAGTAATGCGAATTGCAGAATTCAGTGAGTCATCGAATCTTTGAACGCACATTGCGCCCCGTGGTATTCCGCGGGGCATGCCTGTTCGAGCGTCATTACAACCCTCAAGCTCTGCTTGGTGTTGGGTCCCGCCCGCTGCGGCCGGCCCTAAACCCAGTGGCGGTGCCGTCTGGCCCTAAGCGTAGTACTTCTCTCGCTCCAGGGTCCCGGCGGTGGCCTGCCAGAACCCCACACTCTTATGGTTGACCTCGGATCAGGTAGGGA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AACCTCGCCCTTCTGGGTGAATCTCCAACCCTATGTTATTATTACCTTTGTTGCTTTGGCGAGCCGCCTAGGCCACCGGCTTTTGCTGGTGTGTGCTCGCCAGAGAACCCCAAACTCTTGTTTATTAGTGTCGTCTGAGTACTATAAAATAGTTAAAACTTTCAACAACGGATCTCTTGGTTCTGGCATCGATGAAGAACGCAGCGAAATGCGATAAGTAATGCGAATTGCAGAATTCAGCGAGTCATTGAATTTTTGAACGCACATTGCGCCCTGTGGTATTCCGCAGGGCATGCCTGTTCGAGCGTCAGTACAAACCTCAAGCTTAGCTTGGTCTTGAGCCCCGCCGGTAACTCGGCAGGCTTTAAAATCAGTGGCGGCGCCATTGGGCTCTTAGCGTAGTAATACCTCTCGCTATTGAGTCCCTGTGGTATGCTGGCCAGCAACCCCAACTCTCTAAGTTTGACCTCGGATCAGGTAGGGATACCCGCTGAACTTAA</text:p>
          </table:table-cell>
          <table:table-cell office:value-type="string" calcext:value-type="string">
            <text:p>k__Fungi;p__Ascomycota;c__Leotiomycetes;o__Helotiales;f__Pezizell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AGAGAACCTCGCCCTTCTGGGTGAATCTCCAACCCTATGTTATTATTACCTTTGTTGCTTTGGCGAGCCGCCTAGGCCACCGGCTTTTGCTGGTGTGTGCTCGCCAGAGAACCCCAAACTCTTGTTTATTAGTGTCGTCTGAGTACTATAAAATAGTTAAAACTTTCAACAACGGATCTCTTGGTTCTGGCATCGATGAAGAACGCAGCGAAATGCGATAAGTAATGCGAATTGCAGAATTCAGCGAGTCATTGAATTTTTGAACGCACATTGCGCCCTGTGGTATTCCGCAGGGCATGCCTGTTCGAGCGTCAGTACAAACCTCAAGCTTAGCTTGGTCTTGAGCCCCGCCGGTAACTCGGCAGGCTTTAAAATCAGTGGCGGCGCCATTGGGCTCTTAGCGTAGTAATACCTCTCGCTATTGAGTCCCTGTGGTATGCTGGCCAGCAACCCCAACTCTCTA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AGAGCAAAGGATAGACAGCGCCCGTGGAGCTCGCTCCCGGGGCCACCCTACTCCGGTAGGGTTTAGAGTCGTCGAGCCTCTCGAAGAAGCTCGGTCCTGAACTCCACCCTTGAATAAACTACCTTTGTTGCTTTGGCGGGCCGCCTCGTGCCAGCGGCTTCGGCTGTTGAGTGCCCGCCAGAGGACCACAACTCTTGTTTTTAGTGATGTCTGAGTACTATATAATAGTTAAAACTTTCAACAACGGATCTCTTGGTTCTGGCATCGATGAAGAACGCAGCGAAATGCGATAAGTAATGTGAATTGCAGAATTCAGTGAATCATCGAATCTTTGAACGCACATTGCGCCCTCTGGTATTCCGGGGGGCATGCCTGTTCGAGCGTCATTATAACCACTCAAGCTCTCGCTTGGTATTGGGGTTCGCGGTTTCGCGGCCCCTAAAATCAGTGGCGGTGCCTGTCGGCTCTACGCGTAGTAATACTCCTCGCGATTGAGTCCGGTAGGTTTACTTGCCAGCAACCCCTAATTTTTTTAAGGTTGACCTCGGATCAGGTAGGGATACCCGCTGAACTTAA</text:p>
          </table:table-cell>
          <table:table-cell office:value-type="string" calcext:value-type="string">
            <text:p>k__Fungi;p__Ascomycota;c__Leotiomycetes;o__Helotiales;f__Ploettnerul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TAGAGCAAAGGATAGACAGCGCCCGTGGAGCTCGCTCCCGGGGCCACCCTACTCCGGTAGGGTTTAGAGTCGTCGAGCCTCTCGAAGAAGCTCGGTCCTGAACTCCACCCTTGAATAAACTACCTTTGTTGCTTTGGCGGGCCGCCTCGTGCCAGCGGCTTCGGCTGTTGAGTGCCCGCCAGAGGACCACAACTCTTGTTTTTAGTGATGTCTGAGTACTATATAATAGTTAAAACTTTCAACAACGGATCTCTTGGTTCTGGCATCGATGAAGAACGCAGCGAAATGCGATAAGTAATGTGAATTGCAGAATTCAGTGAATCATCGAATCTTTGAACGCACATTGCGCCCTCTGGTATTCCGGGGGGCATGCCTGTTCGAGCGTCATTATAACCACTCAAGCTCTCGCTTGGTATTGGGGTTCGCGGTTTCGCGGCCCCTAAAATCAGTGGCGGTGCCTGTCGGCTCTACGCGTAGTAATACTCCTCGCGATTGAGTCCGGTAGGTTTACTTGCCAGCAACCCCTAATTTTTT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TAGGGGCTTCATGCCCACTAACTCCACCCTTTGTTTACATACCATTGTTGCTTTGGCAGGCCCGTCGCAAGACAACCGGCTTCGGCTGGTCAGTGCCTGCCAGAGGACCTAAAACTCTTGTTTAATCATATTGTCTGAGTACTATATAATAGTTAAAACTTTCAACAACGGATCTCTTGGTTCTGGCATCGATGAAGAACGCAGCGAAATGCGATAAGTAATGTGAATTGCAGAATTCAGTGAATCATCGAATCTTTGAACGCACATTGCGCCCTCTGGTATTCCGGGGGGCATGCCTGTTCGAGCGTCATTACAACCCTCAAGCTCTGCTTGGTATTAAGCTTCACCTGAAAAGGCGGGCTCTAAAATCAGTGGCGGTGCCATTCGGCTTCAAGCGTAGTAATTTTTCTCGCTTTGGATGACCGGTTGCGTGCCTGCCATAACCCAAAATTTTATCAAAGGTTGACCTCGGATCAGGTAGGGATACCCGCTGAACTTAA</text:p>
          </table:table-cell>
          <table:table-cell office:value-type="string" calcext:value-type="string">
            <text:p>k__Fungi;p__Ascomycota;c__Leotiomycetes;o__Leotiales;f__Leotiales_fam_Incertae_sedis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AAGAGTATAGGGGCTTCATGCCCACTAACTCCACCCTTTGTTTACATACCATTGTTGCTTTGGCAGGCCCGTCGCAAGACAACCGGCTTCGGCTGGTCAGTGCCTGCCAGAGGACCTAAAACTCTTGTTTAATCATATTGTCTGAGTACTATATAATAGTTAAAACTTTCAACAACGGATCTCTTGGTTCTGGCATCGATGAAGAACGCAGCGAAATGCGATAAGTAATGTGAATTGCAGAATTCAGTGAATCATCGAATCTTTGAACGCACATTGCGCCCTCTGGTATTCCGGGGGGCATGCCTGTTCGAGCGTCATTACAACCCTCAAGCTCTGCTTGGTATTAAGCTTCACCTGAAAAGGCGGGCTCTAAAATCAGTGGCGGTGCCATTCGGCTTCAAGCGTAGTAATTTTTCTCGCTTTGGATGACCGGTTGCGTGCCTGCCATAACCCAAAATTTTATCAAAGGTTGACCTCGG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TTATGGACTTTGGTCTACTACTCCACCCTTTGTTTACAATACCATTGTTGCTTTGGCAGGCCCGTCGCAAGACAACCGGCTTCGGCTGGTTAGTGCCTGCCAGAGGACCTAAAACTCATGTTTATAATATTGTCTGAGTACTATATAATAGTTAAAACTTTCAACAACGGATCTCTTGGTTCTGGCATCGATGAAGAACGCAGCGAAATGCGATAAGTAATGTGAATTGCAGAATTCAGTGAATCATCGAATCTTTGAACGCACATTGCGCCCTCTGGTATTCCGGGGGGCATGCCTGTTCGAGCGTCATTACAACCCTCAAGCTCAGCTTGGTATTAGGCTTCACCCTTAGGGGCGGGCTTTAAAATCAGTGGCGGTGCCATTCGGCTTCAAGCGTAGTAATTTTCTCGCTTTGGAGACTGGGTGTGTGTTTGCCAATAACCCCATATTTTTTAAAGGTTGACCTCGGATCAGGTAGGGATACCCGCTGAACTTAA</text:p>
          </table:table-cell>
          <table:table-cell office:value-type="string" calcext:value-type="string">
            <text:p>k__Fungi;p__Ascomycota;c__Leotiomycetes;o__Leotiales;f__Leotiales_fam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AGAGTTTATGGACTTTGGTCTACTACTCCACCCTTTGTTTACAATACCATTGTTGCTTTGGCAGGCCCGTCGCAAGACAACCGGCTTCGGCTGGTTAGTGCCTGCCAGAGGACCTAAAACTCATGTTTATAATATTGTCTGAGTACTATATAATAGTTAAAACTTTCAACAACGGATCTCTTGGTTCTGGCATCGATGAAGAACGCAGCGAAATGCGATAAGTAATGTGAATTGCAGAATTCAGTGAATCATCGAATCTTTGAACGCACATTGCGCCCTCTGGTATTCCGGGGGGCATGCCTGTTCGAGCGTCATTACAACCCTCAAGCTCAGCTTGGTATTAGGCTTCACCCTTAGGGGCGGGCTTTAAAATCAGTGGCGGTGCCATTCGGCTTCAAGCGTAGTAATTTTCTCGCTTTGGAGACTGGGTGTGTGTTTGCCAATAACCCCATATTTTTTAAAGGTTGACCTCGGATCAGGTAGGGA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TCTGGTATTCCGGGGGGCATGCCTGTTCGAGCGTCATTACAACCCTCAAGCTCTGCTTGGTATTGGGCGTCGCCGCCTCGGGCGCGCCTTAAAATCAGTGGCGGTGCCGTCTCGGCTTCAAGCGTAGTAATACTTCTCGCTCTGGAGATCCGGGTGCGTGCTTGCCAGCAACCCCAAATCATTTCAAGGTTGACCTCGGATCAGGTAGGGATACCCGCTGAACTTAA</text:p>
          </table:table-cell>
          <table:table-cell office:value-type="string" calcext:value-type="string">
            <text:p>k__Fungi;p__Ascomycota;c__Leotiomycetes;o__Leotiales;f__Tympanid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TCTGGTATTCCGGGGGGCATGCCTGTTCGAGCGTCATTACAACCCTCAAGCTCTGCTTGGTATTGGGCGTCGCCGCCTCGGGCGCGCCTTAAAATCAGTGGCGGTGCCGTCTCGGCTTCAAGCGTAGTAATACTTCTCGCTCTGGAGATCCGGGTGCGTGCTTGCCAGCAACCCCAAATCATTTC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ACGTTGCCCTTCGGGGTATACCTCCCACCCTTTGTTTATTATACCTTTGTTGCTTTGGCGGGCCCGTCCTCGGACCACCGGCTTCGGCTGGTCAGTGCCCGCCAGAGGACCTAAAACTCTGTTTGTTCATATTGTCTGAGTACTATATAATAGTTAAAACTTTCAACAACGGATCTCTTGGTTCTGGCATCGATGAAGAACGCAGCGAAATGCGATAAGTAATGTGAATTGCAGAATTCAGTGAATCATCGAATCTTTGAACGCACATTGCGCCCCCTGGTATTCCGGGGGGCATGCCTGTTCGAGCGTCATTACAACCCTCAAGCTCTGCTTGGTATTGGGCTCTGCCGGTCCCGGCAGGCCTTAAAATCAGTGGCGGTGCCATTCGGCTTCAAGCGTAGTAATTCTTCTCGCTTTGGAGACCCGGGTGCGTGCTTGCCAGCAACCCCCAATTTTTTCAGGTTGACCTCGGATCAGGTAGGGATACCCGCTGAACTTAA</text:p>
          </table:table-cell>
          <table:table-cell office:value-type="string" calcext:value-type="string">
            <text:p>k__Fungi;p__Ascomycota;c__Leotiomycetes;o__Thelebolales;f__Pseudeurotiaceae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AAGAGACGTTGCCCTTCGGGGTATACCTCCCACCCTTTGTTTATTATACCTTTGTTGCTTTGGCGGGCCCGTCCTCGGACCACCGGCTTCGGCTGGTCAGTGCCCGCCAGAGGACCTAAAACTCTGTTTGTTCATATTGTCTGAGTACTATATAATAGTTAAAACTTTCAACAACGGATCTCTTGGTTCTGGCATCGATGAAGAACGCAGCGAAATGCGATAAGTAATGTGAATTGCAGAATTCAGTGAATCATCGAATCTTTGAACGCACATTGCGCCCCCTGGTATTCCGGGGGGCATGCCTGTTCGAGCGTCATTACAACCCTCAAGCTCTGCTTGGTATTGGGCTCTGCCGGTCCCGGCAGGCCTTAAAATCAGTGGCGGTGCCATTCGGCTTCAAGCGTAGTAATTCTTCTCGCTTTGGAGACCCGGGTGCGTGCTTGCCAGCAACCCCCAATTTTTT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TTATAGTCCCCCGGCCCTCTGGGCTGGGGTCTTCTATACCACCCTTTGTTTATTACACCTTTGTTGCTTTGGCAGGCCTGCCCTCGGGCTGCTGGCTCCGGCCGGCTCGCGTCTGCCAGAGGACCTAAACTCTGTTTGTATATGAAGTCTGAGTACTATATAATAGTTAAAACTTTCAACAACGGATCTCTTGGTTCTGGCATCGATGAAGAACGCAGCGAAATGCGATAAGTAATGTGAATTGCAGAATTCAGTGAATCATCGAATCTTTGAACGCACATTGCGCCCCCTGGTATTCCGGGGGGCATGCCTGTTCGAGCGTCATTACAACCCTCAAGCTCTGCTTGGTGTTGGGCCCCGCCGCCCCGGCGGGCCCTAAAATCAGTGGCGGTGCCGTCCGGCTCCGAGCGTAGTAATTCTTCTCGCTCTGGAGGTCCGGGTGTGTGCTCGCCAGCAACCCCCAATTTTTTTCAGGTTGACCTCGGATCAGGTAGGGATACCCGCTGAACTTAA</text:p>
          </table:table-cell>
          <table:table-cell office:value-type="string" calcext:value-type="string">
            <text:p>k__Fungi;p__Ascomycota;c__Leotiomycetes;o__Thelebolales;f__Pseudeurot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TTATAGTCCCCCGGCCCTCTGGGCTGGGGTCTTCTATACCACCCTTTGTTTATTACACCTTTGTTGCTTTGGCAGGCCTGCCCTCGGGCTGCTGGCTCCGGCCGGCTCGCGTCTGCCAGAGGACCTAAACTCTGTTTGTATATGAAGTCTGAGTACTATATAATAGTTAAAACTTTCAACAACGGATCTCTTGGTTCTGGCATCGATGAAGAACGCAGCGAAATGCGATAAGTAATGTGAATTGCAGAATTCAGTGAATCATCGAATCTTTGAACGCACATTGCGCCCCCTGGTATTCCGGGGGGCATGCCTGTTCGAGCGTCATTACAACCCTCAAGCTCTGCTTGGTGTTGGGCCCCGCCGCCCCGGCGGGCCCTAAAATCAGTGGCGGTGCCGTCCGGCTCCGAGCGTAGTAATTCTTCTCGCTCTGGAGGTCCGGGTGTGTGCTCGCCAGCAACCCCCAATTTTTTTCAGGTTGACCTCGGATCAGGTAGGGATACCCGCTGAACTTAA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AAACTTTAGCTGCTCCGGTTCAGGCCGGTTGCACGCTTCAACCCTTTGTGAACCAAACACCTTACGCTTCGGCAGCAGGTCCCAGCTGGAAACAGCTGAGCTGTGAGCCTGCCGATGGCACCAATTTAAACCAGTCTTTTAAAATATTGTCTGAACTAAATATTTTCGAATGAAAATTAAAACTTTCAACAACGGATCTCTTGGTTCTCGCATCGATGAAGAACGCAGCGAAACGCGATAGTTAATGTGAATTGCAGAATTCAGTGAATCATCGAGTCTTTGAACGCACATTGCGCCCATTGGTATTCCTTTGGGCATGTCTGTTTGAGCGTCATTACAACACCTCAGCGCAAGCTGGTTTTGAGCCGTGAGGATTTCGTTCATTCGAACCCTTACGCTTTAAAGTTGTAAGCTCTGCTGACCTCCAGCTTGACCGAAAACATAGTAAACTTTTGCCTTGTTTATGGAATAGTTGAGAGGTTTGGCCTGAAAAACACCTTCAATTTCTAAGGTTTGACCTCAGATCAGACAAGGATACCCGCTGAACTTAA</text:p>
          </table:table-cell>
          <table:table-cell office:value-type="string" calcext:value-type="string">
            <text:p>k__Fungi;p__Ascomycota;c__Orbiliomycetes;o__Orbiliales;f__Orbil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AAACTTTAGCTGCTCCGGTTCAGGCCGGTTGCACGCTTCAACCCTTTGTGAACCAAACACCTTACGCTTCGGCAGCAGGTCCCAGCTGGAAACAGCTGAGCTGTGAGCCTGCCGATGGCACCAATTTAAACCAGTCTTTTAAAATATTGTCTGAACTAAATATTTTCGAATGAAAATTAAAACTTTCAACAACGGATCTCTTGGTTCTCGCATCGATGAAGAACGCAGCGAAACGCGATAGTTAATGTGAATTGCAGAATTCAGTGAATCATCGAGTCTTTGAACGCACATTGCGCCCATTGGTATTCCTTTGGGCATGTCTGTTTGAGCGTCATTACAACACCTCAGCGCAAGCTGGTTTTGAGCCGTGAGGATTTCGTTCATTCGAACCCTTACGCTTTAAAGTTGTAAGCTCTGCTGACCTCCAGCTTGACCGAAAACATAGTAAACTTTTGCCTTGTTTATGGAATAGTTGAGAGGTTTGGCCTGAAAAACACCTTCAATTTCTAAGGTTTGACCTCAGATCAGACAA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AAAGGATGCGAGAAATCGCTCCTCACCGCCTGCTCGGTGGCCCTCTGGGTCGCTGACTGGTCAACCCTCTGTGAACCAAAAAAACCTTTTCGCTTCGGCAGCTGGGCCTGACCGCCTGTCAGCCTGCCGCTAGCACCCAACCTAAAAACCTGTTTGTCGAACATTGTCTGATGACCAAATTTTCGAATGAAAATCAAAACTTTCAACAACGGATCTCTTGGTTCCCGCATCGATGAAGAACGCAGCGAAACGCGATAGTTAATGTGAATTGCAGAATTCAGTGAATCATCGAGTCTTTGAACGCACATTGCGCCCATTGGTATTCCTTTGGGCATGTCTGTTTGAGCGTCATTACAACCCCTCAGCTAACGCTGGTTCTGAACTGGGATGGGTTGACACCCGCACCGGTTTTAAAGTTGTAAGCTCTGCTGGCTGCTCTGCCCCAACCGGAACATAGTAAGAAAAACTACTTGTTAAGGCGAGGCGACGCAGTACGGCCTGAAAAAAACCTACCCTTCTCTCAGGTTTGACCTCAGATCAGACAAGGATACCCGCTGAACTTAA</text:p>
          </table:table-cell>
          <table:table-cell office:value-type="string" calcext:value-type="string">
            <text:p>k__Fungi;p__Ascomycota;c__Orbiliomycetes;o__Orbiliales;f__Orbiliaceae;g__Orbiliaceae_gen_Incertae_sedis;s__Orbiliaceae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AAAGGATGCGAGAAATCGCTCCTCACCGCCTGCTCGGTGGCCCTCTGGGTCGCTGACTGGTCAACCCTCTGTGAACCAAAAAAACCTTTTCGCTTCGGCAGCTGGGCCTGACCGCCTGTCAGCCTGCCGCTAGCACCCAACCTAAAAACCTGTTTGTCGAACATTGTCTGATGACCAAATTTTCGAATGAAAATCAAAACTTTCAACAACGGATCTCTTGGTTCCCGCATCGATGAAGAACGCAGCGAAACGCGATAGTTAATGTGAATTGCAGAATTCAGTGAATCATCGAGTCTTTGAACGCACATTGCGCCCATTGGTATTCCTTTGGGCATGTCTGTTTGAGCGTCATTACAACCCCTCAGCTAACGCTGGTTCTGAACTGGGATGGGTTGACACCCGCACCGGTTTTAAAGTTGTAAGCTCTGCTGGCTGCTCTGCCCCAACCGGAACATAGTAAGAAAAACTACTTGTTAAGGCGAGGCGACGCAGTACGGCCTGAAAAAAACCTACCCTTCTCTCAGGTTTGACCTCAGATCAGACAA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GAGTTGTGGACTTTACGTCCGCTATCTTTCCAAACCCTTGTGAACTTGTTCATGTTGCTTCGGCGGGCCCGAACCTTTTCGTTCCCGGCTGCCTCGCGGTGGCTGGAGCGCCCGCCAGAAGACCCCTTTTTTCCCTATTGGTGAATGTCTGAAAAAAAAACACAAAATAAACTAAAACTTTCAACAACGGATCTCTTGGTTCTCGCATCGATGAAGAACGCAGCGAAATGCGATAAGTAATGTGAATTGCAGAATTCAGTGAATCATCGAATCTTTGAACGCACATTGCGCCCCTCGGTATTCCGACGGGCACGCCTGCGTGAACGTCATTTAAACGCTCGAGCCTGGCTCGGTGATGGGGTTGGCCCTTCCGGGGACCTACGCCCGCAAACGAACAGAGTCGGAGGGAAAGCAGCCCGAGTAGTGAACACGCCTCGGATCTCTTCCCGCCCCGATTTTCTCCTCCATCAAACTTGACTTCACGTCAGACGAGGTTACCCGCTGAACTTAA</text:p>
          </table:table-cell>
          <table:table-cell office:value-type="string" calcext:value-type="string">
            <text:p>k__Fungi;p__Ascomycota;c__Orbiliomycetes;o__Orbiliales;f__Orbiliales_fam_Incertae_sedis;g__Orbiliales_gen_Incertae_sedis;s__Orbil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GAGTTGTGGACTTTACGTCCGCTATCTTTCCAAACCCTTGTGAACTTGTTCATGTTGCTTCGGCGGGCCCGAACCTTTTCGTTCCCGGCTGCCTCGCGGTGGCTGGAGCGCCCGCCAGAAGACCCCTTTTTTCCCTATTGGTGAATGTCTGAAAAAAAAACACAAAATAAACTAAAACTTTCAACAACGGATCTCTTGGTTCTCGCATCGATGAAGAACGCAGCGAAATGCGATAAGTAATGTGAATTGCAGAATTCAGTGAATCATCGAATCTTTGAACGCACATTGCGCCCCTCGGTATTCCGACGGGCACGCCTGCGTGAACGTCATTTAAACGCTCGAGCCTGGCTCGGTGATGGGGTTGGCCCTTCCGGGGACCTACGCCCGCAAACGAACAGAGTCGGAGGGAAAGCAGCCCGAGTAGTGAACACGCCTCGGATCTCTTCCCGCCCCGATTTTCTCCTCCATCAAACTTGACTTCACGTCAGACGAG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AATAAGGCTACCTGGACCCAAAGTCCATGGTAACATTAAAACACTTGTATACCTATCCCACTTCTTCCGTGGATGTGTAAATGCACCCACGGACATTACTATAACATTCTTTTGTATATATTCATGTCTGACAATACTTTAAATAAGTTAAAACTTTCAACAACGGATCTCTTGGTTCTCGCATCGATGAAGAACGCAGCGAAATGCGATACGTAGTGTGAATTGCAGACTTCCGTGAATCATCGAATCTTTGAACGCACATTGCGCCCTCTGGTATTCCGGAGGGCATGCCTGTCTGAGCGTCAACTCTAGCTCAAACTTATGTTTGGTTATGGAAGACGACGGTTGACGCCGTCGCTTCTGGAAACTATTGGCAGTAGCTCACGCTTTCGCAACGTAGTAAGCACATATTCGTTGCAATGATTGTGTGAGAGGCTTGCCATCGAACCCAAATTTATCACGTTTGACCTCAGATCAGGTAGGGATACCCCCTGAACTTAA</text:p>
          </table:table-cell>
          <table:table-cell office:value-type="string" calcext:value-type="string">
            <text:p>k__Fungi;p__Ascomycota;c__Pezizomycetes;o__Pezizales;f__Ascobolaceae;g__Ascobolaceae_gen_Incertae_sedis;s__Ascobolaceae_sp;sh__SH0069151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AATAAGGCTACCTGGACCCAAAGTCCATGGTAACATTAAAACACTTGTATACCTATCCCACTTCTTCCGTGGATGTGTAAATGCACCCACGGACATTACTATAACATTCTTTTGTATATATTCATGTCTGACAATACTTTAAATAAGTTAAAACTTTCAACAACGGATCTCTTGGTTCTCGCATCGATGAAGAACGCAGCGAAATGCGATACGTAGTGTGAATTGCAGACTTCCGTGAATCATCGAATCTTTGAACGCACATTGCGCCCTCTGGTATTCCGGAGGGCATGCCTGTCTGAGCGTCAACTCTAGCTCAAACTTATGTTTGGTTATGGAAGACGACGGTTGACGCCGTCGCTTCTGGAAACTATTGGCAGTAGCTCACGCTTTCGCAACGTAGTAAGCACATATTCGTTGCAATGATTGTGTGAGAGGCTTGCCATCGAACCCAAATTTATCACGTTTGACCTCAGATCAGGTAGGGATACCCC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AAATACGCCTGGTAAAAGTGTGAAAACGCTGGATCCAGTGCTGTATACAACCACCTGTTTACCTTTACCTGTTGCTTCCGTGGAATTACGGGTGCTCTTCCTGTTCGCAGGCTCGAGTTACCTTCCACGGGTGTATTTAAAAAATTGTTTTGTATTATTGTCTGATTTAAAATTTTAATAAAAGTTAAAACTTTCAACAACGGATCTCTAGGTTCTCGCATCGATGAAGAACGCAGCGAAATGCGATAAGTAGTGTGAATTGCAGATTTCAGTGAATCATCGAATCTTTGAACGCACATTGCGCCCTTTGGTATTCCGAAGGGCATGCCTGTCTGAGCGTCAATAAATCAATCAAACCTTGGTTTGGTATTGGGAGAAGTGGCATTGCCTCTCTCCTTTAAGCTATTGGCGACGCTATTTCAGCTTGTAAGACGTAGTAAGTAATTTCTCGTTAAAGCAACTGTATAGATGTCTGCCAACTGAACGATTTATTTTACAGCTTGACCTCAGATCAGGTAGGGATACCCCCTGAACTTAA</text:p>
          </table:table-cell>
          <table:table-cell office:value-type="string" calcext:value-type="string">
            <text:p>k__Fungi;p__Ascomycota;c__Pezizomycetes;o__Pezizales;f__Ascobolaceae;g__Ascobolus;s__Ascobolus_sp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AAAAAATACGCCTGGTAAAAGTGTGAAAACGCTGGATCCAGTGCTGTATACAACCACCTGTTTACCTTTACCTGTTGCTTCCGTGGAATTACGGGTGCTCTTCCTGTTCGCAGGCTCGAGTTACCTTCCACGGGTGTATTTAAAAAATTGTTTTGTATTATTGTCTGATTTAAAATTTTAATAAAAGTTAAAACTTTCAACAACGGATCTCTAGGTTCTCGCATCGATGAAGAACGCAGCGAAATGCGATAAGTAGTGTGAATTGCAGATTTCAGTGAATCATCGAATCTTTGAACGCACATTGCGCCCTTTGGTATTCCGAAGGGCATGCCTGTCTGAGCGTCAATAAATCAATCAAACCTTGGTTTGGTATTGGGAGAAGTGGCATTGCCTCTCTCCTTTAAGCTATTGGCGACGCTATTTCAGCTTGTAAGACGTAGTAAGTAATTTCTCGTTAAAGCAACTGTATAGATGTCTGCCAACTGAACGATTTATTTTACAGCTTGACCTCAGATCAGGTAGGGATACCCC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TATATGGAATCTCCATTCTATAAACCCACTCTGCGTATCTTGTAACTGTTGCTTCCATGGGACTTGGTTCCGCCACACCGGCTTCACGGCTGGTGAGCGCCCATGGAAGGAGAAACAAAACTCTTCTTTGAAATGTAGTCAGTCTGAACAAGTTTTTATAAACGTTAAAACTTTCAACAACGGATCTCTTGGTTCTCGCATCGATGAAGAACGCAGCGAAATGCGATAAGTAGTGTGAATTGCAGAATTCAGTGAATCATCGAATCTTTGAACGCACATTGCGCCTTCTGGTATTCCGGGAGGCATGCCTGTTCGAGCGTCATCAAAAACCTCAATCTCTGATTTATCATTGGTTGGTCTTGCGTTGGAGGCGTCAGCTTCCTCTGCGAAATACAATGGCGATGAGCCACGCAACCAAAGCGTAGTAATTTATTCTCGTGATGGAAACGTGAGCGCATCCGCCGCAACCCCCCATTCTAAGTTTTTGACCTCGGATCAGGTAGGGATACCCGCTGAACTTAA</text:p>
          </table:table-cell>
          <table:table-cell office:value-type="string" calcext:value-type="string">
            <text:p>k__Fungi;p__Ascomycota;c__Pezizomycetes;o__Pezizales;f__Ascodesmid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AGTATATGGAATCTCCATTCTATAAACCCACTCTGCGTATCTTGTAACTGTTGCTTCCATGGGACTTGGTTCCGCCACACCGGCTTCACGGCTGGTGAGCGCCCATGGAAGGAGAAACAAAACTCTTCTTTGAAATGTAGTCAGTCTGAACAAGTTTTTATAAACGTTAAAACTTTCAACAACGGATCTCTTGGTTCTCGCATCGATGAAGAACGCAGCGAAATGCGATAAGTAGTGTGAATTGCAGAATTCAGTGAATCATCGAATCTTTGAACGCACATTGCGCCTTCTGGTATTCCGGGAGGCATGCCTGTTCGAGCGTCATCAAAAACCTCAATCTCTGATTTATCATTGGTTGGTCTTGCGTTGGAGGCGTCAGCTTCCTCTGCGAAATACAATGGCGATGAGCCACGCAACCAAAGCGTAGTAATTTATTCTCGTGATGGAAACGTGAGCGCATCCGCCGCAACCCCCCATTCTAAGT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TATATGGAATCTCCATTCTATAAACACCGTCTGCGTATTTTATACCTGTTGCTTCCATGGGCCTTGAGCCTAGCGCTCGCATCGGCCCTATGGCTGGTGAGCGCCCATGGAAGGAAAACATAAACCCTCTTTTTTGTGAATTAAGTCTGAACTTGTTTATTATAAACGTTAAAACTTTCAACAACGGATCTCTTGGTTCTCGCATCGATGAAGAACGCAGCGAAATGCGATAAGTAGTGTGAATTGCAGAATTCAGTGAATCATCGAATCTTTGAACGCACATTGCGCCTTCTGGTATTCCGGGAGGCATGCCTGTTCGAGCGTCATCAAAAACCTCAGTCAGCAATTTATTGTTGACTGGTCTTGCGCTGGAGGCGAAAGCTTCCTGTGCGAAATTCAATGGCGATGAGCCACGCAGCCAAAGCGTAGTAAATTACTCTCGTGATGGTGAAGTGGGAGCATCCGCCGAAACCCCCCATATCTAAGTTTTTGACCTCGGATCAGGTAGGGATACCCGCTGAACTTAA</text:p>
          </table:table-cell>
          <table:table-cell office:value-type="string" calcext:value-type="string">
            <text:p>k__Fungi;p__Ascomycota;c__Pezizomycetes;o__Pezizales;f__Ascodesmidaceae;g__Ascodesmidaceae_gen_Incertae_sedis;s__Ascodesmidaceae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AGTATATGGAATCTCCATTCTATAAACACCGTCTGCGTATTTTATACCTGTTGCTTCCATGGGCCTTGAGCCTAGCGCTCGCATCGGCCCTATGGCTGGTGAGCGCCCATGGAAGGAAAACATAAACCCTCTTTTTTGTGAATTAAGTCTGAACTTGTTTATTATAAACGTTAAAACTTTCAACAACGGATCTCTTGGTTCTCGCATCGATGAAGAACGCAGCGAAATGCGATAAGTAGTGTGAATTGCAGAATTCAGTGAATCATCGAATCTTTGAACGCACATTGCGCCTTCTGGTATTCCGGGAGGCATGCCTGTTCGAGCGTCATCAAAAACCTCAGTCAGCAATTTATTGTTGACTGGTCTTGCGCTGGAGGCGAAAGCTTCCTGTGCGAAATTCAATGGCGATGAGCCACGCAGCCAAAGCGTAGTAAATTACTCTCGTGATGGTGAAGTGGGAGCATCCGCCGAAACCCCCCATATCTAAGT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AGTTCTTCTGAACCGATCATCACCCCATTGTCTACACCCCATTATTACCTGCTTCCACTGGACAGGCCGACCCGTCAAAAGGTAGGCCCTCTAGCATGCCTCCAAGCCGCCGCCGTTGGCCTTAAAACCATCGTCGTCGACTTGGGTGTTGCTGGGGAGCGCCGGTGGTTAGCCCATAACTTTGCTTGCAAAGAAACAAATACTTGAACTATAGCAATTTTGTCTGAACCGATTTTTTATAAAAACCTTATAAAACTTTCAACAACGGATCTCTAGGCTCTTGCATCGATGAAGAACGCAGTGAAATGCGATACGTAATGTGAATTGCAGAATCTCGTGAATCATTGAATCTTTGAACGCACATTGCGCCCTATGGTATTCCATAGGGCATGCCTGTCTGAGCGTCAGCTCCCCCCCACTCAAGCTCTTTTGCTTGGATTATTTTGGACGAGCAGTCTTTTTTGATTGCTGCCCATAAATTCATAGGCAGTATGGTACCCACTCCAAGCTGAGCGTAATAATTAAAAAAGTCACGCCCATATTGAAGTAGATATCGTACTCGCCCTTAACCCACAAATTTTTTATTTTGGGTGACCTCAGATCAGGTAGGGATACCCGCTGAACTTAA</text:p>
          </table:table-cell>
          <table:table-cell office:value-type="string" calcext:value-type="string">
            <text:p>k__Fungi;p__Ascomycota;c__Pezizomycetes;o__Pezizales;f__Pezizaceae;g__Peziz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AAGTTCTTCTGAACCGATCATCACCCCATTGTCTACACCCCATTATTACCTGCTTCCACTGGACAGGCCGACCCGTCAAAAGGTAGGCCCTCTAGCATGCCTCCAAGCCGCCGCCGTTGGCCTTAAAACCATCGTCGTCGACTTGGGTGTTGCTGGGGAGCGCCGGTGGTTAGCCCATAACTTTGCTTGCAAAGAAACAAATACTTGAACTATAGCAATTTTGTCTGAACCGATTTTTTATAAAAACCTTATAAAACTTTCAACAACGGATCTCTAGGCTCTTGCATCGATGAAGAACGCAGTGAAATGCGATACGTAATGTGAATTGCAGAATCTCGTGAATCATTGAATCTTTGAACGCACATTGCGCCCTATGGTATTCCATAGGGCATGCCTGTCTGAGCGTCAGCTCCCCCCCACTCAAGCTCTTTTGCTTGGATTATTTTGGACGAGCAGTCTTTTTTGATTGCTGCCCATAAATTCATAGGCAGTATGGTACCCACTCCAAGCTGAGCGTAATAATTAAAAAAGTCACGCCCATATTGAAGTAGATATCGTACTCGCCCTTAACCCACAAATTTTTTATTTTGGGTGACCTCA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ATTGTTACCTTTTTGGTGCACTCTTCTTATCCCTTTGTCTACATACTCTGTTGCTTCCATGGTGCCAGCCAGTGTTGGCTCTGGACAGGTGGTTAACCTCATCTGTTTGGAAGTGCCCATGGGTTGATATCCCTTATGGGGGTATTATATATTTAAACCTATGTGATAGAAGTGTCTGAAAATACATTAAATAATAAAACTTTCAACAACGGATCTCTAGGCTCTTGCATCGATGAAGAACGCAGTGAAATGTGATGAGTAATGTGAATTGCAGAATCTCGTGAATCATTGAATCTTTGAACGCACATTGCGCCCTATGGCTATTCCGTAGGGCATGCCTGTCTCAGTGTCATTTAACACCTCTCAAGCTTTTCTTTGCTTGGATTACTTGGGGTATGCTTTGTACAATCGCAACCCAGAAAATTATAGGCGGTATACTGGTGTATAGCAGATAGTAATAGAATTATCATCTGTGGAAGCCATGACATACTTGCCACAAAATCAACTTTTTTATGGAGTTGACCTGAGATCAGGTAGGGATACCCGCTGAACTTAA</text:p>
          </table:table-cell>
          <table:table-cell office:value-type="string" calcext:value-type="string">
            <text:p>k__Fungi;p__Ascomycota;c__Pezizomycetes;o__Pezizales;f__Pezizaceae;g__Pezizaceae_gen_Incertae_sedis;s__Pezizaceae_sp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AAGAATTGTTACCTTTTTGGTGCACTCTTCTTATCCCTTTGTCTACATACTCTGTTGCTTCCATGGTGCCAGCCAGTGTTGGCTCTGGACAGGTGGTTAACCTCATCTGTTTGGAAGTGCCCATGGGTTGATATCCCTTATGGGGGTATTATATATTTAAACCTATGTGATAGAAGTGTCTGAAAATACATTAAATAATAAAACTTTCAACAACGGATCTCTAGGCTCTTGCATCGATGAAGAACGCAGTGAAATGTGATGAGTAATGTGAATTGCAGAATCTCGTGAATCATTGAATCTTTGAACGCACATTGCGCCCTATGGCTATTCCGTAGGGCATGCCTGTCTCAGTGTCATTTAACACCTCTCAAGCTTTTCTTTGCTTGGATTACTTGGGGTATGCTTTGTACAATCGCAACCCAGAAAATTATAGGCGGTATACTGGTGTATAGCAGATAGTAATAGAATTATCATCTGTGGAAGCCATGACATACTTGCCACAAAATCAACTTTTTTATGGAGTTGACCTGA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AATACTTGCTTGCTTGGATGGAGAAATCCGTTCTGCAACAAACCCCCTCTGCGTATCTGTACAATGTTGCTTCCGTCAGCCTGTGGGCGCCTCCTCTCGGGGTGGCGTCACCTCCGGCGCCTGGCCCAACGCGGTCGGCTGGGGAGCTGCTGGCGGGTAGCCAACCATTATAACTCTGTATTAAACATGTTGTATTGTCTGAGCTTTAATGCTATAAAATAAACAAGTTAAAACTTTCAACAACGGATCTCTTGGTTCTCGCATCGATGAAGAACGCAGCGAAATGCGATAAGTAGTGTGAATTGCAGAATTCAGTGAATCATCGAATCTTTGAACGCACATTGCGCCTTCTGGTATTCCGGGAGGCATGCCTGTCCGAACGTCATCAAACCTCTCGCCATGTGCTGTTGCTTGCAACGGCACGAAGGCGGCCCTTGGGAGATGGAGGCCTCACGGTCGCCCCTCCCGAAATGCACTGGCAGACACCTGTTGGCCGAATTGTGATAAGTCTTTATAACGATTCCAAGCCATCTTGCGGTCTCGCCGTCAACCGCACCTGCGCTCCACGGCGCATGCGTGCACACCAACTCTTTTGACTTCGGATCAGGTAGGGATACCCGCTGAACTTAA</text:p>
          </table:table-cell>
          <table:table-cell office:value-type="string" calcext:value-type="string">
            <text:p>k__Fungi;p__Ascomycota;c__Pezizomycetes;o__Pezizales;f__Pezizales_fam_Incertae_sed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AATACTTGCTTGCTTGGATGGAGAAATCCGTTCTGCAACAAACCCCCTCTGCGTATCTGTACAATGTTGCTTCCGTCAGCCTGTGGGCGCCTCCTCTCGGGGTGGCGTCACCTCCGGCGCCTGGCCCAACGCGGTCGGCTGGGGAGCTGCTGGCGGGTAGCCAACCATTATAACTCTGTATTAAACATGTTGTATTGTCTGAGCTTTAATGCTATAAAATAAACAAGTTAAAACTTTCAACAACGGATCTCTTGGTTCTCGCATCGATGAAGAACGCAGCGAAATGCGATAAGTAGTGTGAATTGCAGAATTCAGTGAATCATCGAATCTTTGAACGCACATTGCGCCTTCTGGTATTCCGGGAGGCATGCCTGTCCGAACGTCATCAAACCTCTCGCCATGTGCTGTTGCTTGCAACGGCACGAAGGCGGCCCTTGGGAGATGGAGGCCTCACGGTCGCCCCTCCCGAAATGCACTGGCAGACACCTGTTGGCCGAATTGTGATAAGTCTTTATAACGATTCCAAGCCATCTTGCGGTCTCGCCGTCAACCGCACCTGCGCTCCACGGCGCATGCGTGCACACCAACTCTTTTGACT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AAGTTTGGACATGAGCATTCATTCCAAGTTTCCACTCTGCGTACCTGTCCACTGTAAGCTTCCGTTTGGCGCGGATCCTAGGATCCCCTCCTATCGAGTCCGATATAGGCTCGATTGGGAGCGTCCAGACGGGAGCCACTGGCAAACTCAACCTATTAGTTGTATGTAATGTCTGATATGTTGCAAAGCAATATTTAAAACTTTCAACAACGGATCTCTTGGTTCTCGCATCGATGAAGAACGCAGCGAAATGCGATAAGTAGTGTGAATTGCAGAATTCAGTGAATCATCGAATCTTTGAACGCACATTGCGCCTTGTGGTAGTCCGCAAGGCATGCCTGTTCGAACGTCATCAAACCCCTCGAGTCCTCTGGCTTTTCCGGTCACAGGAGCCTCGGTGTTGCTCTTGGAGGGATCTCGTGTTCCTCCTGGGCGAAATCCATTGTGCTGATCCACAGGTCGCCAAAGCGTAGTAAGCCTAAAAAGCTCTCGCCTGGCAGCAGACTCTGCTGGCATCACGCCGTTGAACCCCACAACCCCTAAGCGTTTGACTTCGGATCAGGTAGGGATACCCGCTGAACTTAA</text:p>
          </table:table-cell>
          <table:table-cell office:value-type="string" calcext:value-type="string">
            <text:p>k__Fungi;p__Ascomycota;c__Pezizomycetes;o__Pezizales;f__Pezizales_fam_Incertae_sedis;g__Pezizales_gen_Incertae_sedis;s__Pezizales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AAAAAGTTTGGACATGAGCATTCATTCCAAGTTTCCACTCTGCGTACCTGTCCACTGTAAGCTTCCGTTTGGCGCGGATCCTAGGATCCCCTCCTATCGAGTCCGATATAGGCTCGATTGGGAGCGTCCAGACGGGAGCCACTGGCAAACTCAACCTATTAGTTGTATGTAATGTCTGATATGTTGCAAAGCAATATTTAAAACTTTCAACAACGGATCTCTTGGTTCTCGCATCGATGAAGAACGCAGCGAAATGCGATAAGTAGTGTGAATTGCAGAATTCAGTGAATCATCGAATCTTTGAACGCACATTGCGCCTTGTGGTAGTCCGCAAGGCATGCCTGTTCGAACGTCATCAAACCCCTCGAGTCCTCTGGCTTTTCCGGTCACAGGAGCCTCGGTGTTGCTCTTGGAGGGATCTCGTGTTCCTCCTGGGCGAAATCCATTGTGCTGATCCACAGGTCGCCAAAGCGTAGTAAGCCTAAAAAGCTCTCGCCTGGCAGCAGACTCTGCTGGCATCACGCCGTTGAACCCCACAACCCCTAAGCGTTTGACT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AATATAGAATTAATTTTCTATAAACCCAATCTGTGTATTCGTACCTGTTGCTTCCGTGGGACAGTGAACGCTTGTCGTTCCCTCTGGCGCTGTTCTTCGGAACGGATGCTGGGGAGTGCCCACGGGAGGTCTACATAAACTCTGTTTTTTCTGAACTCAGTCTGAAAACTGTTTTTAAATAAACTTTAAAACTTTCAACAACGGATCTCTTGGTTCTCGCATCGATGAAGAACGCAGCGAAATGCGATAAGTAGTGTGAATTGCAGAATTCAGTGAATCATCGAATCTTTGAACGCACATTGCGCCTCCTGGTATTCCGGGAGGCATGCCTGTTCGAGCGTCATTAACACCCCTCAAGCTTAGGTTTACCTATTGCTTGGTCTTGGAGATGGAAGCCAATTCGTTGGAGTCCTCTTCGAAATCCAATGGCGAAGACCCTTGCTCTCCCAAGTGTAATAATAACTTATGTCACTGAAGGAAGCGAGAAATCTTCCGCCGAAACCCCAAATTGTTTATGATTGACCTCGAATCAGGTAGGGATACCCGCTGAACTTAA</text:p>
          </table:table-cell>
          <table:table-cell office:value-type="string" calcext:value-type="string">
            <text:p>k__Fungi;p__Ascomycota;c__Pezizomycetes;o__Pezizales;f__Pseudombrophil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AAAATATAGAATTAATTTTCTATAAACCCAATCTGTGTATTCGTACCTGTTGCTTCCGTGGGACAGTGAACGCTTGTCGTTCCCTCTGGCGCTGTTCTTCGGAACGGATGCTGGGGAGTGCCCACGGGAGGTCTACATAAACTCTGTTTTTTCTGAACTCAGTCTGAAAACTGTTTTTAAATAAACTTTAAAACTTTCAACAACGGATCTCTTGGTTCTCGCATCGATGAAGAACGCAGCGAAATGCGATAAGTAGTGTGAATTGCAGAATTCAGTGAATCATCGAATCTTTGAACGCACATTGCGCCTCCTGGTATTCCGGGAGGCATGCCTGTTCGAGCGTCATTAACACCCCTCAAGCTTAGGTTTACCTATTGCTTGGTCTTGGAGATGGAAGCCAATTCGTTGGAGTCCTCTTCGAAATCCAATGGCGAAGACCCTTGCTCTCCCAAGTGTAATAATAACTTATGTCACTGAAGGAAGCGAGAAATCTTCCGCCGAAACCCCAAATTGTTTATGATTGACCTCGA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GATACAGTGCACTCTCACGAGTTCCACTTATTCAAACCCATTCCGAGTACCTTACCCGTTGCTTCCGCAAGTCAGTGACTCCGGTCACCTCCAAAGATGGCGTCAGTCATCCAAGGGGAGTACTTGCGGAAGGTATACAATAAACTCTTGCATTACCATGTCATCTGTCTGATTATGTTTATAACAAATATTAAAACTTTCAACAACGGATCTCTTGGTTCTCGCATCGATGAAGAACGCAGCGAAATGCGATAAGTAGTGTGAATTGCAGAATTCAGTGAATCATCGAATCTTTGAACGCACATTGCGCCTCCTGGTATTCCGGGAGGCATGCCTGTTCGAGCGTCATTAAAAACCACTCAAGCTCTTTTGCTTGGTCATGGAAGATGAGTGCGCATAGCGTCCTCCCTTTCGAAATACAATGGCGGAAAGCTCCATGTGCCCCGGCGTAGTAAGTTTTTCTTTCGCTTGGAACATGAGGTGATCCTGCCACAAACCCCCAATTTTTCTAGGTTGACCTCGGATCAGGTAGGGATACCCGCTGAACTTAA</text:p>
          </table:table-cell>
          <table:table-cell office:value-type="string" calcext:value-type="string">
            <text:p>k__Fungi;p__Ascomycota;c__Pezizomycetes;o__Pezizales;f__Pyronemat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AAAGATACAGTGCACTCTCACGAGTTCCACTTATTCAAACCCATTCCGAGTACCTTACCCGTTGCTTCCGCAAGTCAGTGACTCCGGTCACCTCCAAAGATGGCGTCAGTCATCCAAGGGGAGTACTTGCGGAAGGTATACAATAAACTCTTGCATTACCATGTCATCTGTCTGATTATGTTTATAACAAATATTAAAACTTTCAACAACGGATCTCTTGGTTCTCGCATCGATGAAGAACGCAGCGAAATGCGATAAGTAGTGTGAATTGCAGAATTCAGTGAATCATCGAATCTTTGAACGCACATTGCGCCTCCTGGTATTCCGGGAGGCATGCCTGTTCGAGCGTCATTAAAAACCACTCAAGCTCTTTTGCTTGGTCATGGAAGATGAGTGCGCATAGCGTCCTCCCTTTCGAAATACAATGGCGGAAAGCTCCATGTGCCCCGGCGTAGTAAGTTTTTCTTTCGCTTGGAACATGAGGTGATCCTGCCACAAACCCCCAATTTTTCTAGGTTGACCTCGG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GATTTAGCATATTCTTCTGAATATACTTCATTAACCCATTCCGAGTACCTTACCCGTTGCTTCCGCGAGGCTGTCCTCACGGCCCTTTGAAGATTTATCTTTGGAGAGTCCTTGCGGGAGGTATACAATAAACTCTTGCATTACCATGTCATCTGTCTGAATCTGTTTAAAACAAATATTAAAACTTTCAACAACGGATCTCTTGGTTCTCGCATCGATGAAGAACGCAGCGAAATGCGATAAGTAGTGTGAATTGCAGAAACTAGTGAATCATTGAATCTTTGAACGCACATTGCGCCTCCTGGTATTCCGGGAGGCATGCCTGTTCGAGCGTCATTAAAAACCACTCAAGCTCTTTTGCTTGGTCATGGAAGAAGAGTTTGCTTGCAATCTCTCCTCCGAAATTCAAAGGCGGAAAGTCTCAGAGCCCCGGCGTAGTAATAATATTTCGCTTGGAACTTGAAATGATCCTGCCCTTAACCCCCAATTTATCTAGGTTGACCTCGGATCAGGTAGGGATACCCGCTGAACTTAA</text:p>
          </table:table-cell>
          <table:table-cell office:value-type="string" calcext:value-type="string">
            <text:p>k__Fungi;p__Ascomycota;c__Pezizomycetes;o__Pezizales;f__Pyronema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AGATTTAGCATATTCTTCTGAATATACTTCATTAACCCATTCCGAGTACCTTACCCGTTGCTTCCGCGAGGCTGTCCTCACGGCCCTTTGAAGATTTATCTTTGGAGAGTCCTTGCGGGAGGTATACAATAAACTCTTGCATTACCATGTCATCTGTCTGAATCTGTTTAAAACAAATATTAAAACTTTCAACAACGGATCTCTTGGTTCTCGCATCGATGAAGAACGCAGCGAAATGCGATAAGTAGTGTGAATTGCAGAAACTAGTGAATCATTGAATCTTTGAACGCACATTGCGCCTCCTGGTATTCCGGGAGGCATGCCTGTTCGAGCGTCATTAAAAACCACTCAAGCTCTTTTGCTTGGTCATGGAAGAAGAGTTTGCTTGCAATCTCTCCTCCGAAATTCAAAGGCGGAAAGTCTCAGAGCCCCGGCGTAGTAATAATATTTCGCTTGGAACTTGAAATGATCCTGCCCTTAACCCCCAATTTATCT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GTATATAGTTATACATTCTGTGTATCGACTAAATATACCCATTCTGAGTACCTTGCCTGTTGCTTCCATGGAGCCTGACACATGTCACTCTGGGGATTTACATCCCGAGGGAGCCTCCGTGGAAGGTAATCAATTAACTCTTGAATCCAATGTCATCTGTCTGATAATGTTTATAACAAATGTTAAAACTTTCAACAACGGATCTCTTGGTTCTCGCATCGATGAAGAACGCAGCGAAATGCGATAAGTAGTGTGAATTGCAGAATTCAGTGAATCATCGAATCTTTGAACGCACATTGCGCCTCCTGGTATTCCGGGAGGCATGCCTGTTCGAGCGTCATTAAATACCACTCAAGCTCTTCTGCTTGGTCATGGAAGAAGAGTATGCTTGCATCCTCTCTTCTGAAATCGAATGGCGGACTGCCTCATGTGCCTCGCGTAGTAAGTTCATCTTTTCGCTTGGAGTGTGAGATAGTCTCGCCATCAACCCCCATACTTCTAAGGTTGACCTCGGATCAGGTAGGGATACCCGCTGAACTTAA</text:p>
          </table:table-cell>
          <table:table-cell office:value-type="string" calcext:value-type="string">
            <text:p>k__Fungi;p__Ascomycota;c__Pezizomycetes;o__Pezizales;f__Pyronema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AGTATATAGTTATACATTCTGTGTATCGACTAAATATACCCATTCTGAGTACCTTGCCTGTTGCTTCCATGGAGCCTGACACATGTCACTCTGGGGATTTACATCCCGAGGGAGCCTCCGTGGAAGGTAATCAATTAACTCTTGAATCCAATGTCATCTGTCTGATAATGTTTATAACAAATGTTAAAACTTTCAACAACGGATCTCTTGGTTCTCGCATCGATGAAGAACGCAGCGAAATGCGATAAGTAGTGTGAATTGCAGAATTCAGTGAATCATCGAATCTTTGAACGCACATTGCGCCTCCTGGTATTCCGGGAGGCATGCCTGTTCGAGCGTCATTAAATACCACTCAAGCTCTTCTGCTTGGTCATGGAAGAAGAGTATGCTTGCATCCTCTCTTCTGAAATCGAATGGCGGACTGCCTCATGTGCCTCGCGTAGTAAGTTCATCTTTTCGCTTGGAGTGTGAGATAGTCTCGCCATCAACCCCCATACTTC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GTAAATATGTATTCTCTCGGATATACATTTTTAAACCCCCCTCTGTGTACCTTACCTGTTGCTTCCGCTGGGCAGTGATCTCGGTCACCTGCGCGTCGACGGCTTAGGCCGCTTCGGCGCGGAGAGTCCTCGCGAAAGGACCCGAATGAAACTCTTGCATTCCTATGTCATCTGTCTGAACCTGTTTATAACAAATGTTAAAACTTTCAACAACGGATCTCTTGGTTCTCGCATCGATGAAGAACGCAGCGAAATGCGATAAGTAGTGTGAATTGCAGAATTCAGTGAATCATCGAATCTTTGAACGCACATTGCGCCTCCTGGTATTCCGGGAGGCATGCCTGTTCGAGCGTCATTAAAAACCACTCAAGCCCTTTTGGCTTGGTATTGGGAGAGGAGTGCACTCGATTGCCCTCCCTCCCGAAATCCAATGGCGGAAAGCCCCACGTGCCCCGGCGTAGTAAGTTTTCTTTCGCCCGGAACGTGAGGTGATCCTGCCGCGAACCCCCCCCAATTCTTTCCAGGTTGACCTCGGATCAGGTAGGGATACCCGCTGAACTTAA</text:p>
          </table:table-cell>
          <table:table-cell office:value-type="string" calcext:value-type="string">
            <text:p>k__Fungi;p__Ascomycota;c__Pezizomycetes;o__Pezizales;f__Pyronemataceae;g__Scutellinia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AAAGTAAATATGTATTCTCTCGGATATACATTTTTAAACCCCCCTCTGTGTACCTTACCTGTTGCTTCCGCTGGGCAGTGATCTCGGTCACCTGCGCGTCGACGGCTTAGGCCGCTTCGGCGCGGAGAGTCCTCGCGAAAGGACCCGAATGAAACTCTTGCATTCCTATGTCATCTGTCTGAACCTGTTTATAACAAATGTTAAAACTTTCAACAACGGATCTCTTGGTTCTCGCATCGATGAAGAACGCAGCGAAATGCGATAAGTAGTGTGAATTGCAGAATTCAGTGAATCATCGAATCTTTGAACGCACATTGCGCCTCCTGGTATTCCGGGAGGCATGCCTGTTCGAGCGTCATTAAAAACCACTCAAGCCCTTTTGGCTTGGTATTGGGAGAGGAGTGCACTCGATTGCCCTCCCTCCCGAAATCCAATGGCGGAAAGCCCCACGTGCCCCGGCGTAGTAAGTTTTCTTTCGCCCGGAACGTGAGGTGATCCTGCCGCGAACCCCCCCCAATTCTTTC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CATATATGGGACATACAAGTGTTTCCTGACCCAAATCCTCTTTGTGTACTTATCCATGTTGCTTTCCCAGGTGGTTGGTTTTACTAGTTGTTTAACCCTTCCTGCTAGTTGAGTTAACTTTACTATGTAGGCTCCTGGGAGAGGGCCTATTTCAAGCAAACTATTAAATCAGTTGTCTGAGTTGGCCTAGTGTCATATCTTTTTAAATAAATTAAAACTTTCAACAACGGATCTCTTGGCTCTCGTATCGATGAAGAACGCAGCGAAATGCGATAAGTAATGTGAATTGCAGAATTCAGTGAATCATCGAATCTTTGAACGCACATTGCGCCCCTTGGTATTCCTTGGGGCATGCCTGTTCGAGCGTCACTACAAACCCACTCATAAATATTATGGTAATGGTGGATGTGAAAGGAGGCTACTAGTATGTCTCAGTCACCCCATTGAAATACATAGGCAGGACAATTATCTTTAGCAAAGGACTTAGTAACTGTTATGAAAACATATATTAGTTTCTTGCTAGGATTTGGACTGACTTCTATGGATCTCCATTAAAGATAAATTCTGGGTTGACCTCGGATCAGGTAGGGATACCCGCTGAACTTAA</text:p>
          </table:table-cell>
          <table:table-cell office:value-type="string" calcext:value-type="string">
            <text:p>k__Fungi;p__Ascomycota;c__Pezizomycetes;o__Pezizales;f__Tuberaceae;g__Tuber;s__Tuber_rufum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TTCATATATGGGACATACAAGTGTTTCCTGACCCAAATCCTCTTTGTGTACTTATCCATGTTGCTTTCCCAGGTGGTTGGTTTTACTAGTTGTTTAACCCTTCCTGCTAGTTGAGTTAACTTTACTATGTAGGCTCCTGGGAGAGGGCCTATTTCAAGCAAACTATTAAATCAGTTGTCTGAGTTGGCCTAGTGTCATATCTTTTTAAATAAATTAAAACTTTCAACAACGGATCTCTTGGCTCTCGTATCGATGAAGAACGCAGCGAAATGCGATAAGTAATGTGAATTGCAGAATTCAGTGAATCATCGAATCTTTGAACGCACATTGCGCCCCTTGGTATTCCTTGGGGCATGCCTGTTCGAGCGTCACTACAAACCCACTCATAAATATTATGGTAATGGTGGATGTGAAAGGAGGCTACTAGTATGTCTCAGTCACCCCATTGAAATACATAGGCAGGACAATTATCTTTAGCAAAGGACTTAGTAACTGTTATGAAAACATATATTAGTTTCTTGCTAGGATTTGGACTGACTTCTATGGATCTCCATTAAAGATAAATTCTG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GTATTGAGGTCTTTGTCTGCCCCCTTCCACAAGGGAGTGGCAATGCCTTTTTTCTCTCCACCCTTTGTTATTATTTCATTAGTTGCTTTGGTAACCGATTACTTATTGGTTACCAAGGGAGTTATTAAACCTTCTTGATTATCTAATAGTTGATACCCTTCTGTCGTAGTTATTACTTTAATAGTATATAAAACTTTCAACAATGGATCTCTTGGTTCTGGCATCGATGAAGAACGCAGCCAAATGCGATAAGTAATGTGAATTGCAGAATTCCGTGAATCATTGAATCTTTGAACGCACATTGCGCCTTTTGGTACTCCAAAAGGCATGCCTGTCTGAGCGTCATTACATCATTCAAATCTTTCTTTTAGAATGGTTTGGTTTTGAAGGTGGGTTGCCATCATGGTAGTCCCTTTTGTAATGAACAAGATGTTTGCTTAGTCTTTAGTTGATTATATGTTAACCAGCTGAACTGTATTAAGTAGATCGTCAACCTTAGTTTTATCTCTGCTGCAAGGTGGAGATGCCTCTCAAGTTTGACCTCAGATCAGGTAAGAATACCCGCTGAACTTAA</text:p>
          </table:table-cell>
          <table:table-cell office:value-type="string" calcext:value-type="string">
            <text:p>k__Fungi;p__Ascomycota;c__Pezizomycotina_cls_Incertae_sedis;o__Pezizomycotina_ord_Incertae_sedis;f__Pezizomycotina_fam_Incertae_sedis;g__Leucopenicillifer;s__Leucopenicillifer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GTATTGAGGTCTTTGTCTGCCCCCTTCCACAAGGGAGTGGCAATGCCTTTTTTCTCTCCACCCTTTGTTATTATTTCATTAGTTGCTTTGGTAACCGATTACTTATTGGTTACCAAGGGAGTTATTAAACCTTCTTGATTATCTAATAGTTGATACCCTTCTGTCGTAGTTATTACTTTAATAGTATATAAAACTTTCAACAATGGATCTCTTGGTTCTGGCATCGATGAAGAACGCAGCCAAATGCGATAAGTAATGTGAATTGCAGAATTCCGTGAATCATTGAATCTTTGAACGCACATTGCGCCTTTTGGTACTCCAAAAGGCATGCCTGTCTGAGCGTCATTACATCATTCAAATCTTTCTTTTAGAATGGTTTGGTTTTGAAGGTGGGTTGCCATCATGGTAGTCCCTTTTGTAATGAACAAGATGTTTGCTTAGTCTTTAGTTGATTATATGTTAACCAGCTGAACTGTATTAAGTAGATCGTCAACCTTAGTTTTATCTCTGCTGCAAGGTGGAGATGCCTCTCAAGTTTGACCTCAGATCAGGTAAGA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AATTGGCTAGCTTTACGCTGCCTTCACTATATCATACTGTTCACGTTCCTGTTGCTTCCCTGGCATATGAAGGCCTACTGCTTGCAGTTTGTTTTCGCCAGGGAAATGTCAAAACATATTGTTTATTTATTCTGAATCAACCATGAAAATGGATTTTAAAACTTTCAACAACGGATCTCTAGGCTCTTGCATCGATGAAGAACGCAGCGAAATGCGATACGTAGTGTGAATTGCAGACTCCAGTGAATCATCGAATCTTTGAACGCACATTGCGCCCGCTGGTATTCCGGCGGGCATGCCTGTCTGAGCGTCAGTATACTCTCAAGCTCCAGCTTGGTGTTGGAAGATGATCTGCTTTGGCAGTTCACTTCTTAAACTGATTGGCAAGTTTACAGTAGAAGCAAGCGTAGTAGAAATACCATCAGCTTAGTTGCTCTGTTAGGCTTTGTCAAAATCAAACTTTTAATTGTTTGACCTCAGATCAGGTAAGGATACCCCCTGAACTTAA</text:p>
          </table:table-cell>
          <table:table-cell office:value-type="string" calcext:value-type="string">
            <text:p>k__Fungi;p__Ascomycota;c__Pezizomycotina_cls_Incertae_sedis;o__Pezizomycotina_ord_Incertae_sedis;f__Pezizomycotina_fam_Incertae_sedis;g__Pezizomycotina_gen_Incertae_sedis;s__Pezizomycotin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AGAATTGGCTAGCTTTACGCTGCCTTCACTATATCATACTGTTCACGTTCCTGTTGCTTCCCTGGCATATGAAGGCCTACTGCTTGCAGTTTGTTTTCGCCAGGGAAATGTCAAAACATATTGTTTATTTATTCTGAATCAACCATGAAAATGGATTTTAAAACTTTCAACAACGGATCTCTAGGCTCTTGCATCGATGAAGAACGCAGCGAAATGCGATACGTAGTGTGAATTGCAGACTCCAGTGAATCATCGAATCTTTGAACGCACATTGCGCCCGCTGGTATTCCGGCGGGCATGCCTGTCTGAGCGTCAGTATACTCTCAAGCTCCAGCTTGGTGTTGGAAGATGATCTGCTTTGGCAGTTCACTTCTTAAACTGATTGGCAAGTTTACAGTAGAAGCAAGCGTAGTAGAAATACCATCAGCTTAGTTGCTCTGTTAGGCTTTGTCAAAATCAAACTTTTAATTGTTTGACCTCAGATCAGGTAAGGATACCCC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CGTGTCTTTCGGCTTTTCGAAAGACTCCTCCCACCCTTGTGTATCATGATGCTGATAAGCAGCTTCGGCGGGCCGTTTGGCGGGATCTATCGATTCTATTGGGATTGATGGAGACCAAAGAACATCGGCCTCTGAGCGGATCTGTGTCCGCCGAAGGAACACCCAACTCCTGATGATTTTGAAGTCTGAAAAAAAAACTTGATAATAAATCAAAACTTTCAACAACGGATCTCTTGGTTCTGGCATCGATGAAGAACGCAGCGAAATGCGATAAGTAATGTGAATTGCAGAATTCAGCGAATCATCGAATCTTTGAACGCACATTGCGCCTCCGGGTATTCCTGGAGGCATGCTTGTTCGAGCGTCGTTAAAGACCATGAGGCTTTGCCTTGCGATGAGCCGTCCGATCGATTGATCGGTGGCTTCAAACCGATTGGCGTCTGAAGTTTAGCCCAAGCACAGCAAAATGTGACTGTAAGCCGAGCGAAGGATTGCCTGTTCTCATACATTTTAAAGGTCGACCTCGGATCAAGCAAGATTACCCGCTGAACTTAA</text:p>
          </table:table-cell>
          <table:table-cell office:value-type="string" calcext:value-type="string">
            <text:p>k__Fungi;p__Ascomycota;c__Pezizomycotina_cls_Incertae_sedis;o__Pezizomycotina_ord_Incertae_sedis;f__Pezizomycotina_fam_Incertae_sedis;g__Triscelophorus;s__Triscelophorus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CCGAGCGTGTCTTTCGGCTTTTCGAAAGACTCCTCCCACCCTTGTGTATCATGATGCTGATAAGCAGCTTCGGCGGGCCGTTTGGCGGGATCTATCGATTCTATTGGGATTGATGGAGACCAAAGAACATCGGCCTCTGAGCGGATCTGTGTCCGCCGAAGGAACACCCAACTCCTGATGATTTTGAAGTCTGAAAAAAAAACTTGATAATAAATCAAAACTTTCAACAACGGATCTCTTGGTTCTGGCATCGATGAAGAACGCAGCGAAATGCGATAAGTAATGTGAATTGCAGAATTCAGCGAATCATCGAATCTTTGAACGCACATTGCGCCTCCGGGTATTCCTGGAGGCATGCTTGTTCGAGCGTCGTTAAAGACCATGAGGCTTTGCCTTGCGATGAGCCGTCCGATCGATTGATCGGTGGCTTCAAACCGATTGGCGTCTGAAGTTTAGCCCAAGCACAGCAAAATGTGACTGTAAGCCGAGCGAAGGATTGCCTGTTCTCATACATTTTAAAGGTCGACCTCGGATCAA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TATTCTTTTTGCCAGCGCTTAATTGCGCGGCGAAAAAACCTTACACACAGTGTTTTTTGTTATTACAAGAACTTTTGCTTTGGTCTGGACTAGAAATAGTTTGGGCCAGAGGTTTACTGAACTAAACTTCAATATTTATATTGAATTGTTATTTATTTAATTGTCAATTTGTTGATTAAATTCAAAAAATCTTCAAAACTTTCAACAACGGATCTCTTGGTTCTCGCATCGATGAAGAACGCAGCGAAATGCGATAAGTAATATGAATTGCAGATTTTCGTGAATCATCGAATCTTTGAACGCACATTGCGCCCTCTGGTATTCCAGAGGGCATGCCTGTTTGAGCGTCATTTCTCTCTCAAACCTTCGGGTTTGGTATTGAGTGATACTCTTAGTTGAACTAGGCGTTTGCTTGAAATGTATTGGCATGAGTGGTACTGGATAGTGCTATATGACTTTCAATGTATTAGGTTTATCCAACTCGTTGAATAGTTTAATGGTATATTTCTCGGTATTCTAGGCTCGGCCTTACAATATAACAAACAAGTTTGACCTCAAATCAGGTAGGATTACCCGCTGAACTTAA</text:p>
          </table:table-cell>
          <table:table-cell office:value-type="string" calcext:value-type="string">
            <text:p>k__Fungi;p__Ascomycota;c__Saccharomycetes;o__Saccharomycetales;f__Debaryomycet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CAGTATTCTTTTTGCCAGCGCTTAATTGCGCGGCGAAAAAACCTTACACACAGTGTTTTTTGTTATTACAAGAACTTTTGCTTTGGTCTGGACTAGAAATAGTTTGGGCCAGAGGTTTACTGAACTAAACTTCAATATTTATATTGAATTGTTATTTATTTAATTGTCAATTTGTTGATTAAATTCAAAAAATCTTCAAAACTTTCAACAACGGATCTCTTGGTTCTCGCATCGATGAAGAACGCAGCGAAATGCGATAAGTAATATGAATTGCAGATTTTCGTGAATCATCGAATCTTTGAACGCACATTGCGCCCTCTGGTATTCCAGAGGGCATGCCTGTTTGAGCGTCATTTCTCTCTCAAACCTTCGGGTTTGGTATTGAGTGATACTCTTAGTTGAACTAGGCGTTTGCTTGAAATGTATTGGCATGAGTGGTACTGGATAGTGCTATATGACTTTCAATGTATTAGGTTTATCCAACTCGTTGAATAGTTTAATGGTATATTTCTCGGTATTCTAGGCTCGGCCTTACAATATAACAAACAAGTTTGACCTCAA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TGTTGCGCTTAATTGCGCGATACACACTGTGTTTATTATAATACTGCTTTGGCGCAAGCCAAAGAACTCAACAAACTTTTTAAATTTTAGTCGACGATATTTAATATCAAAACTTTCAACAACGGATCTCTTGGTTCTCGCATCGATGAAGAACGCAGCGAAATGCGATAAGTAATATGAATTGCAGATATTCGTGAATCATCGAATCTTTGAACGCACATTGCGCCCTGTGGTATTCCACAGGGCATGTCTGTTTGAGCGTCATTTCTCTCTCAAACCTTTGGTTTGGTTTTGGAAACTGAGTCTTTTAAGAGTCTTTTCCGAAAGGTATCGGCGAAACAGTGCACGCAACACAACGTATTAGGTTCTACCAACTCGTTGAAGCAAACACAAGGTCCGCCTAACAAATCACCAAGTTTGACCTCAAATCAGATAGGACTACCCGCTGAACTTAA</text:p>
          </table:table-cell>
          <table:table-cell office:value-type="string" calcext:value-type="string">
            <text:p>k__Fungi;p__Ascomycota;c__Saccharomycetes;o__Saccharomycetales;f__Debaryomycetaceae;g__Debaryomycetaceae_gen_Incertae_sedis;s__Debaryomycetaceae_sp;sh__SH007320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ATGTTGCGCTTAATTGCGCGATACACACTGTGTTTATTATAATACTGCTTTGGCGCAAGCCAAAGAACTCAACAAACTTTTTAAATTTTAGTCGACGATATTTAATATCAAAACTTTCAACAACGGATCTCTTGGTTCTCGCATCGATGAAGAACGCAGCGAAATGCGATAAGTAATATGAATTGCAGATATTCGTGAATCATCGAATCTTTGAACGCACATTGCGCCCTGTGGTATTCCACAGGGCATGTCTGTTTGAGCGTCATTTCTCTCTCAAACCTTTGGTTTGGTTTTGGAAACTGAGTCTTTTAAGAGTCTTTTCCGAAAGGTATCGGCGAAACAGTGCACGCAACACAACGTATTAGGTTCTACCAACTCGTTGAAGCAAACACAAGGTCCGCCTAACAAATCACCAAGTTTGACCTCAAATCAGA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CCTCTTTTTCTCCGGTTCTTTATTGAATTGGAAAAAAGGCACAAACATTTTTTTAAATGCTTATTTTTACCTTATAGTCTGAATGAAAAATCAAACAAACAAATTAAAACTTTCAACAACGGATCTCTTGGTTCTCGCATCGATGAAGAACGCAGTAAAATGCGATAAGTAATGTGAATTGCAGAATTTTGTGAATCATCGAATTTTTGAACGCATATTGCGCCCTCTGGTATTCCGGAGGGCATACCTGTTTGAGCGTCATTTTAAAATCTCAAAAGAAGTTTTTTTTAATTAAAATTCTTCGTTTGGTCTTGAGTAGTATTCTGTTTTTACGACAGGATTCTGTTTGAAATATATTAGTAGAGCATGCTTAGAGGAAAGTTCGAAAGCATTATGATAAACCTTTTATTGGTGTATTAAGATTTATTCTAAATCACTATAATGGTATATCTAGTTTTAGATCTTGCATATCTTCTATTGAAAGCTCTTCTGTAATCTGCTTTTGTTTATAGATTTATCTATAAGCGAAATCAATTTCTATATTTTTGACCTCAAATCAGGCAGGAGTACCCGCTGAACTTAA</text:p>
          </table:table-cell>
          <table:table-cell office:value-type="string" calcext:value-type="string">
            <text:p>k__Fungi;p__Ascomycota;c__Saccharomycetes;o__Saccharomycetales;f__Lipomyce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CCTCTTTTTCTCCGGTTCTTTATTGAATTGGAAAAAAGGCACAAACATTTTTTTAAATGCTTATTTTTACCTTATAGTCTGAATGAAAAATCAAACAAACAAATTAAAACTTTCAACAACGGATCTCTTGGTTCTCGCATCGATGAAGAACGCAGTAAAATGCGATAAGTAATGTGAATTGCAGAATTTTGTGAATCATCGAATTTTTGAACGCATATTGCGCCCTCTGGTATTCCGGAGGGCATACCTGTTTGAGCGTCATTTTAAAATCTCAAAAGAAGTTTTTTTTAATTAAAATTCTTCGTTTGGTCTTGAGTAGTATTCTGTTTTTACGACAGGATTCTGTTTGAAATATATTAGTAGAGCATGCTTAGAGGAAAGTTCGAAAGCATTATGATAAACCTTTTATTGGTGTATTAAGATTTATTCTAAATCACTATAATGGTATATCTAGTTTTAGATCTTGCATATCTTCTATTGAAAGCTCTTCTGTAATCTGCTTTTGTTTATAGATTTATCTATAAGCGAAATCAATTTCTATATTTTTGACCTCAAATCAGGCAGGAG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TCTGGTATTCCGGAGGGCATACCTGTTTGAGCGTCATTTTAAAATCTCAAAAGAAGTTTTTTTTTTTTTTTAATTAAGATTCTCTTCGTTTGGTCTTGAATAGTATTCTGTTTTACGACGGGATTCTGTTTGAAATATATTAGTAGAGCATGCTTAGAGGAAAGTTCGAAAGCATTATGATAAACCTTTTATTGGTGTATTAAGATTTATTCTAAATCACTATAATGGTATATCTAGTTTTAGATCTTGCATATCTTCTATTGAAAGCTCTTCTGTAATCTGCTTTTGTCTGTAGATTTATCTATAGGTGAAATCAATTTCTATATTTTTGACCTCAAATCAGGCAGGAGTACCCGCTGAACTTAA</text:p>
          </table:table-cell>
          <table:table-cell office:value-type="string" calcext:value-type="string">
            <text:p>k__Fungi;p__Ascomycota;c__Saccharomycetes;o__Saccharomycetales;f__Lipomyce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TCTGGTATTCCGGAGGGCATACCTGTTTGAGCGTCATTTTAAAATCTCAAAAGAAGTTTTTTTTTTTTTTTAATTAAGATTCTCTTCGTTTGGTCTTGAATAGTATTCTGTTTTACGACGGGATTCTGTTTGAAATATATTAGTAGAGCATGCTTAGAGGAAAGTTCGAAAGCATTATGATAAACCTTTTATTGGTGTATTAAGATTTATTCTAAATCACTATAATGGTATATCTAGTTTTAGATCTTGCATATCTTCTATTGAAAGCTCTTCTGTAATCTGCTTTTGTCTGTAGATTTATCTATAGGTGAAATCAATTTCTATATTTTTGACCTCAAATCAGGC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office:value-type="string" calcext:value-type="string">
            <text:p>AAGTCGTAACAAGGTTTCCGTAGGTGAACCTGCGGAAGGATCATTACTGTGAATTAACTTCCACACATGCGTGAGCGCACAAAACACATAAACCGTGAGTATTTCTAGTCGAAACTTGAAAAAAAAAAATACAAAACTTTCAACAACGGATCTCTTGGTTCTCGCATCGATGAAGAGCGCAGCGAAATGCGATACCTAGTGTGAATTGCAGCCATCGTGAATCATCGAGTTCTTGAACGCACATTGCGCCCGTCGGTATTCCGGCGGGCATGCCTGTCTGAGCGTCGTTTCCTTCTTGGAACTTTTGTTAAAGAAAGATCCAGAGCTGGCCGTGCCACTGGCCCGGCCGAAAAGAAACGTTGCGGACGAAGCGAACTACATCGGGACGCTTTGGCCGCCGAGCGAAAATATATCATTGAGCTCGACCTCAGATCAGGTAGGAGTACCCGCTGAACTTAA</text:p>
          </table:table-cell>
          <table:table-cell office:value-type="string" calcext:value-type="string">
            <text:p>k__Fungi;p__Ascomycota;c__Saccharomycetes;o__Saccharomycetales;f__Pichiaceae;g__P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TGAATTAACTTCCACACATGCGTGAGCGCACAAAACACATAAACCGTGAGTATTTCTAGTCGAAACTTGAAAAAAAAAAATACAAAACTTTCAACAACGGATCTCTTGGTTCTCGCATCGATGAAGAGCGCAGCGAAATGCGATACCTAGTGTGAATTGCAGCCATCGTGAATCATCGAGTTCTTGAACGCACATTGCGCCCGTCGGTATTCCGGCGGGCATGCCTGTCTGAGCGTCGTTTCCTTCTTGGAACTTTTGTTAAAGAAAGATCCAGAGCTGGCCGTGCCACTGGCCCGGCCGAAAAGAAACGTTGCGGACGAAGCGAACTACATCGGGACGCTTTGGCCGCCGAGCGAAAATATATCATTGAGCTCGACCTCAGATCAGGTAGGAG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TGATTATTTGTTCCACACTGCGTGAGCGCACACAACACACAAACAAGTATACTAGTTCAGGAGTTTTTATATTAACACAAAACTTTCAACAACGGATCTCTTGGTTCTCGCATCGATGAAGAGCGCAGCGAAATGCGATACCTAGTGTGAATTGCAGCCATCGTGAATCATCGAGTTCTTGAACGCACATTGCGCCCGTCGGCATTCCGGCGGGCATGCCTGTCTGAGCGTCGTTTCCTTCTTGCAAGACGAGAGTTGCGCAGAGCTGGCCCGGCCACGGCCCCGCCGAAAAGAAACGAGGCCACGAGCGAACTAGAACAGGACGCTTGGGGTCTCCGAGCACATACGAGCTCGACCTCAGATCAGGTAGGAATACCCGCTGAACTTAA</text:p>
          </table:table-cell>
          <table:table-cell office:value-type="string" calcext:value-type="string">
            <text:p>k__Fungi;p__Ascomycota;c__Saccharomycetes;o__Saccharomycetales;f__Pichiaceae;g__Pic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TGATTATTTGTTCCACACTGCGTGAGCGCACACAACACACAAACAAGTATACTAGTTCAGGAGTTTTTATATTAACACAAAACTTTCAACAACGGATCTCTTGGTTCTCGCATCGATGAAGAGCGCAGCGAAATGCGATACCTAGTGTGAATTGCAGCCATCGTGAATCATCGAGTTCTTGAACGCACATTGCGCCCGTCGGCATTCCGGCGGGCATGCCTGTCTGAGCGTCGTTTCCTTCTTGCAAGACGAGAGTTGCGCAGAGCTGGCCCGGCCACGGCCCCGCCGAAAAGAAACGAGGCCACGAGCGAACTAGAACAGGACGCTTGGGGTCTCCGAGCACATACGAGCTCGACCTCA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TTGTCTTTGGACATTATTTCTTTAAACACTTGTGAACTTATATGTTTTTGCTTTGGCTAGTCATTGGCTGGCCAAAAGATTTTTACAAACACCTTTTATCAAGAAATTTATTTTGAAACTGAATTATATTAATTATTCAAAACTTTCAACAACGGATCTCTTGGTTCTCGCATCGATGAAGAACGCAGCGAATTGCGATAAGTAATGTGAATTGCAGAATTTTGTGAATCATCGAATCTTTGAACGCACATTGCGCCCTCTGGTATTCCAGAGGGCATACCTGTTTGAGCGTCATTTCATTCTCAAATCTATGGATTTAGTATTGAGCAGTTTTGTCGAAAAGACAATTGCTTGAAATGAATTTTGGCAGAGGCGACTATACAAGCTTTTACAACGTATTAGGTTTTACCATCTCGTTGGAAATACACGGCGAACATAGTAGCTTTGGCGTTATAACAAACTCAAAAAGTTTGACCTCAAATCAGGCAAGATTACCCGCTGAACTTAA</text:p>
          </table:table-cell>
          <table:table-cell office:value-type="string" calcext:value-type="string">
            <text:p>k__Fungi;p__Ascomycota;c__Saccharomycetes;o__Saccharomycetales;f__Saccharomycetales_fam_Incertae_sedis;g__Saccharomycetales_gen_Incertae_sedis;s__Saccharomycet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TTTGTCTTTGGACATTATTTCTTTAAACACTTGTGAACTTATATGTTTTTGCTTTGGCTAGTCATTGGCTGGCCAAAAGATTTTTACAAACACCTTTTATCAAGAAATTTATTTTGAAACTGAATTATATTAATTATTCAAAACTTTCAACAACGGATCTCTTGGTTCTCGCATCGATGAAGAACGCAGCGAATTGCGATAAGTAATGTGAATTGCAGAATTTTGTGAATCATCGAATCTTTGAACGCACATTGCGCCCTCTGGTATTCCAGAGGGCATACCTGTTTGAGCGTCATTTCATTCTCAAATCTATGGATTTAGTATTGAGCAGTTTTGTCGAAAAGACAATTGCTTGAAATGAATTTTGGCAGAGGCGACTATACAAGCTTTTACAACGTATTAGGTTTTACCATCTCGTTGGAAATACACGGCGAACATAGTAGCTTTGGCGTTATAACAAACTCAAAAAGTTTGACCTCAAATCAG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TTTTTAGAACTTTACTGTTCTAATTCTTTCAAACACCTGTGAACTTTATCAATATTTTGCTTTGGGTCAGAGTTTTCGGATTCTGGCCCAAAGAATTAAATCAAAACTCTTTATTTTTAAACAATATTGTCTGAAAATGATTATTTAATAAATCAAAACTTTCAACAACGGATCTCTTGGTTCTCGCATCGATGAAGAACGCAGCGAAATGCGATACGTAATGTGAATTGCAGAATTGTGAATCATCGAATCTTTGAACGCACATTGCGCCTTTTGGTATTCCAGAAGGCATACTTGTTTGAGCGTCATTTCACTCTTAAAAACATGAATTTGTTTTTAGTCTTGAGTTTTATTTCTCTTTTTGAGAATAACTTGAAATGAATTGGCATAAGCGAATTTCTGAGCTTTAACAACGTAATAGGTTTTACCAACTCGTTGACTCTAGCAAACTAATTCATGCTTAGGCGTAAATAACCCAAACTTTTAAAAGTTTGACCTCAAATCAAGCAAGATTACCCGCTGAACTTAA</text:p>
          </table:table-cell>
          <table:table-cell office:value-type="string" calcext:value-type="string">
            <text:p>k__Fungi;p__Ascomycota;c__Saccharomycetes;o__Saccharomycetales;f__Saccharomycetales_fam_Incertae_sedis;g__Saccharomycetales_gen_Incertae_sedis;s__Saccharomycet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ATTTTTAGAACTTTACTGTTCTAATTCTTTCAAACACCTGTGAACTTTATCAATATTTTGCTTTGGGTCAGAGTTTTCGGATTCTGGCCCAAAGAATTAAATCAAAACTCTTTATTTTTAAACAATATTGTCTGAAAATGATTATTTAATAAATCAAAACTTTCAACAACGGATCTCTTGGTTCTCGCATCGATGAAGAACGCAGCGAAATGCGATACGTAATGTGAATTGCAGAATTGTGAATCATCGAATCTTTGAACGCACATTGCGCCTTTTGGTATTCCAGAAGGCATACTTGTTTGAGCGTCATTTCACTCTTAAAAACATGAATTTGTTTTTAGTCTTGAGTTTTATTTCTCTTTTTGAGAATAACTTGAAATGAATTGGCATAAGCGAATTTCTGAGCTTTAACAACGTAATAGGTTTTACCAACTCGTTGACTCTAGCAAACTAATTCATGCTTAGGCGTAAATAACCCAAACTTTTAAAAGTTTGACCTCAAATCAA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GTTTTGTCTGAAAAGACATTCTTTCAACTAAACACCTGTGAATTATTTACATCATTTTGCTTTGGTCAAATTTATTTGGCCAAAAGTTTAAATTAAAACCTTTTATTTTAACCTTGATAGTCTGAAATTGAAAATATTTTAATTATTTAAAACTTTCAACAATGGATCTCTTGGTTCTCGCATCGATGAAGAACGCAGCGAATTGCGATAAGTAATGTGAATTGCAGAATTTTGTGAATCATCGAATCTTTGAACGCACATTGCGCCCTTTGGTATTCCAAAGGGCATACCTGTTTGAGCGTCATTACAACTCTTAAATCAAATTTTTGATTTAGTATTGAGCCATATTTTTCGAAAGCAATTTTGAAAATGGTTTGAAATTGATAGGGCTGAAGCAATTCCAGTATTTGGAGGCTTTGATTACAACGTAATAGGTTTTACCAACTCGTTGGCTTATCGAAGTTCTTTCTTTTGGAATTTTCGCTTTTGCGTTATAAAATGACACTTTAAAGTTTGACCTCAAATCAGGCAGGATTACCCGCTGAACTTAA</text:p>
          </table:table-cell>
          <table:table-cell office:value-type="string" calcext:value-type="string">
            <text:p>k__Fungi;p__Ascomycota;c__Saccharomycetes;o__Saccharomycetales;f__Saccharomycetales_fam_Incertae_sedis;g__Saccharomycetales_gen_Incertae_sedis;s__Saccharomycetales_sp;sh__SH013560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GTTTTGTCTGAAAAGACATTCTTTCAACTAAACACCTGTGAATTATTTACATCATTTTGCTTTGGTCAAATTTATTTGGCCAAAAGTTTAAATTAAAACCTTTTATTTTAACCTTGATAGTCTGAAATTGAAAATATTTTAATTATTTAAAACTTTCAACAATGGATCTCTTGGTTCTCGCATCGATGAAGAACGCAGCGAATTGCGATAAGTAATGTGAATTGCAGAATTTTGTGAATCATCGAATCTTTGAACGCACATTGCGCCCTTTGGTATTCCAAAGGGCATACCTGTTTGAGCGTCATTACAACTCTTAAATCAAATTTTTGATTTAGTATTGAGCCATATTTTTCGAAAGCAATTTTGAAAATGGTTTGAAATTGATAGGGCTGAAGCAATTCCAGTATTTGGAGGCTTTGATTACAACGTAATAGGTTTTACCAACTCGTTGGCTTATCGAAGTTCTTTCTTTTGGAATTTTCGCTTTTGCGTTATAAAATGACACTTTAAAGTTTGACCTCAAATCAGGC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ATATTTCCGACATTCGTGTCGGAATAAATCATCTTACACCTGTGAAAATACGAATCTTTGCTTTGGCTTGGGTGAAAACTCGAGCCAAAAGATCAAAACCTTACAATTTTAACCTGAGTCTGAGAAAGAAAAGAATAAATTATTCAAAACTTTCAGCAACGGATCTCTTGGTTCTCGCATCGATGAAGAACGCAGCGAAATGCGATACGTAATGTGAATTGCAGAATTGTGAATCATCGAATCTTTGAACGCACATTGCGCCTTTTGGTATTCCAAAAGGCATACCTGTTTGAGAGTCATTTCATTCTCAAAAACCTAGTTTTTGGTATTGGTTCTTATCTTTCGCAAGAAAGTGAACTGAAATGAAATGGCAAAGCCTCGATTTTTTGTCAAAAGTGTCTTAGGTTTTACCAACTACACTTGCGTAACGAAATTTCGAATTCAAGCTTGGCCTTACAACAGCCTTTTTAAGTTTGACCTCAAATCAGGCAAGACTACCCGCTGAACTTAA</text:p>
          </table:table-cell>
          <table:table-cell office:value-type="string" calcext:value-type="string">
            <text:p>k__Fungi;p__Ascomycota;c__Saccharomycetes;o__Saccharomycetales;f__Trichomonascaceae;g__Blastobotry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ATATTTCCGACATTCGTGTCGGAATAAATCATCTTACACCTGTGAAAATACGAATCTTTGCTTTGGCTTGGGTGAAAACTCGAGCCAAAAGATCAAAACCTTACAATTTTAACCTGAGTCTGAGAAAGAAAAGAATAAATTATTCAAAACTTTCAGCAACGGATCTCTTGGTTCTCGCATCGATGAAGAACGCAGCGAAATGCGATACGTAATGTGAATTGCAGAATTGTGAATCATCGAATCTTTGAACGCACATTGCGCCTTTTGGTATTCCAAAAGGCATACCTGTTTGAGAGTCATTTCATTCTCAAAAACCTAGTTTTTGGTATTGGTTCTTATCTTTCGCAAGAAAGTGAACTGAAATGAAATGGCAAAGCCTCGATTTTTTGTCAAAAGTGTCTTAGGTTTTACCAACTACACTTGCGTAACGAAATTTCGAATTCAAGCTTGGCCTTACAACAGCCTTTTTAAGTTTGACCTCAAATCAG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AAAGTCCTTCGGGACTTTCTTATCCAAACACCTGTGAAAATTAATTTTTGCTTTGGGAATTTAATTATTCCCAACAATCAAAACCACTAAGTTGTCTTTTGTCTGAATGATTATTTAAAAATCAAAACTTTCAACAACGGATCTCTTGGTTCTCGCATCGATGAAGAACGCAGCGAAACGCGATATGTAATGTGAATTGCAGACTTTGTGAATCATCGAATCTTTGAACGCACATTGCGCCCTCTGGTATTCCGGAGGGCATACCTGTTTGAGCGTCAGTTCTCTCTCAAAAAAGATTTTATTTTTTTTGGTATTGCTCGTACTTTTCTTAAGTTGAGTGAAATGAATTGGCAAGGCAGTTTTCTAGCTATCAACGTATTAGGTTTTACCATTTCGTTGGAAGAGCAAAAAGACAAGCCGGGCGATATAACTGGGTTTTACCCAAATATTTGACCTCAAATCAGGCAGGACTACCCGCTGAACTTAA</text:p>
          </table:table-cell>
          <table:table-cell office:value-type="string" calcext:value-type="string">
            <text:p>k__Fungi;p__Ascomycota;c__Saccharomycetes;o__Saccharomycetales;f__Trichomonascaceae;g__Sugiyama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TAAAGTCCTTCGGGACTTTCTTATCCAAACACCTGTGAAAATTAATTTTTGCTTTGGGAATTTAATTATTCCCAACAATCAAAACCACTAAGTTGTCTTTTGTCTGAATGATTATTTAAAAATCAAAACTTTCAACAACGGATCTCTTGGTTCTCGCATCGATGAAGAACGCAGCGAAACGCGATATGTAATGTGAATTGCAGACTTTGTGAATCATCGAATCTTTGAACGCACATTGCGCCCTCTGGTATTCCGGAGGGCATACCTGTTTGAGCGTCAGTTCTCTCTCAAAAAAGATTTTATTTTTTTTGGTATTGCTCGTACTTTTCTTAAGTTGAGTGAAATGAATTGGCAAGGCAGTTTTCTAGCTATCAACGTATTAGGTTTTACCATTTCGTTGGAAGAGCAAAAAGACAAGCCGGGCGATATAACTGGGTTTTACCCAAATATTTGACCTCAAATCAGGC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AAAACGAGTTGCGAGACTCGAAAACCATCGCGAACGTTACCTCGTCGTCGTTGCTTCGGCGGGTGGCCCCGCGAGGGCGCCCGCCGGAGGAGCGCAAACACTCTGTTTTCTTAGCGCCTCTCTGAGTGGATACAGCGAAATAAATCAAAACTTTCAACAACGGATCTCTTGGTTCTGGCATCGATGAAGAACGCAGCGAAATGCGATAAGTAATGTGAATTGCAGAATTCAGTGAATCATCGAATCTTTGAACGCACATTGCGCCCGCTAGTATTCTGGCGGGCATGCCTGTTCGAGCGTCATTTCAACCCCTCAAGCTCCGCTTGGTGCTGGGGCCCTACGTGCGCCGTAGGCCCCGAATTACAGTGGCGGGCTCGCCGCGATCCCGAGCGTAGTAACACACCTCGCTCTGGGGCTCCGCGGCGGGTGCCGGCCGTGAAAACGACCAACACAAAAAACGCAA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AGTCGTAACAAGGTCTCCGTAGGTGAACCTGCGGAGGGATCATTAAAAAACGAGTTGCGAGACTCGAAAACCATCGCGAACGTTACCTCGTCGTCGTTGCTTCGGCGGGTGGCCCCGCGAGGGCGCCCGCCGGAGGAGCGCAAACACTCTGTTTTCTTAGCGCCTCTCTGAGTGGATACAGCGAAATAAATCAAAACTTTCAACAACGGATCTCTTGGTTCTGGCATCGATGAAGAACGCAGCGAAATGCGATAAGTAATGTGAATTGCAGAATTCAGTGAATCATCGAATCTTTGAACGCACATTGCGCCCGCTAGTATTCTGGCGGGCATGCCTGTTCGAGCGTCATTTCAACCCCTCAAGCTCCGCTTGGTGCTGGGGCCCTACGTGCGCCGTAGGCCCCGAATTACAGTGGCGGGCTCGCCGCGATCCCGAGCGTAGTAACACACCTCGCTCTGGGGCTCCGCGGCGGGTGCCGGCCGTGAAAACGACCAACACAAAAAACGCAAGGTTGACCTCGGATCAGGTAGGA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TGAGTTATTACAACTCCAACCCATGTGAACTTACCACTGTTGCCTCGGCGCAGAGGCCTGCTAGGGACTTGTCCTCAGTGGGTGGATGCGCCGGTGGACTACTAAACTCTTGTTAATTTTGTTATTCTGAATAAAAAACTTAATAAGTTAAAACTTTCAACAACGGATCTCTTGGTTCTGGCATCGATGAAGAACGCAGCGAAATGCGATAAGTAATGTGAATTGCAGAATTCAGTGAATCATCGAATCTTTGAACGCACATTGCGCCCATTAGTATTCTAGTGGGCATGCCTGTTCGAGCGTCATTTCAACCCTTAAGCTTAGCTTAGTGTTGGGAGACTGCCTAACCGCAGCTCCTCAAATACAGTTGGCAGAGTGTATGTGTGCTCTGAGCGTAGTAATTTATTCTCGCTTCTGAAAACTATATACTGTAGCCACAAACCTATTATTTTTTAAT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TGAGTTATTACAACTCCAACCCATGTGAACTTACCACTGTTGCCTCGGCGCAGAGGCCTGCTAGGGACTTGTCCTCAGTGGGTGGATGCGCCGGTGGACTACTAAACTCTTGTTAATTTTGTTATTCTGAATAAAAAACTTAATAAGTTAAAACTTTCAACAACGGATCTCTTGGTTCTGGCATCGATGAAGAACGCAGCGAAATGCGATAAGTAATGTGAATTGCAGAATTCAGTGAATCATCGAATCTTTGAACGCACATTGCGCCCATTAGTATTCTAGTGGGCATGCCTGTTCGAGCGTCATTTCAACCCTTAAGCTTAGCTTAGTGTTGGGAGACTGCCTAACCGCAGCTCCTCAAATACAGTTGGCAGAGTGTATGTGTGCTCTGAGCGTAGTAATTTATTCTCGCTTCTGAAAACTATATACTGTAGCCACAAACCTATTATTTTTTAAT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ACCAACTCGCAACCCTTTGTGAACCTTACACCGTTGCTTCGGCGGCTCGCCCCCCGGGGCGTGCCCGCCGGCATTACCAGTCTCTCGTTTCGTACCCGACGATACGTCTGAGTGTTCTAAGCGAACTGTTAAAACTTTCAACAACGGATCTCTTGGCTCTAGCATCGATGAAGAACGCAGCGAAACGCGATATGTAGTGTGAATTGCAGAATTCAGTGAATCATCGAATCTTTGAACGCACATGGCGCCCCCCGGCAATCTGGGGGGCATGCCTGTCCGAGCGTCGTTTCAACCCTCGGTGCCCTAGTGGCCCGGCGTTGGGGGCCTGCGCCTCGCCGCAGCCCCCTAAATCCAGTGGCGGTCCGCTGAGGCCACCCTTGCGTAGTAGCTAAACCTCGCATCGGGAACCCAGCGGCCACCGGCCTCTAAACCCACGACAAAGACCGCCACCGCGCGGCAA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ACCAACTCGCAACCCTTTGTGAACCTTACACCGTTGCTTCGGCGGCTCGCCCCCCGGGGCGTGCCCGCCGGCATTACCAGTCTCTCGTTTCGTACCCGACGATACGTCTGAGTGTTCTAAGCGAACTGTTAAAACTTTCAACAACGGATCTCTTGGCTCTAGCATCGATGAAGAACGCAGCGAAACGCGATATGTAGTGTGAATTGCAGAATTCAGTGAATCATCGAATCTTTGAACGCACATGGCGCCCCCCGGCAATCTGGGGGGCATGCCTGTCCGAGCGTCGTTTCAACCCTCGGTGCCCTAGTGGCCCGGCGTTGGGGGCCTGCGCCTCGCCGCAGCCCCCTAAATCCAGTGGCGGTCCGCTGAGGCCACCCTTGCGTAGTAGCTAAACCTCGCATCGGGAACCCAGCGGCCACCGGCCTCTAAACCCACGACAAAGACCGCCACCGCGCGG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GTTACAACGCCTAAACCACTGTGAACCGTTCCGTCAGCTGCCTCGGCGGGCAATCCCAGGGCGGGATTCCAGGCTCCTTCGGGGGCGTCCGCCGGCGCGCAACTCTTCTAGCTCTGTTTGCAGCGGGCTTCTGAGTGATTAAGAAAACAAGTCAAAACTTTCAACAACGGATCTCTTGGCTCTGGCATCGATGAAGAACGCAGCGAAATGCGATAAGTAATGTGAATTGCAGAATTCAGTGAATCATCGAATCTTTGAACGCACATTGCACCCGCCAGCACTCTGGCGAGTATGCCTGTTCGAGCGTCATTTCAAACCTCAAGCGCTGGCTTGCTGTTGGGGCGTCTCGGTGCTGCACCGAGAGCCCCGAATCGTAGTGGCGGAGCCGCCGTGGACTCTGAGCGTAGTACCAAACCCGCTCGTGGGCCCAGGCGGTGCCTGCCGTAAAACCCTCTGTAACTCAAGTTTGACCTCGGATCAGGTAGGG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AGGTTACAACGCCTAAACCACTGTGAACCGTTCCGTCAGCTGCCTCGGCGGGCAATCCCAGGGCGGGATTCCAGGCTCCTTCGGGGGCGTCCGCCGGCGCGCAACTCTTCTAGCTCTGTTTGCAGCGGGCTTCTGAGTGATTAAGAAAACAAGTCAAAACTTTCAACAACGGATCTCTTGGCTCTGGCATCGATGAAGAACGCAGCGAAATGCGATAAGTAATGTGAATTGCAGAATTCAGTGAATCATCGAATCTTTGAACGCACATTGCACCCGCCAGCACTCTGGCGAGTATGCCTGTTCGAGCGTCATTTCAAACCTCAAGCGCTGGCTTGCTGTTGGGGCGTCTCGGTGCTGCACCGAGAGCCCCGAATCGTAGTGGCGGAGCCGCCGTGGACTCTGAGCGTAGTACCAAACCCGCTCGTGGGCCCAGGCGGTGCCTGCCGTAAAACCCTCTGTAACTCA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GTAACACTCACAAACCCACTGCAAACGTACCCATTTTGGCGACTCCGGCAGGCGGCCCCAGGGCGGGGCCTCAGCCTTTTCAGGCGCCTGCCGAAGGTGCCGCAATTTTACTCTGTAAATCATGTATTCTGAGTCCTGAGACAAAATATCAAAATTTTCAATTGTGGATCTCTTGGTTCTGGCATCGATGAAGAACGCAGCGAAATGCGATAAGTAATGTGAATTGCAGAATTCAGCGAATCATCGAATCTTTGAACGCACATTGCGCCCATTAGTATTCTAGTGGGCATGCCTGTTCGAGCGTCATTTCAACCCTCGGGCCCGTACGGGACCGGCGTTGGGGCCTTTCTTGCCGCACGGCAAGCCCCGAAAGCAAGTGGCGGGCCCGCTGAGACCCCGAGCGTAGTAGTTTACACCATCGCTCCGGGGCGCTTGGCGGGCGACACCAGCCGTTAAAGCACTTCAAGTCTTACAA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GTAACACTCACAAACCCACTGCAAACGTACCCATTTTGGCGACTCCGGCAGGCGGCCCCAGGGCGGGGCCTCAGCCTTTTCAGGCGCCTGCCGAAGGTGCCGCAATTTTACTCTGTAAATCATGTATTCTGAGTCCTGAGACAAAATATCAAAATTTTCAATTGTGGATCTCTTGGTTCTGGCATCGATGAAGAACGCAGCGAAATGCGATAAGTAATGTGAATTGCAGAATTCAGCGAATCATCGAATCTTTGAACGCACATTGCGCCCATTAGTATTCTAGTGGGCATGCCTGTTCGAGCGTCATTTCAACCCTCGGGCCCGTACGGGACCGGCGTTGGGGCCTTTCTTGCCGCACGGCAAGCCCCGAAAGCAAGTGGCGGGCCCGCTGAGACCCCGAGCGTAGTAGTTTACACCATCGCTCCGGGGCGCTTGGCGGGCGACACCAGCCGTTAAAGCACTTCAAGTCTTACAAGGTTGACCTCGGATCAGGTAGGAATACCCGCTGAACTTA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GTAACACTCACAAACCCACTGTAAACGTACCCATTTTGGCGACTCCGGCAGGCGGCCCCAGGGCGGGGCCTTAGCCTTTTCAGGCGCCTGCCGAAGGTGCCGCAACTTTACTCTGTAATTATGTATTTCTGAGTCTAAAAACAAAATATCAAAATTTTCAATTGTGGATCTCTTGGTTCTGGCATCGATGAAGAACGCAGCGAAATGCGATAAGTAATGTGAATTGCAGAATTCAGCGAATCATCGAATCTTTGAACGCACATTGCGCCCATTAGTATTCTAGTGGGCATGCCTGTTCGAGCGTCATTTCAACCCTCGGGCCCGTATGGGACCGGCGTTGGGGCCTTTTTTTGCCGTATGGCAAGCCCCGAAAGCAAGTGGCGGGCCCGCTGAGACCCCGAGCGTAGTAATTTACACCATCGCTCCGGGGCGCCCGGTGGGCGGCACCAGCCGTTAAAGCACTTCAAGTCTTACAA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GTAACACTCACAAACCCACTGTAAACGTACCCATTTTGGCGACTCCGGCAGGCGGCCCCAGGGCGGGGCCTTAGCCTTTTCAGGCGCCTGCCGAAGGTGCCGCAACTTTACTCTGTAATTATGTATTTCTGAGTCTAAAAACAAAATATCAAAATTTTCAATTGTGGATCTCTTGGTTCTGGCATCGATGAAGAACGCAGCGAAATGCGATAAGTAATGTGAATTGCAGAATTCAGCGAATCATCGAATCTTTGAACGCACATTGCGCCCATTAGTATTCTAGTGGGCATGCCTGTTCGAGCGTCATTTCAACCCTCGGGCCCGTATGGGACCGGCGTTGGGGCCTTTTTTTGCCGTATGGCAAGCCCCGAAAGCAAGTGGCGGGCCCGCTGAGACCCCGAGCGTAGTAATTTACACCATCGCTCCGGGGCGCCCGGTGGGCGGCACCAGCCGTTAAAGCACTTCAAGTCTTACAAGGTTGACCTCGGATCAGGTAGGAATACCCGCTGAACTTAA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AGGTTACAACACCTACAAACCACTGTGAACCGTTCCGTTAGCTGCCTCGGCGGGCAATCCCAGGGCGGGATTCCAGGCTCCTTCGGGGGCGTCTGCCGGTGCGCAACCCTTCTAGCTCTGTCTTACAGCGGGCTTCTGAGTGATTAAGAAAACGTTAAAACTTTCAACAACGGATCTCTTGGCTCTGGCATCGATGAAGAACGCAGCGAAATGCGATAAGTAATGTGAATTGCAGAATTCAGTGAATCATCGAATCTTTGAACGCACATTGCACCCGCCAGTACTCTGGCGGGTATGCCTGTTCGAGCGTCATTTCAAACCTCAAGCTTTGCTTGCTGTTGGGGCGCCTCGGTCTTTGTACCGAGCGCCCCGAATCCTAGTGGCGGAGCCGTCGAAGACTCTGAGCGTAGTACTAAACCCGCTCCTGGGCCTCGGCGGTGCCGGCCGTAAAACGACCTCTGTAACTCAAGGTTTGACCTCGGATCAGGTAGGG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TGAAGGTTACAACACCTACAAACCACTGTGAACCGTTCCGTTAGCTGCCTCGGCGGGCAATCCCAGGGCGGGATTCCAGGCTCCTTCGGGGGCGTCTGCCGGTGCGCAACCCTTCTAGCTCTGTCTTACAGCGGGCTTCTGAGTGATTAAGAAAACGTTAAAACTTTCAACAACGGATCTCTTGGCTCTGGCATCGATGAAGAACGCAGCGAAATGCGATAAGTAATGTGAATTGCAGAATTCAGTGAATCATCGAATCTTTGAACGCACATTGCACCCGCCAGTACTCTGGCGGGTATGCCTGTTCGAGCGTCATTTCAAACCTCAAGCTTTGCTTGCTGTTGGGGCGCCTCGGTCTTTGTACCGAGCGCCCCGAATCCTAGTGGCGGAGCCGTCGAAGACTCTGAGCGTAGTACTAAACCCGCTCCTGGGCCTCGGCGGTGCCGGCCGTAAAACGACCTCTGTAACTCAAG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TACACTCGCTACCCTTTGTGAACTATTATACCTGTTGCTTCGGCGGCGCGCTGCCTTCGGGGGGCGTGCCCGCCGGTGTTCAGCATCTCTTGTTTCATGTTAGTTATCTCAGAGTGTTCCAAAGCGAACTGTTAAAACTTTCAACAACGGATCTCTTGGCTCTAGCATCGATGAAGAACGCAGCGAAACGCGATAAGTAATGTGAATTGCAGAATTTAGTGAATCATCGAATCTTTGAACGCACATGGCGCCTCTCAGTATCCTGGGAGGCATGCCTGTCCGAGCGTCGTTTCAACCCTCGGTGCCCCTCTGGCGGCCCGGTGTTGGGGTTCCACGCCTGGCGTGGTCCCTGAAAATCAGCGGCGGACCCGCTGTGGCCCTTCCCTTGCGTAGTAGCAATCGCCTCGCATCGGGAGCCCACGGGCGCCTGCCGTCAAAACCCCCTACAAGCCCGCCCTCGCGCGGCACATGGTTGACCTCGGATCAGGTAGGAATACCCGCTGAACTTAA</text:p>
          </table:table-cell>
          <table:table-cell office:value-type="string" calcext:value-type="string">
            <text:p>k__Fungi;p__Ascomycota;c__Sordariomycet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TGAGTTTACACTCGCTACCCTTTGTGAACTATTATACCTGTTGCTTCGGCGGCGCGCTGCCTTCGGGGGGCGTGCCCGCCGGTGTTCAGCATCTCTTGTTTCATGTTAGTTATCTCAGAGTGTTCCAAAGCGAACTGTTAAAACTTTCAACAACGGATCTCTTGGCTCTAGCATCGATGAAGAACGCAGCGAAACGCGATAAGTAATGTGAATTGCAGAATTTAGTGAATCATCGAATCTTTGAACGCACATGGCGCCTCTCAGTATCCTGGGAGGCATGCCTGTCCGAGCGTCGTTTCAACCCTCGGTGCCCCTCTGGCGGCCCGGTGTTGGGGTTCCACGCCTGGCGTGGTCCCTGAAAATCAGCGGCGGACCCGCTGTGGCCCTTCCCTTGCGTAGTAGCAATCGCCTCGCATCGGGAGCCCACGGGCGCCTGCCGTCAAAACCCCCTACAAGCCCGCCCTCGCGCGGCACAT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ATCTAACTCCCAAACCCATGTGAACTTACCACTGTTGCCTCGGCAGATGTTGCTGGGCGAACCTACCCTGTAGCGAGCTACTCTGTAGCGACCTACCCGGGAACGGCTTACCCTGTAGCGCCTGCCGGTGGACTACTAAACTCTTGTTATTTTTAAGTAATCTGAGCGTCTTATTTTAATAAGTCAAAACTTTCAACAACGGATCTCTTGGTTCTGGCATCGATGAAGAACGCAGCGAAATGCGATAAGTAATGTGAATTGCAGAATTCAGTGAATCATCGAATCTTTGAACGCACATTGCGCCCATTAGTATTCTAGTGGGCATGCCTGTTCGAGCGTCATTTCAACCCTTAAGCCTAGCTTAGTATTGGGAACTGGCTTTACTGCCATTCCTCAAATTCAACGGCGGATTTATAGCAATCTCTGAACGTAGTAATTTTTTTCTCGTTTTTGAAATACTGTAAACCTCAGCCGCTAAACCCCCCAATTTTTAATGGTTGACCTCGGATCAGGTAGGAATACCCGCTGAACTTAA</text:p>
          </table:table-cell>
          <table:table-cell office:value-type="string" calcext:value-type="string">
            <text:p>k__Fungi;p__Ascomycota;c__Sordariomycetes;o__Amphisphaeriales;f__Sporocad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ATCTAACTCCCAAACCCATGTGAACTTACCACTGTTGCCTCGGCAGATGTTGCTGGGCGAACCTACCCTGTAGCGAGCTACTCTGTAGCGACCTACCCGGGAACGGCTTACCCTGTAGCGCCTGCCGGTGGACTACTAAACTCTTGTTATTTTTAAGTAATCTGAGCGTCTTATTTTAATAAGTCAAAACTTTCAACAACGGATCTCTTGGTTCTGGCATCGATGAAGAACGCAGCGAAATGCGATAAGTAATGTGAATTGCAGAATTCAGTGAATCATCGAATCTTTGAACGCACATTGCGCCCATTAGTATTCTAGTGGGCATGCCTGTTCGAGCGTCATTTCAACCCTTAAGCCTAGCTTAGTATTGGGAACTGGCTTTACTGCCATTCCTCAAATTCAACGGCGGATTTATAGCAATCTCTGAACGTAGTAATTTTTTTCTCGTTTTTGAAATACTGTAAACCTCAGCCGCTAAACCCCCCAATTTTT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ACCAAACCCACTGTAAATGTACCCATCTCAGCCCCTCCGGCAGGCGGCCCCAGGGCGGGGCCTCAGCTTACGGCGCCTGCCGAAGGTGGCACAACTTTTGCTCTTACAAGTAAATCTGAGTCTAAAGACAAAATATCAAAATTTTCAATTGTGGATCTCTTGGTTCTGGCATCGATGAAGAACGCAGCGAAATGCGATAAGTAATGTGAATTGCAGAATTCAGCGAATCATCGAATCTTTGAACGCACATTGCGCCCATTAGTATTCTAGTGGGCATGCCTGTTCGAGCGTCATTTCAACCCTCGGGCCCGTACGGGTCTGGTGTTGGGGCCTTTGCCGCAAGGCAAGCCCTGAAAGCAAGCGGCGGGCTCGCTGTGACCCCGAGCGTAGTAATTTACACCTCGTTTAGGGCGTCTGGCGGGCGGCACCAGCCGTAAAAGCGCTGTATGCACTGAAAAGTTGACCTCGGATCAGGTAGGAATACCCGCTGAACTTAA</text:p>
          </table:table-cell>
          <table:table-cell office:value-type="string" calcext:value-type="string">
            <text:p>k__Fungi;p__Ascomycota;c__Sordariomycetes;o__Atractosporales;f__Atractosporaceae;g__Atractospora;s__Atractospor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TACAACTCACCAAACCCACTGTAAATGTACCCATCTCAGCCCCTCCGGCAGGCGGCCCCAGGGCGGGGCCTCAGCTTACGGCGCCTGCCGAAGGTGGCACAACTTTTGCTCTTACAAGTAAATCTGAGTCTAAAGACAAAATATCAAAATTTTCAATTGTGGATCTCTTGGTTCTGGCATCGATGAAGAACGCAGCGAAATGCGATAAGTAATGTGAATTGCAGAATTCAGCGAATCATCGAATCTTTGAACGCACATTGCGCCCATTAGTATTCTAGTGGGCATGCCTGTTCGAGCGTCATTTCAACCCTCGGGCCCGTACGGGTCTGGTGTTGGGGCCTTTGCCGCAAGGCAAGCCCTGAAAGCAAGCGGCGGGCTCGCTGTGACCCCGAGCGTAGTAATTTACACCTCGTTTAGGGCGTCTGGCGGGCGGCACCAGCCGTAAAAGCGCTGTATGCACTGAAAAGTTGACCTCGGATCAGGTAGGAATACCCGCTGAACTTAA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GCAAAACTCCCAACCACTGTTTATCTACCGTACGAGCCCCTGCGGCAGGCGGTCCCGGGGAGGGGCCTCAGCCTACGGCGCCTGCCAGGGGCAGATCTACTGCTCTTTACGTATCTATGAGTCCTGAGACAAATATTAAAATTTTCAATTGTGGATCTCTTGGTTCCGGCATCGATGAAGAACGCAGCGAAATGCGATAAGTAATGTGAATTGCAGAATTCAGCGAATCATCGAATCTTTGAACGCACATTGCGCCCACCAGCATTCTGGCGGGCATGCCTGTTCGAGCGTCATTTCCACCCTCGGGCCTACGGGTTCGGTGTTGGGGTCTTTGCACTTGCAAACTCCGAAAGACAGTGGCGGGCTCGCTGTGGCTCCGAACGTAGTACTATACCTCGTTTTGGTGTCTGGCGGTGCCCTGCCGTAAAAGCTCCCTTTGGGGACGTTAGATTGACCTCGGATCAGGTAGGACTACCCGCTGAACTTAA</text:p>
          </table:table-cell>
          <table:table-cell office:value-type="string" calcext:value-type="string">
            <text:p>k__Fungi;p__Ascomycota;c__Sordariomycetes;o__Atractosporales;f__Atractosporales_fam_Incertae_sedis;g__Atractosporales_gen_Incertae_sedis;s__Atractosporales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TGAGTTGCAAAACTCCCAACCACTGTTTATCTACCGTACGAGCCCCTGCGGCAGGCGGTCCCGGGGAGGGGCCTCAGCCTACGGCGCCTGCCAGGGGCAGATCTACTGCTCTTTACGTATCTATGAGTCCTGAGACAAATATTAAAATTTTCAATTGTGGATCTCTTGGTTCCGGCATCGATGAAGAACGCAGCGAAATGCGATAAGTAATGTGAATTGCAGAATTCAGCGAATCATCGAATCTTTGAACGCACATTGCGCCCACCAGCATTCTGGCGGGCATGCCTGTTCGAGCGTCATTTCCACCCTCGGGCCTACGGGTTCGGTGTTGGGGTCTTTGCACTTGCAAACTCCGAAAGACAGTGGCGGGCTCGCTGTGGCTCCGAACGTAGTACTATACCTCGTTTTGGTGTCTGGCGGTGCCCTGCCGTAAAAGCTCCCTTTGGGGACGTTAGATTGACCTCGGATCA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TAACGACTCCCAAACCACTGTGAACATACCCGTACCGTTGCCTCGGCGGGCGGCCCCAGGGCGGGGCCGCAGCCTCCCCAGCGGAGGCGCCCGCCGCAGGTCGCAAAACTATAACTATATTTAGTGGCATCTCTGAGTAACTTCCAAACAATCAAAACTTTCAACAACGGATCTCTTGGTTCTGGCATCGATGAAGAACGCAGCGAAATGCGATAAGTAATGTGAATTGCAGAATTCAGTGAATCATCGAATCTTTGAACGCACATTGCGCCCGCCAGCATTCTGGCGGGCATGCCTGTCCGAGCGTCATTTCAACCCTCAAGCCCTGCTTGGTGTTGGGGCACTACGCGCGAGCGTAGGCCCTCAAAATCAGTGGCGGACCCGCTGGAGGTCCGGGCGTAGTAACACATCTCGCCCGAGGTCCCCAGCGTGCCCCTGCCGTTAAACCCCCAAATTTACAGAAGGTTGACCTCGGATCAGGTAGGAATACCCGCTGAACTTAA</text:p>
          </table:table-cell>
          <table:table-cell office:value-type="string" calcext:value-type="string">
            <text:p>k__Fungi;p__Ascomycota;c__Sordariomycetes;o__Cephalothecales;f__Cephalothecaceae;g__Phialemon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AGAGTTTAACGACTCCCAAACCACTGTGAACATACCCGTACCGTTGCCTCGGCGGGCGGCCCCAGGGCGGGGCCGCAGCCTCCCCAGCGGAGGCGCCCGCCGCAGGTCGCAAAACTATAACTATATTTAGTGGCATCTCTGAGTAACTTCCAAACAATCAAAACTTTCAACAACGGATCTCTTGGTTCTGGCATCGATGAAGAACGCAGCGAAATGCGATAAGTAATGTGAATTGCAGAATTCAGTGAATCATCGAATCTTTGAACGCACATTGCGCCCGCCAGCATTCTGGCGGGCATGCCTGTCCGAGCGTCATTTCAACCCTCAAGCCCTGCTTGGTGTTGGGGCACTACGCGCGAGCGTAGGCCCTCAAAATCAGTGGCGGACCCGCTGGAGGTCCGGGCGTAGTAACACATCTCGCCCGAGGTCCCCAGCGTGCCCCTGCCGTTAAACCCCCAAATTTACAG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ACAACCCTGTGAACTTAACTATAAGCACGTTGCTTCGGCGGGTGTCTCGGCGAGGGTCCTCCCTCCCCGGGGCGCTAAGCCCGCCGGCAGCCTACTATACTCTGTCTCTTTGCGTTGGCATCTCGAGTACAATCAAACAAGTTAAAACTTTCAACAACGGATCTCTTGGTTCTGGCATCGATGAAGAACGCAGCGAAATGCGATAAGTAATGCGAATTGCAGAATTCCGTGAGTCATCGAATCTTTGAACGCACATTGCGCCCGCCAGCATTCTGGCGGGCATGCCTGTTCGAGCGTCATTTCAACCCTCAGGCCCTGCCTGGCGTTGGAGGACTGCGCACGCAGCCTCCCAAAGCAAGCGGCGGCGGCGCCCCATAACCGAACGCAGTAGTTACATCTCGTTCTGGGTCTGGGTCGTTGTCCTGCCGGAAAACCCCCATCTTTACAATGGTTGACCTCGAATCAGGTAGGAATACCCGCTGAACTTAA</text:p>
          </table:table-cell>
          <table:table-cell office:value-type="string" calcext:value-type="string">
            <text:p>k__Fungi;p__Ascomycota;c__Sordariomycetes;o__Chaetosphaeriales;f__Chaetosphae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GACTCGCAAGACTCCTACAACCCTGTGAACTTAACTATAAGCACGTTGCTTCGGCGGGTGTCTCGGCGAGGGTCCTCCCTCCCCGGGGCGCTAAGCCCGCCGGCAGCCTACTATACTCTGTCTCTTTGCGTTGGCATCTCGAGTACAATCAAACAAGTTAAAACTTTCAACAACGGATCTCTTGGTTCTGGCATCGATGAAGAACGCAGCGAAATGCGATAAGTAATGCGAATTGCAGAATTCCGTGAGTCATCGAATCTTTGAACGCACATTGCGCCCGCCAGCATTCTGGCGGGCATGCCTGTTCGAGCGTCATTTCAACCCTCAGGCCCTGCCTGGCGTTGGAGGACTGCGCACGCAGCCTCCCAAAGCAAGCGGCGGCGGCGCCCCATAACCGAACGCAGTAGTTACATCTCGTTCTGGGTCTGGGTCGTTGTCCTGCCGGAAAACCCCCATCTTTACAATGGTTGACCTCGA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ATCACCCTGTGAACTTACCTATAAGCACGTTGCTTCGGCGAGTGTCCCAGAGAGGGTCCGCCCTCCCCGGGACGCTACGCTCGCCGGCAGCCTACTAAACTCTGTTTCTTTGCGTTGGCATCTCGAGTAAATCAAACAAGTTAAAACTTTCAACAACGGATCTCTTGGTTCTGGCATCGATGAAGAACGCAGCGAAATGCGATAAGTAATGCGAATTGCAGAATTCCGTGAGTCATCGAATCTTTGAACGCACATTGCGCCCGCCAGCATTCTGGCGGGCATGCCTGTTCGAGCGTCATTTCAACCCTCAGGCCCTGCCTGGTGTTGGAGGACTGCGCACGCAGCCTCCCAAAGCAAGCGGCGGCGGCGCCCCGAGACCGAACGCAGTAGTTACTTCTCGTTCTGGGACTGGGTCGTTGTCCTGCCGGAAAACCCCCATCTTTTTAATGGTTGACCTCGAATCAGGTAGGAATACCCGCTGAACTTAA</text:p>
          </table:table-cell>
          <table:table-cell office:value-type="string" calcext:value-type="string">
            <text:p>k__Fungi;p__Ascomycota;c__Sordariomycetes;o__Chaetosphaeriales;f__Chaetosphae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GACTCGCAAGACTCCTATCACCCTGTGAACTTACCTATAAGCACGTTGCTTCGGCGAGTGTCCCAGAGAGGGTCCGCCCTCCCCGGGACGCTACGCTCGCCGGCAGCCTACTAAACTCTGTTTCTTTGCGTTGGCATCTCGAGTAAATCAAACAAGTTAAAACTTTCAACAACGGATCTCTTGGTTCTGGCATCGATGAAGAACGCAGCGAAATGCGATAAGTAATGCGAATTGCAGAATTCCGTGAGTCATCGAATCTTTGAACGCACATTGCGCCCGCCAGCATTCTGGCGGGCATGCCTGTTCGAGCGTCATTTCAACCCTCAGGCCCTGCCTGGTGTTGGAGGACTGCGCACGCAGCCTCCCAAAGCAAGCGGCGGCGGCGCCCCGAGACCGAACGCAGTAGTTACTTCTCGTTCTGGGACTGGGTCGTTGTCCTGCCGGAAAACCCCCATCTTTTTAATG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TGAGCTTGTCTCCCTGAAACCCCTGTGAACCTACCGAAACGTTGCCTCGGCGGGTGCCCGGCCTAGCGCCGGGCGCTCTCCCGCCGGTGGCCCCCTACTCTGTATCTGCAGCGTGGCATCTCTGAGTATACCAAAACAAGTCAAAACTTTCAACAACGGATCTCTTGGCTCTAGCATCGATGAAGAACGCAGCGAAATGCGATAAGTAATGTGAATTGCAGAATTCAGTGAATCATCGAATCTTTGAACGCACATTGCGCCTGCCAGTATTCTGGCAGGCATGCCTGTCCGAGCGTCATTTCAACCCTCAGGCCTCGCCTGGCGTTGGGGACCTGCGCCTGCAGCCCCCGAAAGACAGCGGCGGTCTCGTACCGGCTCTGAGCGTAGTAGCATACGTCGCTCTTGGGTCGGGGCGGGCTCCGGCCGTAAAACCCCCATCTTACAAAGGTTGACCTCGGATCAGGTAGGAATACCCGCTGAACTTAA</text:p>
          </table:table-cell>
          <table:table-cell office:value-type="string" calcext:value-type="string">
            <text:p>k__Fungi;p__Ascomycota;c__Sordariomycetes;o__Chaetosphaeriales;f__Chaetosphaeriaceae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AAGTCGTAACAAGGTCTCCGTTGGTGAACCAGCGGAGGGATCATTACAGTGAGCTTGTCTCCCTGAAACCCCTGTGAACCTACCGAAACGTTGCCTCGGCGGGTGCCCGGCCTAGCGCCGGGCGCTCTCCCGCCGGTGGCCCCCTACTCTGTATCTGCAGCGTGGCATCTCTGAGTATACCAAAACAAGTCAAAACTTTCAACAACGGATCTCTTGGCTCTAGCATCGATGAAGAACGCAGCGAAATGCGATAAGTAATGTGAATTGCAGAATTCAGTGAATCATCGAATCTTTGAACGCACATTGCGCCTGCCAGTATTCTGGCAGGCATGCCTGTCCGAGCGTCATTTCAACCCTCAGGCCTCGCCTGGCGTTGGGGACCTGCGCCTGCAGCCCCCGAAAGACAGCGGCGGTCTCGTACCGGCTCTGAGCGTAGTAGCATACGTCGCTCTTGGGTCGGGGCGGGCTCCGGCCGTAAAACCCCCATCTTACA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ATCGCAAGATCTCCCTGCAACCCTCGTGAACCTACCGAAACGTTGCCTCGGCGGGCGCCCGGCCTTGTGCCGTCGAGCCCGCCGGCGGCCTACAACTCTGTCTCTAGCGTTGTCTCTCTGAGTATTATACAAATTGTCAAAACTTTCAACAACGGATCTCTTGGTTCTGGCATCGATGAAGAACGCAGCGAAATGCGATAAGTAATGCGAATTGCAGAATTCAGTGAGTCATCGAATCTTTGAACGCACATTGCGCCCGCCAGCATCCTGGCGGGCATGCCTGTTCGAGCGTCATTTCAACCCTCAGGCTCTGCCTGGCGTTGGGGCCCTGCATTCCGCAGCCCCCGAAAGACAGCGGCGGTCCCGTCCCGGCACCGAGCGTAGTAGCACATCTCGCTATGGGCGTTCGGGCGGTGGCCTGCCGGAAAACCCCCTATTTTCGTGGTTGACCTCGGATCAGGTAGGAATACCCGCTGAACTTAA</text:p>
          </table:table-cell>
          <table:table-cell office:value-type="string" calcext:value-type="string">
            <text:p>k__Fungi;p__Ascomycota;c__Sordariomycetes;o__Chaetosphaeriales;f__Chaetosphaeriaceae;g__Chaetosphaeri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GAATCGCAAGATCTCCCTGCAACCCTCGTGAACCTACCGAAACGTTGCCTCGGCGGGCGCCCGGCCTTGTGCCGTCGAGCCCGCCGGCGGCCTACAACTCTGTCTCTAGCGTTGTCTCTCTGAGTATTATACAAATTGTCAAAACTTTCAACAACGGATCTCTTGGTTCTGGCATCGATGAAGAACGCAGCGAAATGCGATAAGTAATGCGAATTGCAGAATTCAGTGAGTCATCGAATCTTTGAACGCACATTGCGCCCGCCAGCATCCTGGCGGGCATGCCTGTTCGAGCGTCATTTCAACCCTCAGGCTCTGCCTGGCGTTGGGGCCCTGCATTCCGCAGCCCCCGAAAGACAGCGGCGGTCCCGTCCCGGCACCGAGCGTAGTAGCACATCTCGCTATGGGCGTTCGGGCGGTGGCCTGCCGGAAAACCCCCTATTTTCGTGGTTGACCTCGGATCAGGTAGGAATACCCGCTGAACTTAA</text:p>
          </table:table-cell>
          <table:table-cell office:value-type="string" calcext:value-type="string">
            <text:p>3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GAATCGCAAGATCCCACAACCCTCGTGAACCTACCGAAACGTTGCCTCGGCGGGCGCCCGGCCCTGCGCCGGGCGTTCAGCCCGCCGGTGGCCCACTACTCTGTCTCTGCAGCGTGGCATCTCCGAGAATACAAAAACAAGTAAAAACTTTTAACAACGGATCTCTTGGCTCTAGCATCGATGAAGAACGCAGCGAAATGCGATAAGTAATGCGAATTGCAGAATTCAGTGAATCATCGAGTTTTTGAACGCACATTGCGCCCGCCAGCATCCTGGCGGGCATGCCTGTTCGAGCGTCATTTCCACCCTCAGGCTCTGCCTGGTGTTGGGGGCCTGCACCCGCAGCCCCTCAAAGACAGCGGCGGTCCCGGCCCCGGCCCCGAGCGTAGTAATACACGTCGCTCCGGGTGCCGGGCGGGCCCCAGCCGTAAGCCTTTATTTTTAACAGGTTGACCTCGGATCAGGTAGGAATACCCGCTGAACTTAA</text:p>
          </table:table-cell>
          <table:table-cell office:value-type="string" calcext:value-type="string">
            <text:p>k__Fungi;p__Ascomycota;c__Sordariomycetes;o__Chaetosphaeriales;f__Chaetosphaeriaceae;g__Chaetosphaeri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TGGAATCGCAAGATCCCACAACCCTCGTGAACCTACCGAAACGTTGCCTCGGCGGGCGCCCGGCCCTGCGCCGGGCGTTCAGCCCGCCGGTGGCCCACTACTCTGTCTCTGCAGCGTGGCATCTCCGAGAATACAAAAACAAGTAAAAACTTTTAACAACGGATCTCTTGGCTCTAGCATCGATGAAGAACGCAGCGAAATGCGATAAGTAATGCGAATTGCAGAATTCAGTGAATCATCGAGTTTTTGAACGCACATTGCGCCCGCCAGCATCCTGGCGGGCATGCCTGTTCGAGCGTCATTTCCACCCTCAGGCTCTGCCTGGTGTTGGGGGCCTGCACCCGCAGCCCCTCAAAGACAGCGGCGGTCCCGGCCCCGGCCCCGAGCGTAGTAATACACGTCGCTCCGGGTGCCGGGCGGGCCCCAGCCGTAAGCCTTTATTTTTAAC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ATACCCTGTGAACTTACCTATAATCCCGTTGCTTCGGCGAGCGTCCCGGGGAGGGTCTTCCCTCCCCGGGGCGCCACGCTCGCCGGCAGCCACTAAACTCTGTTTCTTTGCGTTGGCATCTCGAGACAAACAAACAAGTTAAAACTTTCAACAACGGATCTCTTGGTTCTGGCATCGATGAAGAACGCAGCGAAATGCGATAAGTAATGCGAATTGCAGAATTCCGTGAGTCATCGAATCTTTGAACGCACATTGCGCCCGCCAGCATTCTGGCGGGCATGCCTGTTCGAGCGTCATTTCAACCCTCAGGCCCTGCCTGGTGTTGGAGGACTGCGCACGCAGCCTCCGAAAGCGAGCGGCGGCGGCGCCCCAAAACCGAACGCAGTAGTTACTTCTCGTTCTGGGTCTGGGTCGTTGTCCTGCCGGAAAACCCCTCAAATTTTCTATGGTTGACCTCGAATCAGGTAGGAATACCCGCTGAACTTAA</text:p>
          </table:table-cell>
          <table:table-cell office:value-type="string" calcext:value-type="string">
            <text:p>k__Fungi;p__Ascomycota;c__Sordariomycetes;o__Chaetosphaeriales;f__Chaetosphaeriaceae;g__Chaetosphaeria;s__Chaetosphaeria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GACTCGCAAGACTCCTATACCCTGTGAACTTACCTATAATCCCGTTGCTTCGGCGAGCGTCCCGGGGAGGGTCTTCCCTCCCCGGGGCGCCACGCTCGCCGGCAGCCACTAAACTCTGTTTCTTTGCGTTGGCATCTCGAGACAAACAAACAAGTTAAAACTTTCAACAACGGATCTCTTGGTTCTGGCATCGATGAAGAACGCAGCGAAATGCGATAAGTAATGCGAATTGCAGAATTCCGTGAGTCATCGAATCTTTGAACGCACATTGCGCCCGCCAGCATTCTGGCGGGCATGCCTGTTCGAGCGTCATTTCAACCCTCAGGCCCTGCCTGGTGTTGGAGGACTGCGCACGCAGCCTCCGAAAGCGAGCGGCGGCGGCGCCCCAAAACCGAACGCAGTAGTTACTTCTCGTTCTGGGTCTGGGTCGTTGTCCTGCCGGAAAACCCCTCAAATTTTCTATG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ACAACCCTGTGAACCTACTATACGAACGTTGCTTCGGCGGGTGCGCCCCGGGGATTCGTTCCCGCGGCGCGTCAGCCCGCCGGCAGCCTACAAATTCTGTTTCTTTGCGTTGGCATCTCGAGAAAAACAAATAAGTTAAAACTTTCAACAACGGATCTCTTGGTTCTGGCATCGATGAAGAACGCAGCGAAATGCGATAAGTAATGCGAATTGCAGAATTCCGTGAGTCATCGAATCTTTGAACGCACATTGCGCCCGCTAGTATTCTGGCGGGCATGCCTGTTCGAGCGTCATTGCAACCCTCAGGCCCAGCCTGGCGTTGGAGGACTGCGCTGCAGCCTCCCAAAGCAAGCGGCGGCGGCGCCCCAAAACCGAACGCAGTAGTTACTTCTCGTTCTGGGTGTGGGACGTTGACCTGCCGGAAAACCCCATCTTTTTAGTGGTTGACCTCGAATCAGGTAGGAATACCCGCTGAACTTAA</text:p>
          </table:table-cell>
          <table:table-cell office:value-type="string" calcext:value-type="string">
            <text:p>k__Fungi;p__Ascomycota;c__Sordariomycetes;o__Chaetosphaeriales;f__Chaetosphaeriaceae;g__Chloridium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GGACTCGCAAGACTCCTACAACCCTGTGAACCTACTATACGAACGTTGCTTCGGCGGGTGCGCCCCGGGGATTCGTTCCCGCGGCGCGTCAGCCCGCCGGCAGCCTACAAATTCTGTTTCTTTGCGTTGGCATCTCGAGAAAAACAAATAAGTTAAAACTTTCAACAACGGATCTCTTGGTTCTGGCATCGATGAAGAACGCAGCGAAATGCGATAAGTAATGCGAATTGCAGAATTCCGTGAGTCATCGAATCTTTGAACGCACATTGCGCCCGCTAGTATTCTGGCGGGCATGCCTGTTCGAGCGTCATTGCAACCCTCAGGCCCAGCCTGGCGTTGGAGGACTGCGCTGCAGCCTCCCAAAGCAAGCGGCGGCGGCGCCCCAAAACCGAACGCAGTAGTTACTTCTCGTTCTGGGTGTGGGACGTTGACCTGCCGGAAAACCCCATCTTTTTAGTG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ACAACCCTGTGAACTTCACTACAAGCACGTTGCTTCGGCGGGTGTCTCGGCGGAGGTCCCCACTGGGGGCCTGCGCAGGGGCGCGAAGCCCGCCGGCAGCCTACTATACTCTGTCTCTTTGCGTTGGCATCTCGAGAAAAAGCAAACAAGTTAAAACTTTCAACAACGGATCTCTTGGTTCTGGCATCGATGAAGAACGCAGCGAAATGCGATAAGTAATGCGAATTGCAGAATTCCGTGAGTCATCGAATCTTTGAACGCACATTGCGCCCGCCAGCATTCTGGCGGGCATGCCTGTTCGAGCGTCATTTCAACCCTCAGGCCCTGCCTGGCGTTGGAGGACTGCGCACGCAGCCTCCCAAAGCGAGCGGCGGCGGCGCCCCGAAACCGAACGCAGTAGTTTTCTCTCGTTCTGGGTCCGGGTCGTTGTCCTGCCGGAAAACCCCCATCTATTCAATGGTTGACCTCGAATCAGGTAGGAATACCCGCTGAACTTAA</text:p>
          </table:table-cell>
          <table:table-cell office:value-type="string" calcext:value-type="string">
            <text:p>k__Fungi;p__Ascomycota;c__Sordariomycetes;o__Chaetosphaeriales;f__Chaetosphaeriaceae;g__Chloridium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GACTCGCAAGACTCCTACAACCCTGTGAACTTCACTACAAGCACGTTGCTTCGGCGGGTGTCTCGGCGGAGGTCCCCACTGGGGGCCTGCGCAGGGGCGCGAAGCCCGCCGGCAGCCTACTATACTCTGTCTCTTTGCGTTGGCATCTCGAGAAAAAGCAAACAAGTTAAAACTTTCAACAACGGATCTCTTGGTTCTGGCATCGATGAAGAACGCAGCGAAATGCGATAAGTAATGCGAATTGCAGAATTCCGTGAGTCATCGAATCTTTGAACGCACATTGCGCCCGCCAGCATTCTGGCGGGCATGCCTGTTCGAGCGTCATTTCAACCCTCAGGCCCTGCCTGGCGTTGGAGGACTGCGCACGCAGCCTCCCAAAGCGAGCGGCGGCGGCGCCCCGAAACCGAACGCAGTAGTTTTCTCTCGTTCTGGGTCCGGGTCGTTGTCCTGCCGGAAAACCCCCATCTATTCAATG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CTCGCAAGACTCCTTAAACCCCTGTGAACTTACTGTTTATACGTTGCTTCGGCGGGTGCTCCGGGGTCCGCCCCGGGGCGCTGCGCCCGCCGGCAGCCTACTTAATTCTGTTTCTCTGCGTTGGCATCTCGAGTAAGCAAAATAAGTTAAAACTTTCAACAACGGATCTCTTGGTTCTGGCATCGATGAAGAACGCAGCGAAATGCGATAAGTAATGCGAATTGCAGAATTCCGTGAGTCATCGAATCTTTGAACGCACATTGCGCCCGCCAGCATTCTGGCGGGCATGCCTGTTCGAGCGTCATTGCAACCCTCAGGCCCTGCCTGGCGTTGGAGGACTGCGCCGCAGCCTCCCAAAGCAAGCGGCGGCGGCGCCCCAAAACCGAACGCAGTAGTTATACCTCGTTCTGGGTGTGGGACGTTGCCCGGCCGGAAAACCCCATCTTTTTAGTGGTTGACCTCGAATCAGGTAGGAATACCCGCTGAACTTAA</text:p>
          </table:table-cell>
          <table:table-cell office:value-type="string" calcext:value-type="string">
            <text:p>k__Fungi;p__Ascomycota;c__Sordariomycetes;o__Chaetosphaeriales;f__Chaetosphaeriaceae;g__Chlorid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AGGACTCGCAAGACTCCTTAAACCCCTGTGAACTTACTGTTTATACGTTGCTTCGGCGGGTGCTCCGGGGTCCGCCCCGGGGCGCTGCGCCCGCCGGCAGCCTACTTAATTCTGTTTCTCTGCGTTGGCATCTCGAGTAAGCAAAATAAGTTAAAACTTTCAACAACGGATCTCTTGGTTCTGGCATCGATGAAGAACGCAGCGAAATGCGATAAGTAATGCGAATTGCAGAATTCCGTGAGTCATCGAATCTTTGAACGCACATTGCGCCCGCCAGCATTCTGGCGGGCATGCCTGTTCGAGCGTCATTGCAACCCTCAGGCCCTGCCTGGCGTTGGAGGACTGCGCCGCAGCCTCCCAAAGCAAGCGGCGGCGGCGCCCCAAAACCGAACGCAGTAGTTATACCTCGTTCTGGGTGTGGGACGTTGCCCGGCCGGAAAACCCCATCTTTTTAGTG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ACTCGCAAGACTCCTACCACCCTGTGAACCTTCTGAAAACACGTTGCCTCGGCGGCTTCCTCCTCCCCTTCCGGGGGACGGAGGGGCGCCGCCAGCGGCACAGCTACTCTGCATCGCGCGTTGGCATCTCGAGAACGACGAAGCAATCAAAACTTTCAACAACGGATCTCTTGGCTCTGGCATCGATGAAGAACGCAGCGAAATGCGATAAGTAATGCGAATTGCAGAATTCCGTGAGTCATCGAATCTTTGAACGCACATTGCGCCCGCCAGCATTCTGGCGGGCATGCCTATTCGAGTGTCATTCGCACCGCTCAGGCCCTGCCTGGCGTTGGAGGACTGCGCCCCGCGCAGCCTCCCAAAGCGAGCGGCGGTGGCCCCCTTGGAACCGAGCGCAGTCACATCTTCGTCTCGGCCCCCGGGGGCTGTCCGGCCGGAAAGAACGACACCTGTCTCCTATACGTTGACCTCGAATTAGGTAGGAATACCCGCTGAACTTAA</text:p>
          </table:table-cell>
          <table:table-cell office:value-type="string" calcext:value-type="string">
            <text:p>k__Fungi;p__Ascomycota;c__Sordariomycetes;o__Chaetosphaeriales;f__Chaetosphaeriaceae;g__Sporoschism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GACTCGCAAGACTCCTACCACCCTGTGAACCTTCTGAAAACACGTTGCCTCGGCGGCTTCCTCCTCCCCTTCCGGGGGACGGAGGGGCGCCGCCAGCGGCACAGCTACTCTGCATCGCGCGTTGGCATCTCGAGAACGACGAAGCAATCAAAACTTTCAACAACGGATCTCTTGGCTCTGGCATCGATGAAGAACGCAGCGAAATGCGATAAGTAATGCGAATTGCAGAATTCCGTGAGTCATCGAATCTTTGAACGCACATTGCGCCCGCCAGCATTCTGGCGGGCATGCCTATTCGAGTGTCATTCGCACCGCTCAGGCCCTGCCTGGCGTTGGAGGACTGCGCCCCGCGCAGCCTCCCAAAGCGAGCGGCGGTGGCCCCCTTGGAACCGAGCGCAGTCACATCTTCGTCTCGGCCCCCGGGGGCTGTCCGGCCGGAAAGAACGACACCTGTCTCCTATACGTTGACCTCGAATT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GACTCGAAAGACTCCTAAACCCTGTGAACCTTCTGAAAGACACGTTGCCTCGGCGGCGTCCTCGCCCTCCGAAAGGGGGAGCGGGACGCGCCGCCAGCGGCACAACTACCCTGCATCGCGCGTTGGCATCTCGAGGACGAGGAAGCAATCAAAACTTTCAACAACGGATCTCTTGGCTCTGGCATCGATGAAGAACGCAGCGAAATGCGATAAGTAATGCGAATTGCAGAATTCCGTGAGCCATCGAATCTTTGAACGCACATTGCGCCCGCCAGCATTCTGGCGGGCATGCCTATTCGAGTGTCATTCGCACCGCTCAGGCCCTGCCTGGCGTTGGAGGACTGCGCCTGCGCAGCCTCCCAAAGCGAGCGGCGGTGGTCCCCCTGGAACCGAGCGCAGTCACGCCTCGTCTCGGGCCGCGGGGGCCGTCCAGCCGGAAAAGAACAGCCCAAGGGCACACTACGTTGACCTCGAATTAGGTAGGAATACCCGCTGAACTTAA</text:p>
          </table:table-cell>
          <table:table-cell office:value-type="string" calcext:value-type="string">
            <text:p>k__Fungi;p__Ascomycota;c__Sordariomycetes;o__Chaetosphaeriales;f__Chaetosphaeriaceae;g__Sporoschisma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CTCCGTTGGTGAACCAGCGGAGGGATCATTACTGGACTCGAAAGACTCCTAAACCCTGTGAACCTTCTGAAAGACACGTTGCCTCGGCGGCGTCCTCGCCCTCCGAAAGGGGGAGCGGGACGCGCCGCCAGCGGCACAACTACCCTGCATCGCGCGTTGGCATCTCGAGGACGAGGAAGCAATCAAAACTTTCAACAACGGATCTCTTGGCTCTGGCATCGATGAAGAACGCAGCGAAATGCGATAAGTAATGCGAATTGCAGAATTCCGTGAGCCATCGAATCTTTGAACGCACATTGCGCCCGCCAGCATTCTGGCGGGCATGCCTATTCGAGTGTCATTCGCACCGCTCAGGCCCTGCCTGGCGTTGGAGGACTGCGCCTGCGCAGCCTCCCAAAGCGAGCGGCGGTGGTCCCCCTGGAACCGAGCGCAGTCACGCCTCGTCTCGGGCCGCGGGGGCCGTCCAGCCGGAAAAGAACAGCCCAAGGGCACACTACGTTGACCTCGAATT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GCCGAAAGGCTGCTTTACAACCATAGCGAACCTATCCTTTAGCGTTGCTTCGGCGGGTAGCCCGCCCCCTCGGGGGCCGGGCGCGGCTGGCCTCGGCCGCCGCCCGCCGGAGGTACGAAACTCTTTATAATGCTAGAATCTCTGAGTATACAAGCAAATAAGTCAAAACTTTCAACAACGGATCTCTTGGTTCTGGCATCGATGAAGAACGCAGCGAAATGCGATAAGTAATGTGAATTGCAGAATTCAGTGAATCATCGAATCTTTGAACGCACATTGCGCCCGCCAGTACTCTGGCGGGCATGCCTGTTCGAGCGTCATTTCAACCCTCAAGCCCTGCTTGGTGTTGGGGCCCTGCGGCTGCCGCAGGCCCTGAAATGAAGTGGCGGGCTCGCTGCAACCTCCGAGCGTAGTAATACATCTCGCTTTGGACGTGCGGCGGGTTCTTGCCGTGAAACACCCCCCTTCTCAAGGTTGACCTCGGATCAGGTAGGAATACCCGCTGAACTTAA</text:p>
          </table:table-cell>
          <table:table-cell office:value-type="string" calcext:value-type="string">
            <text:p>k__Fungi;p__Ascomycota;c__Sordariomycetes;o__Coniochaet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AGAAGCGCCGAAAGGCTGCTTTACAACCATAGCGAACCTATCCTTTAGCGTTGCTTCGGCGGGTAGCCCGCCCCCTCGGGGGCCGGGCGCGGCTGGCCTCGGCCGCCGCCCGCCGGAGGTACGAAACTCTTTATAATGCTAGAATCTCTGAGTATACAAGCAAATAAGTCAAAACTTTCAACAACGGATCTCTTGGTTCTGGCATCGATGAAGAACGCAGCGAAATGCGATAAGTAATGTGAATTGCAGAATTCAGTGAATCATCGAATCTTTGAACGCACATTGCGCCCGCCAGTACTCTGGCGGGCATGCCTGTTCGAGCGTCATTTCAACCCTCAAGCCCTGCTTGGTGTTGGGGCCCTGCGGCTGCCGCAGGCCCTGAAATGAAGTGGCGGGCTCGCTGCAACCTCCGAGCGTAGTAATACATCTCGCTTTGGACGTGCGGCGGGTTCTTGCCGTGAAACACCCCCCTTC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CGAAAGGCAACTTCAAACCATCGCGAACTCGTCCAAGTTGCTTCGGCGGCGCGGGGCCCCTCGGGGTACCGCAGCCCACGCCCCCCGGGGCGCGGGGCGCCCGCCGGAGGTCATAAACTCTCATGTATTATAGTGGTATCTCTGAGTAAAAACCAAATAAGTTAAAACTTTCAACAACGGATCTCTTGGTTCTGGCATCGATGAAGAACGCAGCGAAATGCGATAAGTAATGTGAATTGCAGAATTCAGTGAATCATCGAATCTTTGAACGCACATTGCGCCCGCTAGTACTCTAGCGGGCATGCCTGTTCGAGCGTCATTTCAACCCTCAAGCCCTGCTTGGCGTTGGGGCCCTACGGCTGCCGTAGGCCCTGAAAGGAAGTGGCGGGCTCGCTACAACTCCGAGCGTAGTAATTCATTATCTCGCTATGGACGTTGCGGCGGCGCTCCTGCCGTTAAAGACCCCATCTTTAACCAAGGTTGACCTCGGATCAGGTAGGAATACCCGCTGAACTTAA</text:p>
          </table:table-cell>
          <table:table-cell office:value-type="string" calcext:value-type="string">
            <text:p>k__Fungi;p__Ascomycota;c__Sordariomycetes;o__Coniochaetales;f__Coniochaet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AAGAAGCCGAAAGGCAACTTCAAACCATCGCGAACTCGTCCAAGTTGCTTCGGCGGCGCGGGGCCCCTCGGGGTACCGCAGCCCACGCCCCCCGGGGCGCGGGGCGCCCGCCGGAGGTCATAAACTCTCATGTATTATAGTGGTATCTCTGAGTAAAAACCAAATAAGTTAAAACTTTCAACAACGGATCTCTTGGTTCTGGCATCGATGAAGAACGCAGCGAAATGCGATAAGTAATGTGAATTGCAGAATTCAGTGAATCATCGAATCTTTGAACGCACATTGCGCCCGCTAGTACTCTAGCGGGCATGCCTGTTCGAGCGTCATTTCAACCCTCAAGCCCTGCTTGGCGTTGGGGCCCTACGGCTGCCGTAGGCCCTGAAAGGAAGTGGCGGGCTCGCTACAACTCCGAGCGTAGTAATTCATTATCTCGCTATGGACGTTGCGGCGGCGCTCCTGCCGTTAAAGACCCCATCTTTA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CGAAAGGCTACTTAAAACCATTGCGAACTCGTCCAAGTTGCTTCGGCGGCGCGGGACCCCTCGGGGGACCGCTGCGCCGCTTCCCCCCCGGGGGTCGCGGGGCGCCCGCCGGAGGTCACAAACTCTCATGTATTATAGTGGATCTCTGAGTAAAAAACAAATAAGTTAAAACTTTCAACAACGGATCTCTTGGTTCTGGCATCGATGAAGAACGCAGCGAAATGCGATAAGTAATGTGAATTGCAGAATTCAGTGAATCATCGAATCTTTGAACGCACATTGCGCCCGCTAGTACTCTAGCGGGCATGCCTGTTCGAGCGTCATTTCAACCCTCAAGCCCTGCTTGGTGTTGGGGCCCTACGGCTGCCGTAGGCCCTGAAAGGAAGTGGCGGGCTCGCTACAACTCCGAGCGTAGTAATTCATTATCTCGCTTAGGGTGTTGTGCGGTGCTCCAGCCGTTAAAGACCATCTTTAACTCAAGGTTGACCTCGGATCAGGTAGGAATACCCGCTGAACTTAA</text:p>
          </table:table-cell>
          <table:table-cell office:value-type="string" calcext:value-type="string">
            <text:p>k__Fungi;p__Ascomycota;c__Sordariomycetes;o__Coniochaetales;f__Coniochaet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AAGAAGCCGAAAGGCTACTTAAAACCATTGCGAACTCGTCCAAGTTGCTTCGGCGGCGCGGGACCCCTCGGGGGACCGCTGCGCCGCTTCCCCCCCGGGGGTCGCGGGGCGCCCGCCGGAGGTCACAAACTCTCATGTATTATAGTGGATCTCTGAGTAAAAAACAAATAAGTTAAAACTTTCAACAACGGATCTCTTGGTTCTGGCATCGATGAAGAACGCAGCGAAATGCGATAAGTAATGTGAATTGCAGAATTCAGTGAATCATCGAATCTTTGAACGCACATTGCGCCCGCTAGTACTCTAGCGGGCATGCCTGTTCGAGCGTCATTTCAACCCTCAAGCCCTGCTTGGTGTTGGGGCCCTACGGCTGCCGTAGGCCCTGAAAGGAAGTGGCGGGCTCGCTACAACTCCGAGCGTAGTAATTCATTATCTCGCTTAGGGTGTTGTGCGGTGCTCCAGCCGTTAAAGACCATCTTTAAC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CGAAAGGCTGCTTAAAACCATCGCGAACCTATCCATCAGCGTTGCTTCGGCGGGAGGAGGCCGCGGGCCCGGCGTCTGCCGGGCCCGGGTGCCGGGGGAACCGCGCCCCGTCGGGGGTGCGGGGCCCGCCCGCCGGAGGTGTGAAACTCTTCTGCATCTATAGTGGAATCTCTGAGTAAGCAAGCAAATAAGTCAAAACTTTCAACAACGGATCTCTTGGTTCTGGCATCGATGAAGAACGCAGCGAAATGCGATAAGTAATGTGAATTGCAGAATTCAGTGAATCATCGAATCTTTGAACGCACATTGCGCCCGCCAGTACTCTGGCGGGCATGCCTGTTCGAGCGTCATTTCAACCCTCAAGCCCCCGGCTTGGTGTTGGGGCCCTGCGGCTGCCGCAGGCCCCGAAATGGAGTGGCGGGCTCGCGGCGAACTCCGAGCGTAGTAGAATCCTATCTCGCTAGGGAGGCGCGGCGCGCTCCGGCCGTTAAAGGAACTTCTTTTGACCCAAGGTTGACCTCGGATCAGGTAGGAATACCCGCTGAACTTAA</text:p>
          </table:table-cell>
          <table:table-cell office:value-type="string" calcext:value-type="string">
            <text:p>k__Fungi;p__Ascomycota;c__Sordariomycetes;o__Coniochaetales;f__Coniochaet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AAGAAGCCGAAAGGCTGCTTAAAACCATCGCGAACCTATCCATCAGCGTTGCTTCGGCGGGAGGAGGCCGCGGGCCCGGCGTCTGCCGGGCCCGGGTGCCGGGGGAACCGCGCCCCGTCGGGGGTGCGGGGCCCGCCCGCCGGAGGTGTGAAACTCTTCTGCATCTATAGTGGAATCTCTGAGTAAGCAAGCAAATAAGTCAAAACTTTCAACAACGGATCTCTTGGTTCTGGCATCGATGAAGAACGCAGCGAAATGCGATAAGTAATGTGAATTGCAGAATTCAGTGAATCATCGAATCTTTGAACGCACATTGCGCCCGCCAGTACTCTGGCGGGCATGCCTGTTCGAGCGTCATTTCAACCCTCAAGCCCCCGGCTTGGTGTTGGGGCCCTGCGGCTGCCGCAGGCCCCGAAATGGAGTGGCGGGCTCGCGGCGAACTCCGAGCGTAGTAGAATCCTATCTCGCTAGGGAGGCGCGGCGCGCTCCGGCCGTTAAAGGAACTTCTTTTGACC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CGAAAGGCTGCTTAAAACCATCGCGAACCTATCCATCAGCGTTGCTTCGGCGGGAGGAGGCCGTGGGGCCGACGTCTGCCGAGACGCCGGGCCCGGGGCCGGGACCCACGCCTCCCCAGGAGGTGCGGGGCCCGCCCGCCGGAGGTACGAAACTCTTCTGCATCTATAGTGGAATCTCTGAGTAAGCAAGCAAATAAGTCAAAACTTTCAACAACGGATCTCTTGGTTCTGGCATCGATGAAGAACGCAGCGAAATGCGATAAGTAATGTGAATTGCAGAATTCAGTGAATCATCGAATCTTTGAACGCACATTGCGCCCGCCAGTACTCTGGCGGGCATGCCTGTTCGAGCGTCATTTCAACCCTCAAGCCCTCGCTTGGTGTTGGGGCTCTGCGGCTGCCGCAGGCCCTGAAATGGAGTGGCGGGCTCGCGGCGACTCCGAGCGTAGTAGAATCCTATTCTCGCTAGGGAGGCGCGGCGCGCTCCGGCCGTTAAAGATCTCTTAATACAAGGTTGACCTCGGATCAGGTAGGAATACCCGCTGAACTTAA</text:p>
          </table:table-cell>
          <table:table-cell office:value-type="string" calcext:value-type="string">
            <text:p>k__Fungi;p__Ascomycota;c__Sordariomycetes;o__Coniochaetales;f__Coniochaetacea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CTCCGTTGGTGAACCAGCGGAGGGATCATTACAAGAAGCCGAAAGGCTGCTTAAAACCATCGCGAACCTATCCATCAGCGTTGCTTCGGCGGGAGGAGGCCGTGGGGCCGACGTCTGCCGAGACGCCGGGCCCGGGGCCGGGACCCACGCCTCCCCAGGAGGTGCGGGGCCCGCCCGCCGGAGGTACGAAACTCTTCTGCATCTATAGTGGAATCTCTGAGTAAGCAAGCAAATAAGTCAAAACTTTCAACAACGGATCTCTTGGTTCTGGCATCGATGAAGAACGCAGCGAAATGCGATAAGTAATGTGAATTGCAGAATTCAGTGAATCATCGAATCTTTGAACGCACATTGCGCCCGCCAGTACTCTGGCGGGCATGCCTGTTCGAGCGTCATTTCAACCCTCAAGCCCTCGCTTGGTGTTGGGGCTCTGCGGCTGCCGCAGGCCCTGAAATGGAGTGGCGGGCTCGCGGCGACTCCGAGCGTAGTAGAATCCTATTCTCGCTAGGGAGGCGCGGCGCGCTCCGGCCGTTAAAGATCTCTTAAT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GCGCCGAAAGGCTGCTTATAACCATCGCGAACCTATCCATCAGCGTTGCTTCGGCGGGAGCGCTCGCGGGACCGGATCTTGTCCGGGCCCCGGGCCGTGGACCTGCGCCCTCCGGGGTGTGGGGCCGCCCGCCGGAGGTACGAAACTCTGCATCTTTGTGATATCTCTGAGTAAACAAGCAAATAAGTTAAAACTTTCAACAACGGATCTCTTGGTTCTGGCATCGATGAAGAACGCAGCGAAATGCGATAAGTAATGTGAATTGCAGAATTCAGTGAATCATCGAATCTTTGAACGCACCTTGCGCCCGCCAGTACTCTGGCGGGCATGCCTGTTCGAGCGTCATTTCAACCCTCAAGCCCTGCTTGGTGTTGGGGCCCTACGGCTGCCGTAGGCCCTGAAAGGAAGTGGCGGGCTCGCTACAACTCCGAGCGTAGTAGAATCCTATCTCGCTAGGGAGGTGCGGCGTGCTCCTGCCGTTAAAGACCCCATCTTTAACCAAGGTTGACCTCGGATCAGGTAGGAATACCCGCTGAACTTAA</text:p>
          </table:table-cell>
          <table:table-cell office:value-type="string" calcext:value-type="string">
            <text:p>k__Fungi;p__Ascomycota;c__Sordariomycetes;o__Coniochaetales;f__Coniochaet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AGAGCGCCGAAAGGCTGCTTATAACCATCGCGAACCTATCCATCAGCGTTGCTTCGGCGGGAGCGCTCGCGGGACCGGATCTTGTCCGGGCCCCGGGCCGTGGACCTGCGCCCTCCGGGGTGTGGGGCCGCCCGCCGGAGGTACGAAACTCTGCATCTTTGTGATATCTCTGAGTAAACAAGCAAATAAGTTAAAACTTTCAACAACGGATCTCTTGGTTCTGGCATCGATGAAGAACGCAGCGAAATGCGATAAGTAATGTGAATTGCAGAATTCAGTGAATCATCGAATCTTTGAACGCACCTTGCGCCCGCCAGTACTCTGGCGGGCATGCCTGTTCGAGCGTCATTTCAACCCTCAAGCCCTGCTTGGTGTTGGGGCCCTACGGCTGCCGTAGGCCCTGAAAGGAAGTGGCGGGCTCGCTACAACTCCGAGCGTAGTAGAATCCTATCTCGCTAGGGAGGTGCGGCGTGCTCCTGCCGTTAAAGACCCCATCTTTAAC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AAGCCGAAAGGCTACTTAAAACCATCGCGAACTTATCCAAGTTGCTTCGGCGGCGCGGCTCCCCTCACGGGGGACCGCAGCCCCCGCCTCTCAGGAGGTAAGGGGCAGCCGCCGGAGGTACGAAACTCTGTATTATAGTGGTATCTCTGAGTATAAAACAAATAAGTTAAAACTTTCAACAACGGATCTCTTGGTTCTGGCATCGATGAAGAACGCAGCGAAATGCGATAAGTAATGTGAATTGCAGAATTCAGTGAATCATCGAATCTTTGAACGCACATTGCGCCCGCTAGTACTCTAGCGGGCATGCCTGTTCGAGCGTCATTTCAACCCTCAAGCTCTGCTTGGTGTTGGGGCTCTACGTCTGACGTAGGCCCTGAAAGGAAGTGGCGGGCTCGCTACAACTCCGAGCGTAGTAATTCATTATCTCGCTAGGGAAGTGTGGCGTTCTCCAGCCGTTAAAGACCCCATCTTTAACCAAGGTTGACCTCGGATCAGGTAGGAATACCCGCTGAACTTAA</text:p>
          </table:table-cell>
          <table:table-cell office:value-type="string" calcext:value-type="string">
            <text:p>k__Fungi;p__Ascomycota;c__Sordariomycetes;o__Coniochaetales;f__Coniochaetaceae;g__Coniochae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AGAAGCCGAAAGGCTACTTAAAACCATCGCGAACTTATCCAAGTTGCTTCGGCGGCGCGGCTCCCCTCACGGGGGACCGCAGCCCCCGCCTCTCAGGAGGTAAGGGGCAGCCGCCGGAGGTACGAAACTCTGTATTATAGTGGTATCTCTGAGTATAAAACAAATAAGTTAAAACTTTCAACAACGGATCTCTTGGTTCTGGCATCGATGAAGAACGCAGCGAAATGCGATAAGTAATGTGAATTGCAGAATTCAGTGAATCATCGAATCTTTGAACGCACATTGCGCCCGCTAGTACTCTAGCGGGCATGCCTGTTCGAGCGTCATTTCAACCCTCAAGCTCTGCTTGGTGTTGGGGCTCTACGTCTGACGTAGGCCCTGAAAGGAAGTGGCGGGCTCGCTACAACTCCGAGCGTAGTAATTCATTATCTCGCTAGGGAAGTGTGGCGTTCTCCAGCCGTTAAAGACCCCATCTTTAAC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AAAAACTCCCAAACCCTTGTGAACATACCAGTCAACGTTGCTTCGGCGGGCGGCCCCAGGGAGGGGCCGCAGCCTCCTCGTGAGGCGCCCGCCGGAGGTATCTAAACTCTTTGTATTATTTTGTTATCTCTGAGTTGTCTTTAAATAAGTCAAAACTTTCAACAACGGATCTCTTGGTTCTGGCATCGATGAAGAACGCAGCGAAATGCGATAAGTAATGTGAATTGCAGAATTCAGTGAATCATCGAATCTTTGAACGCACATTGCGCCCGCTAGTATTCTGGCGGGCATGCCTGTTCGAGCGTCATTTCAACCCTCAAGCTCTGCTTGGTGTTGGGGCCCTACAGTCACCTGTAGGCCCTGAAAACTAGTGGCGGGCTCGCTATAACTCCGAGCGTAGTAGAAACACCTCGCTTTGGACGTGATGGCGGGATCCGGCCGTTAAACCCCCCAATTTTCTGAATGTTGACCTCGGATCAGGTAGGAATACCCGCTGAACTTAA</text:p>
          </table:table-cell>
          <table:table-cell office:value-type="string" calcext:value-type="string">
            <text:p>k__Fungi;p__Ascomycota;c__Sordariomycetes;o__Coniochaetales;f__Cordanaceae;g__Cordan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AAAAACTCCCAAACCCTTGTGAACATACCAGTCAACGTTGCTTCGGCGGGCGGCCCCAGGGAGGGGCCGCAGCCTCCTCGTGAGGCGCCCGCCGGAGGTATCTAAACTCTTTGTATTATTTTGTTATCTCTGAGTTGTCTTTAAATAAGTCAAAACTTTCAACAACGGATCTCTTGGTTCTGGCATCGATGAAGAACGCAGCGAAATGCGATAAGTAATGTGAATTGCAGAATTCAGTGAATCATCGAATCTTTGAACGCACATTGCGCCCGCTAGTATTCTGGCGGGCATGCCTGTTCGAGCGTCATTTCAACCCTCAAGCTCTGCTTGGTGTTGGGGCCCTACAGTCACCTGTAGGCCCTGAAAACTAGTGGCGGGCTCGCTATAACTCCGAGCGTAGTAGAAACACCTCGCTTTGGACGTGATGGCGGGATCCGGCCGTTAAACCCCCCAATTTTCTG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AAGGGTCCATAGACACCTTAAACCTACCGTGCTCCCATCGTGGAAACAAGAATCATGAAAGCCCCCCGTGGCAGAAGTCATCTGAGAACAGAAACGCGCCCCGGCGCGGCAAACAAAACAAAATCACAACCCATAACAATGGATCTCTTGGCTCTGGCATCGATGAAGAACGCAGCGAAATGCGATAATTAATATGAATTGCAGAATTCAGTGAATCATCGAGTCTTTGAACGCACATTGCGCCCTCTGGTAATCCGGAGGGCATGTCCGACCGAGCGTCACTAGCACCGCCCGAGCCCCCGGCTCGGTGTTGGGGACCGCGGGGCCTCTGGCGCCCCGCGGCCCTGAAAATCAGCGGCGGCCCCACCGCGGCAAGCCCCCCAGCGGAGTAGAATGTTACCTCGCCCGGGAGCTCCGCGCATCAGGCGGGCCCGGCCAACGCCGGCGGGTGAAGACCCCCCGGCAAACCCCCCCTACATACCCGGTTGGCCTCGGGTCGGACAAGATTACCCGCTGAACTTAA</text:p>
          </table:table-cell>
          <table:table-cell office:value-type="string" calcext:value-type="string">
            <text:p>k__Fungi;p__Ascomycota;c__Sordariomycetes;o__Conioscyphales;f__Conioscyphaceae;g__Conioscypha;s__Conioscyph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AAAAGGGTCCATAGACACCTTAAACCTACCGTGCTCCCATCGTGGAAACAAGAATCATGAAAGCCCCCCGTGGCAGAAGTCATCTGAGAACAGAAACGCGCCCCGGCGCGGCAAACAAAACAAAATCACAACCCATAACAATGGATCTCTTGGCTCTGGCATCGATGAAGAACGCAGCGAAATGCGATAATTAATATGAATTGCAGAATTCAGTGAATCATCGAGTCTTTGAACGCACATTGCGCCCTCTGGTAATCCGGAGGGCATGTCCGACCGAGCGTCACTAGCACCGCCCGAGCCCCCGGCTCGGTGTTGGGGACCGCGGGGCCTCTGGCGCCCCGCGGCCCTGAAAATCAGCGGCGGCCCCACCGCGGCAAGCCCCCCAGCGGAGTAGAATGTTACCTCGCCCGGGAGCTCCGCGCATCAGGCGGGCCCGGCCAACGCCGGCGGGTGAAGACCCCCCGGCAAACCCCCCCTACATACCCGGTTGGCCTCGGGTCGGA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GCTGGAACGCGCTTCGGCGCACCCAGAAACCCTTTGTGAACTTATACCTTACTGTTGCCTCGGCGCAGGCCGGCCTCACTGAGGCCCCTCGGAAACGAGGAGCAGCCCGCCGGCGGCCAACCAGACTCTTGTTTCTTAGTGGATCTCTGAGTAAAAAACATAAATGAATCAAAACTTTCAACAACGGATCTCTTGGTTCTGGCATCGATGAAGAACGCAGCGAAATGCGATAAGTAATGTGAATTGCAGAATTCAGTGAATCATCGAATCTTTGAACGCACATTGCGCCCTCTGGTATTCCGGAGGGCATGCCTGTTCGAGCGTCATTTCAACCCTCAAGCACTGCTTGGTGTTGGGGCACCGCCTGTAAAAGGGCGGGCCCTGAAATCTAGTGGCGAGCTCGCCAGGACCCCGAGCGTAGTAATTATATTTCGTTCTGGAAGGCCCTGGCGGTGCCCTGCCGTTAAACCCCCAACTTCTGAAAATTTGACCTCGGATCAGGTAGGAATACCCGCTGAACTTAA</text:p>
          </table:table-cell>
          <table:table-cell office:value-type="string" calcext:value-type="string">
            <text:p>k__Fungi;p__Ascomycota;c__Sordariomycetes;o__Diaporthales;f__Diaporthaceae;g__Diaporth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GCTGGAACGCGCTTCGGCGCACCCAGAAACCCTTTGTGAACTTATACCTTACTGTTGCCTCGGCGCAGGCCGGCCTCACTGAGGCCCCTCGGAAACGAGGAGCAGCCCGCCGGCGGCCAACCAGACTCTTGTTTCTTAGTGGATCTCTGAGTAAAAAACATAAATGAATCAAAACTTTCAACAACGGATCTCTTGGTTCTGGCATCGATGAAGAACGCAGCGAAATGCGATAAGTAATGTGAATTGCAGAATTCAGTGAATCATCGAATCTTTGAACGCACATTGCGCCCTCTGGTATTCCGGAGGGCATGCCTGTTCGAGCGTCATTTCAACCCTCAAGCACTGCTTGGTGTTGGGGCACCGCCTGTAAAAGGGCGGGCCCTGAAATCTAGTGGCGAGCTCGCCAGGACCCCGAGCGTAGTAATTATATTTCGTTCTGGAAGGCCCTGGCGGTGCCCTGCCGTTAAACCCCCAACTTCTGAAAATTTGACCTCGGATCAGGTAGGAATACCCGCTGAACTTA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TACGCTCTATAACCCTTTGTGAACTTTATAAACCTGTTGCTTCGGCGGCGCGCCTCCGGGCGTGCCCGCCGGTGTTCAGAATCTCTTGTTTCTCTATGAGTTACCTCTGAGTGTTCCAAAGCGAACTGTTAAAACTTTCAACAACGGATCTCTTGGCTCTAGCATCGATGAAGAACGCAGCGAAACGCGATAAGTAATGTGAATTGCAGAATTCAGTGAATCATCGAATCTTTGAACGCACATGGCGCCTCCTAGTATCCTGGGAGGCATGCCTGTCCGAGCGTCGTTTCAACCCTCGGTGCCCCTGTACTGGCGGCCCGGTGTTGGGGTTCCACGCCTGGCGTGGTCCCTGAAAATCAGCGGCGGACCCAGCGGCCCTTCCCTTGCGTAGTAACTTACGCCTCGCATCGGGAGCCCCTGGGTTTCTTCCAGCCGTCAAAACCCCCCACAAGCCCGCCCCCGCGCGGCACTTGGTTGACCTCGGATCAGGTAGGAATACCCGCTGAACTTAA</text:p>
          </table:table-cell>
          <table:table-cell office:value-type="string" calcext:value-type="string">
            <text:p>k__Fungi;p__Ascomycota;c__Sordariomycetes;o__Glomerellale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TGAGTTTACGCTCTATAACCCTTTGTGAACTTTATAAACCTGTTGCTTCGGCGGCGCGCCTCCGGGCGTGCCCGCCGGTGTTCAGAATCTCTTGTTTCTCTATGAGTTACCTCTGAGTGTTCCAAAGCGAACTGTTAAAACTTTCAACAACGGATCTCTTGGCTCTAGCATCGATGAAGAACGCAGCGAAACGCGATAAGTAATGTGAATTGCAGAATTCAGTGAATCATCGAATCTTTGAACGCACATGGCGCCTCCTAGTATCCTGGGAGGCATGCCTGTCCGAGCGTCGTTTCAACCCTCGGTGCCCCTGTACTGGCGGCCCGGTGTTGGGGTTCCACGCCTGGCGTGGTCCCTGAAAATCAGCGGCGGACCCAGCGGCCCTTCCCTTGCGTAGTAACTTACGCCTCGCATCGGGAGCCCCTGGGTTTCTTCCAGCCGTCAAAACCCCCCACAAGCCCGCCCCCGCGCGGCACTT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ACCGCTCTACAACCCTTTGTGAACATACCTAACTGTTGCTTCGGCGGGCAGAGGTCCCTCGCGGATCTCTCCCGGCAACGCCCTCACGGGCGGAGCGCCCGCCGGAGGATACCAAACTCTATTTTAACGACGTTTCTTCTGAGTGGCACAAGCAAATAATTAAAACTTTTAACAACGGATCTCTTGGTTCTGGCATCGATGAAGAACGCAGCGAAATGCGATAAGTAATGTGAATTGCAGAATTCAGTGAATCATCGAATCTTTGAACGCACATTGCGCCCGCCAGCATTCTGGCGGGCATGCCTGTTCGAGCGTCATTTCAACCCTCAAGCTCTGCTTGGTGTTGGGGCCCTACGGTTAACGTAGGCCCTTAAAGGTAGTGGCGGACCCTCTCGGAGCCTCCTTTGCGTAGTAACTAACGTCTCGCACTGGGATTCGGAGGGATTCTAGCCGTAAAACCCCCAATTTTTTAAGGTTGACCTCGGATCAGGTAGGAATACCCGCTGAACTTAA</text:p>
          </table:table-cell>
          <table:table-cell office:value-type="string" calcext:value-type="string">
            <text:p>k__Fungi;p__Ascomycota;c__Sordariomycetes;o__Glomerellales;f__Glomerellaceae;g__Colletotrichum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TGAGTTACCGCTCTACAACCCTTTGTGAACATACCTAACTGTTGCTTCGGCGGGCAGAGGTCCCTCGCGGATCTCTCCCGGCAACGCCCTCACGGGCGGAGCGCCCGCCGGAGGATACCAAACTCTATTTTAACGACGTTTCTTCTGAGTGGCACAAGCAAATAATTAAAACTTTTAACAACGGATCTCTTGGTTCTGGCATCGATGAAGAACGCAGCGAAATGCGATAAGTAATGTGAATTGCAGAATTCAGTGAATCATCGAATCTTTGAACGCACATTGCGCCCGCCAGCATTCTGGCGGGCATGCCTGTTCGAGCGTCATTTCAACCCTCAAGCTCTGCTTGGTGTTGGGGCCCTACGGTTAACGTAGGCCCTTAAAGGTAGTGGCGGACCCTCTCGGAGCCTCCTTTGCGTAGTAACTAACGTCTCGCACTGGGATTCGGAGGGATTCTAGCCGTAAAACCCCCAATTTTT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CATACCTGTTGCTTCGGCGGCGCGCCTCTCGGGGCGTGCCCGCCGGCATTATCAGAATCTCTGTTCGAACCCGACGATACTTCTGAGTGTTCTAAGCGAACTGTTAAAACTTTCAACAACGGATCTCTTGGCTCCAGCATCGATGAAGAACGCAGCGAAACGCGATATGTAATGTGAATTGCAGAATTCAGTGAATCATCGAATCTTTGAACGCACATGGCGCCTTCCAGTATCCTGGGAGGCATGCCTGTCCGAGCGTCGTTTCAACCCTCGAGCCCCCGTGGCCCGGCGTTGGGGACCTGCCCAGGCAGTCCCCGAAAACCAGTGGCGGACCCGACGGGCCCTTCCTTTGCGTAGTAACATCTGCCTCGCATCGGGAGCCCCCGGGCTATCCGGCCTCTAAACCCCCCTCAAGCCCGCTCCGGCGGCACCAAGGTTGACCTCGGATCAGGTAGGAA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ACTATAACTCATAACCCTTTGTGAACCTTCATACCTGTTGCTTCGGCGGCGCGCCTCTCGGGGCGTGCCCGCCGGCATTATCAGAATCTCTGTTCGAACCCGACGATACTTCTGAGTGTTCTAAGCGAACTGTTAAAACTTTCAACAACGGATCTCTTGGCTCCAGCATCGATGAAGAACGCAGCGAAACGCGATATGTAATGTGAATTGCAGAATTCAGTGAATCATCGAATCTTTGAACGCACATGGCGCCTTCCAGTATCCTGGGAGGCATGCCTGTCCGAGCGTCGTTTCAACCCTCGAGCCCCCGTGGCCCGGCGTTGGGGACCTGCCCAGGCAGTCCCCGAAAACCAGTGGCGGACCCGACGGGCCCTTCCTTTGCGTAGTAACATCTGCCTCGCATCGGGAGCCCCCGGGCTATCCGGCCTCTAAACCCCCCTCAAGCCCGCTCCGGCGGCACCAAGGTTGACCTCGGATCAGGTAGGAATACCCGCTGAACTTA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TATACCTGTTGCTTCGGCGGCGCGCCCTCCGGGGCGTGCCCGCCGGTATCATCAGAATCTCTGTTTGAACCCGACGATACATCTGAGTGTTCTAAGCGAACTGTTAAAACTTTCAACAACGGATCTCTTGGCTCCAGCATCGATGAAGAACGCAGCGAAACGCGATAAGTAATGTGAATTGCAGAATTCAGTGAATCATCGAATCTTTGAACGCACATGGCGCCTTCCAGTATCCTGGGAGGCATGCCTGTCCGAGCGTCGTTTCAACCCTCGAGCCCCCGTGGCCCGGCGTTGGAGATCTGCCCAGGCAGTCTCCGAAATCCAGTGGCGGACCCGTTACAGGCCCTTCCTTTGCGTAGTAATACTGCCTCGCATCGGGAGCCGGCGGGCTTCAGCCTCTAAACCCCCAGCAAGTCCGCTCCGGCGGCACCAAGGTTGACCTCGGATCAGGTAGGAA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ACTATAACTCATAACCCTTTGTGAACCTTTATACCTGTTGCTTCGGCGGCGCGCCCTCCGGGGCGTGCCCGCCGGTATCATCAGAATCTCTGTTTGAACCCGACGATACATCTGAGTGTTCTAAGCGAACTGTTAAAACTTTCAACAACGGATCTCTTGGCTCCAGCATCGATGAAGAACGCAGCGAAACGCGATAAGTAATGTGAATTGCAGAATTCAGTGAATCATCGAATCTTTGAACGCACATGGCGCCTTCCAGTATCCTGGGAGGCATGCCTGTCCGAGCGTCGTTTCAACCCTCGAGCCCCCGTGGCCCGGCGTTGGAGATCTGCCCAGGCAGTCTCCGAAATCCAGTGGCGGACCCGTTACAGGCCCTTCCTTTGCGTAGTAATACTGCCTCGCATCGGGAGCCGGCGGGCTTCAGCCTCTAAACCCCCAGCAAGTCCGCTCCGGCGGC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TATACCTGTTGCTTCGGCGGCGCTCCGGCGCCCGCCGGTACCATCAGAATCTCTGTTCGAACCCGACGATATTTCTGAGTGTTCTAAGCGAACTGTTAAAACTTTCAACAACGGATCTCTTGGCTCCAGCATCGATGAAGAACGCAGCGAAACGCGATATGTAATGTGAATTGCAGAATTCAGTGAATCATCGAATCTTTGAACGCACATGGCGCCTTCCAGTATCCTGGGAGGCATGCCTGTCCGAGCGTCGTTTCAACCCTCGAGCCCCCGTGGCCCGGCGTTGGGGATCTGCCCAGGCAGTCCCCGAAAACCAGTGGCGGACCCGTTACAGGCCCTTCCCTTGCGTAGTAGCATTCGCCTCGCATCGGGAGCCGGCGGGCTTCCAGCCTCTAAACCCCCATCAAGTCCGCCCCGGCGGCACCAAGGTTGACCTCGGATCAGGTAGGAA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ACTATAACTCATAACCCTTTGTGAACCTTTATACCTGTTGCTTCGGCGGCGCTCCGGCGCCCGCCGGTACCATCAGAATCTCTGTTCGAACCCGACGATATTTCTGAGTGTTCTAAGCGAACTGTTAAAACTTTCAACAACGGATCTCTTGGCTCCAGCATCGATGAAGAACGCAGCGAAACGCGATATGTAATGTGAATTGCAGAATTCAGTGAATCATCGAATCTTTGAACGCACATGGCGCCTTCCAGTATCCTGGGAGGCATGCCTGTCCGAGCGTCGTTTCAACCCTCGAGCCCCCGTGGCCCGGCGTTGGGGATCTGCCCAGGCAGTCCCCGAAAACCAGTGGCGGACCCGTTACAGGCCCTTCCCTTGCGTAGTAGCATTCGCCTCGCATCGGGAGCCGGCGGGCTTCCAGCCTCTAAACCCCCATCAAGTCCGCCCCGGCGGC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CTTTACAACTCATAACCCTTTGTGAACCATTATACCTAGTTGCTTCGGCGGCGCGCCTCCGGGCGTGCCCGCCGGCCAATTATAGTCTCTTAGTTGTGAATCGACGTTACATCTGAGTGTTCTAAGCGAACTGTTAAAACTTTCAACAACGGATCTCTTGGCTCCAGCATCGATGAAGAACGCAGCGAAACGCGATATGTAGTGTGAATTGCAGAATTCAGTGAATCATCGAATCTTTGAACGCACATTGCGCCTTCCAGTATCCTGGGAGGCATGCCTGTCCGAGCGTCGTTTCAACCCTCGAGCCCCCGTGGCCCGGTGTTGGGGACGCTGCCCAGCTACCTGGGCAGCCCCCCTAAATGCAGTGGCGGTCCCGCAAGTCCCAGCCCTTTGCGTAGTAATATCATTCTCGCTCTGGACGGCTCGCGGGCTTACCAGCCTCGAAACCCCCTACAAAGACCGCCCCGGCGGCAACGGTTGACCTCGGATCAGGTAGGAA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CGAGTCTTTACAACTCATAACCCTTTGTGAACCATTATACCTAGTTGCTTCGGCGGCGCGCCTCCGGGCGTGCCCGCCGGCCAATTATAGTCTCTTAGTTGTGAATCGACGTTACATCTGAGTGTTCTAAGCGAACTGTTAAAACTTTCAACAACGGATCTCTTGGCTCCAGCATCGATGAAGAACGCAGCGAAACGCGATATGTAGTGTGAATTGCAGAATTCAGTGAATCATCGAATCTTTGAACGCACATTGCGCCTTCCAGTATCCTGGGAGGCATGCCTGTCCGAGCGTCGTTTCAACCCTCGAGCCCCCGTGGCCCGGTGTTGGGGACGCTGCCCAGCTACCTGGGCAGCCCCCCTAAATGCAGTGGCGGTCCCGCAAGTCCCAGCCCTTTGCGTAGTAATATCATTCTCGCTCTGGACGGCTCGCGGGCTTACCAGCCTCGAAACCCCCTACAAAGACCGCCCCGGCGGCAAC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CTACGCTCATAACCCTTTGTGAACCATTATACACTGTTGCTTCGGCGGCGCGGCCCCCCCGGGGACGTGCCCGCCGGTATAACCAGTATCTCTGTTCGAACCCGACGTAACTTCTGAGTGTTCCAAAAGAACTATTAAAACTTTTAACAACGGATCTCTTGGCTCTAGCATCGATGAAGAACGCAGCGAAACGCGATAAGTAGTGTGAATTGCAGAATTCAGTGAATCATCGAATCTTTGAACGCACATGGCGCTCCCCGGCATCCCGGGGAGCATGCCTGTCCGAGCGTCGTTTCAACCCTCGAGCCCCCGTGGCCCGGCGTTGGGGATCTACCGCACCGGTAGGCCCCTAAAACCAGTGGCGGTCCCGCGTGGCCCTCTCCTTTGCGTAGTAGCATAAGCCTCGCATTGGGAGCCCGCGGGTCTCCTGCCTCTAAACCCCCCGACAAGCCCGCTCCGGCGGCACAATGGTTGACCTCGGATCAGGTAGGAC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AGTTCTACGCTCATAACCCTTTGTGAACCATTATACACTGTTGCTTCGGCGGCGCGGCCCCCCCGGGGACGTGCCCGCCGGTATAACCAGTATCTCTGTTCGAACCCGACGTAACTTCTGAGTGTTCCAAAAGAACTATTAAAACTTTTAACAACGGATCTCTTGGCTCTAGCATCGATGAAGAACGCAGCGAAACGCGATAAGTAGTGTGAATTGCAGAATTCAGTGAATCATCGAATCTTTGAACGCACATGGCGCTCCCCGGCATCCCGGGGAGCATGCCTGTCCGAGCGTCGTTTCAACCCTCGAGCCCCCGTGGCCCGGCGTTGGGGATCTACCGCACCGGTAGGCCCCTAAAACCAGTGGCGGTCCCGCGTGGCCCTCTCCTTTGCGTAGTAGCATAAGCCTCGCATTGGGAGCCCGCGGGTCTCCTGCCTCTAAACCCCCCGACAAGCCCGCTCCGGCGGCACAATGGTTGACCTCGG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ACTACACTCTCTACCCTTTGTGAACTATTATACCTGTTGCTTCGGCGGCGCCCGCGAGGGTGCCCGCCGGTCTCATCAGAATCTCTGTTTTCGAACCCGACGATACTTCTGAGTGTTCTTAGCGAACTGTCAAAACTTTTAACAACGGATCTCTTGGCTCCAGCATCGATGAAGAACGCAGCGAAACGCGATATGTAATGTGAATTGCAGAATTCAGTGAATCATCGAATCTTTGAACGCACATGGCGCCTTCCAGTATCCTGGGAGGCATGCCTGTCCGAGCGTCGTTTCAACCCTCGAGCCCCCGTGGCCCGGCGTTGGGGATCTGCCACGGCAGGCCCCTAAAACCAGTGGCGGACCCGAAGGCCCTCTCCTTTGCGCAGTAGCATCAGCCTCGCATTGGGATCCCTCGGCGTCCTGCCTCTAAACCCCCCACAAGTCCGCTCCGGCGGCACCAAGGTTGACCTCGGATCAGGTAGGAATACCCGCTGAACTTAA</text:p>
          </table:table-cell>
          <table:table-cell office:value-type="string" calcext:value-type="string">
            <text:p>k__Fungi;p__Ascomycota;c__Sordariomycetes;o__Glomerellales;f__Plectospha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TGAGTACTACACTCTCTACCCTTTGTGAACTATTATACCTGTTGCTTCGGCGGCGCCCGCGAGGGTGCCCGCCGGTCTCATCAGAATCTCTGTTTTCGAACCCGACGATACTTCTGAGTGTTCTTAGCGAACTGTCAAAACTTTTAACAACGGATCTCTTGGCTCCAGCATCGATGAAGAACGCAGCGAAACGCGATATGTAATGTGAATTGCAGAATTCAGTGAATCATCGAATCTTTGAACGCACATGGCGCCTTCCAGTATCCTGGGAGGCATGCCTGTCCGAGCGTCGTTTCAACCCTCGAGCCCCCGTGGCCCGGCGTTGGGGATCTGCCACGGCAGGCCCCTAAAACCAGTGGCGGACCCGAAGGCCCTCTCCTTTGCGCAGTAGCATCAGCCTCGCATTGGGATCCCTCGGCGTCCTGCCTCTAAACCCCCCACAAGTCCGCTCCGGCGGC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ACAACTCCCAAACCCATGTGAACTTACCTGTCGTTGCTTCGGCGGACCGCCCCGGGGCCCATCGGCCCCGGACCCACGGCGCCCGCCGGGGGCTCGAAAGACTCTTGTTTTTTTCTACGCAGACTTCTGAGTGGCATTTATTACAAATAAATCAAAACTTTCAACAACGGATCTCTTGGTTCTGGCATCGATGAAGAACGCAGCGAAATGCGATAAGTAG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ACAACTCCCAAACCCATGTGAACTTACCTGTCGTTGCTTCGGCGGACCGCCCCGGGGCCCATCGGCCCCGGACCCACGGCGCCCGCCGGGGGCTCGAAAGACTCTTGTTTTTTTCTACGCAGACTTCTGAGTGGCATTTATTACAAATAAATCAAAACTTTCAACAACGGATCTCTTGGTTCTGGCATCGATGAAGAACGCAGCGAAATGCGATAAGTAG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AAGTCGTAACAAGGTCTCCGTTGGTGAACCAGCGGAGGGATCATTACCGAGTTATACAACTCCCAAACCCATGTGAACTTACCTGTCGTTGCTTCGGCGGACCGCCCCGGGTGCCCAACGGCCCCGGATCCACGGCGCCCGCCGGGGGCTCGAAACACTCTTGTTTTCTTCTACGCAGATTTCTGAGTGGCATTTATTACAAATAAATCAAAACTTTCAACAACGGATCTCTTGGTTCTGGCATCGATGAAGAACGCAGCGAAATGCGATAAGTAGTGTGAATTGCAGAATTCAGTGAATCATCGAATCTTTGAACGCACATTGCGCCCGCCAGCATTCTGGCGGGCATGCCTGTTCGAGCGTCATTTCAACCCTCAAGCCCTAGCGGTTTGGTGTTGGCGGCCGGGTGGCCCTCGCGCTACCCGCCGCCGAAATGCAGGGGCGGTCGCCTCGCGGTAACCTTTACGCAGTAGTAACATCTCGTAACTGGGACGCGGAGCGGCCACGCCTAACCCCCAATTCTTTCTAGAGTTGACCTCGGATCAGGTAGGG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ACAACTCCCAAACCCATGTGAACTTACCTGTCGTTGCTTCGGCGGACCGCCCCGGGTGCCCAACGGCCCCGGATCCACGGCGCCCGCCGGGGGCTCGAAACACTCTTGTTTTCTTCTACGCAGATTTCTGAGTGGCATTTATTACAAATAAATCAAAACTTTCAACAACGGATCTCTTGGTTCTGGCATCGATGAAGAACGCAGCGAAATGCGATAAGTAGTGTGAATTGCAGAATTCAGTGAATCATCGAATCTTTGAACGCACATTGCGCCCGCCAGCATTCTGGCGGGCATGCCTGTTCGAGCGTCATTTCAACCCTCAAGCCCTAGCGGTTTGGTGTTGGCGGCCGGGTGGCCCTCGCGCTACCCGCCGCCGAAATGCAGGGGCGGTCGCCTCGCGGTAACCTTTACGCAGTAGTAACATCTCGTAACTGGGACGCGGAGCGGCCACGCCTAACCCCCAATTCTTTCTAGA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ATGTGAACCATACCTAGACGTTGCTTCGGCGGTACCGCCCCGGCGCCCTCGGGCCCGGAACCAGGCGCCCGCCGGGGGACCAACCAAACCCTTTCAGTGAATCCCGGGCGACCCCCGGCGGCATTATCTGAGTACAGCGAAATAAAAAAACGCATCAAAACTTTCAACAACGGATCTCTTGGTTCTGGCATCGATGAAGAACGCAGCGAAATGCGATAAGTAATGTGAATTGCAGAATTCAGTGAATCATCGAATCTTTGAACGCACATTGCGCCCGCCAGCATTCTGGCGGGCATGCCTGCCCGAGCGTCATTTCAACCCTCGCACGCCCCTCTGGGGGCGGCGGTGTTGGGGACCGGCCGCCCAGCGGCCGCCCCCGAAATGCAGTGGCGGTCCCGCCGGCGCCTCCCCCGCGTAGTAGCACACACCTCGCGGACCGGGAGCGACGACGGGCCCAACGCCGTAAAACCCCCCCAACTGAAGGCCTCCGGGCCGAAGAGTTTGACCTCGGATCAGGTAGGA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AATGTGAACCATACCTAGACGTTGCTTCGGCGGTACCGCCCCGGCGCCCTCGGGCCCGGAACCAGGCGCCCGCCGGGGGACCAACCAAACCCTTTCAGTGAATCCCGGGCGACCCCCGGCGGCATTATCTGAGTACAGCGAAATAAAAAAACGCATCAAAACTTTCAACAACGGATCTCTTGGTTCTGGCATCGATGAAGAACGCAGCGAAATGCGATAAGTAATGTGAATTGCAGAATTCAGTGAATCATCGAATCTTTGAACGCACATTGCGCCCGCCAGCATTCTGGCGGGCATGCCTGCCCGAGCGTCATTTCAACCCTCGCACGCCCCTCTGGGGGCGGCGGTGTTGGGGACCGGCCGCCCAGCGGCCGCCCCCGAAATGCAGTGGCGGTCCCGCCGGCGCCTCCCCCGCGTAGTAGCACACACCTCGCGGACCGGGAGCGACGACGGGCCCAACGCCGTAAAACCCCCCCAACTGAAGGCCTCCGGGCCGAAGAGT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CTCCCAACCCTTTGTGAACCTTACCTACCGTTGCTTCGGCGGACCGCCCCGGGCGCTGCGTGCCCCGGACCCAGGCGCCCGCCGGGGACCACCCAAACCCTGTTTTTGTTTTCAAAACATGTGTATCTTCTGAGCGAGCCGAAAGGCGCAAAAAAAACAATCAAAACTTTCAACAACGGATCTCTTGGTTCTGGCATCGATGAAGAACGCAGCGAAATGCGATAAGTAATGTGAATTGCAGAATTCAGTGAATCATCGAATCTTTGAACGCACATTGCGCCCGCCAGTATTCTGGCGGGCATGCCTGTCCGAGCGTCATTTCAACCCTCGGGCCCCCCCTCTGCGGGCGGCCCGGCGTTGGGGCTCAGGCGCCGTCTCTGCTCGGCGCCTGTCCCCTAAATGCAGTGGCGGCCTCGCCGCTGCCTCCTCCGCGTAGTAGCACAAACCTCGCGGCTGGAAGGCGGCGCGGCCACGCCGTGAAACCCCCAACTTTACCAAGGTTGACCTCGGATCAGGTAGGA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CTCCCAACCCTTTGTGAACCTTACCTACCGTTGCTTCGGCGGACCGCCCCGGGCGCTGCGTGCCCCGGACCCAGGCGCCCGCCGGGGACCACCCAAACCCTGTTTTTGTTTTCAAAACATGTGTATCTTCTGAGCGAGCCGAAAGGCGCAAAAAAAACAATCAAAACTTTCAACAACGGATCTCTTGGTTCTGGCATCGATGAAGAACGCAGCGAAATGCGATAAGTAATGTGAATTGCAGAATTCAGTGAATCATCGAATCTTTGAACGCACATTGCGCCCGCCAGTATTCTGGCGGGCATGCCTGTCCGAGCGTCATTTCAACCCTCGGGCCCCCCCTCTGCGGGCGGCCCGGCGTTGGGGCTCAGGCGCCGTCTCTGCTCGGCGCCTGTCCCCTAAATGCAGTGGCGGCCTCGCCGCTGCCTCCTCCGCGTAGTAGCACAAACCTCGCGGCTGGAAGGCGGCGCGGCCACGCCGTGAAACCCCCAACTTT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GTTACAACTCCCAAACCCTATGTGAACACTACCATTCGTTGCTTCGGCGGGACCGCCCCGGCGCCTCTGCGCGCCGGAACCAGGCGCCCGCCGGGGGCCCGAAACTCTTGTTTTGTCAGTGGAATTTTCTCTGAGTGGCATAAGCAAATAAATTAAAACTTTCAACAACGGATCTCTTGGTTCTGGCATCGATGAAGAACGCAGCGAAATGCGATAAGTAATGTGAATTGCAGAATTCAGTGAATCATCGAATCTTTGAACGCACATTGCGCCCGCCAGTATTCTGGCGGGCATGCCTGTTCGAGCGTCATTTCAACCCTCGGGCCCCGCATTCGTGCGGGCTCCGGCGTTGGGGACCGGCCTCCGCATCGGACGGCCGCCCCCGAAACCCAGTGGCGGTCCCGCCGCGGCCTTCTCTGCGTAGTAGCATACACCTCGCACTGGAGAGCGGCGCGGCCACGCCGTAAAAGAAACGAACTTTCTCAAGGTTGACCTCGGATCAGGTAGGA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TGAGTGTTACAACTCCCAAACCCTATGTGAACACTACCATTCGTTGCTTCGGCGGGACCGCCCCGGCGCCTCTGCGCGCCGGAACCAGGCGCCCGCCGGGGGCCCGAAACTCTTGTTTTGTCAGTGGAATTTTCTCTGAGTGGCATAAGCAAATAAATTAAAACTTTCAACAACGGATCTCTTGGTTCTGGCATCGATGAAGAACGCAGCGAAATGCGATAAGTAATGTGAATTGCAGAATTCAGTGAATCATCGAATCTTTGAACGCACATTGCGCCCGCCAGTATTCTGGCGGGCATGCCTGTTCGAGCGTCATTTCAACCCTCGGGCCCCGCATTCGTGCGGGCTCCGGCGTTGGGGACCGGCCTCCGCATCGGACGGCCGCCCCCGAAACCCAGTGGCGGTCCCGCCGCGGCCTTCTCTGCGTAGTAGCATACACCTCGCACTGGAGAGCGGCGCGGCCACGCCGTAAAAGAAACGAACTTTC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AGAGTCTCTGAACTCCCAAACCTTTGTGAACATACCACTGTTGCTTCGGCGGGATCGCCCCGGGCGCGCCTCTGGGCGTGTTCCGGATCCAAGGCGCCCGCCGAGGGTATCAAACTCTTGCTTTTATAGCGGACTTCTGAGTATTAAACAAAATAAATTAAAACTTTCAGCAACGGATCTCTTGGCTCTGGCATCGATGAAGAACGCAGCGAAATGCGATAAGTAATGTGAATTGCAGAATTCAGTGAATCATCGAATCTTTGAACGCACATTGCGCCCACCAGTACTCTGGTGGGCATGCCTGTCCGAGCGTCATTTCAACCCTCAGGCCCAGCCTGGTGTTGGGGATTGGCTTCGCAGCCAGCCCCGAAATGCAGTGGCGGCCTTCCGCAACTCCTCTGTGTAGTAGTAATACCCGCATTGGATAGTGGTTGTGCCTCGCCGTAAAACCTCCAACTCTTCAAGGTTGACCTCGGATCAGGTAGGA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TAGAGTCTCTGAACTCCCAAACCTTTGTGAACATACCACTGTTGCTTCGGCGGGATCGCCCCGGGCGCGCCTCTGGGCGTGTTCCGGATCCAAGGCGCCCGCCGAGGGTATCAAACTCTTGCTTTTATAGCGGACTTCTGAGTATTAAACAAAATAAATTAAAACTTTCAGCAACGGATCTCTTGGCTCTGGCATCGATGAAGAACGCAGCGAAATGCGATAAGTAATGTGAATTGCAGAATTCAGTGAATCATCGAATCTTTGAACGCACATTGCGCCCACCAGTACTCTGGTGGGCATGCCTGTCCGAGCGTCATTTCAACCCTCAGGCCCAGCCTGGTGTTGGGGATTGGCTTCGCAGCCAGCCCCGAAATGCAGTGGCGGCCTTCCGCAACTCCTCTGTGTAGTAGTAATACCCGCATTGGATAGTGGTTGTGCCTCGCCGTAAAACCTCCAACTCT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CGAGTTTACAACTCCCAAACCATTGTGAATTTTACCTTTTCGTTGCCTCGGCAGGATTGCCCCGGGCGCTTCGGTGCCCCGGATTCAGGCGCCTGCCGGGGGACCTAAACTCTTGTATTATAGTGAATTTCTGAGTGGATTACACAAATAATCAAAACTTTCAACAACGGATCTCTTGGTTCTGGCATCGATGAAGAACGCAGCGAAATGCGATAAGTAATGTGAATTGCAGAATTCAGTGAATCATCGAATCTTTGAACGCACATTGCGCCCGCCAGTATTCTGGCGGGCATGCCTGTTCGAGCGTCATTTCAACCCTCAAGCCCCAGCGGCCTGGTGTTGGGGACCGGCGACCTCGCTGACGCCCTTCTTGGGCCCAGCGTCCGCCGCCCCCGAAATGAATTGGCGGTCTCGTCGCGGCCTCCTCTGCGTAGTAGCACAACCTCGCAACAGGAGCGCGACGCGGCCACTGCCGTAAAACGCCCAACTTTTTTAGAGTTGACCTCGGATCAGGTAGGAATACCCGCTGAACTTAA</text:p>
          </table:table-cell>
          <table:table-cell office:value-type="string" calcext:value-type="string">
            <text:p>k__Fungi;p__Ascomycota;c__Sordariomycetes;o__Hypocre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TCGAGTTTACAACTCCCAAACCATTGTGAATTTTACCTTTTCGTTGCCTCGGCAGGATTGCCCCGGGCGCTTCGGTGCCCCGGATTCAGGCGCCTGCCGGGGGACCTAAACTCTTGTATTATAGTGAATTTCTGAGTGGATTACACAAATAATCAAAACTTTCAACAACGGATCTCTTGGTTCTGGCATCGATGAAGAACGCAGCGAAATGCGATAAGTAATGTGAATTGCAGAATTCAGTGAATCATCGAATCTTTGAACGCACATTGCGCCCGCCAGTATTCTGGCGGGCATGCCTGTTCGAGCGTCATTTCAACCCTCAAGCCCCAGCGGCCTGGTGTTGGGGACCGGCGACCTCGCTGACGCCCTTCTTGGGCCCAGCGTCCGCCGCCCCCGAAATGAATTGGCGGTCTCGTCGCGGCCTCCTCTGCGTAGTAGCACAACCTCGCAACAGGAGCGCGACGCGGCCACTGCCGTAAAACGCCCAACTTTTTTAGAGTTGACCTCGGATCAGGTAGGAATACCCGCTGAACTTAA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GCAAAACTCCCAAACCCATTGTGAACCAATACCACTGTTGCTTCGGCGGACACGCCCCGGGCGCACCTCCTCACGGGGGCGTGCCCCGGAACCAGGCGCCCGCCGGGGGACCGAAACCTCTGTATTTACCATTTGAGTACTCTGAGTGTGATTTACAAAATCAAAATTAAAACTTTCAACAACGGATCTCTTGGCTCTAGCATCGATGAAGAACGCAGCGAAATGCGATAAGTAATGCGAATTGCAGAATTCAGTGAATCATCGAATCTTTGAACGCACATTGCGCCCGCCAGTATTCTGGCGGGCATGCCTGTCTGAGCGTCGTTTCGACCCTCGCGCCCGGCTTCTGTCGGGGGCGGTGTTGGGGATCGGCCACACCCTTCAGTGGGAGGCCGGCCCCTAAATTCAGTGGCGACCACGCTGTAGCCTCCCCTGCGTAGTACTAAAACCACCTCGCAGGCGGAGAGCGGTGCGGCCCGCCGTAAAACCCCCCAACTTTTACAAGGTCGACCTCAGATCAGGTAGGAATACCCGCTGAACTTAA</text:p>
          </table:table-cell>
          <table:table-cell office:value-type="string" calcext:value-type="string">
            <text:p>k__Fungi;p__Ascomycota;c__Sordariomycetes;o__Hypocreales;f__Bio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GCAAAACTCCCAAACCCATTGTGAACCAATACCACTGTTGCTTCGGCGGACACGCCCCGGGCGCACCTCCTCACGGGGGCGTGCCCCGGAACCAGGCGCCCGCCGGGGGACCGAAACCTCTGTATTTACCATTTGAGTACTCTGAGTGTGATTTACAAAATCAAAATTAAAACTTTCAACAACGGATCTCTTGGCTCTAGCATCGATGAAGAACGCAGCGAAATGCGATAAGTAATGCGAATTGCAGAATTCAGTGAATCATCGAATCTTTGAACGCACATTGCGCCCGCCAGTATTCTGGCGGGCATGCCTGTCTGAGCGTCGTTTCGACCCTCGCGCCCGGCTTCTGTCGGGGGCGGTGTTGGGGATCGGCCACACCCTTCAGTGGGAGGCCGGCCCCTAAATTCAGTGGCGACCACGCTGTAGCCTCCCCTGCGTAGTACTAAAACCACCTCGCAGGCGGAGAGCGGTGCGGCCCGCCGTAAAACCCCCCAACTTTTACAAGGTC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TGTGAACATACCTACTGTTGCTTCGGCGGGATTGCCCCGGGCGCCTCGTGTGCCCCGGATCAGGCGCCCGCCTAGGAAACTTAATTCTTGTTTTATTTTGGAATCTTCTGAGTAGTTTTTACAAATAAATAAAAACTTTCAACAACGGATCTCTTGGTTCTGGCATCGATGAAGAACGCAGCGAAATGCGATAAGTAATGTGAATTGCAGAATTCAGTGAATCATCGAATCTTTGAACGCACATTGCGCCCGCCAGTATTCTGGCGGGCATGCCTGTCTGAGCGTCATTTCAACCCTCATGCCCCTAGGGCGTGGTGTTGGGGATCGGCCAAAGCCCGCGAGGGACGGCCGGCCCCTAAATCTAGTGGCGGACCCGTCGTGGCCTCCTCTGCGAAGTAGTGATATTCCGCATCGGAGAGCGACGAGCCCCTGCCGTTAAACCCCCAACTTTCCAAGGTTGACCTCAGATCAGGTAGGAATACCCGCTGAACTTAA</text:p>
          </table:table-cell>
          <table:table-cell office:value-type="string" calcext:value-type="string">
            <text:p>k__Fungi;p__Ascomycota;c__Sordariomycetes;o__Hypocreales;f__Bio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ATGTGAACATACCTACTGTTGCTTCGGCGGGATTGCCCCGGGCGCCTCGTGTGCCCCGGATCAGGCGCCCGCCTAGGAAACTTAATTCTTGTTTTATTTTGGAATCTTCTGAGTAGTTTTTACAAATAAATAAAAACTTTCAACAACGGATCTCTTGGTTCTGGCATCGATGAAGAACGCAGCGAAATGCGATAAGTAATGTGAATTGCAGAATTCAGTGAATCATCGAATCTTTGAACGCACATTGCGCCCGCCAGTATTCTGGCGGGCATGCCTGTCTGAGCGTCATTTCAACCCTCATGCCCCTAGGGCGTGGTGTTGGGGATCGGCCAAAGCCCGCGAGGGACGGCCGGCCCCTAAATCTAGTGGCGGACCCGTCGTGGCCTCCTCTGCGAAGTAGTGATATTCCGCATCGGAGAGCGACGAGCCCCTGCCGTTAAACCCCCAACTTTCCAAGGTTGACCTCA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CTAACAAACTCCCAAACCCCTGTGAACATACCTACTGTTGCTTCGGCGGGACCGCCCCGGGCGCCTTCGCGGTGCCCCGGAACCAGGCGCCCGCCGGGGACATCAAACTCTTGATTGTTATAGTGGCATTCTCTGAGTAAAACATACAAATAAGTCAAAACTTTCAACAACGGATCTCTTGGCTCTGGCATCGATGAAGAACGCAGCGAAATGCGATAAGTAATGCGAATTGCAGAATTCAGTGAATCATCGAATCTTTGAACGCACATTGCGCCCGCTAGTATTCTGGCGGGCATGCCTGTCTGAGCGTCATTTCAACCCTCGCCCCCGGCTTTTGCTGGGAGCGGTGTTGGGGATCGGCCGCCCGTCACTGGGAGGCCGGCCCCGAAATAGAGTGGCGACCACGCCGTGTGCTCCTCTGCGTAGTAGTAAATCACCTCGCAGGCGGACAGCGGTGCGGCCTGCCGTAAAACCCCCAACTCTTTCTATGGTTGACCTCAGATCAGGTAGGAATACCCGCTGAACTTAA</text:p>
          </table:table-cell>
          <table:table-cell office:value-type="string" calcext:value-type="string">
            <text:p>k__Fungi;p__Ascomycota;c__Sordariomycetes;o__Hypocreales;f__Bio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TGAGTCTAACAAACTCCCAAACCCCTGTGAACATACCTACTGTTGCTTCGGCGGGACCGCCCCGGGCGCCTTCGCGGTGCCCCGGAACCAGGCGCCCGCCGGGGACATCAAACTCTTGATTGTTATAGTGGCATTCTCTGAGTAAAACATACAAATAAGTCAAAACTTTCAACAACGGATCTCTTGGCTCTGGCATCGATGAAGAACGCAGCGAAATGCGATAAGTAATGCGAATTGCAGAATTCAGTGAATCATCGAATCTTTGAACGCACATTGCGCCCGCTAGTATTCTGGCGGGCATGCCTGTCTGAGCGTCATTTCAACCCTCGCCCCCGGCTTTTGCTGGGAGCGGTGTTGGGGATCGGCCGCCCGTCACTGGGAGGCCGGCCCCGAAATAGAGTGGCGACCACGCCGTGTGCTCCTCTGCGTAGTAGTAAATCACCTCGCAGGCGGACAGCGGTGCGGCCTGCCGTAAAACCCCCAACTCTTTCTATGGTT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ATCCAACTCCCAAACCCCTGTGAACATACCTATGTTGCTTCGGCGGGTCGTCCCGCGGCGCGCCCTCGTGGCGTGACCCGGACCCAGGCGCCCGCCGGGGAACCAAACTCTTGTCTTCCAGTGTCTCCTCTGAGTGGCATAAGCAAAAATAAACAAAACTTTCAGCAACGGATCTCTTGGTTCTGGCATCGATGAAGAACGCAGCGAAATGCGATAAGTAATGTGAATTGCAGAATTCAGTGAATCATCGAATCTTTGAACGCACATTGCGCCCGCCAGTATTCTGGCGGGCATGCCTGTCTGAGCGTCATTTCAACCCTCAGCCCCCGTTCGCGGGGCGCTGGCGTTGGGGCCCGGCCGTCCTCGCGGCGGCCGTCCCCGAAACACAGTGGCGGTCTCCCGCAGACTCCCCTGCGTAGTAGCACTACCTCGCAGAAGGGACGAGCGGGCTGGCCACGCCGTAAAACACCCCACTTCTCCAGGTTGACCTCAGATCAGGTAGGAATACCCGCTGAACTTAA</text:p>
          </table:table-cell>
          <table:table-cell office:value-type="string" calcext:value-type="string">
            <text:p>k__Fungi;p__Ascomycota;c__Sordariomycetes;o__Hypocreales;f__Bionectri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TGAGTTATCCAACTCCCAAACCCCTGTGAACATACCTATGTTGCTTCGGCGGGTCGTCCCGCGGCGCGCCCTCGTGGCGTGACCCGGACCCAGGCGCCCGCCGGGGAACCAAACTCTTGTCTTCCAGTGTCTCCTCTGAGTGGCATAAGCAAAAATAAACAAAACTTTCAGCAACGGATCTCTTGGTTCTGGCATCGATGAAGAACGCAGCGAAATGCGATAAGTAATGTGAATTGCAGAATTCAGTGAATCATCGAATCTTTGAACGCACATTGCGCCCGCCAGTATTCTGGCGGGCATGCCTGTCTGAGCGTCATTTCAACCCTCAGCCCCCGTTCGCGGGGCGCTGGCGTTGGGGCCCGGCCGTCCTCGCGGCGGCCGTCCCCGAAACACAGTGGCGGTCTCCCGCAGACTCCCCTGCGTAGTAGCACTACCTCGCAGAAGGGACGAGCGGGCTGGCCACGCCGTAAAACACCCCACTTCTCCAGGTT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CGAGTTTACAACTCCCAAACCATTGTGAATTTTACCTTTTCGTTGCCTCGGCAGGATTGCCCCGGGCGCTTCGGTGCCCCGGATTCAGGCGCCTGCCGGGGGACCTAAACTCTTGTATTATAGTGAATTTCTGAGTGGATTACACAAATAATCAAAACTTTCAACAACGGATCTCTTGGTTCTGGCATCGATGAAGAACGCAGCGAAATGCGAAAAGTAATGTGAATTGCAGAATTCAGTGAATCATCGAATCTTTGAACGCACATTGCGCCCGCCAGTATTCTGGCGGGCATGCCTGTCTGAGCGTCATTTCAACCCTCATGCCCCAGCGGTGTGGTGTTGGGGATCGGCCTGAGCTAACGCCCGGGCCGTCCCCTAAATCTAGTGGCGGACTCGCTGTAGCCTCCTCTGCGTAGTAGTGATATTTCGCACCGGAGAGCGGCGAGCCCCTGCCGTAAAACCCCAACTTCTAAGGTTGACCTCAGATCAGGTAGGAATACCCGCTGAACTTAA</text:p>
          </table:table-cell>
          <table:table-cell office:value-type="string" calcext:value-type="string">
            <text:p>k__Fungi;p__Ascomycota;c__Sordariomycetes;o__Hypocreales;f__Bionectri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TCGAGTTTACAACTCCCAAACCATTGTGAATTTTACCTTTTCGTTGCCTCGGCAGGATTGCCCCGGGCGCTTCGGTGCCCCGGATTCAGGCGCCTGCCGGGGGACCTAAACTCTTGTATTATAGTGAATTTCTGAGTGGATTACACAAATAATCAAAACTTTCAACAACGGATCTCTTGGTTCTGGCATCGATGAAGAACGCAGCGAAATGCGAAAAGTAATGTGAATTGCAGAATTCAGTGAATCATCGAATCTTTGAACGCACATTGCGCCCGCCAGTATTCTGGCGGGCATGCCTGTCTGAGCGTCATTTCAACCCTCATGCCCCAGCGGTGTGGTGTTGGGGATCGGCCTGAGCTAACGCCCGGGCCGTCCCCTAAATCTAGTGGCGGACTCGCTGTAGCCTCCTCTGCGTAGTAGTGATATTTCGCACCGGAGAGCGGCGAGCCCCTGCCGTAAAACCCCAACTTCTAAGGTTGACCTCAGATCAGGTAGGAATACCCGCTGAACTTAA</text:p>
          </table:table-cell>
          <table:table-cell office:value-type="string" calcext:value-type="string">
            <text:p>5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GTAAAAACTCCCAAACCCTATGCAAACCTACCAAAGTTGCTTCGGCGGCCTAAATCGCCCCGGGCGCCTCTACAGCGCCCCGGACCCAGGCGACCGCCGGAGGCCCCAAACTCCTGAATTACAGTGGATATTCTGAGTGGCATAAGCAAATAAATCAAAACTTTCAGCAACGGATCTCTTGGTTCTGGCATCGATGAAGAACGCAGCAAAATGCGATAAGTAATGTGAATTGCAGAATTCAGTGAATCATCGAATCTTTGAACGCACATTGCGCCCGCCAGTATTCTGGCGGGCATGCCTGTCTGAGCGTCATTTCAACCCTCGGGACCCCGTTCGCGGGACCCGGCGTTGGGGATCAGCCCGAAGCCTAGCGGCCGGCGGCTGGCCCCGAAATCTAGTGGCGGTCTCCCCTGCGACCTCCTCTGCGTAGTAGTTAACTCGCCTCGCAGCTGGACAGCGGGAAGGCCACGCCGTTAAACCCCCAACTCTTCTAAGGTTGACCTCAGATCAGGTAGGAATACCCGCTGAACTTAA</text:p>
          </table:table-cell>
          <table:table-cell office:value-type="string" calcext:value-type="string">
            <text:p>k__Fungi;p__Ascomycota;c__Sordariomycetes;o__Hypocreales;f__Bionectriaceae;g__Acremonium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TGAGTGTAAAAACTCCCAAACCCTATGCAAACCTACCAAAGTTGCTTCGGCGGCCTAAATCGCCCCGGGCGCCTCTACAGCGCCCCGGACCCAGGCGACCGCCGGAGGCCCCAAACTCCTGAATTACAGTGGATATTCTGAGTGGCATAAGCAAATAAATCAAAACTTTCAGCAACGGATCTCTTGGTTCTGGCATCGATGAAGAACGCAGCAAAATGCGATAAGTAATGTGAATTGCAGAATTCAGTGAATCATCGAATCTTTGAACGCACATTGCGCCCGCCAGTATTCTGGCGGGCATGCCTGTCTGAGCGTCATTTCAACCCTCGGGACCCCGTTCGCGGGACCCGGCGTTGGGGATCAGCCCGAAGCCTAGCGGCCGGCGGCTGGCCCCGAAATCTAGTGGCGGTCTCCCCTGCGACCTCCTCTGCGTAGTAGTTAACTCGCCTCGCAGCTGGACAGCGGGAAGGCCACGCCGTTAAACCCCCAACTCTTCTAAGGTT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CCAACTCCCAACCCCTGTGAATTATACCTTTAATTGTTGCTTCGGCGGGACTTCGCGCCCGCCGGGGACCCAAACCTTCTGAATTTTTTAATAAGTATCTTCTGAGTGGTTAAAAAAATGAATCAAAACTTTCAACAACGGATCTCTTGGTTCTGGCATCGATGAAGAACGCAGCGAAATGCGATAAGTAATGTGAATTGCAGAATTCAGTGAATCATCGAATCTTTGAACGCACATTGCGCCCGTCAGTATTCTGGCGGGCATGCCTGTTCGAGCGTCATTACGCCCCTCAAGTCCCCTGTGGACTTGGTGTTGGGGATCGGCGAGGCTGGTTTTCCAGCGCAGCCGTCCCTCAAATCAATTGGCGGTCTCGCCGTGGCCCTCCTCTGCGCAGTAGTAAAACACTCGCAACAGGAGCCCGGCGCGGTCCACTGCCGTAAAACCCCCCAACTTTTTATAGTTGACCTCGAATCAGGTAGGACTACCCGCTGAACTTAA</text:p>
          </table:table-cell>
          <table:table-cell office:value-type="string" calcext:value-type="string">
            <text:p>k__Fungi;p__Ascomycota;c__Sordariomycetes;o__Hypocreales;f__Clavicipit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AGTTATCCAACTCCCAACCCCTGTGAATTATACCTTTAATTGTTGCTTCGGCGGGACTTCGCGCCCGCCGGGGACCCAAACCTTCTGAATTTTTTAATAAGTATCTTCTGAGTGGTTAAAAAAATGAATCAAAACTTTCAACAACGGATCTCTTGGTTCTGGCATCGATGAAGAACGCAGCGAAATGCGATAAGTAATGTGAATTGCAGAATTCAGTGAATCATCGAATCTTTGAACGCACATTGCGCCCGTCAGTATTCTGGCGGGCATGCCTGTTCGAGCGTCATTACGCCCCTCAAGTCCCCTGTGGACTTGGTGTTGGGGATCGGCGAGGCTGGTTTTCCAGCGCAGCCGTCCCTCAAATCAATTGGCGGTCTCGCCGTGGCCCTCCTCTGCGCAGTAGTAAAACACTCGCAACAGGAGCCCGGCGCGGTCCACTGCCGTAAAACCCCCCAACTTTTTATAGTTGACCTCG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ACTCCCAAACCCCTGTGAACTTATACCTTTACGTTGCTTCGGCGGGACTCGCCCCGGCTGCCCTCGCGGCGGACCGGACCCAGGCGCCCGCCGGAGGACCCAAACTCTTCTGTCTTTTATAGCGGCATGTCTGAGTGGATTTTTATACAAATGAATCAAAACTTTCAACAACGGATCTCTTGGTTCTGGCATCGATGAAGAACGCAGCGAAATGCGATAAGTAATGTGAATTGCAGAATTCAGTGAATCATCGAATCTTTGAACGCACATTGCGCCCGCCAGTATTCTGGCGGGCATGCCTGTTCGAGCGTCATTTCAACCCTCAAGCCCCCGCTTGGTGTTGGGTGCCGGCGCCGGCGCCTGCGAGTCTTCTCGCAGCAGCGCCCGCCGCCCCCGAAATTGATTGGCGGTCTCGTCGCGACCTCCCTTGCGTAGTAACATACCACCTCGCATGGCGGAGCGCGGCGCGGCCACGCCGTAAAACAACCCAATTTCTCAGAGTTGACCTCGGATCAGGTAGGAATACCCGCTGAACTTAA</text:p>
          </table:table-cell>
          <table:table-cell office:value-type="string" calcext:value-type="string">
            <text:p>k__Fungi;p__Ascomycota;c__Sordariomycetes;o__Hypocreales;f__Clavicipi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ACTCCCAAACCCCTGTGAACTTATACCTTTACGTTGCTTCGGCGGGACTCGCCCCGGCTGCCCTCGCGGCGGACCGGACCCAGGCGCCCGCCGGAGGACCCAAACTCTTCTGTCTTTTATAGCGGCATGTCTGAGTGGATTTTTATACAAATGAATCAAAACTTTCAACAACGGATCTCTTGGTTCTGGCATCGATGAAGAACGCAGCGAAATGCGATAAGTAATGTGAATTGCAGAATTCAGTGAATCATCGAATCTTTGAACGCACATTGCGCCCGCCAGTATTCTGGCGGGCATGCCTGTTCGAGCGTCATTTCAACCCTCAAGCCCCCGCTTGGTGTTGGGTGCCGGCGCCGGCGCCTGCGAGTCTTCTCGCAGCAGCGCCCGCCGCCCCCGAAATTGATTGGCGGTCTCGTCGCGACCTCCCTTGCGTAGTAACATACCACCTCGCATGGCGGAGCGCGGCGCGGCCACGCCGTAAAACAACCCAATTTCTCAGAGTTGACCTCGGATCAGGTAGGAATACCCGCTGAACTTAA</text:p>
          </table:table-cell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CAACTCCCAAACCCCATGTGAACTTATACCATTTACAACCGTTGCTTCGGCGGGTTCTCGCCCCGGGCTTTACACCCCGGGACCAGGCGGCCCGCCGGGGGACCCAAACTCTAGATTTTTATTTTAGCATGTCTGAGTGGAATCATTACAAAATGAATCAAAACTTTCAACAACGGATCTCTTGGTTCTGGCATCGATGAAGAACGCAGCGAAATGCGATAAGTAATGTGAATTGCAGAATTCAGTGAATCATCGAATCTTTGAACGCACATTGCGCCCGCCAGTATTCTGGCGGGCATGCCTGTTCGAGCGTCATTTCAACCCTCAAGCCCCAGCGGTTTGGTGTTGGGGACCGGCGAGTACAGAGGCTTTGGGGACTTGTCCCCCTTCCCTCGGCGCCGCCCCCGAAATGAATTGGCGGTCTCGTCGCGGCCTCCTCTGCGTAGTAGCACAACCTCGCATCAGGAGCGCGGCGCGGCCACTGCCGTAAAACGCCCAACTTTTTTTTAAGAGTTGACCTCGAATCAGGTAGGAATACCCGCTGAACTTAA</text:p>
          </table:table-cell>
          <table:table-cell office:value-type="string" calcext:value-type="string">
            <text:p>k__Fungi;p__Ascomycota;c__Sordariomycetes;o__Hypocreales;f__Clavicipi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TCAACTCCCAAACCCCATGTGAACTTATACCATTTACAACCGTTGCTTCGGCGGGTTCTCGCCCCGGGCTTTACACCCCGGGACCAGGCGGCCCGCCGGGGGACCCAAACTCTAGATTTTTATTTTAGCATGTCTGAGTGGAATCATTACAAAATGAATCAAAACTTTCAACAACGGATCTCTTGGTTCTGGCATCGATGAAGAACGCAGCGAAATGCGATAAGTAATGTGAATTGCAGAATTCAGTGAATCATCGAATCTTTGAACGCACATTGCGCCCGCCAGTATTCTGGCGGGCATGCCTGTTCGAGCGTCATTTCAACCCTCAAGCCCCAGCGGTTTGGTGTTGGGGACCGGCGAGTACAGAGGCTTTGGGGACTTGTCCCCCTTCCCTCGGCGCCGCCCCCGAAATGAATTGGCGGTCTCGTCGCGGCCTCCTCTGCGTAGTAGCACAACCTCGCATCAGGAGCGCGGCGCGGCCACTGCCGTAAAACGCCCAACTTTTTTTTAAGAGTTGACCTCGA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CTACTCCCAAACCCCTGTGAACTTATACCTTTACCGTTGCTTCGGCGGGTTAACGCCCCGGAAAGGCCCCCGAAAGGGAGCCGCCCCGGAACCAGGCGCCCGCCGGGGGACCCAAACTCTTGTATTTTCTTACCTAGCATGTCTGAGTGGAATCATAAACAAATGAATCAAAACTTTCAACAACGGATCTCTTGGTTCTGGCATCGATGAAGAACGCAGCGAAATGCGATAAGTAATGTGAATTGCAGAATTCAGTGAATCATCGAATCTTTGAACGCACATTGCGCCCGCCAGTATTCTGGCGGGCATGCCTGTTCGAGCGTCATTTCAACCCTCAAGCCCCAGCGGCCTGGTGTTGGGGACCGGCGACCTCGCCCGAGCCCGCCCTCCGGGGCGCGTGCCCGGTGCGTCCGCCGCCCCCGAAATGAATTGGCGGCCTCGTCGCGGCCTCCTCTGCGTAGTAGCACAACCTCGCAAGCGGGAGCGCGACGCGGCCACTGCCGTAAAACGCCCAACTTTTTTAGAGTTGACCTCGGATCAGGTAGGAATACCCGCTGAACTTAA</text:p>
          </table:table-cell>
          <table:table-cell office:value-type="string" calcext:value-type="string">
            <text:p>k__Fungi;p__Ascomycota;c__Sordariomycetes;o__Hypocreales;f__Clavicipi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TCTACTCCCAAACCCCTGTGAACTTATACCTTTACCGTTGCTTCGGCGGGTTAACGCCCCGGAAAGGCCCCCGAAAGGGAGCCGCCCCGGAACCAGGCGCCCGCCGGGGGACCCAAACTCTTGTATTTTCTTACCTAGCATGTCTGAGTGGAATCATAAACAAATGAATCAAAACTTTCAACAACGGATCTCTTGGTTCTGGCATCGATGAAGAACGCAGCGAAATGCGATAAGTAATGTGAATTGCAGAATTCAGTGAATCATCGAATCTTTGAACGCACATTGCGCCCGCCAGTATTCTGGCGGGCATGCCTGTTCGAGCGTCATTTCAACCCTCAAGCCCCAGCGGCCTGGTGTTGGGGACCGGCGACCTCGCCCGAGCCCGCCCTCCGGGGCGCGTGCCCGGTGCGTCCGCCGCCCCCGAAATGAATTGGCGGCCTCGTCGCGGCCTCCTCTGCGTAGTAGCACAACCTCGCAAGCGGGAGCGCGACGCGGCCACTGCCGTAAAACGCCCAACTTTTTTAGAGTTGACCTCGGATCAGGTAGGAATACCCGCTGAACTTAA</text:p>
          </table:table-cell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CTGTGAACTTATACCATTTACTGTTGCTTCGGCGGGTCATGGCCCCGGGGAAGGACAGCGGTCGCCGTCAGGCCTCAGCTGCCCGCCCCCGGAAACAGGCGCCCGCCGGGGAACTCAAACTCTTCTGTATTTCTTTATCTAATATATACTGTCTGAGTAAAAACTAAAATGAATCAAAACTTTCAACAACGGATCTCTTGGTTCTGGCATCGATGAAGAACGCAGCGAAATGCGATAAGTAATGTGAATTGCAGAATTCAGTGAATCATCGAATCTTTGAACGCACATTGCGCCCGCCAGTATTCTGGCGGGCATGCCTGTTCGAGCGTCATTTCAACCCTCAAGTCCCCTGTGGACTCGGTGTTGGGGACCGGCGAGACAGCCGCGGATCTTCTTCCGCAGCGAGTCGCCGCCCCCCAAATGACTTGGCGGCCTCGTCGCGGCCCTCCTCTGCGTAGTATAGCACACCTCGCAACAGGAGCCCGGCGAATGGCCACTGCCGTAAAACCCCCCAACTTTTTCAGAGTTGACCTCGAATCAGGTAGGAATACCCGCTGAACTTAA</text:p>
          </table:table-cell>
          <table:table-cell office:value-type="string" calcext:value-type="string">
            <text:p>k__Fungi;p__Ascomycota;c__Sordariomycetes;o__Hypocreales;f__Clavicipitaceae;g__Clavicipitaceae_gen_Incertae_sedis;s__Clavicipitaceae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TACAACTCCCAAACCCCCTGTGAACTTATACCATTTACTGTTGCTTCGGCGGGTCATGGCCCCGGGGAAGGACAGCGGTCGCCGTCAGGCCTCAGCTGCCCGCCCCCGGAAACAGGCGCCCGCCGGGGAACTCAAACTCTTCTGTATTTCTTTATCTAATATATACTGTCTGAGTAAAAACTAAAATGAATCAAAACTTTCAACAACGGATCTCTTGGTTCTGGCATCGATGAAGAACGCAGCGAAATGCGATAAGTAATGTGAATTGCAGAATTCAGTGAATCATCGAATCTTTGAACGCACATTGCGCCCGCCAGTATTCTGGCGGGCATGCCTGTTCGAGCGTCATTTCAACCCTCAAGTCCCCTGTGGACTCGGTGTTGGGGACCGGCGAGACAGCCGCGGATCTTCTTCCGCAGCGAGTCGCCGCCCCCCAAATGACTTGGCGGCCTCGTCGCGGCCCTCCTCTGCGTAGTATAGCACACCTCGCAACAGGAGCCCGGCGAATGGCCACTGCCGTAAAACCCCCCAACTTTTTCAGAGTTGACCTCGAATCAGGTAGGAATACCCGCTGAACTTAA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CTACTCCCAAACCCCTGTGAACTTATACCTTTACTGTTGCTTCGGCGGGTTAACGCCCCGGAAGGCCCGCGAGGGCCGCCGGAACCAGGCGCCCGCCGGGGGACCCAAACTCTTGTATCTTTTTTATAGCATGTCTGAGTGGAATCATAAACAAATGAATCAAAACTTTCAACAACGGATCTCTTGGTTCTGGCATCGATGAAGAACGCAGCGAAATGCGATAAGTAATGTGAATTGCAGAATTCAGTGAATCATCGAATCTTTGAACGCACATTGCGCCCGCCAGTATTCTGGCGGGCATGCCTGTTCGAGCGTCATTTCAACCCTCAAGCCCCAGTGGCCTGGTGTTGGGGACCGGCGACCTCGCCCGGGGGAACACCCCCGGCGCGTCCGCCGCCCCCGAAATGAATTGGCGGCCCCGTCGCGGCCTCCTCTGCGTAGTAGCACAACCTCGCAGCGGGAGCGCGACGCGGCCACTGCCGTAAAACGCCCAACTTTTTTTAGAGTTGACCTCGGATCAGGTAGGAATACCCGCTGAACTTAA</text:p>
          </table:table-cell>
          <table:table-cell office:value-type="string" calcext:value-type="string">
            <text:p>k__Fungi;p__Ascomycota;c__Sordariomycetes;o__Hypocreales;f__Clavicipitaceae;g__Metapochoni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CGAGTTATTCTACTCCCAAACCCCTGTGAACTTATACCTTTACTGTTGCTTCGGCGGGTTAACGCCCCGGAAGGCCCGCGAGGGCCGCCGGAACCAGGCGCCCGCCGGGGGACCCAAACTCTTGTATCTTTTTTATAGCATGTCTGAGTGGAATCATAAACAAATGAATCAAAACTTTCAACAACGGATCTCTTGGTTCTGGCATCGATGAAGAACGCAGCGAAATGCGATAAGTAATGTGAATTGCAGAATTCAGTGAATCATCGAATCTTTGAACGCACATTGCGCCCGCCAGTATTCTGGCGGGCATGCCTGTTCGAGCGTCATTTCAACCCTCAAGCCCCAGTGGCCTGGTGTTGGGGACCGGCGACCTCGCCCGGGGGAACACCCCCGGCGCGTCCGCCGCCCCCGAAATGAATTGGCGGCCCCGTCGCGGCCTCCTCTGCGTAGTAGCACAACCTCGCAGCGGGAGCGCGACGCGGCCACTGCCGTAAAACGCCCAACTTTTTTTAGAGTTGACCTCGGATCAGGTAGGAATACCCGCTGAACTTAA</text:p>
          </table:table-cell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TCTACTCCCAAACCCCTGTGAACTTATACCTTTACTGTTGCTTCGGCGGGTTAACGCCCCGGAAGGCCCAAAAAGCCGCCGGAACCAGGCGCCCGCCGGGGGACCCAAACTCTTGTATTTCTTACTTTGCATGTCTGAGTGGAATCATAAACAAATGAATCAAAACTTTCAACAACGGATCTCTTGGTTCTGGCATCGATGAAGAACGCAGCGAAATGCGATAAGTAATGTGAATTGCAGAATTCAGTGAATCATCGAATCTTTGAACGCACATTGCGCCCGCCAGTATTCTGGCGGGCATGCCTGTTCGAGCGTCATTTCAACCCTCAAGCCCCAGCGGCCTGGTGTTGGGGACCGGCGACCTCGCTGACGCCCTTCTTGGGCCCAGCGTCCGCCGCCCCCGAAATGAATTGGCGGTCTCGTCGCGGCCTCCTCTGCGTAGTAGCACAACCTCGCAACAGGAGCGCGACGCGGCCACTGCCGTAAAACGCCCAACTTTTTTAGAGTTGACCTCGGATCAGGTAGGAATACCCGCTGAACTTAA</text:p>
          </table:table-cell>
          <table:table-cell office:value-type="string" calcext:value-type="string">
            <text:p>k__Fungi;p__Ascomycota;c__Sordariomycetes;o__Hypocreales;f__Clavicipitaceae;g__Metapochoni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CGAGTTTTTCTACTCCCAAACCCCTGTGAACTTATACCTTTACTGTTGCTTCGGCGGGTTAACGCCCCGGAAGGCCCAAAAAGCCGCCGGAACCAGGCGCCCGCCGGGGGACCCAAACTCTTGTATTTCTTACTTTGCATGTCTGAGTGGAATCATAAACAAATGAATCAAAACTTTCAACAACGGATCTCTTGGTTCTGGCATCGATGAAGAACGCAGCGAAATGCGATAAGTAATGTGAATTGCAGAATTCAGTGAATCATCGAATCTTTGAACGCACATTGCGCCCGCCAGTATTCTGGCGGGCATGCCTGTTCGAGCGTCATTTCAACCCTCAAGCCCCAGCGGCCTGGTGTTGGGGACCGGCGACCTCGCTGACGCCCTTCTTGGGCCCAGCGTCCGCCGCCCCCGAAATGAATTGGCGGTCTCGTCGCGGCCTCCTCTGCGTAGTAGCACAACCTCGCAACAGGAGCGCGACGCGGCCACTGCCGTAAAACGCCCAACTTTTTTAGAGTTGACCTCGGATCAGGTAGGAATACCCGCTGAACTTAA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CGAGTTTACAACTCCCAAACCCTATGTGAACATACCTACAGTTGCTTCGGCGGACTCGCCCCGGCGTCCGGACGGCCTAGCGCCGCCCGCGGCCCGGATCCAGGCGGCCGCCGGAGACCACCAAACTCTTTGTATTATCAGTGTATTCTGAATCCGCCGCAAGGCAAAACAAATGAATCAAAACTTTCAACAACGGATCTCTTGGTTCTGGCATCGATGAAGAACGCAGCGAAATGCGATAAGTAATGTGAATTGCAGAATTCAGTGAATCATCGAATCTTTGAACGCACATTGCGCCCGCCAGCATTCTGGCGGGCATGCCTGTTCGAGCGTCATTTCAACCCTCGACCTCCCCTTGGGGAAGTCGGCGTTGGGGACCGGCAGTATACCGCCGGCCCCGAAATGGAGTGGCGGCCCGTCCGCGGCGACCTCTGCGTAGTAATCCAACCTCGCACCGGAACCCCGACGTGGCCACGCCGTAAAACCCCCAACTTTCTGAACGTTGACCTCGGATCAGGTAGGAATACCCGCTGAACTTAA</text:p>
          </table:table-cell>
          <table:table-cell office:value-type="string" calcext:value-type="string">
            <text:p>k__Fungi;p__Ascomycota;c__Sordariomycetes;o__Hypocreales;f__Cordycipit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TCGAGTTTACAACTCCCAAACCCTATGTGAACATACCTACAGTTGCTTCGGCGGACTCGCCCCGGCGTCCGGACGGCCTAGCGCCGCCCGCGGCCCGGATCCAGGCGGCCGCCGGAGACCACCAAACTCTTTGTATTATCAGTGTATTCTGAATCCGCCGCAAGGCAAAACAAATGAATCAAAACTTTCAACAACGGATCTCTTGGTTCTGGCATCGATGAAGAACGCAGCGAAATGCGATAAGTAATGTGAATTGCAGAATTCAGTGAATCATCGAATCTTTGAACGCACATTGCGCCCGCCAGCATTCTGGCGGGCATGCCTGTTCGAGCGTCATTTCAACCCTCGACCTCCCCTTGGGGAAGTCGGCGTTGGGGACCGGCAGTATACCGCCGGCCCCGAAATGGAGTGGCGGCCCGTCCGCGGCGACCTCTGCGTAGTAATCCAACCTCGCACCGGAACCCCGACGTGGCCACGCCGTAAAACCCCCAACTTTCTGAACGTTGACCTCGGATCAGGTAGGA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CGAGTTTATAACTCCCAAACCCTATGTGAACTTACCACTTGTTGCTTCGGCGCGCGCTTCGGCGCCGCCGAGGACACTTAAACTCTTTGTTTTTATAAGCATTTCTGAGTGGCCGAAAGGCAAAATACAAATGAATCAAAACTTTCAACAACGGATCTCTTGGTTCTGGCATCGATGAAGAACGCAGCGAAATGCGATAAGTAATGTGAATTGCAGAATTCAGTGAATCATCGAATCTTTGAACGCACATTGCGCCCGCCAGCATTCTGGCGGGCATGCCTGTTCGAGCGTCATTTCAACCCTCGAGCCCGACTTTTCGAAGGACGGCTCGGCGTTGGGGGACGGCAGACTCCCCCCGGCATCTCGCCGGGGACGCCGCCCCCGAAATTTAGTGGCGGCCCTCCGAGGCGACCTCTGCGTAGTAACTTGTTCTCGCACCGGAAAGCTCAGAGCGGCCACGCCGTAAAACCCCAACTTTTTTTAGGTTGACCTCGAATCAGGTAGGACTACCCGCTGAACTTAA</text:p>
          </table:table-cell>
          <table:table-cell office:value-type="string" calcext:value-type="string">
            <text:p>k__Fungi;p__Ascomycota;c__Sordariomycetes;o__Hypocreales;f__Cordycipitaceae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CTCCGTTGGTGAACCAGCGGAGGGATCATTATCGAGTTTATAACTCCCAAACCCTATGTGAACTTACCACTTGTTGCTTCGGCGCGCGCTTCGGCGCCGCCGAGGACACTTAAACTCTTTGTTTTTATAAGCATTTCTGAGTGGCCGAAAGGCAAAATACAAATGAATCAAAACTTTCAACAACGGATCTCTTGGTTCTGGCATCGATGAAGAACGCAGCGAAATGCGATAAGTAATGTGAATTGCAGAATTCAGTGAATCATCGAATCTTTGAACGCACATTGCGCCCGCCAGCATTCTGGCGGGCATGCCTGTTCGAGCGTCATTTCAACCCTCGAGCCCGACTTTTCGAAGGACGGCTCGGCGTTGGGGGACGGCAGACTCCCCCCGGCATCTCGCCGGGGACGCCGCCCCCGAAATTTAGTGGCGGCCCTCCGAGGCGACCTCTGCGTAGTAACTTGTTCTCGCACCGGAAAGCTCAGAGCGGCCACGCCGTAAAACCCCAACTTTTTTTAGGTTGACCTCGAATCAGGTAGGAC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CGAGTTTTCAACTCCCAAACCCTATGTGAACTTACCACACCGTTGCTTCGGCGCGCGCTCGTCGCCGCCGAGGACGATAAACTCTGTCTTTTATAAGAATTTCTGAGTGGCCGAAAGGCAAAAAACAAATGAATCAAAACTTTCAACAACGGATCTCTTGGTTCTGGCATCGATGAAGAACGCAGCGAAATGCGATAAGTAATGTGAATTGCAGAATTCAGTGAATCATCGAATCTTTGAACGCACATTGCGCCCGCCAGCATTCTGGCGGGCATGCCTGTTCGAGCGTCATTTCAACCCTCGAGCCCGACTTCCTTGCGGAGGACGGCTCGGCGTTGGGGGACGGCACACTCCCCCCGGCTTGCCGGGGACGCCGCCCCCGAAATTCAGTGGCGGCCCTCGGAGGCGACCTCTGCGTAGTAATTTAACCTCGCAAAGGAAAGCTTCGAGCGGCCACGCCGTGAAACCCCAACTATTTTAAGGTTGACCTCGAATCAGGTAGGACTACCCGCTGAACTTAA</text:p>
          </table:table-cell>
          <table:table-cell office:value-type="string" calcext:value-type="string">
            <text:p>k__Fungi;p__Ascomycota;c__Sordariomycetes;o__Hypocreales;f__Cordycipitaceae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CTCCGTTGGTGAACCAGCGGAGGGATCATTATCGAGTTTTCAACTCCCAAACCCTATGTGAACTTACCACACCGTTGCTTCGGCGCGCGCTCGTCGCCGCCGAGGACGATAAACTCTGTCTTTTATAAGAATTTCTGAGTGGCCGAAAGGCAAAAAACAAATGAATCAAAACTTTCAACAACGGATCTCTTGGTTCTGGCATCGATGAAGAACGCAGCGAAATGCGATAAGTAATGTGAATTGCAGAATTCAGTGAATCATCGAATCTTTGAACGCACATTGCGCCCGCCAGCATTCTGGCGGGCATGCCTGTTCGAGCGTCATTTCAACCCTCGAGCCCGACTTCCTTGCGGAGGACGGCTCGGCGTTGGGGGACGGCACACTCCCCCCGGCTTGCCGGGGACGCCGCCCCCGAAATTCAGTGGCGGCCCTCGGAGGCGACCTCTGCGTAGTAATTTAACCTCGCAAAGGAAAGCTTCGAGCGGCCACGCCGTGAAACCCCAACTATTTTAAGGTTGACCTCGAATCAGGTAGGAC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CAACTCCCAAACCCCATGTGAACCTACCGTCTCCCGTTGCTTCGGCGGTGCCGCCCCGGGCGCGGGCCTCCCAGAGGCCGCCAGCCCCGGAACCAGGCGCCCGCCGGAGGACCCCCAAACCTCCTGCATCACAACAGTGGCTTCTTTCTGAGTAGCGCTCTCGCGAGCGGATGAGCAAAATGAATCAAAACTTTCAACAACGGATCTCTTGGCTCTGGCATCGATGAAGAACGCAGCGAAATGCGATAAGTAATGTGAATTGCAGAATTCAGTGAATCATCGAATCTTTGAACGCACATTGCGCCCGCCAGCATTCTGGCGGGCATGCCTGTCCGAGCGTCATTTCAACCCTCGAGCCCCCCCGGGGGCTCGGCGTTGGGGATCGGCTCCCGCCCCAGGGCGCGCCGCCCCCGAAATACAGTGGCGGTCTCGCCGCGGCCTCCCCTGCGCAGTAGCTTGCACACTCGCACCGGAGAGCGGCGCGGCCACGCCGTGAAAACCCCCCACCGGCCGGACGGCCCTGAAATGTTGACCTCGGATCAGGTAGGAATACCCGCTGAACTTAA</text:p>
          </table:table-cell>
          <table:table-cell office:value-type="string" calcext:value-type="string">
            <text:p>k__Fungi;p__Ascomycota;c__Sordariomycetes;o__Hypocreales;f__Hypocre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TTACCAACTCCCAAACCCCATGTGAACCTACCGTCTCCCGTTGCTTCGGCGGTGCCGCCCCGGGCGCGGGCCTCCCAGAGGCCGCCAGCCCCGGAACCAGGCGCCCGCCGGAGGACCCCCAAACCTCCTGCATCACAACAGTGGCTTCTTTCTGAGTAGCGCTCTCGCGAGCGGATGAGCAAAATGAATCAAAACTTTCAACAACGGATCTCTTGGCTCTGGCATCGATGAAGAACGCAGCGAAATGCGATAAGTAATGTGAATTGCAGAATTCAGTGAATCATCGAATCTTTGAACGCACATTGCGCCCGCCAGCATTCTGGCGGGCATGCCTGTCCGAGCGTCATTTCAACCCTCGAGCCCCCCCGGGGGCTCGGCGTTGGGGATCGGCTCCCGCCCCAGGGCGCGCCGCCCCCGAAATACAGTGGCGGTCTCGCCGCGGCCTCCCCTGCGCAGTAGCTTGCACACTCGCACCGGAGAGCGGCGCGGCCACGCCGTGAAAACCCCCCACCGGCCGGACGGCCCTGA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AATGTGAACATTACCTTTACTGTTGCTTCGGCGGGATCGCCCCGGGCGCGGCCGAGAGGCCCAGCCCCGGATCCAACGTGCGCCCGCCGGAGGACCCCAGACTCCATGTTTCTTACAAGGTATCTCTGAGCTGCTCCTAGCGAGCAAAACAAAAAATGAATCAAAACTTTCAACAACGGATCTCTTGGTTCTGGCATCGATGAAGAACGCAGCGAAATGCGATAAGTAATGTGAATTGCAGAATTCAGTGAATCATCGAATCTTTGAACGCACATTGCGCCCGCCAGTATTCTGGCGGGCATGCCTGTTCGAGCGTCATTTCAACCCTCGAGCCCCTCCGGGGGATCGGTGTTGGGGACCGGCACCCCGCTGTACGCAGCGGTCGCCGCCCCCGAAATACAGTGGCGGCCTCGCCGCAGCCTCCTATGCGCAGTAGCTTGCAAAACTCGCATCCTGGAGCGCGGTGCGGCCACAGCCGTTAAACCCCCCAATATTTCAAATGGTTGACCTCGGATCAGGTAGGAATACCCGCTGAACTTAA</text:p>
          </table:table-cell>
          <table:table-cell office:value-type="string" calcext:value-type="string">
            <text:p>k__Fungi;p__Ascomycota;c__Sordariomycetes;o__Hypocreales;f__Hypocreaceae;g__Sphaerostilb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TACAACTCCCAAACCCCAATGTGAACATTACCTTTACTGTTGCTTCGGCGGGATCGCCCCGGGCGCGGCCGAGAGGCCCAGCCCCGGATCCAACGTGCGCCCGCCGGAGGACCCCAGACTCCATGTTTCTTACAAGGTATCTCTGAGCTGCTCCTAGCGAGCAAAACAAAAAATGAATCAAAACTTTCAACAACGGATCTCTTGGTTCTGGCATCGATGAAGAACGCAGCGAAATGCGATAAGTAATGTGAATTGCAGAATTCAGTGAATCATCGAATCTTTGAACGCACATTGCGCCCGCCAGTATTCTGGCGGGCATGCCTGTTCGAGCGTCATTTCAACCCTCGAGCCCCTCCGGGGGATCGGTGTTGGGGACCGGCACCCCGCTGTACGCAGCGGTCGCCGCCCCCGAAATACAGTGGCGGCCTCGCCGCAGCCTCCTATGCGCAGTAGCTTGCAAAACTCGCATCCTGGAGCGCGGTGCGGCCACAGCCGTTAAACCCCCCAATATTTCAAATGGTTGACCTCGGATCAGGTAGGAATACCCGCTGAACTTAA</text:p>
          </table:table-cell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ATGTGAACCATACCAAACTGTTGCCTCGGCGGGGTCACGCCCCGGGTGCGTCGCAGCCCCGGAACCAGGCGCCCGCCGGAGGGACCAACCAAACTCTTTTCTGTAGTCCCCTCGCGGACGTTATTTCTTACAGCTCTGAGCAAAAATTCAAAATGAATCAAAACTTTCAACAACGGATCTCTTGGTTCTGGCATCGATGAAGAACGCAGCGAAATGCGATAAGTAATGTGAATTGCAGAATTCAGTGAATCATCGAATCTTTGAACGCACATTGCGCCCGCCAGTATTCTGGCGGGCATGCCTGTCCGAGCGTCATTTCAACCCTCGAACCCCTCCGGGGGGTCGGCGTTGGGGACCTCGGGAGCCCCTAAGACGGGATCCCGGCCCC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AATGTGAACCATACCAAACTGTTGCCTCGGCGGGGTCACGCCCCGGGTGCGTCGCAGCCCCGGAACCAGGCGCCCGCCGGAGGGACCAACCAAACTCTTTTCTGTAGTCCCCTCGCGGACGTTATTTCTTACAGCTCTGAGCAAAAATTCAAAATGAATCAAAACTTTCAACAACGGATCTCTTGGTTCTGGCATCGATGAAGAACGCAGCGAAATGCGATAAGTAATGTGAATTGCAGAATTCAGTGAATCATCGAATCTTTGAACGCACATTGCGCCCGCCAGTATTCTGGCGGGCATGCCTGTCCGAGCGTCATTTCAACCCTCGAACCCCTCCGGGGGGTCGGCGTTGGGGACCTCGGGAGCCCCTAAGACGGGATCCCGGCCCC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ATGTGAACGTTACCAAACTGTTGCCTCGGCGGGATCTTCTGCCCCGGGTGCGTCGCAGCCCCGGACCAAGGCGCCCGCCGGAGGACCAACCTAAAACTCTTATTGTATACCCCTCGCGGGTTTTTTTATAATCTGAGCCTTCTCGGCGCCTCTCGTAGGCGTTTCGAAAATGAATCAAAACTTTCAACAACGGATCTCTTGGTTCTGGCATCGATGAAGAACGCAGCGAAATGCGATAAGTAATGTGAATTGCAGAATTCAGTGAATCATCGAATCTTTGAACGCACATTGCGCCCGCCAGTATTCTGGCGGGCATGCCTGTCCGAGCGTCATTTCAACCCTCGAACCCCTCCGGGGGGTCGGCGTTGGGGATCGGCCTTCCTTCACGGGGGCCGTCTCCGAAATACAGTGGCGGTCTCGCCGCAGCCTCTCCTGCGCAGTAGTTTGCACACTCGCATCGGGAGCGCGGCGCGTCCACAGCCGTTAAACACCCCAAATTTCTGAAATGTTGACCTCGGATCAGGTAGGAA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CGAGTTTACAACTCCCAAACCCAATGTGAACGTTACCAAACTGTTGCCTCGGCGGGATCTTCTGCCCCGGGTGCGTCGCAGCCCCGGACCAAGGCGCCCGCCGGAGGACCAACCTAAAACTCTTATTGTATACCCCTCGCGGGTTTTTTTATAATCTGAGCCTTCTCGGCGCCTCTCGTAGGCGTTTCGAAAATGAATCAAAACTTTCAACAACGGATCTCTTGGTTCTGGCATCGATGAAGAACGCAGCGAAATGCGATAAGTAATGTGAATTGCAGAATTCAGTGAATCATCGAATCTTTGAACGCACATTGCGCCCGCCAGTATTCTGGCGGGCATGCCTGTCCGAGCGTCATTTCAACCCTCGAACCCCTCCGGGGGGTCGGCGTTGGGGATCGGCCTTCCTTCACGGGGGCCGTCTCCGAAATACAGTGGCGGTCTCGCCGCAGCCTCTCCTGCGCAGTAGTTTGCACACTCGCATCGGGAGCGCGGCGCGTCCACAGCCGTTAAACACCCCAAATTTCTGA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AATGTGAACCTTACCACACCGTTGCCTCGGCGGGATCGCCCCTGTACGGGGCGCCCGCCAGAGGGCCCAAAACTCCTGTATTTTGCATTTTACCTCTGAGCCTTCTCGGCGCTCCCAGCGAGCGTTCCGAAAATGAATCAAAACTTTCAACAACGGATCTCTTGGTTCTGGCATCGATGAAGAACGCAGCGAAATGCGATAAGTAATGTGAATTGCAGAATTCAGTGAATCATCGAATCTTTGAACGCACATTGCGCCCGCCGGGGATCCGGCGGGCATGCCTGTCCGAGCGTCATTTCAACCCTCGAGCCCCCCCGGGGGCCCGGCGTTGGGGATCGGCACCCCGCCCCGAAAGGCGGGCGCCGGCCCCGAAATACAGTGGCGGTCTCGCCGCGGCCTCCCCTGCGCAGTAGCTTTGCACACTCGCACCGGGAGCGCGGCTCGGCCACGCCGTAAAACACACCAAACCTCTGAAACGTTGACCTCGGATCAGGTAGGAA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AATGTGAACCTTACCACACCGTTGCCTCGGCGGGATCGCCCCTGTACGGGGCGCCCGCCAGAGGGCCCAAAACTCCTGTATTTTGCATTTTACCTCTGAGCCTTCTCGGCGCTCCCAGCGAGCGTTCCGAAAATGAATCAAAACTTTCAACAACGGATCTCTTGGTTCTGGCATCGATGAAGAACGCAGCGAAATGCGATAAGTAATGTGAATTGCAGAATTCAGTGAATCATCGAATCTTTGAACGCACATTGCGCCCGCCGGGGATCCGGCGGGCATGCCTGTCCGAGCGTCATTTCAACCCTCGAGCCCCCCCGGGGGCCCGGCGTTGGGGATCGGCACCCCGCCCCGAAAGGCGGGCGCCGGCCCCGAAATACAGTGGCGGTCTCGCCGCGGCCTCCCCTGCGCAGTAGCTTTGCACACTCGCACCGGGAGCGCGGCTCGGCCACGCCGTAAAACACACCAAACCTCTGAAAC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AATGTGAACGTTACCAAACTGTTGCCTCGGCGGGATTTCTGCCCCGGGCGCGTCGCAGCCCCGGACCAAGGCGCCCGCCGGAGGACCAATTTACAAACTCTTTTGTATATCCCATCGCGGATTCTTTACATTCTGAGCTTTCTCGGCGCTCCTAGCGAGCGTTTCGAAAATGAATCAAAACTTTCAACAACGGATCTCTTGGTTCTGGCATCGATGAAGAACGCAGCGAAATGCGATAAGTAATGTGAATTGCAGAATTCAGTGAATCATCGAATCTTTGAACGCACATTGCGCCCGCCAGTATTCTGGCGGGCATGCCTGTCCGAGCGTCATTTCAACCCTCGAACCCCTCCGGGGGGTCGGCGTTGGGGATCGGCACTTACCTGCCGGCCCCGAAATACAGTGGCGGTCTCGCCGCAGCCTCTCCTGCGCAGTAGTTTGCACACTCGCACCGGGAGCGCGGCGCGTCCACGGCCGTAAAACAACCCAAACTTCTGAAATGTTGACCTCGGATCAGGTAGGAA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AATGTGAACGTTACCAAACTGTTGCCTCGGCGGGATTTCTGCCCCGGGCGCGTCGCAGCCCCGGACCAAGGCGCCCGCCGGAGGACCAATTTACAAACTCTTTTGTATATCCCATCGCGGATTCTTTACATTCTGAGCTTTCTCGGCGCTCCTAGCGAGCGTTTCGAAAATGAATCAAAACTTTCAACAACGGATCTCTTGGTTCTGGCATCGATGAAGAACGCAGCGAAATGCGATAAGTAATGTGAATTGCAGAATTCAGTGAATCATCGAATCTTTGAACGCACATTGCGCCCGCCAGTATTCTGGCGGGCATGCCTGTCCGAGCGTCATTTCAACCCTCGAACCCCTCCGGGGGGTCGGCGTTGGGGATCGGCACTTACCTGCCGGCCCCGAAATACAGTGGCGGTCTCGCCGCAGCCTCTCCTGCGCAGTAGTTTGCACACTCGCACCGGGAGCGCGGCGCGTCCACGGCCGTAAAACAACCCAAACTTCTGA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CATGTGAACGCTACCAACTGTTGCCTCGGCGGGATCGCCCCGGGCGCGTCGCAGCCCCGGGCCAAGGCGCCCGCCGGAGGACCCCCATAAAACCCTTTTGCGTGCCGCCCCCCACCGGGCGGCCTCGACCTCTGAGCAACTCGGCGCTCCCCGGAGCGCGCGAATGAATCAAAACTTTCAACAACGGATCTCTTGGCTCTGGCATCGATGAAGAACGCAGCGAAATGCGATAAGTAATGCGAATTGCAGAATTCAGTGAATCATCGAATCTTTGAACGCACATTGCGCCCGCCAGTATTCTGGCGGGCATGCCTGTCCGAGCGTCATTTCAACCCTCGAGCCCCCCCGGGGGCCCGGCGTTGGGGGACGGCCCCGCCCCGCGCGGGCGCCGCCCCCGAAACACAGTGGCGGTCCCGCCGCAGCCTCCCCTGCGCAGTAGCTTTGCACGCTCGCAACGGGAGCGCGGCGCGGCCACGCCGTAAAAACCCCCGACCAGAGTGCCCCTCTGAACAGGTTGACCTCGGATCAGGTAGGAG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CATGTGAACGCTACCAACTGTTGCCTCGGCGGGATCGCCCCGGGCGCGTCGCAGCCCCGGGCCAAGGCGCCCGCCGGAGGACCCCCATAAAACCCTTTTGCGTGCCGCCCCCCACCGGGCGGCCTCGACCTCTGAGCAACTCGGCGCTCCCCGGAGCGCGCGAATGAATCAAAACTTTCAACAACGGATCTCTTGGCTCTGGCATCGATGAAGAACGCAGCGAAATGCGATAAGTAATGCGAATTGCAGAATTCAGTGAATCATCGAATCTTTGAACGCACATTGCGCCCGCCAGTATTCTGGCGGGCATGCCTGTCCGAGCGTCATTTCAACCCTCGAGCCCCCCCGGGGGCCCGGCGTTGGGGGACGGCCCCGCCCCGCGCGGGCGCCGCCCCCGAAACACAGTGGCGGTCCCGCCGCAGCCTCCCCTGCGCAGTAGCTTTGCACGCTCGCAACGGGAGCGCGGCGCGGCCACGCCGTAAAAACCCCCGACCAGAGTGCCCCTCTGAACAGGTTGACCTCGGATCAGGT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ATGTGAACGTTACCAAAATGTTGCCTCGGCGGGGAATTTATTCATGCCCCGGGCGCGTCGCAGCCCCGGACCAAGGCGCCCGCCGGAGGACCAACCAAAACTCTTTTGTATGTCCCTCGCGGACTTTTATAATTCTGAACCATCTCGGCGCCCCTAGCGGGCGTTTCGAAAATGAATCAAAACTTTCAACAACGGATCTCTTGGTTCTGGCATCGATGAAGAACGCAGCGAAATGCGATAAGTAATGTGAATTGCAGAATTCAGTGAATCATCGAATCTTTGAACGCACATTGCGCCCGCCAGTATTCTGGCGGGCATGCCTGTCCGAGCGTCATTTCAACCCTCGAACCCCTCCGGGGGTACGGCGTTGGGGATCGGCCCTTTACGGGGCCGGCCCCGAAATACAGTGGCGGTCTCGCCGCAGCCTCTCCTGCGCAGTAGTTTGCACACTCGCATCGGGAGCGCGGCGCGTCCACGTCCGTAAAACACCCAACTTCTGAAATGTTGACCTCGGATCAGGTAGGAATACCCGCTGAACTTAA</text:p>
          </table:table-cell>
          <table:table-cell office:value-type="string" calcext:value-type="string">
            <text:p>k__Fungi;p__Ascomycota;c__Sordariomycetes;o__Hypocreales;f__Hypocreaceae;g__Trichoderm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TATGTGAACGTTACCAAAATGTTGCCTCGGCGGGGAATTTATTCATGCCCCGGGCGCGTCGCAGCCCCGGACCAAGGCGCCCGCCGGAGGACCAACCAAAACTCTTTTGTATGTCCCTCGCGGACTTTTATAATTCTGAACCATCTCGGCGCCCCTAGCGGGCGTTTCGAAAATGAATCAAAACTTTCAACAACGGATCTCTTGGTTCTGGCATCGATGAAGAACGCAGCGAAATGCGATAAGTAATGTGAATTGCAGAATTCAGTGAATCATCGAATCTTTGAACGCACATTGCGCCCGCCAGTATTCTGGCGGGCATGCCTGTCCGAGCGTCATTTCAACCCTCGAACCCCTCCGGGGGTACGGCGTTGGGGATCGGCCCTTTACGGGGCCGGCCCCGAAATACAGTGGCGGTCTCGCCGCAGCCTCTCCTGCGCAGTAGTTTGCACACTCGCATCGGGAGCGCGGCGCGTCCACGTCCGTAAAACACCCAACTTCTGAAATGTTGACCTCGGATCAGGTAGGA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ATGTGAACGTTACCAAACTGTTGCCTCGGCGGGGTCACGCCCCGGGTGCGTAAAAGCCCCGGAACCAGGCGCCCGCCGGAGGAACCAACCAAACTCTTTCTGTAGTCCCCTCGCGGACGTATTTCTTACAGCTCTGAGCAAAAATTCAAAATGAATCAAAACTTTCAACAACGGATCTCTTGGTTCTGGCATCGATGAAGAACGCAGCGAAATGCGATAAGTAATGTGAATTGCAGAATTCAGTGAATCATCGAATCTTTGAACGCACATTGCGCCCGCCAGTATTCTGGCGGGCATGCCTGTCCGAGCGTCATTTCAACCCTCGAACCCCTCCGGGGGATCGGCGTTGGGGATCGGGACCCCTCACCGGGTGCCGGCCCT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k__Fungi;p__Ascomycota;c__Sordariomycetes;o__Hypocreales;f__Hypocreaceae;g__Trichoderma;s__Trichoderma_asperell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TACAACTCCCAAACCCAATGTGAACGTTACCAAACTGTTGCCTCGGCGGGGTCACGCCCCGGGTGCGTAAAAGCCCCGGAACCAGGCGCCCGCCGGAGGAACCAACCAAACTCTTTCTGTAGTCCCCTCGCGGACGTATTTCTTACAGCTCTGAGCAAAAATTCAAAATGAATCAAAACTTTCAACAACGGATCTCTTGGTTCTGGCATCGATGAAGAACGCAGCGAAATGCGATAAGTAATGTGAATTGCAGAATTCAGTGAATCATCGAATCTTTGAACGCACATTGCGCCCGCCAGTATTCTGGCGGGCATGCCTGTCCGAGCGTCATTTCAACCCTCGAACCCCTCCGGGGGATCGGCGTTGGGGATCGGGACCCCTCACCGGGTGCCGGCCCT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CTTCTGAACTCCAAACCATTGTGAACATATCATGTTGCTTCGGCGGGATGCCGGGTGGACCAGCGCCCCCGCGCCGCCCGCCGGAGGCCAAACTCTTGTTTTCTAGCGGAATCTTCTGAGTCTTTATAAATAAGCAATCAAAACTTTCAGCAACGGATCTCTTGGCTCTGGCATCGATGAAGAACGCAGCGAAATGCGATAAGTAATGTGAATTGCAGAATTCAGTGAATCATCGAATCTTTGAACGCACATTGCGCCCGCCAGCACTCTGGCGGGCATGCCTGTTCGAGCGTCATTTCAACCCTCAGAACCCCTTGCGGGATCTGGCGTTGGGGATTGGCAGCTAGCCAGCCCCTAAATCTAGTGGCGGTCCCTCCGCGACCTCCCCTGTGCAGTAGCGATACCTCGCAGCGGGATAGCAGTCTGACCACGCCGTAAAACCCCCTACTTCTCAAGGTTGACCTCGGATCAGGTAGGAATACCCGCTGAACTTAA</text:p>
          </table:table-cell>
          <table:table-cell office:value-type="string" calcext:value-type="string">
            <text:p>k__Fungi;p__Ascomycota;c__Sordariomycetes;o__Hypocreales;f__Hypocreales_fam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AGAGTCTTCTGAACTCCAAACCATTGTGAACATATCATGTTGCTTCGGCGGGATGCCGGGTGGACCAGCGCCCCCGCGCCGCCCGCCGGAGGCCAAACTCTTGTTTTCTAGCGGAATCTTCTGAGTCTTTATAAATAAGCAATCAAAACTTTCAGCAACGGATCTCTTGGCTCTGGCATCGATGAAGAACGCAGCGAAATGCGATAAGTAATGTGAATTGCAGAATTCAGTGAATCATCGAATCTTTGAACGCACATTGCGCCCGCCAGCACTCTGGCGGGCATGCCTGTTCGAGCGTCATTTCAACCCTCAGAACCCCTTGCGGGATCTGGCGTTGGGGATTGGCAGCTAGCCAGCCCCTAAATCTAGTGGCGGTCCCTCCGCGACCTCCCCTGTGCAGTAGCGATACCTCGCAGCGGGATAGCAGTCTGACCACGCCGTAAAACCCCCTAC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CGAGTTATCCAAACTCCAAACCTTTGTGAACATTACCGATCGTTGCTTCGGCAGGCGGCTCCGGGGGAGCACGAGGCCATTCTGTGGCGCCTGCCGAAAGCCCCCCAAACTCTTTTTTTCTGGTAAATTACCTGAGTAACCAAACAAACAAGTAAAAACTTTCAACAACGGATCTCTTGGTTCTGGCATCGATGAAGAACGCAGCGAAATGCGATAAGTAATGTGAATTGCAGAGTTCAGTGAATCATCGAATCTTTGAACGCACATTGCGCCCGTTAGTATTCTGACGGGCATGCCTGTTCGAGCGTCATTTCAACCCTCAAGCACCGCTTGGCGTTGGCGGGCTACAGCGCTTTTAGTGCCGTAGCCGCCCAAATACATTGGCGGTCCCGCCGTGGCTCCCCTTGCGTAGTAACTCACCTCGCACCGGGTCCAGGCGGCGGCCTGCCGTAAAACTCTTATTTTTAAAAGGTTGACCTCGGATCAGGTAGGAA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ACGAGTTATCCAAACTCCAAACCTTTGTGAACATTACCGATCGTTGCTTCGGCAGGCGGCTCCGGGGGAGCACGAGGCCATTCTGTGGCGCCTGCCGAAAGCCCCCCAAACTCTTTTTTTCTGGTAAATTACCTGAGTAACCAAACAAACAAGTAAAAACTTTCAACAACGGATCTCTTGGTTCTGGCATCGATGAAGAACGCAGCGAAATGCGATAAGTAATGTGAATTGCAGAGTTCAGTGAATCATCGAATCTTTGAACGCACATTGCGCCCGTTAGTATTCTGACGGGCATGCCTGTTCGAGCGTCATTTCAACCCTCAAGCACCGCTTGGCGTTGGCGGGCTACAGCGCTTTTAGTGCCGTAGCCGCCCAAATACATTGGCGGTCCCGCCGTGGCTCCCCTTGCGTAGTAACTCACCTCGCACCGGGTCCAGGCGGCGGCCTGCCGTAAAACTCTTATTTTTAA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GTTACAGCTCCCAAACCCACTGTGAACATACCCATCGTTGCTTCGGCGGGACCGCCCCGGCGCCTCTGCGCGCCGGACTCTGGCGCCCGCCGGGGGCCCGAAACTCTTGCCTCTTCTCGCGGATTCTCTGAGTGGCACAAAAAGATAATGAATCAAAACTTTCAACAACGGATCTCTTGGTTCTGGCATCGATGAAGAACGCAGCGAAATGCGATAAGTAATGTGAATTGCAGAATTCAGTGAATCATCGAATCTTTGAACGCACATTGCGCCCGCCGGTATTCTGGCGGGCATGCCTGTTCGAGCGTCATTTCAACCCCTCACGCCCCCTCGCGGGGCGTGGCGTTGGGGACCGGCCCCGCCACGTCGGCGGCCGCCCCCGAAATCCAGTGGCGGCCACGCCGCGGCTCCCTCTGCGCAGTAGCAATCGCCTCGCAGCCTGGGACGCGGCGCGGCCACGCCTCGACGCAAAAATCATATCGTGGTTGACCTCGGATCAGGTAGGAA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CGAGTGTTACAGCTCCCAAACCCACTGTGAACATACCCATCGTTGCTTCGGCGGGACCGCCCCGGCGCCTCTGCGCGCCGGACTCTGGCGCCCGCCGGGGGCCCGAAACTCTTGCCTCTTCTCGCGGATTCTCTGAGTGGCACAAAAAGATAATGAATCAAAACTTTCAACAACGGATCTCTTGGTTCTGGCATCGATGAAGAACGCAGCGAAATGCGATAAGTAATGTGAATTGCAGAATTCAGTGAATCATCGAATCTTTGAACGCACATTGCGCCCGCCGGTATTCTGGCGGGCATGCCTGTTCGAGCGTCATTTCAACCCCTCACGCCCCCTCGCGGGGCGTGGCGTTGGGGACCGGCCCCGCCACGTCGGCGGCCGCCCCCGAAATCCAGTGGCGGCCACGCCGCGGCTCCCTCTGCGCAGTAGCAATCGCCTCGCAGCCTGGGACGCGGCGCGGCCACGCCTCGACGCAAAAATCATATCGT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CTACTCTAAACCCTGCGAACCTACCTCTACGTGCTTCGGCGGCCGGCCCCGGGGGGCGCCTAACGGCCGCCGAAAGTACCCAAAAATCACTTTTCAGAGTCTTCTGAGTGACACAAAAAAAACAAGTCAAAACCTTCAACAACGGATCTCTTGGTTCTGGCATCGATGAAGAACGCAGCGAAATGCGATACGTAATGTGAATTGCAGAATTCCGTGAATCATCGAATCTTTGAACGCACATTGCACCCGGTGGTATTCCGCCGGGTATGCCTGTCTGAGCGTCATTTCTACCCTCAAGCCCCGCTTGGTGTTGGCGGATCGCCCGCTGCGGCGACCGCTAAAATTCAACGGCGGTAGCGCCCGTGTCCCCTGTATAGTACATTTCTTGCAGCGGTCTGCGGGGGCCCACCAGCCTCGTACCCCACCAAAACGAAAGTTGACCTCAGATCAGGTAGGAA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CTACTCTAAACCCTGCGAACCTACCTCTACGTGCTTCGGCGGCCGGCCCCGGGGGGCGCCTAACGGCCGCCGAAAGTACCCAAAAATCACTTTTCAGAGTCTTCTGAGTGACACAAAAAAAACAAGTCAAAACCTTCAACAACGGATCTCTTGGTTCTGGCATCGATGAAGAACGCAGCGAAATGCGATACGTAATGTGAATTGCAGAATTCCGTGAATCATCGAATCTTTGAACGCACATTGCACCCGGTGGTATTCCGCCGGGTATGCCTGTCTGAGCGTCATTTCTACCCTCAAGCCCCGCTTGGTGTTGGCGGATCGCCCGCTGCGGCGACCGCTAAAATTCAACGGCGGTAGCGCCCGTGTCCCCTGTATAGTACATTTCTTGCAGCGGTCTGCGGGGGCCCACCAGCCTCGTACCCCACCAAAACGAAAGTTGACCTCA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ATACTCCCAACCCTGTGAACATACCAATCGTTGCTTCGGCGGGCGACCCGGGGGGTCCCCAGGCGCTCTGCGCGCCCGCCGACGGCGCCAAACTCAAGCTTCAGCGGACTTCTGAGTGAAAAACAAACAAGTAAAAACTTTCAACAACGGATCTCTTGGCTCTGGCATCGATGAAGAACGCAGCGAAATGCGATAAGTAATGTGAATTGCAGAATCCAGTGAATCATCGAATCTTTGAACGCACATTGCGCCCGCCAGTACTCTGGCGGGCATGCCTGTCCGAGCGTCATTTCAACCCTCGAGCAACCCGCTCGGCGTTGGGGACCTACGGCGCACTGCCGTAGCCCCCTAAAACCACCGGCGACGCCGCCGCGGCTTCTTTGCGTAGTAACACAACCTCGCACTGGAACGCTGCCGTGCCTGCCGCTAAAACCGCCCTACGGCACTATAAGGTTGACCTCGGATCAGGTAGGAA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AGTTTTATACTCCCAACCCTGTGAACATACCAATCGTTGCTTCGGCGGGCGACCCGGGGGGTCCCCAGGCGCTCTGCGCGCCCGCCGACGGCGCCAAACTCAAGCTTCAGCGGACTTCTGAGTGAAAAACAAACAAGTAAAAACTTTCAACAACGGATCTCTTGGCTCTGGCATCGATGAAGAACGCAGCGAAATGCGATAAGTAATGTGAATTGCAGAATCCAGTGAATCATCGAATCTTTGAACGCACATTGCGCCCGCCAGTACTCTGGCGGGCATGCCTGTCCGAGCGTCATTTCAACCCTCGAGCAACCCGCTCGGCGTTGGGGACCTACGGCGCACTGCCGTAGCCCCCTAAAACCACCGGCGACGCCGCCGCGGCTTCTTTGCGTAGTAACACAACCTCGCACTGGAACGCTGCCGTGCCTGCCGCTAAAACCGCCCTACGGCACTA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ACCAAACTCCAAACCCACTGTAAACTTACCACTGTTGCTTCGGCGGACGGCTCTCCGGAGCGCCCCAGGGCCCCTCGCGGGCGCCCGCCGACGGCCCCAAACTCTTCTGTAGTTACAGGTCTTATCCTCTGAGTACAAACACAAACAAGTAAAAACTTTCAACAACGGATCTCTTGGTTCTGGCATCGATGAAGAACGCAGCGAAATGCGATAAGTAATGTGAATTGCAGAGTTCAGTGAATCATCGAATCTTTGAACGCACATTGCGCCCGTTAGTATTCTGACGGGCATGCCTGTCCGAGCGTCATTTCAACCCTTAAGCCCAGCTTAGCGTTGGCGGACTACGGCGCCCCCAGGGGCACTGTAGCCGCCCAAATCCATTGGCGGTCCCGCCGCGGCTCCCTTGCGTAGTAGCTCAACCTCGCACCGGGCCCGGGCGGCGACCTCGCCGTAAAACCCCCACTATAACAAGGTTGACCTCGGATCAGGTAGGAA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TGAGTTACCAAACTCCAAACCCACTGTAAACTTACCACTGTTGCTTCGGCGGACGGCTCTCCGGAGCGCCCCAGGGCCCCTCGCGGGCGCCCGCCGACGGCCCCAAACTCTTCTGTAGTTACAGGTCTTATCCTCTGAGTACAAACACAAACAAGTAAAAACTTTCAACAACGGATCTCTTGGTTCTGGCATCGATGAAGAACGCAGCGAAATGCGATAAGTAATGTGAATTGCAGAGTTCAGTGAATCATCGAATCTTTGAACGCACATTGCGCCCGTTAGTATTCTGACGGGCATGCCTGTCCGAGCGTCATTTCAACCCTTAAGCCCAGCTTAGCGTTGGCGGACTACGGCGCCCCCAGGGGCACTGTAGCCGCCCAAATCCATTGGCGGTCCCGCCGCGGCTCCCTTGCGTAGTAGCTCAACCTCGCACCGGGCCCGGGCGGCGACCTCGCCGTAAAACCCCCACTATA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AGGGTCGCAAGGCCTCCTAACCTCTTCAACCAACCCGCGTACCACCCGAGGGGGCCCGCAAGGGCCACTACACAGACTGCCTCGGTCGGCGGCCCCAGGGGGGGCCTCTGCCCGCGTCCGGCGCGTGACTGCCCGGCGCGGGTGCCGGCCGGTGGCCCAAACCAAAAACTACCGTGTAATACCTATTGCCTTCTGAAGAAATGAGAAATCATTACAACCTGCAACGATGGATCTCTTGGTTCTGGCATCGATGAAGAACGCAGCGAAATGCGATACGTAATGTGAATTGCAGATCTCTCAGTGAACCATCGAATTTTTGAACGCACATAGCGCCCGCCGGTCATTCCGGCGGGCATGCCTGTCCGAGCGTCGATGACGCCGCTCGAGCCCCCGTGCTCGGTGTTGGGGCGCTAGGTCTCGCAGAGGCCTAGGCCCCCAAGTAGCAGTGCGCGGTCCGGCTGCGGGCCCCGGGTACAGTAACTTCACCGTTAGATGCCCTGGGAGCCGCTGGCTGGGTCAGCCGTAAAACCCCCGACATAGGCCTCCCTGCCCGCCCCTGGCGGGGGGAGACCGCCTAATGTTGACCTCGGATCAGGTAGGAC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CTCCGTTGGTGAACCAGCGGAGGGATCATTAGAGGGTCGCAAGGCCTCCTAACCTCTTCAACCAACCCGCGTACCACCCGAGGGGGCCCGCAAGGGCCACTACACAGACTGCCTCGGTCGGCGGCCCCAGGGGGGGCCTCTGCCCGCGTCCGGCGCGTGACTGCCCGGCGCGGGTGCCGGCCGGTGGCCCAAACCAAAAACTACCGTGTAATACCTATTGCCTTCTGAAGAAATGAGAAATCATTACAACCTGCAACGATGGATCTCTTGGTTCTGGCATCGATGAAGAACGCAGCGAAATGCGATACGTAATGTGAATTGCAGATCTCTCAGTGAACCATCGAATTTTTGAACGCACATAGCGCCCGCCGGTCATTCCGGCGGGCATGCCTGTCCGAGCGTCGATGACGCCGCTCGAGCCCCCGTGCTCGGTGTTGGGGCGCTAGGTCTCGCAGAGGCCTAGGCCCCCAAGTAGCAGTGCGCGGTCCGGCTGCGGGCCCCGGGTACAGTAACTTCACCGTTAGATGCCCTGGGAGCCGCTGGCTGGGTCAGCCGTAAAACCCCCGACATAGGCCTCCCTGCCCGCCCCTGGCGGGGGGAGACCGCCTAATGTTGACCTCGG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AGGGTCGCGAGGCCTCCTAATCTCTTCAACCAACCCGCGTACCACCCGAGGGGGCCCGCAAGGGCCACTACAAGACTGCCTCGGTCGGCGGCCCCAGGGGGGGCCTCTGCCCGCGTCCGGCGCGTGATTGCCCGGCGCGGGTGCCGGCCGGTGGCCCAAACCAAAACTACCGTATAATACCTATTACCTTCTGAAGAAATGATAAATCATTACAACCTGCAACGATGGATCTCTTGGCTCTGGCATCGATGAAGAACGCAGCGAAATGCGATACGTAATGTGAATTGCAGATCTCTCAGTGAACCATCGAATTTTTGAACGCACATAGCGCCCGCCGGTCATTCCGGCGGGCATGCCTGTCCGAGCGTCGATGACGCCGCTCGAGCCCCCGTGCTCGGTGTTGGGGCGCTAGGTCTCCCAGAGGCCTAGGCCCCCAAGTAGCAGTGCGCGGTCCGGCTGCGGGCCCCGGGTAGAGTAACTTCACTGTTGAGATGCCCTGGGACTCGCTGGCCGGGTCAGCCGTAAAACCCCCGACATAGGCCTCCCCCAACCCGCCCGCGGGTGACGGGAGACCGCCTAATGTTGACCTCGGATCAGGTAGGACTACCCGCTGAACTTAA</text:p>
          </table:table-cell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GAGGGTCGCGAGGCCTCCTAATCTCTTCAACCAACCCGCGTACCACCCGAGGGGGCCCGCAAGGGCCACTACAAGACTGCCTCGGTCGGCGGCCCCAGGGGGGGCCTCTGCCCGCGTCCGGCGCGTGATTGCCCGGCGCGGGTGCCGGCCGGTGGCCCAAACCAAAACTACCGTATAATACCTATTACCTTCTGAAGAAATGATAAATCATTACAACCTGCAACGATGGATCTCTTGGCTCTGGCATCGATGAAGAACGCAGCGAAATGCGATACGTAATGTGAATTGCAGATCTCTCAGTGAACCATCGAATTTTTGAACGCACATAGCGCCCGCCGGTCATTCCGGCGGGCATGCCTGTCCGAGCGTCGATGACGCCGCTCGAGCCCCCGTGCTCGGTGTTGGGGCGCTAGGTCTCCCAGAGGCCTAGGCCCCCAAGTAGCAGTGCGCGGTCCGGCTGCGGGCCCCGGGTAGAGTAACTTCACTGTTGAGATGCCCTGGGACTCGCTGGCCGGGTCAGCCGTAAAACCCCCGACATAGGCCTCCCCCAACCCGCCCGCGGGTGACGGGAGACCGCCTAATGTTGACCTCGG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GAAAACTCCCAAACCCCTGTGAACATACCACTGTTGCTTCGGCGGAATCGCCCTCGCCTCGCGCGGGGGCCCGCCCGAGGACCCAAAAATTCAATTGTATTTGACTTCAAAACGCATTCTGAGTGGATTCTACGAATCAAATCAAAACCTTCAACAACGGATCTCTTGGCTCTGGCATCGATGAAGAACGCAGCGAAATGCGATAAGTAATGCGAATTGCAGAATTCAGTGAATCATCGAATCTTTGAACGCACATTGCGCCCGCCAGAACTCTGGCGGGCATGCCTGTTCGAGCGTCATCAACACCACTCAAGCCCCCGGGCTTGGCGTTGGGGATCGGCAGCCGGCGCGGCGCCCCTCCGGGGGCACCGCCCGCCGTCCCCCAAATACATCGGCGGCCGTCCGCGGGCTCCCAATGCGTAGTAGCAACACCTCGCACCGGGAGCCCCGAGCGTCCACGCCGTAAAACCCCCGACCTTTACCGGTTGACCTCGAATCAGGTAGGAC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GAAAACTCCCAAACCCCTGTGAACATACCACTGTTGCTTCGGCGGAATCGCCCTCGCCTCGCGCGGGGGCCCGCCCGAGGACCCAAAAATTCAATTGTATTTGACTTCAAAACGCATTCTGAGTGGATTCTACGAATCAAATCAAAACCTTCAACAACGGATCTCTTGGCTCTGGCATCGATGAAGAACGCAGCGAAATGCGATAAGTAATGCGAATTGCAGAATTCAGTGAATCATCGAATCTTTGAACGCACATTGCGCCCGCCAGAACTCTGGCGGGCATGCCTGTTCGAGCGTCATCAACACCACTCAAGCCCCCGGGCTTGGCGTTGGGGATCGGCAGCCGGCGCGGCGCCCCTCCGGGGGCACCGCCCGCCGTCCCCCAAATACATCGGCGGCCGTCCGCGGGCTCCCAATGCGTAGTAGCAACACCTCGCACCGGGAGCCCCGAGCGTCCACGCCGTAAAACCCCCGACCTTTACCGGTTGACCTCG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ATGTGAACATACCTGTCTTGTTGCTTCGGCGGCGCCCACGGCCCTCACGGGCTTGGGGCCCGCCAGAGGACCCAAACAAAACTCTTTGCATTTTGAATACAGTATTCTGAGTGACATGATTAAATAAAATCAAAACTTTCAACAACGGATCTCTTGGCTCTGGCATCGATGAAGAACGCAGCGAAATGCGATAAGTAATGTGAATTGCAGAATCCAGTGAATCATCGAATCTTTGAACGCACATTGCGCCCGCCAGTATTCTGGCGGGCATGCCTGTTCGAGCGTCATTTCAACCCTCAAGCTCTGCTTGGCGTTGGGGATCGGCAGCCCGGCTTCGCGCCGCGCCGTCCCCCAAATACAGTGGCGGTCTCGCTGCAGCTTCCTTTGCGTAGTAGCACACCTCGCACCGGAGAGCAGCGCGGCCACGCCGTAAAACCCCCGACTTCTTGTTTTTGACCTCGAATCAGGTAGGAC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TTACAACTCCCAAACCCATGTGAACATACCTGTCTTGTTGCTTCGGCGGCGCCCACGGCCCTCACGGGCTTGGGGCCCGCCAGAGGACCCAAACAAAACTCTTTGCATTTTGAATACAGTATTCTGAGTGACATGATTAAATAAAATCAAAACTTTCAACAACGGATCTCTTGGCTCTGGCATCGATGAAGAACGCAGCGAAATGCGATAAGTAATGTGAATTGCAGAATCCAGTGAATCATCGAATCTTTGAACGCACATTGCGCCCGCCAGTATTCTGGCGGGCATGCCTGTTCGAGCGTCATTTCAACCCTCAAGCTCTGCTTGGCGTTGGGGATCGGCAGCCCGGCTTCGCGCCGCGCCGTCCCCCAAATACAGTGGCGGTCTCGCTGCAGCTTCCTTTGCGTAGTAGCACACCTCGCACCGGAGAGCAGCGCGGCCACGCCGTAAAACCCCCGACTTCTTGTTTTTGACCTCG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ATATTGTTGCCTCGGCGGTGCCTGTTTCGGCAGCCCGCCAGAGGACCCAAACCCTAGATTACATTAAAGCATTTTCTGAGTCAATGATTAAATCAATCAAAACTTTCAACAACGGATCTCTTGGTTCTGGCATCGATGAAGAACGCAGCGAAATGCGATAAGTAATGTGAATTGCAGAATTCAGTGAATCATCGAATCTTTGAACGCACATTGCGCCCGCCAGTATTCTGGCGGGCATGCCTGTCCGAGCGTCATTTCAACCCTCAAGCCCCCGGGCTTGGTGTTGGAGATCGGCGAGCCCTCCGGGGCGCGCCGTCTCCCAAATATAGTGGCGGTCCCGCTGTAGCTTCCTCTGCGTAGTAGCACACCTCGCACTGGGAAACAGCGTGGCCACGCCGTAAAACCCCCCACTTCTGAAAGG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TGTGAACATACCATATTGTTGCCTCGGCGGTGCCTGTTTCGGCAGCCCGCCAGAGGACCCAAACCCTAGATTACATTAAAGCATTTTCTGAGTCAATGATTAAATCAATCAAAACTTTCAACAACGGATCTCTTGGTTCTGGCATCGATGAAGAACGCAGCGAAATGCGATAAGTAATGTGAATTGCAGAATTCAGTGAATCATCGAATCTTTGAACGCACATTGCGCCCGCCAGTATTCTGGCGGGCATGCCTGTCCGAGCGTCATTTCAACCCTCAAGCCCCCGGGCTTGGTGTTGGAGATCGGCGAGCCCTCCGGGGCGCGCCGTCTCCCAAATATAGTGGCGGTCCCGCTGTAGCTTCCTCTGCGTAGTAGCACACCTCGCACTGGGAAACAGCGTGGCCACGCCGTAAAACCCCCCACTTCTGA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ATTTGTTGCCTCGGCGGTGCCTGCTTCGGCAGCCCGCCAGAGGACCCAAACCCTTGATTTTATACAGTATCTTCTGAGTAAATGATTAAATAAATCAAAACTTTCAACAACGGATCTCTTGGTTCTGGCATCGATGAAGAACGCAGCGAAATGCGATAAGTAATGTGAATTGCAGAATTCAGTGAATCATCGAATCTTTGAACGCACATTGCGCCCGCCAGTATTCTGGCGGGCATGCCTGTTCGAGCGTCATTTCAACCCTCAAGCCCCCGGGCTTGGTGTTGGAGATCGGCGTGCCCCCCGGGGCGCGCCGGCTCCCAAATATAGTGGCGGTCTCGCTGTAGCTTCCTCTGCGTAGTAGCACACCTCGCACTGGAAAACAGCGTGGCCACGCCGTTAAACCCCCCACTTCTGAAAGG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TGTGAACATACCATTTGTTGCCTCGGCGGTGCCTGCTTCGGCAGCCCGCCAGAGGACCCAAACCCTTGATTTTATACAGTATCTTCTGAGTAAATGATTAAATAAATCAAAACTTTCAACAACGGATCTCTTGGTTCTGGCATCGATGAAGAACGCAGCGAAATGCGATAAGTAATGTGAATTGCAGAATTCAGTGAATCATCGAATCTTTGAACGCACATTGCGCCCGCCAGTATTCTGGCGGGCATGCCTGTTCGAGCGTCATTTCAACCCTCAAGCCCCCGGGCTTGGTGTTGGAGATCGGCGTGCCCCCCGGGGCGCGCCGGCTCCCAAATATAGTGGCGGTCTCGCTGTAGCTTCCTCTGCGTAGTAGCACACCTCGCACTGGAAAACAGCGTGGCCACGCCGTTAAACCCCCCACTTCTGAAAGGTTGACCTCGGATCAGGTAGGAATACCCGCTGAACTTAA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CGTTGCCTCGGCGGTGCCCGCTCCGGCGGCCCGCCAGAGGACCCCAAACTCTTGTTTTATACAGTATCTTCTGAGTAACACGATTAAATAAATCAAAACTTTCAACAACGGATCTCTTGGTTCTGGCATCGATGAAGAACGCAGCGAAATGCGATAAGTAATGTGAATTGCAGAATTCAGTGAATCATCGAATCTTTGAACGCACATTGCGCCCGCCAGTATTCTGGCGGGCATGCCTGTTCGAGCGTCATTTCAACCCTCAAGCCCCCGGGCTTGGTGTTGGGGATCGGCGTGCCCTCGCGGCGCGCCGTCCCCGAAATCTAGTGGCGGTCTCGCTGTAGCTTCCTCTGCGTAGTAGCACACCTCGCACTGGAAAGCAGCGCGGCCACGCCGTTAAACCCCCCACTTCTGAAAGG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TGTGAACATACCTATCGTTGCCTCGGCGGTGCCCGCTCCGGCGGCCCGCCAGAGGACCCCAAACTCTTGTTTTATACAGTATCTTCTGAGTAACACGATTAAATAAATCAAAACTTTCAACAACGGATCTCTTGGTTCTGGCATCGATGAAGAACGCAGCGAAATGCGATAAGTAATGTGAATTGCAGAATTCAGTGAATCATCGAATCTTTGAACGCACATTGCGCCCGCCAGTATTCTGGCGGGCATGCCTGTTCGAGCGTCATTTCAACCCTCAAGCCCCCGGGCTTGGTGTTGGGGATCGGCGTGCCCTCGCGGCGCGCCGTCCCCGAAATCTAGTGGCGGTCTCGCTGTAGCTTCCTCTGCGTAGTAGCACACCTCGCACTGGAAAGCAGCGCGGCCACGCCGTTAAACCCCCCACTTCTGAAAGGTTGACCTCGGATCAGGTAGGAATACCCGCTGAACTTAA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CGTTGCTTCGGCGGATCCGCCCCGGTGCCTTCGGGCCCGGACTCAGGCGCCCGCCGGGGGACCCAAACTCTTGTATTTCTTTAGTATCTTCTGAGTAAACAAGCAAATAAATTAAAACTTTCAACAACGGATCTCTTGGTTCTGGCATCGATGAAGAACGCAGCGAAATGCGATAAGTAATGTGAATTGCAGAATTCCGTGAATCATCGAATCTTTGAACGCACATTGCGCCCGCCAGTATTCTGGCGGGCATGCCTGTTCGAGCGTCATTTCAACCCTCAAGCCCCCGGGCTTGGTGTTGGGGCTCGGCCCGTCCCTAGCGGCGCGCCGTCCCCGAAATCTAGTGGCGGTCACGCTGTACTCCTCTGCGTAGTAATCTAACCTCGCAACGGGACAAAGCGCGGCCACGCCGTTAAACCCCCAACTTCTGAAGG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TGTGAACATACCTATCGTTGCTTCGGCGGATCCGCCCCGGTGCCTTCGGGCCCGGACTCAGGCGCCCGCCGGGGGACCCAAACTCTTGTATTTCTTTAGTATCTTCTGAGTAAACAAGCAAATAAATTAAAACTTTCAACAACGGATCTCTTGGTTCTGGCATCGATGAAGAACGCAGCGAAATGCGATAAGTAATGTGAATTGCAGAATTCCGTGAATCATCGAATCTTTGAACGCACATTGCGCCCGCCAGTATTCTGGCGGGCATGCCTGTTCGAGCGTCATTTCAACCCTCAAGCCCCCGGGCTTGGTGTTGGGGCTCGGCCCGTCCCTAGCGGCGCGCCGTCCCCGAAATCTAGTGGCGGTCACGCTGTACTCCTCTGCGTAGTAATCTAACCTCGCAACGGGACAAAGCGCGGCCACGCCGTTAAACCCCCAACTTCTG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TGTTGCTTCGGCGGGATCGCCCCGGCGCCCTCGGGCCCGGACCCAGGCGCCCGCCGGAGGACCCAAACTCTTGTCTTTCATGAGAATCTTCTGAGTAACATAAGCAAATAAATTAAAACTTTCAACAACGGATCTCTTGGTTCTGGCATCGATGAAGAACGCAGCGAAATGCGATAAGTAATGTGAATTGCAGAATTCCGTGAATCATCGAATCTTTGAACGCACATTGCGCCCGCCAGTATTCTGGCGGGCATGCCTGTTCGAGCGTCATTTCAACCCTCAAGCCCCCGGGCTTGGTGTTGGGGATCGGCCGCCCTCTCCGGCGCGCCGGCCCCGAAATCTAGTGGCGGTCTCGCTGTAGCCTCCTCTGCGTAGTAGCACACCTCGCACCGGAACGCAGCCTGGCCACGCCGTTAAACCCCCCACTTCTGAAGG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TGTGAACATACCTATTGTTGCTTCGGCGGGATCGCCCCGGCGCCCTCGGGCCCGGACCCAGGCGCCCGCCGGAGGACCCAAACTCTTGTCTTTCATGAGAATCTTCTGAGTAACATAAGCAAATAAATTAAAACTTTCAACAACGGATCTCTTGGTTCTGGCATCGATGAAGAACGCAGCGAAATGCGATAAGTAATGTGAATTGCAGAATTCCGTGAATCATCGAATCTTTGAACGCACATTGCGCCCGCCAGTATTCTGGCGGGCATGCCTGTTCGAGCGTCATTTCAACCCTCAAGCCCCCGGGCTTGGTGTTGGGGATCGGCCGCCCTCTCCGGCGCGCCGGCCCCGAAATCTAGTGGCGGTCTCGCTGTAGCCTCCTCTGCGTAGTAGCACACCTCGCACCGGAACGCAGCCTGGCCACGCCGTTAAACCCCCCACTTCTGAAGGTTGACCTCGGATCAGGTAGGAATACCCGCTGAACTTAA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TTGTTGCCTCGGCGGTGCCTGTTCCGACAGCCCGCCAGAGGACCCCAAACCCTGATTACATTTAAGAAGTCTTCTGAGTAAACCGATTAAATAAATCAAAACTTTCAACAACGGATCTCTTGGTTCTGGCATCGATGAAGAACGCAGCGAAATGCGATAAGTAATGTGAATTGCAGAATTCAGTGAATCATCGAATCTTTGAACGCACATTGCGCCCGCTAGTATTCTGGCGGGCATGCCTGTCCGAGCGTCATTTCAACCCTCAAGCCCCCGGGCTTGGTGTTGGGGATCGGCGAGCCTCCGCGCCCGCCGTCCCCTAAATCTAGTGGCGGTCTCGCTGTAGCTTCCTCTGCGTAGTAGCACACCTCGCACTGGGAAACAGCGCGGCCACGCCGTTAAACCCCCAACTTCTGAACGTTTGACCTCGGATCAGGTAGGAA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TGTGAACATACCTATTTGTTGCCTCGGCGGTGCCTGTTCCGACAGCCCGCCAGAGGACCCCAAACCCTGATTACATTTAAGAAGTCTTCTGAGTAAACCGATTAAATAAATCAAAACTTTCAACAACGGATCTCTTGGTTCTGGCATCGATGAAGAACGCAGCGAAATGCGATAAGTAATGTGAATTGCAGAATTCAGTGAATCATCGAATCTTTGAACGCACATTGCGCCCGCTAGTATTCTGGCGGGCATGCCTGTCCGAGCGTCATTTCAACCCTCAAGCCCCCGGGCTTGGTGTTGGGGATCGGCGAGCCTCCGCGCCCGCCGTCCCCTAAATCTAGTGGCGGTCTCGCTGTAGCTTCCTCTGCGTAGTAGCACACCTCGCACTGGGAAACAGCGCGGCCACGCCGTTAAACCCCCAACTTCTGAACGT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GTTTTGTTGCTTCGGCGGTGCCCTCGCTCTCGCGGCGAGGCCCGCCAGAGGACCCAAACAAACTCTTTGACTTTGATCTAGGATTATACTTCTGAGTGATACAAAAAATAAAATCAAAACTTTCAACAACGGATCTCTTGGTTCTGGCATCGATGAAGAACGCAGCGAAATGCGATAAGTAATGTGAATTGCAGAATTCAGTGAACCATCGAATCTTTGAACGCACATTGCGCCCGCCAGTATTCTGGCGGGCATGCCTGTTCGAGCGTCATTTCAACCCTCAAGCTCCGGCTTGGTGTTGGGGATCGGCAGCCCGGCTTCGCGCCGACGCCGTCCCCCAAATGCAGTGGCGGTCACGCTGCAGCCTCCTATGCGTAGTAGCACACCTCGCACTGGAGAGCAGCGCGGCCACGCCGTAAAACCCCCTACTTTTTGTGGTTGACCTCGAATCAGGTAGGAC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TGTGAACATACCTGTTTTGTTGCTTCGGCGGTGCCCTCGCTCTCGCGGCGAGGCCCGCCAGAGGACCCAAACAAACTCTTTGACTTTGATCTAGGATTATACTTCTGAGTGATACAAAAAATAAAATCAAAACTTTCAACAACGGATCTCTTGGTTCTGGCATCGATGAAGAACGCAGCGAAATGCGATAAGTAATGTGAATTGCAGAATTCAGTGAACCATCGAATCTTTGAACGCACATTGCGCCCGCCAGTATTCTGGCGGGCATGCCTGTTCGAGCGTCATTTCAACCCTCAAGCTCCGGCTTGGTGTTGGGGATCGGCAGCCCGGCTTCGCGCCGACGCCGTCCCCCAAATGCAGTGGCGGTCACGCTGCAGCCTCCTATGCGTAGTAGCACACCTCGCACTGGAGAGCAGCGCGGCCACGCCGTAAAACCCCCTACTTTTTGTGGTTGACCTCG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CTTACCATCTGTTCCCTCGGCGGAGGCCGCGAACCCCCCCGGGCTTCCGGGGCGGGGGAGCGCCGCCGTCGCAGGACCCCCGAAACCATTGTTTTTATGTCATTTCTTCTGAGTGGGCTCTAGCGAGCAAAAACAAGTAACAACTTTCAACAACGGATCTCTTGGCTCTGGCATCGATGAAGAACGCAGCGAAACGCGATAGGTAATGCGAATTGCAGAATTCAGTGAATCATCGAATCTTTGAACGCACATTGCGCCCGCCAGTACTCTGGCGGGCATGCCTGTCCGAGCGTCATTTCAACCCTCGAGCCCCCCCCGCGGGGGCTCGGCGTTGGGGATCGGCCCTGCGCCCCCGGGCGCGGGCGCCGTCCCCGAAATCCAGTGGCGGTCCCGCCGTCGCTCCTCTGCGTAGTAGCACACCTCGCACCGGAGCGGTGGCGCCGGCCTCGCCGTGAAACCCCCAACTTTTCAACGGTTGACCTCGGATCAGGTAGGACTACCCGCTGAACTTAA</text:p>
          </table:table-cell>
          <table:table-cell office:value-type="string" calcext:value-type="string">
            <text:p>k__Fungi;p__Ascomycota;c__Sordariomycetes;o__Hypocreales;f__Nectri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AGTTTACAACTCCCAAACCCCTGTGAACCTTACCATCTGTTCCCTCGGCGGAGGCCGCGAACCCCCCCGGGCTTCCGGGGCGGGGGAGCGCCGCCGTCGCAGGACCCCCGAAACCATTGTTTTTATGTCATTTCTTCTGAGTGGGCTCTAGCGAGCAAAAACAAGTAACAACTTTCAACAACGGATCTCTTGGCTCTGGCATCGATGAAGAACGCAGCGAAACGCGATAGGTAATGCGAATTGCAGAATTCAGTGAATCATCGAATCTTTGAACGCACATTGCGCCCGCCAGTACTCTGGCGGGCATGCCTGTCCGAGCGTCATTTCAACCCTCGAGCCCCCCCCGCGGGGGCTCGGCGTTGGGGATCGGCCCTGCGCCCCCGGGCGCGGGCGCCGTCCCCGAAATCCAGTGGCGGTCCCGCCGTCGCTCCTCTGCGTAGTAGCACACCTCGCACCGGAGCGGTGGCGCCGGCCTCGCCGTGAAACCCCCAACTTTTCAACGGTTGACCTCGG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CTAAAAACTCATCAACCCTGTGAACATACCTAAACGTTGCTTCGGCGGGAACAGACGGCCCCGTAACACGGGCCGCCCCCGCCAGAGGACCCCCTAACTCTGTTTCTATAAATGTTTTTTCTGAGTAAACAAGCAAATAAATTAAAACTTTCAACAACGGATCTCTTGGCTCTGGCATCGATGAAGAACGCAGCGAAATGCGATAAGTAATGTGAATTGCAGAATTCAGTGAATCATCGAATCTTTGAACGCACATTGCGCCCGCCAGTATTCTGGCGGGCATGCCTGTTCGAGCGTCATTACAACCCTCAGGCCCCCGGGCCTGGCGTTGGGGATCGGCGGAGCCCCCCGTGGGCACACGCCGTCCTCCAAATACAGTGGCGGTCCCGCCGCAGCTTCCATTGCGTAGTAGCTAACACCTCGCAACTGGAGAGCGGCGCGGCCACGCCGTAAAACACCCAACTTCTGAATGTTGACCTCGA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CGAGTCTAAAAACTCATCAACCCTGTGAACATACCTAAACGTTGCTTCGGCGGGAACAGACGGCCCCGTAACACGGGCCGCCCCCGCCAGAGGACCCCCTAACTCTGTTTCTATAAATGTTTTTTCTGAGTAAACAAGCAAATAAATTAAAACTTTCAACAACGGATCTCTTGGCTCTGGCATCGATGAAGAACGCAGCGAAATGCGATAAGTAATGTGAATTGCAGAATTCAGTGAATCATCGAATCTTTGAACGCACATTGCGCCCGCCAGTATTCTGGCGGGCATGCCTGTTCGAGCGTCATTACAACCCTCAGGCCCCCGGGCCTGGCGTTGGGGATCGGCGGAGCCCCCCGTGGGCACACGCCGTCCTCCAAATACAGTGGCGGTCCCGCCGCAGCTTCCATTGCGTAGTAGCTAACACCTCGCAACTGGAGAGCGGCGCGGCCACGCCGTAAAACACCCAACTTCTGAATGTTGACCTCGA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ACAACTCATCAACCCTGTGAACATACCTAAAACGTTGCTTCGGCGGGAACAGACGGCCCTGTAACAACGGGCCGCCCCCGCCAGAGGACCCCTAACTCTGTTTTTATAATGTTTTTCTGAGTAAACAAGCAAATAAATTAAAACTTTCAACAACGGATCTCTTGGCTCTGGCATCGATGAAGAACGCAGCGAAATGCGATAAGTAATGTGAATTGCAGAATTCAGTGAATCATCGAATCTTTGAACGCACATTGCGCCCGCCAGTATTCTGGCGGGCATGCCTGTTCGAGCGTCATTACAACCCTCAGGCCCCCGGGCCTGGCGTTGGGGATCGGCGGAAGCCCCCTGTGGGCACACGCCGTCCCTCAAATACAGTGGCGGTCCCGCCGCAGCTTCCATTGCGTAGTAGCTAACACCTCGCAACTGGAGAGCGGCGCGGCCATGCCGTAAAACACCCAACTTCTGAATGTTGACCTCGA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CGAGTTATACAACTCATCAACCCTGTGAACATACCTAAAACGTTGCTTCGGCGGGAACAGACGGCCCTGTAACAACGGGCCGCCCCCGCCAGAGGACCCCTAACTCTGTTTTTATAATGTTTTTCTGAGTAAACAAGCAAATAAATTAAAACTTTCAACAACGGATCTCTTGGCTCTGGCATCGATGAAGAACGCAGCGAAATGCGATAAGTAATGTGAATTGCAGAATTCAGTGAATCATCGAATCTTTGAACGCACATTGCGCCCGCCAGTATTCTGGCGGGCATGCCTGTTCGAGCGTCATTACAACCCTCAGGCCCCCGGGCCTGGCGTTGGGGATCGGCGGAAGCCCCCTGTGGGCACACGCCGTCCCTCAAATACAGTGGCGGTCCCGCCGCAGCTTCCATTGCGTAGTAGCTAACACCTCGCAACTGGAGAGCGGCGCGGCCATGCCGTAAAACACCCAACTTCTGAAT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ACAACTCCCAAACCCCTGTGAACCTACCTATACTGTTGCTTCGGCGGGAACAGACGGCCCCGTAAAACGGGCCGCCCCCGCCGGGGACCCCCCAAACCAATGTTTCTATAATGTTTTTCTGAGTAAACCCAAAAATAAATCAAAACTTTCAACAATGGATCTCTTGGCTCTGGCATCGATGAAGAACGCAGCGAAATGCGATACGTAATGTGAATTGCAGAATTCAGTGAATCATCGAATCTTTGAACGCACATTGCGCCCGCCAGTACTCTGGCGGGCATGCCTGTCCGAGCGTCATTACAACCCTCAGGCCCCCGGGCCTGGCGTTGGGGATCGGCGGAGCCCCCCCGTGGGCACACGCCGTCCCCCAAATACAGTGGCGGTCTCGCTGCAGCCCCCATTGCGTAGTAGCAACACCTCGCAACTGGAGAGCGGCGCGGCCATGCCGTAAAACACCCAACTTCTGAATGTTGACCTCGG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ATACAACTCCCAAACCCCTGTGAACCTACCTATACTGTTGCTTCGGCGGGAACAGACGGCCCCGTAAAACGGGCCGCCCCCGCCGGGGACCCCCCAAACCAATGTTTCTATAATGTTTTTCTGAGTAAACCCAAAAATAAATCAAAACTTTCAACAATGGATCTCTTGGCTCTGGCATCGATGAAGAACGCAGCGAAATGCGATACGTAATGTGAATTGCAGAATTCAGTGAATCATCGAATCTTTGAACGCACATTGCGCCCGCCAGTACTCTGGCGGGCATGCCTGTCCGAGCGTCATTACAACCCTCAGGCCCCCGGGCCTGGCGTTGGGGATCGGCGGAGCCCCCCCGTGGGCACACGCCGTCCCCCAAATACAGTGGCGGTCTCGCTGCAGCCCCCATTGCGTAGTAGCAACACCTCGCAACTGGAGAGCGGCGCGGCCATGCCGTAAAACACCCAACTTCTG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ACTTGTTGCCTCGGCGGATCAGCCCGCTCCCGGTAAAACGGGACGGCCCGCCAGAGGACCCCTAAACTCTGTTTCTATATGTAACTTCTGAGTAAAACCATAAATAAATCAAAACTTTCAACAACGGATCTCTTGGTTCTGGCATCGATGAAGAACGCAGCAAAATGCGATAAGTAATGTGAATTGCAGAATTCAGTGAATCATCGAATCTTTGAACGCACATTGCGCCCGCCAGTATTCTGGCGGGCATGCCTGTTCGAGCGTCATTTCAACCCTCAAGCACAGCTTGGTGTTGGGACTCGCGTTAATTCGCGTTCCTCAAATTGATTGGCGGTCACGTCGAGCTTCCATAGCGTAGTAGTAAAACCCTCGTTACTGGTAATCGTCGCGGCCACGCCGTTAAACCCCAACTTCTGAATGTTGACCTCGG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CTCCGTTGGTGAACCAGCGGAGGGATCATTACCGAGTTTACAACTCCCAAACCCCTGTGAACATACCACTTGTTGCCTCGGCGGATCAGCCCGCTCCCGGTAAAACGGGACGGCCCGCCAGAGGACCCCTAAACTCTGTTTCTATATGTAACTTCTGAGTAAAACCATAAATAAATCAAAACTTTCAACAACGGATCTCTTGGTTCTGGCATCGATGAAGAACGCAGCAAAATGCGATAAGTAATGTGAATTGCAGAATTCAGTGAATCATCGAATCTTTGAACGCACATTGCGCCCGCCAGTATTCTGGCGGGCATGCCTGTTCGAGCGTCATTTCAACCCTCAAGCACAGCTTGGTGTTGGGACTCGCGTTAATTCGCGTTCCTCAAATTGATTGGCGGTCACGTCGAGCTTCCATAGCGTAGTAGTAAAACCCTCGTTACTGGTAATCGTCGCGGCCACGCCGTTAAACCCCAACTTCTGAATGTTGACCTCGGATCAGGTAGGAATACCCGCTGAACTTA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ACGTTGCCTCGGCGGATCAGCCCGCGCCCTGTAAAAAGGGACGGCCCGCCCGAGGACCCTAAACTCTGTTTTTAGTGGAACTTCTGAGTAAAACAAACAAATAAATCAAAACTTTCAACAACGGATCTCTTGGTTCTGGCATCGATGAAGAACGCAGCAAAATGCGATAAGTAATGTGAATTGCAGAATTCAGTGAATCATCGAATCTTTGAACGCACATTGCGCCCGCCAGTATTCTGGCGGGCATGCCTGTTCGAGCGTCATTTCAACCCTCAAGCTCAGCTTGGTGTTGGGACTCGCGGTAACCCGCGTTCCCCAAATCGATTGGCGGTCACGTCGAGCTTCCATAGCGTAGTAATCATACACCTCGTTACTGGTAATCGTCGCGGCCACGCCGTAAAACCCCAACTTCTGAATGTTGACCTCGG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CTCCGTTGGTGAACCAGCGGAGGGATCATTACCGAGTTTACAACTCCCAAACCCCTGTGAACATACCTATACGTTGCCTCGGCGGATCAGCCCGCGCCCTGTAAAAAGGGACGGCCCGCCCGAGGACCCTAAACTCTGTTTTTAGTGGAACTTCTGAGTAAAACAAACAAATAAATCAAAACTTTCAACAACGGATCTCTTGGTTCTGGCATCGATGAAGAACGCAGCAAAATGCGATAAGTAATGTGAATTGCAGAATTCAGTGAATCATCGAATCTTTGAACGCACATTGCGCCCGCCAGTATTCTGGCGGGCATGCCTGTTCGAGCGTCATTTCAACCCTCAAGCTCAGCTTGGTGTTGGGACTCGCGGTAACCCGCGTTCCCCAAATCGATTGGCGGTCACGTCGAGCTTCCATAGCGTAGTAATCATACACCTCGTTACTGGTAATCGTCGCGGCCACGCCGTAAAACCCCAACTTCTG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TAATGTTGCCTCGGCGGATCAGCCCGCGCCCCGTAAAACGGGACGGCCCGCCAGAGGACCCAAACTCTAATGTTTCTTATTGTAACTTCTGAGTAAAACAAACAAATAAATCAAAACTTTCAACAACGGATCTCTTGGTTCTGGCATCGATGAAGAACGCAGCAAAATGCGATAAGTAATGTGAATTGCAGAATTCAGTGAATCATCGAATCTTTGAACGCACATTGCGCCCGCTGGTATTCCGGCGGGCATGCCTGTTCGAGCGTCATTTCAACCCTCAAGCCCCCGGGTTTGGTGTTGGGGATCGGCTCTGCCTTCTGGCGGCGCCGCCCCCGAAATACATTGGCGGTCTCGCTGCAGCCTCCATTGCGTAGTAGCTAACACCTCGCAACTGGAACGCGGCGCGGCCATGCCGTAAAACCCCAACTTCTGAATGTTGACCTCGG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CGAGTTTACAACTCCCAAACCCCTGTGAACATACCTTAATGTTGCCTCGGCGGATCAGCCCGCGCCCCGTAAAACGGGACGGCCCGCCAGAGGACCCAAACTCTAATGTTTCTTATTGTAACTTCTGAGTAAAACAAACAAATAAATCAAAACTTTCAACAACGGATCTCTTGGTTCTGGCATCGATGAAGAACGCAGCAAAATGCGATAAGTAATGTGAATTGCAGAATTCAGTGAATCATCGAATCTTTGAACGCACATTGCGCCCGCTGGTATTCCGGCGGGCATGCCTGTTCGAGCGTCATTTCAACCCTCAAGCCCCCGGGTTTGGTGTTGGGGATCGGCTCTGCCTTCTGGCGGCGCCGCCCCCGAAATACATTGGCGGTCTCGCTGCAGCCTCCATTGCGTAGTAGCTAACACCTCGCAACTGGAACGCGGCGCGGCCATGCCGTAAAACCCCAACTTCTG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TATGTTGCCTCGGCGGATCAGCCCGCGCCCCGTAAAAAGGGACGGCCCGCCGCAGGAACCCTAAACTCTGTTTTTAGTGGAACTTCTGAGTATAAAAAACAAATAAATCAAAACTTTCAACAACGGATCTCTTGGTTCTGGCATCGATGAAGAACGCAGCAAAATGCGATAAGTAATGTGAATTGCAGAATTCAGTGAATCATCGAATCTTTGAACGCACATTGCGCCCGCCAGTATTCTGGCGGGCATGCCTGTTCGAGCGTCATTTCAACCCTCAAGCCCAGCTTGGTGTTGGGAGCTGCAGTCCTGCTGCACTCCCCAAATACATTGGCGGTCACGTCGAGCTTCCATAGCGTAGTAATTTACATATCGTTACTGGTAATCGTCGCGGCCACGCCGTTAAACCCCAACTTCTGAATGTTGACCTCGGATCAGGTAGGAATACCCGCTGAACTTAA</text:p>
          </table:table-cell>
          <table:table-cell office:value-type="string" calcext:value-type="string">
            <text:p>k__Fungi;p__Ascomycota;c__Sordariomycetes;o__Hypocreales;f__Nectriaceae;g__Fusarium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CGAGTTTACAACTCCCAAACCCCTGTGAACATACCTTATGTTGCCTCGGCGGATCAGCCCGCGCCCCGTAAAAAGGGACGGCCCGCCGCAGGAACCCTAAACTCTGTTTTTAGTGGAACTTCTGAGTATAAAAAACAAATAAATCAAAACTTTCAACAACGGATCTCTTGGTTCTGGCATCGATGAAGAACGCAGCAAAATGCGATAAGTAATGTGAATTGCAGAATTCAGTGAATCATCGAATCTTTGAACGCACATTGCGCCCGCCAGTATTCTGGCGGGCATGCCTGTTCGAGCGTCATTTCAACCCTCAAGCCCAGCTTGGTGTTGGGAGCTGCAGTCCTGCTGCACTCCCCAAATACATTGGCGGTCACGTCGAGCTTCCATAGCGTAGTAATTTACATATCGTTACTGGTAATCGTCGCGGCCACGCCGTTAAACCCCAACTTCTGAATGTTGACCTCGGATCAGGTAGGAA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CCCCGGGCTTGGTGTTGGGGATCGGCCGCCCTCTCCGGCGCGCCGGCCCCGAAATCTAGTGGCGGTCTCGCTGTAGCCTCCTCTGCGTAGTAGCACACCTCGCACCGGAACGCAGCCTGGCCACGCCGTTAAACCCCCCACTTCTGAAGGTTGACCTCGGATCAGGTAGGAATACCCGCTGAACTTAA</text:p>
          </table:table-cell>
          <table:table-cell office:value-type="string" calcext:value-type="string">
            <text:p>k__Fungi;p__Ascomycota;c__Sordariomycetes;o__Hypocreales;f__Nectriaceae;g__Ilyonectria;s__Ilyonectria_liriodendri;sh__SH0004690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CCCCGGGCTTGGTGTTGGGGATCGGCCGCCCTCTCCGGCGCGCCGGCCCCGAAATCTAGTGGCGGTCTCGCTGTAGCCTCCTCTGCGTAGTAGCACACCTCGCACCGGAACGCAGCCTGGCCACGCCGTTAAACCCCCCACTTCTG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TCGTTGCTTCGGCGGGACCGCCCCGGCGCCCCCGGGCCCGGACCCAGGCGCCCGCCGGAGGACCCAAACTCTTGTCTTTATGGTGTATCTTCTGAGTGACATAAGCAAATAAAATCAAAACTTTCAACAACGGATCTCTTGGCTCTGGCATCGATGAAGAACGCAGCGAAATGCGATAAGTAATGTGAATTGCAGAATTCAGTGAATCATCGAATCTTTGAACGCACATTGCGCCCGCCAGTACTCTGGCGGGCATGCCTGTCCGAGCGTCATTTCAACCCTCGAGCCCCCGGGCTTGGTGCTGGGGATCGGCCGTCACTGGCCGGCCCCGAAATTGATTGGCGGTCTCGCCGTAGCCTCCTCTGCGTAGTAGCAACACCTCGCACTGGAACGCGGCGCGGCCCAGCCGTTAAACCCCCAACTTCTGAAAGGTTGACCTCGGATCAGGTAGGAATACCCGCTGAACTTAA</text:p>
          </table:table-cell>
          <table:table-cell office:value-type="string" calcext:value-type="string">
            <text:p>k__Fungi;p__Ascomycota;c__Sordariomycetes;o__Hypocreales;f__Nectriaceae;g__Paracremonium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CGAGTTTACAACTCCCAAACCCCTGTGAACATACCTATCGTTGCTTCGGCGGGACCGCCCCGGCGCCCCCGGGCCCGGACCCAGGCGCCCGCCGGAGGACCCAAACTCTTGTCTTTATGGTGTATCTTCTGAGTGACATAAGCAAATAAAATCAAAACTTTCAACAACGGATCTCTTGGCTCTGGCATCGATGAAGAACGCAGCGAAATGCGATAAGTAATGTGAATTGCAGAATTCAGTGAATCATCGAATCTTTGAACGCACATTGCGCCCGCCAGTACTCTGGCGGGCATGCCTGTCCGAGCGTCATTTCAACCCTCGAGCCCCCGGGCTTGGTGCTGGGGATCGGCCGTCACTGGCCGGCCCCGAAATTGATTGGCGGTCTCGCCGTAGCCTCCTCTGCGTAGTAGCAACACCTCGCACTGGAACGCGGCGCGGCCCAGCCGTTAAACCCCCAACTTCTGA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TACGTTGCTTCGGCGGACCACCCCAACCCCCTCGGGGCGAGGGGCCGCCAGAGGACCCAAAACCCAACTGTTTTTTCCGTAACGAAACCTATTCTGAGTGGAATTATTAAATAAATCAAAACTTTCAACAACGGATCTCTTGGCTCTGGCATCGATGAAGAACGCAGCGAAATGCGATAAGTAATGTGAATTGCAGAATTCAGTGAACCATCGAATCTTTGAACGCACATTGCGCCCGCCAGTACTCTGGCGGGCATGCCTGTTCGAGCGTCATTTCAACCCTCGAGCCCCCGGGCTCGGTGTTGGGGATCGGCACAAGGCGGAGGCTCCCCCGGGAGCCCCCCCGCCCGCCGTCCCCCAAATGCAGTGGCGGTCACGTCGCGGCCCCCCGTGCGTAGTAGCAACACCTCGCACCGGAGCCCGTCGTGCCCACGCCGTAAAACCCCCGACTTTTACAAGGTTGACCTCGAATCAGGTAGGACTACCCGCTGAACTTAA</text:p>
          </table:table-cell>
          <table:table-cell office:value-type="string" calcext:value-type="string">
            <text:p>k__Fungi;p__Ascomycota;c__Sordariomycetes;o__Hypocreales;f__Nectriaceae;g__Thelonectri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CGAGTTTACAACTCCCAAACCCCTGTGAACATACCTACGTTGCTTCGGCGGACCACCCCAACCCCCTCGGGGCGAGGGGCCGCCAGAGGACCCAAAACCCAACTGTTTTTTCCGTAACGAAACCTATTCTGAGTGGAATTATTAAATAAATCAAAACTTTCAACAACGGATCTCTTGGCTCTGGCATCGATGAAGAACGCAGCGAAATGCGATAAGTAATGTGAATTGCAGAATTCAGTGAACCATCGAATCTTTGAACGCACATTGCGCCCGCCAGTACTCTGGCGGGCATGCCTGTTCGAGCGTCATTTCAACCCTCGAGCCCCCGGGCTCGGTGTTGGGGATCGGCACAAGGCGGAGGCTCCCCCGGGAGCCCCCCCGCCCGCCGTCCCCCAAATGCAGTGGCGGTCACGTCGCGGCCCCCCGTGCGTAGTAGCAACACCTCGCACCGGAGCCCGTCGTGCCCACGCCGTAAAACCCCCGACTTTTACAAGGTTGACCTCG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CAACTCCCAAACCCCTGTGAACATACCATGTTGCTTCGGCGGATCACCCCAAGCCCCTCGGGGCGCGGGGCCCGCCAGAGGACCCAAAACTCAACTGTATTTTTTGTATCAAAACGTATTCTGAGTGGAATTTTAAATAAATCAAAACTTTCAACAACGGATCTCTTGGCTCTGGCATCGATGAAGAACGCAGCGAAATGCGATAAGTAATGTGAATTGCAGAATTCAGTGAACCATCGAATCTTTGAACGCACATTGCGCCCGCCAGTACTCTGGCGGGCATGCCTGTTCGAGCGTCATTACAACCCTCAAGCCCCCGGGCTTGGCGTTGGGGATCGGCACAAGGCGGAGGGGCACCCCTAGGGAGCCCCCTCGGCCCGCCGTCCCCCAAATTCAGTGGCGGTCACGTCGCGGCCTCCTATGCGTAGTAGCAACACCTCGCACTGGAAGCCCCTCGCGTCCACGCCGTAAAACCCCCGACTTTTTATCAAGTTGACCTCGAATCAGGTAGGACTACCCGCTGAACTTAA</text:p>
          </table:table-cell>
          <table:table-cell office:value-type="string" calcext:value-type="string">
            <text:p>k__Fungi;p__Ascomycota;c__Sordariomycetes;o__Hypocreales;f__Nectriaceae;g__Thelonectr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CTCCGTTGGTGAACCAGCGGAGGGATCATTACCGAGTTTTCAACTCCCAAACCCCTGTGAACATACCATGTTGCTTCGGCGGATCACCCCAAGCCCCTCGGGGCGCGGGGCCCGCCAGAGGACCCAAAACTCAACTGTATTTTTTGTATCAAAACGTATTCTGAGTGGAATTTTAAATAAATCAAAACTTTCAACAACGGATCTCTTGGCTCTGGCATCGATGAAGAACGCAGCGAAATGCGATAAGTAATGTGAATTGCAGAATTCAGTGAACCATCGAATCTTTGAACGCACATTGCGCCCGCCAGTACTCTGGCGGGCATGCCTGTTCGAGCGTCATTACAACCCTCAAGCCCCCGGGCTTGGCGTTGGGGATCGGCACAAGGCGGAGGGGCACCCCTAGGGAGCCCCCTCGGCCCGCCGTCCCCCAAATTCAGTGGCGGTCACGTCGCGGCCTCCTATGCGTAGTAGCAACACCTCGCACTGGAAGCCCCTCGCGTCCACGCCGTAAAACCCCCGACTTTTTATCAAGTTGACCTCG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TCAACTCCCAAACCCCTGTGAACATACCAATCGTTGCCTCGGCGGGAGAGCCCCGGGCGTTGGCGCAAGCCTCGCACCGGTATCAGGCGCCCGCCGGAGGACCCAAACAAACTCTTGAATTCTAAAGTATCTTCTGAGTAACAAAAGTTAAATAAATTAAAACTTTCAACAACGGATCTCTTGGTTCTGGCATCGATGAAGAACGCAGCGAAATGCGATAAGTAATGTGAATTGCAGAATTCAGTGAATCATCGAATCTTTGAACGCACATTGCGCCCGCCAGTATTCTGGCGGGCATGCCTGTTCGAGCGTCATTTCAACCCTCAAGCCTAGCTTGGTGTTGGGGATCGGCACAAGGCGCCCTCGGGCGCCCGCCGTCCCCTAAATCTAGTGGCGGTCCCGCTGCAGCCACCTCTGCGTAGTAGTTTTCTCCTCGCAAGGGCAGCTCGGTGGCGACCTCGCCGTAAAACCCCCAACTTCTGAAAGTTTGACCTCGAATCAGGTAGGAATACCCGCTGAACTTAA</text:p>
          </table:table-cell>
          <table:table-cell office:value-type="string" calcext:value-type="string">
            <text:p>k__Fungi;p__Ascomycota;c__Sordariomycetes;o__Hypocreales;f__Nectriaceae;g__Volut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GAGTTTTCAACTCCCAAACCCCTGTGAACATACCAATCGTTGCCTCGGCGGGAGAGCCCCGGGCGTTGGCGCAAGCCTCGCACCGGTATCAGGCGCCCGCCGGAGGACCCAAACAAACTCTTGAATTCTAAAGTATCTTCTGAGTAACAAAAGTTAAATAAATTAAAACTTTCAACAACGGATCTCTTGGTTCTGGCATCGATGAAGAACGCAGCGAAATGCGATAAGTAATGTGAATTGCAGAATTCAGTGAATCATCGAATCTTTGAACGCACATTGCGCCCGCCAGTATTCTGGCGGGCATGCCTGTTCGAGCGTCATTTCAACCCTCAAGCCTAGCTTGGTGTTGGGGATCGGCACAAGGCGCCCTCGGGCGCCCGCCGTCCCCTAAATCTAGTGGCGGTCCCGCTGCAGCCACCTCTGCGTAGTAGTTTTCTCCTCGCAAGGGCAGCTCGGTGGCGACCTCGCCGTAAAACCCCCAACTTCTGAAAGT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ACAACTCCCAAACCCACTGTGAACCTTACCTCAGTTGCCTCGGCGGGAACGCCCCGGCCGCCTGCCCCCGCGCCGGCGCCGGACCCAGGCGCCCGCCGCAGGGACCCCAAACTCTCTTGCATTACGCCCAGCGGGCGGAATTTCTTCTCTGAGTTGCACAAGCAAAAACAAATGAATCAAAACTTTCAACAACGGATCTCTTGGTTCTGGCATCGATGAAGAACGCAGCGAAATGCGATAAGTAATGTGAATTGCAGAATTCAGTGAATCATCGAATCTTTGAACGCACATTGCGCCCGCCAGCATTCTGGCGGGCATGCCTGTTCGAGCGTCATTTCAACCCTCGAGCCCCCCCGGGGGCCTCGGTGTTGGGGGACGGCACACCAGCCGCCCCCGAAATGCAGTGGCGACCCCGCCGCAGCCTCCCCTGCGTAGTAGCACACACCTCGCACCGGAGCGCGGAGGCGGTCACGCCGTAAAACGCCCAACTTTCTTAGAGTTGACCTCGGATCAGGTAGGAATACCCGCTGAACTTAA</text:p>
          </table:table-cell>
          <table:table-cell office:value-type="string" calcext:value-type="string">
            <text:p>k__Fungi;p__Ascomycota;c__Sordariomycetes;o__Hypocreales;f__Ophiocordycipit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CGAGTTATACAACTCCCAAACCCACTGTGAACCTTACCTCAGTTGCCTCGGCGGGAACGCCCCGGCCGCCTGCCCCCGCGCCGGCGCCGGACCCAGGCGCCCGCCGCAGGGACCCCAAACTCTCTTGCATTACGCCCAGCGGGCGGAATTTCTTCTCTGAGTTGCACAAGCAAAAACAAATGAATCAAAACTTTCAACAACGGATCTCTTGGTTCTGGCATCGATGAAGAACGCAGCGAAATGCGATAAGTAATGTGAATTGCAGAATTCAGTGAATCATCGAATCTTTGAACGCACATTGCGCCCGCCAGCATTCTGGCGGGCATGCCTGTTCGAGCGTCATTTCAACCCTCGAGCCCCCCCGGGGGCCTCGGTGTTGGGGGACGGCACACCAGCCGCCCCCGAAATGCAGTGGCGACCCCGCCGCAGCCTCCCCTGCGTAGTAGCACACACCTCGCACCGGAGCGCGGAGGCGGTCACGCCGTAAAACGCCCAACTTTCTTAGA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AGAGTGCCCTAGGCTCTCCAACCCATTGTGAACATACCTATCGTTCCCTCGGCGGGCTCAGCGCGCGGTGCCTCCGGGCTCCGGGCGTCCGCCGGGGACAACCAAACTCTGATTTTATTGTGAATCTCTGAGGGGCGAAAGCCCGAAAACAAAATGAATCAAAACTTTCAACAACGGATCTCTTGGCTCTGGCATCGATGAAGAACGCAGCGAAATGCGATAAGTAATGTGAATTGCAGAATTCAGTGAATCATCGAATCTTTGAACGCACATTGCGCCCGCCGGCACTCCGGCGGGCATGCCTGTCCGAGCGTCATTTCAACCCTCAGGACCCCCTTTCGGGGGGGACCTGGTGCTGGGGATCAGCGGCCTCCGGGCCCCTGTCCCCCAAATTGAGTGGCGGTCGCGCCGCAGCCTCCCCTGCGTAGTAGCACACCTCGCACCGGAGAGCGGCTCGGCCACGCCGTGAAACCCCCAATTTTTTAAGGTTGACCTCGGATCAGGTAGGAATACCCGCTGAACTTAA</text:p>
          </table:table-cell>
          <table:table-cell office:value-type="string" calcext:value-type="string">
            <text:p>k__Fungi;p__Ascomycota;c__Sordariomycetes;o__Hypocreales;f__Sarocladiacea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CAGAGTGCCCTAGGCTCTCCAACCCATTGTGAACATACCTATCGTTCCCTCGGCGGGCTCAGCGCGCGGTGCCTCCGGGCTCCGGGCGTCCGCCGGGGACAACCAAACTCTGATTTTATTGTGAATCTCTGAGGGGCGAAAGCCCGAAAACAAAATGAATCAAAACTTTCAACAACGGATCTCTTGGCTCTGGCATCGATGAAGAACGCAGCGAAATGCGATAAGTAATGTGAATTGCAGAATTCAGTGAATCATCGAATCTTTGAACGCACATTGCGCCCGCCGGCACTCCGGCGGGCATGCCTGTCCGAGCGTCATTTCAACCCTCAGGACCCCCTTTCGGGGGGGACCTGGTGCTGGGGATCAGCGGCCTCCGGGCCCCTGTCCCCCAAATTGAGTGGCGGTCGCGCCGCAGCCTCCCCTGCGTAGTAGCACACCTCGCACCGGAGAGCGGCTCGGCCACGCCGTGAAACCCCCAATTTTT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ACTCCCAAACCCTTTGTGAACCTTACCATATTGTTGCTTCGGCGGGACCGCCCCGGCGCCTTCGGGCCCGGAACCAGGCGCCCGCCGGAGGCCCCAAACTCTTATGTCTTTAGTGGTTTTCTCCTCTGAGTGACACATAAACAAATAAATAAAAACTTTCAACAACGGATCTCTTGGTTCTGGCATCGATGAAGAACGCAGCGAAATGCGATAAGTAATGTGAATTGCAGAATTCAGTGAATCATCGAATCTTTGAACGCACATTGCGCCCGCCAGTATTCTGGCGGGCATGCCTGTTCGAGCGTCATTTCAACCCTCAGGCCCCCAGTGCCTGGTGTTGGGGATCGGCCCAGCCTTCTCGCAAGGCCGCCGGCCCCGAAATCTAGTGGCGGTCTCGCTGTAGTCCTCCTCTGCGTAGTAGCACAACCTCGCAGTTGGAACGCGGCGGTGGCCATGCCGTTAAACACCCCACTTCTGAAAGTTGACCTCGGATCAGGTAGGAATACCCGCTGAACTTAA</text:p>
          </table:table-cell>
          <table:table-cell office:value-type="string" calcext:value-type="string">
            <text:p>k__Fungi;p__Ascomycota;c__Sordariomycetes;o__Hypocreales;f__Stachybotry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ACTCCCAAACCCTTTGTGAACCTTACCATATTGTTGCTTCGGCGGGACCGCCCCGGCGCCTTCGGGCCCGGAACCAGGCGCCCGCCGGAGGCCCCAAACTCTTATGTCTTTAGTGGTTTTCTCCTCTGAGTGACACATAAACAAATAAATAAAAACTTTCAACAACGGATCTCTTGGTTCTGGCATCGATGAAGAACGCAGCGAAATGCGATAAGTAATGTGAATTGCAGAATTCAGTGAATCATCGAATCTTTGAACGCACATTGCGCCCGCCAGTATTCTGGCGGGCATGCCTGTTCGAGCGTCATTTCAACCCTCAGGCCCCCAGTGCCTGGTGTTGGGGATCGGCCCAGCCTTCTCGCAAGGCCGCCGGCCCCGAAATCTAGTGGCGGTCTCGCTGTAGTCCTCCTCTGCGTAGTAGCACAACCTCGCAGTTGGAACGCGGCGGTGGCCATGCCGTTAAACACCCCACTTCTGAAA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TTATGTGAACCGTACCTATCGTTGCTTCGGCGGGAACGCCCCGGCGCCCTGCGCCCGGATCCAGGCGCCCGCCGGAGACCCCAAACTCTTGTGTTTTTTTCAGTATTCTCTGAGTGGCAAACGCAAAAATAAATCAAAACTTTTAACAACGGATCTCTTGGCTCTGGCATCGATGAAGAACGCAGCGAAATGCGATAAGTAATGTGAATTGCAGAATTCAGTGAATCATCGAATCTTTGAACGCACATTGCGCCCGTTAGCATTCTAGCGGGCATGCCTGTCCGAGCGTCATTTCAACCCTCAGGGTCCCCGTTCCGGCGGGGAACCTGGTGTTGGGGATCGGCCCGCCCCGTGCGGCGCCGTCCCCCAAATTCAGTGGCGGTCTCGCTGCAGCCTCCCCTGCGTAGTAGTTACAACCTCGCATCGGAGCTCAGCGCGGCCACGCCGTAAAACCCCCGACTTTCTGAACGTTGACCTCGGATCAGGTAGGAATACCCGCTGAACTTAA</text:p>
          </table:table-cell>
          <table:table-cell office:value-type="string" calcext:value-type="string">
            <text:p>k__Fungi;p__Ascomycota;c__Sordariomycetes;o__Hypocreales;f__Stachybotry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TTATGTGAACCGTACCTATCGTTGCTTCGGCGGGAACGCCCCGGCGCCCTGCGCCCGGATCCAGGCGCCCGCCGGAGACCCCAAACTCTTGTGTTTTTTTCAGTATTCTCTGAGTGGCAAACGCAAAAATAAATCAAAACTTTTAACAACGGATCTCTTGGCTCTGGCATCGATGAAGAACGCAGCGAAATGCGATAAGTAATGTGAATTGCAGAATTCAGTGAATCATCGAATCTTTGAACGCACATTGCGCCCGTTAGCATTCTAGCGGGCATGCCTGTCCGAGCGTCATTTCAACCCTCAGGGTCCCCGTTCCGGCGGGGAACCTGGTGTTGGGGATCGGCCCGCCCCGTGCGGCGCCGTCCCCCAAATTCAGTGGCGGTCTCGCTGCAGCCTCCCCTGCGTAGTAGTTACAACCTCGCATCGGAGCTCAGCGCGGCCACGCCGTAAAACCCCCGACTTTCTGAAC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GTTTACAACTCCCAAACCCACTGTGAACATACCTATAGTTGCTTCGGCGGGACCGCCCCGGCGCGCCCTCTAGGGGGCTTGCCCGGAACCAGGCGCCCGCCGGAGACCCCAAACTCTTGTTTTTTCCCGCACCCTGCGGCAGTAGATTCTCTGAGTGGCAAACGCAAAATAAATTAAAACTTTCAACAACGGATCTCTTGGCTCTGGCATCGATGAAGAACGCAGCGAAATGCGATAAGTAATGTGAATTGCAGAATTCAGTGAATCATCGAATCTTTGAACGCACATTGCGCCCGCTAGCACTCTAGCGGGCATGCCTGTCCGAGCGTCATTTCAACCCTCAGACCCCCTTCGGGGGGACTGGCGTTGGGGATCGGCCCGCCTCAGTGCGGTGCCGTCCCCCAAATACAGTGGCGGTCTCGCTGCAGCCTCCCCTGCGTAGTAGCACACCTCGCATCGGAGAGCGGTGAGGCCACGCCGTGAAACCCCCAACTTCTGAACGTTGACCTCGGATCAGGTAGGAATACCCGCTGAACTTAA</text:p>
          </table:table-cell>
          <table:table-cell office:value-type="string" calcext:value-type="string">
            <text:p>k__Fungi;p__Ascomycota;c__Sordariomycetes;o__Hypocreales;f__Stachybotry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TGAGTTTACAACTCCCAAACCCACTGTGAACATACCTATAGTTGCTTCGGCGGGACCGCCCCGGCGCGCCCTCTAGGGGGCTTGCCCGGAACCAGGCGCCCGCCGGAGACCCCAAACTCTTGTTTTTTCCCGCACCCTGCGGCAGTAGATTCTCTGAGTGGCAAACGCAAAATAAATTAAAACTTTCAACAACGGATCTCTTGGCTCTGGCATCGATGAAGAACGCAGCGAAATGCGATAAGTAATGTGAATTGCAGAATTCAGTGAATCATCGAATCTTTGAACGCACATTGCGCCCGCTAGCACTCTAGCGGGCATGCCTGTCCGAGCGTCATTTCAACCCTCAGACCCCCTTCGGGGGGACTGGCGTTGGGGATCGGCCCGCCTCAGTGCGGTGCCGTCCCCCAAATACAGTGGCGGTCTCGCTGCAGCCTCCCCTGCGTAGTAGCACACCTCGCATCGGAGAGCGGTGAGGCCACGCCGTGAAACCCCCAACTTCTGAAC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ACTACTCCAAACCCATTGTGAACCTTACCTATGTTCTGTTGCCTCGGCGGCGCGGTCAGCGCCCGAAAGGACGACGGCCCCCGCCGGCAGCACCAAACTCTTGAATTTTACAGCGGATTACAGTTCTGATTTGAAACAAAAAAACAAGTTAAAACTTTCAACAACGGATCTCTTGGTTCTGGCATCGATGAAGAACGCAGCGAAATGCGATAAGTAATGTGAATTGCAGAATTCAGTGAATCATCGAATCTTTGAACGCACATTGCGCCCGGCAGTAATCTGCCGGGCATGCCTGTCCGAGCGTCATTTCAACCCTCGAACCTCTGTTTCCTCAGGGAAGCTCAGGGTCGGTGTTGGGGCGCTACGGCGAGGTCTTCGCGACCCCCGTAGGCCCTGAAATACAGTGGCGGTCCCGCCGCGGTTGCCTTCTGCGTAGTAAGTCTCTTTTGCAAGCTCGCATTGGGTCCCGGCGGAGGCCTGCCGTCAAACCACTATAACTCCAG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ACTACTCCAAACCCATTGTGAACCTTACCTATGTTCTGTTGCCTCGGCGGCGCGGTCAGCGCCCGAAAGGACGACGGCCCCCGCCGGCAGCACCAAACTCTTGAATTTTACAGCGGATTACAGTTCTGATTTGAAACAAAAAAACAAGTTAAAACTTTCAACAACGGATCTCTTGGTTCTGGCATCGATGAAGAACGCAGCGAAATGCGATAAGTAATGTGAATTGCAGAATTCAGTGAATCATCGAATCTTTGAACGCACATTGCGCCCGGCAGTAATCTGCCGGGCATGCCTGTCCGAGCGTCATTTCAACCCTCGAACCTCTGTTTCCTCAGGGAAGCTCAGGGTCGGTGTTGGGGCGCTACGGCGAGGTCTTCGCGACCCCCGTAGGCCCTGAAATACAGTGGCGGTCCCGCCGCGGTTGCCTTCTGCGTAGTAAGTCTCTTTTGCAAGCTCGCATTGGGTCCCGGCGGAGGCCTGCCGTCAAACCACTATAACTCCAGATGGTTTGACCTCGGATCAGGTAGG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ATCACAACTCCAAACCCAATGTGAACCTTACCTCTTGTTCTGTTGCCTCGGCGGGCGGGGTTCGGCTCTCCGACAGGAGGTCCGCCGTCTCCCCAACCGCCGGCAGCATCAAACTCTAGGTTTCATAGCGGATCTATCTTCTGATTGAAAAGCAAGCAATGAATCAAAACTTTCAACAACGGATCTCTTGGTTCTGGCATCGATGAAGAACGCAGCGAAATGCGATAAGTAATGTGAATTGCAGAATTCAGTGAATCATCGAATCTTTGAACGCACATTGCGCCCGGCAGTAATCTGCCGGGCATGCCTGTTCGAGCGTCATTTCAACCCTCGAGACGGAGCGCTTTTGAAGCGCCCTGGCTCGGTGTTGGGGCGCTACAGCCGGGGGTTTGCACTCCCCAGTAGGCCCTGAAATACAGTGGCGGTCCCGCCGCGGCGCCCCCTGCGAAGTAGTGCTGCTAGCTCGCATTGGGTACCGGCAGAGGCTAGCCAGTCGAACCGAATCCTGACTCTTCAAGATGGTTTGACCTCGAATCAGGTAGGA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GAGTTATCACAACTCCAAACCCAATGTGAACCTTACCTCTTGTTCTGTTGCCTCGGCGGGCGGGGTTCGGCTCTCCGACAGGAGGTCCGCCGTCTCCCCAACCGCCGGCAGCATCAAACTCTAGGTTTCATAGCGGATCTATCTTCTGATTGAAAAGCAAGCAATGAATCAAAACTTTCAACAACGGATCTCTTGGTTCTGGCATCGATGAAGAACGCAGCGAAATGCGATAAGTAATGTGAATTGCAGAATTCAGTGAATCATCGAATCTTTGAACGCACATTGCGCCCGGCAGTAATCTGCCGGGCATGCCTGTTCGAGCGTCATTTCAACCCTCGAGACGGAGCGCTTTTGAAGCGCCCTGGCTCGGTGTTGGGGCGCTACAGCCGGGGGTTTGCACTCCCCAGTAGGCCCTGAAATACAGTGGCGGTCCCGCCGCGGCGCCCCCTGCGAAGTAGTGCTGCTAGCTCGCATTGGGTACCGGCAGAGGCTAGCCAGTCGAACCGAATCCTGACTCTTCAAGATGGTTTGACCTCGAATCAGGT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CCTTCAAAAACCCTTTGTGAACGTTACCTCTTGCCGCGTTGCCTCGGCGGGAGGCGGCCGGGAGGGGGGGGTCCGCCGCGTCCAGCGGAGGTCGCCCCCAGCCCGCCCGTCCCCGCCGGCAGCGCCACAAACTCTATTTGCACAGCGGACTGTATGTTCTGATTTACAAAAAAAACAAGTTAAAACTTTCAACAACGGATCTCTTGGTTCTGGCATCGATGAAGAACGCAGCGAAATGCGATAAGTAATGTGAATTGCAGAATTCAGTGAACCATCGAATCTTTGAACGCACATTGCGCCCGGTAGTAATCTGCCGGGCATGCCTGTCCGAGCGTCATTTCTCCCCTCGAGCGCGGCTTCACGGCCTGTCGCCCGGTGTTGGGGCGCTACGGAGGAGCCCCGCGCTCCGCCCCGTAGGCCCCGAAATGTAGTGGCGGTCCCGCCGCGGCGCCCCCTGCGTAGTAGTCTTACAACTCGCATCGGGTCCCGGCGGAGGCCAGCCGTCAAACCCCCAACTTCTCAACA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AGTTACCCTTCAAAAACCCTTTGTGAACGTTACCTCTTGCCGCGTTGCCTCGGCGGGAGGCGGCCGGGAGGGGGGGGTCCGCCGCGTCCAGCGGAGGTCGCCCCCAGCCCGCCCGTCCCCGCCGGCAGCGCCACAAACTCTATTTGCACAGCGGACTGTATGTTCTGATTTACAAAAAAAACAAGTTAAAACTTTCAACAACGGATCTCTTGGTTCTGGCATCGATGAAGAACGCAGCGAAATGCGATAAGTAATGTGAATTGCAGAATTCAGTGAACCATCGAATCTTTGAACGCACATTGCGCCCGGTAGTAATCTGCCGGGCATGCCTGTCCGAGCGTCATTTCTCCCCTCGAGCGCGGCTTCACGGCCTGTCGCCCGGTGTTGGGGCGCTACGGAGGAGCCCCGCGCTCCGCCCCGTAGGCCCCGAAATGTAGTGGCGGTCCCGCCGCGGCGCCCCCTGCGTAGTAGTCTTACAACTCGCATCGGGTCCCGGCGGAGGCCAGCCGTCAAACCCCCAACTTCTCAACA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CTTCAAAACCCACTGTGAACCTTACCTCTTGCCGCGTTGTCTCGGCGGGAGGCGGTGGGCGTCTCGCGCCCCTAGCGGGCCGTGCCGCTCCCGTCCCCGCCGGCGGCGCCAAACTCTAAATTTACAGCGGACTGTACGTTCTGATTTACAAAAAAAACAAGTTAAAACTTTCAACAACGGATCTCTTGGTTCTGGCATCGATGAAGAACGCAGCGAAATGCGATAAGTAATGTGAATTGCAGAATTCAGTGAACCATCGAATCTTTGAACGCACATTGCGCCCGGCAGTAATCTGCCGGGCATGCCTGTCCGAGCGTCATTTCTGCCCTCGAGCGAGTTCCAGCATCTAGGTGCTGGAGCCCGCCCGGCGTTGGGGCACTACGGTAGAGCACCTGTGCTGTCCGTAGGCCCTGAAATGAAGTGGCGGTCCTGCCGCGGCGCCCCCTGCGTAGTATAACAGCTCGCTTCGGGACCCGGTGGAGGCCAGCCGTCAAACCTATATTCTCTAA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AGTTACCTTCAAAACCCACTGTGAACCTTACCTCTTGCCGCGTTGTCTCGGCGGGAGGCGGTGGGCGTCTCGCGCCCCTAGCGGGCCGTGCCGCTCCCGTCCCCGCCGGCGGCGCCAAACTCTAAATTTACAGCGGACTGTACGTTCTGATTTACAAAAAAAACAAGTTAAAACTTTCAACAACGGATCTCTTGGTTCTGGCATCGATGAAGAACGCAGCGAAATGCGATAAGTAATGTGAATTGCAGAATTCAGTGAACCATCGAATCTTTGAACGCACATTGCGCCCGGCAGTAATCTGCCGGGCATGCCTGTCCGAGCGTCATTTCTGCCCTCGAGCGAGTTCCAGCATCTAGGTGCTGGAGCCCGCCCGGCGTTGGGGCACTACGGTAGAGCACCTGTGCTGTCCGTAGGCCCTGAAATGAAGTGGCGGTCCTGCCGCGGCGCCCCCTGCGTAGTATAACAGCTCGCTTCGGGACCCGGTGGAGGCCAGCCGTCAAACCTATATTCTCTAA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5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CTTCAAAACCCACTGTGAACCTTACCTCTTGCCGCGTTGTCTCGGCGGGAGGCGGTGTGCGTCGCGCGCCCTAGCGGGCCGCGCCGCTCCCGTCCCCGCCGGCAGCGCCAAACTCTAAATGCACAGCGGACTGTACGTTCTGATTTACAAAAAAAACAAGTTAAAACTTTCAACAACGGATCTCTTGGTTCTGGCATCGATGAAGAACGCAGCGAAATGCGATAAGTAATGTGAATTGCAGAATTCAGTGAACCATCGAATCTTTGAACGCACATTGCGCCCGGCAGTAATCTGCCGGGCATGCCTGTCCGAGCGTCATTTCTGCCCTCGAGCCGGTCCAGCATCTAGGTGCTGCTCCGGCCCGGCGTTGGGGCACTACGGGAAGCCTCGTGCTATCCCCCGTAGGCCCCGAAATGAAGTGGCGGTCCTGCCGCGGCTCCCCCTGCGTAGTATTACAGCTCGCTTCGGGACCCGGTGGAGGCCTGCCGTCAAACCTTACTCTCTAA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AGTTACCTTCAAAACCCACTGTGAACCTTACCTCTTGCCGCGTTGTCTCGGCGGGAGGCGGTGTGCGTCGCGCGCCCTAGCGGGCCGCGCCGCTCCCGTCCCCGCCGGCAGCGCCAAACTCTAAATGCACAGCGGACTGTACGTTCTGATTTACAAAAAAAACAAGTTAAAACTTTCAACAACGGATCTCTTGGTTCTGGCATCGATGAAGAACGCAGCGAAATGCGATAAGTAATGTGAATTGCAGAATTCAGTGAACCATCGAATCTTTGAACGCACATTGCGCCCGGCAGTAATCTGCCGGGCATGCCTGTCCGAGCGTCATTTCTGCCCTCGAGCCGGTCCAGCATCTAGGTGCTGCTCCGGCCCGGCGTTGGGGCACTACGGGAAGCCTCGTGCTATCCCCCGTAGGCCCCGAAATGAAGTGGCGGTCCTGCCGCGGCTCCCCCTGCGTAGTATTACAGCTCGCTTCGGGACCCGGTGGAGGCCTGCCGTCAAACCTTACTCTCTAA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TCTTCAAAACCCATTGTGAACCTTACCTCTTGCCGCGCGTTGCCTCGGCGGGGAGGCGGGGTCTGGGTCGGCGCGCCCCTCACCGGGCCGCCGTCCCCGTCCCCGTCCCCGCCGGCCGCGCCAAACTCTAAATTTGAAAAAGCGTACTGCACGTTCTGATTCAAAACAAAAAACAAGTCAAAACTTTTAACAACGGATCTCTTGGTTCTGGCATCGATGAAGAACGCAGCGAAATGCGATAAGTAATGTGAATTGCAGAATTCAGTGAATCATCGAATCTTTGAACGCACATTGCGCCCGGCAGCAATCTGCCGGGCATGCCTGTCCGAGCGTCATTTCTTCCCTCGAGCGCGGCTAGCCCTACGGGGCCTGCCGTCGCCCGGTGTTGGGGCTCTACGGGTGGGGCTCGTCCCCCCCGCAGTCCCCGAAATGTAGTGGCGGTCCAGCCGCGGCGCCCCCTGCGTAGTAGATCCTACATCTCGCATCGGGTCCCGGCGAAGGCCAGCCGTCGAACCTTTTATTTC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CGAAGTTACTCTTCAAAACCCATTGTGAACCTTACCTCTTGCCGCGCGTTGCCTCGGCGGGGAGGCGGGGTCTGGGTCGGCGCGCCCCTCACCGGGCCGCCGTCCCCGTCCCCGTCCCCGCCGGCCGCGCCAAACTCTAAATTTGAAAAAGCGTACTGCACGTTCTGATTCAAAACAAAAAACAAGTCAAAACTTTTAACAACGGATCTCTTGGTTCTGGCATCGATGAAGAACGCAGCGAAATGCGATAAGTAATGTGAATTGCAGAATTCAGTGAATCATCGAATCTTTGAACGCACATTGCGCCCGGCAGCAATCTGCCGGGCATGCCTGTCCGAGCGTCATTTCTTCCCTCGAGCGCGGCTAGCCCTACGGGGCCTGCCGTCGCCCGGTGTTGGGGCTCTACGGGTGGGGCTCGTCCCCCCCGCAGTCCCCGAAATGTAGTGGCGGTCCAGCCGCGGCGCCCCCTGCGTAGTAGATCCTACATCTCGCATCGGGTCCCGGCGAAGGCCAGCCGTCGAACCTTTTATTTCATG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ACTCCAAACCCTTTGTGAACCTACCAATTGTTGCTCGGCGCGCAGCGGGGTGGCCTAACCGCCCCCCGCGACGCGCCAGAGGACCCAAATTCTTATCTTACAGCGTACCTTCTGATTAAAAAGACAAACAGTCAAAACTTTCAACAACGGATCTCTTGGTTCTGGCATCGATGAAGAACGCAGCGAAATGCGATAAGTAATGTGAATTGCAGAATTCAGTGAATCATCGAATCTTTGAACGCACATTGCGCCCGGGAGTAATCTCCCGGGCATGCCTGTCCGAGCGTCATTTCAGCCCTCGAGCCGCTTTCAGTGGATCGGTGTTGGGGCACTACGGTAAAACGTAGGCCCCGAAATGAAGTGGCGGTCCCGCCGCGGCGTCCTATGCGTAGTAACTTTCAGTCTCGCATCGGGTCCCGGCGGTGACCTGCCGTCAACCTAATTATTTTCT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AAGTCGTAACAAGGTCTCCGTTGGTGAACCAGCGGAGGGATCATTACCGAGTTATACTCCAAACCCTTTGTGAACCTACCAATTGTTGCTCGGCGCGCAGCGGGGTGGCCTAACCGCCCCCCGCGACGCGCCAGAGGACCCAAATTCTTATCTTACAGCGTACCTTCTGATTAAAAAGACAAACAGTCAAAACTTTCAACAACGGATCTCTTGGTTCTGGCATCGATGAAGAACGCAGCGAAATGCGATAAGTAATGTGAATTGCAGAATTCAGTGAATCATCGAATCTTTGAACGCACATTGCGCCCGGGAGTAATCTCCCGGGCATGCCTGTCCGAGCGTCATTTCAGCCCTCGAGCCGCTTTCAGTGGATCGGTGTTGGGGCACTACGGTAAAACGTAGGCCCCGAAATGAAGTGGCGGTCCCGCCGCGGCGTCCTATGCGTAGTAACTTTCAGTCTCGCATCGGGTCCCGGCGGTGACCTGCCGTCAACCTAATTATTTTCTATG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CGCTCCAAACCCATTGTGAACCTTACCTACTGTTCTGTTGCCTCGGCGGGGGGACCTGCGGGAACCGCCCTAGCGGGCGCCCCTGGCCACCCTCCGCCGGCAGCACCAAACTCCTGAATTTATAGCGGACAAACGTTTCTGAATGATAAAAAAAATGAGTTAAAACTTTCAACAACGGATCTCTTGGTTCTGGCATCGATGAAGAACGCAGCGAAATGCGATAAGTAATGTGAATTGCAGAATTCAGTGAACCATCGAATCTTTGAACGCACATTGCGCCCGGCAGTAATCTGCCGGGCATGCCTGTCCGAGCGTCATTTCAACCCTCGAGCCTAGTCTTCTCGGCTCGGCGTTGGGGCGCTACGGGTCATTTTACATGCCCCGTAGGCCCCGAAATACAGTGGCGGTCCCGCCGCGGCGCCCCCTGCGTAGTAGTGTCTTTACAGAACTCGCATTGGGTCCCGGCGGAGGCTTGCCAGTCAAACCCCACTATCACAAG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CGAGTTATCGCTCCAAACCCATTGTGAACCTTACCTACTGTTCTGTTGCCTCGGCGGGGGGACCTGCGGGAACCGCCCTAGCGGGCGCCCCTGGCCACCCTCCGCCGGCAGCACCAAACTCCTGAATTTATAGCGGACAAACGTTTCTGAATGATAAAAAAAATGAGTTAAAACTTTCAACAACGGATCTCTTGGTTCTGGCATCGATGAAGAACGCAGCGAAATGCGATAAGTAATGTGAATTGCAGAATTCAGTGAACCATCGAATCTTTGAACGCACATTGCGCCCGGCAGTAATCTGCCGGGCATGCCTGTCCGAGCGTCATTTCAACCCTCGAGCCTAGTCTTCTCGGCTCGGCGTTGGGGCGCTACGGGTCATTTTACATGCCCCGTAGGCCCCGAAATACAGTGGCGGTCCCGCCGCGGCGCCCCCTGCGTAGTAGTGTCTTTACAGAACTCGCATTGGGTCCCGGCGGAGGCTTGCCAGTCAAACCCCACTATCACAAGATGGTTTGACCTCGGATCAGGTAGG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ACTCCAAACCCTTTGTGAACCTTACCTATGTTCTGTTGTCTCGGCGGGGCGCCAGGCCTCTGGCCAAACCCCCGCCGGCAGCATAAAACTCTTGCATTTTATAGCGGATTATATTTCTGAATTAAACACAAAACAAATCAAAACTTTCAACAACGGATCTCTTGGTTCTGGCATCGATGAAGAACGCAGCGAAATGCGATAAGTAATGTGAATTGCAGAATTCAGTGAATCATCGAATCTTTGAACGCACATTGCGCCCGGCAGTAATCTGCCGGGCATGCCTGTCCGAGCGTCATTTCAACCCTCGAACCCCGGTTTTCTTTATGGATCCCGGGGATCGGTGTTGGGGCACTACGGAGGTCTTCTGACCACCGTAGGCTTCGAAATACAGTGGCGGTCCCGTCGCGGCGCCCTCTGCGTAGTAATTTTCACCTCGCATTGGGTCCCGGCGAAGGCCAGCCGTCAAACCCTCTATTTTCT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TACTCCAAACCCTTTGTGAACCTTACCTATGTTCTGTTGTCTCGGCGGGGCGCCAGGCCTCTGGCCAAACCCCCGCCGGCAGCATAAAACTCTTGCATTTTATAGCGGATTATATTTCTGAATTAAACACAAAACAAATCAAAACTTTCAACAACGGATCTCTTGGTTCTGGCATCGATGAAGAACGCAGCGAAATGCGATAAGTAATGTGAATTGCAGAATTCAGTGAATCATCGAATCTTTGAACGCACATTGCGCCCGGCAGTAATCTGCCGGGCATGCCTGTCCGAGCGTCATTTCAACCCTCGAACCCCGGTTTTCTTTATGGATCCCGGGGATCGGTGTTGGGGCACTACGGAGGTCTTCTGACCACCGTAGGCTTCGAAATACAGTGGCGGTCCCGTCGCGGCGCCCTCTGCGTAGTAATTTTCACCTCGCATTGGGTCCCGGCGAAGGCCAGCCGTCAAACCCTCTATTTTCTATG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ACTCCAAACCCTTTGTGAACCTTACCTTTGTTCTGTTGCCTCGGCGGGGAGAAAGCCTCTCAGGAGGCCCAACCTCGCCGGCAGCACCAAACTCTTGCATTTAATAGCGGATTACACTTCTGAATAAAACACAAAACAAATTAAAACTTTCAACAACGGATCTCTTGGTTCTGGCATCGATGAAGAACGCAGCGAAATGCGATAAGTAATGTGAATTGCAGAATTCAGTGAATCATCGAATCTTTGAACGCACATTGCGCCCGGCAGTAATCTGCCGGGCATGCCTGTCCGAGCGTCATTTCAACCCTCGAGCCCCGGTTCTTTCGGACCGGGGATCGGTGTTGGGGCGCTACGGCGGTCTTCGGATCGCCGTAGGTCCCGAAATACAGTGGCGGTCCCGCCGCGGCGCCTTCTGCGTAGTAAACTTACAACTCGCATTAGGTCCCGGCGAAGGCCAGCCGTCAAACCCTCTATTCTTATG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TACTCCAAACCCTTTGTGAACCTTACCTTTGTTCTGTTGCCTCGGCGGGGAGAAAGCCTCTCAGGAGGCCCAACCTCGCCGGCAGCACCAAACTCTTGCATTTAATAGCGGATTACACTTCTGAATAAAACACAAAACAAATTAAAACTTTCAACAACGGATCTCTTGGTTCTGGCATCGATGAAGAACGCAGCGAAATGCGATAAGTAATGTGAATTGCAGAATTCAGTGAATCATCGAATCTTTGAACGCACATTGCGCCCGGCAGTAATCTGCCGGGCATGCCTGTCCGAGCGTCATTTCAACCCTCGAGCCCCGGTTCTTTCGGACCGGGGATCGGTGTTGGGGCGCTACGGCGGTCTTCGGATCGCCGTAGGTCCCGAAATACAGTGGCGGTCCCGCCGCGGCGCCTTCTGCGTAGTAAACTTACAACTCGCATTAGGTCCCGGCGAAGGCCAGCCGTCAAACCCTCTATTCTTATG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ACTCCAAACCCTTTGTGAACCTTACCTTTTTGTTGCTCGGCGTACCGCGGGCCGCGGCTTCGGCCCGTCCCGCAGCGCGCCAGAGGACCCAACTCTTCAATTTATAGCGTACCTTCTGATTTACAAAACAAACAAGTTAAAACTTTCAACAACGGATCTCTTGGTTCTGGCATCGATGAAGAACGCAGCGAAATGCGATAAGTAATGTGAATTGCAGAATTCAGTGAATCATCGAATCTTTGAACGCACATTGCGCCCGGCAGTAATCTGCCGGGCATGCCTGTCCGAGCGTCATTTCACCCCTCGAGCCGCTTTTAGTGGATCGGTGTTGGGGCACTACGGTAAAACGTAGGCCCCGAAATGAAGTGGCGGTCCCGCCGCGGTGCCCCCATGCGTAGTAACGTTTAGTCTCGCATCGGGTCCCGGCGGAGGCCTGCCGTCAAGCCTATTTATTCTCAGAATAGTTTGACCTCGGATCAGGTAGGGTTACCCGCTGAACTTAA</text:p>
          </table:table-cell>
          <table:table-cell office:value-type="string" calcext:value-type="string">
            <text:p>k__Fungi;p__Ascomycota;c__Sordariomycetes;o__Microascales;f__Microascaceae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CTCCGTTGGTGAACCAGCGGAGGGATCATTACCGAGTTATTACTCCAAACCCTTTGTGAACCTTACCTTTTTGTTGCTCGGCGTACCGCGGGCCGCGGCTTCGGCCCGTCCCGCAGCGCGCCAGAGGACCCAACTCTTCAATTTATAGCGTACCTTCTGATTTACAAAACAAACAAGTTAAAACTTTCAACAACGGATCTCTTGGTTCTGGCATCGATGAAGAACGCAGCGAAATGCGATAAGTAATGTGAATTGCAGAATTCAGTGAATCATCGAATCTTTGAACGCACATTGCGCCCGGCAGTAATCTGCCGGGCATGCCTGTCCGAGCGTCATTTCACCCCTCGAGCCGCTTTTAGTGGATCGGTGTTGGGGCACTACGGTAAAACGTAGGCCCCGAAATGAAGTGGCGGTCCCGCCGCGGTGCCCCCATGCGTAGTAACGTTTAGTCTCGCATCGGGTCCCGGCGGAGGCCTGCCGTCAAGCCTATTTATTCTCAGAATAGTTTGACCTCGGATCA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TCTTCAAACCCACGTGTGAACCCTACCCCCTGCCGCGCGGTTGCCTCGGCGGGAGGTCTGGAGCGGGCACCGCCCCGCCCCCGGCCCCCGCCGGCCGCGCCAGACTCTTCTCTTTGCGAAGCGGACTGCACGTTCTGATTTAGATTTTGAAAACAAGTCAAAACTTTCAACAACGGATCTCTTGGTTCTGGCATCGATGAAGAACGCAGCGAAATGCGATAAGTAATGTGAATTGCAGAATTCAGTGAATCATCGAATCTTTGAACGCACATTGCGCCCGGCAGCAATCTGCCGGGCATGCCTGTCCGAGCGTCATTTCTGCCCTCGAGCGCGGTCAGCCCTGCGGGGCCGGCCGCCGCCCGGTGTTGGGGCCCTGCCGGCGCGAGCCAGCAGCCCCCGAAATGAAGTGGCGGTCCCGCCGCGGCGCCCCCTGCGTAGTAGTTCTATATCACTCGCATCGGGTCCCGGCGACGGCCAGCCGTCGAACCCTCTTTCTTTTGATGGTTTGACCTCGGATCAGGTAGGGTTACCCGCTGAACTTAA</text:p>
          </table:table-cell>
          <table:table-cell office:value-type="string" calcext:value-type="string">
            <text:p>k__Fungi;p__Ascomycota;c__Sordariomycetes;o__Microascales;f__Microascaceae;g__Microascus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CGAAGTTACTCTTCAAACCCACGTGTGAACCCTACCCCCTGCCGCGCGGTTGCCTCGGCGGGAGGTCTGGAGCGGGCACCGCCCCGCCCCCGGCCCCCGCCGGCCGCGCCAGACTCTTCTCTTTGCGAAGCGGACTGCACGTTCTGATTTAGATTTTGAAAACAAGTCAAAACTTTCAACAACGGATCTCTTGGTTCTGGCATCGATGAAGAACGCAGCGAAATGCGATAAGTAATGTGAATTGCAGAATTCAGTGAATCATCGAATCTTTGAACGCACATTGCGCCCGGCAGCAATCTGCCGGGCATGCCTGTCCGAGCGTCATTTCTGCCCTCGAGCGCGGTCAGCCCTGCGGGGCCGGCCGCCGCCCGGTGTTGGGGCCCTGCCGGCGCGAGCCAGCAGCCCCCGAAATGAAGTGGCGGTCCCGCCGCGGCGCCCCCTGCGTAGTAGTTCTATATCACTCGCATCGGGTCCCGGCGACGGCCAGCCGTCGAACCCTCTTTCTTTTGATGGTTTGACCTCGGATCAGGTAGG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CTACAACTCCCAACCCCTGCGCACCGTACCCCAGTTTGTTCTCGTTGCCTCCTGGCGGCGGGCCCCCGGCGCCACCGCCGCGGGGCCCCCGCCAGCGGCGGCGAGCCCTCTGAACCTTTTTTTCGCAACCAGCCCGTCTGAGCAAAACAAACAAATGAATCAAAACTTTCAACAACGGATCTCTTGGTTCTGGCATCGATGAAGAACGCAGCGAAATGCGATACGTAATGTGAATTGCAGAATTCAGCGAACCATCGAATCTTTGAACGCACATTGCGCCTGCCAGCATTCTGGCAGGCATGCCTGTCCGAGCGTCATTTCCCCCCTCACGCGCCCCGTTGCGCGCTGGTGTTGGGGCTCCTCCGCCTGGCGGAGGGCCCTGAAAGCGAGTGGCGGGCCTGGCTGGTTGGCTCCGAGCGCAGTACCGAACGCACCGTTCCCCCTCTCGCTCGCGGGCCCCGCCGGCGCCCAGCCGTCAAAACCGCGGCGCGCCCCGCGCGCGCTGCACTTTTTACAAGGTTGACCTCGGATCAGGTAGGACTACCCGCTGAACTTAA</text:p>
          </table:table-cell>
          <table:table-cell office:value-type="string" calcext:value-type="string">
            <text:p>k__Fungi;p__Ascomycota;c__Sordariomycetes;o__Ophiostomatales;f__Ophiostomataceae;g__Sporothrix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CTCCGTTGGTGAACCAGCGGAGGGATCATTACAGAGTTCTACAACTCCCAACCCCTGCGCACCGTACCCCAGTTTGTTCTCGTTGCCTCCTGGCGGCGGGCCCCCGGCGCCACCGCCGCGGGGCCCCCGCCAGCGGCGGCGAGCCCTCTGAACCTTTTTTTCGCAACCAGCCCGTCTGAGCAAAACAAACAAATGAATCAAAACTTTCAACAACGGATCTCTTGGTTCTGGCATCGATGAAGAACGCAGCGAAATGCGATACGTAATGTGAATTGCAGAATTCAGCGAACCATCGAATCTTTGAACGCACATTGCGCCTGCCAGCATTCTGGCAGGCATGCCTGTCCGAGCGTCATTTCCCCCCTCACGCGCCCCGTTGCGCGCTGGTGTTGGGGCTCCTCCGCCTGGCGGAGGGCCCTGAAAGCGAGTGGCGGGCCTGGCTGGTTGGCTCCGAGCGCAGTACCGAACGCACCGTTCCCCCTCTCGCTCGCGGGCCCCGCCGGCGCCCAGCCGTCAAAACCGCGGCGCGCCCCGCGCGCGCTGCACTTTTTACAAGGTTGACCTCGG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TTCACAACTCCCAACCCTTGCGAACCGTACCCATTCTGTTCTCGTTGCTTCCGGCGGGGGGGACGGGGGGGCCCGAAACGGCCTCCCCGCCCCGCCCGCCGGGGGCGGCGGGCCCTACGAACCTTTATATCTCAACCACTAGAAACCGTCTGAGAAACAAACAAAATAATCAAAACTTTCAACAACGGATCTCTTGGCTCTGGCATCGATGAAGAACGCAGCGAAATGCGATACGTAATGTGAATTGCAGAATTCAGCGAACCATCGAATCTTTGAACGCACATTGCGCCCGCCAGTATTCTGGCGGGCATGCCTGTCCGAGCGTCATTTCCCCCCTCACGCGCCCCGTTGCGCGCTGGTGTTGGGGCTCCTCCGCCTGGCGGAGGGCCCCGAAAGCGAGTGGCGGGCCCGGCTGGTTGGCTCCGAGCGCAGTACCGAACGCAAGTTCTCCCCTCGCTCAGACGCCCCGCCGGCGCCCTGCCGTCAAAACGCGCATGACGTGCAACTCTTTTTACAAGGTTGACCTCGGATCAGGTAGGACTACCCGCTGAACTTAA</text:p>
          </table:table-cell>
          <table:table-cell office:value-type="string" calcext:value-type="string">
            <text:p>k__Fungi;p__Ascomycota;c__Sordariomycetes;o__Ophiostomatales;f__Ophiostomataceae;g__Sporothrix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GAGTTTTCACAACTCCCAACCCTTGCGAACCGTACCCATTCTGTTCTCGTTGCTTCCGGCGGGGGGGACGGGGGGGCCCGAAACGGCCTCCCCGCCCCGCCCGCCGGGGGCGGCGGGCCCTACGAACCTTTATATCTCAACCACTAGAAACCGTCTGAGAAACAAACAAAATAATCAAAACTTTCAACAACGGATCTCTTGGCTCTGGCATCGATGAAGAACGCAGCGAAATGCGATACGTAATGTGAATTGCAGAATTCAGCGAACCATCGAATCTTTGAACGCACATTGCGCCCGCCAGTATTCTGGCGGGCATGCCTGTCCGAGCGTCATTTCCCCCCTCACGCGCCCCGTTGCGCGCTGGTGTTGGGGCTCCTCCGCCTGGCGGAGGGCCCCGAAAGCGAGTGGCGGGCCCGGCTGGTTGGCTCCGAGCGCAGTACCGAACGCAAGTTCTCCCCTCGCTCAGACGCCCCGCCGGCGCCCTGCCGTCAAAACGCGCATGACGTGCAACTCTTTTTACAAGGTTGACCTCGGATCAGGTAGGACTACCCGCTGAACTTA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TGTTACCAAACAAACCACTGTGAACCGTCTCTTTAAGCTGTTTCGGCGGGCGATCCCAGGGCGGGATCCCGGGCTCCTTCGGGGGTGCTCGCCGGCGGCCATTTTCTAGCTCTGTTTCCAGCGGGCTTCTGAGTGTAAAAACAAAAATTATCAAAACTTTCAACAACGGATCTCTTGGCTCTGGCATCGATGAAGAACGCAGCGAAATGCGATAAGTAATGTGAATTGCAGAATTCAGTGAATCATCGAATCTTTGAACGCACATTGCACTCGCCAGTACTCTGGCGAGTATGCCTGTTCGAGCGTCATCTCAAACCTCAAGCTTTGCTTGCTGTTGGGGCGCTCCGGTTCGCCGGAGGCCCCCAATCACAGTGGCGGAGCGCCGTTGGGCTCTGAGCGTAGTATTGTTCTCGCTGCTGAGCTCCGGCGTTGCCTGCCGTAAAACAACCCTAAAACTCAAGGTTTGACCTCGGATCAGGTAGGGATACCCGCTGAACTTAA</text:p>
          </table:table-cell>
          <table:table-cell office:value-type="string" calcext:value-type="string">
            <text:p>k__Fungi;p__Ascomycota;c__Sordariomycetes;o__Pisorisporiales;f__Pisorisporiales_fam_Incertae_sedis;g__Brocchiosphaer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CGAATGTTACCAAACAAACCACTGTGAACCGTCTCTTTAAGCTGTTTCGGCGGGCGATCCCAGGGCGGGATCCCGGGCTCCTTCGGGGGTGCTCGCCGGCGGCCATTTTCTAGCTCTGTTTCCAGCGGGCTTCTGAGTGTAAAAACAAAAATTATCAAAACTTTCAACAACGGATCTCTTGGCTCTGGCATCGATGAAGAACGCAGCGAAATGCGATAAGTAATGTGAATTGCAGAATTCAGTGAATCATCGAATCTTTGAACGCACATTGCACTCGCCAGTACTCTGGCGAGTATGCCTGTTCGAGCGTCATCTCAAACCTCAAGCTTTGCTTGCTGTTGGGGCGCTCCGGTTCGCCGGAGGCCCCCAATCACAGTGGCGGAGCGCCGTTGGGCTCTGAGCGTAGTATTGTTCTCGCTGCTGAGCTCCGGCGTTGCCTGCCGTAAAACAACCCTAAAACTCAAG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GTCTGACGACTGCCCAAACCACACCGTGCACTCTTTTTATTACAATGCTTCGGCGGGTCGCTCGCTGGGGGAGCCCACCGGCCGCGGAAACGCGGTGGCCTGCCGAGGCATGCCCCAAACCATGAAAACAACTTTCTGAATATCATCTACTCCGAACGGAGAAGAAATAAGTCACAACTCATAACAATGGATCTCTTGGTTCTGGCATCGATGAAGAACGCAGCGAAATGCGATAAATAATATGAATTGCAGAATTCAGCGAATCATCGAGTTTTTGAACGCACATTGCGCCCTCTGGTATTCCGGAGGGCTTGTCCGACCGAGCGTCGCGTCACCGCTCAAGCCCCCGGCTTGGTGTTGGGAACTGCGGGAAGCTGCCTTGGCAGCATGCCCGCAGCCCCGAAATGCAGTGGCGGCTTCCACGGGGTACCTCCCTAGCGCAGTAGAAAGCACTCGCTGCCGCTTCGGAGTCCTGGGACGGCCTGCCGTAAAACCGAACGAGGAGGCGGAGTTTCCGTCGTCCACGTTCTCTTACAGGTTGACCTCGGGTCGGACAAGACTACCCGCTGAACTTAA</text:p>
          </table:table-cell>
          <table:table-cell office:value-type="string" calcext:value-type="string">
            <text:p>k__Fungi;p__Ascomycota;c__Sordariomycetes;o__Pleurotheciales;f__Pleurothec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GGTCTGACGACTGCCCAAACCACACCGTGCACTCTTTTTATTACAATGCTTCGGCGGGTCGCTCGCTGGGGGAGCCCACCGGCCGCGGAAACGCGGTGGCCTGCCGAGGCATGCCCCAAACCATGAAAACAACTTTCTGAATATCATCTACTCCGAACGGAGAAGAAATAAGTCACAACTCATAACAATGGATCTCTTGGTTCTGGCATCGATGAAGAACGCAGCGAAATGCGATAAATAATATGAATTGCAGAATTCAGCGAATCATCGAGTTTTTGAACGCACATTGCGCCCTCTGGTATTCCGGAGGGCTTGTCCGACCGAGCGTCGCGTCACCGCTCAAGCCCCCGGCTTGGTGTTGGGAACTGCGGGAAGCTGCCTTGGCAGCATGCCCGCAGCCCCGAAATGCAGTGGCGGCTTCCACGGGGTACCTCCCTAGCGCAGTAGAAAGCACTCGCTGCCGCTTCGGAGTCCTGGGACGGCCTGCCGTAAAACCGAACGAGGAGGCGGAGTTTCCGTCGTCCACGTTCTCTTACAGGTTGACCTCGGGTCGGA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AGGGTCTGACGACTGCCCAAACCAAACCGTGAACTATTCCGAGAAACATATGCTTCGGCGGGCCGCTCGCTGGGGGAGCCGTGGCCGCTTGTCGGTGGGCCGCCGAAAGCATGCAAACTAAACTCTGAGAACTGCTCTGAGAAAAATCTTTTCTAAATGAAATAAATTACAACTCATAACAATGGATCTCTTGGCTCTGGCATCGATGAAGAACGCAGCGAAATGCGATAAATAATATGAATTGCAGAATTCAGCGAATCATCGAGTTTTTGAACGCACATTGCGCCCTCTGGTATTCCGGAGGGCATGTCCGACCGAGCGTCGCGTCACCGCTCAAGCCCCCGGGCTTGGTGTTGGGGCATCGCGGGGTTGCGCAAGCACCCCGTGGCCCTCGAATACAGTGGCGGTCCCTCCGTGGGCTTCTCCCTAACGCAGTAGAGCATTCGGCTGTCGTTTCGGAGCCCGGAGGCGGTCTGCCGTAAAACCCCCGACGGCGGCAGCTTCGGCTGTCACCATCCTATGGTTGGCCTCGGGTCGGACAAGATTACCCGCTGAACTTAA</text:p>
          </table:table-cell>
          <table:table-cell office:value-type="string" calcext:value-type="string">
            <text:p>k__Fungi;p__Ascomycota;c__Sordariomycetes;o__Pleurotheciales;f__Pleurotheciaceae;g__Pleurotheci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AAAGGGTCTGACGACTGCCCAAACCAAACCGTGAACTATTCCGAGAAACATATGCTTCGGCGGGCCGCTCGCTGGGGGAGCCGTGGCCGCTTGTCGGTGGGCCGCCGAAAGCATGCAAACTAAACTCTGAGAACTGCTCTGAGAAAAATCTTTTCTAAATGAAATAAATTACAACTCATAACAATGGATCTCTTGGCTCTGGCATCGATGAAGAACGCAGCGAAATGCGATAAATAATATGAATTGCAGAATTCAGCGAATCATCGAGTTTTTGAACGCACATTGCGCCCTCTGGTATTCCGGAGGGCATGTCCGACCGAGCGTCGCGTCACCGCTCAAGCCCCCGGGCTTGGTGTTGGGGCATCGCGGGGTTGCGCAAGCACCCCGTGGCCCTCGAATACAGTGGCGGTCCCTCCGTGGGCTTCTCCCTAACGCAGTAGAGCATTCGGCTGTCGTTTCGGAGCCCGGAGGCGGTCTGCCGTAAAACCCCCGACGGCGGCAGCTTCGGCTGTCACCATCCTATGGTTGGCCTCGGGTCGGA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GTCTAACGACGCCCAAACCAAACCGTGAACTATTCCACAAACCTATGCTCCGGCGGGCCGCTCGCTGGGGGAGCCCCGGGCCGCTTTGTCGGTGGTCCGCCGGAAGCATGCAAACCAAAATAATGCTCTGAGAACTGCTCTGAGAAAATTCTTTTTCTAAACGAAAATAAATCACAACTCATAACAATGGATCTCTTGGCTCTGGCATCGATGAAGAACGCAGCGAAATGCGATAAATAATATGAATTGCAGAATTCAGCGAATCATCGAGTTTTTGAACGCACATTGCGCCCTCTGGTATTCCGGAGGGCATGTCCGACCGAGCGTCGCGTCACCGCTCAAGCCCCCGGGCTTGGTGATGGGGTTCGCGGGTGCCGCAGCGCCCCGCGTCCCTCAAATGCAGTGGCGGTCCCTCCGTGGGCTTCTCCCTAGCGCAGTAGAGCATTCAGCTGTCGTTTCGGAGCCCGGAGGCGCCTGCCGTAAAACCCCCCGACGGTGGCAGCTTCGGCTGTCTCCTTCTCATGGTTGGCCTCGGGTCGGACAAGATTACCCGCTGAACTTAA</text:p>
          </table:table-cell>
          <table:table-cell office:value-type="string" calcext:value-type="string">
            <text:p>k__Fungi;p__Ascomycota;c__Sordariomycetes;o__Pleurotheciales;f__Pleurotheciaceae;g__Pleurotheci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AGGGTCTAACGACGCCCAAACCAAACCGTGAACTATTCCACAAACCTATGCTCCGGCGGGCCGCTCGCTGGGGGAGCCCCGGGCCGCTTTGTCGGTGGTCCGCCGGAAGCATGCAAACCAAAATAATGCTCTGAGAACTGCTCTGAGAAAATTCTTTTTCTAAACGAAAATAAATCACAACTCATAACAATGGATCTCTTGGCTCTGGCATCGATGAAGAACGCAGCGAAATGCGATAAATAATATGAATTGCAGAATTCAGCGAATCATCGAGTTTTTGAACGCACATTGCGCCCTCTGGTATTCCGGAGGGCATGTCCGACCGAGCGTCGCGTCACCGCTCAAGCCCCCGGGCTTGGTGATGGGGTTCGCGGGTGCCGCAGCGCCCCGCGTCCCTCAAATGCAGTGGCGGTCCCTCCGTGGGCTTCTCCCTAGCGCAGTAGAGCATTCAGCTGTCGTTTCGGAGCCCGGAGGCGCCTGCCGTAAAACCCCCCGACGGTGGCAGCTTCGGCTGTCTCCTTCTCATGGTTGGCCTCGGGTCGGA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GTCTAACGACTGCCCAAACCCAACCGTGAACTACTCCTTCAAACATATGCTTCGGCGGGCCGCTCGCTAGGGGAGCCCCGGGCCGCTTCGGCGGTGACCCGCCGCAGGCATGCAAACCAAACCTTTTCCGAAACTGCTCTGAGAAAATACTTTCTAAATGAAAATAATCACAACTCATAACAATGGATCTCTTGGCTCTGGCATCGATGAAGAACGCAGCGAAATGCGATAAATAATATGAATTGCAGAATTCAGCGAATCATCGAGTTTTTGAACGCACATTGCGCCCTCTGGTATTCCGGAGGGCATGTCCGACCGAGCGTCGCGTCACCGCTCAAGCCCCTCCGGGGGCTTGGTGTTGGGGCCTCGCGGGTGCCTCGGCCCCGCGGCCCTCAAATGCAGTGGCGGTCCCTCGTGGGCTTCTCCCTAGCGCAGTAAAGCAATCGCTGTCGCTTCGGGGCCCCGGGCGGCCTGCCGTAAAACGCACCCCGATTTCAATGGTTGGCCTCGGGTCGGACAAGATTACCCGCTGAACTTAA</text:p>
          </table:table-cell>
          <table:table-cell office:value-type="string" calcext:value-type="string">
            <text:p>k__Fungi;p__Ascomycota;c__Sordariomycetes;o__Pleurotheciales;f__Pleurotheciaceae;g__Pleurotheciell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GGTCTAACGACTGCCCAAACCCAACCGTGAACTACTCCTTCAAACATATGCTTCGGCGGGCCGCTCGCTAGGGGAGCCCCGGGCCGCTTCGGCGGTGACCCGCCGCAGGCATGCAAACCAAACCTTTTCCGAAACTGCTCTGAGAAAATACTTTCTAAATGAAAATAATCACAACTCATAACAATGGATCTCTTGGCTCTGGCATCGATGAAGAACGCAGCGAAATGCGATAAATAATATGAATTGCAGAATTCAGCGAATCATCGAGTTTTTGAACGCACATTGCGCCCTCTGGTATTCCGGAGGGCATGTCCGACCGAGCGTCGCGTCACCGCTCAAGCCCCTCCGGGGGCTTGGTGTTGGGGCCTCGCGGGTGCCTCGGCCCCGCGGCCCTCAAATGCAGTGGCGGTCCCTCGTGGGCTTCTCCCTAGCGCAGTAAAGCAATCGCTGTCGCTTCGGGGCCCCGGGCGGCCTGCCGTAAAACGCACCCCGATTTCAATGGTTGGCCTCGGGTCGGA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GTCTAGCGACTGCCCGAACCAACACACCGTGAACCTTATCATCTTCCGCTGCGGCGGGCCGCCCGCTGGAGGGGCCCCGGGGCCGAGAGGCCCGGCCCGCCGGAGCGACCCCTGAAAGGACCTCCTGAAGCTCTTCTGAGAGGCGCCGATTGGCCTTCCTACGAAGGTGATCACAACCCACAGCAATGGATCTCTTGGCTCTGGCATCGATGAAGAACGCAGCGAAATGCGATACGTAATGCGAATTGCAGATCCAGTGAATCATCGAGTCTTTGAACGCATATTGCGCCCCCCGGCACTCCGGGGGGCTTGTCCGACCGAGCGCCGCAGCGCCGCCCAGGCAGACCGCGCCCTCGCGCGCGCGAAGCCCGGTGTTGGGGCACGCGACGCCGTCGCGGCCCTCAAATCCAGCCGCGGCCGCCGCAGCGCGCGGCCCCCAGGCGCAGTACGTCCACCTACGAACGGTGCTGCCGCCTCGAGGGGTCCCTGCGACGGCCCGCCCAACCCGGCCCCGAAGGGGGACCACACACTATAACCCGGTTGGCCTCGGGTCGGACAAGGCTACCCGCTGAACTTAA</text:p>
          </table:table-cell>
          <table:table-cell office:value-type="string" calcext:value-type="string">
            <text:p>k__Fungi;p__Ascomycota;c__Sordariomycetes;o__Savoryellales;f__Savoryellaceae;g__Dematiosporium;s__Dematiosporium_sp;sh__SH011527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GGTCTAGCGACTGCCCGAACCAACACACCGTGAACCTTATCATCTTCCGCTGCGGCGGGCCGCCCGCTGGAGGGGCCCCGGGGCCGAGAGGCCCGGCCCGCCGGAGCGACCCCTGAAAGGACCTCCTGAAGCTCTTCTGAGAGGCGCCGATTGGCCTTCCTACGAAGGTGATCACAACCCACAGCAATGGATCTCTTGGCTCTGGCATCGATGAAGAACGCAGCGAAATGCGATACGTAATGCGAATTGCAGATCCAGTGAATCATCGAGTCTTTGAACGCATATTGCGCCCCCCGGCACTCCGGGGGGCTTGTCCGACCGAGCGCCGCAGCGCCGCCCAGGCAGACCGCGCCCTCGCGCGCGCGAAGCCCGGTGTTGGGGCACGCGACGCCGTCGCGGCCCTCAAATCCAGCCGCGGCCGCCGCAGCGCGCGGCCCCCAGGCGCAGTACGTCCACCTACGAACGGTGCTGCCGCCTCGAGGGGTCCCTGCGACGGCCCGCCCAACCCGGCCCCGAAGGGGGACCACACACTATAACCCGGTTGGCCTCGGGTCGGAC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GTCTAGCGACTGCCCGAACCACTACACTGTGCACTATTCCAAAACAAATTTCTACGCTGCGGCGGGCCGCTCGCTGGAGGGGCCCCGGGCCGAAAGGCTGGCCTGCCAAAGCAACCCTTAAAATATTTTGAAGCACTTCTGAGAGGCGCCGATAGCCTTTTTATCAAAGGTGATCACAACCCACAACAATGGATCTCTTGGCTCTGGCATCGATGAAGAACGCAGCGAAATGCGATACGTAATGCGAATTGCAGATCCAGTGAATCATCGAGTCTTTGAACGCATATTGCGCCCCCCGGCACTCCGGGGGGCTTGTCCGACCGAGCGCCGCATCGCCGCTCAGGTTAAAACCTGGTGTTGGGGCATGCGAGTCGTTTGCAGCCCTCAAATCCAGCGGCGGCCGCCCTAGTGCGGACCTCCAGGTGCAGTACGTCCACCTTTGAACGGTGCTGTCGCCTCGTGAGGTTCCCGTGACGGCCCGCCTCCACACGAGAAAAGGCTCGCAAGAGCCCTCTCAAATCATACCCGGTTGGCCTCGGGTCGGACAAGGCTACCCGCTGAACTTAA</text:p>
          </table:table-cell>
          <table:table-cell office:value-type="string" calcext:value-type="string">
            <text:p>k__Fungi;p__Ascomycota;c__Sordariomycetes;o__Savoryellales;f__Savoryellaceae;g__Dematiosporium;s__Dematiosporium_sp;sh__SH011527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GGTCTAGCGACTGCCCGAACCACTACACTGTGCACTATTCCAAAACAAATTTCTACGCTGCGGCGGGCCGCTCGCTGGAGGGGCCCCGGGCCGAAAGGCTGGCCTGCCAAAGCAACCCTTAAAATATTTTGAAGCACTTCTGAGAGGCGCCGATAGCCTTTTTATCAAAGGTGATCACAACCCACAACAATGGATCTCTTGGCTCTGGCATCGATGAAGAACGCAGCGAAATGCGATACGTAATGCGAATTGCAGATCCAGTGAATCATCGAGTCTTTGAACGCATATTGCGCCCCCCGGCACTCCGGGGGGCTTGTCCGACCGAGCGCCGCATCGCCGCTCAGGTTAAAACCTGGTGTTGGGGCATGCGAGTCGTTTGCAGCCCTCAAATCCAGCGGCGGCCGCCCTAGTGCGGACCTCCAGGTGCAGTACGTCCACCTTTGAACGGTGCTGTCGCCTCGTGAGGTTCCCGTGACGGCCCGCCTCCACACGAGAAAAGGCTCGCAAGAGCCCTCTCAAATCATACCCGGTTGGCCTCGGGTCGGAC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GTAAAAACTCCCTTAAACCATCGCGAACGTTACCTGGACGTCGTTGCTTCGGCGGGTTCGCCCGCCGGAGGGACGCTACCAAACTATTGCAGTCATTGGCCTCTCTGAGTATGATTTTTAAATAAGTCAAAACTTTCAACAACGGATCTCTTGGTTCTGGCATCGATGAAGAACGCAGCGAAATGCGATAAGTAATGTGAATTGCAGAATTCAGTGAATCATCGAATCTTTGAACGCACATTGCGCCCGCCAGTATTCTGGCGGGCATGCCTGTTCGAGCGTCATTTCAACCATCAAGCCCCCGGCTTGTGTTGGGGACCTGCGGCTGCCGCAGGCCCTGAAAACCAGTGGCGGGCTCGCTGTCACCCCGAGCGTAGTAGTTACATCTCGCTCTGGGAGTGCTGCGGGTTCCGGCCGTTAAACGCCTTATTTACCCAAGGTTGACCTCGGATCAGGTAGGAAG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AAGAGTGTAAAAACTCCCTTAAACCATCGCGAACGTTACCTGGACGTCGTTGCTTCGGCGGGTTCGCCCGCCGGAGGGACGCTACCAAACTATTGCAGTCATTGGCCTCTCTGAGTATGATTTTTAAATAAGTCAAAACTTTCAACAACGGATCTCTTGGTTCTGGCATCGATGAAGAACGCAGCGAAATGCGATAAGTAATGTGAATTGCAGAATTCAGTGAATCATCGAATCTTTGAACGCACATTGCGCCCGCCAGTATTCTGGCGGGCATGCCTGTTCGAGCGTCATTTCAACCATCAAGCCCCCGGCTTGTGTTGGGGACCTGCGGCTGCCGCAGGCCCTGAAAACCAGTGGCGGGCTCGCTGTCACCCCGAGCGTAGTAGTTACATCTCGCTCTGGGAGTGCTGCGGGTTCCGGCCGTTAAACGCCTTATTTACCCAAGGTTGACCTCGGATCAGGTAGGAA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GTAAAAACTCCCTTAAACCATCGCGAACGTTACCTGGACGTCGTTGCTTCGGCGGGTTCGCCCGCCGGAGGGACGCTACCAAACTATTGCAGTCATTGGCCTCTCTGAGTATGATTTTTAAATAAGTCAAAACTTTCAACAACGGATCTCTTGGTTCTGGCATCGATGAAGAACGCAGCGAAATGCGATAAGTAATGTGAATTGCAGAATTCAGTGAATCATCGAATCTTTGAACGCACATTGCGCCCGCTAGTATTCTGGCGGGCATGCCTGTTCGAGCGTCATTTCAACCATCAAGCCCTGCTTGTGTTGGGGTCCTGCGGCTGCCCGCAGGCCCTGAAAACCAGTGGCGGGCTCGCTAGTCACACCGAGCGCAGTAGCACATCTCGCTCAGGGCGTGCGGCGGGTTCTTGCCGTTAAACACCCCCCTTTCCA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CTCCGTTGGTGAACCAGCGGAGGGATCATTAAAGAGTGTAAAAACTCCCTTAAACCATCGCGAACGTTACCTGGACGTCGTTGCTTCGGCGGGTTCGCCCGCCGGAGGGACGCTACCAAACTATTGCAGTCATTGGCCTCTCTGAGTATGATTTTTAAATAAGTCAAAACTTTCAACAACGGATCTCTTGGTTCTGGCATCGATGAAGAACGCAGCGAAATGCGATAAGTAATGTGAATTGCAGAATTCAGTGAATCATCGAATCTTTGAACGCACATTGCGCCCGCTAGTATTCTGGCGGGCATGCCTGTTCGAGCGTCATTTCAACCATCAAGCCCTGCTTGTGTTGGGGTCCTGCGGCTGCCCGCAGGCCCTGAAAACCAGTGGCGGGCTCGCTAGTCACACCGAGCGCAGTAGCACATCTCGCTCAGGGCGTGCGGCGGGTTCTTGCCGTTAAACACCCCCCTTTCCA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TGCAAAACTCCCTTAAACCATCGTGAACCATACCTCTGAACAGTTGCTTCGGCGGGCCGGCCCTCCCCCGGGAGGCGCCGCCCAAGGCCCGCCGGAGGTACCCAAACCATTGTCTTTACAGGCCTCTCTGAGTGACACACTTAATAAGTCAAAACTTTCAACAACGGATCTCTTGGTTCTGGCATCGATGAAGAACGCAGCGAAATGCGATAAGTAATGTGAATTGCAGAATTCAGTGAATCATCGAATCTTTGAACGCACATTGCGCCCGCCAGTATTCTGGCGGGCATGCCTGTCCGAGCGTCATTTCAACCATCAAGCCCCGGGCTTGTGTTGGGGACCTGCGTCCGACGCAGGCCCCGAAAACCAGTGGCGGGCTCGCTGTCCACACCGAGCGTAGTAGCTAACCTCGCTCCGGAGTGGCGCGGGCGCCTGCCGTAAAACCCCCCAATTTTA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AAGAGTTGCAAAACTCCCTTAAACCATCGTGAACCATACCTCTGAACAGTTGCTTCGGCGGGCCGGCCCTCCCCCGGGAGGCGCCGCCCAAGGCCCGCCGGAGGTACCCAAACCATTGTCTTTACAGGCCTCTCTGAGTGACACACTTAATAAGTCAAAACTTTCAACAACGGATCTCTTGGTTCTGGCATCGATGAAGAACGCAGCGAAATGCGATAAGTAATGTGAATTGCAGAATTCAGTGAATCATCGAATCTTTGAACGCACATTGCGCCCGCCAGTATTCTGGCGGGCATGCCTGTCCGAGCGTCATTTCAACCATCAAGCCCCGGGCTTGTGTTGGGGACCTGCGTCCGACGCAGGCCCCGAAAACCAGTGGCGGGCTCGCTGTCCACACCGAGCGTAGTAGCTAACCTCGCTCCGGAGTGGCGCGGGCGCCTGCCGTAAAACCCCCCAATTTT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TGCAAAACTCCCTTCATACCATCGCGAACGCTACCCGATTCTCGTTGCTTCGGCGGGGGTCCCCTCTCCAAAACGGGAGCCCCCGCCGGAGGAACGCAGCCATATACTCTTGTATTTGCTGGCCTCTCTGAGTACGATTTATGCGAATAAGTCAAAACTTTCAACAACGGATCTCTTGGTTCTGGCATCGATGAAGAACGCAGCGAAATGCGATAAGTAATGTGAATTGCAGAATTCAGTGAATCATCGAATCTTTGAACGCACATTGCGCCCCCCAGTATTCTGGCGGGCATGCCTGTTCGAGCGTCATTTCAACCATCAAGCCCTGCTTGTGTTGGGGTCCTGCGGCTGCCCGCAGGCCCTGAAAACCAGTGGCGGGCTCGCTAGTCACACCGAGCGCAGTAGCACATCTCGCTCAGGGCGTGCGGCGGGCTCCAGCCGTTAAAGCACCCACCTTTCG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AAGAGTTGCAAAACTCCCTTCATACCATCGCGAACGCTACCCGATTCTCGTTGCTTCGGCGGGGGTCCCCTCTCCAAAACGGGAGCCCCCGCCGGAGGAACGCAGCCATATACTCTTGTATTTGCTGGCCTCTCTGAGTACGATTTATGCGAATAAGTCAAAACTTTCAACAACGGATCTCTTGGTTCTGGCATCGATGAAGAACGCAGCGAAATGCGATAAGTAATGTGAATTGCAGAATTCAGTGAATCATCGAATCTTTGAACGCACATTGCGCCCCCCAGTATTCTGGCGGGCATGCCTGTTCGAGCGTCATTTCAACCATCAAGCCCTGCTTGTGTTGGGGTCCTGCGGCTGCCCGCAGGCCCTGAAAACCAGTGGCGGGCTCGCTAGTCACACCGAGCGCAGTAGCACATCTCGCTCAGGGCGTGCGGCGGGCTCCAGCCGTTAAAGCACCCACCTTTCG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CGAGTTGCAAAACTCCCAACCATTGTGAACGTTACCTTATCGTTGCTTCGGCGGGTGGCCCCTAACCGGGCCGCGTCTCCCTCACCGGAGGTACCCTGCCGGAGGCATTAAACTCTTATTTTAGTTGGTATCTCTGAGTAACTTATAAAATAAGTCAAAACTTTCAACAACGGATCTCTTGGTTCTGGCATCGATGAAGAACGCAGCGAAATGCGATAAGTAATGTGAATTGCAGAATTCAGTGAATCATCGAATCTTTGAACGCACATTGCGCCCGCTAGTATTCTGGCGGGCATGCCTGTTCGAGCGTCATTTCAACCATCAAGCCCTAGGCTTGTGTTGGGGCCCTGCGGCTACCGCAGCCCCCGAAATGCAGTGGCGGGCTCGTTGTCATACCGAGTGCAGTAGTTTATCTTCGCTCTGGACATGATGGCGGGTTCTTGCCGTTAAACAACCAACTTA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ACGAGTTGCAAAACTCCCAACCATTGTGAACGTTACCTTATCGTTGCTTCGGCGGGTGGCCCCTAACCGGGCCGCGTCTCCCTCACCGGAGGTACCCTGCCGGAGGCATTAAACTCTTATTTTAGTTGGTATCTCTGAGTAACTTATAAAATAAGTCAAAACTTTCAACAACGGATCTCTTGGTTCTGGCATCGATGAAGAACGCAGCGAAATGCGATAAGTAATGTGAATTGCAGAATTCAGTGAATCATCGAATCTTTGAACGCACATTGCGCCCGCTAGTATTCTGGCGGGCATGCCTGTTCGAGCGTCATTTCAACCATCAAGCCCTAGGCTTGTGTTGGGGCCCTGCGGCTACCGCAGCCCCCGAAATGCAGTGGCGGGCTCGTTGTCATACCGAGTGCAGTAGTTTATCTTCGCTCTGGACATGATGGCGGGTTCTTGCCGTTAAACAACCAACTTA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TGAGTTGCAAAACTCCAACCATCGCGAATGTAACCCATTGCAGTTGCTTCGGCGGGTGGCCCTGAGAAGGGCCGCACTCCCTTATGGGGGGTATACCCGCCGGAGTCGTACAAACTCTTGTATTTGTTGGCATCTCTGAGTAACTTTACAATAAGTTAAAACTTTCAACAACGGATCTCTTGGTTCTGGCATCGATGAAGAACGCAGCGAAATGCGATAAGTAATGTGAATTGCAGAATTCAGTGAATCATCGAATCTTTGAACGCACATTGCGCCCGCCAGTATTCTGGCGGGCATGCCTGTTCGAGCGTCATTTCAACCATCAAGCCCCAGGCTTGTGTTGGGGCCCTGCGGAGACGCAGGCCCCTAAAAGCAGTGGCGGGCTCGCTGTCATTCCGAGCGCAGTATTATATCTTCGCTTTGGGTATGGCGGCGGGTTCCGGCCGTGAAACCACCTATT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ATGAGTTGCAAAACTCCAACCATCGCGAATGTAACCCATTGCAGTTGCTTCGGCGGGTGGCCCTGAGAAGGGCCGCACTCCCTTATGGGGGGTATACCCGCCGGAGTCGTACAAACTCTTGTATTTGTTGGCATCTCTGAGTAACTTTACAATAAGTTAAAACTTTCAACAACGGATCTCTTGGTTCTGGCATCGATGAAGAACGCAGCGAAATGCGATAAGTAATGTGAATTGCAGAATTCAGTGAATCATCGAATCTTTGAACGCACATTGCGCCCGCCAGTATTCTGGCGGGCATGCCTGTTCGAGCGTCATTTCAACCATCAAGCCCCAGGCTTGTGTTGGGGCCCTGCGGAGACGCAGGCCCCTAAAAGCAGTGGCGGGCTCGCTGTCATTCCGAGCGCAGTATTATATCTTCGCTTTGGGTATGGCGGCGGGTTCCGGCCGTGAAACCACCTATT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TGAGTTGCAAAACTCCCTTTAACCATCGCGAACGTTACCACATGTCGTTGCTTCGGCGGGCAGCTCCTACCCCTCACAGGGCGGGGGGCTCCCGCGGCCCCCGTTTCGAGGGCCGGCCCGCCGGAGGGACACAAACCAAAACCCTTACCAATACTGGCCTCTCTGAGTATGATTTTAAATAAGTCAAAACTTTCAACAACGGATCTCTTGGTTCTGGCATCGATGAAGAACGCAGCGAAATGCGATAAGTAATGTGAATTGCAGAATTCAGTGAATCATCGAATCTTTGAACGCACATTGCGCCCGCCAGTATTCTGGCGGGCATGCCTGTTCGAGCGTCATTTCAACCATCAAGCCCAGCTTGTGCTGGGGTCCTGCGGCTGCCCCGCAGGCCCCGAAATCCAGTGGCGGGCTCGCTAGTCACACCGAGCGCAGTAGTAATCTTCGCTTAGGTCGTGCGGCGGGTCCTTGCCGTTAAAACAAACTATTTTTT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ATGAGTTGCAAAACTCCCTTTAACCATCGCGAACGTTACCACATGTCGTTGCTTCGGCGGGCAGCTCCTACCCCTCACAGGGCGGGGGGCTCCCGCGGCCCCCGTTTCGAGGGCCGGCCCGCCGGAGGGACACAAACCAAAACCCTTACCAATACTGGCCTCTCTGAGTATGATTTTAAATAAGTCAAAACTTTCAACAACGGATCTCTTGGTTCTGGCATCGATGAAGAACGCAGCGAAATGCGATAAGTAATGTGAATTGCAGAATTCAGTGAATCATCGAATCTTTGAACGCACATTGCGCCCGCCAGTATTCTGGCGGGCATGCCTGTTCGAGCGTCATTTCAACCATCAAGCCCAGCTTGTGCTGGGGTCCTGCGGCTGCCCCGCAGGCCCCGAAATCCAGTGGCGGGCTCGCTAGTCACACCGAGCGCAGTAGTAATCTTCGCTTAGGTCGTGCGGCGGGTCCTTGCCGTTAAAACAAACTATTTTT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AAAAACTCCCCTAAACCATTGTGAACCTACCACTAAACAGTTGCTTCGGCGGGTGGGCGTCCCCTCCCCAGGGAAGGGCGCCCCGCTAGACCGCCCGCCGGAGGTACCCAAAACTCTTGTTTAACTAAAAGGCCTCTCTGAGTACTGTACTTAAATAAGTCAAAACTTTCAACAACGGATCTCTTGGTTCTGGCATCGATGAAGAACGCAGCGAAATGCGATAAGTAATGTGAATTGCAGAATTCAGTGAATCATCGAATCTTTGAACGCACATTGCGCCCGCCAGTATTCTGGCGGGCATGCCTGTTCGAGCGTCATTTCAACCATCAAGCCCCGGCGCTTGTGTTGGGGACCCGCGGCTGCCGCGGGCCCTTAAAGACAGTGGCGGTCCTCGCTGCAGCACCGAGCGTAGTAGCTATACACCTCGCCCTGGGAGCTGCGCGTGTCGACCACGCCGTAAAACCCCCCACCTCTCA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AAAAACTCCCCTAAACCATTGTGAACCTACCACTAAACAGTTGCTTCGGCGGGTGGGCGTCCCCTCCCCAGGGAAGGGCGCCCCGCTAGACCGCCCGCCGGAGGTACCCAAAACTCTTGTTTAACTAAAAGGCCTCTCTGAGTACTGTACTTAAATAAGTCAAAACTTTCAACAACGGATCTCTTGGTTCTGGCATCGATGAAGAACGCAGCGAAATGCGATAAGTAATGTGAATTGCAGAATTCAGTGAATCATCGAATCTTTGAACGCACATTGCGCCCGCCAGTATTCTGGCGGGCATGCCTGTTCGAGCGTCATTTCAACCATCAAGCCCCGGCGCTTGTGTTGGGGACCCGCGGCTGCCGCGGGCCCTTAAAGACAGTGGCGGTCCTCGCTGCAGCACCGAGCGTAGTAGCTATACACCTCGCCCTGGGAGCTGCGCGTGTCGACCACGCCGTAAAACCCCCCACCTCTCA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ATCCCGTTGCTTCGGCGGGCGGCCCGGGCCCCGTGCCCGGCGCCCCCCGGCCCCTCGCGGGCGCCCGCCGGAGGTAAACCAAACTATTGAATTGTATGGCCTCTCTGAGTCTTCTGTACTGAATAAGTCAAAACTTTCAACAACGGATCTCTTGGTTCTGGCATCGATGAAGAACGCAGCGAAATGCGATAAGTAATGTGAATTGCAGAATTCAGTGAATCATCGAATCTTTGAACGCACATTGCGCCCGCCAGTATTCTGGCGGGCATGCCTGTTCGAGCGTCATTTCAACCCTCAAGCTCTGCTTGGTATTGGGCCCTGCCGCTGGGCAGGCCTTAAAATCAGTGGCGGTGCCGTCGCGGCTCCAAGCGTAGTACATCTCTCGCTCCGGAGGCCCGGTGGTGTCTTGCCAGACAACCCCCCATTGTCTTCTATGGTTGACCTCGGATCAGGTAGGG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CATCCCGTTGCTTCGGCGGGCGGCCCGGGCCCCGTGCCCGGCGCCCCCCGGCCCCTCGCGGGCGCCCGCCGGAGGTAAACCAAACTATTGAATTGTATGGCCTCTCTGAGTCTTCTGTACTGAATAAGTCAAAACTTTCAACAACGGATCTCTTGGTTCTGGCATCGATGAAGAACGCAGCGAAATGCGATAAGTAATGTGAATTGCAGAATTCAGTGAATCATCGAATCTTTGAACGCACATTGCGCCCGCCAGTATTCTGGCGGGCATGCCTGTTCGAGCGTCATTTCAACCCTCAAGCTCTGCTTGGTATTGGGCCCTGCCGCTGGGCAGGCCTTAAAATCAGTGGCGGTGCCGTCGCGGCTCCAAGCGTAGTACATCTCTCGCTCCGGAGGCCCGGTGGTGTCTTGCCAGACAACCCCCCATTGTCTTCTAT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GTAACCGTTGCTTCGGCGGGCGGCCCCCCGGGGCCGCAGCCCTCACAGGCGCCCGCCGGACGACAAATAACTCTTGTTCTTTACTGGCCTCTCTGAGTATTTATACAAATAAGTTAAAACTTTCAACAACGGATCTCTTGGTTCTGGCATCGATGAAGAACGCAGCGAAATGCGATAAGTAATGTGAATTGCAGAATTCAGTGAATCATCGAATCTTTGAACGCAC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CAAACCATTGTGAACGTTACCCGTAACCGTTGCTTCGGCGGGCGGCCCCCCGGGGCCGCAGCCCTCACAGGCGCCCGCCGGACGACAAATAACTCTTGTTCTTTACTGGCCTCTCTGAGTATTTATACAAATAAGTTAAAACTTTCAACAACGGATCTCTTGGTTCTGGCATCGATGAAGAACGCAGCGAAATGCGATAAGTAATGTGAATTGCAGAATTCAGTGAATCATCGAATCTTTGAACGCAC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CCTACCTCACCGTTGCTTCGGCGGGTGGCCCCGGGGCAACCCGGAGCCGCGCCGGCCCCGCTCTCGGGGCTCGGCAAACCCGTCAGAAGACCGAAACTCTCCGTCATCAGTGGCCTCTCTGAGTAACTTATACAATAAGTCAAAACTTTCAACAACGGATCTCTTGGTTCTGGCATCGATGAAGAACGCAGCGAAATGCGATACGTAATGTGAATTGCAGATTTCAGTGAATCATCGAATCTTTGAACGCACATTGCGCCCGCCAGTATTCTGGCGGGCATGCCTGTTCGAGCGTCATTTCAACCATCAAGCCCCTGCGCTTGTGTTGGAGCCCTGCGGCTGCCGCAGGCTCCCAAACCCAGTGGCGGGCTCGTCGTCGTACCGAGTGCAGTAAACTTACCACGCTCAGGGCACGCGACGGGTGACCGGCCGTAAAACCCCCCACT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CAACCATTGTGAACCTACCTCACCGTTGCTTCGGCGGGTGGCCCCGGGGCAACCCGGAGCCGCGCCGGCCCCGCTCTCGGGGCTCGGCAAACCCGTCAGAAGACCGAAACTCTCCGTCATCAGTGGCCTCTCTGAGTAACTTATACAATAAGTCAAAACTTTCAACAACGGATCTCTTGGTTCTGGCATCGATGAAGAACGCAGCGAAATGCGATACGTAATGTGAATTGCAGATTTCAGTGAATCATCGAATCTTTGAACGCACATTGCGCCCGCCAGTATTCTGGCGGGCATGCCTGTTCGAGCGTCATTTCAACCATCAAGCCCCTGCGCTTGTGTTGGAGCCCTGCGGCTGCCGCAGGCTCCCAAACCCAGTGGCGGGCTCGTCGTCGTACCGAGTGCAGTAAACTTACCACGCTCAGGGCACGCGACGGGTGACCGGCCGTAAAACCCCCCACT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CCTACCTCACCGTTGCTTCGGCGGGTGGCCCTCTCCGGGGCCGCGCCGGCCCCCCCGGGGTCGGCAACCCGTCAGAGGACCGAAACTCTTAGTAACCACTGGCCTCTCTGAGTAACTTATACAATAAGTCAAAACTTTCAACAACGGATCTCTTGGTTCTGGCATCGATGAAGAACGCAGCGAAATGCGATACGTAATGTGAATTGCAGATTTCAGTGAATCATCGAATCTTTGAACGCACATTGCGCCCGCTAGTATTCTGGCGGGCATGCCTGTTCGAGCGTCATTTCAACCATCAAGCCCCCGGCTTGCGTTGGAGCCCTGCGGCTGCCGCAGGCTCTCAAATTCAGTGGCGGGCTCGTCGTCGTACCGAGTGCAGTAAACATCCTCGCTCAGGGAACGCGTCGGGTTCTTGCCGTGAAACCCCCCCCCACA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CCATTGTGAACCTACCTCACCGTTGCTTCGGCGGGTGGCCCTCTCCGGGGCCGCGCCGGCCCCCCCGGGGTCGGCAACCCGTCAGAGGACCGAAACTCTTAGTAACCACTGGCCTCTCTGAGTAACTTATACAATAAGTCAAAACTTTCAACAACGGATCTCTTGGTTCTGGCATCGATGAAGAACGCAGCGAAATGCGATACGTAATGTGAATTGCAGATTTCAGTGAATCATCGAATCTTTGAACGCACATTGCGCCCGCTAGTATTCTGGCGGGCATGCCTGTTCGAGCGTCATTTCAACCATCAAGCCCCCGGCTTGCGTTGGAGCCCTGCGGCTGCCGCAGGCTCTCAAATTCAGTGGCGGGCTCGTCGTCGTACCGAGTGCAGTAAACATCCTCGCTCAGGGAACGCGTCGGGTTCTTGCCGTGAAACCCCCCCCCACA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CGTTACCCGTACCGTTGCTTCGGCGGGCGGCTCCCTCGGGGGCCGCAACCCTCACGGGTGCCCGCCGGAGGACATCAACTCTTTTGTTTTCTAGGCCTCTCTGAGTAATTATACAAATAAGTTAAAACTTTCAACAACGGATCTCTTGGTTCTGGCATCGATGAAGAACGCAGCGAAATGCGATAAGTAATGTGAATTGCAGAATTCAGTGAATCATCGAATCTTTGAACGCACATTGCGCCCGCTAGTATTCTGGCGGGCATGCCTGTTCGAGCGTCATTTCAACCATCAAGCCCCAGGCTTGCGTTGGGTCCCTGCGGCTGCCCGCAGGCCCTGAAATACAGTGGCGGGCTCGCTAGTCACTCCGAGCGCAGTAATACATCTCGCTCAGGGCGTGCGGCGGGTGCCGGCCGTGAAACAACCCCCTTCTAAAGT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CAACCATTGTGAACGTTACCCGTACCGTTGCTTCGGCGGGCGGCTCCCTCGGGGGCCGCAACCCTCACGGGTGCCCGCCGGAGGACATCAACTCTTTTGTTTTCTAGGCCTCTCTGAGTAATTATACAAATAAGTTAAAACTTTCAACAACGGATCTCTTGGTTCTGGCATCGATGAAGAACGCAGCGAAATGCGATAAGTAATGTGAATTGCAGAATTCAGTGAATCATCGAATCTTTGAACGCACATTGCGCCCGCTAGTATTCTGGCGGGCATGCCTGTTCGAGCGTCATTTCAACCATCAAGCCCCAGGCTTGCGTTGGGTCCCTGCGGCTGCCCGCAGGCCCTGAAATACAGTGGCGGGCTCGCTAGTCACTCCGAGCGCAGTAATACATCTCGCTCAGGGCGTGCGGCGGGTGCCGGCCGTGAAACAACCCCCTTCTAAAGT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CGTTACCCGTACCGTTGCTTCGGCGGGCGGCTCCCTCGGGGGCCGCAACCCTCACGGGTGCCCGCCGGAGGACATCAACTCTTTTGTTTTCTAGGCCTCTCTGAGTAATTATACAAATAAGTTAAAACTTTCAACAACGGATCTCTTGGTTCTGGCATCGATGAAGAACGCAGCGAAATGCGATAAGTAATGTGAATTGCAGAATTTAGTGAATCATCGAATCTTTGAACGCACATTGCGCCCGCCAGTATTCTGGCGGGCATGCCTGTCCGAGCGTCATTTCAACCATCAAGCCCTTGGCTTGTGTTGGGGCCCTGCGGCTGTCCGCAGGCCCTGAAAATCAGTGGCGGGCTCGTTGTCATACCGAGTGCAGTAGTAATATTCTCTCTGGTCTTACAGCGTGTTCTTGCCGTAAAACACCCCAATTTCT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CAACCATTGTGAACGTTACCCGTACCGTTGCTTCGGCGGGCGGCTCCCTCGGGGGCCGCAACCCTCACGGGTGCCCGCCGGAGGACATCAACTCTTTTGTTTTCTAGGCCTCTCTGAGTAATTATACAAATAAGTTAAAACTTTCAACAACGGATCTCTTGGTTCTGGCATCGATGAAGAACGCAGCGAAATGCGATAAGTAATGTGAATTGCAGAATTTAGTGAATCATCGAATCTTTGAACGCACATTGCGCCCGCCAGTATTCTGGCGGGCATGCCTGTCCGAGCGTCATTTCAACCATCAAGCCCTTGGCTTGTGTTGGGGCCCTGCGGCTGTCCGCAGGCCCTGAAAATCAGTGGCGGGCTCGTTGTCATACCGAGTGCAGTAGTAATATTCTCTCTGGTCTTACAGCGTGTTCTTGCCGTAAAACACCCCAATTTC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TCTACCTCACCGTTGCTTCGGCGGGTGGACCGGGCACAACCCGGGCCGCGCCGGCCCCGCCTCGCGGGGTCCGGCAACCCGTCAGAGGACCGTAACTCTTAGTCATCATTGGCCTCTCTGAGTAACTTATACAATAAGTCAAAACTTTCAACAACGGATCTCTTGGTTCTGGCATCGATGAAGAACGCAGCGAAATGCGATACGTAATGTGAATTGCAGATTTCAGTGAATCATCGAATCTTTGAACGCACATTGCGCCCGCCAGTATTCTGGCGGGCATGCCTGTTCGAGCGTCATTTCAACCATCAAGCGCCAGCGCTTGTGTTGGAGCCCTGCGGCTGCCGCAGGCTCCCAAACCCAGTGGCGGGCTCGTCGTCGTACCGAGTGCAGTAAACATACCACGCTCAGGGCGCGCGACGGGTGACCGGCCGTAAAACCCCCAAC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CAACCATTGTGAATCTACCTCACCGTTGCTTCGGCGGGTGGACCGGGCACAACCCGGGCCGCGCCGGCCCCGCCTCGCGGGGTCCGGCAACCCGTCAGAGGACCGTAACTCTTAGTCATCATTGGCCTCTCTGAGTAACTTATACAATAAGTCAAAACTTTCAACAACGGATCTCTTGGTTCTGGCATCGATGAAGAACGCAGCGAAATGCGATACGTAATGTGAATTGCAGATTTCAGTGAATCATCGAATCTTTGAACGCACATTGCGCCCGCCAGTATTCTGGCGGGCATGCCTGTTCGAGCGTCATTTCAACCATCAAGCGCCAGCGCTTGTGTTGGAGCCCTGCGGCTGCCGCAGGCTCCCAAACCCAGTGGCGGGCTCGTCGTCGTACCGAGTGCAGTAAACATACCACGCTCAGGGCGCGCGACGGGTGACCGGCCGTAAAACCCCCAAC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CTGTGAACGTACCTACAAGTTGCTTCGGTGGAAGGCCCTTTAGGGGGCGGCCCGCCGAAGGCCTACCAATACCTGTATTTTTGGCATCTCTGAGTTACCTATAAAATAAGTTAAAACTTTCAACAACGGATCTCTTGGTTCTGGCATCGATGAAGAACGCAGCGAAATGCGATACGTAATGTGAATTGCAGAATTCAGTGAATCATCGAATCTTTGAACGCACATTGCGCCCGCTAGTATTCTGGCGGGCATGCCTGTTCGAGCGTCATTTCAACCATCAAGCCCCAGGCTTGTGTTGGAGCCCTGCGGCTGCCCGCAGCCTCCTAAAACCAGTGGCGGGCTCGCTATCACACCGAGTGCAGTAGTTCTCTCTTCGCTCTGGACGTGTAGCGGGTTCCGGCCGTGAAACCCCCAAATTT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CCCTCTGTGAACGTACCTACAAGTTGCTTCGGTGGAAGGCCCTTTAGGGGGCGGCCCGCCGAAGGCCTACCAATACCTGTATTTTTGGCATCTCTGAGTTACCTATAAAATAAGTTAAAACTTTCAACAACGGATCTCTTGGTTCTGGCATCGATGAAGAACGCAGCGAAATGCGATACGTAATGTGAATTGCAGAATTCAGTGAATCATCGAATCTTTGAACGCACATTGCGCCCGCTAGTATTCTGGCGGGCATGCCTGTTCGAGCGTCATTTCAACCATCAAGCCCCAGGCTTGTGTTGGAGCCCTGCGGCTGCCCGCAGCCTCCTAAAACCAGTGGCGGGCTCGCTATCACACCGAGTGCAGTAGTTCTCTCTTCGCTCTGGACGTGTAGCGGGTTCCGGCCGTGAAACCCCCAAATTT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TTGTGAACGAACCTACCAGTTGCTTCGGCGGAAGGCCCTTCAGGGGGCGGCCCGCCGAAGGTCTACAAACTCTTGATTTTTTGGCATCTCTGAGTAGCTTATAAAATAAGTTAAAACTTTCAACAACGGATCTCTTGGTTCTGGCATCGATGAAGAACGCAGCGAAATGCGATACGTAATGTGAATTGCAGAATTCAGTGAATCATCGAATCTTTGAACGCACATTGCGCCCGCTAGTATTCTGGCGGGCATGCCTGTTCGAGCGTCATTTCAACCATCAAGCCCCAGGCTTGTGTTGGAGCCCTGCGGCCGTCCGCAGCCTCCTAAAAGCAGTGGCGGGCTCGCTATCACACCGAGTGCAGTAGTTTACTCTTCGCTCAGGACGTGTAGCGGGTTCCAGCCGTGAAACCCCCCTAATTTTCA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CCCTTTGTGAACGAACCTACCAGTTGCTTCGGCGGAAGGCCCTTCAGGGGGCGGCCCGCCGAAGGTCTACAAACTCTTGATTTTTTGGCATCTCTGAGTAGCTTATAAAATAAGTTAAAACTTTCAACAACGGATCTCTTGGTTCTGGCATCGATGAAGAACGCAGCGAAATGCGATACGTAATGTGAATTGCAGAATTCAGTGAATCATCGAATCTTTGAACGCACATTGCGCCCGCTAGTATTCTGGCGGGCATGCCTGTTCGAGCGTCATTTCAACCATCAAGCCCCAGGCTTGTGTTGGAGCCCTGCGGCCGTCCGCAGCCTCCTAAAAGCAGTGGCGGGCTCGCTATCACACCGAGTGCAGTAGTTTACTCTTCGCTCAGGACGTGTAGCGGGTTCCAGCCGTGAAACCCCCCTAATTTTCA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TTGTGAACGAACTAGTCAGTTGCCTCGGCGGGGAGCCCTTCAGGGGGCAGCCCGCCGGAGGACCACTAAACTCTTGAATTTTTGGCCTCTCTGAGTGATTACACAATGAATCAAAACTTTCAACAACGGATCTCTTGGTTCTGGCATCGATGAAGAACGCAGCGAAATGCGATACGTAATGTGAATTGCAGAATTCAGTGAATCATCGAATCTTTGAACGCACATTGCGCCCGCCAGCACTCTGGCGGGCATGCCTGTTCGAGCGTCATTTCAACCATCAAGCCCCAGGCTTGTGTTGGAGCCCTGCGGCTGCCGCAGCCTCCCAAAAACAGTGGCGGGCTCGCTATCACACCGAGTGCAGTAGATTACTCTTCGCTCAGGGCGTGTGGCGGGTTCCAGCCGTGAAACCCCCTAC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CAACCCTTTGTGAACGAACTAGTCAGTTGCCTCGGCGGGGAGCCCTTCAGGGGGCAGCCCGCCGGAGGACCACTAAACTCTTGAATTTTTGGCCTCTCTGAGTGATTACACAATGAATCAAAACTTTCAACAACGGATCTCTTGGTTCTGGCATCGATGAAGAACGCAGCGAAATGCGATACGTAATGTGAATTGCAGAATTCAGTGAATCATCGAATCTTTGAACGCACATTGCGCCCGCCAGCACTCTGGCGGGCATGCCTGTTCGAGCGTCATTTCAACCATCAAGCCCCAGGCTTGTGTTGGAGCCCTGCGGCTGCCGCAGCCTCCCAAAAACAGTGGCGGGCTCGCTATCACACCGAGTGCAGTAGATTACTCTTCGCTCAGGGCGTGTGGCGGGTTCCAGCCGTGAAACCCCCTAC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TTGTGAACGCACCTAGCAGTTGCTTCGGCGGAAGGCCCTTCAGGGGGCGGCCCGCCGGAGGCATACAAACTCTTGTTTTTTTGGCATCTCTGAGTAGCTTATAAAATAAGTTAAAACTTTCAACAACGGATCTCTTGGTTCTGGCATCGATGAAGAACGCAGCGAAATGCGATAAGTAATGTGAATTGCAGAATTCAGTGAATCATCGAATCTTTGAACGCACATTGCGCCCGCCAGTATTCTGGCGGGCATGCCTGTTCGAGCGTCATTTCAACCATCAAGCCCCAGGCTTGTGTTGGAGCCCTGCGGCCGCCCGCAGCCTCCTAAAACCAGTGGCGGGCTTGCAAACATCCCGAGCGCAGTAGTTTACTCCTCTCTCTGGCATGTAGCAGGTTCCAGCCGTGAAACCCCCCATTTT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CCCTTTGTGAACGCACCTAGCAGTTGCTTCGGCGGAAGGCCCTTCAGGGGGCGGCCCGCCGGAGGCATACAAACTCTTGTTTTTTTGGCATCTCTGAGTAGCTTATAAAATAAGTTAAAACTTTCAACAACGGATCTCTTGGTTCTGGCATCGATGAAGAACGCAGCGAAATGCGATAAGTAATGTGAATTGCAGAATTCAGTGAATCATCGAATCTTTGAACGCACATTGCGCCCGCCAGTATTCTGGCGGGCATGCCTGTTCGAGCGTCATTTCAACCATCAAGCCCCAGGCTTGTGTTGGAGCCCTGCGGCCGCCCGCAGCCTCCTAAAACCAGTGGCGGGCTTGCAAACATCCCGAGCGCAGTAGTTTACTCCTCTCTCTGGCATGTAGCAGGTTCCAGCCGTGAAACCCCCCATTTT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CAAACCATCGCGAATCTTACCCGTACGGTTGCCTCGGCGCTGGCGGTCCGGAAGGCCCTCGGGCCCCCGGACCCTCGGGTCCCCCGCTCGCGGGGGGCTGCCCGCCGGAGTGCCGAAACCAAACTCTTGATATTTTATGTCTCTCTGAGTAAACTTTTAAATAAGTCAAAACTTTCAACAACGGATCTCTTGGTTCTGGCATCGATGAAGAACGCAGCGAAATGCGATAAGTAATGTGAATTGCAGAATTCAGTGAATCATCGAATCTTTGAACGCACATTGCGCTCGCCAGTATTCTGGCGAGCATGCCTGTTCGAGCGTCATTTCAACCATCAAGCTCTGCTTGCGTTGGGGATCCGCGGCTGCCCGCGGTCCCTCAAAAACAGTGGCGGGCTCGCTAGTCACACCGAGCGTAGTAACTCTACATCGCTATGGTCGTGCGGCGGGTTCTTGCCGTAAAACCCCCAATTTCT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CAAACCATCGCGAATCTTACCCGTACGGTTGCCTCGGCGCTGGCGGTCCGGAAGGCCCTCGGGCCCCCGGACCCTCGGGTCCCCCGCTCGCGGGGGGCTGCCCGCCGGAGTGCCGAAACCAAACTCTTGATATTTTATGTCTCTCTGAGTAAACTTTTAAATAAGTCAAAACTTTCAACAACGGATCTCTTGGTTCTGGCATCGATGAAGAACGCAGCGAAATGCGATAAGTAATGTGAATTGCAGAATTCAGTGAATCATCGAATCTTTGAACGCACATTGCGCTCGCCAGTATTCTGGCGAGCATGCCTGTTCGAGCGTCATTTCAACCATCAAGCTCTGCTTGCGTTGGGGATCCGCGGCTGCCCGCGGTCCCTCAAAAACAGTGGCGGGCTCGCTAGTCACACCGAGCGTAGTAACTCTACATCGCTATGGTCGTGCGGCGGGTTCTTGCCGTAAAACCCCCAATTTC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CGAACGTACCTTTACCGTTGCTTCGGCGGAGCCCTCACGGGCGCCCGCCGGCAGCGCTACAAACTCTTTTATTACAGGCCTCTCTGAGTATTTATACAAATAAGTTAAAACTTTCAACAACGGATCTCTTGGTTCTGGCATCGATGAAGAACGCAGCGAAATGCGATAAGTAATGTGAATTGCAGAATTCAGTGAATCATCGAATCTTTGAACGCACATTGCGCCCGCCAGTATTCTGGCGGGCATGCCTGTTCGAGCGTCATTTCAACCATCAAGCCCCAGGCTTGCGTTGGGGT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AAACCATCGCGAACGTACCTTTACCGTTGCTTCGGCGGAGCCCTCACGGGCGCCCGCCGGCAGCGCTACAAACTCTTTTATTACAGGCCTCTCTGAGTATTTATACAAATAAGTTAAAACTTTCAACAACGGATCTCTTGGTTCTGGCATCGATGAAGAACGCAGCGAAATGCGATAAGTAATGTGAATTGCAGAATTCAGTGAATCATCGAATCTTTGAACGCACATTGCGCCCGCCAGTATTCTGGCGGGCATGCCTGTTCGAGCGTCATTTCAACCATCAAGCCCCAGGCTTGCGTTGGGGT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CGAACGTTACCTTTACCGTTGCTTCGGCGGGGGGCTCCAGGGCGGAGCCGCAGCCCTCACAGGCGCCCGCCGGCGGCACTACAAACTCTTTTTTATTACAGGCCTCTCTGAGTAATTTATACAAATAAGTTAAAACTTTCAACAACGGATCTCTTGGTTCTGGCATCGATGAAGAACGCAGCGAAATGCGATAAGTAATGTGAATTGCAGAATTCAGTGAATCATCGAATCTTTGAACGCACATTGCGCCCGCCAGTATTCTGGCGGGCATGCCTGTTCGAGCGTCATTTCAACCATCAAGCCCCCGGCTTGCGTTGGGGCCCTGCGGCTGCCGCAGGCCCTTAAAAACAGTGGCGGGCTCGCTGTCACACCGAGCGTAGTAATACATCTCGCTTTGGACGTGCGGCGGGTTCTTGCCGTGAAACACCCCCCTTC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GAGTTGCAAAACTCCCTAAACCATCGCGAACGTTACCTTTACCGTTGCTTCGGCGGGGGGCTCCAGGGCGGAGCCGCAGCCCTCACAGGCGCCCGCCGGCGGCACTACAAACTCTTTTTTATTACAGGCCTCTCTGAGTAATTTATACAAATAAGTTAAAACTTTCAACAACGGATCTCTTGGTTCTGGCATCGATGAAGAACGCAGCGAAATGCGATAAGTAATGTGAATTGCAGAATTCAGTGAATCATCGAATCTTTGAACGCACATTGCGCCCGCCAGTATTCTGGCGGGCATGCCTGTTCGAGCGTCATTTCAACCATCAAGCCCCCGGCTTGCGTTGGGGCCCTGCGGCTGCCGCAGGCCCTTAAAAACAGTGGCGGGCTCGCTGTCACACCGAGCGTAGTAATACATCTCGCTTTGGACGTGCGGCGGGTTCTTGCCGTGAAACACCCCCCTTC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3.0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TTACCACTAAACAGTTGCTTCGGCGGGTGGCGCGAGGGCCCCTTCACGGGGGCCGGAGCGCCCTAGACAGCCCGCCGGAGGTACTCAAACTCTTGTTTAATAAGGCCTCTCTGAGTATTGTACTTAAATAAGTCAAAACTTTCAACAACGGATCTCTTGGTTCTGGCATCGATGAAGAACGCAGCGAAATGCGATAAGTAATGTGAATTGCAGAATTCAGTGAATCATCGAATCTTTGAACGCACATTGCGCCCGCCAGTATTCTGGCGGGCATGCCTGTTCGAGCGTCATTTCAACCATCAAGCCCAGCGCTTGTGTTGGGGACCCGCGGCTGCCGCGGGCCCTTAAAGACAGTGGCGGTCTCGCTGCAGTACCGAGCGTAGTAACATACATCTCGCTCTGGGAGCTGCGCGTGCACCCGCCGTAAAACCCCCACCTCTCA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CTAAACCATTGTGAACTTACCACTAAACAGTTGCTTCGGCGGGTGGCGCGAGGGCCCCTTCACGGGGGCCGGAGCGCCCTAGACAGCCCGCCGGAGGTACTCAAACTCTTGTTTAATAAGGCCTCTCTGAGTATTGTACTTAAATAAGTCAAAACTTTCAACAACGGATCTCTTGGTTCTGGCATCGATGAAGAACGCAGCGAAATGCGATAAGTAATGTGAATTGCAGAATTCAGTGAATCATCGAATCTTTGAACGCACATTGCGCCCGCCAGTATTCTGGCGGGCATGCCTGTTCGAGCGTCATTTCAACCATCAAGCCCAGCGCTTGTGTTGGGGACCCGCGGCTGCCGCGGGCCCTTAAAGACAGTGGCGGTCTCGCTGCAGTACCGAGCGTAGTAACATACATCTCGCTCTGGGAGCTGCGCGTGCACCCGCCGTAAAACCCCCACCTCTC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TATACCATCGCGAACGTTACTACAAACCGTTGCTTCGGCGGGCGGGCTCAGGCCCCTAGAAAACCCGCCGGAGGCATACAAACTCTCTGTATCTATGGCCTCTCTGAGTATCTTATAAAATAAGTCAAAACTTTCAACAACGGATCTCTTGGTTCTGGCATCGATGAAGAACGCAGCGAAATGCGATAAGTAATGTGAATTGCAGAATTCAGTGAATCATCGAATCTTTGAACGCACATTGCGCCCGCTAGTATTCTGGCGGGCATGCCTGTTCGAGCGTCATTTCAACCATCAAGCCCCTGGCTTGTGTTGGGGTCCTGCGGCTGTCCGCAGGCCCCGAAAACCAGTGGCGGGTTCGCTGTTACACCGAGCGTAGTAGTTATATATTCGCTTTGGCCGTGCAGTGGGCGCTTGCCGTGAAACACCCAACTTAT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TATACCATCGCGAACGTTACTACAAACCGTTGCTTCGGCGGGCGGGCTCAGGCCCCTAGAAAACCCGCCGGAGGCATACAAACTCTCTGTATCTATGGCCTCTCTGAGTATCTTATAAAATAAGTCAAAACTTTCAACAACGGATCTCTTGGTTCTGGCATCGATGAAGAACGCAGCGAAATGCGATAAGTAATGTGAATTGCAGAATTCAGTGAATCATCGAATCTTTGAACGCACATTGCGCCCGCTAGTATTCTGGCGGGCATGCCTGTTCGAGCGTCATTTCAACCATCAAGCCCCTGGCTTGTGTTGGGGTCCTGCGGCTGTCCGCAGGCCCCGAAAACCAGTGGCGGGTTCGCTGTTACACCGAGCGTAGTAGTTATATATTCGCTTTGGCCGTGCAGTGGGCGCTTGCCGTGAAACACCCAACTTA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TAACCATTGTGAACCTACCTCACCGTTGCTTCGGCGGGTGGCCTGGGGCAACCCAGGCCGCGCCGGCCCCTCTTCAGGGGCCTGGCAAACCCGTCAGAGGACCGAAACTCTTCGTCATTAGTGGCCTCTCTGAGTAACTTATACAATAAGTCAAAACTTTCAACAACGGATCTCTTGGTTCTGGCATCGATGAAGAACGCAGCGAAATGCGATACGTAATGTGAATTGCAGATTTCAGTGAATCATCGAATCTTTGAACGCACATTGCGCCCGCTAGTATTCTGGCGGGCATGCCTGTTCGAGCGTCATTTCAACCATCAAGCCCCTGTGCTTGTGTTGGAGCCCTGCGGCTGCCGCAGGCTCCTAAACCCAGTGGCGGGCTCGTCGTCGTACCGAGTGCAGTAAACTTACCACGCTCAGGGCACGCGACGGGTGACCGGCCGTAAAACCCCCTACTTCTCA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TAACCATTGTGAACCTACCTCACCGTTGCTTCGGCGGGTGGCCTGGGGCAACCCAGGCCGCGCCGGCCCCTCTTCAGGGGCCTGGCAAACCCGTCAGAGGACCGAAACTCTTCGTCATTAGTGGCCTCTCTGAGTAACTTATACAATAAGTCAAAACTTTCAACAACGGATCTCTTGGTTCTGGCATCGATGAAGAACGCAGCGAAATGCGATACGTAATGTGAATTGCAGATTTCAGTGAATCATCGAATCTTTGAACGCACATTGCGCCCGCTAGTATTCTGGCGGGCATGCCTGTTCGAGCGTCATTTCAACCATCAAGCCCCTGTGCTTGTGTTGGAGCCCTGCGGCTGCCGCAGGCTCCTAAACCCAGTGGCGGGCTCGTCGTCGTACCGAGTGCAGTAAACTTACCACGCTCAGGGCACGCGACGGGTGACCGGCCGTAAAACCCCCTACTTCTCA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CGAGTTGCAAAACTCCCAAACCATTGTGAACTTACCTGTACCGTTTCTTCGGCGGGCGGCTCGCGCCCTAACCTGCCGCCCCTCACGGGGCTGGCGGACCCGCCGGAGGCCCTAAACCCTTAGCTTTTTTGGCACTTCTGAGTACAACTTTTAATAAGTCAAAACTTTCAACAACGGATCTCTTGGCTCTGGCATCGATGAAGAACGCAGCGAAATGCGATACGTAATGTGAATTGCAGAATCCAGTGAATCATCGAATCTTTGAACGCACATTGCGCCCGCTAGTATTCTGGCGGGCATGCCTGTCCGAGCGTCATTTCAACCATCAAGCCCCAGGCTTGTGTTGGGGCCCTGCGGCCGCCCGCAGCCCCCGAAATGCAGTGGCGGGCTCGCTATCGCACCGAGCGCAGTAGGTAACTCCTCGCTCAGGGCGCGACGGCGGGCGCCGGCCGTGAAACCCCCCCCACTACAAGGTTGACCTCGGATCAGGTAGGAATACCCGCTGAACTTAA</text:p>
          </table:table-cell>
          <table:table-cell office:value-type="string" calcext:value-type="string">
            <text:p>k__Fungi;p__Ascomycota;c__Sordariomycetes;o__Sordari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GCGAGTTGCAAAACTCCCAAACCATTGTGAACTTACCTGTACCGTTTCTTCGGCGGGCGGCTCGCGCCCTAACCTGCCGCCCCTCACGGGGCTGGCGGACCCGCCGGAGGCCCTAAACCCTTAGCTTTTTTGGCACTTCTGAGTACAACTTTTAATAAGTCAAAACTTTCAACAACGGATCTCTTGGCTCTGGCATCGATGAAGAACGCAGCGAAATGCGATACGTAATGTGAATTGCAGAATCCAGTGAATCATCGAATCTTTGAACGCACATTGCGCCCGCTAGTATTCTGGCGGGCATGCCTGTCCGAGCGTCATTTCAACCATCAAGCCCCAGGCTTGTGTTGGGGCCCTGCGGCCGCCCGCAGCCCCCGAAATGCAGTGGCGGGCTCGCTATCGCACCGAGCGCAGTAGGTAACTCCTCGCTCAGGGCGCGACGGCGGGCGCCGGCCGTGAAACCCCCCCCACTA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TGCAAAACTCCCAAACCATTGTGAACATACCTTCAACGTTGCTTCGGCGGGTTGGCCCCGGTCTCCGGGGTCCCCGGCCCTACTCGGGCGCCCGCCGGAGGTATCTAACTCTTGAACTTTTATGGCCTCTCTGAGTCTTTGTACTTAATAAGTCAAAACTTTCAACAACGGATCTCTTGGTTCTGGCATCGATGAAGAACGCAGCGAAATGCGATAAGTAATGTGAATTGCAGAATTCAGTGAATCATCGAATCTTTGAACGCACATTGCGCCCGCCAGTATTCTGGCGGGCATGCCTGTTCGAGCGTCATTTCAACCATCAAGCCCCCGGCTTGTGTTGGGGACCTGCGGCTGCCGCAGGCCCTGAAAACCAGTGGCGGGCTCGCTAGTCACTCCGAGCGTAGTAATACATCTCGCTCAGGGCGTGCTGCGGGTTCCGGCCGTTAAAAAGCCTTATTT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AAGAGTTGCAAAACTCCCAAACCATTGTGAACATACCTTCAACGTTGCTTCGGCGGGTTGGCCCCGGTCTCCGGGGTCCCCGGCCCTACTCGGGCGCCCGCCGGAGGTATCTAACTCTTGAACTTTTATGGCCTCTCTGAGTCTTTGTACTTAATAAGTCAAAACTTTCAACAACGGATCTCTTGGTTCTGGCATCGATGAAGAACGCAGCGAAATGCGATAAGTAATGTGAATTGCAGAATTCAGTGAATCATCGAATCTTTGAACGCACATTGCGCCCGCCAGTATTCTGGCGGGCATGCCTGTTCGAGCGTCATTTCAACCATCAAGCCCCCGGCTTGTGTTGGGGACCTGCGGCTGCCGCAGGCCCTGAAAACCAGTGGCGGGCTCGCTAGTCACTCCGAGCGTAGTAATACATCTCGCTCAGGGCGTGCTGCGGGTTCCGGCCGTTAAAAAGCCTTATTTACCCAAGGTTGACCTCGGATCAGGTAGGAA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CGCAATACTCCGTAAACCATTGTGAACGTTACCTAACCGTTGCTTCGGCGGGCGGCGCCCGGGCCCTCGCGGCCCGCGGCGCCCCCCGGCCCCTGCGGGCGCCCGCCGGAGGTAGACCAAACTCTTGAATTACATGGCCTCTCTGAGTCTTCTGTACTGAATAAGTCAAAACTTTCAACAACGGATCTCTTGGTTCTGGCATCGATGAAGAACGCAGCGAAATGCGATAAGTAATGTGAATTGCAGAATTCAGTGAATCATCGAATCTTTGAACGCACATTGCGCCCGCCAGTATTCTGGCGGGCATGCCTGTTCGAGCGTCATTTCAACCATCAAGCCCCCGGGCCTGTGTTGGGGACCTGCGGCTGCCGCAGGCCCCGAAAACCAGTGGCGGGCTCGCTGTCACCCCGAGCGTAGTAGTTTACACCTCGCCCAGGGCGCGACGCGGGTTTCCCGGCCGTTAAACACCCCCCATCTA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CGCAATACTCCGTAAACCATTGTGAACGTTACCTAACCGTTGCTTCGGCGGGCGGCGCCCGGGCCCTCGCGGCCCGCGGCGCCCCCCGGCCCCTGCGGGCGCCCGCCGGAGGTAGACCAAACTCTTGAATTACATGGCCTCTCTGAGTCTTCTGTACTGAATAAGTCAAAACTTTCAACAACGGATCTCTTGGTTCTGGCATCGATGAAGAACGCAGCGAAATGCGATAAGTAATGTGAATTGCAGAATTCAGTGAATCATCGAATCTTTGAACGCACATTGCGCCCGCCAGTATTCTGGCGGGCATGCCTGTTCGAGCGTCATTTCAACCATCAAGCCCCCGGGCCTGTGTTGGGGACCTGCGGCTGCCGCAGGCCCCGAAAACCAGTGGCGGGCTCGCTGTCACCCCGAGCGTAGTAGTTTACACCTCGCCCAGGGCGCGACGCGGGTTTCCCGGCCGTTAAACACCCCCCATCTA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AAACCATTGTGAACTTACCTTTGCCGTTGCTTCGGCGGGCGGCCCGGGCCCTGCCCGGCGCCCCCCGGCCCCGCTGGGGGCGCCCGCCGGAGGTAAACCAAACCCTTGAATTGCATGGCCTCTCTGAGTCTTCTGTACTGAATAAGTCAAAACTTTCAACAACGGATCTCTTGGTTCTGGCATCGATGAAGAACGCAGCGAAATGCGATAAGTAATGTGAATTGCAGAATTCAGTGAATCATCGAATCTTTGAACGCACATTGCGCCCGCCAGTATTCTGGCGGGCATGCCTGTTCGAGCGTCATTTCAACCATCAAGCCCCGGGCTTGTGTTGGGGACCTGCGGCTGCCGCAGGCCCTGAAAACCAGTGGCGGGCTCGCTAGTCACCCCGAGCGTAGTAGTTACATCTCGCCCAGGGCGTGCTGCGGGTTCCGGCCGTTAAAACCCCTTC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AAACCATTGTGAACTTACCTTTGCCGTTGCTTCGGCGGGCGGCCCGGGCCCTGCCCGGCGCCCCCCGGCCCCGCTGGGGGCGCCCGCCGGAGGTAAACCAAACCCTTGAATTGCATGGCCTCTCTGAGTCTTCTGTACTGAATAAGTCAAAACTTTCAACAACGGATCTCTTGGTTCTGGCATCGATGAAGAACGCAGCGAAATGCGATAAGTAATGTGAATTGCAGAATTCAGTGAATCATCGAATCTTTGAACGCACATTGCGCCCGCCAGTATTCTGGCGGGCATGCCTGTTCGAGCGTCATTTCAACCATCAAGCCCCGGGCTTGTGTTGGGGACCTGCGGCTGCCGCAGGCCCTGAAAACCAGTGGCGGGCTCGCTAGTCACCCCGAGCGTAGTAGTTACATCTCGCCCAGGGCGTGCTGCGGGTTCCGGCCGTTAAAACCCCTTCACCCAAGGTTGACCTCGGATCAGGTAGGAA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CGTGAACGTTACCTACATCGTTGCTTCGGCGGGTGGCGGGCTTCGGCCCTGCCCTCGGCCCCTCTCGGGGGCCCGCCGGAGGTACACCAAACTCTTGAATTTACATGGCCTCTCTGAGTCTTCTGTACTGAATAAGTCAAAACTTTCAACAACGGATCTCTTGGTTCTGGCATCGATGAAGAACGCAGCGAAATGCGATAAGTAATGTGAATTGCAGAATTCAGTGAATCATCGAATCTTTGAACGCACATTGCGCCCGCCAGTATTCTGGCGGGCATGCCTGTCCGAGCGTCATTTCAACCATCAAGCCCCCGGCTTGTGTTGGGGACCTGCGGCACACCCGCAGGCCCTGAAAACCAGTGGCGGGCTCGCTGTCCACACCGAGCGTAGTAGCATATCTTTGTCTCGCTCAGGGCGTGCGGCGGGTTCCGGCCGTGAAACCCACCTTCTCGAAGGTACCCA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CGTGAACGTTACCTACATCGTTGCTTCGGCGGGTGGCGGGCTTCGGCCCTGCCCTCGGCCCCTCTCGGGGGCCCGCCGGAGGTACACCAAACTCTTGAATTTACATGGCCTCTCTGAGTCTTCTGTACTGAATAAGTCAAAACTTTCAACAACGGATCTCTTGGTTCTGGCATCGATGAAGAACGCAGCGAAATGCGATAAGTAATGTGAATTGCAGAATTCAGTGAATCATCGAATCTTTGAACGCACATTGCGCCCGCCAGTATTCTGGCGGGCATGCCTGTCCGAGCGTCATTTCAACCATCAAGCCCCCGGCTTGTGTTGGGGACCTGCGGCACACCCGCAGGCCCTGAAAACCAGTGGCGGGCTCGCTGTCCACACCGAGCGTAGTAGCATATCTTTGTCTCGCTCAGGGCGTGCGGCGGGTTCCGGCCGTGAAACCCACCTTCTCGAAGGTACCCA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ATCCCGTTGCTTCGGCGGGCGGCCCGGGCCCCGTGCCCGGCGCCCCCCGGCCCCTCGCGGGCGCCCGCCGGAGGTAAACCAAACTCTTGAATTGTATGGCCTCTCTGAGTCTTCTGTACTGAATAAGTCAAAACTTTCAACAACGGATCTCTTGGTTCTGGCATCGATGAAGAACGCAGCGAAATGCGATACGTAATGTGAATTGCAGATTTCAGTGAATCATCGAATCTTTGAACGCACATTGCGCCCGCTAGTATTCTGGCGGGCATGCCTGTTCGAGCGTCATTTCAACCATCAAGCCCCCGGCTTGCGTTGGAGCCCTGCGGCTGCCGCAGGCTCTCAAATTCAGTGGCGGGCTCGTCGTCGTACCGAGTGCAGTAAACATCCTCGCTCAGGGAACGCGTCGGGTTCTTGCCGTGAAACCCCCCCCACATCAAGGTTGACCTCGGATCAGGTAGGA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AAGTCGTAACAAGGTCTCCGTTGGTGAACCAGCGGAGGGATCATTACAGAGTTGCAAAACTCCCAAACCATTGTGAACGTTACCCATCCCGTTGCTTCGGCGGGCGGCCCGGGCCCCGTGCCCGGCGCCCCCCGGCCCCTCGCGGGCGCCCGCCGGAGGTAAACCAAACTCTTGAATTGTATGGCCTCTCTGAGTCTTCTGTACTGAATAAGTCAAAACTTTCAACAACGGATCTCTTGGTTCTGGCATCGATGAAGAACGCAGCGAAATGCGATACGTAATGTGAATTGCAGATTTCAGTGAATCATCGAATCTTTGAACGCACATTGCGCCCGCTAGTATTCTGGCGGGCATGCCTGTTCGAGCGTCATTTCAACCATCAAGCCCCCGGCTTGCGTTGGAGCCCTGCGGCTGCCGCAGGCTCTCAAATTCAGTGGCGGGCTCGTCGTCGTACCGAGTGCAGTAAACATCCTCGCTCAGGGAACGCGTCGGGTTCTTGCCGTGAAACCCCCCCCACA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TCGAGCGTCATTTCAACCATCAAGCCCCAGGCTTGTGTTGGGGGCCTGCAGCTGCTGCAGCCCCCTAAAAGCAGTGGCGGACTCGCTGTCATTCCGAGCGCAGTAGTTACATCTCGCTCTGGGCGTGGCGGCGGGCACCTGCCGTGAAACATTCTTTCTAAGGTTGACCTCGGATCAGGTAGGA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TCGAGCGTCATTTCAACCATCAAGCCCCAGGCTTGTGTTGGGGGCCTGCAGCTGCTGCAGCCCCCTAAAAGCAGTGGCGGACTCGCTGTCATTCCGAGCGCAGTAGTTACATCTCGCTCTGGGCGTGGCGGCGGGCACCTGCCGTGAAACATTC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TTTAACCGTTGCTTCGGCGGGCGGCCCCGGGACCACTCCCGGGGCCCCTGGGCCCCCTAGCGGGGCGCCCGCCGGAGGTCACCTAACTCTTGATAATTTAAGGCCTCTCTGAGTCTTCTGTACTGAATAAGTCAAAACTTTCAACAACGGATCTCTTGGTTCTGGCATCGATGAAGAACGCAGCGAAATGCGATAAGTAATGTGAATTGCAGAATTCAGTGAATCATCGAATCTTTGAACGCACATTGCGCCCGCCAGTATTCTGGCGGGCATGCCTGTCCGAGCGTCATTTCAACCATCAAGCCCCGGGCTTGTGTTGGGGACCTGCGGCTGTCCGCAGGCCCTGAAAACCAGTGGCGGGCTCGCTGTCACCCCGAGCGTAGTAGTATTATCTCGCTAAGGGCGTGCTGCGGGTTCCGGCCGTTAAACAGCCTTCATA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AGTTGCAAAACTCCCAAACCATTGTGAACGTTACCTTTAACCGTTGCTTCGGCGGGCGGCCCCGGGACCACTCCCGGGGCCCCTGGGCCCCCTAGCGGGGCGCCCGCCGGAGGTCACCTAACTCTTGATAATTTAAGGCCTCTCTGAGTCTTCTGTACTGAATAAGTCAAAACTTTCAACAACGGATCTCTTGGTTCTGGCATCGATGAAGAACGCAGCGAAATGCGATAAGTAATGTGAATTGCAGAATTCAGTGAATCATCGAATCTTTGAACGCACATTGCGCCCGCCAGTATTCTGGCGGGCATGCCTGTCCGAGCGTCATTTCAACCATCAAGCCCCGGGCTTGTGTTGGGGACCTGCGGCTGTCCGCAGGCCCTGAAAACCAGTGGCGGGCTCGCTGTCACCCCGAGCGTAGTAGTATTATCTCGCTAAGGGCGTGCTGCGGGTTCCGGCCGTTAAACAG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GACCATCGCGAACGCTACCTACAACCGTTGCTTCGGCGGGCGGCCCGGGACTCTCCCGTCGGCCCCCAGGCTCCCGTCATGGGCGGCGCCCGCCGGAGGACCAAACTCTAGAACCCACGGCCTCTCTGAGTCTTCTGTACAAATGAGTCAAAACTTTCAACAACGGATCTCTTGGTTCTGGCATCGATGAAGAACGCAGCGAAATGCGATAAGTAATGTGAATTGCAGAATTCAGTGAATCATCGAATCTTTGAACGCACATTGCGCCCGCCAGTATTCTGGCGGGCATGCCTGTCCGAGCGTCATTTCACCCATCAGGCCCGGCCTGTGTTGGGGCCCTGCGGCTGCGCGCAGGCCCTGAAAAGCAGTGGCGGACTCGCTGTCATCCCGAGCGTAGTAATACCCCTCGCTCCGGGCGTGCTGCGGGCTCCGGCCGTAAAACCCCCCAAACACCA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AGAGTTGCAAAACTCCCAAGACCATCGCGAACGCTACCTACAACCGTTGCTTCGGCGGGCGGCCCGGGACTCTCCCGTCGGCCCCCAGGCTCCCGTCATGGGCGGCGCCCGCCGGAGGACCAAACTCTAGAACCCACGGCCTCTCTGAGTCTTCTGTACAAATGAGTCAAAACTTTCAACAACGGATCTCTTGGTTCTGGCATCGATGAAGAACGCAGCGAAATGCGATAAGTAATGTGAATTGCAGAATTCAGTGAATCATCGAATCTTTGAACGCACATTGCGCCCGCCAGTATTCTGGCGGGCATGCCTGTCCGAGCGTCATTTCACCCATCAGGCCCGGCCTGTGTTGGGGCCCTGCGGCTGCGCGCAGGCCCTGAAAAGCAGTGGCGGACTCGCTGTCATCCCGAGCGTAGTAATACCCCTCGCTCCGGGCGTGCTGCGGGCTCCGGCCGTAAAACCCCCCAAACACCA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ACCCGCCAGCACTCTGGCGGGTATGCCTGTTCGAGCGTCATTTCGACCCTCAAGCTCTAGCTTGTTGTTGGGGCGCCTCGGTCCAGCACCGAGCGCCCCGAATCGCAGTGGCGGAGCCGCCGTGGACTCTGAGCGCAGTACTTAACGACGCTCCTGGGCCCCGGCGGTGCCGGCCGTGAAAACGAACCAAACATTTGTCTTGACCTCGGATCAGGTAGGG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ACCCGCCAGCACTCTGGCGGGTATGCCTGTTCGAGCGTCATTTCGACCCTCAAGCTCTAGCTTGTTGTTGGGGCGCCTCGGTCCAGCACCGAGCGCCCCGAATCGCAGTGGCGGAGCCGCCGTGGACTCTGAGCGCAGTACTTAACGACGCTCCTGGGCCCCGGCGGTGCCGGCCGTGAAAACGAACCAAACATTTGTC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GCCCGCCAGTATTCTGGCGGGCATGCCTGTTCGAGCGTCATTTCAACCATCAAGCCCCAGGCTTGTGTTGGGGGCCTGCAGCTGCTGCAGCCCCCTAAAAGCAGTGGCGGACTCGCTGTCATTCCGAGCGCAGTAGTTACATCTCGCTCTGGGCGTGGCGGCGGGCACCTGCCGTGAAACACTCTTTCTAAGGTTGACCTCGGATCAGGTAGGA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AAACCATCGTGAACGTTACCCAAACCGTTGCTTCGGCGGGCGGCGCCCTCGCGCGCCCCTGGGCCCCACCGCGGGCGCCCGCCGGAGGTACCCAAACTCTTGATACATTATGGCCACTCTGAGTCTTCTGTACTGAATAAGTCAAAACTTTCAACAACGGATCTCTTGGTTCTGGCATCGATGAAGAACGCAGCGAAATGCGATAAGTAATGTGAATTGCAGAATTCAGTGAATCATCGAATCTTTGAACGCACATTGCGCCCGCCAGTATTCTGGCGGGCATGCCTGTTCGAGCGTCATTTCAACCATCAAGCCCCAGGCTTGTGTTGGGGGCCTGCAGCTGCTGCAGCCCCCTAAAAGCAGTGGCGGACTCGCTGTCATTCCGAGCGCAGTAGTTACATCTCGCTCTGGGCGTGGCGGCGGGCACCTGCCGTGAAACACTC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GTTACCTAAACCGTTGCTTCGGCGGGCGGCCCCGGGGTTCTCCCCGGGCGCCCCTGGGCCCCATCGCGGGCGCCCGCCGGAGGTCACCAAACTCTTGATAATTTATGGCCTCTCTGAGTCTTCTGTACTGAATAAGTCAAAACTTTCAACAACGGATCTCTTGGTTCTGGCATCGATGAAGAACGCAGCGAAATGCGATAAGTAA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AGAGTTGCAAAACTCCCTAAACCATTGTGAACGTTACCTAAACCGTTGCTTCGGCGGGCGGCCCCGGGGTTCTCCCCGGGCGCCCCTGGGCCCCATCGCGGGCGCCCGCCGGAGGTCACCAAACTCTTGATAATTTATGGCCTCTCTGAGTCTTCTGTACTGAATAAGTCAAAACTTTCAACAACGGATCTCTTGGTTCTGGCATCGATGAAGAACGCAGCGAAATGCGATAAGTAA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GTTACCTTCAAACCGTTGCTTCGGCGGGCGGCCCGGGTCCGCCCGGTGCCCCCTGGCCCCCTAGCGGGGCGCCCGCCGGAGGAAACCCAACTCTTGATTATTATGGCCTCTCTGAGTCTTCTGTACTGAATAAGTCAAAACTTTCAACAACGGATCTCTTGGTTCTGGCATCGATGAAGAACGCAGCGAAATGCGATAAGTAATGTGAATTGCAGAATTCAGTGAATCATCGAATCTTTGAACGCACATTGCGCCCGCCAGTATTCTGGCGGGCATGCCTGTTCGAGCGTCATTTCAACCATCAAGCCCCAGGCTTGTGTTGGGGACCTGCGGCTGCCGCAGGCCCTGAAAACCAGTGGCGGGCTCGCTGTCACACCGGGCGTAGTAGATTTTATCTCGCTCAGGGCGTGCTGCGGGTTCCGGCCGTTAAAAAGCCTTTTTTACCCAAGGTTGACCTCGGATCAGGTAGGA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AGAGTTGCAAAACTCCCTAAACCATTGTGAACGTTACCTTCAAACCGTTGCTTCGGCGGGCGGCCCGGGTCCGCCCGGTGCCCCCTGGCCCCCTAGCGGGGCGCCCGCCGGAGGAAACCCAACTCTTGATTATTATGGCCTCTCTGAGTCTTCTGTACTGAATAAGTCAAAACTTTCAACAACGGATCTCTTGGTTCTGGCATCGATGAAGAACGCAGCGAAATGCGATAAGTAATGTGAATTGCAGAATTCAGTGAATCATCGAATCTTTGAACGCACATTGCGCCCGCCAGTATTCTGGCGGGCATGCCTGTTCGAGCGTCATTTCAACCATCAAGCCCCAGGCTTGTGTTGGGGACCTGCGGCTGCCGCAGGCCCTGAAAACCAGTGGCGGGCTCGCTGTCACACCGGGCGTAGTAGATTTTATCTCGCTCAGGGCGTGCTGCGGGTTCCGGCCGTTAAAAAGCCTTTTTTACCCAAGGTTGACCTCGGATCAGGTAGGAATACCCGCTGAACTTAA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GTTACCTTTACCGTTGCTTCGGCGGGCGGCCCGGGTCCTGCCCGGCGCCCCTCGGCCCCTCGCGGGCGCCCGCCGGAGGAAAACCAAACTATTGCATTGTATGGCCTCTCTGAGTCTTCTGTACTGAATAAGTCAAAACTTTCAACAACGGATCTCTTGGTTCTGGCATCGATGAAGAACGCAGCGAAATGCGATAAGTAATGTGAATTGCAGAATTCAGTGAATCATCGAATCTTTGAACGCACATTGCGCCCGCCAGCACTCTGGCGGGCATGCCTGTTCGAGCGTCATTTCAACCATCAAGCCCCAGGCTTGCGTTGGAGCCCTGCGGCTGCCGCAGCCTCCCAAAAGCAGTGGCGGGCTCGCTATCACACCGAGTGCAGTAGATTACTCTTCGCTCAGGGCGTGTGGCGGGTTCCAGCCGTGAAACCCCCTACTTCTCAAGGTTGACCTCGGATCAGGTAGGAAT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CTCCGTTGGTGAACCAGCGGAGGGATCATTACAGAGTTGCAAAACTCCCTAAACCATTGTGAACGTTACCTTTACCGTTGCTTCGGCGGGCGGCCCGGGTCCTGCCCGGCGCCCCTCGGCCCCTCGCGGGCGCCCGCCGGAGGAAAACCAAACTATTGCATTGTATGGCCTCTCTGAGTCTTCTGTACTGAATAAGTCAAAACTTTCAACAACGGATCTCTTGGTTCTGGCATCGATGAAGAACGCAGCGAAATGCGATAAGTAATGTGAATTGCAGAATTCAGTGAATCATCGAATCTTTGAACGCACATTGCGCCCGCCAGCACTCTGGCGGGCATGCCTGTTCGAGCGTCATTTCAACCATCAAGCCCCAGGCTTGCGTTGGAGCCCTGCGGCTGCCGCAGCCTCCCAAAAGCAGTGGCGGGCTCGCTATCACACCGAGTGCAGTAGATTACTCTTCGCTCAGGGCGTGTGGCGGGTTCCAGCCGTGAAACCCCCTAC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GTTACCTTTACCGTTGCTTCGGCGGGCGGCCCGGGTCCTGCCCGGCGCCCCTCGGCCCTCGCGGGCGCCCGCCGGAGGTAAACCAAACTATTGCATTGTATGGCCTCTCTGAGTCTTCTGTACTGAATAAGTCAAAACTTTCAACAACGGATCTCTTGGTTCTGGCATCGATGAAGAACGCAGCGAAATGCGATAA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AGAGTTGCAAAACTCCCTAAACCATTGTGAACGTTACCTTTACCGTTGCTTCGGCGGGCGGCCCGGGTCCTGCCCGGCGCCCCTCGGCCCTCGCGGGCGCCCGCCGGAGGTAAACCAAACTATTGCATTGTATGGCCTCTCTGAGTCTTCTGTACTGAATAAGTCAAAACTTTCAACAACGGATCTCTTGGTTCTGGCATCGATGAAGAACGCAGCGAAATGCGATAA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TGTGAACGTTACCTTTATCGTTGCTTCGGCGGGTGGCGCCCAGCGCCCCCAAGGCCCCCCCGCGGGGCGCCCGCCGGAGGAAACCTAACTCTTGACAACTGTATGGCCTCTCTGAGTAACTATACTTAATAAGTTAAAACTTTCAACAACGGATCTCTTGGTTCTGGCATCGATGAAGAACGCAGCGAAATGCGATAAGTAATGTGAATTGCAGAATTCAGTGAATCATCGAATCTTTGAACGCACATTGCGCCCGCCAGTATTCTGGCGGGCATGCCTGTTCGAGCGTCATTTCAACCATCAAGCCCCAGGCTTGTGTTGGGGACCTGCGGCTGCCGCAGGCCCTGAAAAACAGTGGCGGGCTCGCTAGTCACACCGAGCGTAGTAGCATACACATCGCTTAGGACGTGCTGCGGGTTCCGGCCGTTAAACCCCCCACTATAT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AACTCCCTAAACCATTGTGAACGTTACCTTTATCGTTGCTTCGGCGGGTGGCGCCCAGCGCCCCCAAGGCCCCCCCGCGGGGCGCCCGCCGGAGGAAACCTAACTCTTGACAACTGTATGGCCTCTCTGAGTAACTATACTTAATAAGTTAAAACTTTCAACAACGGATCTCTTGGTTCTGGCATCGATGAAGAACGCAGCGAAATGCGATAAGTAATGTGAATTGCAGAATTCAGTGAATCATCGAATCTTTGAACGCACATTGCGCCCGCCAGTATTCTGGCGGGCATGCCTGTTCGAGCGTCATTTCAACCATCAAGCCCCAGGCTTGTGTTGGGGACCTGCGGCTGCCGCAGGCCCTGAAAAACAGTGGCGGGCTCGCTAGTCACACCGAGCGTAGTAGCATACACATCGCTTAGGACGTGCTGCGGGTTCCGGCCGTTAAACCCCCCACTATAT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GACTCCCAAACCACTGTGGACCTTACCTAACCGTTGCTTCGGCGGGCGGCGCCAGGGCCCCCACGGGCCCGCCAGCGCGCCCCCCGGCCCCCCTCGCGGGGGGCGCCCGCCGGAGGCTCCAAACCATTCTCGCATGCAAAAGGCCTCTCTGAGTCTTCTGTACTGAATGAGTCAAAACTTTCAACAACGGATCTCTTGGTTCTGGCATCGATGAAGAACGCAGCGAAATGCGATAAGTAATGTGAATTGCAGAATTCCGTGAATCATCGAATCTTTGAACGCACATTGCGCCCGCCGGCATTCCGGCGGGCATGCCTGTCCGAGCGTCATTTCGACCATCAAGCCCCGGGCTTGTGTTGGGGACCTGCGGCTGCCCGCAGGCCCCGAAAACCAGTGGCGGTGCCCGCTGTCACCCCGAGCGTAGTAGCAACCACCTCGCTCAGGGCGTGCTCCGGGTCCCGGCCGTTAAACGGAAAGCAACCCCCCAAAGGTTGACCTCGGATCAGGTAGGAG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CTCCGTTGGTGAACCAGCGGAGGGATCATTACAGAGTTGCAAGACTCCCAAACCACTGTGGACCTTACCTAACCGTTGCTTCGGCGGGCGGCGCCAGGGCCCCCACGGGCCCGCCAGCGCGCCCCCCGGCCCCCCTCGCGGGGGGCGCCCGCCGGAGGCTCCAAACCATTCTCGCATGCAAAAGGCCTCTCTGAGTCTTCTGTACTGAATGAGTCAAAACTTTCAACAACGGATCTCTTGGTTCTGGCATCGATGAAGAACGCAGCGAAATGCGATAAGTAATGTGAATTGCAGAATTCCGTGAATCATCGAATCTTTGAACGCACATTGCGCCCGCCGGCATTCCGGCGGGCATGCCTGTCCGAGCGTCATTTCGACCATCAAGCCCCGGGCTTGTGTTGGGGACCTGCGGCTGCCCGCAGGCCCCGAAAACCAGTGGCGGTGCCCGCTGTCACCCCGAGCGTAGTAGCAACCACCTCGCTCAGGGCGTGCTCCGGGTCCCGGCCGTTAAACGGAAAGCAACCCCCCAAAGGTTGACCTCGGATCAGGTAGGAG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GACTCCCAGACCACTGTGAACTTTACCAGCCGTTGCTTCGGCGGGCGCGGCCCTACAGCCGCGCGAGCCCCTCCCGGGGGGCCCGCCGGAGGCACCCAAACCAGTGACGTTTTGCATGGCCTCTCTGAGCAGCAGTACTGAAGTCAAAACTTTCAACAACGGATCTCTTGGTTCTGGCACCGATGAAGAACGCAGCGAAATGCGATAAGTAATGTGAATTGCAGAATTCAGTGAATCATCGAATCTTTGAACGCACATTGCGCCCGCCGGCATCCTGGCGGGCATGCCTGTTCGAGCGTCATTTCGACCATCAAGCCCTGAGGGCTTGTGTTGGGGACCTGCGGCTGCCCGCAGGCCCTGAAAACCAGTGGCGGGCCCGATGGCACCCCGAGCGCAGTAGTCTCCTGTCTCGCTCAGGGCGTGCCGCGGGTTTGTTCCCGGCCGTTAAACAGCGACCTTTGAAAGGTTGACCTCGGATCAGGTAGGAG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CTCCGTTGGTGAACCAGCGGAGGGATCATTACAGAGTTGCAAGACTCCCAGACCACTGTGAACTTTACCAGCCGTTGCTTCGGCGGGCGCGGCCCTACAGCCGCGCGAGCCCCTCCCGGGGGGCCCGCCGGAGGCACCCAAACCAGTGACGTTTTGCATGGCCTCTCTGAGCAGCAGTACTGAAGTCAAAACTTTCAACAACGGATCTCTTGGTTCTGGCACCGATGAAGAACGCAGCGAAATGCGATAAGTAATGTGAATTGCAGAATTCAGTGAATCATCGAATCTTTGAACGCACATTGCGCCCGCCGGCATCCTGGCGGGCATGCCTGTTCGAGCGTCATTTCGACCATCAAGCCCTGAGGGCTTGTGTTGGGGACCTGCGGCTGCCCGCAGGCCCTGAAAACCAGTGGCGGGCCCGATGGCACCCCGAGCGCAGTAGTCTCCTGTCTCGCTCAGGGCGTGCCGCGGGTTTGTTCCCGGCCGTTAAACAGCGACCTTTGAAAGGTTGACCTCGGATCAGGTAGGAG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GACTCCCCAAACCATCGCGAACGTTACCCAAACCGTTGCTTCGGCGGGCGGCGCGCCTGCGCGCCCCTGGGCCCCACCGCGGGCGCCCGCCGGAGGTCCACCGAACTGCTGATAATTTATGGCCTCTCTGAGTATTCTTTACTGAATAAGTCAAAACTTTCAACAACGGATCTCTTGGTTCTGGCATCGATGAAGAACGCAGCGAAATGCGATAAGTAATGTGAATTGCAGAATTCAGTGAATCATCGAATCTTTGAACGCACATTGCGCCCGCCAGTATTCTGGCGGGCATGCCTGTTCGAGCGTCATTTCAACCATCAAGCCCCCGGGCCTGTGTTGGGGACCTGCGGCTGCCCGCAGGCCCTGAAAACCAGTGGCGGGCTCGCTGTCACACCGAGCGTAGTAGCATACATCTCGCTCTGGGCGTGCTGCGGGTTCCGGCCGTTAAAGCGACCTTTCGTA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CTCCGTTGGTGAACCAGCGGAGGGATCATTACAGAGTTGCAAGACTCCCCAAACCATCGCGAACGTTACCCAAACCGTTGCTTCGGCGGGCGGCGCGCCTGCGCGCCCCTGGGCCCCACCGCGGGCGCCCGCCGGAGGTCCACCGAACTGCTGATAATTTATGGCCTCTCTGAGTATTCTTTACTGAATAAGTCAAAACTTTCAACAACGGATCTCTTGGTTCTGGCATCGATGAAGAACGCAGCGAAATGCGATAAGTAATGTGAATTGCAGAATTCAGTGAATCATCGAATCTTTGAACGCACATTGCGCCCGCCAGTATTCTGGCGGGCATGCCTGTTCGAGCGTCATTTCAACCATCAAGCCCCCGGGCCTGTGTTGGGGACCTGCGGCTGCCCGCAGGCCCTGAAAACCAGTGGCGGGCTCGCTGTCACACCGAGCGTAGTAGCATACATCTCGCTCTGGGCGTGCTGCGGGTTCCGGCCGTTAAAGCGACCTTTCG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TAACCACTCAAAACCATTGTGAACCTTACCTCAACCGTTGCTTCGGCGGGCGGGCCCCAAAAGCCCCCCCGGCCCCCCGCGGGCGCCCGCCGGAGGTAAACCGAACCCTAGAATTGTATGGCCTCTCTGAGTCTTCTGTACTGAATAAGTCAAAACTTTCAACAACGGATCTCTTGGTTCTGGCATCGATGAAGAACGCAGCGAAATGCGATAAGTAATGTGAATTGCAGAATTCAGTGAATCATCGAATCTTTGAACGCACATTGCGCCCGCCAGTATTCTGGCGGGCATGCCTGTCCGAGCGTCATTTCAACCATCAAGCCCCGGGCTTGTGTTGGGGCCCTGCGGCTGCCGCAGGCCCTGAAAACCAGTGGCGGGCTCGCTAGTCACTCCGAGCGTAGTAGTTTACACCTCGCTCAGGGCGTGCTGCGGGTTCCGGCCGTTAAAAGCCTTATTTTACCCAAGGTTGACCTCGGATCAGGTAGGAA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TAACCACTCAAAACCATTGTGAACCTTACCTCAACCGTTGCTTCGGCGGGCGGGCCCCAAAAGCCCCCCCGGCCCCCCGCGGGCGCCCGCCGGAGGTAAACCGAACCCTAGAATTGTATGGCCTCTCTGAGTCTTCTGTACTGAATAAGTCAAAACTTTCAACAACGGATCTCTTGGTTCTGGCATCGATGAAGAACGCAGCGAAATGCGATAAGTAATGTGAATTGCAGAATTCAGTGAATCATCGAATCTTTGAACGCACATTGCGCCCGCCAGTATTCTGGCGGGCATGCCTGTCCGAGCGTCATTTCAACCATCAAGCCCCGGGCTTGTGTTGGGGCCCTGCGGCTGCCGCAGGCCCTGAAAACCAGTGGCGGGCTCGCTAGTCACTCCGAGCGTAGTAGTTTACACCTCGCTCAGGGCGTGCTGCGGGTTCCGGCCGTTAAAAGCCTTATTTT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GGAGTTGCAAGACTCACCCAAACCATTGTGAACCGCACCCCTCACCGTTGCTTCGGCGGGCGGCGCCCCGGGCCCGACAGCGGCCCGCGGGCGCCCCCAGCCCCGCCCCCGGGGGCCCGCCGGAGGAATACCCGGAAACCCTTTGGCATCGCAAGGCATCTCTGAGTCTCTGTACCGAATTAAGTCAAAACTTTCAACAACGGATCTCTTGGTTCTGGCATCGATGAAGAACGCAGCGAAATGCGATAAGTAATGTGAATTGCAGAATTCAGTGAATCATCGAATCTTTGAACGCACATTGCGCCCGCCAGCATTCTGGCGGGCATGCCTGTTCGAGCGTCATTTCAGCCATCAAGCCCCGGGCTTGTGTTGGGGACCTGCGGCCGCCCGCAGGCCCTGAAATCCAGTGGCGGGCTCGCTGACACACCGAGCGTAGTAGCAATCGACCTCGCTCAGGGGCGTGCTGCGGGTTCCAGCCGTAAAACCGCGTCTCAGCACACTAGGTTGACCTCGGATCAGGTAGGAGGACCCGCTGAACTTAA</text:p>
          </table:table-cell>
          <table:table-cell office:value-type="string" calcext:value-type="string">
            <text:p>k__Fungi;p__Ascomycota;c__Sordariomycetes;o__Sordariales;f__Chaetom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GGAGTTGCAAGACTCACCCAAACCATTGTGAACCGCACCCCTCACCGTTGCTTCGGCGGGCGGCGCCCCGGGCCCGACAGCGGCCCGCGGGCGCCCCCAGCCCCGCCCCCGGGGGCCCGCCGGAGGAATACCCGGAAACCCTTTGGCATCGCAAGGCATCTCTGAGTCTCTGTACCGAATTAAGTCAAAACTTTCAACAACGGATCTCTTGGTTCTGGCATCGATGAAGAACGCAGCGAAATGCGATAAGTAATGTGAATTGCAGAATTCAGTGAATCATCGAATCTTTGAACGCACATTGCGCCCGCCAGCATTCTGGCGGGCATGCCTGTTCGAGCGTCATTTCAGCCATCAAGCCCCGGGCTTGTGTTGGGGACCTGCGGCCGCCCGCAGGCCCTGAAATCCAGTGGCGGGCTCGCTGACACACCGAGCGTAGTAGCAATCGACCTCGCTCAGGGGCGTGCTGCGGGTTCCAGCCGTAAAACCGCGTCTCAGCACACTAGGTTGACCTCGGATCAGGTAGGAG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CGAGTATAACTCTCTAAAACCATTGTGAACGAACGAACCCGTTGCTTCGGCGGACGGCTCTGCCGCCGCCGGAAGAACGCAAACTCTTGTTATTATTGTTTCTCTGAGTACTTATTCAATAAGTAAAAACTTTCAACAACGGATCTCTTGGTTCTGGCATCGATGAAGAACGCAGCGAAATGCGATAAGTAATGTGAATTGCAGAATTCAGTGAATCATCGAATCTTTGAACGCACATTGCGCCCGCCAGTATTCTGGCGGGCATGCCTGTTCGAGCGTCATTTCAACCATCAAGCCCCAGGCTTGTGTTGGGGGCCTGCAGCTGCTGCAGCCCCCTAAAAGCAGTGGCGGACTCGCTGTCATTCCGAGCGCAGTAGTTACATCTCGCTCTGGGCGTGGCGGTGGGCACCTGCCGTGAAACACTCTTTCTAAGGTTGACCTCGGATCAGGTAGGAATACCCGCTGAACTTAA</text:p>
          </table:table-cell>
          <table:table-cell office:value-type="string" calcext:value-type="string">
            <text:p>k__Fungi;p__Ascomycota;c__Sordariomycetes;o__Sordariales;f__Lasiosphaeriaceae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CTCCGTTGGTGAACCAGCGGAGGGATCATTAGCGAGTATAACTCTCTAAAACCATTGTGAACGAACGAACCCGTTGCTTCGGCGGACGGCTCTGCCGCCGCCGGAAGAACGCAAACTCTTGTTATTATTGTTTCTCTGAGTACTTATTCAATAAGTAAAAACTTTCAACAACGGATCTCTTGGTTCTGGCATCGATGAAGAACGCAGCGAAATGCGATAAGTAATGTGAATTGCAGAATTCAGTGAATCATCGAATCTTTGAACGCACATTGCGCCCGCCAGTATTCTGGCGGGCATGCCTGTTCGAGCGTCATTTCAACCATCAAGCCCCAGGCTTGTGTTGGGGGCCTGCAGCTGCTGCAGCCCCCTAAAAGCAGTGGCGGACTCGCTGTCATTCCGAGCGCAGTAGTTACATCTCGCTCTGGGCGTGGCGGTGGGCACCTGCCGTGAAACACTCTTTC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5.0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CGAGTAAAACTCTCTAACACCATTGTGAACGAACTGCCACGTTGCTTCGGCGGGGTCAAACCCGCCGAAAGAACGCAAACTCTATGTCATGATTGTATCTCTGAGTCAACTTTTTAATAAGTTAAAACTTTCAACAACGGATCTCTTGGTTCTGGCATCGATGAAGAACGCAGCGAAATGCGATAAGTAATGTGAATTGCAGAATTCAGTGAATCATCGAATCTTTGAACGCACATTGCGCCCGCCAGTACTCTGGCGGGCATGCCTGTTCGAGCGTCATTTCAACCATCAAGCCCTAGGCTTGTGTTGGGGGCCTGCGGCTGCCGCAGCCCCCTAAAAGCAGTGGCGGGCTCGCTGTCATTCCGAGCGCAGTAGTTACATCTCGCTCTGGGCGTGGCGGCGTGCACTGGCCGTTAAACACTCTTTCTAAGGTTGACCTCGGATCAGGTAGGAATACCCGCTGAACTTAA</text:p>
          </table:table-cell>
          <table:table-cell office:value-type="string" calcext:value-type="string">
            <text:p>k__Fungi;p__Ascomycota;c__Sordariomycetes;o__Sordariales;f__Lasiosphaeriaceae;g__Zopfiella;s__Zopfiella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GCGAGTAAAACTCTCTAACACCATTGTGAACGAACTGCCACGTTGCTTCGGCGGGGTCAAACCCGCCGAAAGAACGCAAACTCTATGTCATGATTGTATCTCTGAGTCAACTTTTTAATAAGTTAAAACTTTCAACAACGGATCTCTTGGTTCTGGCATCGATGAAGAACGCAGCGAAATGCGATAAGTAATGTGAATTGCAGAATTCAGTGAATCATCGAATCTTTGAACGCACATTGCGCCCGCCAGTACTCTGGCGGGCATGCCTGTTCGAGCGTCATTTCAACCATCAAGCCCTAGGCTTGTGTTGGGGGCCTGCGGCTGCCGCAGCCCCCTAAAAGCAGTGGCGGGCTCGCTGTCATTCCGAGCGCAGTAGTTACATCTCGCTCTGGGCGTGGCGGCGTGCACTGGCCGTTAAACACTC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ATTGTGAACCTACCTACAGTTGCTTCGGCAGGCGGCTTCGTCCTGGATTCAGTGCTCTCGGGCGCTGGTTTTGGGGAGGAGCTCAGCATCCTTCAGTGGGTGCGCTTGCCGATAGCCCCTAAACTCTTTATATTTTAGGCCTCTCTGAGTAAAAACAAAAATAAGTTAAAACTTTCAACAACGGATCTCTTGGTTCTGGCATCGATGAAGAACGCAGCGAAATGCGATAAGTAATGTGAATTGCAGAATTCAGTGAATCATCGAATCTTTGAACGCACATTGCGCCCGCCAGTATTCTGGCGGGCATGCCTGTCCGAGCGTCATTTCAACCATCAAGCCCTTGGCTTGTGTTGGGGCCCTGCGGCTGTCCGCAGGCCCTGAAAATCAGTGGCGGGCTCGTTGTCATACCGAGTGCAGTAGTAATATTCTCTCTGGTCTTACAGCGTGTTCTTGCCGTAAAACACCCCAATTTCTAAGGTTGACCTCGGATCAGGTAGGAATACCCGCTGAACTTAA</text:p>
          </table:table-cell>
          <table:table-cell office:value-type="string" calcext:value-type="string">
            <text:p>k__Fungi;p__Ascomycota;c__Sordariomycetes;o__Sordariales;f__Lasiosphaeridaceae;g__Lasiosphaeris;s__Lasiosphaeris_sp;sh__SH017260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CCATTGTGAACCTACCTACAGTTGCTTCGGCAGGCGGCTTCGTCCTGGATTCAGTGCTCTCGGGCGCTGGTTTTGGGGAGGAGCTCAGCATCCTTCAGTGGGTGCGCTTGCCGATAGCCCCTAAACTCTTTATATTTTAGGCCTCTCTGAGTAAAAACAAAAATAAGTTAAAACTTTCAACAACGGATCTCTTGGTTCTGGCATCGATGAAGAACGCAGCGAAATGCGATAAGTAATGTGAATTGCAGAATTCAGTGAATCATCGAATCTTTGAACGCACATTGCGCCCGCCAGTATTCTGGCGGGCATGCCTGTCCGAGCGTCATTTCAACCATCAAGCCCTTGGCTTGTGTTGGGGCCCTGCGGCTGTCCGCAGGCCCTGAAAATCAGTGGCGGGCTCGTTGTCATACCGAGTGCAGTAGTAATATTCTCTCTGGTCTTACAGCGTGTTCTTGCCGTAAAACACCCCAATTTC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TGCAAAACTCCCACAACCATCGCGAACGATACCTGTAACCGTTGCCTCGGCGGCGCGAACCCCTCGGGGTCGCCCGCCGGCGGTACCCAAAACTCTGTTTTTATAGGCCTCTCTGAGTAACTTATCAAATAAGTCAAAACTTTTAACAACGGATCTCTTGGTTCTGGCATCGATGAAGAACGCAGCGAAATGCGATAAGTAATGTGAATTGCAGAATTCAGTGAATCATCGAATCTTTGAACGCACATTGCGCCCGCCAGTATTCTGGCGGGCATGCCTGTTCGAGCGTCATTTCAACCATCAAGCCCCCGGGCTTGCGTTGGGGCCCTGCGGCTGCCGCAGACCCCTAAAACCAGTGGCGGGCTTGCTGTCACACCGAGCGCAGTAGTAATATCTCGCTTTGGTCGCGGCGGCGGGCACTTGCCGTAAAACACCCCACATATCAAGGTTGACCTCGGATCAGGTAGGAATACCCGCTGAACTTAA</text:p>
          </table:table-cell>
          <table:table-cell office:value-type="string" calcext:value-type="string">
            <text:p>k__Fungi;p__Ascomycota;c__Sordariomycetes;o__Sordariales;f__Podosporaceae;g__Podospor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AAGAGTTGCAAAACTCCCACAACCATCGCGAACGATACCTGTAACCGTTGCCTCGGCGGCGCGAACCCCTCGGGGTCGCCCGCCGGCGGTACCCAAAACTCTGTTTTTATAGGCCTCTCTGAGTAACTTATCAAATAAGTCAAAACTTTTAACAACGGATCTCTTGGTTCTGGCATCGATGAAGAACGCAGCGAAATGCGATAAGTAATGTGAATTGCAGAATTCAGTGAATCATCGAATCTTTGAACGCACATTGCGCCCGCCAGTATTCTGGCGGGCATGCCTGTTCGAGCGTCATTTCAACCATCAAGCCCCCGGGCTTGCGTTGGGGCCCTGCGGCTGCCGCAGACCCCTAAAACCAGTGGCGGGCTTGCTGTCACACCGAGCGCAGTAGTAATATCTCGCTTTGGTCGCGGCGGCGGGCACTTGCCGTAAAACACCCCACATA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AAGAGTTGCAAAACTCCCTTTAAACCATCGCGAACGTTACCCACGACGCCGTTGCCTCGGCGGAGCGTCGCCCCGTGCCGTCAAAAGTACGGGGCGTGCGCCCGCCGGGAGACCGGCACAACCAAACTCTTATAACCATTGGCCTCTCTGAGTAAGATTTTTAAATAAGTCAAAACTTTCAACAACGGATCTCTTGGTTCTGGCATCGATGAAGAACGCAGCGAAATGCGATAAGTAATGTGAATTGCAGAATTCAGTGAATCATCGAATCTTTGAACGCACATTGCGCCCGCCAGTATTCTGGCGGGCATGCCTGTTCGAGCGTCATTTCAACCATCAAGCCCTGCTTGTGTTGGGGTCCTGCGGCTGCCCGCAGGCCCTGAAAACCAGTGGCGGGCTCGCTAGTCACACCGAGCGCAGTAGCACATCTCGCTTTGGTCGTGCGGCGGGTTCTTGCCGTAAAACACCCCCCTTTTATCAAGGTTGACCTCGGATCAGGTAGGAATACCCGCTGAACTTAA</text:p>
          </table:table-cell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CTCCGTTGGTGAACCAGCGGAGGGATCATTAAAGAGTTGCAAAACTCCCTTTAAACCATCGCGAACGTTACCCACGACGCCGTTGCCTCGGCGGAGCGTCGCCCCGTGCCGTCAAAAGTACGGGGCGTGCGCCCGCCGGGAGACCGGCACAACCAAACTCTTATAACCATTGGCCTCTCTGAGTAAGATTTTTAAATAAGTCAAAACTTTCAACAACGGATCTCTTGGTTCTGGCATCGATGAAGAACGCAGCGAAATGCGATAAGTAATGTGAATTGCAGAATTCAGTGAATCATCGAATCTTTGAACGCACATTGCGCCCGCCAGTATTCTGGCGGGCATGCCTGTTCGAGCGTCATTTCAACCATCAAGCCCTGCTTGTGTTGGGGTCCTGCGGCTGCCCGCAGGCCCTGAAAACCAGTGGCGGGCTCGCTAGTCACACCGAGCGCAGTAGCACATCTCGCTTTGGTCGTGCGGCGGGTTCTTGCCGTAAAACACCCCCCTTTTA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TTGTGAACAATCTTGTTAGTTGCCTCGGCGGGGAGCTCCTTAGGGAGTCGACCGCCGGCGGACTGCAAACTCTTTTAATTACTATTCTGATTACTTATTCAATAAGTTAAAACTTTCAACAACGGATCTCTTGGTTCTGGCATCGATGAAGAACGCAGCGAAATGCGATAAGTAATGTGAATTGCAGAATTCAGTGAATCATCGAATCTTTGAACGCACATTGCGCCCGCGAGTATTCTCGCGGGCATGCCTGTTCGAGCGTCATTTCAACCATCAAGCCCCAGGCTTGTGTTGGAGCCCTGCGGCTGCCGCAGCCTCCTAAAAACAGTGGCGGGCTCGCTATCACACCGAGTGCAGTAGTTTACTCTTCGCTCAGGGCGTGTGGCGGGTGCTAGCCGTGAAACCCCCTACTTCTTAAGGTTGACCTCGGATCAGGTAGGAATACCCGCTGAACTTAA</text:p>
          </table:table-cell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CTCCGTTGGTGAACCAGCGGAGGGATCATTACAGAGTTGCAAAACTCCCAACCCTTTGTGAACAATCTTGTTAGTTGCCTCGGCGGGGAGCTCCTTAGGGAGTCGACCGCCGGCGGACTGCAAACTCTTTTAATTACTATTCTGATTACTTATTCAATAAGTTAAAACTTTCAACAACGGATCTCTTGGTTCTGGCATCGATGAAGAACGCAGCGAAATGCGATAAGTAATGTGAATTGCAGAATTCAGTGAATCATCGAATCTTTGAACGCACATTGCGCCCGCGAGTATTCTCGCGGGCATGCCTGTTCGAGCGTCATTTCAACCATCAAGCCCCAGGCTTGTGTTGGAGCCCTGCGGCTGCCGCAGCCTCCTAAAAACAGTGGCGGGCTCGCTATCACACCGAGTGCAGTAGTTTACTCTTCGCTCAGGGCGTGTGGCGGGTGCTAGCCGTGAAACCCCCTACTTCTT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CCCTTTGTGAACGAACTAAACAGTTGCCTCGGCGGCGCTCCTCTCGGGGGGCTAACCGCCGGAGGAAAGCAAACTCTTTATATTTTGTATCTCTGAGTACTTATTCAATAAGTTAAAACTTTCAACAACGGATCTCTTGGTTCTGGCATCGATGAAGAACGCAGCGAAATGCGATAAGTAATGTGAATTGCAGAATTCAGTGAATCATCGAATCTTTGAACGCACATTGCGCCCGCTAGTATTCTGGCGGGCATGCCTGTTCGAGCGTCATTTCAACCATCAAGCCCCAGGCTTGTGTTGGAGCCCTGCGGCTGCCGCAGCCTCCTAAAATTAGTGGCGGGCTCGCTATCACACCGAGTGCAGTAGTTTACTCTTCGCTCAGGGCGTGTGGCGGGTGCTAGCCGTGAAACCCCCTACTTCTTAAGGTTGACCTCGGATCAGGTAGGAATACCCGCTGAACTTAA</text:p>
          </table:table-cell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TGGTGAACCAGCGGAGGGATCATTACAGAGTTGCAAAACTCCCAACCCTTTGTGAACGAACTAAACAGTTGCCTCGGCGGCGCTCCTCTCGGGGGGCTAACCGCCGGAGGAAAGCAAACTCTTTATATTTTGTATCTCTGAGTACTTATTCAATAAGTTAAAACTTTCAACAACGGATCTCTTGGTTCTGGCATCGATGAAGAACGCAGCGAAATGCGATAAGTAATGTGAATTGCAGAATTCAGTGAATCATCGAATCTTTGAACGCACATTGCGCCCGCTAGTATTCTGGCGGGCATGCCTGTTCGAGCGTCATTTCAACCATCAAGCCCCAGGCTTGTGTTGGAGCCCTGCGGCTGCCGCAGCCTCCTAAAATTAGTGGCGGGCTCGCTATCACACCGAGTGCAGTAGTTTACTCTTCGCTCAGGGCGTGTGGCGGGTGCTAGCCGTGAAACCCCCTACTTCT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ATCCCGTTGCTTCGGCGGGCGGCCCGGGCCCCGTGCCCGGCGCCCCCCGGCCCCTCGCGGGCGCCCGCCGGAGGTAAACCAAACTCTTGAATTGTATGGCCTCTCTGAGTCTTCTGTACTGAATAAGTC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office:value-type="string" calcext:value-type="string">
            <text:p>k__Fungi;p__Ascomycota;c__Sordariomycetes;o__Sordariales;f__Sordariales_fam_Incertae_sedis;g__Sordariales_gen_Incertae_sedis;s__Sordariales_sp;sh__SH0106536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CATCCCGTTGCTTCGGCGGGCGGCCCGGGCCCCGTGCCCGGCGCCCCCCGGCCCCTCGCGGGCGCCCGCCGGAGGTAAACCAAACTCTTGAATTGTATGGCCTCTCTGAGTCTTCTGTACTGAATAAGTC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AGGTCTAGTACCTGAAAACCACTGTGAACCGTTCCATTTGCTGCCTCGGCGGGCGATCCCAGGGCGGGATCGCGGCCCCTTCGGGGGCGCCCGCCGGCGCGCGACCCTTCCAGCTCTGTTGTCCAGCGGGCTTCTGAGTGACTAAAAAAACAAATTAAAACTTTCAACAACGGATCTCTTGGCTCTGGCATCGATGAAGAACGCAGCGAAATGCGATAAGTAATGTGAATTGCAGAATTCAGTGAATCATCGAATCTTTGAACGCACATTGCACCCGCCAGCACTCTGGCGGGTATGCCTGTTCGAGCGTCATTTCGACCCTCAAGCGCTAGCTTGTTGTTGGGGCGCCTCGGTCCAGCACCGAGCGCCCCGAATCGCAGTGGCGGAGCCGCCGTGGACTCTGAGCGCAGTACTTAACGACGCTCCTGGGTCCCGGCGGTGCCGGCCGTGAAAACGAACCAAACATTTGTCTTGACCTCGGATCAGGTAGGGATACCCGCTGAACTTAA</text:p>
          </table:table-cell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CTCCGTTGGTGAACCAGCGGAGGGATCATTACAGAAGGTCTAGTACCTGAAAACCACTGTGAACCGTTCCATTTGCTGCCTCGGCGGGCGATCCCAGGGCGGGATCGCGGCCCCTTCGGGGGCGCCCGCCGGCGCGCGACCCTTCCAGCTCTGTTGTCCAGCGGGCTTCTGAGTGACTAAAAAAACAAATTAAAACTTTCAACAACGGATCTCTTGGCTCTGGCATCGATGAAGAACGCAGCGAAATGCGATAAGTAATGTGAATTGCAGAATTCAGTGAATCATCGAATCTTTGAACGCACATTGCACCCGCCAGCACTCTGGCGGGTATGCCTGTTCGAGCGTCATTTCGACCCTCAAGCGCTAGCTTGTTGTTGGGGCGCCTCGGTCCAGCACCGAGCGCCCCGAATCGCAGTGGCGGAGCCGCCGTGGACTCTGAGCGCAGTACTTAACGACGCTCCTGGGTCCCGGCGGTGCCGGCCGTGAAAACGAACCAAACATTTGT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GATCGTCGAAAGACGTCTCCATACACCCATTGTGAATCTACCCACTGTCGTGCTTCGGTAGGCGGTCTCCACTCGTGGAGGCCCACAGGCCTTCTAGGTGCCTGCCGGAGTGCAACTCTTAAACTATTGTTATCTATGTGGAATCTCAGAAATATACAAAATAATAACAACTTTCAACAACGGATCTCTTGGCTCTGGCATCGATGAAGAACGCAGCGAAATGCGATAAGTAATGCGAATTGCAGATTTCAGTGAGTCATCGAATCTTTGAACGCACATTGCGCCCTCCAGTATCCTGGAGGGCATGCCTGTTCGAGCGTCACTACAACACTCAAGCTCTGCTTGGCGTTGGGGCCCTATGACTTTACCGTCGTATGCCCTTAAAATCAGTGGCGGGACCGCTGGGGACCCGGGCGAAGTAACTATTACAGCGTCAAGGGATATCTAGCCGGTCTCCTGCCGTAAAAACGATTATTTATATCTCAGTGTTGACCTCGGATCAGGTAGGAATACCCGCTGAACTTAA</text:p>
          </table:table-cell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CTCCGTTGGTGAACCAGCGGAGGGATCATTACAGGATCGTCGAAAGACGTCTCCATACACCCATTGTGAATCTACCCACTGTCGTGCTTCGGTAGGCGGTCTCCACTCGTGGAGGCCCACAGGCCTTCTAGGTGCCTGCCGGAGTGCAACTCTTAAACTATTGTTATCTATGTGGAATCTCAGAAATATACAAAATAATAACAACTTTCAACAACGGATCTCTTGGCTCTGGCATCGATGAAGAACGCAGCGAAATGCGATAAGTAATGCGAATTGCAGATTTCAGTGAGTCATCGAATCTTTGAACGCACATTGCGCCCTCCAGTATCCTGGAGGGCATGCCTGTTCGAGCGTCACTACAACACTCAAGCTCTGCTTGGCGTTGGGGCCCTATGACTTTACCGTCGTATGCCCTTAAAATCAGTGGCGGGACCGCTGGGGACCCGGGCGAAGTAACTATTACAGCGTCAAGGGATATCTAGCCGGTCTCCTGCCGTAAAAACGATTATTTATATCTCAG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TGAAGGTCTACGTACCTAAAACCATTGTGAACCTTTTCCTTTGCTGCCTCGGCGGGCAATCCCAGGGCGGGATTCCTGGCCTCTTTTAGGGGCGTCCGCCGGCGGTGCACCTCTCTAGCTCTTGTCTGCGACAGGCTTCTGAGTGGTCTTGAAAAAACAAGTCAAAACTTTCAACAACGGATCTCTTGGCTCTGGCATCGATGAAGAACGCAGCGAAATGCGATAAGTAATGTGAATTGCAGAATTCAGTGAATCATCGAATCTTTGAACGCACATTGCACCCGCCAGTACTCTGGCGGGTATGCCTGTTCGAGCGTCATCTCAAACCTCAGGCCATCGCCTGCTGTTGGGACGTCCCGGTCTTTTGCGGGAGCCCCGAATCTCAGTGGCGGAGCCGCCCTGGACTCTGAGCGTAGTAACAGAAATCGCCCACGAGCACAGGCGGTGCCAGCCGTAAAACGCCCACCACTTCAAGGTTTGACCTCGGATCAGGTAGGGATACCCGCTGAACTTAA</text:p>
          </table:table-cell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CTGAAGGTCTACGTACCTAAAACCATTGTGAACCTTTTCCTTTGCTGCCTCGGCGGGCAATCCCAGGGCGGGATTCCTGGCCTCTTTTAGGGGCGTCCGCCGGCGGTGCACCTCTCTAGCTCTTGTCTGCGACAGGCTTCTGAGTGGTCTTGAAAAAACAAGTCAAAACTTTCAACAACGGATCTCTTGGCTCTGGCATCGATGAAGAACGCAGCGAAATGCGATAAGTAATGTGAATTGCAGAATTCAGTGAATCATCGAATCTTTGAACGCACATTGCACCCGCCAGTACTCTGGCGGGTATGCCTGTTCGAGCGTCATCTCAAACCTCAGGCCATCGCCTGCTGTTGGGACGTCCCGGTCTTTTGCGGGAGCCCCGAATCTCAGTGGCGGAGCCGCCCTGGACTCTGAGCGTAGTAACAGAAATCGCCCACGAGCACAGGCGGTGCCAGCCGTAAAACGCCCACCACTTCAAG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AGAGTTGTAAAACTCCCAAAACCCATGTGAACATACCTCTGTTGCCTCGGTGGCCTACCTGGTAGCTATTCGTAGATGCCCTGTAGTCCGCCGAAGGACCACTAAACTCTGTTTTTTTAATATCTCTGAGTCAACTATAAATAAGTTAAAACTTTCAACAACGGATCTCTTGGTTCTGGCATCGATGAAGAACGCAGCGAAATGCGATAAGTAATGTGAATTGCAGAATTCAGTGAATCATCGAATCTTTGAACGCACATTGCGCCCATTAGTATTCTAGTGGGCATGCCTGTTCGAGCGTCATTAAGTCCACTTAAGCCCTGCTTAGTGTTGGGAACCTACTGAAGAGCTACTTGTAGCTGCCCTGTAGTTCCTTAAAGACAGCGGCGGAGTTGTGATATCCTCTGAGCTTAGTAATTTTTTCTAGCTTTCGAGTTACCACTTCTTCTGCCGTAAAACACCCTTCTTCTGAATGGTTGACCTCGGATCAGGTAGGAATACCCGCTGAACTTAA</text:p>
          </table:table-cell>
          <table:table-cell office:value-type="string" calcext:value-type="string">
            <text:p>k__Fungi;p__Ascomycota;c__Sordariomycetes;o__Xylariale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CTCCGTTGGTGAACCAGCGGAGGGATCATTATAGAGTTGTAAAACTCCCAAAACCCATGTGAACATACCTCTGTTGCCTCGGTGGCCTACCTGGTAGCTATTCGTAGATGCCCTGTAGTCCGCCGAAGGACCACTAAACTCTGTTTTTTTAATATCTCTGAGTCAACTATAAATAAGTTAAAACTTTCAACAACGGATCTCTTGGTTCTGGCATCGATGAAGAACGCAGCGAAATGCGATAAGTAATGTGAATTGCAGAATTCAGTGAATCATCGAATCTTTGAACGCACATTGCGCCCATTAGTATTCTAGTGGGCATGCCTGTTCGAGCGTCATTAAGTCCACTTAAGCCCTGCTTAGTGTTGGGAACCTACTGAAGAGCTACTTGTAGCTGCCCTGTAGTTCCTTAAAGACAGCGGCGGAGTTGTGATATCCTCTGAGCTTAGTAATTTTTTCTAGCTTTCGAGTTACCACTTCTTCTGCCGTAAAACACCCTTCTTCTG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TAGAGTTTAACAACTCCCAAACCCATGTGAACATACCTCTGTTGCCTCGGTGGCCTATACGGTTCCTACCCTGTAGTTACCCTGTAGTCCGCCGACGGTCTATACAAACTCTGTTTTTTTAATATCTCTGAGTCAACTATAAATAAGTTAAAACTTTCAACAACGGATCTCTTGGTTCTGGCATCGATGAAGAACGCAGCGAAATGCGATAAGTAATGTGAATTGCAGAATTCAGTGAATCATCGAATCTTTGAACGCACATTGCGCCCATTAGTATTCTAGTGGGCATGCCTGTTCGAGCGTCATTAAGTCCACTTAAGCCCTGCTTAGTGTTGGGAACCTACAGAAGCTACCCTGTAGCTACCCTGTAGTTCCTTAAAGACAGCGGCGGAGTTGTAGTACCCTCTGAGCTTAGTAATTTTTTCTAGCTTTCGAGATGCTACTGCTTCTGCCGTTAAACACCCTTCTTCTGAATGGTTGACCTCGGATCAGGTAGGAATACCCGCTGAACTTAA</text:p>
          </table:table-cell>
          <table:table-cell office:value-type="string" calcext:value-type="string">
            <text:p>k__Fungi;p__Ascomycota;c__Sordariomycetes;o__Xylarial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CTCCGTTGGTGAACCAGCGGAGGGATCATTATAGAGTTTAACAACTCCCAAACCCATGTGAACATACCTCTGTTGCCTCGGTGGCCTATACGGTTCCTACCCTGTAGTTACCCTGTAGTCCGCCGACGGTCTATACAAACTCTGTTTTTTTAATATCTCTGAGTCAACTATAAATAAGTTAAAACTTTCAACAACGGATCTCTTGGTTCTGGCATCGATGAAGAACGCAGCGAAATGCGATAAGTAATGTGAATTGCAGAATTCAGTGAATCATCGAATCTTTGAACGCACATTGCGCCCATTAGTATTCTAGTGGGCATGCCTGTTCGAGCGTCATTAAGTCCACTTAAGCCCTGCTTAGTGTTGGGAACCTACAGAAGCTACCCTGTAGCTACCCTGTAGTTCCTTAAAGACAGCGGCGGAGTTGTAGTACCCTCTGAGCTTAGTAATTTTTTCTAGCTTTCGAGATGCTACTGCTTCTGCCGTTAAACACCCTTCTTCTG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TGAGTTATCTAACTCCCAAACCATTGTGAACTTACCACTGTTGCCTCGGCGGCGACCTCCTTCTGTTTGTTCAGTTGGGGAAAACCGCCGGTGGACTACTAAACTCTTGTTAATTTTTGTCAATCTGAATAAAAAACTTAATAAGTTAAAACTTTCAACAACGGATCTCTTGGTTCTGGCATCGATGAAGAACGCAGCGAAATGCGATAAGTAATGTGAATTGCAGAATTCAGTGAATCATCGAATCTTTGAACGCACATTGCGCCCATTAGTATTCTAGTGGGCATGCCTGTTCGAGCGTCATTTCAACCCTTAAGCTTAGCTTAGTATTGGGAATCTGCTTAACCGCAGCTCCTTAAATCTAGTTGGCAGAGCACAGCTGTACTCTGAGCGTAGTAATTCATTATCTCGCTTTCTGAAGACAGTCGTACGATAGCCACAAACTTGCATCTTGCAAACTTTTTAATGGTTGACCTCGGATCAGGTAGGAATACCCGCTGAACTTAA</text:p>
          </table:table-cell>
          <table:table-cell office:value-type="string" calcext:value-type="string">
            <text:p>k__Fungi;p__Ascomycota;c__Sordariomycetes;o__Xylariales;f__Microdochiaceae;g__Idri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TGAGTTATCTAACTCCCAAACCATTGTGAACTTACCACTGTTGCCTCGGCGGCGACCTCCTTCTGTTTGTTCAGTTGGGGAAAACCGCCGGTGGACTACTAAACTCTTGTTAATTTTTGTCAATCTGAATAAAAAACTTAATAAGTTAAAACTTTCAACAACGGATCTCTTGGTTCTGGCATCGATGAAGAACGCAGCGAAATGCGATAAGTAATGTGAATTGCAGAATTCAGTGAATCATCGAATCTTTGAACGCACATTGCGCCCATTAGTATTCTAGTGGGCATGCCTGTTCGAGCGTCATTTCAACCCTTAAGCTTAGCTTAGTATTGGGAATCTGCTTAACCGCAGCTCCTTAAATCTAGTTGGCAGAGCACAGCTGTACTCTGAGCGTAGTAATTCATTATCTCGCTTTCTGAAGACAGTCGTACGATAGCCACAAACTTGCATCTTGCAAACTTTTT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TGAGTTTTTAACTCCAAACCATTGTGAACTTACCACTGTTGCCTCGGCGGCGACTCTCATTAGCAGTAATGCTGGTGGGTTAACCGCCGGTGGACTACTAAACTATGTTAATTTTTGTCAATCTGAATAAAAAACTTAATAAGTTAAAACTTTCAACAACGGATCTCTTGGTTCTGGCATCGATGAAGAACGCAGCGAAATGCGATAAGTAATGTGAATTGCAGAATTCAGTGAATCATCGAATCTTTGAACGCACATTGCGCCCATTAGTATTCTAGTGGGCATGCCTGTTCGAGCGTCATTTCAACCCTTAAGCTTAGCTTAGTATTGGGAATCTGCTTAACCGCAGCTCCTTAAATTTAGTTGGCAGAGCACAGCTGTACTCTGAGCGTAGTAATTCATTATCTCGCTTTCTGAAGACAGTCGTACGATCGCCACAAACCTATTTATTTTTTAATGGTTGACCTCGGATCAGGTAGGAATACCCGCTGAACTTAA</text:p>
          </table:table-cell>
          <table:table-cell office:value-type="string" calcext:value-type="string">
            <text:p>k__Fungi;p__Ascomycota;c__Sordariomycetes;o__Xylariales;f__Microdochiaceae;g__Idriella;s__Idri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CTCCGTAGGTGAACCTGCGGAGGGATCATTACTGAGTTTTTAACTCCAAACCATTGTGAACTTACCACTGTTGCCTCGGCGGCGACTCTCATTAGCAGTAATGCTGGTGGGTTAACCGCCGGTGGACTACTAAACTATGTTAATTTTTGTCAATCTGAATAAAAAACTTAATAAGTTAAAACTTTCAACAACGGATCTCTTGGTTCTGGCATCGATGAAGAACGCAGCGAAATGCGATAAGTAATGTGAATTGCAGAATTCAGTGAATCATCGAATCTTTGAACGCACATTGCGCCCATTAGTATTCTAGTGGGCATGCCTGTTCGAGCGTCATTTCAACCCTTAAGCTTAGCTTAGTATTGGGAATCTGCTTAACCGCAGCTCCTTAAATTTAGTTGGCAGAGCACAGCTGTACTCTGAGCGTAGTAATTCATTATCTCGCTTTCTGAAGACAGTCGTACGATCGCCACAAACCTATTTATTTTTTAAT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TGATATCCATCATACACCGTGCACTCTATGAACTGACTTTGGGGAGGCAACTCCCCAATTTTTAACACACCCTTATACTTTATAGCAGAGTCAATTAGGAAACTAATATAGACAACTTTTAGCAACGGATCTCTAGGTTCTCGCAACGATGAAGAACGCAGCGAATTGCGAAAAGTAATGTGAATTGCATAATTCCGTGAATCATCAAATCTTTGAACGCACCTTGCGCTAGCTGGAATTCCGGCTAGCATGCTTGTTTGAGTATCAGTTAAAAAACTTACCTCTTGGTAGATTTGGGCAACGATTTATCATGCCTTAAAAACATGAGTGCTAAACCAAGTGCAATTAGAGCCAGTCCGCAAGGAATGTCTAAGTGTAACTAGTCCAAACCTCTAACTCTTCTGAATTATGATCTCAAATCAAGCAAGACAACCCGCTGAACTTAA</text:p>
          </table:table-cell>
          <table:table-cell office:value-type="string" calcext:value-type="string">
            <text:p>k__Fungi;p__Basidiobolomycota;c__Basidiobolomycetes;o__Basidiobolales;f__Basidiobolales_fam_Incertae_sedis;g__Basidiobolales_gen_Incertae_sedis;s__Basidiobol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TGATATCCATCATACACCGTGCACTCTATGAACTGACTTTGGGGAGGCAACTCCCCAATTTTTAACACACCCTTATACTTTATAGCAGAGTCAATTAGGAAACTAATATAGACAACTTTTAGCAACGGATCTCTAGGTTCTCGCAACGATGAAGAACGCAGCGAATTGCGAAAAGTAATGTGAATTGCATAATTCCGTGAATCATCAAATCTTTGAACGCACCTTGCGCTAGCTGGAATTCCGGCTAGCATGCTTGTTTGAGTATCAGTTAAAAAACTTACCTCTTGGTAGATTTGGGCAACGATTTATCATGCCTTAAAAACATGAGTGCTAAACCAAGTGCAATTAGAGCCAGTCCGCAAGGAATGTCTAAGTGTAACTAGTCCAAACCTCTAACTCTTCTGAATTATGATCTCAAATCAAGCAAGACA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GAGATTGGATAGCACACAGTGCAAGACAGATGCCATGATTTAAATCATTAGAGACATATAAAGAGACAACTTTTAGCAACGGATCTCTAGGTTCTCGCAACGATGAAGAACGCAGCGAATTGCGAAAAGTAATGTGAATTGCATAATTCCGTGAATCATCAAATCTTTGAACGCACCTTGCGCTAGCTGGAATTCCGGCTAGCATGCCTGTTTGAGTATTGAAATACAATCACCTTTTGGTGGACATGGGCGAAGTTTATAACGAACGAGTAATGAACTCGCCTCAAAGGAAATTGGAGTAGAATAGAACTAAATATCCTAACACTACTTGACCACAAATCCAATCTCAAATCAGGTCGGACTACCCGCTGAACTTAA</text:p>
          </table:table-cell>
          <table:table-cell office:value-type="string" calcext:value-type="string">
            <text:p>k__Fungi;p__Basidiobolomycota;c__Basidiobolomycetes;o__Basidiobolales;f__Basidiobolales_fam_Incertae_sedis;g__Basidiobolales_gen_Incertae_sedis;s__Basidiobolales_sp;sh__SH008060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GAGATTGGATAGCACACAGTGCAAGACAGATGCCATGATTTAAATCATTAGAGACATATAAAGAGACAACTTTTAGCAACGGATCTCTAGGTTCTCGCAACGATGAAGAACGCAGCGAATTGCGAAAAGTAATGTGAATTGCATAATTCCGTGAATCATCAAATCTTTGAACGCACCTTGCGCTAGCTGGAATTCCGGCTAGCATGCCTGTTTGAGTATTGAAATACAATCACCTTTTGGTGGACATGGGCGAAGTTTATAACGAACGAGTAATGAACTCGCCTCAAAGGAAATTGGAGTAGAATAGAACTAAATATCCTAACACTACTTGACCACAAATCCAATCTCAAATCAGGTC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TATTCACGAAAAGGGGGGTTTCGACGCTGACGGGTCCGCCCGTCGTGCTCGCCCTCCGACTCGTCTATCGACCCTTAATGTGCACCGTGAGGGTGTGGCCGTTCTCGCGACGGCTCGCCCGAAACCCCCATCACATCGACTCTGCATCGGTTTGGGTGAATGCAACAAGATATATATAAACAGTACAACTTTCAACGACGGATCTCTTGGCTCTCGCATCGATGAAGAACGTAGCGAATTGCGATAAGTAATGTGAATTGCAGATCTCAGTGAATCATCGAATCTTTGAACGCACCTTGCGCTCCTTGGTATTCCGAGGAGCATGCCCGTTTGAGTATCGTGACGTCCTCGACCCGATCGGTTTTTGTTTTACAGAGCCGGTCGCGTGTCGGAGTTGGGGGTCGTGCCGGGTCGCCTCGTTCGACTCGGCTCCCTTGAAATGCATGAGCGGAAAACCCTGTCGGTCCGAGATGGGATAATACTTTTTTTTGATCATCTCGAGTCTCCCTCAGGTCGGATCCGCCCAACCGTGTTCATTCACGCCTTTTGAAGTGATCTCAAATCGGGTAGGACTACCCGCTGAACTTAA</text:p>
          </table:table-cell>
          <table:table-cell office:value-type="string" calcext:value-type="string">
            <text:p>k__Fungi;p__Basidiomycota;c__Agaric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TATTCACGAAAAGGGGGGTTTCGACGCTGACGGGTCCGCCCGTCGTGCTCGCCCTCCGACTCGTCTATCGACCCTTAATGTGCACCGTGAGGGTGTGGCCGTTCTCGCGACGGCTCGCCCGAAACCCCCATCACATCGACTCTGCATCGGTTTGGGTGAATGCAACAAGATATATATAAACAGTACAACTTTCAACGACGGATCTCTTGGCTCTCGCATCGATGAAGAACGTAGCGAATTGCGATAAGTAATGTGAATTGCAGATCTCAGTGAATCATCGAATCTTTGAACGCACCTTGCGCTCCTTGGTATTCCGAGGAGCATGCCCGTTTGAGTATCGTGACGTCCTCGACCCGATCGGTTTTTGTTTTACAGAGCCGGTCGCGTGTCGGAGTTGGGGGTCGTGCCGGGTCGCCTCGTTCGACTCGGCTCCCTTGAAATGCATGAGCGGAAAACCCTGTCGGTCCGAGATGGGATAATACTTTTTTTTGATCATCTCGAGTCTCCCTCAGGTCGGATCCGCCCAACCGTGTTCATTCACGCCTTTTGAAGTGATCTCAAATCG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TATGTTTTCTAGATGGGTTGTAGCTGGCTCCTAGGAGCATGTGCACGCCTGTCTGGACTTCATTTTCATCCACCTGTGCACCTTTTGTAGTCTTTGTTGGGTATGGAGGAAGTGGTCAGCCTTATCAGCTCTTGCTGGATATGAGGACTTGCAGTGTGAAAGCAGTGCTGTCCGCTACTTGGCCATGGAATCTGTTTCCCGTCAGAGTCTATGTTATTCACTATACCCTATAAACTGTTATTGAATGTTTTTACATGGGCTTCTATGCCTATGAAAATTGTAATACAACTTTCAGCAACGGATCTCTTGGCTCTCGCATCGATGAAGAACGCAGCGAAATGCGATAAGTAATGTGAATTGCAGAATTCAGTGAATCATCGAATCTTTGAACGCATCTTGCGCTCCTTGGTATTCCGAGGAGCATGCCTGTTTGAGTGTCATTAAATTCTCAACTCTCCTATACTTTGTTGTAAAGGAGGGCTTGGACTGTGGAGGCTTGCTGGCCGCTTGATGTGGTCAGCTCCTCTGAAATGCATTAGCAGAACTGTTTGCGATCTGCCACAAGTGTGATAAATTATCTACACTAGCGAGGGGATTGCTCTCTGTGTTCAGCTTCTAATCGTCTTCAGTGACAATTTTTTGAATGCTTGACCTCAAATCAGGTAGGACTACCCGCTGAACTTAA</text:p>
          </table:table-cell>
          <table:table-cell office:value-type="string" calcext:value-type="string">
            <text:p>k__Fungi;p__Basidiomycota;c__Agaricomycetes;o__Agaricales;f__Agaricaceae;g__Agaric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TATGTTTTCTAGATGGGTTGTAGCTGGCTCCTAGGAGCATGTGCACGCCTGTCTGGACTTCATTTTCATCCACCTGTGCACCTTTTGTAGTCTTTGTTGGGTATGGAGGAAGTGGTCAGCCTTATCAGCTCTTGCTGGATATGAGGACTTGCAGTGTGAAAGCAGTGCTGTCCGCTACTTGGCCATGGAATCTGTTTCCCGTCAGAGTCTATGTTATTCACTATACCCTATAAACTGTTATTGAATGTTTTTACATGGGCTTCTATGCCTATGAAAATTGTAATACAACTTTCAGCAACGGATCTCTTGGCTCTCGCATCGATGAAGAACGCAGCGAAATGCGATAAGTAATGTGAATTGCAGAATTCAGTGAATCATCGAATCTTTGAACGCATCTTGCGCTCCTTGGTATTCCGAGGAGCATGCCTGTTTGAGTGTCATTAAATTCTCAACTCTCCTATACTTTGTTGTAAAGGAGGGCTTGGACTGTGGAGGCTTGCTGGCCGCTTGATGTGGTCAGCTCCTCTGAAATGCATTAGCAGAACTGTTTGCGATCTGCCACAAGTGTGATAAATTATCTACACTAGCGAGGGGATTGCTCTCTGTGTTCAGCTTCTAATCGTCTTCAGTGACAATTTTTTGAATG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AATTGTTTTGGGGGGGTTGTAGCTGGCTTGTCATGAGCATGTGCACACCTTCTCTGCATTCATCTTTTACCCCCTGTGCACTTTATGTAGACTTGGAGATGACTCTCAACTGTAATAGGTTGGATGGAGAATGTTGCATCTATTGCTTGTTCTCAATTTCACAAGTCTACGCTTTTCATACACTCTTTAATGTTTTGAATGGTTTTCTTGTAAATGGTCATTGTACCTTTATAAGCTTTATATACAACTTTCAGCAACGGATCTCTTGGCTCTCGCATCGATGAAGAACGCAGCGAAATGCGATAAGTAATGTGAATTGCAGAATTCAGTGAATCATCGAATCTTTGAACGCACCTTGCACCCTTTGGTATTCCGAAGGGTATGCCTGTTTGAGTGTCATTAAATTCTCAATACTCGACTAGTTTTCTAGTTGAGGCTTGGATATGGGGGTTGCTGGTTTCTAACGAGGTCAGCTCTTCTTAAATGCATTAGTGGTCTGGGTTATATTTATAATCTTTTGGGTCCCACTGGCTTGGTGTGATAGTATATCTGCGCCTTGCATTCTACAGTTGGTTGATCTTGACTGCTTTCTAACTGTCTTTGGACAATTTGAACCATTTGACCTCAAATCAGGTAGGACTACCCGCTGAACTTAA</text:p>
          </table:table-cell>
          <table:table-cell office:value-type="string" calcext:value-type="string">
            <text:p>k__Fungi;p__Basidiomycota;c__Agaricomycetes;o__Agaricales;f__Agaricales_fam_Incertae_sedis;g__Agaricales_gen_Incertae_sedis;s__Agaricales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TAGAATTGTTTTGGGGGGGTTGTAGCTGGCTTGTCATGAGCATGTGCACACCTTCTCTGCATTCATCTTTTACCCCCTGTGCACTTTATGTAGACTTGGAGATGACTCTCAACTGTAATAGGTTGGATGGAGAATGTTGCATCTATTGCTTGTTCTCAATTTCACAAGTCTACGCTTTTCATACACTCTTTAATGTTTTGAATGGTTTTCTTGTAAATGGTCATTGTACCTTTATAAGCTTTATATACAACTTTCAGCAACGGATCTCTTGGCTCTCGCATCGATGAAGAACGCAGCGAAATGCGATAAGTAATGTGAATTGCAGAATTCAGTGAATCATCGAATCTTTGAACGCACCTTGCACCCTTTGGTATTCCGAAGGGTATGCCTGTTTGAGTGTCATTAAATTCTCAATACTCGACTAGTTTTCTAGTTGAGGCTTGGATATGGGGGTTGCTGGTTTCTAACGAGGTCAGCTCTTCTTAAATGCATTAGTGGTCTGGGTTATATTTATAATCTTTTGGGTCCCACTGGCTTGGTGTGATAGTATATCTGCGCCTTGCATTCTACAGTTGGTTGATCTTGACTGCTTTCTAACTGTCTTTGGACAATTTGAACCA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ATAAAACTCAGGCAGGGGAGGAAAGTGGTTGTAGCTGGCCTTTAGGGGCATGTGCACATTGTCTTCTCTCTCTTGTTTGTTTTTTTCATTCTCTCCACTTGTGCACTGTTTGTAGACAAGCCCCTGACACTGTTCAGGTTGTCTATGATTTTCTTTACATACTTGTAATTGTTGTACAGAATGTAATAAACAAAAAGAGTAATACAACTTTCAACAACGGATCTCTTGGCTCTCGCATCGATGAAGAACGCAGCGAAATGCGATAAGTAATGTGAATTGCAGAATTCAGTGAATCATCGAATCTTTGAACGCATCTTGCGCTCCTTGGTATTCCGAGGAGCATGCCTGTTTGAGTGTCATTAAATTCTATCAAAACATACACTTGAGTGTGTTTTGGATTGTGGGAGTGTCTGCTGGTTTTCTGAGCCAGCTCTCCTGAAAGATATTAGCTGGGGGGATGTGCCTCGTCACTTCTGCTTTTTCATTGGTGTGATAGATGAATAAACTTATCTACGCCAGGAAAGCAGGTTGCAGGTGTGAAGCACTGTGATCTCTCTGCTCTCTAATTGACATTTGTCTGATAACTTGACCTCAAATCAGGTAGGACTACCCGCTGAACTTAA</text:p>
          </table:table-cell>
          <table:table-cell office:value-type="string" calcext:value-type="string">
            <text:p>k__Fungi;p__Basidiomycota;c__Agaricomycetes;o__Agaricales;f__Amanitaceae;g__Amanit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TTGAAATAAAACTCAGGCAGGGGAGGAAAGTGGTTGTAGCTGGCCTTTAGGGGCATGTGCACATTGTCTTCTCTCTCTTGTTTGTTTTTTTCATTCTCTCCACTTGTGCACTGTTTGTAGACAAGCCCCTGACACTGTTCAGGTTGTCTATGATTTTCTTTACATACTTGTAATTGTTGTACAGAATGTAATAAACAAAAAGAGTAATACAACTTTCAACAACGGATCTCTTGGCTCTCGCATCGATGAAGAACGCAGCGAAATGCGATAAGTAATGTGAATTGCAGAATTCAGTGAATCATCGAATCTTTGAACGCATCTTGCGCTCCTTGGTATTCCGAGGAGCATGCCTGTTTGAGTGTCATTAAATTCTATCAAAACATACACTTGAGTGTGTTTTGGATTGTGGGAGTGTCTGCTGGTTTTCTGAGCCAGCTCTCCTGAAAGATATTAGCTGGGGGGATGTGCCTCGTCACTTCTGCTTTTTCATTGGTGTGATAGATGAATAAACTTATCTACGCCAGGAAAGCAGGTTGCAGGTGTGAAGCACTGTGATCTCTCTGCTCTCTAATTGACATTTGTCTGATAA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TTTTTAAAGATGTGCTGGCCTTTACTGGTATGTGCACTCTTAAAAAACCCAATATCCACCTGTGCACTCTCTGTAGGCATGTTTGCCTATGCATTTTTTATATACACCATGTTATATTTGAATGCCTTTGATTAACCAATTGTAAAACAACTTTCAACAATGGATCTCTTGGTTCTCGCATCGATGAAGAACGCAGCGAATTGCGATATGTAATGTGAATTGCAGAATTCAGTGAATCATCGAATCTTTGAACGCACATTGCACCCTCTGGTATTCCGGAGGGTATGCCTGTTTGAGTGTCATTAATATCTCAACACAGACAAGTTTTATGACTTGTACTGATGCTTGGATGTTGAAGGTTGCTGGCAATATTTGTCAGCTCCTTTTAAATGTATTAGCAGAAACCTATGCAAAAAGCTGGCTTCAGTTTGATAAGCACTTATCTGTATTGCTGTTGCTAGTAAAATGCTCTCGTTTCAGCTTCCAATTGTCCAATCCTTTGGACTGCCTCTCGAGGTAATTTAATTTGACACTTGACCTCAAATCAGGTAGGACTACCCGCTGAACTTAA</text:p>
          </table:table-cell>
          <table:table-cell office:value-type="string" calcext:value-type="string">
            <text:p>k__Fungi;p__Basidiomycota;c__Agaricomycetes;o__Agaricales;f__Clavariaceae;g__Clavari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TTGATTTTTAAAGATGTGCTGGCCTTTACTGGTATGTGCACTCTTAAAAAACCCAATATCCACCTGTGCACTCTCTGTAGGCATGTTTGCCTATGCATTTTTTATATACACCATGTTATATTTGAATGCCTTTGATTAACCAATTGTAAAACAACTTTCAACAATGGATCTCTTGGTTCTCGCATCGATGAAGAACGCAGCGAATTGCGATATGTAATGTGAATTGCAGAATTCAGTGAATCATCGAATCTTTGAACGCACATTGCACCCTCTGGTATTCCGGAGGGTATGCCTGTTTGAGTGTCATTAATATCTCAACACAGACAAGTTTTATGACTTGTACTGATGCTTGGATGTTGAAGGTTGCTGGCAATATTTGTCAGCTCCTTTTAAATGTATTAGCAGAAACCTATGCAAAAAGCTGGCTTCAGTTTGATAAGCACTTATCTGTATTGCTGTTGCTAGTAAAATGCTCTCGTTTCAGCTTCCAATTGTCCAATCCTTTGGACTGCCTCTCGAGGTAATTTAATTTGACA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AATGAGTTGCTGCTGGCTCTCTAAGGGAGCATGTGCACACTTGTCATTTTTATATCTCCACCTGTGCACCTTTTGTAGACTTGGATTTGAGGATTGACTTTATTGTGCTCTCCTTATATTTCCAGGCCTATGTTTTCTACATATACCCCTACTGTATGTCATAGAATGTAGTAAATAGGCCTTTGTGCCTATAAACCTATACAACTTTCAGCAACGGATCTCTTGGCTCTCGCATCGATGAAGAACGCAGCGAAATGCGTTAAGTAATGTGAATTGCAGAATTCAGTGAATCATCGAATCTTTGAACGCACCTTGCGCTCCTTGGTATTCTGAGGAGCATGCCTGTTTGAGTGTCATTAATATATCAACCTCTTCAACATTTGTTTTTGAGTGTTGGATTGTGGGGGTTTTATTTTGCTGGCTTCGCACTGAGTTCAGCTCCCCTGAAAGACATTAGCGGAACAATTTGTGGATTCGTTCATTGGCGTGATAATTTATCTATGCTTATTGACGTGAAGCAGTTCAGCTTATAATAGTCCATTGGCTTGGACAAATTTTTATTTATTAATGTGACCTCAAATCAGGTAGGACTACCCGCTGAACTTAA</text:p>
          </table:table-cell>
          <table:table-cell office:value-type="string" calcext:value-type="string">
            <text:p>k__Fungi;p__Basidiomycota;c__Agaricomycetes;o__Agaricales;f__Cortinari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AATGAGTTGCTGCTGGCTCTCTAAGGGAGCATGTGCACACTTGTCATTTTTATATCTCCACCTGTGCACCTTTTGTAGACTTGGATTTGAGGATTGACTTTATTGTGCTCTCCTTATATTTCCAGGCCTATGTTTTCTACATATACCCCTACTGTATGTCATAGAATGTAGTAAATAGGCCTTTGTGCCTATAAACCTATACAACTTTCAGCAACGGATCTCTTGGCTCTCGCATCGATGAAGAACGCAGCGAAATGCGTTAAGTAATGTGAATTGCAGAATTCAGTGAATCATCGAATCTTTGAACGCACCTTGCGCTCCTTGGTATTCTGAGGAGCATGCCTGTTTGAGTGTCATTAATATATCAACCTCTTCAACATTTGTTTTTGAGTGTTGGATTGTGGGGGTTTTATTTTGCTGGCTTCGCACTGAGTTCAGCTCCCCTGAAAGACATTAGCGGAACAATTTGTGGATTCGTTCATTGGCGTGATAATTTATCTATGCTTATTGACGTGAAGCAGTTCAGCTTATAATAGTCCATTGGCTTGGACAAATTTTTATTTATTAATG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AAACTTGGTCAAGCTGTTGCTGGTCCTTCGGGGCATGTGCACGCTTGCCACCAATTTTAACCACCTGTGCACCTTTTGTAGACTAGGAACGTTTCTCGAGGCAACTCGGATTGAGAACTGCTGCGCGAAAGCCAGCTGTTCTTGTGTTTCTCAGTCTATGTTTTTACATACCCCGAATGAATGTATCAGAATGTATTGCTTGGCCTTAGTGCCTTTAAATCAAATACAACTTTCAACAACGGATCTCTTGGCTCTCGCATCGATGAAGAACGCAGCGAAATGCGATAAGTAATGTGAATTGCAGAATTCAGTGAATCATCGAATCTTTGAACGCACCTTGCGCTCCTTGGTATTCCGAGGAGCATGCCTGTTTGAGTGTCATTAAATTCTCAACTATACAAGTTTTTATTAACATGTATAGCTTGGATCATGGGATTTGCGGGCTTTCACAAGTCGGCTATCCTTAAATGCATTAGCAGAGCTTTTGCCGCTAATCTCTGGTGTGATAATTATCTACGCCATTGAGAAGTGACATATTGAGGCTTCGCTTCTAATTGTCTTCACGGACAACTTTTGACAATCTGACCTCAAATCAGGTAGGATTACCCGCTGAACTTAA</text:p>
          </table:table-cell>
          <table:table-cell office:value-type="string" calcext:value-type="string">
            <text:p>k__Fungi;p__Basidiomycota;c__Agaricomycetes;o__Agaricales;f__Entolomataceae;g__Clitopilus;s__Clitopilus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TGAATAAACTTGGTCAAGCTGTTGCTGGTCCTTCGGGGCATGTGCACGCTTGCCACCAATTTTAACCACCTGTGCACCTTTTGTAGACTAGGAACGTTTCTCGAGGCAACTCGGATTGAGAACTGCTGCGCGAAAGCCAGCTGTTCTTGTGTTTCTCAGTCTATGTTTTTACATACCCCGAATGAATGTATCAGAATGTATTGCTTGGCCTTAGTGCCTTTAAATCAAATACAACTTTCAACAACGGATCTCTTGGCTCTCGCATCGATGAAGAACGCAGCGAAATGCGATAAGTAATGTGAATTGCAGAATTCAGTGAATCATCGAATCTTTGAACGCACCTTGCGCTCCTTGGTATTCCGAGGAGCATGCCTGTTTGAGTGTCATTAAATTCTCAACTATACAAGTTTTTATTAACATGTATAGCTTGGATCATGGGATTTGCGGGCTTTCACAAGTCGGCTATCCTTAAATGCATTAGCAGAGCTTTTGCCGCTAATCTCTGGTGTGATAATTATCTACGCCATTGAGAAGTGACATATTGAGGCTTCGCTTCTAATTGTCTTCACGGACAACTTTTGACAATCTGACCTCAA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GAACTTGGCGTGGTTGTTGCTGGCCCTCTCGGGGGCATGTGCACACCCGCCATCTCCATCTCTCCACCTGTGCACCTCTTGTAGACTGGAATAGACTTTCCGAGGCAACTCGGTCGGGAGGAATGCTGTCGCTTTGCGTCGGCTTTCTTTGCACTTCCAAGCCTATGTTTTTCATATACCCGTAGTATGTAACAGAATGTATCATTTGGGCCTCAGTGCCTATAAACCATATACAACTTTCAGCAACGGATCTCTTGGCTCTCGCATCGATGAAGAACGCAGCGAAATGCGATAAGTAATGTGAATTGCAGAATTCAGTGAATCATCGAATCTTTGAACGCACCTTGCGCTCCTTGGTATTCCGAGGAGCATGCCTGTTTGAGTGTCATTTAATTCTCAACCTTATTAGCTTTTGCTGATAATGGCTTGGATGTGGGGGTTCTCTTTTGCTGGCTTCTTTTCACAGAGGTCAGCTCCCCTGAAATGCATTAGCTGGTGCCCCGCGTGGACTGTCTATTTGGTGTGATAATTATCAACGCCGTGGATGTCTGCAATTGGTTTTGGCACTGCTTCTAACTGTCTGTTCATTTGGACAACACATGACAATTTGACCTCAAATCAGGTAGGACTACCCGCTGAACTTAA</text:p>
          </table:table-cell>
          <table:table-cell office:value-type="string" calcext:value-type="string">
            <text:p>k__Fungi;p__Basidiomycota;c__Agaricomycetes;o__Agaricales;f__Hymenogastracea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TGAATGAACTTGGCGTGGTTGTTGCTGGCCCTCTCGGGGGCATGTGCACACCCGCCATCTCCATCTCTCCACCTGTGCACCTCTTGTAGACTGGAATAGACTTTCCGAGGCAACTCGGTCGGGAGGAATGCTGTCGCTTTGCGTCGGCTTTCTTTGCACTTCCAAGCCTATGTTTTTCATATACCCGTAGTATGTAACAGAATGTATCATTTGGGCCTCAGTGCCTATAAACCATATACAACTTTCAGCAACGGATCTCTTGGCTCTCGCATCGATGAAGAACGCAGCGAAATGCGATAAGTAATGTGAATTGCAGAATTCAGTGAATCATCGAATCTTTGAACGCACCTTGCGCTCCTTGGTATTCCGAGGAGCATGCCTGTTTGAGTGTCATTTAATTCTCAACCTTATTAGCTTTTGCTGATAATGGCTTGGATGTGGGGGTTCTCTTTTGCTGGCTTCTTTTCACAGAGGTCAGCTCCCCTGAAATGCATTAGCTGGTGCCCCGCGTGGACTGTCTATTTGGTGTGATAATTATCAACGCCGTGGATGTCTGCAATTGGTTTTGGCACTGCTTCTAACTGTCTGTTCATTTGGACAACACATGACAA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GAACTTGGTGTGGTTGTTGCTGGCCCTCTCGGGGGCATGTGCACACCCATCATCCTCATCTCTCCACCTGTGCACCTCTTGTAGACCTGGATAGACTTTCCGAGGCAACTCGGTCGGGAAGATTGCTGCTCTCTTGTGGGCCAGCTTTCTTTGCATGTCCAGGCCTATGTTTTTCATATACCCCTATAGAATGTAACAGAATGTATCATTGGGCCTTGTGCCTATAAACCTTATACAACTTTCAGCAACGGATCTCTTGGCTCTCGCATCGATGAAGAACGCAGCGAAATGCGATAAGTAATGTGAATTGCAGAATTCAGTGAATCATCGAATCTTTGAACGCACCTTGCGCTCCTTGGTATTCCGAGGAGCATGCCTGTTTGAGTGTCATTAAATTCTCAACCTTATTAACTTTTGTTGATAATGGATTGGATGTGGGGGTTTCTTTTGCTGGCTTCTTCACAGAGATCAGCTCCCCTTAAATGCATTAGCTGGTGCCCTGCGTGGACCATCTATTGGTGTGATAATTATCTACGCCGTGGATGTCTGCAATCATATGGGTTTTGCACTGCTTCTAACCGTCTGTTCATTCGGACAACACATGACAATTTGACCTCAAATCAGGTAGGACTACCCGCTGAACTTAA</text:p>
          </table:table-cell>
          <table:table-cell office:value-type="string" calcext:value-type="string">
            <text:p>k__Fungi;p__Basidiomycota;c__Agaricomycetes;o__Agaricales;f__Hymenogastr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TTGAATGAACTTGGTGTGGTTGTTGCTGGCCCTCTCGGGGGCATGTGCACACCCATCATCCTCATCTCTCCACCTGTGCACCTCTTGTAGACCTGGATAGACTTTCCGAGGCAACTCGGTCGGGAAGATTGCTGCTCTCTTGTGGGCCAGCTTTCTTTGCATGTCCAGGCCTATGTTTTTCATATACCCCTATAGAATGTAACAGAATGTATCATTGGGCCTTGTGCCTATAAACCTTATACAACTTTCAGCAACGGATCTCTTGGCTCTCGCATCGATGAAGAACGCAGCGAAATGCGATAAGTAATGTGAATTGCAGAATTCAGTGAATCATCGAATCTTTGAACGCACCTTGCGCTCCTTGGTATTCCGAGGAGCATGCCTGTTTGAGTGTCATTAAATTCTCAACCTTATTAACTTTTGTTGATAATGGATTGGATGTGGGGGTTTCTTTTGCTGGCTTCTTCACAGAGATCAGCTCCCCTTAAATGCATTAGCTGGTGCCCTGCGTGGACCATCTATTGGTGTGATAATTATCTACGCCGTGGATGTCTGCAATCATATGGGTTTTGCACTGCTTCTAACCGTCTGTTCATTCGGACAACACATGACAATTTGACCTCAAATCAGGTAGGAC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TAAATATTGATAGGCTGTTGCTGGCTTTTATGCAAATGTGCACGCTTGTCATCTTTATTTTTCTTCCACCTGTGCACTTTTTGTAGACCCTGGAGAAAAGCAATTGTCTGAGCAATCAGATAGATAGAGGACTGCCATCCATTGGTTGGCTGGCTTTGCCTTATTGTCTTCAGGTTCTATGTTATTCACATACTCCTATGGATGTAATAGAATGTTGACCTGTTAATGAAACAAAAAGTTATATACAACTTTCAGCAACGGATCTCTTGGCTCTCGCATCGATGAAGAACGCAGCGAAATGCGATAAGTAATGTGAATTGCAGAATTCAGTGAATCATCGAATCTTTGAACGCATCTTGCGCTCCTTGGTATTCTGAGGAGCATGCCTGTTTGAGTGTCATTAAGTTCTCAACTACACTTTCTTTGATTGGTGTAGATTTGGATTTTGGGGGTTTGTTGGCTGTTTAAAAGTCAACTCTCCTTAAATTGATTAGCAGTGTCATAGCCTAGAACTGTCTACAGGTGTGATAATTATCTACGCCCTAGATGTCTACATAACAATGCTGCTTTCTAATTTAATAATGATTATCTTGACCTCAAATCAGGTAGGACTACCCACTGAACTTAA</text:p>
          </table:table-cell>
          <table:table-cell office:value-type="string" calcext:value-type="string">
            <text:p>k__Fungi;p__Basidiomycota;c__Agaricomycetes;o__Agaricales;f__Inocyb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ATAAATATTGATAGGCTGTTGCTGGCTTTTATGCAAATGTGCACGCTTGTCATCTTTATTTTTCTTCCACCTGTGCACTTTTTGTAGACCCTGGAGAAAAGCAATTGTCTGAGCAATCAGATAGATAGAGGACTGCCATCCATTGGTTGGCTGGCTTTGCCTTATTGTCTTCAGGTTCTATGTTATTCACATACTCCTATGGATGTAATAGAATGTTGACCTGTTAATGAAACAAAAAGTTATATACAACTTTCAGCAACGGATCTCTTGGCTCTCGCATCGATGAAGAACGCAGCGAAATGCGATAAGTAATGTGAATTGCAGAATTCAGTGAATCATCGAATCTTTGAACGCATCTTGCGCTCCTTGGTATTCTGAGGAGCATGCCTGTTTGAGTGTCATTAAGTTCTCAACTACACTTTCTTTGATTGGTGTAGATTTGGATTTTGGGGGTTTGTTGGCTGTTTAAAAGTCAACTCTCCTTAAATTGATTAGCAGTGTCATAGCCTAGAACTGTCTACAGGTGTGATAATTATCTACGCCCTAGATGTCTACATAACAATGCTGCTTTCTAATTTAATAATGATTATCTTGACCTCAAATCAGGTAGGACTACCCA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GAATGTGATAGGCTGTTTGCTGGCTCTTGGGCATGTGCACGCTTGTCATCTTTGTTTTTCCACCTGTGCACACTTTGTAGAACCCTAGAGGAAATCATTGTCATAGGTTTGAGGACTGGGGGGCACCCAGCTTTGCCTTGTGTATCTAGGTTCTATGTCATTTCACATGCTCCCATGAATGTAACAGAATGTTGACCTGGGTCTTTAGTACCTATATAAAAAGTTGTATACAACTTTCAGCAACGGATCTCTTGGCTCTCGCATCGATGAAGAACGCAGCGAAATGCGATAAGTAATGTGAATTGCAGAATTCAGTGAATCATCGAATCTTTGAACGCATCTTGCGCTCCTTGGTATTCCGAGGAGCATGCCTGTTTGAGTGTCATTAAATTCTCAACTACACTTTGTGTAGATTGGATTTGGGGGGGGATTTTGTTGCGGGCTTTTGTAAAATGAAGTCGGCTCCCCTGAAAGTAATTAGTGGTACCTTGGGTAGAACCGTCTACAGGTGTGATAATTCATCTATGCCTTGGGATGGGTCTGCACAAAGAAAGGTTATGCTGCTTCCCTAACCTCACGATGACAATCTTGACCTCAAATCAGGTAGGACTACCCGCTGAACTTAA</text:p>
          </table:table-cell>
          <table:table-cell office:value-type="string" calcext:value-type="string">
            <text:p>k__Fungi;p__Basidiomycota;c__Agaricomycetes;o__Agaricales;f__Inocyb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ATGAATGTGATAGGCTGTTTGCTGGCTCTTGGGCATGTGCACGCTTGTCATCTTTGTTTTTCCACCTGTGCACACTTTGTAGAACCCTAGAGGAAATCATTGTCATAGGTTTGAGGACTGGGGGGCACCCAGCTTTGCCTTGTGTATCTAGGTTCTATGTCATTTCACATGCTCCCATGAATGTAACAGAATGTTGACCTGGGTCTTTAGTACCTATATAAAAAGTTGTATACAACTTTCAGCAACGGATCTCTTGGCTCTCGCATCGATGAAGAACGCAGCGAAATGCGATAAGTAATGTGAATTGCAGAATTCAGTGAATCATCGAATCTTTGAACGCATCTTGCGCTCCTTGGTATTCCGAGGAGCATGCCTGTTTGAGTGTCATTAAATTCTCAACTACACTTTGTGTAGATTGGATTTGGGGGGGGATTTTGTTGCGGGCTTTTGTAAAATGAAGTCGGCTCCCCTGAAAGTAATTAGTGGTACCTTGGGTAGAACCGTCTACAGGTGTGATAATTCATCTATGCCTTGGGATGGGTCTGCACAAAGAAAGGTTATGCTGCTTCCCTAACCTCACGATGACAAT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AAAAACATGATGGGCTGTTGCTGGCTCTTCGGAAGAGGAGCAAGTGCACGCTTGTCGTCTTTATTTTTTTCCACCATGTGCACTGTTTGTAGACCCCAGAGAAACAATTATCTGACCGTTGTTTCAGATAGATTGAGGACTGCTGTTGTCTTTCCAAGCCAGCTCTGCCTTTTTGCCTCTGAAGGTCTATGTCACTCACATACATACACCTTATGAATGTAATAGAATGTTGACCTGGGTCTTTCAGTACCCTTAATGTACAACTTTCAGCAACGGATCTCTTGGCTCTCGCATCGATGAAGAACGCAGCGAAATGCGATAAGTAATGTGAATTGCAGAATTCAGTGAATCATCGAATCTTTGAACGCATCTTGCGCTCCTTGGTATTCCGAGGAGCATGCCTGTTTGAGTGTCATTAAATTCTCAACTGCGATGATTTTTTTCAGCGCAGCTTGGACTTGGGGGACTCTGGCTTTTGAAAGTCAGCTCCCCTGAAATTGATTAGCGGTACCTTTGTAGACCATCCACAGGTGTGATAATTGTCTATGCCTTGGACGTCTGGTTGATGCTGCTTCCAGCTGTCATGACAGTCTTGACCTCAAATCAGGTAGGACTACCCGCTGAACTTAA</text:p>
          </table:table-cell>
          <table:table-cell office:value-type="string" calcext:value-type="string">
            <text:p>k__Fungi;p__Basidiomycota;c__Agaricomycetes;o__Agaricales;f__Inocybaceae;g__Inocyb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CGAATAAAAACATGATGGGCTGTTGCTGGCTCTTCGGAAGAGGAGCAAGTGCACGCTTGTCGTCTTTATTTTTTTCCACCATGTGCACTGTTTGTAGACCCCAGAGAAACAATTATCTGACCGTTGTTTCAGATAGATTGAGGACTGCTGTTGTCTTTCCAAGCCAGCTCTGCCTTTTTGCCTCTGAAGGTCTATGTCACTCACATACATACACCTTATGAATGTAATAGAATGTTGACCTGGGTCTTTCAGTACCCTTAATGTACAACTTTCAGCAACGGATCTCTTGGCTCTCGCATCGATGAAGAACGCAGCGAAATGCGATAAGTAATGTGAATTGCAGAATTCAGTGAATCATCGAATCTTTGAACGCATCTTGCGCTCCTTGGTATTCCGAGGAGCATGCCTGTTTGAGTGTCATTAAATTCTCAACTGCGATGATTTTTTTCAGCGCAGCTTGGACTTGGGGGACTCTGGCTTTTGAAAGTCAGCTCCCCTGAAATTGATTAGCGGTACCTTTGTAGACCATCCACAGGTGTGATAATTGTCTATGCCTTGGACGTCTGGTTGATGCTGCTTCCAGCTGTCATGACAGT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AAACTTGATCAGGTTGTTGCTGGCCTTTCAAAGGCATGTGCACACTTGTCATCTTTATTTCTCCAACTGTGCACATATTGTAGACCATGAATGTTGTTGCTAATAGCAGATTTGAGAAGTGCTCAGCTTTCTCTTATGCAGGGTCTATGTTATCCATCTTTTACACACTGTTTTAGAATGTTTATTTTGGGAAATACAAATGTACAACTTTCAGCAACGGATCTCTTGGTTCTCGCATCGATGAAGAACGCAGCGAAATGCGATAAGTAATGTGAATTGCAGAATTCAGTGAATCATCGAATCTTTGAACGCAACTTGCGCTCCTTGGTACTCTGAGGAGCATGCCTGTTTGAGTGTCATTAAACTTCTTCTCAACCCATCCAGTTTCTCTGTGTGTGGGCTTTGGACAAAATGGGGGCTTGCTGGTTGCTATTTTTCCAGCTCTCCTGAAAAGCATTAGCGGCATCTGGGCTGCTGGCAGGTGTGATAACTCGTCTACACCTTTGCAGTGGCTGCATTTGTGCTGCTTTAGAGGGCATTGATGAAATTTGACCTCAAATCAGGTAGGACTACCCGCTGAACTTAA</text:p>
          </table:table-cell>
          <table:table-cell office:value-type="string" calcext:value-type="string">
            <text:p>k__Fungi;p__Basidiomycota;c__Agaricomycetes;o__Agaricales;f__Inocybaceae;g__Inocyb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TCGAATAAACTTGATCAGGTTGTTGCTGGCCTTTCAAAGGCATGTGCACACTTGTCATCTTTATTTCTCCAACTGTGCACATATTGTAGACCATGAATGTTGTTGCTAATAGCAGATTTGAGAAGTGCTCAGCTTTCTCTTATGCAGGGTCTATGTTATCCATCTTTTACACACTGTTTTAGAATGTTTATTTTGGGAAATACAAATGTACAACTTTCAGCAACGGATCTCTTGGTTCTCGCATCGATGAAGAACGCAGCGAAATGCGATAAGTAATGTGAATTGCAGAATTCAGTGAATCATCGAATCTTTGAACGCAACTTGCGCTCCTTGGTACTCTGAGGAGCATGCCTGTTTGAGTGTCATTAAACTTCTTCTCAACCCATCCAGTTTCTCTGTGTGTGGGCTTTGGACAAAATGGGGGCTTGCTGGTTGCTATTTTTCCAGCTCTCCTGAAAAGCATTAGCGGCATCTGGGCTGCTGGCAGGTGTGATAACTCGTCTACACCTTTGCAGTGGCTGCATTTGTGCTGCTTTAGAGGGCATTGATGAAA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AAACTTGAACCAGGCTGTTGCTGGCCCCTCTTGGGGGGGGGTATGTGCACGCTTGTCTCATCTTTATCATTTCTCCAACTGTGCACACTTTGTAGACTCTGGAGTTTTTTTCCACTCGAGTTTTGGGAACTGCTGTGCCTTTTTAGAGGGCCAGCTTTGCCTTGCATCTCCAGGTCTATGTCATTTTTTTCACAACCTCTCAAATGTGTTTAGAATGTTGAATCAGGTCGTTTTGTACCTATAAAAGTGAAATATACAACTTTCAGCAACGGATCTCTTGGCTCTCGCATCGATGAAGAACGCAGCGAAATGCGATAAGTAATGTGAATTGCAGAATTCAGTGAATCATCGAATCTTTGAACGCACCTTGCGCCCCTTGGTATTCCGAGGAGCATGCCTGTTTGAGTGTCATTTAACTTCTCAACCATACATACTTGGTTTGTGTGGCTTGGATGTGGGGGTTGTATTTTGCAGGCTTTCTTCTGTGAAAGAAGGTCGGCTCCCCTGAAATGTATTAGTGGTATCTGAGCGGACTACTACAGGTGTGATAATTTATCTATGCCTTTGGTATGCTGCAGGAACAGATTGTGCTGCTTTCTAACCCAATATTTGATGAATTTGACCTCAAATCAGGTAGGACTACCCGCTGAACTTAA</text:p>
          </table:table-cell>
          <table:table-cell office:value-type="string" calcext:value-type="string">
            <text:p>k__Fungi;p__Basidiomycota;c__Agaricomycetes;o__Agaricales;f__Inocybaceae;g__Inocyb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AAACTTGAACCAGGCTGTTGCTGGCCCCTCTTGGGGGGGGGTATGTGCACGCTTGTCTCATCTTTATCATTTCTCCAACTGTGCACACTTTGTAGACTCTGGAGTTTTTTTCCACTCGAGTTTTGGGAACTGCTGTGCCTTTTTAGAGGGCCAGCTTTGCCTTGCATCTCCAGGTCTATGTCATTTTTTTCACAACCTCTCAAATGTGTTTAGAATGTTGAATCAGGTCGTTTTGTACCTATAAAAGTGAAATATACAACTTTCAGCAACGGATCTCTTGGCTCTCGCATCGATGAAGAACGCAGCGAAATGCGATAAGTAATGTGAATTGCAGAATTCAGTGAATCATCGAATCTTTGAACGCACCTTGCGCCCCTTGGTATTCCGAGGAGCATGCCTGTTTGAGTGTCATTTAACTTCTCAACCATACATACTTGGTTTGTGTGGCTTGGATGTGGGGGTTGTATTTTGCAGGCTTTCTTCTGTGAAAGAAGGTCGGCTCCCCTGAAATGTATTAGTGGTATCTGAGCGGACTACTACAGGTGTGATAATTTATCTATGCCTTTGGTATGCTGCAGGAACAGATTGTGCTGCTTTCTAACCCAATATTTGATGAA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AATGGGTTGTTGCTGGCCTTTGAGGCATGTGCACACCTTTTATTATTTCTCCAACCTGTGCATCATATTGGGACTGCTGTGCTTTTGTTTAGTTCGGCTTTCCCTTTTTATTATTACAATCACATTAGAAATGTTGAATGTATGAAAGAAAGAAAATATATACAACTTTCAGCAACGGATCTCTTGGCTCTCGCATCGATGAAGAACGCAGCGAAATGCGATAAGTAATGTGAATTGCAGAATTCAGTGAATCATCGAATCTTTGAACGCATCTTGCGCTCCTTGGTATTCCGAGGAGCATGCCTGTTTGAGTGTCATTAAATTCTCAAACCACAACTTTGTTTGTGGCTTGGATATTGGGTGTTGCCAGCTTTTTATATGGAGTAGGCTCACCTCAAATACATAAGTGGTGCATTTAGAAACTTGTTAGATGTTGTAAATTATCAATACATCTACGTTCTCTGAATATGCTGCTTCTAATAACCTTTTTGATTATTTTGACCTCAAATCAGGTAGGACTACCCGCTGAACTTAA</text:p>
          </table:table-cell>
          <table:table-cell office:value-type="string" calcext:value-type="string">
            <text:p>k__Fungi;p__Basidiomycota;c__Agaricomycetes;o__Agaricales;f__Inocybaceae;g__Inocybe;s__Inocybe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TGAAAATGGGTTGTTGCTGGCCTTTGAGGCATGTGCACACCTTTTATTATTTCTCCAACCTGTGCATCATATTGGGACTGCTGTGCTTTTGTTTAGTTCGGCTTTCCCTTTTTATTATTACAATCACATTAGAAATGTTGAATGTATGAAAGAAAGAAAATATATACAACTTTCAGCAACGGATCTCTTGGCTCTCGCATCGATGAAGAACGCAGCGAAATGCGATAAGTAATGTGAATTGCAGAATTCAGTGAATCATCGAATCTTTGAACGCATCTTGCGCTCCTTGGTATTCCGAGGAGCATGCCTGTTTGAGTGTCATTAAATTCTCAAACCACAACTTTGTTTGTGGCTTGGATATTGGGTGTTGCCAGCTTTTTATATGGAGTAGGCTCACCTCAAATACATAAGTGGTGCATTTAGAAACTTGTTAGATGTTGTAAATTATCAATACATCTACGTTCTCTGAATATGCTGCTTCTAATAACCTTTTTGATTATT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AAACATTTGATAGGCTGTTGCTGGCCCGTGTAAGGGTAGTGTGCACGCTTGTCATTTATTTGTTTATTTTTCCACCTGTGCACCTTTTTGTAGACCTTAGAATTTGGGGACTGCTGTGCAGGTGCCCTCTCTCTAGGTTCTATGTTTCTCACATACTCCTACGAATGTAATAGAATGTTGATCTGGGTCTTTGATGCCCATAAAGTTATATACAACTTTCAGCAATGGATCTCTTGGCTCTCGCATCGATGAAGAACGCAGCGAAATGCGATAAGTAATGTGAATTGCAGAATTCAGTGAATCATCGAATCTTTGAACGCATCTTGCGCTCCTTGGTATTCTGAGGAGCATGCCTGTTTGAGTGTCATTAAATTCTCAACTACACTGACTTTGGTTGGTGTGGCTTGGATTTTGGGGATTGTGGGCTTTTTTTGTTGTAGTCTGCTCCCCTGAAATTGATTAGCAGTGCCTTGGTGGAACTGTCTACAGGTGTGATAATTATCTATATCCTAGACATCTGCTTGATGCTGCTTTCTAAACCTTACCTATATTGACAATCTTGACCTCAAATCAGGTAGGACTACCCGCTGAACTTAA</text:p>
          </table:table-cell>
          <table:table-cell office:value-type="string" calcext:value-type="string">
            <text:p>k__Fungi;p__Basidiomycota;c__Agaricomycetes;o__Agaricales;f__Inocybaceae;g__Inocybe;s__Inocybe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TTGAATAAACATTTGATAGGCTGTTGCTGGCCCGTGTAAGGGTAGTGTGCACGCTTGTCATTTATTTGTTTATTTTTCCACCTGTGCACCTTTTTGTAGACCTTAGAATTTGGGGACTGCTGTGCAGGTGCCCTCTCTCTAGGTTCTATGTTTCTCACATACTCCTACGAATGTAATAGAATGTTGATCTGGGTCTTTGATGCCCATAAAGTTATATACAACTTTCAGCAATGGATCTCTTGGCTCTCGCATCGATGAAGAACGCAGCGAAATGCGATAAGTAATGTGAATTGCAGAATTCAGTGAATCATCGAATCTTTGAACGCATCTTGCGCTCCTTGGTATTCTGAGGAGCATGCCTGTTTGAGTGTCATTAAATTCTCAACTACACTGACTTTGGTTGGTGTGGCTTGGATTTTGGGGATTGTGGGCTTTTTTTGTTGTAGTCTGCTCCCCTGAAATTGATTAGCAGTGCCTTGGTGGAACTGTCTACAGGTGTGATAATTATCTATATCCTAGACATCTGCTTGATGCTGCTTTCTAAACCTTACCTATATTGACAATC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AAACTTGGTTAGGTTGTTGCTGGCTCCTTGGAGCATGTGCACGCCTAGCACCATTTTTACCACCTGTGCACCCTTTGTAGACCTGGATACCTCTCGAGGAAACTCGGTTTGAGGACTGCTGTGCGAAAGCCAGCTTTCCTTGCATTTCCGGTCTATGTCTTTATATACCCCATAAGAATGTAACAGAATGTTATTAACTGGCCTTTGTGCCTTTAATCAAATACAACTTTCAGCAACGGATCTCTTGGCTCTCGCATCGATGAAGAACGCAGCGAAATGCGATAAGTAATGTGAATTGCAGAATTCAGTGAATCATCGAATCTTTGAACGCACCTTGCGCTCCCTGGTATTCCGGGGAGCATGCCTGTTTGAGTGTCATTAAATTCTCAACCTTTCCAGCTTTTACTAGCTTGGTCAGGCTTGGATTTGGGGGTTGCGGGCTTCTCAGAAGTCGGCTCTCCTTAAATGTATTAGTGAAACCTTTGTTGACCATCTCTGGTGTGATAATTATCTACGCCGTTGTAAGGTCTTCAGTTGTGAGGTTCTGCTTCTAATCGTCCTCTTGAGGACAACTCTTGACATTTTGACCTCAAATCAGGCAAGACTACCCGCTGAACTTAA</text:p>
          </table:table-cell>
          <table:table-cell office:value-type="string" calcext:value-type="string">
            <text:p>k__Fungi;p__Basidiomycota;c__Agaricomycetes;o__Agaricales;f__Lyophyllaceae;g__Lyophyllum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TTGAATAAACTTGGTTAGGTTGTTGCTGGCTCCTTGGAGCATGTGCACGCCTAGCACCATTTTTACCACCTGTGCACCCTTTGTAGACCTGGATACCTCTCGAGGAAACTCGGTTTGAGGACTGCTGTGCGAAAGCCAGCTTTCCTTGCATTTCCGGTCTATGTCTTTATATACCCCATAAGAATGTAACAGAATGTTATTAACTGGCCTTTGTGCCTTTAATCAAATACAACTTTCAGCAACGGATCTCTTGGCTCTCGCATCGATGAAGAACGCAGCGAAATGCGATAAGTAATGTGAATTGCAGAATTCAGTGAATCATCGAATCTTTGAACGCACCTTGCGCTCCCTGGTATTCCGGGGAGCATGCCTGTTTGAGTGTCATTAAATTCTCAACCTTTCCAGCTTTTACTAGCTTGGTCAGGCTTGGATTTGGGGGTTGCGGGCTTCTCAGAAGTCGGCTCTCCTTAAATGTATTAGTGAAACCTTTGTTGACCATCTCTGGTGTGATAATTATCTACGCCGTTGTAAGGTCTTCAGTTGTGAGGTTCTGCTTCTAATCGTCCTCTTGAGGACAACTCTTGACATTTTGACCTCAAATCAG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AAATCTGGCGTGGCTGTCGCTGGCTCCTCCGGGAGCATGTGCACGCCCGTCACTTTTATTTCTCCACCTGTGCACACACTGTAGGCCTTGGATACCTCTCGCCGCAAGGCGGATGCGTGGCTTGCTGTTGCTTTCGCAAGAAGGCCGGCTCGCCATGAATTTCCAGGTCTATGATTTCTTTTACACACCCCGAACTGAATGTTATGGAATGTGATCTCAAGGCCTTGTGCCTATAAACCTATACAACTTTCAGCAACGGATCTCTTGGCTCTCGCATCGATGAAGAACGCAGCGAAATGCGATAAGTAATGTGAATTGCAGAATTCAGTGAATCATCGAATCTTTGAACGCACCTTGCGCTCCTTGGTATTCCGAGGAGCATGCCTGTTTGAGTGTCATTAAATTCTCAACCTCACCAACTTTTGTTGTGTGAAGGCTTGGATGTGGGGGTTGCAGGTCCGCCTCGTGTGGTCTGCTCCTCTGAAATGCATTAGTGGGTTGTGCCCCTAATCTATTGGTGTGATAATTATCTACGCCGTGGATTGGGTCTGGCTACTGAAGACCTGCTTCTAACCGTCCCTCAGCTGGACAACTTTGACGATTTTGACCTCAAATCAGGTAAGACTACCCGCTGAACTTAA</text:p>
          </table:table-cell>
          <table:table-cell office:value-type="string" calcext:value-type="string">
            <text:p>k__Fungi;p__Basidiomycota;c__Agaricomycetes;o__Agaricales;f__Psathyrellaceae;g__Coprinops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ATAAATCTGGCGTGGCTGTCGCTGGCTCCTCCGGGAGCATGTGCACGCCCGTCACTTTTATTTCTCCACCTGTGCACACACTGTAGGCCTTGGATACCTCTCGCCGCAAGGCGGATGCGTGGCTTGCTGTTGCTTTCGCAAGAAGGCCGGCTCGCCATGAATTTCCAGGTCTATGATTTCTTTTACACACCCCGAACTGAATGTTATGGAATGTGATCTCAAGGCCTTGTGCCTATAAACCTATACAACTTTCAGCAACGGATCTCTTGGCTCTCGCATCGATGAAGAACGCAGCGAAATGCGATAAGTAATGTGAATTGCAGAATTCAGTGAATCATCGAATCTTTGAACGCACCTTGCGCTCCTTGGTATTCCGAGGAGCATGCCTGTTTGAGTGTCATTAAATTCTCAACCTCACCAACTTTTGTTGTGTGAAGGCTTGGATGTGGGGGTTGCAGGTCCGCCTCGTGTGGTCTGCTCCTCTGAAATGCATTAGTGGGTTGTGCCCCTAATCTATTGGTGTGATAATTATCTACGCCGTGGATTGGGTCTGGCTACTGAAGACCTGCTTCTAACCGTCCCTCAGCTGGACAACTTTGACGATTTTGACCTCAAATCAG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AAATCTGATGTGGTTGTAGCTGGCTTCTAGGAGCATGTGCACGCCCGTCACCTTTATCTTTCCACCTGTGAACCCTCTGTAGTCCTGGGATAGTCTCTCGCGCGCTTCACGGCGTTGCGGATGCGAAGGCTGTCGTGCCTCTGGCCGACTTCCTTTGAATTTCCTGGGTCTACGTCTCTTAACACACCCCTAACGAATGTTTAAAAGAATGTTGATTTCAAAGGGCTACGGCCTATAGAAAACATATACAACTTTCAGCAACGGATCTCTTGGCTCTCGCATCGATGAAGAACGCAGCGAAATGCGATAAGTAATGTGAATTGCAGAATTCAGTGAATCATCGAATCTTTGAACGCACCTTGCGCTCCTTGGTATTCCGAGGAGCATGCCTGTTTGAGTGTCATTAAATTCTCAACCTCACCCAGTTTGTCAAAACCGGGTGAAGGCTTGGACTTGGGGGTTTTGCAGGCTGCGGGTCAATCCGCGGTTCGCTCTCCTGAAATGTATTAGCGGGTCTTTCCCCTCTATCCCAACGGTGTGATAACCTATCTACGCCGCCGGTTTGGAGACCTTAATGGGACCAGCTTCTAACCGTCCGCAAGGACAACATTGACCAATCTTGACCTCAAATCAGGTAGGACTACCCGCTGAACTTAA</text:p>
          </table:table-cell>
          <table:table-cell office:value-type="string" calcext:value-type="string">
            <text:p>k__Fungi;p__Basidiomycota;c__Agaricomycetes;o__Agaricales;f__Psathyrellaceae;g__Paraso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ATAAATCTGATGTGGTTGTAGCTGGCTTCTAGGAGCATGTGCACGCCCGTCACCTTTATCTTTCCACCTGTGAACCCTCTGTAGTCCTGGGATAGTCTCTCGCGCGCTTCACGGCGTTGCGGATGCGAAGGCTGTCGTGCCTCTGGCCGACTTCCTTTGAATTTCCTGGGTCTACGTCTCTTAACACACCCCTAACGAATGTTTAAAAGAATGTTGATTTCAAAGGGCTACGGCCTATAGAAAACATATACAACTTTCAGCAACGGATCTCTTGGCTCTCGCATCGATGAAGAACGCAGCGAAATGCGATAAGTAATGTGAATTGCAGAATTCAGTGAATCATCGAATCTTTGAACGCACCTTGCGCTCCTTGGTATTCCGAGGAGCATGCCTGTTTGAGTGTCATTAAATTCTCAACCTCACCCAGTTTGTCAAAACCGGGTGAAGGCTTGGACTTGGGGGTTTTGCAGGCTGCGGGTCAATCCGCGGTTCGCTCTCCTGAAATGTATTAGCGGGTCTTTCCCCTCTATCCCAACGGTGTGATAACCTATCTACGCCGCCGGTTTGGAGACCTTAATGGGACCAGCTTCTAACCGTCCGCAAGGACAACATTGACCAATC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AACTAGGCGTGGTTGTAGCTGGCTTTTAGGAGCATGTGCACACCCGTCTTCTTATCTTTCCACCTGTGCACTTAATGTAGGCTTGGATAACTCTCGCTCTCGGGCGGATGCAAGGATTGTCTCACGACTCTCTTTGAATTTCCAAGTCTATGTACTTTACAAACCCCAATTGAAAAATGAAGAATGTAGTCAATGGGCTTTTAGCCTATAAAACAATATACAACTTTCAGCAACGGATCTCTTGGCTCTCGCATCGATGAAGAACGCAGCGAAATGCGATAAGTAATGTGAATTGCAGAATTCAGTGAATCATCGAATCTTTGAACGCACCTTGCGCTCCTTGGTATTCCGAGGAGCATGCCTGTTTGAGTGTCATTAAATTCTCAACTCTACCAGTTTTCTGTGTAGAGCTTGGATATGGAGGTTGTGCAGAATGCTCACGCGTACTGCTCCTCTTAAATGGATTAGCGAGTTCACTGGACTCCGTCTATTGGTGTGATAATTATCTACGCCGTGGATTGGGTTTAGACTTGCTTCTAACCGTCCGCAAGGACAATCTTTGACAATTTGACCTCAAATCAGGTAGGACTACCCGCTGAACTTAA</text:p>
          </table:table-cell>
          <table:table-cell office:value-type="string" calcext:value-type="string">
            <text:p>k__Fungi;p__Basidiomycota;c__Agaricomycetes;o__Agaricales;f__Psathyrellaceae;g__Psathyr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TAACTAGGCGTGGTTGTAGCTGGCTTTTAGGAGCATGTGCACACCCGTCTTCTTATCTTTCCACCTGTGCACTTAATGTAGGCTTGGATAACTCTCGCTCTCGGGCGGATGCAAGGATTGTCTCACGACTCTCTTTGAATTTCCAAGTCTATGTACTTTACAAACCCCAATTGAAAAATGAAGAATGTAGTCAATGGGCTTTTAGCCTATAAAACAATATACAACTTTCAGCAACGGATCTCTTGGCTCTCGCATCGATGAAGAACGCAGCGAAATGCGATAAGTAATGTGAATTGCAGAATTCAGTGAATCATCGAATCTTTGAACGCACCTTGCGCTCCTTGGTATTCCGAGGAGCATGCCTGTTTGAGTGTCATTAAATTCTCAACTCTACCAGTTTTCTGTGTAGAGCTTGGATATGGAGGTTGTGCAGAATGCTCACGCGTACTGCTCCTCTTAAATGGATTAGCGAGTTCACTGGACTCCGTCTATTGGTGTGATAATTATCTACGCCGTGGATTGGGTTTAGACTTGCTTCTAACCGTCCGCAAGGACAATCTTTGACAAT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AACTATGGCGTTGGTTGTAGCTGGCTTCTAGGAGCATGTGCACGCCCGTCATTCTTATCTTTCCACCTGTGCACTTAATGTAGGCTTGGATAACTCTCGCTCTCGAGCGGATGCAAGGATTGCTGCGTCGCCAGACCAGCTCTCTTTGAATTTCCAGGTCTATGTATCTTTACACACCCCAATTGTAAAATGAAGAATGTAGTCAATGGGCTTTCATGCCTATAAAACAAATACAACTTTCAGCAACGGATCTCTTGGCTCTCGCATCGATGAAGAACGCAGCGAAATGCGATAAGTAATGTGAATTGCAGAATTCAGTGAATCATCGAATCTTTGAACGCACCTTGCGCTCCTTGGTATTCCGAGGAGCATGCCTGTTTGAGTGTCATTAAATTCTCAACTTCATCAGTTTTGTTATGAGACTGCATGAAGCTTGGATGTGGGGGCTTGCAGAATCCATCCATGGTGTCCTGCTCTCCTTAAATGAATTAGCGAGTTCAAACTGGGCTCTGTCTATTGGTGTGATAACTATCTACGCCGTGGATTGAGCTTAGACTTGCTTCTAACCGTCTGAAAAGACAACTTTTTGACAATTTGACCTCAAATCAGGTAGGACTACCCGCTGAACTTAA</text:p>
          </table:table-cell>
          <table:table-cell office:value-type="string" calcext:value-type="string">
            <text:p>k__Fungi;p__Basidiomycota;c__Agaricomycetes;o__Agaricales;f__Psathyrellaceae;g__Psathyr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TAACTATGGCGTTGGTTGTAGCTGGCTTCTAGGAGCATGTGCACGCCCGTCATTCTTATCTTTCCACCTGTGCACTTAATGTAGGCTTGGATAACTCTCGCTCTCGAGCGGATGCAAGGATTGCTGCGTCGCCAGACCAGCTCTCTTTGAATTTCCAGGTCTATGTATCTTTACACACCCCAATTGTAAAATGAAGAATGTAGTCAATGGGCTTTCATGCCTATAAAACAAATACAACTTTCAGCAACGGATCTCTTGGCTCTCGCATCGATGAAGAACGCAGCGAAATGCGATAAGTAATGTGAATTGCAGAATTCAGTGAATCATCGAATCTTTGAACGCACCTTGCGCTCCTTGGTATTCCGAGGAGCATGCCTGTTTGAGTGTCATTAAATTCTCAACTTCATCAGTTTTGTTATGAGACTGCATGAAGCTTGGATGTGGGGGCTTGCAGAATCCATCCATGGTGTCCTGCTCTCCTTAAATGAATTAGCGAGTTCAAACTGGGCTCTGTCTATTGGTGTGATAACTATCTACGCCGTGGATTGAGCTTAGACTTGCTTCTAACCGTCTGAAAAGACAACTTTTTGACAAT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AAGCTTGGTTGGGTTGTTGCTGGCTCTCCGGAGCATGTGCACGCCTGACAACCAACCTTTTTACCACCTGTGCACCTTTTGTAGACCTGGATACCTTTCGAGGAAACTCGGTTTTGAGGATTGCCGTGCGCAAGCCGGCTTTCCTTGCATTTCCGGTCTATGTTTTTATATACCCCTTATACATGTTTTAGAATGTCATTAATGGGCTTAACTGTCCTTAAAATCTATACAACTTTCAACAACGGATCTCTTGGCTCTCGCATCGATGAAGAACGCAGCGAAATGCGATAAGTAATGTGAATTGCAGAATTCAGTGAATCATCGAATCTTTGAACGCACCTTGCGCTCCTTGGTATTCCGAGGAGCATGCCTGTTTGAGTGTCATGAAATTCTCAACCTTTTTCAGCATTTATGTTGATAAAAAGGCTTGGATGTGGGAGTTTGCGGGCTTCTCAGAAGTCGGCTCTCCTTAAATTCATTAGCGGGACCTTTTGTTGCCCAGCTTTAGTGTGATAATTATCTACGCTATCGTTGAAAGCAGCTTTTAATGGGGTACAGCTTCTAATCGTCTCATTTTGAGACAGTTTTTGACAATTTGACCTCAAATCAGGTAGGACTACCCGCTGAACTTAA</text:p>
          </table:table-cell>
          <table:table-cell office:value-type="string" calcext:value-type="string">
            <text:p>k__Fungi;p__Basidiomycota;c__Agaricomycetes;o__Agaricales;f__Tricholomataceae;g__Tricholoma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TTGAATAAGCTTGGTTGGGTTGTTGCTGGCTCTCCGGAGCATGTGCACGCCTGACAACCAACCTTTTTACCACCTGTGCACCTTTTGTAGACCTGGATACCTTTCGAGGAAACTCGGTTTTGAGGATTGCCGTGCGCAAGCCGGCTTTCCTTGCATTTCCGGTCTATGTTTTTATATACCCCTTATACATGTTTTAGAATGTCATTAATGGGCTTAACTGTCCTTAAAATCTATACAACTTTCAACAACGGATCTCTTGGCTCTCGCATCGATGAAGAACGCAGCGAAATGCGATAAGTAATGTGAATTGCAGAATTCAGTGAATCATCGAATCTTTGAACGCACCTTGCGCTCCTTGGTATTCCGAGGAGCATGCCTGTTTGAGTGTCATGAAATTCTCAACCTTTTTCAGCATTTATGTTGATAAAAAGGCTTGGATGTGGGAGTTTGCGGGCTTCTCAGAAGTCGGCTCTCCTTAAATTCATTAGCGGGACCTTTTGTTGCCCAGCTTTAGTGTGATAATTATCTACGCTATCGTTGAAAGCAGCTTTTAATGGGGTACAGCTTCTAATCGTCTCATTTTGAGACAGTTTTTGACAATTTGACCTCAAATCAGGTAGGACT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AAGTCGTAACAAGGTTTCCGTAGGTGAACCTGCGGAAGGATCATTATTGAATTTAAAAGCTATACTGCTGCTGGTCTTTCACGAGACATGTGCACGTGTACTTTCATTCTACACACCCCTGTGAACTACTGTGGAAACGCTGGGCAACTGGCTGCTCCATTTTTATAACACACACACACTTGTAATCTGAATTAAATAAATCTTAAATGAAATACAACTTTCAACAACGGATCTCTTGGCTCTCGCATCGATGAAGAACGCAGCGAAATGCGATAAGTAATGTGAATTGCAGAATTCAGTGAATCATCGAATCTTTGAACGCACCTTGCGCCTTTTGGATTTTCTAAAAGGCATGCCTGTTTGAGTATCATGAAACCGATCAGTGAACACTCTGAATTAATTTTCTCTGTTGCTTGCTGGACTTGGATGCTGCTGGTTTTTAATAATCAGCTCGTCCGAAATGCATTAGCTTGGAGTTGCGAGTCTTTGAATGCTCCCTGGCGTGATAATTGTCATTAGTCATGGAAGATTGCAAGGCAAAGCTACACTCTGCTTCTAAACCATTTTCTCCGGAAAATACACTTAATATTCTGATCTCAAATCAGGTAGGACTACCCGCTGAACTTAA</text:p>
          </table:table-cell>
          <table:table-cell office:value-type="string" calcext:value-type="string">
            <text:p>k__Fungi;p__Basidiomycota;c__Agaricomycetes;o__Agaricomycetes_ord_Incertae_sedis;f__Agaricomycetes_fam_Incertae_sedis;g__Agaricomycetes_gen_Incertae_sedis;s__Agaricomycet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TTAAAAGCTATACTGCTGCTGGTCTTTCACGAGACATGTGCACGTGTACTTTCATTCTACACACCCCTGTGAACTACTGTGGAAACGCTGGGCAACTGGCTGCTCCATTTTTATAACACACACACACTTGTAATCTGAATTAAATAAATCTTAAATGAAATACAACTTTCAACAACGGATCTCTTGGCTCTCGCATCGATGAAGAACGCAGCGAAATGCGATAAGTAATGTGAATTGCAGAATTCAGTGAATCATCGAATCTTTGAACGCACCTTGCGCCTTTTGGATTTTCTAAAAGGCATGCCTGTTTGAGTATCATGAAACCGATCAGTGAACACTCTGAATTAATTTTCTCTGTTGCTTGCTGGACTTGGATGCTGCTGGTTTTTAATAATCAGCTCGTCCGAAATGCATTAGCTTGGAGTTGCGAGTCTTTGAATGCTCCCTGGCGTGATAATTGTCATTAGTCATGGAAGATTGCAAGGCAAAGCTACACTCTGCTTCTAAACCATTTTCTCCGGAAAATACACTTAATATTCTGAT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ATTATTGGTGAGGGTTGAAGCTGGCCTCTCGGGGCAATGTGCACGCCCGAGCCCTTAATCCACATTACACCTGTGAACCCAATGTAGGGGCCCGTTAAAAAAGGTCCCTATGTCTTATACACCCCTTTGTATGTCTTTGAATGTAAATCTTTGTCTTTGTCTTGCGGCGTTGACAGAATCTTATATAACTTTCAACAACGGATCTCTTGGCTCTCGCATCGATGAAGAACGCAGCGAAATGCGATAAGTAATGTGAATTGCAGATTTTCAGTGAATCATCGAATCTTTGAACGCACCTTGCGCTCCTTGGTATTCCGAGGAGCATGCCTGTTTGAGTGTCATTAAATTCTCAACCCAGAGTTTCGACTTGGGGATTGGACTTTGGAGCGTGCTGGCGTCCCGCGTCGGCTCCTCTTAAATGCATCAGCGGAAATCTAACCTTTGGCTTTTCGGATGTCAGTGTGATAATCGTGTTGCGCTGTCTTCAAAGTCGGAGTTCCGCTTACAGTGGTCTTCGGACAACTCTTATCAAATTTGACCTCAAATCAGGTAGGACTACCCGCTGAACTTAA</text:p>
          </table:table-cell>
          <table:table-cell office:value-type="string" calcext:value-type="string">
            <text:p>k__Fungi;p__Basidiomycota;c__Agaricomycetes;o__Atheliales;f__Atheliaceae;g__Piloderma;s__Piloderm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TCGAAATTATTGGTGAGGGTTGAAGCTGGCCTCTCGGGGCAATGTGCACGCCCGAGCCCTTAATCCACATTACACCTGTGAACCCAATGTAGGGGCCCGTTAAAAAAGGTCCCTATGTCTTATACACCCCTTTGTATGTCTTTGAATGTAAATCTTTGTCTTTGTCTTGCGGCGTTGACAGAATCTTATATAACTTTCAACAACGGATCTCTTGGCTCTCGCATCGATGAAGAACGCAGCGAAATGCGATAAGTAATGTGAATTGCAGATTTTCAGTGAATCATCGAATCTTTGAACGCACCTTGCGCTCCTTGGTATTCCGAGGAGCATGCCTGTTTGAGTGTCATTAAATTCTCAACCCAGAGTTTCGACTTGGGGATTGGACTTTGGAGCGTGCTGGCGTCCCGCGTCGGCTCCTCTTAAATGCATCAGCGGAAATCTAACCTTTGGCTTTTCGGATGTCAGTGTGATAATCGTGTTGCGCTGTCTTCAAAGTCGGAGTTCCGCTTACAGTGGTCTTCGGACAACTCTTATCAAATTTGACCTCAAATCA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AATTACTGGTGAGGGTTGTAGCTGGCCTTTCGGGGCATGTGCACACCTGAGCCTTTAATCCACACACACCTGTGAACCTAATGTAAGGGCCCGGTAAAAAAGGCCCCTACGTCTTATCATCAACCCCATGTGTAATAGAATGTAAATCAATGTCCTCGCCTTAAAAAGCGTTGATAAAAAAAAACTTATACAACTTTCAACAACGGATCTCTTGGCTCTCGCATCGATGAAGAACGCAGCGAAATGCGATAAGTAATGTGAATTGCAGATTTTCAGTGAATCATCGAATCTTTGAACGCACCTTGCGCTCCTTGGTATTCCGAGGAGCATGCCTGTTTGAGTGTCATTAAATTCTCAACTCCCTGATTGATTTCTCGGAGCTTGGACTTGGAGTGTGCTGGCGAAGGTCGGCTCCTCTGAAATGCATCAGCGGAATTCAATCTTTGGCTTCTGGATGTCAGTGTGATAATGATGTTGCGCCGTCGTCCGAGGCTCAAAGTCCGCTTACAATGGTCTTTGGACAACTTTATATCAAATTTGACCTCAAATCAGGTAGGACTACCCGCTGAACTTAA</text:p>
          </table:table-cell>
          <table:table-cell office:value-type="string" calcext:value-type="string">
            <text:p>k__Fungi;p__Basidiomycota;c__Agaricomycetes;o__Atheliales;f__Atheliaceae;g__Piloderma;s__Piloderma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TGAAAATTACTGGTGAGGGTTGTAGCTGGCCTTTCGGGGCATGTGCACACCTGAGCCTTTAATCCACACACACCTGTGAACCTAATGTAAGGGCCCGGTAAAAAAGGCCCCTACGTCTTATCATCAACCCCATGTGTAATAGAATGTAAATCAATGTCCTCGCCTTAAAAAGCGTTGATAAAAAAAAACTTATACAACTTTCAACAACGGATCTCTTGGCTCTCGCATCGATGAAGAACGCAGCGAAATGCGATAAGTAATGTGAATTGCAGATTTTCAGTGAATCATCGAATCTTTGAACGCACCTTGCGCTCCTTGGTATTCCGAGGAGCATGCCTGTTTGAGTGTCATTAAATTCTCAACTCCCTGATTGATTTCTCGGAGCTTGGACTTGGAGTGTGCTGGCGAAGGTCGGCTCCTCTGAAATGCATCAGCGGAATTCAATCTTTGGCTTCTGGATGTCAGTGTGATAATGATGTTGCGCCGTCGTCCGAGGCTCAAAGTCCGCTTACAATGGTCTTTGGACAACTTTATATCAAATTTGACCTCAAATCA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TCTCAATCCGGCCTCCTTCTGGCTGTGCATTCACTTGCACGCTCGAGGGGAGTTGGCTCTTCTGACTTTACACACCTGTGCACCCCGGATCGCCCGTTTTCGTGGCGGACCGTTTTTTTTATACACCTTTTTTGTATGTCTTTTTGAATGCCTTCGGCTGCTCTGTGATGGAGCGGTCGTGAAAACAAATACAACTTTCAGCAACGGATCTCTTGGCTCTCCCATCGATGAAGAACGCAGCGAACTGCGATACGTAATGTGAATTGCAGAATTCAGTGAATCATCGAATCTTTGAACGCACCTTGCGCCGCTCGGATTTTCCGAGGGGCACGTCTGTTTGAGTGTCACGTTAAACTCTCACTTCCCTTCGGGTGAAGTGGACTTGGATGTTGCTGGCGCCTCGCGCGTACGGCTCGTCCCGAAATGCATGGTTGCCTGCAGAGTCTTGCGCGGAGCGGGACCGACGAAACGGTGTGATATTTACTATCTGCGCTGAAGTAGTTGGAATCGCGCTGCTGCACCAGGAGCGCTCTGGGCTTACAGTGAAGAGGGTGGGCGATTCGCGTCGCCGTGCCCCCATTTATTCTTTACGTTTGACCTCAAATCAGACGGGACTACCCGCTGAACTTAA</text:p>
          </table:table-cell>
          <table:table-cell office:value-type="string" calcext:value-type="string">
            <text:p>k__Fungi;p__Basidiomycota;c__Agaricomycetes;o__Auriculariales;f__Hyaloriaceae;g__Hyaloriaceae_gen_Incertae_sedis;s__Hyaloriaceae_sp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TCGAGTCTCAATCCGGCCTCCTTCTGGCTGTGCATTCACTTGCACGCTCGAGGGGAGTTGGCTCTTCTGACTTTACACACCTGTGCACCCCGGATCGCCCGTTTTCGTGGCGGACCGTTTTTTTTATACACCTTTTTTGTATGTCTTTTTGAATGCCTTCGGCTGCTCTGTGATGGAGCGGTCGTGAAAACAAATACAACTTTCAGCAACGGATCTCTTGGCTCTCCCATCGATGAAGAACGCAGCGAACTGCGATACGTAATGTGAATTGCAGAATTCAGTGAATCATCGAATCTTTGAACGCACCTTGCGCCGCTCGGATTTTCCGAGGGGCACGTCTGTTTGAGTGTCACGTTAAACTCTCACTTCCCTTCGGGTGAAGTGGACTTGGATGTTGCTGGCGCCTCGCGCGTACGGCTCGTCCCGAAATGCATGGTTGCCTGCAGAGTCTTGCGCGGAGCGGGACCGACGAAACGGTGTGATATTTACTATCTGCGCTGAAGTAGTTGGAATCGCGCTGCTGCACCAGGAGCGCTCTGGGCTTACAGTGAAGAGGGTGGGCGATTCGCGTCGCCGTGCCCCCATTTATTCTTTACGTTTGACCTCAAATCAGACG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TTCTCGAGGGGTTGAGCTCAGTTGTGCTGGCTTCGTCGCATGTGCACGCTGGGTTTGGCCTCCTCCTCACACACACCTGTGCACACCATGTGGGCCTCTCGGGGCCTGCGTTTTCATCACACCCCAACGCATGTTTATAGAATGTAACCATATTATCTGCCGCTTCGCGAGGAGTGGACGATAAGAAATGATACAACTTTCAGCAACGGATCTCTTGGCTCTCGCATCGATGAAGAACGCAGCGAATTGCGATATGTAATGTGAATTGCAGATTTTCAGTGAATCATCGAATCTTTGAACGCACCTTGCGCTCCTTGGTATTCCGAGGAGCATGCCTGTTTGAGTGTCATTAAATTCTCAATTCCCTTTGACTTGTTTCGAAGGGGACTTGGATCGTGGGGGCTTGCTGGCGACCTTTTGGCCGTCGGCTCCCCTGAAATGCATTGGCCGTGTACTGACGTGCATGAATGGCTTTTTGGCGTGATAATGATCGCCGTGGTCTGAAGTGCTTTAAATGTCTGGTGCATGCCTACAGCCGTCGACTTAGCGCGACAACTCTTGAACCTTTGACCTCAAATCAGGTAGGACTACCCGCTGAACTTAA</text:p>
          </table:table-cell>
          <table:table-cell office:value-type="string" calcext:value-type="string">
            <text:p>k__Fungi;p__Basidiomycota;c__Agaricomycetes;o__Boletales;f__Boletales_fam_Incertae_sedis;g__Boletales_gen_Incertae_sedis;s__Boletales_sp;sh__SH013946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TTCTCGAGGGGTTGAGCTCAGTTGTGCTGGCTTCGTCGCATGTGCACGCTGGGTTTGGCCTCCTCCTCACACACACCTGTGCACACCATGTGGGCCTCTCGGGGCCTGCGTTTTCATCACACCCCAACGCATGTTTATAGAATGTAACCATATTATCTGCCGCTTCGCGAGGAGTGGACGATAAGAAATGATACAACTTTCAGCAACGGATCTCTTGGCTCTCGCATCGATGAAGAACGCAGCGAATTGCGATATGTAATGTGAATTGCAGATTTTCAGTGAATCATCGAATCTTTGAACGCACCTTGCGCTCCTTGGTATTCCGAGGAGCATGCCTGTTTGAGTGTCATTAAATTCTCAATTCCCTTTGACTTGTTTCGAAGGGGACTTGGATCGTGGGGGCTTGCTGGCGACCTTTTGGCCGTCGGCTCCCCTGAAATGCATTGGCCGTGTACTGACGTGCATGAATGGCTTTTTGGCGTGATAATGATCGCCGTGGTCTGAAGTGCTTTAAATGTCTGGTGCATGCCTACAGCCGTCGACTTAGCGCGACAACTCTTGAACC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TATAATTCGAGGGGTTGTCGCTGGTCTCGCTCGCGAGGCATGTGCACGCTTCTCGTTTTTCTCTCAACTCACCCGTGCACCTAATGTAGGATGCCTCTCCTCCGGGAGGGGGGACCTATGTCTTCGTATACATCTTCGTGTAGAAAGTCTTTGAATGTTTACTATCATCGAGTCGCGACTTCCAGGAGACGCGATTCTTTGAGATAAAAGTTATTACAACTTTCAGCAACGGATCTCTTGGCTCTCGCATCGATGAAGAACGCAGCGAAAAGCGATATGTAATGTGAATTGCAGATCTACAGTGAATCATCGAATCTTTGAACGCACCTTGCGCTCCTCGGTGTTCCGAGGAGCATGCCTGTTTGAGTGTCAGTAAATTCTCAACCCCTCTCGATTAGCTTCGAGAGGGTGCTTGGATAGTGGAGGTTGTCGGAGACTCGGATTCGTCCAAGACTCGGACTCTTCTGAAATGCATCGGCTTGCGGTCGACTTTCGACTATGTGCGACAAGGCTTTCGGCGTGATAATGATCGCCGTTCGCTGAAGCGCATGACCGAAGGTTCCGTGCCTCTAATACCGTCGACCACTTACTATCTCTCCGGAGAGAACGGGGTCTTCCTAATTGACTTTTGACCTCAAATCAGGTAGGACTACCCGCTGAACTTAA</text:p>
          </table:table-cell>
          <table:table-cell office:value-type="string" calcext:value-type="string">
            <text:p>k__Fungi;p__Basidiomycota;c__Agaricomycetes;o__Boletales;f__Rhizopogonaceae;g__Rhizopog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TATAATTCGAGGGGTTGTCGCTGGTCTCGCTCGCGAGGCATGTGCACGCTTCTCGTTTTTCTCTCAACTCACCCGTGCACCTAATGTAGGATGCCTCTCCTCCGGGAGGGGGGACCTATGTCTTCGTATACATCTTCGTGTAGAAAGTCTTTGAATGTTTACTATCATCGAGTCGCGACTTCCAGGAGACGCGATTCTTTGAGATAAAAGTTATTACAACTTTCAGCAACGGATCTCTTGGCTCTCGCATCGATGAAGAACGCAGCGAAAAGCGATATGTAATGTGAATTGCAGATCTACAGTGAATCATCGAATCTTTGAACGCACCTTGCGCTCCTCGGTGTTCCGAGGAGCATGCCTGTTTGAGTGTCAGTAAATTCTCAACCCCTCTCGATTAGCTTCGAGAGGGTGCTTGGATAGTGGAGGTTGTCGGAGACTCGGATTCGTCCAAGACTCGGACTCTTCTGAAATGCATCGGCTTGCGGTCGACTTTCGACTATGTGCGACAAGGCTTTCGGCGTGATAATGATCGCCGTTCGCTGAAGCGCATGACCGAAGGTTCCGTGCCTCTAATACCGTCGACCACTTACTATCTCTCCGGAGAGAACGGGGTCTTCCTAATTGACTTTTGACCTCAAATCA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TATAATTCGGAGGGGCTGTAGCTGGCCTTGGAAACGAGGCATGTGCACGCTCTTCCGTTTTTCATAACTCACCTGTGCACCTAATGTAGGATGCTCCTCTTTCGGGAGGGGGGACCTATGTCTTCATACGCCTCTTCGTGTAGAAAGTCTTAGAATGTTTACTATCAGAGAGTCGCGACTTCTAGGAGACGCGAATCTCTGAGATAAAAGTTAATTACAACTTTCAGCAATGGATCTCTTGGCTCTCGCATCGATGAAGAACGCAGCGAAAAGCGATATGTAATGTGAATTGCAGATCTACAGTGAATCATCGAATCTTTGAACGCACCTTGCGCTCCTCGGTGTTCCGAGGAGCATGCCTGTTTGAGTGTCAGTAAATTCTCAACCCCTCTCGATTTGTTTCGAGAGGGAGCTTGGATAGTGGGGGCTGCTGGAGACCTAGGAATTTCGTCCTTTGACTCGGGCTCTCCTTAAATGCATCGGCTTGCGGTCGACTTTCGACTTTGCGCGACAAGGCTTTCGGCGTGATAATGATCGCCGTTCGCTGAAGCGCATGAATGAAGGTTCCGTGCCTCTAATCCGTCGACTTTACTATCTCTTCGGAGAGAAAACGTCTTCCTCATTGACTTTTGACCTCAAATCAGGTAGGACTACCCGCTGAACTTAA</text:p>
          </table:table-cell>
          <table:table-cell office:value-type="string" calcext:value-type="string">
            <text:p>k__Fungi;p__Basidiomycota;c__Agaricomycetes;o__Boletales;f__Rhizopogonaceae;g__Rhizopog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TATAATTCGGAGGGGCTGTAGCTGGCCTTGGAAACGAGGCATGTGCACGCTCTTCCGTTTTTCATAACTCACCTGTGCACCTAATGTAGGATGCTCCTCTTTCGGGAGGGGGGACCTATGTCTTCATACGCCTCTTCGTGTAGAAAGTCTTAGAATGTTTACTATCAGAGAGTCGCGACTTCTAGGAGACGCGAATCTCTGAGATAAAAGTTAATTACAACTTTCAGCAATGGATCTCTTGGCTCTCGCATCGATGAAGAACGCAGCGAAAAGCGATATGTAATGTGAATTGCAGATCTACAGTGAATCATCGAATCTTTGAACGCACCTTGCGCTCCTCGGTGTTCCGAGGAGCATGCCTGTTTGAGTGTCAGTAAATTCTCAACCCCTCTCGATTTGTTTCGAGAGGGAGCTTGGATAGTGGGGGCTGCTGGAGACCTAGGAATTTCGTCCTTTGACTCGGGCTCTCCTTAAATGCATCGGCTTGCGGTCGACTTTCGACTTTGCGCGACAAGGCTTTCGGCGTGATAATGATCGCCGTTCGCTGAAGCGCATGAATGAAGGTTCCGTGCCTCTAATCCGTCGACTTTACTATCTCTTCGGAGAGAAAACGTCTTCCTCATTGACTTTTGACCTCAAATCAGGTAGGACTACCCGCTGAACTTA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ATCGAACCTCTGGGAGGGGGAGGGCTTCCCGAACCCTTTCGAGGCTTCAGCCCTCTAACACCTGTGTGCACCCACTGTAGGTCCTTAGGGACCTATGTCTTCTTCGAACTCGCATGTCTACAGAATGTCGTCCGTGACCTCGGTCACAGGAAACCTAATACAACTTTCAGCAATGGATCTCTTGGCTCTCGCATCGATGAAGGACGCAGCGAATCGCGATAAGTAATGTGAATTGCAGATTTTCCGTGAATCATCGAATCTTTGAACGCACCTTGCGCTCCTTGGTATTCCGAGGAGCATGCCTGTTTGAGTGTCATCGAAACATCAGATCGAAGCTTTTCGACCTCGTCGGAGCTCGGTTTGGACTTATGGGAGTCTGCGGGCGAACCTCCCGTCGGGGGGACGTCGGCTCTCCTCAAAAGCATTAGCGTTGGGTGCGAGCCTCGCGTGGCACGGCCTCTTCGACGTCATAATGACCGTCGTGGGCTGGAAGTGCGTGGATCGTAGATGCCCGTCGCTCTCCAACTCTGCGAGCCCGGTCCGTCCGGCCGCGTGTTATCGAAGCTTGACCTCAAATCAGGTAGGACTACCCGCTGAACTTAA</text:p>
          </table:table-cell>
          <table:table-cell office:value-type="string" calcext:value-type="string">
            <text:p>k__Fungi;p__Basidiomycota;c__Agaricomycetes;o__Boletales;f__Sclerodermataceae;g__Scleroder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GATCGAACCTCTGGGAGGGGGAGGGCTTCCCGAACCCTTTCGAGGCTTCAGCCCTCTAACACCTGTGTGCACCCACTGTAGGTCCTTAGGGACCTATGTCTTCTTCGAACTCGCATGTCTACAGAATGTCGTCCGTGACCTCGGTCACAGGAAACCTAATACAACTTTCAGCAATGGATCTCTTGGCTCTCGCATCGATGAAGGACGCAGCGAATCGCGATAAGTAATGTGAATTGCAGATTTTCCGTGAATCATCGAATCTTTGAACGCACCTTGCGCTCCTTGGTATTCCGAGGAGCATGCCTGTTTGAGTGTCATCGAAACATCAGATCGAAGCTTTTCGACCTCGTCGGAGCTCGGTTTGGACTTATGGGAGTCTGCGGGCGAACCTCCCGTCGGGGGGACGTCGGCTCTCCTCAAAAGCATTAGCGTTGGGTGCGAGCCTCGCGTGGCACGGCCTCTTCGACGTCATAATGACCGTCGTGGGCTGGAAGTGCGTGGATCGTAGATGCCCGTCGCTCTCCAACTCTGCGAGCCCGGTCCGTCCGGCCGCGTGTTATCGAAGC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CAAGTACGCGCGGGGGAGGGTTGTGCTGGCGCGTCCGCGCGCATGTGCACGCCCGCCCTCGTCGTCCGTCCACTCACACCTGTGCACTTTGCTCGTCGGGTCGAGGAGGGCCCTCTTCGGGGGGCGCCCTTGGCCGACGCACTTTTCACACAACCTGTCTTAACCGGATGTCAATTGCGTAAACGCAACCGAAAAACAACTTTTAACAACGGATCTCTTGGTTCTCGCATCGATGAAGAACGCAGCGAAATGCGATAAGTAATGTGAATTGCAGAATTCAGTGAATCATCGAATCTTTGAACGCACCTTGCGCTCCTTGGTATTCCGAGGAGCATGCCCGTTTGAGTGTCGTGATATCATCAAGCCGACTCCTCCTTAACTGGCGGGGGTTGTGCTTGGACTTGGATGTGCTGCCGGACGGCGACGCCCGGCTCATCCCAAATGCATTAGCTGGATTTATTCCTGGCTTGGACTTTTGTTCTCACTCGGCGTGATAAGATCACCCGTCGAGGACGTCCCTCGCCTCACGGACCGGCTTCCAACCGTCCCCTCGCGGACAAATCACTTTGACAATCTGACCTCAAATCGGGTAGGACTACCCGCTGAACTTAA</text:p>
          </table:table-cell>
          <table:table-cell office:value-type="string" calcext:value-type="string">
            <text:p>k__Fungi;p__Basidiomycota;c__Agaricomycetes;o__Cantharellales;f__Botryobasidiaceae;g__Botryobasidium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ATGAACAAGTACGCGCGGGGGAGGGTTGTGCTGGCGCGTCCGCGCGCATGTGCACGCCCGCCCTCGTCGTCCGTCCACTCACACCTGTGCACTTTGCTCGTCGGGTCGAGGAGGGCCCTCTTCGGGGGGCGCCCTTGGCCGACGCACTTTTCACACAACCTGTCTTAACCGGATGTCAATTGCGTAAACGCAACCGAAAAACAACTTTTAACAACGGATCTCTTGGTTCTCGCATCGATGAAGAACGCAGCGAAATGCGATAAGTAATGTGAATTGCAGAATTCAGTGAATCATCGAATCTTTGAACGCACCTTGCGCTCCTTGGTATTCCGAGGAGCATGCCCGTTTGAGTGTCGTGATATCATCAAGCCGACTCCTCCTTAACTGGCGGGGGTTGTGCTTGGACTTGGATGTGCTGCCGGACGGCGACGCCCGGCTCATCCCAAATGCATTAGCTGGATTTATTCCTGGCTTGGACTTTTGTTCTCACTCGGCGTGATAAGATCACCCGTCGAGGACGTCCCTCGCCTCACGGACCGGCTTCCAACCGTCCCCTCGCGGACAAATCACTTTGACAATCTGACCTCAAATCGGGTAGGACTACCCGCTGAACTTAA</text:p>
          </table:table-cell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CGAAGCGAACGCCCTCCGTGCGGGTTGTGCTGGCGCCCTGCGCACGTGCACGCCCCCGTTGGGCAGTCCGACCTTCTCACACCCGTGCACACGTCCCGTCGGACCCGGCGCTCTGCGTCGCCCGACCGTTTCCACACCAGCCCTGTAGAGTGTTGAAAGCGTATGCGCTTGCGCAACCGAAAAACAACTTTTAACAACGGATCTCTTGGTTCTCGCATCGATGAAGAACGCAGCGAAATGCGATAAGTAATGTGAATTGCAGAATTCAGTGAATCATCGAATCTTTGAACGCACCTTGCGCTCCTCGGTATTCCGAGGAGCATGCCCGTTTGAGTGTCTCGATATCATCAGGCGCCCGCGCCCTCGTGGCCGGTGCGACTGGACTTGGACGTGCTGCCGGGCCTCACCGCCCGGCTCGTCTTAAATGCATTAGCGAGAGACGCTAGCTCTGCCGGCTCTCATTGGCGTGATAAGTCACACCCGTCGAGAGTCCCCGGTCCTGAGCTGCGACCCTTCCGCTTCTAAACGTCCCTCGGGACAACGGCGGACCTTTGCGTCTGACATCTGACCTCAAATCGGGTAGGACTACCCGCTGAACTTAA</text:p>
          </table:table-cell>
          <table:table-cell office:value-type="string" calcext:value-type="string">
            <text:p>k__Fungi;p__Basidiomycota;c__Agaricomycetes;o__Cantharellales;f__Botryobasidiaceae;g__Botryobasid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CGAAGCGAACGCCCTCCGTGCGGGTTGTGCTGGCGCCCTGCGCACGTGCACGCCCCCGTTGGGCAGTCCGACCTTCTCACACCCGTGCACACGTCCCGTCGGACCCGGCGCTCTGCGTCGCCCGACCGTTTCCACACCAGCCCTGTAGAGTGTTGAAAGCGTATGCGCTTGCGCAACCGAAAAACAACTTTTAACAACGGATCTCTTGGTTCTCGCATCGATGAAGAACGCAGCGAAATGCGATAAGTAATGTGAATTGCAGAATTCAGTGAATCATCGAATCTTTGAACGCACCTTGCGCTCCTCGGTATTCCGAGGAGCATGCCCGTTTGAGTGTCTCGATATCATCAGGCGCCCGCGCCCTCGTGGCCGGTGCGACTGGACTTGGACGTGCTGCCGGGCCTCACCGCCCGGCTCGTCTTAAATGCATTAGCGAGAGACGCTAGCTCTGCCGGCTCTCATTGGCGTGATAAGTCACACCCGTCGAGAGTCCCCGGTCCTGAGCTGCGACCCTTCCGCTTCTAAACGTCCCTCGGGACAACGGCGGACCTTTGCGTCTGACATCTGACCTCAAATCGGGTAGGACTACCCGCTGAACTTAA</text:p>
          </table:table-cell>
          <table:table-cell office:value-type="string" calcext:value-type="string">
            <text:p>1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GTAACGGGGCTTGATGCTGGCCGCCATTCTTTGGCTGCATGTGCCCGCCCCCAGCAATCCTTCTACAAACACCCGTGCATGTTGTGACAATGAGGGGGAGGAGGGGAGGAACCCCCTTCTCCATCTTGATCTTGTCCCATAATTCATAAACGCTGCCTGTAATGTTGTGAATGCATTTGTGCCGTTAAGGCCTTTAACATAATACAACTTTTGACAACGGATCTCTTGGCTCTTGCATCGATGAAGAACGCAGCGAAATGCGATAAGTAATGTGAATTGCAGAATTCAGTGAATCATCGAATCTTTGAACGCACCTTGCGCTCCCTGGTATTCCGGAGAGCACGCCTGTTCGAGTGTCGTGAAACTTATCAAGCTAGGATGCTTTCTTGCCTCCTGGCCTTGGTTTATTGGGCTTTGCCGTGCCCCGCAATGGGAACGGCTGGCCTTAAAAGCATTAGCTGGCTCATGTGGGACTGGTTTTCTACTTGGCGTGATAATGATCTGACCGCTGAGAAAGCATTCCTTTGGGGATGGCCAGTTTTCATGTGGGTTGCTCCTAAACTTTGGAGCACTTGTTCCATTTTCAACTTTGGCCTCGAATCAGGTGGGACTACCCGCTGAACTTAA</text:p>
          </table:table-cell>
          <table:table-cell office:value-type="string" calcext:value-type="string">
            <text:p>k__Fungi;p__Basidiomycota;c__Agaricomycetes;o__Cantharellales;f__Cantharellales_fam_Incertae_sedis;g__Cantharellales_gen_Incertae_sedis;s__Cantharellales_sp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AGTGAATTGTAACGGGGCTTGATGCTGGCCGCCATTCTTTGGCTGCATGTGCCCGCCCCCAGCAATCCTTCTACAAACACCCGTGCATGTTGTGACAATGAGGGGGAGGAGGGGAGGAACCCCCTTCTCCATCTTGATCTTGTCCCATAATTCATAAACGCTGCCTGTAATGTTGTGAATGCATTTGTGCCGTTAAGGCCTTTAACATAATACAACTTTTGACAACGGATCTCTTGGCTCTTGCATCGATGAAGAACGCAGCGAAATGCGATAAGTAATGTGAATTGCAGAATTCAGTGAATCATCGAATCTTTGAACGCACCTTGCGCTCCCTGGTATTCCGGAGAGCACGCCTGTTCGAGTGTCGTGAAACTTATCAAGCTAGGATGCTTTCTTGCCTCCTGGCCTTGGTTTATTGGGCTTTGCCGTGCCCCGCAATGGGAACGGCTGGCCTTAAAAGCATTAGCTGGCTCATGTGGGACTGGTTTTCTACTTGGCGTGATAATGATCTGACCGCTGAGAAAGCATTCCTTTGGGGATGGCCAGTTTTCATGTGGGTTGCTCCTAAACTTTGGAGCACTTGTTCCATTTTCAACTTTGGCCTCGAATCAGGTG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GAATATAGAGTTGGTTGTCGCTGGCTCCTCCGGGAGCATGTGCACGCTTTCTCTTTCATCCACACACACCTGTGCACTTGTGAGACGGAGGACCGTAAAAAAGTCTTCCGTCTATTAAACCACACAAACCCCATTGTATTTAAATTGAATGTAATTGATGTAACGCATCATTAGAACTAAGTTTCAACAACGGATCTCTTGGCTCTCGCATCGATGAAGAACGCAGCGAAATGCGATAAGTAATGTGAATTGCAGAATTCAGTGAATCATCGAATCTTTGAACGCACCTTGCGCTCCTTGGTATTCCTTGGAGCATGCCTGTTTGAGTATCATGAAATTCTCAAAGTAAATTTTTTGTTAATTCAACTGGTTTGCTTTGGATTTGGAGGTTTTGCAGATTTCACAGTCTGCTCCTCTTAAATAAATTAGCTGGATCTCAGTATATGCTTGGTTCCACTCGGCGTGATAAGTATCACTCGCTGAGGACACTGTAAAAAGTGGCCAGGAAATGCAGATGAACCGCTTCTAATAGTCCATTAAATTGGACAAATTAAATTTATGATCTGATCTCAAATCAGGTAGGACTACCCGCTGAACTTAA</text:p>
          </table:table-cell>
          <table:table-cell office:value-type="string" calcext:value-type="string">
            <text:p>k__Fungi;p__Basidiomycota;c__Agaricomycetes;o__Cantharellales;f__Ceratobasidi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TTGAATGAATATAGAGTTGGTTGTCGCTGGCTCCTCCGGGAGCATGTGCACGCTTTCTCTTTCATCCACACACACCTGTGCACTTGTGAGACGGAGGACCGTAAAAAAGTCTTCCGTCTATTAAACCACACAAACCCCATTGTATTTAAATTGAATGTAATTGATGTAACGCATCATTAGAACTAAGTTTCAACAACGGATCTCTTGGCTCTCGCATCGATGAAGAACGCAGCGAAATGCGATAAGTAATGTGAATTGCAGAATTCAGTGAATCATCGAATCTTTGAACGCACCTTGCGCTCCTTGGTATTCCTTGGAGCATGCCTGTTTGAGTATCATGAAATTCTCAAAGTAAATTTTTTGTTAATTCAACTGGTTTGCTTTGGATTTGGAGGTTTTGCAGATTTCACAGTCTGCTCCTCTTAAATAAATTAGCTGGATCTCAGTATATGCTTGGTTCCACTCGGCGTGATAAGTATCACTCGCTGAGGACACTGTAAAAAGTGGCCAGGAAATGCAGATGAACCGCTTCTAATAGTCCATTAAATTGGACAAATTAAATTTATGATCTGAT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GAGAGAGAGTTGATGCTGGCAGTATTAACTGCATGTGCTTGCTCTCTAGTCCCATTTACACCTGTGCATTTTTTTGACTTTGAAGGCGGGGATAAAAAACCTGCCTTTGAAATTCACAAAAACTCATTGTTTATATTAATGGATGTTTGTCTGCCGCAAGGCGAAATCAAATACAACTTTTAACAACGGATCTCTTGGCTCTCGCATCGATGAAGAACGCAGCGAAATGCGATAAGTAATGTGAATTGCAGAATTCAGTGAATCATCGAATCTTTGAACGCATCTTGCGCTCCCTGGTATTCCGGGGAGCACGCCTGTTCGAGTGTCATGGAACTCTCAAACAAGATAGATTTATTTCTATCTCTGTTTGGATTTGGACTTTGCTGTGTCAGTGCAGCTGGTCTGAAATGTATTAGCTGATCCTAGCGAAGGGTCTGGTTCTACTCGGCATGATAATTATCTTATGTTGAGGACGGTCTCAGGACTGGCCAGATTTTTCTGCGGGTTGCTTCTAATTGTCTTTGGACAAATTATCTAGTATTTGACCTCGAATCAGGTGGGACTACCCGCTGAACTTAA</text:p>
          </table:table-cell>
          <table:table-cell office:value-type="string" calcext:value-type="string">
            <text:p>k__Fungi;p__Basidiomycota;c__Agaricomycetes;o__Cantharellales;f__Hydnaceae;g__Sistotrema;s__Sistotrem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TGAGAGAGAGTTGATGCTGGCAGTATTAACTGCATGTGCTTGCTCTCTAGTCCCATTTACACCTGTGCATTTTTTTGACTTTGAAGGCGGGGATAAAAAACCTGCCTTTGAAATTCACAAAAACTCATTGTTTATATTAATGGATGTTTGTCTGCCGCAAGGCGAAATCAAATACAACTTTTAACAACGGATCTCTTGGCTCTCGCATCGATGAAGAACGCAGCGAAATGCGATAAGTAATGTGAATTGCAGAATTCAGTGAATCATCGAATCTTTGAACGCATCTTGCGCTCCCTGGTATTCCGGGGAGCACGCCTGTTCGAGTGTCATGGAACTCTCAAACAAGATAGATTTATTTCTATCTCTGTTTGGATTTGGACTTTGCTGTGTCAGTGCAGCTGGTCTGAAATGTATTAGCTGATCCTAGCGAAGGGTCTGGTTCTACTCGGCATGATAATTATCTTATGTTGAGGACGGTCTCAGGACTGGCCAGATTTTTCTGCGGGTTGCTTCTAATTGTCTTTGGACAAATTATCTAGTATTTGACCTCGAATCAGGTGGGACTACCCGCTGAACTTA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TGGAGAATTGATGCTGGCCTTTGTGCATGTGCTCGTTCTCTTTAATCCATTCACACCTGTGCACTTGTTTCAGAGTTTAAGGGAGAAATCTCTACTCTGCTAATTATACACTCTTTAAATATACTTTGAATGTTTATCAAGTCGAAAGACTTTTAAATTAATACAACTTTTAACAACGGATCTCTTGGCTCTCGCATCGATGAAGAACGCAGCGAAATGCGATAAGTAATGTGAATTGCAGAATTCAGTGAATCATCGAATCTTTGAACGCACCTTGCGCTCCTTGGTATTCCGAGGAGCACGCCTGTTCGAGTGTCATGAAGCTCTCAAGCGATAATAACTTTATTGTTGTTGTTTAGCTTGGATTTGAAACTTTGCTGTGTTACAACGGCTGTTTCTAAATGCATTAGCCGGCTCTAATGAAAGACTTGGTTCTTACTCGGTGTGATAATTATCTTACGCTGAGGACATTTTCTGTAAAAGGAAGATGGCCAGGACTATTGTTAGGCTGCTTCTAATCGTCTCTTCTGACAAACTTTATTCAAATCTGACCTCGAATCAGGTGGGACTACCCGCTGAACTTAA</text:p>
          </table:table-cell>
          <table:table-cell office:value-type="string" calcext:value-type="string">
            <text:p>k__Fungi;p__Basidiomycota;c__Agaricomycetes;o__Cantharellales;f__Hydnaceae;g__Sistotrema;s__Sistotrema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TGAGTTTGGAGAATTGATGCTGGCCTTTGTGCATGTGCTCGTTCTCTTTAATCCATTCACACCTGTGCACTTGTTTCAGAGTTTAAGGGAGAAATCTCTACTCTGCTAATTATACACTCTTTAAATATACTTTGAATGTTTATCAAGTCGAAAGACTTTTAAATTAATACAACTTTTAACAACGGATCTCTTGGCTCTCGCATCGATGAAGAACGCAGCGAAATGCGATAAGTAATGTGAATTGCAGAATTCAGTGAATCATCGAATCTTTGAACGCACCTTGCGCTCCTTGGTATTCCGAGGAGCACGCCTGTTCGAGTGTCATGAAGCTCTCAAGCGATAATAACTTTATTGTTGTTGTTTAGCTTGGATTTGAAACTTTGCTGTGTTACAACGGCTGTTTCTAAATGCATTAGCCGGCTCTAATGAAAGACTTGGTTCTTACTCGGTGTGATAATTATCTTACGCTGAGGACATTTTCTGTAAAAGGAAGATGGCCAGGACTATTGTTAGGCTGCTTCTAATCGTCTCTTCTGACAAACTTTATTCAAATCTGACCTCGAATCA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TAAGGAAACGAGGGTCTTGAGACTGCGCCGTTGAATGGCGTGTGCTCGACTCTTACTCTCTTAACACACCCCGGGGGGTGAAAGTCCCCCCTTTTACAAACACCGAGTTATACGCATGTCTTTTATGATACTCTACGGAGTAAACATAACAACTTTCAACAACGGATCTCTTGGCTTTCGCATCGATGAAGAACGCAGCGAACGTGCGAAACGTAATGTGAATTGCAGAATTCAGTGAATCATCGAATCTTTGAACGCATCTTGCGCTCCTTGGTATTCCGAGGAGCATGCCTGTTTGAGTGTCGTGAAATACTCTCAATTTCAATCTTTTTGTTTGAAATTGGATTTGGATGTTGTTGTGGATCTTGCTACGACTCATCCTAAATGCATTAGCGATCTGCCTTGATCACACACAATGTGATAAGATGAGCATTGTTATAATCAAGTCATGACTGCTTCTAACCGTCCCTTTGGGACAAACGTCTTATGTCGTTTGACCTCAAATCAGGTAGGACTACCCGCTGAACTTAA</text:p>
          </table:table-cell>
          <table:table-cell office:value-type="string" calcext:value-type="string">
            <text:p>k__Fungi;p__Basidiomycota;c__Agaricomycetes;o__Geastrales;f__Geastraceae;g__Geastr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TAAGGAAACGAGGGTCTTGAGACTGCGCCGTTGAATGGCGTGTGCTCGACTCTTACTCTCTTAACACACCCCGGGGGGTGAAAGTCCCCCCTTTTACAAACACCGAGTTATACGCATGTCTTTTATGATACTCTACGGAGTAAACATAACAACTTTCAACAACGGATCTCTTGGCTTTCGCATCGATGAAGAACGCAGCGAACGTGCGAAACGTAATGTGAATTGCAGAATTCAGTGAATCATCGAATCTTTGAACGCATCTTGCGCTCCTTGGTATTCCGAGGAGCATGCCTGTTTGAGTGTCGTGAAATACTCTCAATTTCAATCTTTTTGTTTGAAATTGGATTTGGATGTTGTTGTGGATCTTGCTACGACTCATCCTAAATGCATTAGCGATCTGCCTTGATCACACACAATGTGATAAGATGAGCATTGTTATAATCAAGTCATGACTGCTTCTAACCGTCCCTTTGGGACAAACGTCTTATGTCG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TTTTGAAGTGGGTCTTATGAGCTGGCTTTTCGCGAAGCACTGTGCTCGGGCCCCGCTCCAATCCACTCAACCCCTGTGCACTTTCGGAGTTGCGGGTCCTTTGTAGTGAAGGCCCGTGGCTTCGTCTCTTATCACAAACCATATGTATTATTGTTTTGTAGAACGTGGATGCCTGCAAAGGCGGAAACTCAATACAACTTTCAACAACGGATCTCTTGGCTCTCGCATCGATGAAGAACGCAGCGAAATGCGATAAGTAATGTGAATTGCAGAATTCAGTGAATCATCGAATCTTTGAACGCACCTTGCGCTCCTGGACTTGTTTCAGGAGCATGCCTGTTTGAGTGTCATGAAATCATCAACCACGATGCCTTTGTGTGTCCCGTGGCTTGGACTTGGGGATCTGCTGGCGAAAGTCGGCTTCCCTTGAATGCATTAGTCGGGCGCTCTCGCTCCGAGAAGTGTGATAAACTATCATTCACTGATCGGCGAGGGGCTATGTCCGGGCTTCCAACCGCATGAATGCATGCACTTTGACATATCTGACCTCAAATCAGGTAGGACTACCCGCTGAACTTAA</text:p>
          </table:table-cell>
          <table:table-cell office:value-type="string" calcext:value-type="string">
            <text:p>k__Fungi;p__Basidiomycota;c__Agaricomycetes;o__Hymenochaetales;f__Schizoporaceae;g__Hyphodont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GTTTTGAAGTGGGTCTTATGAGCTGGCTTTTCGCGAAGCACTGTGCTCGGGCCCCGCTCCAATCCACTCAACCCCTGTGCACTTTCGGAGTTGCGGGTCCTTTGTAGTGAAGGCCCGTGGCTTCGTCTCTTATCACAAACCATATGTATTATTGTTTTGTAGAACGTGGATGCCTGCAAAGGCGGAAACTCAATACAACTTTCAACAACGGATCTCTTGGCTCTCGCATCGATGAAGAACGCAGCGAAATGCGATAAGTAATGTGAATTGCAGAATTCAGTGAATCATCGAATCTTTGAACGCACCTTGCGCTCCTGGACTTGTTTCAGGAGCATGCCTGTTTGAGTGTCATGAAATCATCAACCACGATGCCTTTGTGTGTCCCGTGGCTTGGACTTGGGGATCTGCTGGCGAAAGTCGGCTTCCCTTGAATGCATTAGTCGGGCGCTCTCGCTCCGAGAAGTGTGATAAACTATCATTCACTGATCGGCGAGGGGCTATGTCCGGGCTTCCAACCGCATGAATGCATGCACTTTGACATATC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TCTTTCTACGGAGTTGTAGCTGGCCCTGTAGTGGGGTATGTGCACGCTCCGTGAAACCATCTCTACACCCCTGTGCACCTTTTGTAGGGTCGGCGCGTTTACGTGCCTTCCCTATGTACATTATAAACTCTTATGAATGTCTCAGAATGTCAATGCGTGTAACAACGTATATTATACAACTTTCAGCAACGGATCTCTTGGCTCTCGCATCGATGAAGGACGCAGCGAAATGCGATAAGTAATGTGAATTGCAGAATCCAGTGAATCATCGAATCTTTGAACGCACCTTGCGCCCTCTGGTATTCCGGAGGGCATGCCTGTTTGAGTGTCATGGTACTATCAACTCTATTCCTTCTTTGTTGAGGGGACTGAGCTTGGACTTGGAGGTGTATGCCGGCCTTAGTTGCGTGCGGCTCCTCTTAAATGCATTAGCTTGAACCTGTGCTGAATCGGCCGTTGTTCGGTGTGATAATTATCTACGCCGTAGGCTGTGAACGCGATGTGAAAGGCTTCAGCTTCTAATCGTCCGTAAAGGACAAGCCGCGAGGCTTTCTATTGACCTCTGACCTCAAATCAGGTAGGACTACCCGCTGAACTTAA</text:p>
          </table:table-cell>
          <table:table-cell office:value-type="string" calcext:value-type="string">
            <text:p>k__Fungi;p__Basidiomycota;c__Agaricomycetes;o__Polypor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AATCTTTCTACGGAGTTGTAGCTGGCCCTGTAGTGGGGTATGTGCACGCTCCGTGAAACCATCTCTACACCCCTGTGCACCTTTTGTAGGGTCGGCGCGTTTACGTGCCTTCCCTATGTACATTATAAACTCTTATGAATGTCTCAGAATGTCAATGCGTGTAACAACGTATATTATACAACTTTCAGCAACGGATCTCTTGGCTCTCGCATCGATGAAGGACGCAGCGAAATGCGATAAGTAATGTGAATTGCAGAATCCAGTGAATCATCGAATCTTTGAACGCACCTTGCGCCCTCTGGTATTCCGGAGGGCATGCCTGTTTGAGTGTCATGGTACTATCAACTCTATTCCTTCTTTGTTGAGGGGACTGAGCTTGGACTTGGAGGTGTATGCCGGCCTTAGTTGCGTGCGGCTCCTCTTAAATGCATTAGCTTGAACCTGTGCTGAATCGGCCGTTGTTCGGTGTGATAATTATCTACGCCGTAGGCTGTGAACGCGATGTGAAAGGCTTCAGCTTCTAATCGTCCGTAAAGGACAAGCCGCGAGGCTTTCTATTGACCTC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TTTTGAAGGAGCTGTTTGCTGGCCCTCAGCGGGGCATGTGCACGCTCCGTTCAAATCCAACCTTCATACCCCTGTGCACTCTTTGTAGGGTCGTGGCTGCGAGGCTGCGCTCTATGTTCATCATAAACTCTTCAGTATGTGTAGAATGTTCATTGCGTGTAACGCATCTTTATACAACTTTCAGCAACGGATCTCTTGGCTCTCGCATCGATGAAGAACGCAGCGAAATGCGATAAGTAATGTGAATTGCAGAATTCAGTGAATCATCGAATCTTTGAACGCACCTTGCGCTCCTTGGTATTCCGAGGAGCATGCCTGTTTGAGTGTCATGGAATCATCAACTCTCATCTTTATTGACGAGGGCTTGGACTTGGAGGCCTGTGCTGGTCCCGAAATGGGATCGGCTCCTCTTGAATGCATTAGCTTGAACCTATGCTGTATCGGCTGTTCGGTGTGATAATTGTCTACGCCGTGGCTGTGAGGCTTTAAAACTGTAGGATCGGCTTCGAATCGTCCCTATGAACGGGACAACATCTTTATTGACCTCTGACCTCAAATCAGGTAGGATTACCCGCTGAACTTAA</text:p>
          </table:table-cell>
          <table:table-cell office:value-type="string" calcext:value-type="string">
            <text:p>k__Fungi;p__Basidiomycota;c__Agaricomycetes;o__Polypor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TTTTGAAGGAGCTGTTTGCTGGCCCTCAGCGGGGCATGTGCACGCTCCGTTCAAATCCAACCTTCATACCCCTGTGCACTCTTTGTAGGGTCGTGGCTGCGAGGCTGCGCTCTATGTTCATCATAAACTCTTCAGTATGTGTAGAATGTTCATTGCGTGTAACGCATCTTTATACAACTTTCAGCAACGGATCTCTTGGCTCTCGCATCGATGAAGAACGCAGCGAAATGCGATAAGTAATGTGAATTGCAGAATTCAGTGAATCATCGAATCTTTGAACGCACCTTGCGCTCCTTGGTATTCCGAGGAGCATGCCTGTTTGAGTGTCATGGAATCATCAACTCTCATCTTTATTGACGAGGGCTTGGACTTGGAGGCCTGTGCTGGTCCCGAAATGGGATCGGCTCCTCTTGAATGCATTAGCTTGAACCTATGCTGTATCGGCTGTTCGGTGTGATAATTGTCTACGCCGTGGCTGTGAGGCTTTAAAACTGTAGGATCGGCTTCGAATCGTCCCTATGAACGGGACAACATCTTTATTGACCTCTGACCTCAAATCAGGTAGGATTACCCGCTGAACTTA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TTTTGAACAGGTTGTAGCTGGCCTCTTAATGAGGTATGTGCACGCTTGGCTCATCCACTCTTCAACCCCTGTGCACTTTTCATAGGATAGGCAAAGGCTGGGAATACTTCTCAGTTCAATGTCTGCTCTGTGTAATTTTTATACCAACTCTTGTTGTATATGAATGTCTTCTTGCGGATAACGCAACTATAAAATAACTTTCAGCAACGGATCTCTTGGCTCTCGCATCGATGAAGAACGCAGCGAAATGCGATAAGTAATGTGAATTGCAGAATTCAGTGAATCATCGAATCTTTGAACGCACCTTGCGCTCCTTGGTATTCCTTGGAGCATGCCTGTTTGAGTATCATGGAATTCTCAACTCCCAAGTTTCTTATAGAAGCTTGGTGAGCTTGGACTTGGAGGATTTGTGCTGGCTATTAATCTAGTCGGCTCCTCTGAAATGCATTAGCATGAATTTTGCGATCATCTTCAGTGTGATAATTGTCTACGCTGTGGATGTGAAGCAATTTATATTTATGCTTATAGTCGTCTTTTAAAGACACTTTCTTGACTTCTGATCTCAAATCAGGTAGGACTACCCGCTGAACTTAA</text:p>
          </table:table-cell>
          <table:table-cell office:value-type="string" calcext:value-type="string">
            <text:p>k__Fungi;p__Basidiomycota;c__Agaricomycetes;o__Polyporales;f__Irpicaceae;g__Ceripori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CGAGTTTTGAACAGGTTGTAGCTGGCCTCTTAATGAGGTATGTGCACGCTTGGCTCATCCACTCTTCAACCCCTGTGCACTTTTCATAGGATAGGCAAAGGCTGGGAATACTTCTCAGTTCAATGTCTGCTCTGTGTAATTTTTATACCAACTCTTGTTGTATATGAATGTCTTCTTGCGGATAACGCAACTATAAAATAACTTTCAGCAACGGATCTCTTGGCTCTCGCATCGATGAAGAACGCAGCGAAATGCGATAAGTAATGTGAATTGCAGAATTCAGTGAATCATCGAATCTTTGAACGCACCTTGCGCTCCTTGGTATTCCTTGGAGCATGCCTGTTTGAGTATCATGGAATTCTCAACTCCCAAGTTTCTTATAGAAGCTTGGTGAGCTTGGACTTGGAGGATTTGTGCTGGCTATTAATCTAGTCGGCTCCTCTGAAATGCATTAGCATGAATTTTGCGATCATCTTCAGTGTGATAATTGTCTACGCTGTGGATGTGAAGCAATTTATATTTATGCTTATAGTCGTCTTTTAAAGACACTTTCTTGACTTCTGATCTCAAATCAGGTAGGACTACCCGCTGAACTTAA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GTTTTGAAAGGGGTTGTAGCTGGTCTCAATTAAGGGACATGTGCACACCTCACTCATCCACTCTCAAACCTCTGTGAACTTATTGTAGGTCGGTGAAAGGCTTGGTTTTAATTAATCAGGTTGGAAGCTTTCCTATGTTTTTACTACAAACGCTTTAGTTATAGAATGTCATACGCGTATAACGCATTTATATACAACTTTCAGCAACGGATCTCTTGGCTCTCGCATCGATGAAGAACGCAGCGAAATGCGATAAGTAATGTGAATTGCAGAATTCAGTGAATCATCGAATCTTTGAACGCACCTTGCGCTCCCTGGTATTCCGGGGAGCATGCCTGTTTGAGTATCATGGAATTCTCAACCTTCAATACTTTTTTTTAAAAAAAGAGTGTCGAAGGCTTGGACTTGGAGGCTTTGTGCTGGCTCTGTATTGAGTCGGCTCCTCTGAAATGTATTAGCGTGAATCACTATGGATCGCTTCGGTGTGATAATTATCTGCGCCGTGGTCGTGAAGTATTAATTCAAGTTCGCGCTTCTAATCGTCCTTCACGGGACAATTACATTGAACTTTTGATCTCAAATCAGGTAGGACTACCCGCTGAACTTAA</text:p>
          </table:table-cell>
          <table:table-cell office:value-type="string" calcext:value-type="string">
            <text:p>k__Fungi;p__Basidiomycota;c__Agaricomycetes;o__Polyporales;f__Phanerochaetaceae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TCGAGTTTTGAAAGGGGTTGTAGCTGGTCTCAATTAAGGGACATGTGCACACCTCACTCATCCACTCTCAAACCTCTGTGAACTTATTGTAGGTCGGTGAAAGGCTTGGTTTTAATTAATCAGGTTGGAAGCTTTCCTATGTTTTTACTACAAACGCTTTAGTTATAGAATGTCATACGCGTATAACGCATTTATATACAACTTTCAGCAACGGATCTCTTGGCTCTCGCATCGATGAAGAACGCAGCGAAATGCGATAAGTAATGTGAATTGCAGAATTCAGTGAATCATCGAATCTTTGAACGCACCTTGCGCTCCCTGGTATTCCGGGGAGCATGCCTGTTTGAGTATCATGGAATTCTCAACCTTCAATACTTTTTTTTAAAAAAAGAGTGTCGAAGGCTTGGACTTGGAGGCTTTGTGCTGGCTCTGTATTGAGTCGGCTCCTCTGAAATGTATTAGCGTGAATCACTATGGATCGCTTCGGTGTGATAATTATCTGCGCCGTGGTCGTGAAGTATTAATTCAAGTTCGCGCTTCTAATCGTCCTTCACGGGACAATTACATTGAACTTTTGATCTCAAATCAGGTAGGACT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AAGTCGTAACAAGGTTTCCGTAGGTGAACCTGCGGAAGGATCATTACCGAATTAAATTCCGAGGCTGTTGCTGGCCATTAATCTGGCATGTGCACGTCTTGGCAATCCAAACCATTACATCTTTGTGCACTTTAATGTGGGATTGATGAGGTCATATGGTGCTTGCACTTGTGGCATTGTCATTCTCATATCTTCACATAAACGTTTAGTTATAGAATGTTACTGCGTAAAACGCATTTTAATACAACTTTCAGCAACGGATCTCTTGGCTCTCGCATCGATGAAGAACGCAGCGAAATGCGATAAGTAATGTGAATTGCAGAATTCAGTGAATCATCGAATCTTTGAACGCACCTTGCGCTCCTTGGTATTCCGAGGAGCATGCCTGTTTGAGTGTCATGGTATTCTCAATCCATCTGGTTCCGTCACCGGAATTATGGTGGACTTGGATGTGGAGGTTTTTGCTGGTCTTTGATGATCAGCTCCTCTGAAATGCATCAGCATAAACACTTTGCTGCTCTCAGTGTGATAATTATCTGCACTGTGGTAAAGCTCTTGAGTTATTGCTTCTAATTGTCTGTTTGCTCAGACAACTTTCATTGACATCTGACCTCAAATCAGGTAGGACTACCCGCTGAACTTAA</text:p>
          </table:table-cell>
          <table:table-cell office:value-type="string" calcext:value-type="string">
            <text:p>k__Fungi;p__Basidiomycota;c__Agaricomycetes;o__Polyporales;f__Podoscyphaceae;g__Hypochnic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ATTAAATTCCGAGGCTGTTGCTGGCCATTAATCTGGCATGTGCACGTCTTGGCAATCCAAACCATTACATCTTTGTGCACTTTAATGTGGGATTGATGAGGTCATATGGTGCTTGCACTTGTGGCATTGTCATTCTCATATCTTCACATAAACGTTTAGTTATAGAATGTTACTGCGTAAAACGCATTTTAATACAACTTTCAGCAACGGATCTCTTGGCTCTCGCATCGATGAAGAACGCAGCGAAATGCGATAAGTAATGTGAATTGCAGAATTCAGTGAATCATCGAATCTTTGAACGCACCTTGCGCTCCTTGGTATTCCGAGGAGCATGCCTGTTTGAGTGTCATGGTATTCTCAATCCATCTGGTTCCGTCACCGGAATTATGGTGGACTTGGATGTGGAGGTTTTTGCTGGTCTTTGATGATCAGCTCCTCTGAAATGCATCAGCATAAACACTTTGCTGCTCTCAGTGTGATAATTATCTGCACTGTGGTAAAGCTCTTGAGTTATTGCTTCTAATTGTCTGTTTGCTCAGACAACTTTCATTGACATCTGACCTCAAATCAGGTAGGAC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TGAAGCGTCCCTCCGGCTGAGCTGGTCGCAAAGGCAAGTGCTCGCCGGACGAGATGTGCTCTTTCTCTTGCTTTCCCCCCTCTTGTGCACCTCCGCGTGGGTCCTCGAAGGCGTGTTCTTCCTTCGCCGAAAGGCAAGGGAAGGGACGTCGAAGAGGGTTCGCGAAGCTTTTGATGTACCCCATCGTAAGGACTTTAGAATGTCGATCGTTGTTTTTGATGCAACCGAAACACAACTTTCAGCAACGGATCTCTTGGCTCTCGCATCGATGAAGAACGCAGCGAAATGCGATAAGTAATGTGAATTGCAGAATCCAGTGAATCATCGAATCTTTGAACGCACCTTGCACCCTTTGGTATTCCGAAGGGTACACCTGTTTGAGCATCGTGAACTTCCTCCACCCTCGGGGGTTTGTCGAAAGGCGAACCCCTTCGAGAGGTTGGGACTTGGGGGTGTTTTGCGGGTCGGGTCGACGTCCGCTCCCCTTGAATGCATTAGCGATCGCCCCTTCGTGGCCTCCTTTGGTGTTGATAAACGTCTACGCCTCGGGGACGCGAACCCGTGTGGGAAAGGGTCGCTTCCAACCGTCTCCGATGGAGACAAACCTCTCTTTGAACCTTGATCTCAAATCAGGTGGGACTACCCGCTGAACTTAA</text:p>
          </table:table-cell>
          <table:table-cell office:value-type="string" calcext:value-type="string">
            <text:p>k__Fungi;p__Basidiomycota;c__Agaricomycetes;o__Russulales;f__Peniophoraceae;g__Peniophora;s__Peniophora_sp;sh__SH0006811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TTTGAAGCGTCCCTCCGGCTGAGCTGGTCGCAAAGGCAAGTGCTCGCCGGACGAGATGTGCTCTTTCTCTTGCTTTCCCCCCTCTTGTGCACCTCCGCGTGGGTCCTCGAAGGCGTGTTCTTCCTTCGCCGAAAGGCAAGGGAAGGGACGTCGAAGAGGGTTCGCGAAGCTTTTGATGTACCCCATCGTAAGGACTTTAGAATGTCGATCGTTGTTTTTGATGCAACCGAAACACAACTTTCAGCAACGGATCTCTTGGCTCTCGCATCGATGAAGAACGCAGCGAAATGCGATAAGTAATGTGAATTGCAGAATCCAGTGAATCATCGAATCTTTGAACGCACCTTGCACCCTTTGGTATTCCGAAGGGTACACCTGTTTGAGCATCGTGAACTTCCTCCACCCTCGGGGGTTTGTCGAAAGGCGAACCCCTTCGAGAGGTTGGGACTTGGGGGTGTTTTGCGGGTCGGGTCGACGTCCGCTCCCCTTGAATGCATTAGCGATCGCCCCTTCGTGGCCTCCTTTGGTGTTGATAAACGTCTACGCCTCGGGGACGCGAACCCGTGTGGGAAAGGGTCGCTTCCAACCGTCTCCGATGGAGACAAACCTCTCTTTGAACCTTGATCTCAAATCA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ACAAAATGTGAGGGGCATGTGAGGGCTGTCGCTGACTCAAAGTCGTGCACGCCCGAGTGTGTCCTCTCACATAATAATCCATCTCACCCTTTGTGCATCGCCGCGTGGGCACCCTTTGGGATCATCTCGGAGGGGGCTCGCGTTTTCACACAAACCCCCCTTTTAAAAGTGTAGAATGACCTCATTTATGCGCTAACACGCAATCAATACAACTTTCAACAACGGATCTCTTGGCTCTCGCATCGATGAAGAACGCAGCGAAATGCGATACGTAATGTGAATTGCAGAATTCAGTGAATCATCGAATCTTTGAACGCACCTTGCGCCCCTTGGTATTCCGAGGGGCACACCCGTTTGAGTGTCGTGAAAACCTCAACCTCCTTGGTTTCTTCTGGAGACCAAAGGCAGGCTTGGACTTTGGAGGCCTTTGCTGGAACCTCTCTCTTTTGAAGGCCAGCTCCTCTTAAATGAATTAGCAGGGTCCTCTTTGCCGATCCTCGACGTGTGATAAGATGTTTCCATGTCTTGGTTTCTGGCTCTGTCACTTTTGGGACCCGCTTCTAACCGTCTTGACCTTGCATCGAGACAATGTTCGAGCATGTCTCCCTTCTCGGGAAGCTCCCTCGACCCCACGAACCCTTGACCTCAAATCGGGTGAGACTACCCGCTGAACTTAA</text:p>
          </table:table-cell>
          <table:table-cell office:value-type="string" calcext:value-type="string">
            <text:p>k__Fungi;p__Basidiomycota;c__Agaricomycetes;o__Russulales;f__Russulaceae;g__Lactari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GTACAAAATGTGAGGGGCATGTGAGGGCTGTCGCTGACTCAAAGTCGTGCACGCCCGAGTGTGTCCTCTCACATAATAATCCATCTCACCCTTTGTGCATCGCCGCGTGGGCACCCTTTGGGATCATCTCGGAGGGGGCTCGCGTTTTCACACAAACCCCCCTTTTAAAAGTGTAGAATGACCTCATTTATGCGCTAACACGCAATCAATACAACTTTCAACAACGGATCTCTTGGCTCTCGCATCGATGAAGAACGCAGCGAAATGCGATACGTAATGTGAATTGCAGAATTCAGTGAATCATCGAATCTTTGAACGCACCTTGCGCCCCTTGGTATTCCGAGGGGCACACCCGTTTGAGTGTCGTGAAAACCTCAACCTCCTTGGTTTCTTCTGGAGACCAAAGGCAGGCTTGGACTTTGGAGGCCTTTGCTGGAACCTCTCTCTTTTGAAGGCCAGCTCCTCTTAAATGAATTAGCAGGGTCCTCTTTGCCGATCCTCGACGTGTGATAAGATGTTTCCATGTCTTGGTTTCTGGCTCTGTCACTTTTGGGACCCGCTTCTAACCGTCTTGACCTTGCATCGAGACAATGTTCGAGCATGTCTCCCTTCTCGGGAAGCTCCCTCGACCCCACGAACCCTTGACCTCAAATCGGGTGAGAC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GGTACTACAGAGGCATGAAGGTTGTCGCTGACCTTTCTGAAAGGTCGTGCACGCCGGAGTGCTCTCACACACAATCCACCTCACCACTTGTGCTTCACCGCGCGGGGTCGCTTCCTCTTGGCTTGCTCCGAGAGGGGGAGGCTTGCGTCACCCACACACACACACACAATATACAGTCTGGTAGTTTAGAATGTCAATCAATACAACTTTCAACAATGGATCTCTTGGCTCTCGCATCGATGAAGAACGCAGCGAAATGCGATACGTAATGTGAATTGCAGAATTCAGTGAATCATCGAATCTTTGAACGCACCTTGCACCCCTTGGTATTCCGAGGGGTACACCCGTTTGAGTGTCGTGAATTTCTCAAACCTTCTTGGTTTCTTGATCAAGAAGGCTTTGGACTTGGAGGTCTTTGCCGGCTTTGCGAAAAAGTCGGCTCCTCTTAAATGCATTAGTGGGGTCCCCTTTGCCGATCTCTAGGCGTTGATAATATGCTTCTACGTCTTGGGATTTGCTCTGTTCTTTGGGAACTCGCTTCTAACCGTCTCGGTCGGAGACATCGTTCGAGCTTGCTCGACCCACGAACCTTGACCTCAAATCGGGTGAGACTACCCGCTGAACTTAA</text:p>
          </table:table-cell>
          <table:table-cell office:value-type="string" calcext:value-type="string">
            <text:p>k__Fungi;p__Basidiomycota;c__Agaricomycetes;o__Russulales;f__Russulaceae;g__Russu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GGTACTACAGAGGCATGAAGGTTGTCGCTGACCTTTCTGAAAGGTCGTGCACGCCGGAGTGCTCTCACACACAATCCACCTCACCACTTGTGCTTCACCGCGCGGGGTCGCTTCCTCTTGGCTTGCTCCGAGAGGGGGAGGCTTGCGTCACCCACACACACACACACAATATACAGTCTGGTAGTTTAGAATGTCAATCAATACAACTTTCAACAATGGATCTCTTGGCTCTCGCATCGATGAAGAACGCAGCGAAATGCGATACGTAATGTGAATTGCAGAATTCAGTGAATCATCGAATCTTTGAACGCACCTTGCACCCCTTGGTATTCCGAGGGGTACACCCGTTTGAGTGTCGTGAATTTCTCAAACCTTCTTGGTTTCTTGATCAAGAAGGCTTTGGACTTGGAGGTCTTTGCCGGCTTTGCGAAAAAGTCGGCTCCTCTTAAATGCATTAGTGGGGTCCCCTTTGCCGATCTCTAGGCGTTGATAATATGCTTCTACGTCTTGGGATTTGCTCTGTTCTTTGGGAACTCGCTTCTAACCGTCTCGGTCGGAGACATCGTTCGAGCTTGCTCGACCCACGAACCTTGACCTCAAATCGGGTGAGAC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TACAACGGAGGTGCGACGGCTGTTGCTGACCCTTCAAAGGTCGTGCACGCTCGAGCTCTCTCTTACACATCCACCTCACCCTTTGTGCATCGCCGCGTGGGTCCCCCTTGGAGGGGGCTTGCGTTTTTCACATAAAACTAGATGCAGTGTAGGATGTCTTTTATTTTTGCGGTCACACGCAATCAATATAACTTTCAACAACGGATCTCTTGGCTCTCGCATCGATGAAGAACGCAGCGAAATGCGATACGTAATGTGAATTGCAGAATTCAGTGAATCATCGAATCTTTGAACGCACCTTGCGCCCCTTGGCATTCCGAGGGGCACACCCGTTTGAGTGTCGTGAAATCTTCAAAACCCATTCTTTAATTGGAGAAAGGGTTTTGGACTTGGAGGATCAATGCTTGCCCTCACTTTGAAGGCGAAGCTCCTCTTAAATAAATTAGTGGGGTTTGCTTTGCTGATCCTTGACGGTGATAAGACATCTCTACGTTTTGGATTTGGCAACTGTCCCTTGCTTCTAACCGTCCTATGGACAATGATGGGTTGCACCGGTCCACCGCCTTACATTGGTGGGGGGCTGGACCCACAAAAAAGGACCTTGACCTCAAATCGGGTGAGACTACCCGCTGAACTTAA</text:p>
          </table:table-cell>
          <table:table-cell office:value-type="string" calcext:value-type="string">
            <text:p>k__Fungi;p__Basidiomycota;c__Agaricomycetes;o__Russulales;f__Russulaceae;g__Russula;s__Russu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TAGTACAACGGAGGTGCGACGGCTGTTGCTGACCCTTCAAAGGTCGTGCACGCTCGAGCTCTCTCTTACACATCCACCTCACCCTTTGTGCATCGCCGCGTGGGTCCCCCTTGGAGGGGGCTTGCGTTTTTCACATAAAACTAGATGCAGTGTAGGATGTCTTTTATTTTTGCGGTCACACGCAATCAATATAACTTTCAACAACGGATCTCTTGGCTCTCGCATCGATGAAGAACGCAGCGAAATGCGATACGTAATGTGAATTGCAGAATTCAGTGAATCATCGAATCTTTGAACGCACCTTGCGCCCCTTGGCATTCCGAGGGGCACACCCGTTTGAGTGTCGTGAAATCTTCAAAACCCATTCTTTAATTGGAGAAAGGGTTTTGGACTTGGAGGATCAATGCTTGCCCTCACTTTGAAGGCGAAGCTCCTCTTAAATAAATTAGTGGGGTTTGCTTTGCTGATCCTTGACGGTGATAAGACATCTCTACGTTTTGGATTTGGCAACTGTCCCTTGCTTCTAACCGTCCTATGGACAATGATGGGTTGCACCGGTCCACCGCCTTACATTGGTGGGGGGCTGGACCCACAAAAAAGGACCTTGACCTCAAATCGGGTGAGACTACCCGCTGAACTTAA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TACTACAGAGGCGCAAAGGTTGTCGCTAACCTTTTCAAAAGGTCGTGCACGCCGGAGCGCTCTCACACACAATCCACCTCACCACTTGTGCACCACCATGCGGAGGCCCCTTGCTCTTGGCTCGCTTCGAGAGGGGGGAGGCTTTCGTTTTTTTTTTAACACACACACACACAATACAGTCTGGTCGTATAGAATGTCATTCATTTGCGATAACACGCAATCAATACAACTTTCAACAATGGATCTCTTGGCTCTCGCATCGATGAAGAACGCAGCGAAATGCGATACGTAATGTGAATTGCAGAATTCAGTGAATCATCGAATCTTTGAACGCACCTTGCACCCCTTGGCATTCCGAGGGGTACACCCGTTTGAGTGTCGTGAAATTCTCAAACCTTCTTGGTTTCTATGACCAAGATGGCTTTGGACTTTGGAGGTCTTTGCTGGCTTTGCGAAAAGTCAGCTCCTCTTAAATGCATTAGTGGGGTCCTCTTTGCCGATCCTGAGGCGTTGATAAGATGTTTCTACGTCTTGGGATTCGCTCTGTTCATTGGGAACCCGCTTCTAACCGTCGCACTATAAGGAGACATCGTTCGAGCTTTGCTCGACCCACGAACCTTGACCTCAAATCGGGTGAGACTACCCGCTGAACTTAA</text:p>
          </table:table-cell>
          <table:table-cell office:value-type="string" calcext:value-type="string">
            <text:p>k__Fungi;p__Basidiomycota;c__Agaricomycetes;o__Russulales;f__Russulaceae;g__Russula;s__Russula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TAGTACTACAGAGGCGCAAAGGTTGTCGCTAACCTTTTCAAAAGGTCGTGCACGCCGGAGCGCTCTCACACACAATCCACCTCACCACTTGTGCACCACCATGCGGAGGCCCCTTGCTCTTGGCTCGCTTCGAGAGGGGGGAGGCTTTCGTTTTTTTTTTAACACACACACACACAATACAGTCTGGTCGTATAGAATGTCATTCATTTGCGATAACACGCAATCAATACAACTTTCAACAATGGATCTCTTGGCTCTCGCATCGATGAAGAACGCAGCGAAATGCGATACGTAATGTGAATTGCAGAATTCAGTGAATCATCGAATCTTTGAACGCACCTTGCACCCCTTGGCATTCCGAGGGGTACACCCGTTTGAGTGTCGTGAAATTCTCAAACCTTCTTGGTTTCTATGACCAAGATGGCTTTGGACTTTGGAGGTCTTTGCTGGCTTTGCGAAAAGTCAGCTCCTCTTAAATGCATTAGTGGGGTCCTCTTTGCCGATCCTGAGGCGTTGATAAGATGTTTCTACGTCTTGGGATTCGCTCTGTTCATTGGGAACCCGCTTCTAACCGTCGCACTATAAGGAGACATCGTTCGAGCTTTGCTCGACCCACGAACCTTGACCTCAAATCGGGTG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TACAACGGAGGTGCAAGGGCTGTCGCTGACCTTTTAAAGGTCGTGCACGCCCAAGCACACTCTCACACATCCATCTCACCCCTTTGTGCACAACCGCGTGAGTTCCCCTGAAAGGGGGGGCCCACGTTTTTTCACACAAACCTTAAAGCAGTGTAGAATGTATTTTCTTTTTGCGGTGATACGCGATCAATACAACTTTCAACAACGGATCTCTTGGCTCTCGCATCGATGAAGAACGTAGCGAAATGCGATATGTAATGTGAATTGCAGAATTCAGTGAATCATCGAATCTTTGAACGCACCTTGCGCCCCTTGGCATTCCGAGGGGCACACCCGTTTGAGTGTCGTGAAATCATCAAAACCTTTTCTTTGATCCTTTTGGTCGAGAAAAGGATTTTGGACTTGGAGGATCAATGCTCGCTCTCACTTTTCGAAAGTGAGCTCCTCTCAAATAAATTAGTGGGGGTTTGCTTCGCCGATCCTTGACGTGATAAGTCGTTTCTACGTTTCGGATTTGGTTGGACACCTGCTTCTAACCGTCCTATGGACGACGATGGTGTTCCGGTCACCTGGACCCATAAGAAAACCTTGACCTCAAATCGGGTGAGACTACCCGCTGAACTTAA</text:p>
          </table:table-cell>
          <table:table-cell office:value-type="string" calcext:value-type="string">
            <text:p>k__Fungi;p__Basidiomycota;c__Agaricomycetes;o__Russulales;f__Russulaceae;g__Russula;s__Russula_sp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TCATACAACGGAGGTGCAAGGGCTGTCGCTGACCTTTTAAAGGTCGTGCACGCCCAAGCACACTCTCACACATCCATCTCACCCCTTTGTGCACAACCGCGTGAGTTCCCCTGAAAGGGGGGGCCCACGTTTTTTCACACAAACCTTAAAGCAGTGTAGAATGTATTTTCTTTTTGCGGTGATACGCGATCAATACAACTTTCAACAACGGATCTCTTGGCTCTCGCATCGATGAAGAACGTAGCGAAATGCGATATGTAATGTGAATTGCAGAATTCAGTGAATCATCGAATCTTTGAACGCACCTTGCGCCCCTTGGCATTCCGAGGGGCACACCCGTTTGAGTGTCGTGAAATCATCAAAACCTTTTCTTTGATCCTTTTGGTCGAGAAAAGGATTTTGGACTTGGAGGATCAATGCTCGCTCTCACTTTTCGAAAGTGAGCTCCTCTCAAATAAATTAGTGGGGGTTTGCTTCGCCGATCCTTGACGTGATAAGTCGTTTCTACGTTTCGGATTTGGTTGGACACCTGCTTCTAACCGTCCTATGGACGACGATGGTGTTCCGGTCACCTGGACCCATAAGAAAACCTTGACCTCAAATCGGGTGAGACTACCCGCTGAACTTA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TATTACGGGGTTGTCGCTGACCTTTGAAAGGGTCGTGCACGCCTCGGTGCTCTCGCACATAATCCACCTCACCCCTTTTGTGCATCACCGCGTGGGGACCCCTTTTGGCCAGTTCCGAGGGGGGTTTTCACGTTTTTACACAGACACCCTTTTTAATGCAATGCGTAGAATGTCTTACTTTTTGCGATCATACGCAATCAATACAACTTTCAACAACGGATCTCTTGGCTCTCGCATCGATGAAGAACGCAGCGAAATGCGATACGTAATGTGAATTGCAGAATTCAGTGAATCATCGAATCTTTGAACGCACCTTGCGCCCTTTGGTATTCCGAGGGGCACACCCGTTTGAGTGTCGTGACATCCTCAAACCTTCTTGGCTTCTTGACCGGGAAGGCTTTGGACTTTGGAGGCTTTTGCTGGCGTTCCTTTGTTGGAGCCAGCTCCTCTGAAATGAATTAGTGGGGTCCGCTTTGCTGATCCTTGACGTGATAAGATCTTTTCTACGTCTCGGGTTCTTTGCACTCCTGCTTCCTAACCGTCTTCACAGAAGACAAATGGTCTGGTGATCGTCACTTGACCCACGAACCTTGACCTCAAATCGGGTGAGACTACCCGCTGAACTTAA</text:p>
          </table:table-cell>
          <table:table-cell office:value-type="string" calcext:value-type="string">
            <text:p>k__Fungi;p__Basidiomycota;c__Agaricomycetes;o__Russulales;f__Russulaceae;g__Russula;s__Russul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TCGTATTACGGGGTTGTCGCTGACCTTTGAAAGGGTCGTGCACGCCTCGGTGCTCTCGCACATAATCCACCTCACCCCTTTTGTGCATCACCGCGTGGGGACCCCTTTTGGCCAGTTCCGAGGGGGGTTTTCACGTTTTTACACAGACACCCTTTTTAATGCAATGCGTAGAATGTCTTACTTTTTGCGATCATACGCAATCAATACAACTTTCAACAACGGATCTCTTGGCTCTCGCATCGATGAAGAACGCAGCGAAATGCGATACGTAATGTGAATTGCAGAATTCAGTGAATCATCGAATCTTTGAACGCACCTTGCGCCCTTTGGTATTCCGAGGGGCACACCCGTTTGAGTGTCGTGACATCCTCAAACCTTCTTGGCTTCTTGACCGGGAAGGCTTTGGACTTTGGAGGCTTTTGCTGGCGTTCCTTTGTTGGAGCCAGCTCCTCTGAAATGAATTAGTGGGGTCCGCTTTGCTGATCCTTGACGTGATAAGATCTTTTCTACGTCTCGGGTTCTTTGCACTCCTGCTTCCTAACCGTCTTCACAGAAGACAAATGGTCTGGTGATCGTCACTTGACCCACGAACCTTGACCTCAAATCGGGTG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TTGGTTAGTAGACTGTGCTGGCTTCGGCATGTGCACGTCTGCGAATTCATCCAATACACCTGTGCACCTTTGACTCCGAGTCCCTCACGGGACGAGGAGTATTTAAACCACACTCTTACAAAGTATGTGATATAGAAACATGGCGCCTAGCGTCGAGTTAAAAACAACTTTCAACAACGGATCTCTTGGCTCTCGCATCGATGAAGAACGCAGCGAAATGCGATAAGTAATGTGAATTGCAGAATTCAGTGAATCATCGAATCTTTGAACGCACCTTGCACCCTTTGGTATTCCGAAGGGTATGCCCGTTTGAGTGTCATTGTAATCTCACACCCAAGACTTCTTGTCGAGGGAGGTGGACTTGGATGTTGCTGCGTAAATGCGGCTCGTCTCAAAAGCGTTAGCGCGGCTCTAGATGAAGCGATGGACGCCCAGTGTAATAAGTATTTCGCTGTGGCTAGCATTAGTCTACGAGTTGTGCTTACAATCGTCTTCGGACTGATCAGCGATGATCATTTGACAACTTGGCCTCAAATCGGGTAGGACTACCCGCTGAACTTAA</text:p>
          </table:table-cell>
          <table:table-cell office:value-type="string" calcext:value-type="string">
            <text:p>k__Fungi;p__Basidiomycota;c__Agaricomycetes;o__Sebacinales;f__Sebacinaceae;g__Chaetospermum;s__Chaetospermum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TTGGTTAGTAGACTGTGCTGGCTTCGGCATGTGCACGTCTGCGAATTCATCCAATACACCTGTGCACCTTTGACTCCGAGTCCCTCACGGGACGAGGAGTATTTAAACCACACTCTTACAAAGTATGTGATATAGAAACATGGCGCCTAGCGTCGAGTTAAAAACAACTTTCAACAACGGATCTCTTGGCTCTCGCATCGATGAAGAACGCAGCGAAATGCGATAAGTAATGTGAATTGCAGAATTCAGTGAATCATCGAATCTTTGAACGCACCTTGCACCCTTTGGTATTCCGAAGGGTATGCCCGTTTGAGTGTCATTGTAATCTCACACCCAAGACTTCTTGTCGAGGGAGGTGGACTTGGATGTTGCTGCGTAAATGCGGCTCGTCTCAAAAGCGTTAGCGCGGCTCTAGATGAAGCGATGGACGCCCAGTGTAATAAGTATTTCGCTGTGGCTAGCATTAGTCTACGAGTTGTGCTTACAATCGTCTTCGGACTGATCAGCGATGATCATTTGACAACTTGGCCTCAAATCG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TTGAAATCTCACCCTCTGTGCTGGCTCTGGCAATGTGCACGTTGGTGACTTTCATCCAACTCCCTTATGTGAACCTTTAGCCTCGGTCAGCTTCGGCGGACAGAGGATTACATATATTCCTGAATGTAATGAAAAGCCGTTTGTGCAAATGCACTAATGTACAACTTTCAACAACGGATCTCTTGGCTCTCGCATCGATGAAGAACGCAGCGAAATGCGATAAGTAATGTGAATTGCAGAATTCAGTGAATCATCGAATCTTTGAACGCACCTTGCACCCTTTGGTATTCCGAAGGGTATGCTCGTTTGAGTGTCATTGTACTCTCACACTCAATGGTTTGCATTGGGGAAGTGGACTTGGATGTTGCTGCTTTGCGGTGGCTCATCTCAAATTTGTTAGTGCATCTCATGGTTGGACTTAGTACAGCGTGATATGTGTCTTCGCTGGAACCTTGCAAGAGGGGTCTAATTAGGAGCTCTGTGCTTCAAACTGTCTTATGGACAATACATGACAACCTGACCTCAAATCGAGTAGGACCACCCGCTGAACTTAA</text:p>
          </table:table-cell>
          <table:table-cell office:value-type="string" calcext:value-type="string">
            <text:p>k__Fungi;p__Basidiomycota;c__Agaricomycetes;o__Sebacinales;f__Sebacinaceae;g__Sebacina;s__Sebacin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TTGAAATCTCACCCTCTGTGCTGGCTCTGGCAATGTGCACGTTGGTGACTTTCATCCAACTCCCTTATGTGAACCTTTAGCCTCGGTCAGCTTCGGCGGACAGAGGATTACATATATTCCTGAATGTAATGAAAAGCCGTTTGTGCAAATGCACTAATGTACAACTTTCAACAACGGATCTCTTGGCTCTCGCATCGATGAAGAACGCAGCGAAATGCGATAAGTAATGTGAATTGCAGAATTCAGTGAATCATCGAATCTTTGAACGCACCTTGCACCCTTTGGTATTCCGAAGGGTATGCTCGTTTGAGTGTCATTGTACTCTCACACTCAATGGTTTGCATTGGGGAAGTGGACTTGGATGTTGCTGCTTTGCGGTGGCTCATCTCAAATTTGTTAGTGCATCTCATGGTTGGACTTAGTACAGCGTGATATGTGTCTTCGCTGGAACCTTGCAAGAGGGGTCTAATTAGGAGCTCTGTGCTTCAAACTGTCTTATGGACAATACATGACAACCTGACCTCAAATCGAGTAGGACC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TTGCGAATGGTCACCTTCAGTGCTGGCTCACAAGAGCAAGTGCACGTTGGTGGCTTTCATCCAATTCCACACCCTGTGAACCTTTGGCCTCTTGCGAGCCTCGGCTGGCAGAGGATTTTACATATACTCGAATGTAATGAAAACTATTGTTGTGCGCAAGCACTAATATACAACTTTCAACAACGGATCTCTTGGCTCTCGCATCGATGAAGAACGCAGCGAAATGCGATAAGTAATGTGAATTGCAGAATTCAGTGAATCATCGAATCTTTGAACGCACCTTGCACCCTTTGGAATGCTCCAAAGGGTATGCTCGTTTGAGTGTCATTGTACTCTCACACTCTCTGATCCGTTGGATTTGGGGAGCGGTGGACTTGGGTGCTTGCTGCTTCCTTGTGGCTCACCTGAAATGTGTCAGTGCATCTCTTGATTGGACATAGTACGGCGTGATAAGTGTCTTCGCCGGCACCTCGTAAGAGGGTGGCTGATCGGGAGCTCTGTGCTTTCAAACCGTCTTCGGACAATCCCTGACAACTTGACCTCAAATCGAGTAGGACTACCCGCTGAACTTAA</text:p>
          </table:table-cell>
          <table:table-cell office:value-type="string" calcext:value-type="string">
            <text:p>k__Fungi;p__Basidiomycota;c__Agaricomycetes;o__Sebacinales;f__Sebacinaceae;g__Sebacina;s__Sebacina_s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ATGATTGCGAATGGTCACCTTCAGTGCTGGCTCACAAGAGCAAGTGCACGTTGGTGGCTTTCATCCAATTCCACACCCTGTGAACCTTTGGCCTCTTGCGAGCCTCGGCTGGCAGAGGATTTTACATATACTCGAATGTAATGAAAACTATTGTTGTGCGCAAGCACTAATATACAACTTTCAACAACGGATCTCTTGGCTCTCGCATCGATGAAGAACGCAGCGAAATGCGATAAGTAATGTGAATTGCAGAATTCAGTGAATCATCGAATCTTTGAACGCACCTTGCACCCTTTGGAATGCTCCAAAGGGTATGCTCGTTTGAGTGTCATTGTACTCTCACACTCTCTGATCCGTTGGATTTGGGGAGCGGTGGACTTGGGTGCTTGCTGCTTCCTTGTGGCTCACCTGAAATGTGTCAGTGCATCTCTTGATTGGACATAGTACGGCGTGATAAGTGTCTTCGCCGGCACCTCGTAAGAGGGTGGCTGATCGGGAGCTCTGTGCTTTCAAACCGTCTTCGGACAATCCCTGACAACTTGACCTCAAATCGA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ACAAGTCGGTCTTCTGTGCTGGTGGCAACACATGTGCACGTTGATCGCAAATCCACACACCTGTGCACCTTTAACTTTGGGATCCGCTTGTTGGCTTGTCTGACTTGCAGCTGACATTCACTTTGTGCTTGTCTGGGTCTCAGAGTAATTTTATACACTCTGAATGTAATGGAATGTATCTGTGCATAATGCGCAAAAATACAACTTTCAACAACGGATCTCTTGGCTCTCGCATCGATGAAGAACACAGCGAAATGTGATAAGTAATGTGAATTGCAGAATTCAGTGAATCATCGAATCTTTGAACGCACCTTGCACCCTTTGGTATTCCGAAGGGTACACCCGTTTGAGTGTCATTGTAATCTCACTTCATCAACTTTTGTTGATGGAGGTGGACCTGGACTCTGTTGTGTCATTACAACTGGTCTGAAATGCGTGAGTGCACCCTGCTGTTGCAGTGTCTTCAGTGTGATAAGCATCTTCACTGAATCAAGTTCCTTTTGGACACGTGTGCATTGTGGGCTCTGTGCTGACAAACTGTCTTTGGACAACCTTGACAATTTGACCTCAGATCGGGTGGGACTACCCGCTGAACTTAA</text:p>
          </table:table-cell>
          <table:table-cell office:value-type="string" calcext:value-type="string">
            <text:p>k__Fungi;p__Basidiomycota;c__Agaricomycetes;o__Sebacinales;f__Serendipi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TACAAGTCGGTCTTCTGTGCTGGTGGCAACACATGTGCACGTTGATCGCAAATCCACACACCTGTGCACCTTTAACTTTGGGATCCGCTTGTTGGCTTGTCTGACTTGCAGCTGACATTCACTTTGTGCTTGTCTGGGTCTCAGAGTAATTTTATACACTCTGAATGTAATGGAATGTATCTGTGCATAATGCGCAAAAATACAACTTTCAACAACGGATCTCTTGGCTCTCGCATCGATGAAGAACACAGCGAAATGTGATAAGTAATGTGAATTGCAGAATTCAGTGAATCATCGAATCTTTGAACGCACCTTGCACCCTTTGGTATTCCGAAGGGTACACCCGTTTGAGTGTCATTGTAATCTCACTTCATCAACTTTTGTTGATGGAGGTGGACCTGGACTCTGTTGTGTCATTACAACTGGTCTGAAATGCGTGAGTGCACCCTGCTGTTGCAGTGTCTTCAGTGTGATAAGCATCTTCACTGAATCAAGTTCCTTTTGGACACGTGTGCATTGTGGGCTCTGTGCTGACAAACTGTCTTTGGACAACCTTGACAATTTGACCTCAGATCGGGTG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ATTCAAGTCGGTGGACTGTGCTGGCGCTCTGCGCATGTGCACGCCCATCGCAAATCCACACACCTGTGAACTTTAGACTCGGAGTGAACGGCCTCATGGTTGTGCCTCAGAGTATTTTACACATGCCGTATGTAACAGGATGCTGTTAGTGCTATGCACAAAAAACATACAACTTTCAACAACGGATCTCTTGGCTCTCGCATCGATGAAGAACGCAGCGAAATGCGATAAGTAATGTGAATTGCAGAATTCAGTGAATCATCGAATCTTTGAACGCACCTTGCACCCTTTGGTATTCCGAAGGGTACACCCGTTTGAGTGTCATTGTAATCTCACACCCAATGGTTTTTCAACCGGAGGGACTGTGGACTTGGACGTCTCTGTCGCCTCACAGCGACACGTCTCAAATGCATGAGTATGACTGGCTTGCCCAAGTGTCATCTAGTGTGATAAGCATCTTCACTGGAGTTATTGGGACCCTCTCAGAGGAACCCACACTGAGCCTGCCATGGTCGGCTACCAACCGTCTTTTGGACAATCACAT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ATTCAAGTCGGTGGACTGTGCTGGCGCTCTGCGCATGTGCACGCCCATCGCAAATCCACACACCTGTGAACTTTAGACTCGGAGTGAACGGCCTCATGGTTGTGCCTCAGAGTATTTTACACATGCCGTATGTAACAGGATGCTGTTAGTGCTATGCACAAAAAACATACAACTTTCAACAACGGATCTCTTGGCTCTCGCATCGATGAAGAACGCAGCGAAATGCGATAAGTAATGTGAATTGCAGAATTCAGTGAATCATCGAATCTTTGAACGCACCTTGCACCCTTTGGTATTCCGAAGGGTACACCCGTTTGAGTGTCATTGTAATCTCACACCCAATGGTTTTTCAACCGGAGGGACTGTGGACTTGGACGTCTCTGTCGCCTCACAGCGACACGTCTCAAATGCATGAGTATGACTGGCTTGCCCAAGTGTCATCTAGTGTGATAAGCATCTTCACTGGAGTTATTGGGACCCTCTCAGAGGAACCCACACTGAGCCTGCCATGGTCGGCTACCAACCGTCTTTTGGACAATCACAT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AACAAGTCGACAGATTGTGCTGGCGCTCTGCGCACGTGCACGTCTGTCGCAAATCCACACACCTGTGCACTTTAGACTCGGAGCGAGCGGCCTTAGGGTTTGCACCTCGGAGTATTTTACACACACTGCATGTAAAAGGATGATGTTAGTGCTTATGCACGAAAAAAACATACAACTTTCAACAACGGATCTCTTGGCTCTCGCATCGATGAAGAACGCAGCGAAATGCGATAAGTAATGTGAATTGCAGAATTCAGTGAATCATCGAATCTTTGAACGCACCTTGCACCCTTTGGTATTCCGAAGGGTACACCCGTTTGAGTGTCATTGTACTCTCACGCCCAAAGGTTTTCGAACCAGAGGGACCGTGGACTTGGACGCCTTGCCGCTTCACTGCGACACGTCTCAAATGCGTTAGTATGACCGGCTTGCGAAAGCGTCATCTGGTGTGATAAGCATCTTCACCGGAGTTCAGGGGACCCTCTCAGAGGAACCCGCGCTCAGCTCGCCTTTGGTCGGCTGCCAACTGTCCGCTCTGGACAAACCT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AAACAAGTCGACAGATTGTGCTGGCGCTCTGCGCACGTGCACGTCTGTCGCAAATCCACACACCTGTGCACTTTAGACTCGGAGCGAGCGGCCTTAGGGTTTGCACCTCGGAGTATTTTACACACACTGCATGTAAAAGGATGATGTTAGTGCTTATGCACGAAAAAAACATACAACTTTCAACAACGGATCTCTTGGCTCTCGCATCGATGAAGAACGCAGCGAAATGCGATAAGTAATGTGAATTGCAGAATTCAGTGAATCATCGAATCTTTGAACGCACCTTGCACCCTTTGGTATTCCGAAGGGTACACCCGTTTGAGTGTCATTGTACTCTCACGCCCAAAGGTTTTCGAACCAGAGGGACCGTGGACTTGGACGCCTTGCCGCTTCACTGCGACACGTCTCAAATGCGTTAGTATGACCGGCTTGCGAAAGCGTCATCTGGTGTGATAAGCATCTTCACCGGAGTTCAGGGGACCCTCTCAGAGGAACCCGCGCTCAGCTCGCCTTTGGTCGGCTGCCAACTGTCCGCTCTGGACAAACCT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CTTCAAGTCGGCTGTTCTGTGCTGGTGGCAACACATGTGCACGTTCAGTCGCAATCCACACACCTGTGCACTTTGACTCTGAGCACCGCCGGTAACACGGCAGAAGGTTTGAGATGAAGGTCTTAACCCCGGTACTCGAGTAGTTTACACACACTCTGTATGTAATAGAATGTAACTGTACAATGTACAACTATAAACAACTTTCAACAACGGATCTCTTGGCTCTCGCATCGATGAAGAACGCAGCGAAATGCGATAAGTAATGTGAATTGCAGAATTCAGTGAATCATCGAATCTTTGAACGCACCTTGCACCCTTTGGTATTCCGAAGGGTACACCCGTTTGAGTGTCATTGTAATCTCACTCCAACACCTTTATTGATGTTGGATGTGGACTTGGATGTTGTCGTGTTCAACGACTCGTCTTAAATGCCTGAGTGTACCCTGCTTTGCAGCGTATCAGTGTGATAAACATCTTCACTGTTAAGTCTTTCGGGACACGCTTGTGTTGTAGGCTCTATGCTTTCCAACCGTCCTCTGGACAATCTC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ATGAAACTTCAAGTCGGCTGTTCTGTGCTGGTGGCAACACATGTGCACGTTCAGTCGCAATCCACACACCTGTGCACTTTGACTCTGAGCACCGCCGGTAACACGGCAGAAGGTTTGAGATGAAGGTCTTAACCCCGGTACTCGAGTAGTTTACACACACTCTGTATGTAATAGAATGTAACTGTACAATGTACAACTATAAACAACTTTCAACAACGGATCTCTTGGCTCTCGCATCGATGAAGAACGCAGCGAAATGCGATAAGTAATGTGAATTGCAGAATTCAGTGAATCATCGAATCTTTGAACGCACCTTGCACCCTTTGGTATTCCGAAGGGTACACCCGTTTGAGTGTCATTGTAATCTCACTCCAACACCTTTATTGATGTTGGATGTGGACTTGGATGTTGTCGTGTTCAACGACTCGTCTTAAATGCCTGAGTGTACCCTGCTTTGCAGCGTATCAGTGTGATAAACATCTTCACTGTTAAGTCTTTCGGGACACGCTTGTGTTGTAGGCTCTATGCTTTCCAACCGTCCTCTGGACAATCTC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TAACAAGTCGGCTGATTGTGCTGGTGCTTCTGCGCATGTGCACATCTGTCGCAAATCCACACACCTGTGCACTTTAGACTCGGAGTGCGTGGCCTTAGGGTCATGCCTCGGAGTATTTTACACACACTGCATGTAAAAGGATGAAGTTAGTGCTTATGCACGAAAAACATACAACTTTCAACAACGGATCTCTTGGCTCTCGCATCGATGAAGAACGCAGCGAAATGCGATAAGTAATGTGAATTGCAGAATTCAGTGAATCATCGAATCTTTGAACGCACCTTGCACCCTTTGGTATTCCGAAGGGTACACCCGTTTGAGTGTCATTGTACTCTCACACCCAAAGGTTTTCGAACCGGAGGGACTGTGGACTTGGACGCCTTGTTGCTTCATTGCGACACGTCTCAAATGCGTTAGTATGACCGGCTTGCAAAAGTGTCATCTGGTGTGATAAGCATCTTCACCGGAGTTATTGGGACCCTCTCAGAGGAACCCGCACTCAGCTTGCATTTGGTCGGCTGCCAACTGTCCGCTCTGGACAAACTTACTT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ATAACAAGTCGGCTGATTGTGCTGGTGCTTCTGCGCATGTGCACATCTGTCGCAAATCCACACACCTGTGCACTTTAGACTCGGAGTGCGTGGCCTTAGGGTCATGCCTCGGAGTATTTTACACACACTGCATGTAAAAGGATGAAGTTAGTGCTTATGCACGAAAAACATACAACTTTCAACAACGGATCTCTTGGCTCTCGCATCGATGAAGAACGCAGCGAAATGCGATAAGTAATGTGAATTGCAGAATTCAGTGAATCATCGAATCTTTGAACGCACCTTGCACCCTTTGGTATTCCGAAGGGTACACCCGTTTGAGTGTCATTGTACTCTCACACCCAAAGGTTTTCGAACCGGAGGGACTGTGGACTTGGACGCCTTGTTGCTTCATTGCGACACGTCTCAAATGCGTTAGTATGACCGGCTTGCAAAAGTGTCATCTGGTGTGATAAGCATCTTCACCGGAGTTATTGGGACCCTCTCAGAGGAACCCGCACTCAGCTTGCATTTGGTCGGCTGCCAACTGTCCGCTCTGGACAAACTTACTT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TGACAAGTCGGTGGATTGTGCTGGTGCCCCCAAAGGCGCATGTGCACATCCATCGCAAATCCACACACCTGTGCACTTTAGACTCCGAGCGAGCAGTCCATTTGGGCCGCACCTCGGAGTAATTTTACACACTCGTATGTAAAAGGATGTTGACGTGCTTAGCACAATAACATACAACTTTCAACAACGGATCTCTTGGCTCTCGCATCGATGAAGAACGCAGCGAAATGCGATAAGTAATGTGAATTGCAGAATTCAGTGAATCATCGAATCTTTGAACGCACCTTGCACCCTTTGGTATTCCGAAGGGTACACCCGTTTGAGTGTCATTGTAATCTCACACCTTTGGGCTTTTCGCTCGAAGGACCGTGGACTTGGACGTTCTGCCGTGTCACTGCGGCTCGTCTCAAATGCTTGAGTATGACCGGCTTGCCTTCAGTGTCATCTGGTGTGATAAGCATCTTCACCGGAGCTCTGGGACCCTCTACGAGGAACCCGCACTCGAGGCTGGCCCGAGGTCTGCTGCCAACCGTCTCTTTTGACAAACCTCTT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ATGACAAGTCGGTGGATTGTGCTGGTGCCCCCAAAGGCGCATGTGCACATCCATCGCAAATCCACACACCTGTGCACTTTAGACTCCGAGCGAGCAGTCCATTTGGGCCGCACCTCGGAGTAATTTTACACACTCGTATGTAAAAGGATGTTGACGTGCTTAGCACAATAACATACAACTTTCAACAACGGATCTCTTGGCTCTCGCATCGATGAAGAACGCAGCGAAATGCGATAAGTAATGTGAATTGCAGAATTCAGTGAATCATCGAATCTTTGAACGCACCTTGCACCCTTTGGTATTCCGAAGGGTACACCCGTTTGAGTGTCATTGTAATCTCACACCTTTGGGCTTTTCGCTCGAAGGACCGTGGACTTGGACGTTCTGCCGTGTCACTGCGGCTCGTCTCAAATGCTTGAGTATGACCGGCTTGCCTTCAGTGTCATCTGGTGTGATAAGCATCTTCACCGGAGCTCTGGGACCCTCTACGAGGAACCCGCACTCGAGGCTGGCCCGAGGTCTGCTGCCAACCGTCTCTTTTGACAAACCTCTTTGACAATTTGACCTCAAATCGGGTG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CAACAAGTCGGCAGATTGTGCTGGTGCTCTGCGCATGTGCACATCCGTCGCAAATCCACACACCTGTGCACTTTAGACTCTGAGCGAGCGGCCTTAGGGTCGCACCTCGGAGTATTTTACACACACTGCATGTAAAAGGATGATGTAGTGCTTTGCACAAAAAACATACAACTTTCAACAACGGATCTCTTGGCTCTCGCATCGATGAAGAACGCAGCGAAATGCGATAAGTAATGTGAATTGCAGAATTCAGTGAATCATCGAATCTTTGAACGCACCTTGCACCCTTTGGTATTCCGAAGGGTACACCCGTTTGAGTGTCATTGTACTCTCACGCCCAAAGGTTTTCGAACCGGAGGGACCGTGGACTTGGACGCCTTGCCGCTTCACCGCGACACGTCTCAAATGTGTTAGTATGACCGGCTTGCGAAAGTGTCATCTGGTGTGATAAGCATCTTCACCGGAGTCTTTGGGACCCTCTCAGAGGAACCCGCACTCAACTCGCCTTTGGTCGGCTGCCAACCGTCCGCTCTCGGACAAACCTTAACT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CAACAAGTCGGCAGATTGTGCTGGTGCTCTGCGCATGTGCACATCCGTCGCAAATCCACACACCTGTGCACTTTAGACTCTGAGCGAGCGGCCTTAGGGTCGCACCTCGGAGTATTTTACACACACTGCATGTAAAAGGATGATGTAGTGCTTTGCACAAAAAACATACAACTTTCAACAACGGATCTCTTGGCTCTCGCATCGATGAAGAACGCAGCGAAATGCGATAAGTAATGTGAATTGCAGAATTCAGTGAATCATCGAATCTTTGAACGCACCTTGCACCCTTTGGTATTCCGAAGGGTACACCCGTTTGAGTGTCATTGTACTCTCACGCCCAAAGGTTTTCGAACCGGAGGGACCGTGGACTTGGACGCCTTGCCGCTTCACCGCGACACGTCTCAAATGTGTTAGTATGACCGGCTTGCGAAAGTGTCATCTGGTGTGATAAGCATCTTCACCGGAGTCTTTGGGACCCTCTCAGAGGAACCCGCACTCAACTCGCCTTTGGTCGGCTGCCAACCGTCCGCTCTCGGACAAACCTTAACT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CTTCAAAGTCGGCTCATCGGATTGTGCTGGTGGAGACACATGTGCACATCTGCGAGTCGCAAACCCACACACCTGTGCATCTATGACTCTGAGTGCCGCTTTGCATGGCCTTTTGATTGAGGCCTGGCACTCGAGTACTTTCACACACTCTTGAATGTAATGGAATGTCTTTGTTGTGCTTAAACGTACAAAACAAAACAACTTTCAACAACGGATCTCTTGGCTCTCGCATCGATGAAGAACGCAGCGAAATGCGATAAGTAATGTGAATTGCAGAATTCAGTGAATCATCGAATCTTTGAACGCACCTTGCACCCTTTGGTATTCCGAAGGGTACACCCGTTTGAGTGTCATTGTAATCTCACTACCATCGACTTTGGTCTCTTGGTATGTGGACTTGGATGCTGCCGTGGTCAATCCGACGGCTCGTCTGAAATGCTTCAGTGTACCCCGCTTTGCGGCGTATTCGGTGTGATACATCTTCACCGGAGTTGATCCTTCTGGGTCGCGTCTGTAATGGTGTGGCTCTATGCTTCCAACTGTCCACCAGGTGGACAATCTCTGACAATTTGACCTCAAATCGGGTGGGACTACCCGCTGAACTTAA</text:p>
          </table:table-cell>
          <table:table-cell office:value-type="string" calcext:value-type="string">
            <text:p>k__Fungi;p__Basidiomycota;c__Agaricomycetes;o__Sebacinales;f__Serendipitaceae;g__Serendipita;s__Serendipi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ATCTTCAAAGTCGGCTCATCGGATTGTGCTGGTGGAGACACATGTGCACATCTGCGAGTCGCAAACCCACACACCTGTGCATCTATGACTCTGAGTGCCGCTTTGCATGGCCTTTTGATTGAGGCCTGGCACTCGAGTACTTTCACACACTCTTGAATGTAATGGAATGTCTTTGTTGTGCTTAAACGTACAAAACAAAACAACTTTCAACAACGGATCTCTTGGCTCTCGCATCGATGAAGAACGCAGCGAAATGCGATAAGTAATGTGAATTGCAGAATTCAGTGAATCATCGAATCTTTGAACGCACCTTGCACCCTTTGGTATTCCGAAGGGTACACCCGTTTGAGTGTCATTGTAATCTCACTACCATCGACTTTGGTCTCTTGGTATGTGGACTTGGATGCTGCCGTGGTCAATCCGACGGCTCGTCTGAAATGCTTCAGTGTACCCCGCTTTGCGGCGTATTCGGTGTGATACATCTTCACCGGAGTTGATCCTTCTGGGTCGCGTCTGTAATGGTGTGGCTCTATGCTTCCAACTGTCCACCAGGTGGACAATCTCTGACAATTTGACCTCAAATCGGGTG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GCTTAGATGTTTGGATTTTTAGGGTTGTTGCTTGCCATTGTTTTTTTTGGTATGTGCACACCTTGACTTTCTAGATGTCTTTGTCCCTTTCTCTTCATACACCTGTGCACAATCTGTAGCAAGAGGATGATTTTACGGGGAGTTTACTCCTTGAATGCCCTTGCTATGAATGGTTTTACACACTCGGAAACAAGTCTTCTTAGAACGTGATGTTTATGATGCCGTTTTATAACGGTGTGAATTAAATACAACTTTCAGCAACGGATCTCTTGGCTCTCGCATCGATGAAGAACGCAGCGAAATGCGATAAGTAATGTGAATTGCAGAATTCAGTGAATCATCGAATCTTTGAACGCACCTTGCGCTCCTTGGTATTCCGAGGAGCATGCCTGTTTGAGTGTCATGAAATCCTCAACTGCTTTGACTTTGTTTCAAAGTGAAGTTGGATTTTGGAGTGCTTGTCGGCTTGCTTCGACTCCTCCCAAAAGCATAAAGCATCTTTTCATCACATATGTCCCCTGGCGTGAAGAGTATCTTTGATGTGATAATAATTGTCTACGTCATGGAGAAAGCCTTGGGATCGAAAAGAGGCTTACAAAGAGGTTTTTGCCTCGTTTGACGAATTTGACCTCAAATCAGGTAGGACTTACCCGCTGAACTTAA</text:p>
          </table:table-cell>
          <table:table-cell office:value-type="string" calcext:value-type="string">
            <text:p>k__Fungi;p__Basidiomycota;c__Agaricomycetes;o__Thelephorales;f__Bankeraceae;g__Hydnellum;s__Hydnellum_sp;sh__SH009158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GCTTAGATGTTTGGATTTTTAGGGTTGTTGCTTGCCATTGTTTTTTTTGGTATGTGCACACCTTGACTTTCTAGATGTCTTTGTCCCTTTCTCTTCATACACCTGTGCACAATCTGTAGCAAGAGGATGATTTTACGGGGAGTTTACTCCTTGAATGCCCTTGCTATGAATGGTTTTACACACTCGGAAACAAGTCTTCTTAGAACGTGATGTTTATGATGCCGTTTTATAACGGTGTGAATTAAATACAACTTTCAGCAACGGATCTCTTGGCTCTCGCATCGATGAAGAACGCAGCGAAATGCGATAAGTAATGTGAATTGCAGAATTCAGTGAATCATCGAATCTTTGAACGCACCTTGCGCTCCTTGGTATTCCGAGGAGCATGCCTGTTTGAGTGTCATGAAATCCTCAACTGCTTTGACTTTGTTTCAAAGTGAAGTTGGATTTTGGAGTGCTTGTCGGCTTGCTTCGACTCCTCCCAAAAGCATAAAGCATCTTTTCATCACATATGTCCCCTGGCGTGAAGAGTATCTTTGATGTGATAATAATTGTCTACGTCATGGAGAAAGCCTTGGGATCGAAAAGAGGCTTACAAAGAGGTTTTTGCCTCGTTTGACGAATTTGACCTCAAATCAGGTAGGAC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ATTGTCAACGGGTTGTTGCTGGTCCTCGAACGGGGACATGTGCACGCTCTGTTTACACATCCACTCACACCTGTGCACCCTCCGTAGTTCTGTGGTCTGGGGGACCCTGTCTTCCTGCCGTGGTTCTACGTCTTTACACACACACTGTAATAAAGTCTTATGGAATGTATGCCGCGTCTAACGCAATACAATACAACTTTCAGCAACGGATCTCTTGGCTCTCGCATCGATGAAGAACGCAGCGAAATGCGATAAGTAATGTGAATTGCAGAATTCAGTGAATCATCGAATCTTTGAACGCACCTTGCGCCCCTTGGCTATTCCGAGGGGCATGCCTGTTTGAGTATCATGAACACCTCAACTCTCATGGTTCGCCGTGATGAGCTTGGACTCTGGGGGTTTTGCTGGCCTGCGGTCGGCTCCCCTCAAATGAATCAGCCTCCCAGTGTTTGGTGGCATCACGGGTGTGATAAATATCTACGCTCGCAGTTGTCCGCCAGGTAACCTTTGGTGACAAAGGTTCGCTGGAGCTCACAGATGTCTCTCCTCAGCGAGGACAGCTTTTTGAACGTTCGATCTCAAATCAGGTAGGACTACCCGCTGAACTTAA</text:p>
          </table:table-cell>
          <table:table-cell office:value-type="string" calcext:value-type="string">
            <text:p>k__Fungi;p__Basidiomycota;c__Agaricomycetes;o__Thelephorales;f__Thelephor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AATTGTCAACGGGTTGTTGCTGGTCCTCGAACGGGGACATGTGCACGCTCTGTTTACACATCCACTCACACCTGTGCACCCTCCGTAGTTCTGTGGTCTGGGGGACCCTGTCTTCCTGCCGTGGTTCTACGTCTTTACACACACACTGTAATAAAGTCTTATGGAATGTATGCCGCGTCTAACGCAATACAATACAACTTTCAGCAACGGATCTCTTGGCTCTCGCATCGATGAAGAACGCAGCGAAATGCGATAAGTAATGTGAATTGCAGAATTCAGTGAATCATCGAATCTTTGAACGCACCTTGCGCCCCTTGGCTATTCCGAGGGGCATGCCTGTTTGAGTATCATGAACACCTCAACTCTCATGGTTCGCCGTGATGAGCTTGGACTCTGGGGGTTTTGCTGGCCTGCGGTCGGCTCCCCTCAAATGAATCAGCCTCCCAGTGTTTGGTGGCATCACGGGTGTGATAAATATCTACGCTCGCAGTTGTCCGCCAGGTAACCTTTGGTGACAAAGGTTCGCTGGAGCTCACAGATGTCTCTCCTCAGCGAGGACAGCTTTTTGAACGTTCGATCTCAAATCAGGTAGGACTACCCGCTGAACTTAA</text:p>
          </table:table-cell>
          <table:table-cell office:value-type="string" calcext:value-type="string">
            <text:p>3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TTGTCAAACGGGCTGTTGCTGGTCCTCGAATGGGGACATGTGCACGCTCTGTTTACACATCCACTCACACCTGTGCACCCTCTGTAGTTTTACGGTCTGGGGGACCCTGTCTTCCTTCCGTAGTTCTACGTCTTTACACACACACTGTAATAAAGTCTTATGGAATGTATGCCGCGTCTAACGCAACACAATACAACTTTCAGCAACGGATCTCTTGGCTCTCGCATCGATGAAGAACGCAGCGAAATGCGATAAGTAATGTGAATTGCAGAATTCAGTGAATCATCGAATCTTTGAACGCACCTTGCGCCCCTTGGATATTCCGAGGGGCATGCCTGTTTGAGTATCATGAACACCTCAACTCTCATGGTTTGCCGTGACGAGCTTGGACCTTGGGGGTTTTGCTGGCCTGTGGTCGGCTCCTCTCAAATGAATCAGCCTCCCAGTGTTTGGTGGCATCACGAGTGTGATAACTATCTACGCTCGCGGTTGCCCACCAGGTAACCTTTGGTGACAAAGGTTCGCTGGAGCTCACAGATGTCTCTCCTTAGCGAGGACAGCTTTTTAACGTTCGATCTCAAATCAGGTAGGACTACCCGCTGAACTTAA</text:p>
          </table:table-cell>
          <table:table-cell office:value-type="string" calcext:value-type="string">
            <text:p>k__Fungi;p__Basidiomycota;c__Agaricomycetes;o__Thelephorales;f__Thelephor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TGAATTGTCAAACGGGCTGTTGCTGGTCCTCGAATGGGGACATGTGCACGCTCTGTTTACACATCCACTCACACCTGTGCACCCTCTGTAGTTTTACGGTCTGGGGGACCCTGTCTTCCTTCCGTAGTTCTACGTCTTTACACACACACTGTAATAAAGTCTTATGGAATGTATGCCGCGTCTAACGCAACACAATACAACTTTCAGCAACGGATCTCTTGGCTCTCGCATCGATGAAGAACGCAGCGAAATGCGATAAGTAATGTGAATTGCAGAATTCAGTGAATCATCGAATCTTTGAACGCACCTTGCGCCCCTTGGATATTCCGAGGGGCATGCCTGTTTGAGTATCATGAACACCTCAACTCTCATGGTTTGCCGTGACGAGCTTGGACCTTGGGGGTTTTGCTGGCCTGTGGTCGGCTCCTCTCAAATGAATCAGCCTCCCAGTGTTTGGTGGCATCACGAGTGTGATAACTATCTACGCTCGCGGTTGCCCACCAGGTAACCTTTGGTGACAAAGGTTCGCTGGAGCTCACAGATGTCTCTCCTTAGCGAGGACAGCTTTTTAACGTTCGATCTCAAATCAGGTAGGACTACCCGCTGAACTTAA</text:p>
          </table:table-cell>
          <table:table-cell office:value-type="string" calcext:value-type="string">
            <text:p>12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ACGTTTGTCGAGAAGGGTTGTAGCTGGCCTCCTTCGGGGAGCATGTGCACGCCTGGATCGCAAATTCCACCCTCCACACCTGTGCACATCCTGTAGCTTTGCGATGCTGACGATACGGATCCTCCGATTCGGACGCGTCCTTGGCTGCGAGCTTTTGTTACACACACGTTTTGTCAAGTATTAGAATGTAACTGTAGCAGCGCGTAAAAGCGTGAAATATACAACTTTCAGCAACGGATCTCTTGGCTCTCGCATCGATGAAGAACGCAGCGAAATGCGATAAGTAATGTGAATTGCAGAATTCAGTGAATCATCGAATCTTTGAACGCACCTTGCGCTCCTTGGTATTCCGAGGAGCATGCCTGTTTGAGTGTCATGAAATTCTCAACTGCCTTTATGGTGAAGTTGGATTTGGAGGATCTTGCTGGCGCTCTTCAATGAGCTTCGTCGGCTCCTCTCGAATGCATGAGCCTTCCTGTGCAACATTGTGAAGCGACTCTGATGTGATAATTATCTACGTTGGACGTCGTGTTTGCTTTGGGCACGAACGGATTGCAAAAACGCAGATTGCGTCCTTGACAAATTCGACCTCAAATCAGGTAGGACTACCCGCTGAACTTAA</text:p>
          </table:table-cell>
          <table:table-cell office:value-type="string" calcext:value-type="string">
            <text:p>k__Fungi;p__Basidiomycota;c__Agaricomycetes;o__Thelephorales;f__Thelephoraceae;g__Phellod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AACGTTTGTCGAGAAGGGTTGTAGCTGGCCTCCTTCGGGGAGCATGTGCACGCCTGGATCGCAAATTCCACCCTCCACACCTGTGCACATCCTGTAGCTTTGCGATGCTGACGATACGGATCCTCCGATTCGGACGCGTCCTTGGCTGCGAGCTTTTGTTACACACACGTTTTGTCAAGTATTAGAATGTAACTGTAGCAGCGCGTAAAAGCGTGAAATATACAACTTTCAGCAACGGATCTCTTGGCTCTCGCATCGATGAAGAACGCAGCGAAATGCGATAAGTAATGTGAATTGCAGAATTCAGTGAATCATCGAATCTTTGAACGCACCTTGCGCTCCTTGGTATTCCGAGGAGCATGCCTGTTTGAGTGTCATGAAATTCTCAACTGCCTTTATGGTGAAGTTGGATTTGGAGGATCTTGCTGGCGCTCTTCAATGAGCTTCGTCGGCTCCTCTCGAATGCATGAGCCTTCCTGTGCAACATTGTGAAGCGACTCTGATGTGATAATTATCTACGTTGGACGTCGTGTTTGCTTTGGGCACGAACGGATTGCAAAAACGCAGATTGCGTCCTTGACAAATTC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TGAATGTCGAGAAGGGTTGTAGCTGGCCTTTTGGGGCATGTGCACACCTTGATCGCACATCCACCTCTCACACCTGTGCACTATGTGTAGCTTGGGATGATTACAATGTTGGAAACGATGTTGAAAGCCCTAGCTATGAATTTTTATACACCCACATACAAAGTTATAGAATGGATAATGTTATAGCGTGTAATAGCGCAAATATATACAACTTTCAGCAACGGATCTCTTGGCTCTCGCATCGATGAAGAACGCAGCGAAATGCGATAAGTAATGTGAATTGCAGAATTCAGTGAATCATCGAATCTTTGAACGCACCTTGCGCTCCTTGGTATTCCGAGGAGCATGCCTGTTTGAGTGTCATGAAATTCTCAACTGCCTTTTAGCATTTATGTTAAGGGTGAGGTTGGAGTTGGAGGATAATTGCTGGCGCAACTGAGGTTGCTTGTTGGCTCCTCTTGAATGGATGAGCTTTTCTGATGGGATCCATAGCTCAGTAACATTAATGTGATAATTATCTACGTTAGATGTGAAGAGGCTCCTACAGAAAAGGTGTATCTTGGGGATAACAAACCCTTGACTTTGACAAATCTGACCTCAAATCAGGTAGGACTACCCGCTGAACTTAA</text:p>
          </table:table-cell>
          <table:table-cell office:value-type="string" calcext:value-type="string">
            <text:p>k__Fungi;p__Basidiomycota;c__Agaricomycetes;o__Thelephorales;f__Thelephoraceae;g__Polyozellu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ATGAATGTCGAGAAGGGTTGTAGCTGGCCTTTTGGGGCATGTGCACACCTTGATCGCACATCCACCTCTCACACCTGTGCACTATGTGTAGCTTGGGATGATTACAATGTTGGAAACGATGTTGAAAGCCCTAGCTATGAATTTTTATACACCCACATACAAAGTTATAGAATGGATAATGTTATAGCGTGTAATAGCGCAAATATATACAACTTTCAGCAACGGATCTCTTGGCTCTCGCATCGATGAAGAACGCAGCGAAATGCGATAAGTAATGTGAATTGCAGAATTCAGTGAATCATCGAATCTTTGAACGCACCTTGCGCTCCTTGGTATTCCGAGGAGCATGCCTGTTTGAGTGTCATGAAATTCTCAACTGCCTTTTAGCATTTATGTTAAGGGTGAGGTTGGAGTTGGAGGATAATTGCTGGCGCAACTGAGGTTGCTTGTTGGCTCCTCTTGAATGGATGAGCTTTTCTGATGGGATCCATAGCTCAGTAACATTAATGTGATAATTATCTACGTTAGATGTGAAGAGGCTCCTACAGAAAAGGTGTATCTTGGGGATAACAAACCCTTGACTTTGACAAATC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ATCGTCAAACACGGGTTGTTGCTGGCTCCCCAAACGGGGGGGGCATGTGCACGCTCTGTTTACGCATCCACTCACACCTGTGCACCCTCTGTAGTTCTATGGTTTGGGAGACATCGTCTTCCTTCTGTGGCTCTACGTCTTTACACACACACCGTAGCGATGTCTCATGGAATGTTTTTCTGCGTTTAACGCAATACAATACAACTTTCAGCAACGGATCTCTTGGCTCTCGCATCGATGAAGAACGCAGCGAAATGCGATAAGTAATGTGAATTGCAGAATTCAGTGAATCATCGAATCTTTGAACGCACCTTGCGCCCCTTGGTTATTCCTCGGGGCATGCCTGTTTGAGTATCATGAACACCTCAACTCTCATGGTCTTCCATGATGAGCTTGGACTTTGGGGGTTTGCTGGTCCTGTGGCCGGCTCCTCTCAAATGAATCAGCTTGCCAGTGTTTGGTGGCATCACGGGTGTGATAATTATCTACGCTCGCGGTCGTCTGCCAGGTAACCCTCAGCAATGAAGGTTCATTGGGGCTCATAAACGTCTCTCCTCAGCGAGGACAACTTTTGAACGTTCGATCTCAAATCAGGTAGGACTACCCGCTGAACTTAA</text:p>
          </table:table-cell>
          <table:table-cell office:value-type="string" calcext:value-type="string">
            <text:p>k__Fungi;p__Basidiomycota;c__Agaricomycetes;o__Thelephorales;f__Thelephoraceae;g__Toment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ATCGTCAAACACGGGTTGTTGCTGGCTCCCCAAACGGGGGGGGCATGTGCACGCTCTGTTTACGCATCCACTCACACCTGTGCACCCTCTGTAGTTCTATGGTTTGGGAGACATCGTCTTCCTTCTGTGGCTCTACGTCTTTACACACACACCGTAGCGATGTCTCATGGAATGTTTTTCTGCGTTTAACGCAATACAATACAACTTTCAGCAACGGATCTCTTGGCTCTCGCATCGATGAAGAACGCAGCGAAATGCGATAAGTAATGTGAATTGCAGAATTCAGTGAATCATCGAATCTTTGAACGCACCTTGCGCCCCTTGGTTATTCCTCGGGGCATGCCTGTTTGAGTATCATGAACACCTCAACTCTCATGGTCTTCCATGATGAGCTTGGACTTTGGGGGTTTGCTGGTCCTGTGGCCGGCTCCTCTCAAATGAATCAGCTTGCCAGTGTTTGGTGGCATCACGGGTGTGATAATTATCTACGCTCGCGGTCGTCTGCCAGGTAACCCTCAGCAATGAAGGTTCATTGGGGCTCATAAACGTCTCTCCTCAGCGAGGACAACTTTTGAACGTTCGAT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ATTGTCAAACACGGGTTGTTGCTGGCCCCCGAACGGGGCATGTGCACGCTCTGTTTACACATCCACTCACACCTGTGCACCCTCTGTAGTTCTGTGGACCGGGAGACATTGTCTTCCTTCCGTAGCTCTACGTCTTTACACACACACCGTAGCGATGTCTCATGGAATGTTTTTTCGCGTTTAACGCAATACAATACAACTTTCAGCAACGGATCTCTTGGCTCTCGCATCGATGAAGAACGCAGCGAAATGCGATAAGTAATGTGAATTGCAGAATTCAGTGAATCATCGAATCTTTGAACGCACCTTGCGCCCCTTGGTTATTCCTCGGAGCATGCCTGTTTGAGTATCATGAACACCTCAACTCTCATGGTCTTCCATGATGAGCTTGGACTTTGGGGGTTTGCTGGCCTTGTGGCCGGCTCCTCTCAAATGAATCAGCTTGCCAGTGTTTGGCGGCGTCACGGGTGTGATAACTATCTACGCTCGTGGTTGTCCGTCAGGTAACCCTCAGCGATGAAGGTTCATTGGGGCTCATAAACGTCTCTCCCCAGCGAGGACAACTTTTGAACGTTCGATCTCAAATCAGGTAGGACTACCCGCTGAACTTAA</text:p>
          </table:table-cell>
          <table:table-cell office:value-type="string" calcext:value-type="string">
            <text:p>k__Fungi;p__Basidiomycota;c__Agaricomycetes;o__Thelephorales;f__Thelephoraceae;g__Toment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CGAATTGTCAAACACGGGTTGTTGCTGGCCCCCGAACGGGGCATGTGCACGCTCTGTTTACACATCCACTCACACCTGTGCACCCTCTGTAGTTCTGTGGACCGGGAGACATTGTCTTCCTTCCGTAGCTCTACGTCTTTACACACACACCGTAGCGATGTCTCATGGAATGTTTTTTCGCGTTTAACGCAATACAATACAACTTTCAGCAACGGATCTCTTGGCTCTCGCATCGATGAAGAACGCAGCGAAATGCGATAAGTAATGTGAATTGCAGAATTCAGTGAATCATCGAATCTTTGAACGCACCTTGCGCCCCTTGGTTATTCCTCGGAGCATGCCTGTTTGAGTATCATGAACACCTCAACTCTCATGGTCTTCCATGATGAGCTTGGACTTTGGGGGTTTGCTGGCCTTGTGGCCGGCTCCTCTCAAATGAATCAGCTTGCCAGTGTTTGGCGGCGTCACGGGTGTGATAACTATCTACGCTCGTGGTTGTCCGTCAGGTAACCCTCAGCGATGAAGGTTCATTGGGGCTCATAAACGTCTCTCCCCAGCGAGGACAACTTTTGAACGTTCGATCTCAAATCAGGTAGGACTACCCGCTGAACTTAA</text:p>
          </table:table-cell>
          <table:table-cell office:value-type="string" calcext:value-type="string">
            <text:p>6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ATTTCTCAAAGTTGCTTTTGCGTGGTGCGGTCTTCCGCATAGCGTTGAGGGTGGCTCTTGAGCATTTCACACATCCCTTGTGCACCTTAAGAGGGTAACTGTTCTGTCTTGAGCGCTGCATGGTGCTCGATAGGATGTGTTGCCTTCTCTTTCACAAAATCAAAAGTCTAGAATGTTTGATAATATTAAATAAAATAACTTTCAACAACGGATCTCTTGGCTCTCGCATCGATGAAGAACGCAGCGAAATGCGATAAGTAATGTGAATTGCAGAATTCAGTGAATCATCGAATCTTTGAACGCACCTTGCGCTCCTTGGTATTCCGAGGAGCATGCCTGTTTGAGTGTCATGATAATCTCAAGTCAACATTTTAGTTTATCTGAAGTGTTGATTTGGACTTGGAGGTTGTGCCGATCTTTGTATTGGCTCCTCTTAAATTCATTAGCTGGATTACTATCAGTAATAGTCCATGGTGTTGTAATCTCGGCGCTGTGACTTAACTGAATGACGATCTGCTTCTAGTGTAGTTGCTTCTGGCAATATTTGTACACTTGACCTCAAATCAGGTAGGACTACCCGCTGAACTTAA</text:p>
          </table:table-cell>
          <table:table-cell office:value-type="string" calcext:value-type="string">
            <text:p>k__Fungi;p__Basidiomycota;c__Agaricomycetes;o__Trechisporal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ATTTCTCAAAGTTGCTTTTGCGTGGTGCGGTCTTCCGCATAGCGTTGAGGGTGGCTCTTGAGCATTTCACACATCCCTTGTGCACCTTAAGAGGGTAACTGTTCTGTCTTGAGCGCTGCATGGTGCTCGATAGGATGTGTTGCCTTCTCTTTCACAAAATCAAAAGTCTAGAATGTTTGATAATATTAAATAAAATAACTTTCAACAACGGATCTCTTGGCTCTCGCATCGATGAAGAACGCAGCGAAATGCGATAAGTAATGTGAATTGCAGAATTCAGTGAATCATCGAATCTTTGAACGCACCTTGCGCTCCTTGGTATTCCGAGGAGCATGCCTGTTTGAGTGTCATGATAATCTCAAGTCAACATTTTAGTTTATCTGAAGTGTTGATTTGGACTTGGAGGTTGTGCCGATCTTTGTATTGGCTCCTCTTAAATTCATTAGCTGGATTACTATCAGTAATAGTCCATGGTGTTGTAATCTCGGCGCTGTGACTTAACTGAATGACGATCTGCTTCTAGTGTAGTTGCTTCTGGCAATATTTGTACACTTGACCTCAAATCAGGTAGGACT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AAGTCGTAACAAGGTTTCCGTAGGTGAACCTGCGGAAGGATCATTATTGAAACTCACGGGGGCGGGTGCTAAGACCTGCACCGGTGGCGACGCCGTGCTGCGGTCTGGCTTGCGTCCTCTTCCAAACCCAAACACCTGTGAACCTTTGGGATGGCGTGCTGTAACGGCCGTCGTCCCGTTTACACCAACTCTGATGTCTATTTGAATGTGACTCGGGGCCTCCCCGATTTAAACTTAAAACAACTTTCAACAACGGATCTCTTGGCTCTCGCATCGATGAAGAACGCAGCGAAATGCGATAAGTAATGTGAATTGCAGAATTCAGTGAATCATCGAATCTTTGAACGCACCTTGCGCTCCTTGGTATTCCGAGGAGCATGCCTGTTTGAGTGTCTTGAAATCATCAAACCCCTCTGGTTTCTGCTGGGAGCGGGTTTGGACTTGGGGGTTTTGCTGCCTCTGGCGGCTCCCCTTAAATGAATCGGTCGGGCTTTCGTGTGGCTTGTCCCTTGGCGTTGTATCAACCTCGTCGCTGGATGGCTCGCGAGCTTTAGCGCCCCTCCAAGACCAGCCTCTGGAGTGGCGGTCAACTTCAATTTGTGATCTGACCTCAAATCAGGTAGGACTACCCGCTGAACTTAA</text:p>
          </table:table-cell>
          <table:table-cell office:value-type="string" calcext:value-type="string">
            <text:p>k__Fungi;p__Basidiomycota;c__Agaricomycetes;o__Trechisporales;f__Hydnodontacea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TTGAAACTCACGGGGGCGGGTGCTAAGACCTGCACCGGTGGCGACGCCGTGCTGCGGTCTGGCTTGCGTCCTCTTCCAAACCCAAACACCTGTGAACCTTTGGGATGGCGTGCTGTAACGGCCGTCGTCCCGTTTACACCAACTCTGATGTCTATTTGAATGTGACTCGGGGCCTCCCCGATTTAAACTTAAAACAACTTTCAACAACGGATCTCTTGGCTCTCGCATCGATGAAGAACGCAGCGAAATGCGATAAGTAATGTGAATTGCAGAATTCAGTGAATCATCGAATCTTTGAACGCACCTTGCGCTCCTTGGTATTCCGAGGAGCATGCCTGTTTGAGTGTCTTGAAATCATCAAACCCCTCTGGTTTCTGCTGGGAGCGGGTTTGGACTTGGGGGTTTTGCTGCCTCTGGCGGCTCCCCTTAAATGAATCGGTCGGGCTTTCGTGTGGCTTGTCCCTTGGCGTTGTATCAACCTCGTCGCTGGATGGCTCGCGAGCTTTAGCGCCCCTCCAAGACCAGCCTCTGGAGTGGCGGTCAACTTCAATTTGTGATCTGACCTCAAATCAGGTAGGACTACCCGCTGAACTTAA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TGTTCGTTCGGCCGCTCGGGTCGGCCCTGCACCGGCGGAGACGCCGTGCTGCGGGCTCTCGGGCGTGCCTTCCAAACCAAACCCCTGTGAACCTTTGGGATGGCCGGAGCCCCTCGGGGCGAACGCCGTCCCCTTTACAAACTCTGTATCTCATAGAATGACCGCGGACATCGTCTGCCTAAACACATAACAACTTTCAACAACGGATCTCTTGGCTCTCGCATCGATGAAGAACGCAGCGAAATGCGATAAGTAATGTGAATTGCAGAATTCAGTGAATCATCGAATCTTTGAACGCACCTTGCGCCCTTTGGTATTCCGATGGGCATGCCTGTTCGAGTGTCTTGAATTCATCGCCGCCTCCGGTTTTGCGACCGGCTGGCGGCGGACTTGGGGGTCTGCCGCGGCAACGCGGCTCCCCTTGAAAGCATCGGTGGGGTCTCCGAGCACCCACGGGCGTTGTATTGTCCTCGTCCGACCGGGCCTCGTGTCCCCCGCCTCGACCGCCGTATGAGCGGCGGTCAAGCACACTTTGAAATCTGACCTCGAATCAGGTAGGACTACCCGCTGAACTTAA</text:p>
          </table:table-cell>
          <table:table-cell office:value-type="string" calcext:value-type="string">
            <text:p>k__Fungi;p__Basidiomycota;c__Agaricomycetes;o__Trechisporales;f__Hydnodontaceae;g__Subulicystidium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CGTGTTCGTTCGGCCGCTCGGGTCGGCCCTGCACCGGCGGAGACGCCGTGCTGCGGGCTCTCGGGCGTGCCTTCCAAACCAAACCCCTGTGAACCTTTGGGATGGCCGGAGCCCCTCGGGGCGAACGCCGTCCCCTTTACAAACTCTGTATCTCATAGAATGACCGCGGACATCGTCTGCCTAAACACATAACAACTTTCAACAACGGATCTCTTGGCTCTCGCATCGATGAAGAACGCAGCGAAATGCGATAAGTAATGTGAATTGCAGAATTCAGTGAATCATCGAATCTTTGAACGCACCTTGCGCCCTTTGGTATTCCGATGGGCATGCCTGTTCGAGTGTCTTGAATTCATCGCCGCCTCCGGTTTTGCGACCGGCTGGCGGCGGACTTGGGGGTCTGCCGCGGCAACGCGGCTCCCCTTGAAAGCATCGGTGGGGTCTCCGAGCACCCACGGGCGTTGTATTGTCCTCGTCCGACCGGGCCTCGTGTCCCCCGCCTCGACCGCCGTATGAGCGGCGGTCAAGCACACTTTGAAATCTGACCTCG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TGTTCGTTCGGCCGCTCGGGTCGGCCCTGCACCGGCGGAGACGCCGTGCTGCGGGCTCTCGGGCGTGCCTTCCAAACCAAACCCCTGTGCACCTTTGGGAGGGCCGAGCCACACCAGGCGAGGCCGTCCCCTTTACAAACTCTGTATATCATAGAATGACCGCGGACCTCGTCCGCCTAAACACATAACAACTTTCAACAACGGATCTCTTGGCTCTCGCATCGATGAAGAACGCAGCGAAATGCGATAAGTAATGTGAATTGCAGAATTCAGTGAATCATCGAATCTTTGAACGCACCTTGCGCCCATTGGTATTCCGATGGGCATGCCTGTTCGAGTGTCTTGAATTCATCGCCGCCTCCGGTTTCGCGACCGGCTGGCGGCGGACTTGGGGGCCTGCCGCGGCGACGCGGCTCCCCTTGAATGAATCGGTGGGGTCTCCGAGCACCCACGGGCGTTGTATTGTCCTCGTCCGACCGGGCCTCGTGTCCCCCGCCTCGACCGCCGTATGAGCGGCGGTCAAGCACTTTGAAATCTGACCTCGAATCAGGTAGGACTACCCGCTGAACTTAA</text:p>
          </table:table-cell>
          <table:table-cell office:value-type="string" calcext:value-type="string">
            <text:p>k__Fungi;p__Basidiomycota;c__Agaricomycetes;o__Trechisporales;f__Hydnodontaceae;g__Subulicystidium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ACGTGTTCGTTCGGCCGCTCGGGTCGGCCCTGCACCGGCGGAGACGCCGTGCTGCGGGCTCTCGGGCGTGCCTTCCAAACCAAACCCCTGTGCACCTTTGGGAGGGCCGAGCCACACCAGGCGAGGCCGTCCCCTTTACAAACTCTGTATATCATAGAATGACCGCGGACCTCGTCCGCCTAAACACATAACAACTTTCAACAACGGATCTCTTGGCTCTCGCATCGATGAAGAACGCAGCGAAATGCGATAAGTAATGTGAATTGCAGAATTCAGTGAATCATCGAATCTTTGAACGCACCTTGCGCCCATTGGTATTCCGATGGGCATGCCTGTTCGAGTGTCTTGAATTCATCGCCGCCTCCGGTTTCGCGACCGGCTGGCGGCGGACTTGGGGGCCTGCCGCGGCGACGCGGCTCCCCTTGAATGAATCGGTGGGGTCTCCGAGCACCCACGGGCGTTGTATTGTCCTCGTCCGACCGGGCCTCGTGTCCCCCGCCTCGACCGCCGTATGAGCGGCGGTCAAGCACTTTGAAATCTGACCTCG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ACTTCATCCGGGGCGCCGCGGCCCTCAGCACCGGTGGAAACGCCGTGTTGCGGGGACCGCGCGTGCACTCGTCCAAACCAAACCCCTGTGAACCTTTCGGGATGGCCTGGGTTAACGCCTGGGCCGTTCCGCTTTATACAAACACTTATTTTAAAGAATGAACTGAAGGCGGTCTGACCGCTGGATAACAAACTGAAACAACTTTCAACAACGGATCTCTTGGCTCTCGCATCGATGAAGAACGCAGCGAAATGCGATAAGTAATGTGAATTGCAGAATTCAGTGAATCATCGAATCTTTGAACGCACCTTGCGCCCTCTGGTATTCCGGAGGGCATGCCTGTTTGAGTGTCTTGATATCATCAATCCCCTCGGGTTCGCGCCCGTTGCGGTTTGGAGTTGGGGGTTTTGCTGCCGTGAGGCGGCTCCCCTTAAAATCATCGGTTTGGCCCGTATCATGCGGCTAGCACCTTTGGCGTTGTATTTTCCTCGCCTTTGATCGGTCTTGCTCGCTTCCGCGCCTCACTTCGACTTGCCCTCTGGGTGGTGGTCACTTCTTGACAATCTGGCCTCAAATCAGGTAGGACTACCCGCTGAACTTAA</text:p>
          </table:table-cell>
          <table:table-cell office:value-type="string" calcext:value-type="string">
            <text:p>k__Fungi;p__Basidiomycota;c__Agaricomycetes;o__Trechisporales;f__Trechisporales_fam_Incertae_sedis;g__Trechisporales_gen_Incertae_sedis;s__Trechispor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ACTTCATCCGGGGCGCCGCGGCCCTCAGCACCGGTGGAAACGCCGTGTTGCGGGGACCGCGCGTGCACTCGTCCAAACCAAACCCCTGTGAACCTTTCGGGATGGCCTGGGTTAACGCCTGGGCCGTTCCGCTTTATACAAACACTTATTTTAAAGAATGAACTGAAGGCGGTCTGACCGCTGGATAACAAACTGAAACAACTTTCAACAACGGATCTCTTGGCTCTCGCATCGATGAAGAACGCAGCGAAATGCGATAAGTAATGTGAATTGCAGAATTCAGTGAATCATCGAATCTTTGAACGCACCTTGCGCCCTCTGGTATTCCGGAGGGCATGCCTGTTTGAGTGTCTTGATATCATCAATCCCCTCGGGTTCGCGCCCGTTGCGGTTTGGAGTTGGGGGTTTTGCTGCCGTGAGGCGGCTCCCCTTAAAATCATCGGTTTGGCCCGTATCATGCGGCTAGCACCTTTGGCGTTGTATTTTCCTCGCCTTTGATCGGTCTTGCTCGCTTCCGCGCCTCACTTCGACTTGCCCTCTGGGTGGTGGTCACTTCTTGACAATCTGGCCTCAAATCAGGTAGGACTACCCGCTGAACTTAA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TTTAGGACTCTCTTTTTAGAGGTCCGACCCTTTCATTTCCATACACTGTGCACACACTTCTTTTCACACATTTTAACACTATAGTATAAGAATGTAACAGTCTCTTTATTGAGCATAAATAAAAATAAAACTTTCAGCAACGGATCTCTTGGCTCTCGCATCGATGAAGAACGCAGCGAATTGCGATAAGTAATGTGAATTGCAGAATTCAGTGAATCATCGAATCTTTGAACGCACCTTGCACTCTTTGGTATTCCGAAGAGTATGTCTGTTTGAGTGTCATGAAACTCTCAACCCCCCTATTTTGTAATGAGATGGGCGTGGGCTTGGATTATGACTGCTGTCGGCGTAATTGCCGGCTCAGTTGAAATACACGAGCAACCCATTTGAAATAAACGGCTTGACTCGGCGTAATAATTATTTCGCTGAGGACGTTTTCTTCAAAAGTTAGAGGTGCTTCTAATGCGCTATTACAGCACTTTAAATTTTAGACCTCAAATCAGTCAGGACTACCCGCTGAACTTAA</text:p>
          </table:table-cell>
          <table:table-cell office:value-type="string" calcext:value-type="string">
            <text:p>k__Fungi;p__Basidiomycota;c__Cystobasidiomycetes;o__Cystobasidiales;f__Cystobasidiaceae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TGAATTTTAGGACTCTCTTTTTAGAGGTCCGACCCTTTCATTTCCATACACTGTGCACACACTTCTTTTCACACATTTTAACACTATAGTATAAGAATGTAACAGTCTCTTTATTGAGCATAAATAAAAATAAAACTTTCAGCAACGGATCTCTTGGCTCTCGCATCGATGAAGAACGCAGCGAATTGCGATAAGTAATGTGAATTGCAGAATTCAGTGAATCATCGAATCTTTGAACGCACCTTGCACTCTTTGGTATTCCGAAGAGTATGTCTGTTTGAGTGTCATGAAACTCTCAACCCCCCTATTTTGTAATGAGATGGGCGTGGGCTTGGATTATGACTGCTGTCGGCGTAATTGCCGGCTCAGTTGAAATACACGAGCAACCCATTTGAAATAAACGGCTTGACTCGGCGTAATAATTATTTCGCTGAGGACGTTTTCTTCAAAAGTTAGAGGTGCTTCTAATGCGCTATTACAGCACTTTAAATTTTAGACCTCAAATCAGTC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TGCCAGGACGCTCTCTATAGAGGTCCGAACCAATTCATTTTCACACACTGTGCACAATACTACTATCATACACAATTTTACACGCTAAAGTCTAAGAATGTAGCAGTCTCTTAAGTGAGCATAACTTGTATAAACTTTCGGCAACGGATCTCTTGGCTCCCGCATCGATGAAGAACGCAGCGAAATGCGATACGTAATGTGAATTGCATAATTTAGTGAATCATCGAATCTTTGAACGCACCTTGCACTCTCTGGTATTCCGGAGAGTATGTCTGTTTGAGTGTCGTGAATCTCTCAACCCCGCTGTTTTGGTAACGAGACAGTCGTCTGGGATTGGATTGTGGCCTGCTGTCGGCTCCGCGTCGGCTAGGCTGAAATACTTGAGCAACCAGATGAACATTGACGGCTTGACTCGGCGTAATAACTATTTCGCTGGGGACGTCTGGCTTCGACGGTGCTGCTAGCTCCACACACACTTTAACCTTTAGACCTCAAATCAGGCAGGACTACCCGCTGAACTTAA</text:p>
          </table:table-cell>
          <table:table-cell office:value-type="string" calcext:value-type="string">
            <text:p>k__Fungi;p__Basidiomycota;c__Cystobasidiomycetes;o__Cystobasidiomycetes_ord_Incertae_sedis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ATGCCAGGACGCTCTCTATAGAGGTCCGAACCAATTCATTTTCACACACTGTGCACAATACTACTATCATACACAATTTTACACGCTAAAGTCTAAGAATGTAGCAGTCTCTTAAGTGAGCATAACTTGTATAAACTTTCGGCAACGGATCTCTTGGCTCCCGCATCGATGAAGAACGCAGCGAAATGCGATACGTAATGTGAATTGCATAATTTAGTGAATCATCGAATCTTTGAACGCACCTTGCACTCTCTGGTATTCCGGAGAGTATGTCTGTTTGAGTGTCGTGAATCTCTCAACCCCGCTGTTTTGGTAACGAGACAGTCGTCTGGGATTGGATTGTGGCCTGCTGTCGGCTCCGCGTCGGCTAGGCTGAAATACTTGAGCAACCAGATGAACATTGACGGCTTGACTCGGCGTAATAACTATTTCGCTGGGGACGTCTGGCTTCGACGGTGCTGCTAGCTCCACACACACTTTAACCTTTAGACCTCAAATCAGGC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ATGTAAGGACGCTCTATTTAGAGGTCCGACCCAATTCATTTTCTCACACTGTGCACGCTACTACCTTTACACCAATTTTAACACTTACAGTCTAAGAATGTAAACGGTCTCTTAATTGAGCATAAAATTAAAACAAAACTTTCAGCAACGGATCTCTTGGCTCTCCCATCGATGAAGAACGCAGCGAAATGCGATACGTAATGTGAATTGCAGAATTCAGTGAATCATCGAATCTTTGAACGCACCTTGCACTCTTTGGTATTCCGAAGAGTATGTCTGTTTGAGTGTCATGAAACTCTCAACCCCCTCGTTTTGTAATGAAACGAGCGTGGGCTTGGATTGTGGCGGCTGCCGGCGCAATTGTCGACTCTGCTGAAATACACGAGCTACCCATTTCTGAGAAATAGACGGTTTGACTCGGCGTAATAATATATTTCGCTGAGGACGTCACATTCTCTAACTAGAGGTGCTTCTAATGCGACATCTAAATCTTTAAGCTTTAGACCTCAAATCAGTCAGGACTACCCGCTGAACTTAA</text:p>
          </table:table-cell>
          <table:table-cell office:value-type="string" calcext:value-type="string">
            <text:p>k__Fungi;p__Basidiomycota;c__Cystobasidiomycetes;o__Sakaguchiales;f__Sakaguchiaceae;g__Sakaguchi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ATGAAATGTAAGGACGCTCTATTTAGAGGTCCGACCCAATTCATTTTCTCACACTGTGCACGCTACTACCTTTACACCAATTTTAACACTTACAGTCTAAGAATGTAAACGGTCTCTTAATTGAGCATAAAATTAAAACAAAACTTTCAGCAACGGATCTCTTGGCTCTCCCATCGATGAAGAACGCAGCGAAATGCGATACGTAATGTGAATTGCAGAATTCAGTGAATCATCGAATCTTTGAACGCACCTTGCACTCTTTGGTATTCCGAAGAGTATGTCTGTTTGAGTGTCATGAAACTCTCAACCCCCTCGTTTTGTAATGAAACGAGCGTGGGCTTGGATTGTGGCGGCTGCCGGCGCAATTGTCGACTCTGCTGAAATACACGAGCTACCCATTTCTGAGAAATAGACGGTTTGACTCGGCGTAATAATATATTTCGCTGAGGACGTCACATTCTCTAACTAGAGGTGCTTCTAATGCGACATCTAAATCTTTAAGCTTTAGACCTCAAATCAGTC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AGAGCAACTCTTCAAATACACCCTGTGAACTGTCGTCTTCGGACGCTTACACAAACTCCATGTCAACGAATGTATATGTTATTCATAACAAAGCATAACTTTTAGCAACGGATCTCTTGGCTCTCGCATCGATGAAGAACGCAGCGAAATGCGATAAGTAATGTGAATTGCAGAATTCAGTGAATCATCGAATCTTTGAACGCACCTTGCGCCTTTTGGGTTTACCCTGGGCATGCTGGATTGAGCGCCTTTTAAACCTCGTGCTTGCACGGATTTGAGTCTTGCTGGCTTGCCAGCTCACTCTGAATGCATGAGCGGCCATTCGCTCGAAGCAACGTGATAAGTATCTTCGTTGTGACGAGCCGGGTGGACGCTTCTAATCGTCCTCGGACAATTCCAATGCTAGGCATCAATTTAGTAGGATTACCCGCTGAACTTAA</text:p>
          </table:table-cell>
          <table:table-cell office:value-type="string" calcext:value-type="string">
            <text:p>k__Fungi;p__Basidiomycota;c__Dacrymycetes;o__Dacrymycetales;f__Dacrymycetaceae;g__Calocera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AAGTCGTAACAAGGTTTCCGTAGGTGAACCTGCGGAAGGATCATTATCGAAGAGCAACTCTTCAAATACACCCTGTGAACTGTCGTCTTCGGACGCTTACACAAACTCCATGTCAACGAATGTATATGTTATTCATAACAAAGCATAACTTTTAGCAACGGATCTCTTGGCTCTCGCATCGATGAAGAACGCAGCGAAATGCGATAAGTAATGTGAATTGCAGAATTCAGTGAATCATCGAATCTTTGAACGCACCTTGCGCCTTTTGGGTTTACCCTGGGCATGCTGGATTGAGCGCCTTTTAAACCTCGTGCTTGCACGGATTTGAGTCTTGCTGGCTTGCCAGCTCACTCTGAATGCATGAGCGGCCATTCGCTCGAAGCAACGTGATAAGTATCTTCGTTGTGACGAGCCGGGTGGACGCTTCTAATCGTCCTCGGACAATTCCAATGCTAGGCATCAATTTA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TGTAGCCTCCAAGGCTCACATTCTCTATCCTTTACACACCTGTGCACCCTTCTGAAGCGGAGAGTTATTAGGCATTAGCCGAGCGCCTCCCTTCGGTTATTATATCAAACTCAAACTACGTTTACTAGAATGTATACCGTCTTGTTGTAACGACAAGTACAATCCAATAAAACTTTCAGCAACGGATCTCTTGGCTCAGGCATCGATGAAGAACGCAGCGAAATGCGATAAGTAATGTGAATTGCAGAATCCAGTGAATCATCGAATCTTTGAACGCAACTTGCGCCCTCTGGTATTCCGGAGGGCATGCCTGTTTGAGTGTCGTGAACATCTCAACCCTCTAATGTTTTTGCATTGAAGGCGTTGGTAGTGAGCGCTGCCGGTCTTTGGGTCGGCTCGCTTTAAAATAATTAGCTGGATCCATTCTGACCTGGTTCTACTCGGCGTAATAAGTTATTATCGTCGAGGACGCCTAGCCTTCTGGGCAGGCGGCCACAGTAAGGGTGTTTGAACCGCTTCCAACACGTCTTGCTCTTGTAGCAAACACTTGAACCTCTGACCTCAAATCAGGCAGGACTACCCGCTGAACTTAA</text:p>
          </table:table-cell>
          <table:table-cell office:value-type="string" calcext:value-type="string">
            <text:p>k__Fungi;p__Basidiomycota;c__Geminibasidiomycetes;o__Geminibasidiales;f__Geminibasidiaceae;g__Geminibasidium;s__Geminibasidium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AGTGAATTTGTAGCCTCCAAGGCTCACATTCTCTATCCTTTACACACCTGTGCACCCTTCTGAAGCGGAGAGTTATTAGGCATTAGCCGAGCGCCTCCCTTCGGTTATTATATCAAACTCAAACTACGTTTACTAGAATGTATACCGTCTTGTTGTAACGACAAGTACAATCCAATAAAACTTTCAGCAACGGATCTCTTGGCTCAGGCATCGATGAAGAACGCAGCGAAATGCGATAAGTAATGTGAATTGCAGAATCCAGTGAATCATCGAATCTTTGAACGCAACTTGCGCCCTCTGGTATTCCGGAGGGCATGCCTGTTTGAGTGTCGTGAACATCTCAACCCTCTAATGTTTTTGCATTGAAGGCGTTGGTAGTGAGCGCTGCCGGTCTTTGGGTCGGCTCGCTTTAAAATAATTAGCTGGATCCATTCTGACCTGGTTCTACTCGGCGTAATAAGTTATTATCGTCGAGGACGCCTAGCCTTCTGGGCAGGCGGCCACAGTAAGGGTGTTTGAACCGCTTCCAACACGTCTTGCTCTTGTAGCAAACACTTGAACCTCTGACCTCAAATCAGGC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TGTAGGTGAACCTGCAGAAGGATCATTAGTGAATGCCTGGGCTGTCATACGGACTGCGGTCTCTGACGCCCACCCACTATATCCGCAAACCCTGTGCACTGTGGTGTTGTCTTGGACACACCTCGCCAACCAACTCGTCTTTGTATCTGTACGTGTCTACTTGGCCTAAGCCAAAAATCAACACAACTTTCGACAACGGATCTCTTGGTTCTCCCATCGATGAAGAACGCAGCGAAACGCGATAGGTAATGTGAATTGCAGAATTCCGTGAATCATCGAATCTTTGAACGCACCTTGCGCTCCATGGCATTCCGTGGAGCATGCCTGTTTGAGTGCCGCGAAATCTCCCACCCCTAGCGGTTGCCGCAAGGCGCCGCCGGGCGGCGGGGTTGGTTGGGTGCCGCTGCCTGGGCTTTGGCCCAGGCTCGCCCGAAATGCATGAGCGCTTAGCACTCGCACCGTCTCGAGGGAAGGCGGCGGAGCTGGCATCTGCGCATGGCATGATACGTCATTTGCTGTGTGGCAGCCCAGCGACCCGAGAGTGTGTGTGCGCTACTACACGCCCTTTCATTTCTGGTCTCAAATCAGGTAGGATCACCCGCTGAACTTAA</text:p>
          </table:table-cell>
          <table:table-cell office:value-type="string" calcext:value-type="string">
            <text:p>k__Fungi;p__Basidiomycota;c__Malasseziomycetes;o__Malasseziales;f__Malasseziaceae;g__Malassezia;s__Malassezia_caprae;sh__SH016332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TGTAGGTGAACCTGCAGAAGGATCATTAGTGAATGCCTGGGCTGTCATACGGACTGCGGTCTCTGACGCCCACCCACTATATCCGCAAACCCTGTGCACTGTGGTGTTGTCTTGGACACACCTCGCCAACCAACTCGTCTTTGTATCTGTACGTGTCTACTTGGCCTAAGCCAAAAATCAACACAACTTTCGACAACGGATCTCTTGGTTCTCCCATCGATGAAGAACGCAGCGAAACGCGATAGGTAATGTGAATTGCAGAATTCCGTGAATCATCGAATCTTTGAACGCACCTTGCGCTCCATGGCATTCCGTGGAGCATGCCTGTTTGAGTGCCGCGAAATCTCCCACCCCTAGCGGTTGCCGCAAGGCGCCGCCGGGCGGCGGGGTTGGTTGGGTGCCGCTGCCTGGGCTTTGGCCCAGGCTCGCCCGAAATGCATGAGCGCTTAGCACTCGCACCGTCTCGAGGGAAGGCGGCGGAGCTGGCATCTGCGCATGGCATGATACGTCATTTGCTGTGTGGCAGCCCAGCGACCCGAGAGTGTGTGTGCGCTACTACACGCCCTTTCATTTCTGGTCTCAAATCAGGTAGGATC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AAGTCGTAACAAGGTTTCTGTAGGTGAACCTGCAGAAGGATCATTAGTGAAGATTTGGGCAGGCCATACGGACGCCACAAAGTGTCCCTGGCCGCCTACACCCACTATACATCCACAAACCCGTGTGCACTGTCCTTGGAAAGGGCATTTGGAGAGAAAAAGGAAGAGAGAAGCGAGAACAGTGCGATCCGTCGCGTTGGGCGTTGATCTCTGGCTTGGTCTCTCTGAGGCCCTTTCCTCGCTACAAACTCGAATGGTTAGTATGAACGTGGAACTTGGTTGGACCGTCACTGGCCAACAAACTATACACAACTTTCGACAACGGATCTCTTGGTTCTCCCATCGATGAAGAACGCAGCGAAACGCGATAGGTAATGTGAATTGCAGAATTCCGTGAATCATCGAATCTTTGAACGCACCTTGCGCTCTATGGCAATCCGTAGAGCATGCCTGTTTGAGTGCCATGAAATCTCCCACCCCAAGCGGTTTTTAAATGAAACGGCTTGGCGGATGGGGTCTGGATGGGTGCCTCTGCCTGCGCTACCTAGCACAGGCTCGCCCGAAATGCATGAGTGCCTTGAGACACTTTGCATCCGCCTCTCTGTTTGGGAGGAGGCGGCCAAGCAGTGTTTTTCTCCTGGCATGGCATGATACGTCATTTGCTATGTCACCTAAAGGAGGAATGTTTGGTTGTGTCTGCGTGTGCTTCAAACTTGCCTCTGTGGCACATCCCAATTTCACTTCTGGTCTCAAATCAGGTAGGATCACCCGCTGAACTTAA</text:p>
          </table:table-cell>
          <table:table-cell office:value-type="string" calcext:value-type="string">
            <text:p>k__Fungi;p__Basidiomycota;c__Malasseziomycetes;o__Malasseziales;f__Malasseziaceae;g__Malassezia;s__Malassezia_restricta;sh__SH0179876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TGTAGGTGAACCTGCAGAAGGATCATTAGTGAAGATTTGGGCAGGCCATACGGACGCCACAAAGTGTCCCTGGCCGCCTACACCCACTATACATCCACAAACCCGTGTGCACTGTCCTTGGAAAGGGCATTTGGAGAGAAAAAGGAAGAGAGAAGCGAGAACAGTGCGATCCGTCGCGTTGGGCGTTGATCTCTGGCTTGGTCTCTCTGAGGCCCTTTCCTCGCTACAAACTCGAATGGTTAGTATGAACGTGGAACTTGGTTGGACCGTCACTGGCCAACAAACTATACACAACTTTCGACAACGGATCTCTTGGTTCTCCCATCGATGAAGAACGCAGCGAAACGCGATAGGTAATGTGAATTGCAGAATTCCGTGAATCATCGAATCTTTGAACGCACCTTGCGCTCTATGGCAATCCGTAGAGCATGCCTGTTTGAGTGCCATGAAATCTCCCACCCCAAGCGGTTTTTAAATGAAACGGCTTGGCGGATGGGGTCTGGATGGGTGCCTCTGCCTGCGCTACCTAGCACAGGCTCGCCCGAAATGCATGAGTGCCTTGAGACACTTTGCATCCGCCTCTCTGTTTGGGAGGAGGCGGCCAAGCAGTGTTTTTCTCCTGGCATGGCATGATACGTCATTTGCTATGTCACCTAAAGGAGGAATGTTTGGTTGTGTCTGCGTGTGCTTCAAACTTGCCTCTGTGGCACATCCCAATTTCACTTCTGGTCTCAAATCAGGTAGGATC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AAGTCGTAACAAGGTTTCTGTAGGTGAACCTGCAGAAGGATCATTAGTGAAGATTCAAGGGCCAGCCATACAGACGTACAATAAGTGTGTCTCTGGCGGCTCGCATCCACTATACATCCATAAACCCGTGTGCACTGTTCTAAGGAGTAAGAAAGAAGAAGGGGAGGGGAGAGAGAGTGCATGTGCTTTGCATATAACTCTCTCTCACTCTCCACTCTCTTTCTCTCTCCGGTTAATTACAAACTCGTATGGATTTGTATGAACGTGAGATATATCGTTGGACCGTCACTGGCCAACAAATATAACACAACTTTCGACAACGGATCTCTTGGTTCTCCCATCGATGAAGAACGCAGCGAAACGCGATAGGTAATGTGAATTGCAGAATTCCGTGAATCATCGAATCTTTGAACGCACCTTGCGCTCTATGGTATTCCGTAGAGCATGCCTGTTTGAGTGCCGTGAATTCTCCCATCCCAAGCGGTTTTTATCAAAGAATTGCTAGGCGAAGGGGTTGAGATGGGCGTTATTATAACTGCTTTTCTTCTCTAGAAAAGCTCGCCCGAAAAACAGCTAACGCCTCTGGGCCACTTTGCATCCGCTTCTCTGAGGGGAGAAGCGGCCAAGCGCGCTCTGATCATCAGGCATAGCATGATACGTCATTTGCTATGCTGTAGGAGAGCATTTGGTTGTGGTTATACCGCGTGCGTCATTTTTTTTTCTTGCAAAGAGGAAAAAAAAGCCCCCCTTTCATTTCTGGTCTCAAATCAGGTAGGATCACCCGCTGAACTTAA</text:p>
          </table:table-cell>
          <table:table-cell office:value-type="string" calcext:value-type="string">
            <text:p>k__Fungi;p__Basidiomycota;c__Malasseziomycetes;o__Malasseziales;f__Malasseziaceae;g__Malassezia;s__Malassezia_sp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TGTAGGTGAACCTGCAGAAGGATCATTAGTGAAGATTCAAGGGCCAGCCATACAGACGTACAATAAGTGTGTCTCTGGCGGCTCGCATCCACTATACATCCATAAACCCGTGTGCACTGTTCTAAGGAGTAAGAAAGAAGAAGGGGAGGGGAGAGAGAGTGCATGTGCTTTGCATATAACTCTCTCTCACTCTCCACTCTCTTTCTCTCTCCGGTTAATTACAAACTCGTATGGATTTGTATGAACGTGAGATATATCGTTGGACCGTCACTGGCCAACAAATATAACACAACTTTCGACAACGGATCTCTTGGTTCTCCCATCGATGAAGAACGCAGCGAAACGCGATAGGTAATGTGAATTGCAGAATTCCGTGAATCATCGAATCTTTGAACGCACCTTGCGCTCTATGGTATTCCGTAGAGCATGCCTGTTTGAGTGCCGTGAATTCTCCCATCCCAAGCGGTTTTTATCAAAGAATTGCTAGGCGAAGGGGTTGAGATGGGCGTTATTATAACTGCTTTTCTTCTCTAGAAAAGCTCGCCCGAAAAACAGCTAACGCCTCTGGGCCACTTTGCATCCGCTTCTCTGAGGGGAGAAGCGGCCAAGCGCGCTCTGATCATCAGGCATAGCATGATACGTCATTTGCTATGCTGTAGGAGAGCATTTGGTTGTGGTTATACCGCGTGCGTCATTTTTTTTTCTTGCAAAGAGGAAAAAAAAGCCCCCCTTTCATTTCTGGTCTCAAATCAGGTAGGATC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AAGTCGTAACAAGGTTTCTGTAGGTGAACCTGCAGAAGGATCATTAGTGAAGATTTGGGCAGGCCATACGGACGCCAAAAAGTGTCCCTGGCCGCCTACACCCACTATACATCCACAAACCCGTGTGCACTGTCTTGGAGAAAGGCTTCAGAGAAGTTTTTTGTGGCCTCTCTTGGGGTCTTTCTTCGCTACAAACTCGAATGGTTAGTATGAACGTGGAACTTGGTTGGACCGTCACTGGCCAACAAACTATACACAACTTTCGACAACGGATCTCTTGGTTCTCCCATCGATGAAGAACGCAGCGAAACGCGATAGGTAATGTGAATTGCAGAATTCCGTGAATCATCGAATCTTTGAACGCACCTTGCGCTCTATGGCAATCCGTAGAGCATGCCTGTTTGAGTGCCATGAAATCTCCCACCCCAAGCGGTTTTTAAATGAAACGGCTTGGCGGATGGGGTCTGGATGGGTGCCTCTGCCTGCGCTACCTAGCACAGGCTCGCCCGAAATGCATGAGCGCCTTGAGACACTTTGCATCCGCCTCTCTGTTTGGGAGGAGGCGGCCAAGCAGTGTTTTTCTCCTGGCATGGCATGATACGTCATTTGCTATGTCGCCTAAAGGAGGAATGTTTGGTTGTGTCTGCGTGTGCTTCGAACTTGCCTCTGTGGCACATCCCAATTTCACTTCTGGTCTCAAATCAGGTAGGATCACCCGCTGAACTTAA</text:p>
          </table:table-cell>
          <table:table-cell office:value-type="string" calcext:value-type="string">
            <text:p>k__Fungi;p__Basidiomycota;c__Malasseziomycetes;o__Malasseziales;f__Malasseziaceae;g__Malassezia;s__Malassezi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TGTAGGTGAACCTGCAGAAGGATCATTAGTGAAGATTTGGGCAGGCCATACGGACGCCAAAAAGTGTCCCTGGCCGCCTACACCCACTATACATCCACAAACCCGTGTGCACTGTCTTGGAGAAAGGCTTCAGAGAAGTTTTTTGTGGCCTCTCTTGGGGTCTTTCTTCGCTACAAACTCGAATGGTTAGTATGAACGTGGAACTTGGTTGGACCGTCACTGGCCAACAAACTATACACAACTTTCGACAACGGATCTCTTGGTTCTCCCATCGATGAAGAACGCAGCGAAACGCGATAGGTAATGTGAATTGCAGAATTCCGTGAATCATCGAATCTTTGAACGCACCTTGCGCTCTATGGCAATCCGTAGAGCATGCCTGTTTGAGTGCCATGAAATCTCCCACCCCAAGCGGTTTTTAAATGAAACGGCTTGGCGGATGGGGTCTGGATGGGTGCCTCTGCCTGCGCTACCTAGCACAGGCTCGCCCGAAATGCATGAGCGCCTTGAGACACTTTGCATCCGCCTCTCTGTTTGGGAGGAGGCGGCCAAGCAGTGTTTTTCTCCTGGCATGGCATGATACGTCATTTGCTATGTCGCCTAAAGGAGGAATGTTTGGTTGTGTCTGCGTGTGCTTCGAACTTGCCTCTGTGGCACATCCCAATTTCACTTCTGGTCTCAAATCAGGTAGGATCACCCGCTGAACTTA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AAGTCGTAACAAGGTTTCCGTAGGTGAACCTGCGGAAGGATCATTAGTGAATTTTAGGGCGCTCTCACTTAACTGAGAGGCCTGACCTCCACTCTCCAACTCTGTGCACTATAAGAAAATAGGAAAAGTAGTTTTTATTAACTACTGGCCCTTGCTTCTATCTCAATTTAAACACTAGTCAAAGAATGTAACAAAACCATAACAAAAAAAAACTTTCAACAACGGATCTCTTGGCTCTCGCATCGATGAAGAACGCAGCGAAATGTGATAAGTAATGTGAATTGCAGAATTCAGTGAATCATCGAATCTTTGAACGCACCTTGCGCTCTCTGGTATTCCGGAGAGCATGCCTGTTTGAGTGTCATGAACTCTTCAACCCACCGGTTCCTAGTGAATCGAGTTGGTGTTTGGATTTTGAGCGTTGCAGACTTTTATTAGTCTGCTCGTTCGTAATACATTAGCATCTCAATTTCGAACCTCGGATTGACTCAGCGTAATAGACTATTCGCTGAGGACACTTTAGCAATAAGGTGGCCGAATTGTAGATAAGAGTGGAAGCTTCCAACCCTTCTAGTCAAATTTTTAGATTAGACCTCAGATCAGGCAGGATTACCCGCTGAACTTAA</text:p>
          </table:table-cell>
          <table:table-cell office:value-type="string" calcext:value-type="string">
            <text:p>k__Fungi;p__Basidiomycota;c__Microbotryomyce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GTGAATTTTAGGGCGCTCTCACTTAACTGAGAGGCCTGACCTCCACTCTCCAACTCTGTGCACTATAAGAAAATAGGAAAAGTAGTTTTTATTAACTACTGGCCCTTGCTTCTATCTCAATTTAAACACTAGTCAAAGAATGTAACAAAACCATAACAAAAAAAAACTTTCAACAACGGATCTCTTGGCTCTCGCATCGATGAAGAACGCAGCGAAATGTGATAAGTAATGTGAATTGCAGAATTCAGTGAATCATCGAATCTTTGAACGCACCTTGCGCTCTCTGGTATTCCGGAGAGCATGCCTGTTTGAGTGTCATGAACTCTTCAACCCACCGGTTCCTAGTGAATCGAGTTGGTGTTTGGATTTTGAGCGTTGCAGACTTTTATTAGTCTGCTCGTTCGTAATACATTAGCATCTCAATTTCGAACCTCGGATTGACTCAGCGTAATAGACTATTCGCTGAGGACACTTTAGCAATAAGGTGGCCGAATTGTAGATAAGAGTGGAAGCTTCCAACCCTTCTAGTCAAATTTTTAGATTAGACCTCAGATCAGGC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ATTAGGGCGTCTACTTCGGTAGGGCCTGACCTCCACTTTCTAACTCTGTGCACTTATTTGGCGGAAAAGGGAATTAGTAACTTGTCTAATGACGATTACGACTTCTTACTTTCTGCGGCTTACTTTAAACACTAGTCAAAGTATGTAACGAAATATCGAAACAAATAAAAACTTTCAACAACGGATCTCTTGGCTCTCGCATCGATGAAGAACGCAGCGAAATGTGATAAGTAATGTGAATTGCAGAATTCAGTGAATCATCGAATCTTTGAACGCACCTTGCGCTCCCTAGTATTCTGGGGAGCATGTCTGTTTGAGTGTCATGAACTCTTCAACCCACTAGTTTCTTGTAGACTAGCTGGTGTTTGGATTTTGAATGTTGCTGGTCTTCGGACGTAGCTCGTTCGTAATACATTAGCATCTCTAATTCGAATTCGGATTGACTCAGTGTAATAGACTATTCGCTGAGGACACTTTTATTAGTGGCCGAACAAGATAATTGTAGAAGCTTCAAACCTCTATAGTCAATTTTAGATTAGACCTCAGATCAGGCAGGATTACCCGCTGAACTTAA</text:p>
          </table:table-cell>
          <table:table-cell office:value-type="string" calcext:value-type="string">
            <text:p>k__Fungi;p__Basidiomycota;c__Microbotryomycetes;o__Leucosporidiales;f__Leucosporidiaceae;g__Leucosporidium;s__Leucosporidium_s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GTGAATATTAGGGCGTCTACTTCGGTAGGGCCTGACCTCCACTTTCTAACTCTGTGCACTTATTTGGCGGAAAAGGGAATTAGTAACTTGTCTAATGACGATTACGACTTCTTACTTTCTGCGGCTTACTTTAAACACTAGTCAAAGTATGTAACGAAATATCGAAACAAATAAAAACTTTCAACAACGGATCTCTTGGCTCTCGCATCGATGAAGAACGCAGCGAAATGTGATAAGTAATGTGAATTGCAGAATTCAGTGAATCATCGAATCTTTGAACGCACCTTGCGCTCCCTAGTATTCTGGGGAGCATGTCTGTTTGAGTGTCATGAACTCTTCAACCCACTAGTTTCTTGTAGACTAGCTGGTGTTTGGATTTTGAATGTTGCTGGTCTTCGGACGTAGCTCGTTCGTAATACATTAGCATCTCTAATTCGAATTCGGATTGACTCAGTGTAATAGACTATTCGCTGAGGACACTTTTATTAGTGGCCGAACAAGATAATTGTAGAAGCTTCAAACCTCTATAGTCAATTTTAGATTAGACCTCAGATCAGGC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ATTAGGGCGCTCTTTTCTGCGGAAGCGATTAGAGGCCTGACCTCCACTTATCCTAACACTGTGCACCTTGATAAATTGAAGTGGGCTTTGCTCGCTACAATTTCTTATCTTTAACACTAGTCAAAGAATGTAAACAAAACATAACAAAGAAAAACTTTCAACAACGGATCTCTTGGCTCTCGCATCGATGAAGAACGCAGCGAAATGTGATAAGTAATGTGAATTGCAGAATTCAGTGAATCATCGAATCTTTGAACGCACCTTGCGCTCTCTGGTATTCCGGAGAGCATGCCTGTTTGAGTGTCATGAACTCTTCAACCCACCAGTTTCTTGTTAGACTGTGTTGGTGTTTGGTTCCTGAACGTTGCTGGTTCCTTGTGAACGCTAGCTCGTTTAAAATACATTAGCATCTCAATTTCAAAACTTGGATTGACTCAGCGTAATAGACTATTCGCTGAGGACACCTTTCATTAGGTGGCCATGTTAGATAACGACCGATGCTCCTAGCACTCTCTAGTCATTCTTTTAAGATTAGACCTCAGATCAGGCAGGATTACCCGCTGAACTTAA</text:p>
          </table:table-cell>
          <table:table-cell office:value-type="string" calcext:value-type="string">
            <text:p>k__Fungi;p__Basidiomycota;c__Microbotryomycetes;o__Microbotryomycetes_ord_Incertae_sedis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AAGTCGTAACAAGGTTTCCGTAGGTGAACCTGCGGAAGGATCATTAGTGAATATTAGGGCGCTCTTTTCTGCGGAAGCGATTAGAGGCCTGACCTCCACTTATCCTAACACTGTGCACCTTGATAAATTGAAGTGGGCTTTGCTCGCTACAATTTCTTATCTTTAACACTAGTCAAAGAATGTAAACAAAACATAACAAAGAAAAACTTTCAACAACGGATCTCTTGGCTCTCGCATCGATGAAGAACGCAGCGAAATGTGATAAGTAATGTGAATTGCAGAATTCAGTGAATCATCGAATCTTTGAACGCACCTTGCGCTCTCTGGTATTCCGGAGAGCATGCCTGTTTGAGTGTCATGAACTCTTCAACCCACCAGTTTCTTGTTAGACTGTGTTGGTGTTTGGTTCCTGAACGTTGCTGGTTCCTTGTGAACGCTAGCTCGTTTAAAATACATTAGCATCTCAATTTCAAAACTTGGATTGACTCAGCGTAATAGACTATTCGCTGAGGACACCTTTCATTAGGTGGCCATGTTAGATAACGACCGATGCTCCTAGCACTCTCTAGTCATTCTTTTAAGATTAGACCTCAGATCAGGC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AACAAGGGTGTCCAATTTAACTTGGAGCCCGAACTCTCACTTTCTAACCCTGTGCATCTGTTATTGGTTAGTAGCTCTTCGGAGTGAACTCCATTCACTTACAAACACAAAGTTTATGAATGTATACAAAATTATAACAAAACAAAACTTTCAACAACGGATCTCTTGGCTCTCGCATCGATGAAGAACGCAGCGAAATGCGATACGTAATGTGAATTGCAGAATTCAGTGAATCATCGAATCTTTGAACGCACCTTGCGCTCCTTGGTATTCCGAGGAGCATGCCTGTTTGAGTGTCATGAAATCTTCAACCCACCTCTTTCTTAGTGAATCTGGTGGTGCTTGGTTTCTGAGCGCTGCTCTGCTTCGGCTTAGCTCGTTCGTAATGCATTAGCATCCGCAACCGAACTTCGGATTGACTTGGCGTAATAGACTATTCGCTGAGGATTCTAGTCTCGTACTAGAGCCGGGTTGGGTTAAAGGAAGCTTCTAATCCTAATGTCTATTTTTTGATTAGATCTCAAATCAGGTAGGACTACCCGCTGAACTTAA</text:p>
          </table:table-cell>
          <table:table-cell office:value-type="string" calcext:value-type="string">
            <text:p>k__Fungi;p__Basidiomycota;c__Microbotryomycetes;o__Sporidiobolales;f__Sporidiobolaceae;g__Rhodotorul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GTGAAAACAAGGGTGTCCAATTTAACTTGGAGCCCGAACTCTCACTTTCTAACCCTGTGCATCTGTTATTGGTTAGTAGCTCTTCGGAGTGAACTCCATTCACTTACAAACACAAAGTTTATGAATGTATACAAAATTATAACAAAACAAAACTTTCAACAACGGATCTCTTGGCTCTCGCATCGATGAAGAACGCAGCGAAATGCGATACGTAATGTGAATTGCAGAATTCAGTGAATCATCGAATCTTTGAACGCACCTTGCGCTCCTTGGTATTCCGAGGAGCATGCCTGTTTGAGTGTCATGAAATCTTCAACCCACCTCTTTCTTAGTGAATCTGGTGGTGCTTGGTTTCTGAGCGCTGCTCTGCTTCGGCTTAGCTCGTTCGTAATGCATTAGCATCCGCAACCGAACTTCGGATTGACTTGGCGTAATAGACTATTCGCTGAGGATTCTAGTCTCGTACTAGAGCCGGGTTGGGTTAAAGGAAGCTTCTAATCCTAATGTCTATTTTTTGATTAGAT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CTAGGACGTCCAACTTAACTTGGAGTCCGAACTCTCACTTTCTAACCCTGTGCATCTGTTAATTGGAATAGTAGCTCTTCGGAGTGAACCACCATTCACTTATAAAACACAAAGTCTATGAATGTATACAAATTTATAACAAAACAAAACTTTCAACAACGGATCTCTTGGCTCTCGCATCGATGAAGAACGCAGCGAAATGCGATACGTAATGTGAATTGCAGAATTCAGTGAATCATCGAATCTTTGAACGCACCTTGCGCTCCTTGGTATTCCGAGGAGCATGCCTGTTTGAGTGTCATGAAATCTTCAACCCACCTCTTTCTTAGTGAATCTGGTGGTGCTTGGTTTCTGAGCGCTGCTCTGCTTCGGCTTAGCTCGTTCGTAATGCATTAGCATCCGCAACCGAACTTCGGATTGACTTGGCGTAATAGACTATTCGCTGAGGATTCTAGTTTACTAGAGCCGAGTTGGGTTAAAGGAAGCTCCTAATCCTAAAGTCTATTTTTTGATTAGATCTCAAATCAGGTAGGACTACCCGCTGAACTTAA</text:p>
          </table:table-cell>
          <table:table-cell office:value-type="string" calcext:value-type="string">
            <text:p>k__Fungi;p__Basidiomycota;c__Microbotryomycetes;o__Sporidiobolales;f__Sporidiobolaceae;g__Rhodotorul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GTGAATCTAGGACGTCCAACTTAACTTGGAGTCCGAACTCTCACTTTCTAACCCTGTGCATCTGTTAATTGGAATAGTAGCTCTTCGGAGTGAACCACCATTCACTTATAAAACACAAAGTCTATGAATGTATACAAATTTATAACAAAACAAAACTTTCAACAACGGATCTCTTGGCTCTCGCATCGATGAAGAACGCAGCGAAATGCGATACGTAATGTGAATTGCAGAATTCAGTGAATCATCGAATCTTTGAACGCACCTTGCGCTCCTTGGTATTCCGAGGAGCATGCCTGTTTGAGTGTCATGAAATCTTCAACCCACCTCTTTCTTAGTGAATCTGGTGGTGCTTGGTTTCTGAGCGCTGCTCTGCTTCGGCTTAGCTCGTTCGTAATGCATTAGCATCCGCAACCGAACTTCGGATTGACTTGGCGTAATAGACTATTCGCTGAGGATTCTAGTTTACTAGAGCCGAGTTGGGTTAAAGGAAGCTCCTAATCCTAAAGTCTATTTTTTGATTAGAT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TTAGATTGAACCATAGGCGAAAGCCAGTGGTTCTTCTTTCATATCCATAACACCTGTGCACTGTTGGATGCTTGCATCCACTTTTAAACTAAACATTATTGTAACAAATGTAGTCTTATTATAACATAATAAAACTTTCAACAACGGATCTCTTGGCTCTCGCATCGATGAAGAACGCAGCGAAATGCGATAAGTAATGTGAATTGCAGAATTCAGTGAATCATCGAATCTTTGAACGCACCTTGCGCTCCTTGGTATTCCGAGGAGCATGCCTGTTTGAGTGTCATGAAACCCTCAAACCCAAGTTTTGGATTTCGATCCATGCTTGAGTTTGGATTTGGATGTTTGCCGGTGATGAACCGACTCATCTTAAAAGTATTAGCTTGGATCTGTCTATATGACTGGTTTGACTTGGCATAATAAGTATTTTGCTGAGGACATCTTCGGATGGCCAGGACCTAGACTACTGTCTGCTAACTAAACCATCACTTTAAGTGCATCTTTGGATGTTACTCATTGTGTAACTTTGACATCTGGCCTCAAATCAAGTAGGACTACCCGCTGAACTTAA</text:p>
          </table:table-cell>
          <table:table-cell office:value-type="string" calcext:value-type="string">
            <text:p>k__Fungi;p__Basidiomycota;c__Tremell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TTTAGATTGAACCATAGGCGAAAGCCAGTGGTTCTTCTTTCATATCCATAACACCTGTGCACTGTTGGATGCTTGCATCCACTTTTAAACTAAACATTATTGTAACAAATGTAGTCTTATTATAACATAATAAAACTTTCAACAACGGATCTCTTGGCTCTCGCATCGATGAAGAACGCAGCGAAATGCGATAAGTAATGTGAATTGCAGAATTCAGTGAATCATCGAATCTTTGAACGCACCTTGCGCTCCTTGGTATTCCGAGGAGCATGCCTGTTTGAGTGTCATGAAACCCTCAAACCCAAGTTTTGGATTTCGATCCATGCTTGAGTTTGGATTTGGATGTTTGCCGGTGATGAACCGACTCATCTTAAAAGTATTAGCTTGGATCTGTCTATATGACTGGTTTGACTTGGCATAATAAGTATTTTGCTGAGGACATCTTCGGATGGCCAGGACCTAGACTACTGTCTGCTAACTAAACCATCACTTTAAGTGCATCTTTGGATGTTACTCATTGTGTAACTTTGACATCTGGCCTCAAATCAAGTAGGACTACCCGCTGAACTTA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GGGCCGAAAGGTCCTTAACACATCCAACACCTCTGTGAACTTGTCGGGCCTCCGGGCCCGTTTTTTTACAAACACCTGTGTAATGAACGTCATGTATCTTAATACAAACAAAACTTTTAACAACGGATCTCTTGGCTCTCGCATCGATGAAGAACGCAGCGAAATGCGATAAGTAATGTGAATTGCAGAATTCAGTGAATCATCGAATCTTTGAACGCACCTTGCGCCCTTTGGTATTCCGAAGGGCATGCCTGTTTGAGTGTCATGAAAACCTCAACCCCTCGGGTTTTGTAACCTGGGTGGGTTTGGACTTGGGTGTCTGCCGGACTTTGGTCTGGCTCACCTCAAATGAGTTAGTGGGACAGCGAACCCATGGCTTGACGTAATAAGTTTCGTCTGAGCCTGGTCGTGGTGCCTGCTTACAACAACCATATCTTATGACTCTGACCTCAAATCAGGTAGGGCTACCCGCTGAACTTAA</text:p>
          </table:table-cell>
          <table:table-cell office:value-type="string" calcext:value-type="string">
            <text:p>k__Fungi;p__Basidiomycota;c__Tremellomyce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ATGGGCCGAAAGGTCCTTAACACATCCAACACCTCTGTGAACTTGTCGGGCCTCCGGGCCCGTTTTTTTACAAACACCTGTGTAATGAACGTCATGTATCTTAATACAAACAAAACTTTTAACAACGGATCTCTTGGCTCTCGCATCGATGAAGAACGCAGCGAAATGCGATAAGTAATGTGAATTGCAGAATTCAGTGAATCATCGAATCTTTGAACGCACCTTGCGCCCTTTGGTATTCCGAAGGGCATGCCTGTTTGAGTGTCATGAAAACCTCAACCCCTCGGGTTTTGTAACCTGGGTGGGTTTGGACTTGGGTGTCTGCCGGACTTTGGTCTGGCTCACCTCAAATGAGTTAGTGGGACAGCGAACCCATGGCTTGACGTAATAAGTTTCGTCTGAGCCTGGTCGTGGTGCCTGCTTACAACAACCATATCTTATGACTCTGACCTCAAATCAGGTAG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CTAAAGAATTCGCCCTTCGGGGCTCTCTTTATTCACACACCCCTGTGCACTTTGGCCACCTCTTTGTTGAGGTGTGTCTTTTTAATTACCATACCCTATAAACACAAGTTATTGAATGTAAAATCGTTATAAACTAATATAACTTTCAACAACGGATCTCTTGGTTCTCGCATCGATGAAGAACGCAGCGAATTGCGATAAGTAATGTGAATTGCAGAATTCAGTGAATCATCGAATCTTTGAACGCATCTTGCGCTCTTTGGTATTCCGAAGAGCATGCCTGTTTGAGTGTCATGAAACTCTCACCTCCAATCTTTTTTAACTAGAAGGTTGGGGCGTGGACGTGAGTGCTGCTGGTGCCCTGGTTGCATCGGCTCACTTGAAATTCATTAGCTGAATCCTTTAAAGTAGGTTCTACTCGACGTGATAAGATCTCCGTCGAGGACAGTGCTTCGGCATTGGCCAACGATAAAGTTGATACGCTTCTAATTAGCGCAGACTTCGAGTGCTGGCAATTTTGACAACTTGGCCTCAAATCAGGTAGGACTACCCACTGAACTTAA</text:p>
          </table:table-cell>
          <table:table-cell office:value-type="string" calcext:value-type="string">
            <text:p>k__Fungi;p__Basidiomycota;c__Tremellomycetes;o__Cystofilobasidiales;f__Cystofilobasidiaceae;g__Cystofilobasidi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CTAAAGAATTCGCCCTTCGGGGCTCTCTTTATTCACACACCCCTGTGCACTTTGGCCACCTCTTTGTTGAGGTGTGTCTTTTTAATTACCATACCCTATAAACACAAGTTATTGAATGTAAAATCGTTATAAACTAATATAACTTTCAACAACGGATCTCTTGGTTCTCGCATCGATGAAGAACGCAGCGAATTGCGATAAGTAATGTGAATTGCAGAATTCAGTGAATCATCGAATCTTTGAACGCATCTTGCGCTCTTTGGTATTCCGAAGAGCATGCCTGTTTGAGTGTCATGAAACTCTCACCTCCAATCTTTTTTAACTAGAAGGTTGGGGCGTGGACGTGAGTGCTGCTGGTGCCCTGGTTGCATCGGCTCACTTGAAATTCATTAGCTGAATCCTTTAAAGTAGGTTCTACTCGACGTGATAAGATCTCCGTCGAGGACAGTGCTTCGGCATTGGCCAACGATAAAGTTGATACGCTTCTAATTAGCGCAGACTTCGAGTGCTGGCAATTTTGACAACTTGGCCTCAAATCAGGTAGGACTACCCA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CTAGTGATTAAATCGAGCGTGTCTTCATTGACCGCTCACCCTTCTCACCATCCACATACACCTGTGCACTGTTTAGCCTGAGCCGGTTTTCCGGTCCAGGTTATCATTTCATACAAACTCTAGTCTTATGAATGTAAACGTTTTAATAACATAATAAAACTTTCAACAACGGATCTCTTGGTTCTCGCATCGATGAAGAACGCAGCGAAATGCGATAAGTAATGTGAATTGCAGAATTCAGTGAATCATCGAATCTTTGAACGCACCTTGCGCTCCTTGGTATTCCGAGGAGCATGCCTGTTTGAGTGTCATGAAACTCTCACCCTCTAGCTTTCTTAATCGTGGCTAGCGGCGTGGACGTGAGCGCTGCTGCTTTGTTGCGGCTCGCTCGAAATGCATTAGCAGACCCTTTTCGTAATCGGTTCCACTCAACGTGATAAGTATTTCGTTGAGGACAGTTGCAGCAATGCGGCTGGCCGGGATAAGAAAGGCATAGTTGTCAGCTTCTAATCGCCCTTGGGCAATTTTTTATGATCTGGCCTCAAATCAGGTAGGACTACCCGCTGAACTTAA</text:p>
          </table:table-cell>
          <table:table-cell office:value-type="string" calcext:value-type="string">
            <text:p>k__Fungi;p__Basidiomycota;c__Tremellomycetes;o__Cystofilobasidiales;f__Mrakiaceae;g__Tausoni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CTAGTGATTAAATCGAGCGTGTCTTCATTGACCGCTCACCCTTCTCACCATCCACATACACCTGTGCACTGTTTAGCCTGAGCCGGTTTTCCGGTCCAGGTTATCATTTCATACAAACTCTAGTCTTATGAATGTAAACGTTTTAATAACATAATAAAACTTTCAACAACGGATCTCTTGGTTCTCGCATCGATGAAGAACGCAGCGAAATGCGATAAGTAATGTGAATTGCAGAATTCAGTGAATCATCGAATCTTTGAACGCACCTTGCGCTCCTTGGTATTCCGAGGAGCATGCCTGTTTGAGTGTCATGAAACTCTCACCCTCTAGCTTTCTTAATCGTGGCTAGCGGCGTGGACGTGAGCGCTGCTGCTTTGTTGCGGCTCGCTCGAAATGCATTAGCAGACCCTTTTCGTAATCGGTTCCACTCAACGTGATAAGTATTTCGTTGAGGACAGTTGCAGCAATGCGGCTGGCCGGGATAAGAAAGGCATAGTTGTCAGCTTCTAATCGCCCTTGGGCAATTTTTTATGATCTGG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ACAGATGCCTGTCGAGCTTGCTCACGGGTTTTCTATCATATCCATAACACCTGTGCACTTGTTGGATGTTCTAAAGACGTAGGCTTAAAGCTGAAGTCAATAGTCATCCACTTACACTAAACAATAATGTAACAAATGTAGTCTTATTATAACATAATAAAACTTTCAACAACGGATCTCTTGGCTCTCGCATCGATGAAGAACGCAGCGAAATGCGATAAGTAATGTGAATTGCAGAATTCAGTGAATCATCGAATCTTTGAACGCACCTTGCGCTCCTTGGTATTCCGAGGAGCATGCCTGTTTGAGTGTCATGAAAACCCTCAACCTTAGATTGGTTATTTGACCTTTCTTTGGCTTGGATTTGGACGTTTGCCGATGTCAAGTCGGCTCGTCTTAAAAGTAATAGCTGGATCTGTCTCGCGACATGGTTTGACTTGGCGTAATAAGTATTTCGCTAAGGACATCTTCGGATGGCCCTGTTGCAGGACTAAAGACCGCTTTCTAATCCATTGATCTTCGGATTAATATTCATAACATCTGGCCTCAAATCAGGTAGGACTACCCGCTGAACTTAA</text:p>
          </table:table-cell>
          <table:table-cell office:value-type="string" calcext:value-type="string">
            <text:p>k__Fungi;p__Basidiomycota;c__Tremellomycetes;o__Filobasidiales;f__Filobasidiaceae;g__Naganish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TACAGATGCCTGTCGAGCTTGCTCACGGGTTTTCTATCATATCCATAACACCTGTGCACTTGTTGGATGTTCTAAAGACGTAGGCTTAAAGCTGAAGTCAATAGTCATCCACTTACACTAAACAATAATGTAACAAATGTAGTCTTATTATAACATAATAAAACTTTCAACAACGGATCTCTTGGCTCTCGCATCGATGAAGAACGCAGCGAAATGCGATAAGTAATGTGAATTGCAGAATTCAGTGAATCATCGAATCTTTGAACGCACCTTGCGCTCCTTGGTATTCCGAGGAGCATGCCTGTTTGAGTGTCATGAAAACCCTCAACCTTAGATTGGTTATTTGACCTTTCTTTGGCTTGGATTTGGACGTTTGCCGATGTCAAGTCGGCTCGTCTTAAAAGTAATAGCTGGATCTGTCTCGCGACATGGTTTGACTTGGCGTAATAAGTATTTCGCTAAGGACATCTTCGGATGGCCCTGTTGCAGGACTAAAGACCGCTTTCTAATCCATTGATCTTCGGATTAATATTCATAACATCTGG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TGCAGATTCCTGTCGAGCTTGCTCACGGGATTTCAATCATATCCATAACACCTGTGCACTTGTTGGATGGTATAACAGAGCCCTAGTGGTGAAGTTTTCCATCTAATTTACACTAAACAATCCTGTAACAAATGTAGTCTTATTATAACATAATAAAACTTTCAACAACGGATCTCTTGGCTCTCGCATCGATGAAGAACGCAGCGAAATGCGATAAGTAATGTGAATTGCAGAATTCAGTGAATCATCGAATCTTTGAACGCACCTTGCGCTCCTTGGTATTCCGAGGAGCATGCCTGTTTGAGTGTCATGAAAACCCTCAACCTTAGATTGGTTATTTGACCTTTCTTTGGCTTGGATTTGGACGTTTGCCGATGATAAGTCGGCTCGTCTTAAAAGTAATAGCTGGATCTGTCTCGCGACATGGTTTGACTTGGCGTAATAAGTATTTCGCTAAGGACATCTTCGGATGGCCCTGTTGCAGACTAAAGACCGCTTTCTAATCCATTGATCTTCGGATTAATATTCATAACATCTGGCCTCAAATCAGGTAGGACTACCCGCTGAACTTAA</text:p>
          </table:table-cell>
          <table:table-cell office:value-type="string" calcext:value-type="string">
            <text:p>k__Fungi;p__Basidiomycota;c__Tremellomycetes;o__Filobasidiales;f__Filobasidiaceae;g__Naganishia;s__Naganishia_albid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TGAATGCAGATTCCTGTCGAGCTTGCTCACGGGATTTCAATCATATCCATAACACCTGTGCACTTGTTGGATGGTATAACAGAGCCCTAGTGGTGAAGTTTTCCATCTAATTTACACTAAACAATCCTGTAACAAATGTAGTCTTATTATAACATAATAAAACTTTCAACAACGGATCTCTTGGCTCTCGCATCGATGAAGAACGCAGCGAAATGCGATAAGTAATGTGAATTGCAGAATTCAGTGAATCATCGAATCTTTGAACGCACCTTGCGCTCCTTGGTATTCCGAGGAGCATGCCTGTTTGAGTGTCATGAAAACCCTCAACCTTAGATTGGTTATTTGACCTTTCTTTGGCTTGGATTTGGACGTTTGCCGATGATAAGTCGGCTCGTCTTAAAAGTAATAGCTGGATCTGTCTCGCGACATGGTTTGACTTGGCGTAATAAGTATTTCGCTAAGGACATCTTCGGATGGCCCTGTTGCAGACTAAAGACCGCTTTCTAATCCATTGATCTTCGGATTAATATTCATAACATCTGG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AAACATGCTTGGTGTCTTCGCTTCGGCAAGGCCCTTGCTTAAATCACATCCTAACACCTGTGAACTGTAAGACGTATGATGAGGTCTTTGGCCAAGTCATCGTCTGCCCATTTTTAACAAACAATTAATGTAACAAACGTAGTCTTATTATAACCTAATAAAACTTTCAACAACGGATCTCTTGGCTCTCGCATCGATGAAGAACGCAGCGAAATGCGATAAGTAATGTGAATTGCAGAATTCAGTGAATCATCGAATCTTTGAACGCACCTTGCGCTCTTTGGTATTCCGAAGAGCATGCCTGTTTGAGTGTCATGAAAATATCAACCTTGACTTGGGTTTTGTGCTCTAGTCTTGGCTTGGAATTGGGTGCTTGCCGCTTTTACGAGCGGCTCACCTTAAATGTATTAGCTGGATCTGTCTTTGAGACTTGGTTTGACTTGGCGTAATAAGTATTTCGCTAAGGACATTCTTCGGAGTGGCCTCGTTTCTAGGACGCTTGTCCGCTTCCCAATACAAGTTCCACCTCGTGGACATGACTTTTTATTATCTGGCCTCAAATCAGGTAGGACTACCCGCTGAACTTAA</text:p>
          </table:table-cell>
          <table:table-cell office:value-type="string" calcext:value-type="string">
            <text:p>k__Fungi;p__Basidiomycota;c__Tremellomycetes;o__Filobasidiales;f__Piskurozymaceae;g__Solicoccozyma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GTGAATTAAACATGCTTGGTGTCTTCGCTTCGGCAAGGCCCTTGCTTAAATCACATCCTAACACCTGTGAACTGTAAGACGTATGATGAGGTCTTTGGCCAAGTCATCGTCTGCCCATTTTTAACAAACAATTAATGTAACAAACGTAGTCTTATTATAACCTAATAAAACTTTCAACAACGGATCTCTTGGCTCTCGCATCGATGAAGAACGCAGCGAAATGCGATAAGTAATGTGAATTGCAGAATTCAGTGAATCATCGAATCTTTGAACGCACCTTGCGCTCTTTGGTATTCCGAAGAGCATGCCTGTTTGAGTGTCATGAAAATATCAACCTTGACTTGGGTTTTGTGCTCTAGTCTTGGCTTGGAATTGGGTGCTTGCCGCTTTTACGAGCGGCTCACCTTAAATGTATTAGCTGGATCTGTCTTTGAGACTTGGTTTGACTTGGCGTAATAAGTATTTCGCTAAGGACATTCTTCGGAGTGGCCTCGTTTCTAGGACGCTTGTCCGCTTCCCAATACAAGTTCCACCTCGTGGACATGACTTTTTATTATCTGGCCTCAAATCAGGTAGGACTACCCGCTGAACTTAA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GAATATGTTAGCGGACCTCTTCGGAGTCCCTAGCATCAAATCATATCCATAACACCTGTGAACTGTAAGGCTGTCTTGAAAACGAAAGTGATTAGAGCGCCTGCCCATTTTATACAAACATTAAAGTAACAAACGTAGTCTTATTATAATCTAATAAAACTTTCAACAACGGATCTCTTGGCTCTCGCATCGATGAAGAACGCAGCGAAATGCGATAAGTAATGTGAATTGCAGAATTCAGTGAATCATCGAATCTTTGAACGCACCTTGCGCTCTTTGGTATTCCGAAGAGCATGCCTGTTTGAGTGTCATGAAAATATCAACCTTGACTTGGGTTTAGTGCTCTTGTCTTGGCTTGGATTTGGCTGTTTGCCGCTCGAAAGAGTCGGCTCAGCTTAAAAGTATTAGCTGGATCTGTCTTTGAGACTTGGTTTGACTTGGCGTAATAAGTTATTTCGCTGAGGACAATCTTCGGATTGGCCGAGTTTCTGGGACGTTTGTCCGCTTTCTAATACAAGTTCTAGCTTGCTAGACATGACTTTTTTATTATCTGGCCTCAAATCAGGTAGGACTACCCGCTGAACTTAA</text:p>
          </table:table-cell>
          <table:table-cell office:value-type="string" calcext:value-type="string">
            <text:p>k__Fungi;p__Basidiomycota;c__Tremellomycetes;o__Filobasidiales;f__Piskurozymaceae;g__Solicoccozym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GTGAATTGAATATGTTAGCGGACCTCTTCGGAGTCCCTAGCATCAAATCATATCCATAACACCTGTGAACTGTAAGGCTGTCTTGAAAACGAAAGTGATTAGAGCGCCTGCCCATTTTATACAAACATTAAAGTAACAAACGTAGTCTTATTATAATCTAATAAAACTTTCAACAACGGATCTCTTGGCTCTCGCATCGATGAAGAACGCAGCGAAATGCGATAAGTAATGTGAATTGCAGAATTCAGTGAATCATCGAATCTTTGAACGCACCTTGCGCTCTTTGGTATTCCGAAGAGCATGCCTGTTTGAGTGTCATGAAAATATCAACCTTGACTTGGGTTTAGTGCTCTTGTCTTGGCTTGGATTTGGCTGTTTGCCGCTCGAAAGAGTCGGCTCAGCTTAAAAGTATTAGCTGGATCTGTCTTTGAGACTTGGTTTGACTTGGCGTAATAAGTTATTTCGCTGAGGACAATCTTCGGATTGGCCGAGTTTCTGGGACGTTTGTCCGCTTTCTAATACAAGTTCTAGCTTGCTAGACATGACTTTTTTATTATCTGGCCTCAAATCAGGTAGGACTACCCGCTGAACTTAA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GAGCTGGCTTCGGCCGCTCTGATCTATACACACCTGTGAACTGTTGGCCTTCGGGTCTTTAAATACAACTGTGACGAACGTAAATTATTATAACAAATAAAACTTTTAACAACGGATCTCTTGGCTCTCGCATCGATGAAGAACGCAGCGAAATGCGATAAGTAATGTGAATTGCAGAATTCAGTGAATCATCGAATCTTTGAACGCACCTTGCGCCCGTTGGTATTCCGACGGGCATGCCTGTTTGAGTGTCGTGAACAACCTCAACCTTGATTGGTTTTACCATCAAGGCTTGGACTTGGGTGTTGCTGCTGCAAAGTGGCTCGCCTTAAAATCATTAGCTGGACTTGTCTATGACTTGGTTCGACTCGATGTAATAAGTATTCATCGGGGACAGGGTAAAACCTGGCCAAGGCTTGATGCCGTCTGCTTCTAATCATGTTCTCACTATGAGACGCTACTTTACTGTGTGGCCTCAAATCAGGTAGGATTACCCGCTGAACTTAA</text:p>
          </table:table-cell>
          <table:table-cell office:value-type="string" calcext:value-type="string">
            <text:p>k__Fungi;p__Basidiomycota;c__Tremellomycetes;o__Holtermanniales;f__Holtermanniaceae;g__Holtermanni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GTGAATTGAGCTGGCTTCGGCCGCTCTGATCTATACACACCTGTGAACTGTTGGCCTTCGGGTCTTTAAATACAACTGTGACGAACGTAAATTATTATAACAAATAAAACTTTTAACAACGGATCTCTTGGCTCTCGCATCGATGAAGAACGCAGCGAAATGCGATAAGTAATGTGAATTGCAGAATTCAGTGAATCATCGAATCTTTGAACGCACCTTGCGCCCGTTGGTATTCCGACGGGCATGCCTGTTTGAGTGTCGTGAACAACCTCAACCTTGATTGGTTTTACCATCAAGGCTTGGACTTGGGTGTTGCTGCTGCAAAGTGGCTCGCCTTAAAATCATTAGCTGGACTTGTCTATGACTTGGTTCGACTCGATGTAATAAGTATTCATCGGGGACAGGGTAAAACCTGGCCAAGGCTTGATGCCGTCTGCTTCTAATCATGTTCTCACTATGAGACGCTACTTTACTGTGTGGCCTCAA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ATAACAAGGTTTCCGTAGGTGAACCTGCGGAAGGATCATTAATAATGCCCTCTGACTTCGGTCAGCTGGGTTCAATGTGTGCCATCTCTTCGGAGGTGGCCATCCACACACACCGTGAACTGTGGCTTCGGCCATCACAAACTATTAGTAATGAATGTAATATCATAACAAAACAAAACTTTTAACAACGGATCTCTTGGCTCTCGCATCGATGAAGAACGCAGCGAAATGCGATAAGTAATGTGAATTGCAGAATTCAGTGAATCATCGAATCTTTGAACGCACCTTGCGCCCTTTGGTATTCCGAAGGGCATGCCTGTTTGAGTGTCATGAAACCTCACTCCACTTGGGTTTTTGCCTGAGTGGTGGTGTATTGGGTGTTGCCTTGCTAAAGGCTCGCCTTAAAAGTATAAGCGCCTTGGATGTAATACGTTTCATCCTTTCGGGTGGCTGATAACCCCACATATCTCATGATCTGGCCTCAAATCAGGTAGGGCTACCCGCTGAACTTAA</text:p>
          </table:table-cell>
          <table:table-cell office:value-type="string" calcext:value-type="string">
            <text:p>k__Fungi;p__Basidiomycota;c__Tremellomycetes;o__Tremellales;f__Bulleribasidiaceae;g__Vishniacozym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ATAACAAGGTTTCCGTAGGTGAACCTGCGGAAGGATCATTAATAATGCCCTCTGACTTCGGTCAGCTGGGTTCAATGTGTGCCATCTCTTCGGAGGTGGCCATCCACACACACCGTGAACTGTGGCTTCGGCCATCACAAACTATTAGTAATGAATGTAATATCATAACAAAACAAAACTTTTAACAACGGATCTCTTGGCTCTCGCATCGATGAAGAACGCAGCGAAATGCGATAAGTAATGTGAATTGCAGAATTCAGTGAATCATCGAATCTTTGAACGCACCTTGCGCCCTTTGGTATTCCGAAGGGCATGCCTGTTTGAGTGTCATGAAACCTCACTCCACTTGGGTTTTTGCCTGAGTGGTGGTGTATTGGGTGTTGCCTTGCTAAAGGCTCGCCTTAAAAGTATAAGCGCCTTGGATGTAATACGTTTCATCCTTTCGGGTGGCTGATAACCCCACATATCTCATGATCTGGCCTCAAATCAGGTAG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TTGACCGAAAGGTCTTATCTCTATATCCCTCACCTCTGTGAACTGTGGACCTCCGGGTCTGTCTTAACAAACATCAGTGTAATGAACGTATATATCATTAAACAAAACAAAACTTTCAACAACGGATCTCTTGGCTCTCGCATCGATGAAGAACGCAGCGAAATGCGATAAGTAATGTGAATTGCAGAATTCAGTGAATCATCGAATCTTTGAACGCACCTTGCGCCTTTTGGTATTCCGAAAGGCATGCCTGTTTGAGTGTCATGAAATCTCAATCCCCCCGGGTTTATGATCTGGGTCGGACTTGGACATGGGCGTCTGCCGGTCACACGGCTCGCCTCAAATGACTTAGTGGATCTCTCTGCATCCGTGACAGACGTAATAAGTTTCGTCTTGTCCCTTGCTAATGAGTCTGCTCATAACCTGCCATCGCGCACTTTTAGACTCTGACCTCAAATCAGGTAGGACTACCCGCTGAACTTAA</text:p>
          </table:table-cell>
          <table:table-cell office:value-type="string" calcext:value-type="string">
            <text:p>k__Fungi;p__Basidiomycota;c__Tremellomycetes;o__Tremellales;f__Rhynchogastremaceae;g__Papiliotrema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TTCCGTAGGTGAACCTGCGGAAGGATCATTAAAGATTGACCGAAAGGTCTTATCTCTATATCCCTCACCTCTGTGAACTGTGGACCTCCGGGTCTGTCTTAACAAACATCAGTGTAATGAACGTATATATCATTAAACAAAACAAAACTTTCAACAACGGATCTCTTGGCTCTCGCATCGATGAAGAACGCAGCGAAATGCGATAAGTAATGTGAATTGCAGAATTCAGTGAATCATCGAATCTTTGAACGCACCTTGCGCCTTTTGGTATTCCGAAAGGCATGCCTGTTTGAGTGTCATGAAATCTCAATCCCCCCGGGTTTATGATCTGGGTCGGACTTGGACATGGGCGTCTGCCGGTCACACGGCTCGCCTCAAATGACTTAGTGGATCTCTCTGCATCCGTGACAGACGTAATAAGTTTCGTCTTGTCCCTTGCTAATGAGTCTGCTCATAACCTGCCATCGCGCACTTTTAGACTC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TTGGTCGAAAGACCTTATCAGATTCTACCACCTCTGTGAACCGTTGACCTCCGGGTTAATAATCAAACATCAGTGTAACGAACGTAAGAGTATCTTAATTAAACAAAACTTTTAACAACGGATCTCTTGGCTCTCGCATCGATGAAGAACGCAGCGAAATGCGATAAGTAATGTGAATTGCAGAATTCAGTGAATCATCGAATCTTTGAACGCACCTTGCGCCTTTTGGTATTCCGAAAGGCATGCCTGTTTCAGTGTCATGAAATCTCAATCTAATATGTTTTCTGAACATGTTAGGCTTGGACTTGGGTGTCTGCCAGCAATGGCTCACCTCAAATGACTTAGTGGAACATCCCACATCAGTGTTAGACGTAATAAGTTTCGTCTCTCCTTGTGGTGATGACTGCTCAAAACCTGCCATCGCGCACCTTTTGACTTTGACCTGAAATCAGGTAGGGCTACCCGCTGAACTTAA</text:p>
          </table:table-cell>
          <table:table-cell office:value-type="string" calcext:value-type="string">
            <text:p>k__Fungi;p__Basidiomycota;c__Tremellomycetes;o__Tremellales;f__Rhynchogastremaceae;g__Papiliotrem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TTGATTGGTCGAAAGACCTTATCAGATTCTACCACCTCTGTGAACCGTTGACCTCCGGGTTAATAATCAAACATCAGTGTAACGAACGTAAGAGTATCTTAATTAAACAAAACTTTTAACAACGGATCTCTTGGCTCTCGCATCGATGAAGAACGCAGCGAAATGCGATAAGTAATGTGAATTGCAGAATTCAGTGAATCATCGAATCTTTGAACGCACCTTGCGCCTTTTGGTATTCCGAAAGGCATGCCTGTTTCAGTGTCATGAAATCTCAATCTAATATGTTTTCTGAACATGTTAGGCTTGGACTTGGGTGTCTGCCAGCAATGGCTCACCTCAAATGACTTAGTGGAACATCCCACATCAGTGTTAGACGTAATAAGTTTCGTCTCTCCTTGTGGTGATGACTGCTCAAAACCTGCCATCGCGCACCTTTTGACTTTGACCTGAAATCAGGTAG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CTTGCGCCCTCTGGTATTCCGGAGGGCATGCCTGTTTGAGTGTCATGTAGACTCAATCCCTCGGGTTTCCGAGGAGATTGGACTTGGGTGTTGCCGCTCTGCCGGCTCGCCTTAAAAGACTTAGCGGGATAGCACCGTAGTCGGCGTAATAAGTTTCGTCGGTGAAGGTTGTGATGACTGCTTACAATCGCCCTCGGGCAATTTTTGACTCTGACCTCAAATCAGGTAGGACTACCCGCTGAACTTAA</text:p>
          </table:table-cell>
          <table:table-cell office:value-type="string" calcext:value-type="string">
            <text:p>k__Fungi;p__Basidiomycota;c__Tremellomycetes;o__Tremellales;f__Trimorphomycetaceae;g__Saitozym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CTTGCGCCCTCTGGTATTCCGGAGGGCATGCCTGTTTGAGTGTCATGTAGACTCAATCCCTCGGGTTTCCGAGGAGATTGGACTTGGGTGTTGCCGCTCTGCCGGCTCGCCTTAAAAGACTTAGCGGGATAGCACCGTAGTCGGCGTAATAAGTTTCGTCGGTGAAGGTTGTGATGACTGCTTACAATCGCCCTCGGGCAATTTTTGACTCTGACCTCAAATCAGGTAGGACTACCCGCTGAACTTAA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7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CGCCCTTCATGGGCTTAAACTATTCCAAACCTCTGTGAACCGTGCCCTTCGGGGCTAATTTTACAAACATGGTGTAATGAACGTCATAACTTTAACAAAACAAAACTTTCAACAACGGATCTCTTGGCTCTCGCATCGATGAAGAACGCAGCGAAATGCGATAAGTAATGTGAATTGCAGAATTCAGTGAATCATCGAATCTTTGAACGCACCTTGCGCCCTCTGGTATTCTGGAGGGCATGCCTGTTTGAGTGTCATGTAGACTCAACCCCTCGGGTTTCCGAGTAGGTTGGATGTGGGTGCTGCCTTTCTCTGGCTCGCCTTAAAGAACTTAGTGGGGATAGCATCCTAGTCGACGTAATAAGTTTCGTCGGTGATGGTGTGAAGCCTGCTCATAACTGCCCTTGGGCACCTTTTGACTCTGACCTCAAATCAGGTAGGACTACCCGCTGAACTTAA</text:p>
          </table:table-cell>
          <table:table-cell office:value-type="string" calcext:value-type="string">
            <text:p>k__Fungi;p__Basidiomycota;c__Tremellomycetes;o__Tremellales;f__Trimorphomycetaceae;g__Saitozym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GTGAACGCCCTTCATGGGCTTAAACTATTCCAAACCTCTGTGAACCGTGCCCTTCGGGGCTAATTTTACAAACATGGTGTAATGAACGTCATAACTTTAACAAAACAAAACTTTCAACAACGGATCTCTTGGCTCTCGCATCGATGAAGAACGCAGCGAAATGCGATAAGTAATGTGAATTGCAGAATTCAGTGAATCATCGAATCTTTGAACGCACCTTGCGCCCTCTGGTATTCTGGAGGGCATGCCTGTTTGAGTGTCATGTAGACTCAACCCCTCGGGTTTCCGAGTAGGTTGGATGTGGGTGCTGCCTTTCTCTGGCTCGCCTTAAAGAACTTAGTGGGGATAGCATCCTAGTCGACGTAATAAGTTTCGTCGGTGATGGTGTGAAGCCTGCTCATAACTGCCCTTGGGCACCTTTTGACTC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CGCCCTTTTGGGCTTATAACTATCCAAACCTCTGTGAACTGTGCCCTTCGGGGCTTTTTAATACAAACACTGTGTAATGAACGTTATCATTTTAACAAAACAAAACTTTCAACAACGGATCTCTTGGCTCTCGCATCGATGAAGAACGCAGCGAAATGCGATAAGTAATGTGAATTGCAGAATTCAGTGAATCATCGAATCTTTGAACGCAACTTGCGCCCTCTGGTATTCCGGAGGGCATGCCTGTTTGAGTGTCATGTAGACTCAATCCCTCGGGTTTCCGAGGAGATTGGACTTGGGTGTCTGCCTCTTCTGGCTCGCCTTAAAAGACTTAGCAGGATAGCACCATAGTCGACGTAATAAGTTTCGTCGGTGAAGGTGTGATGTCTGCTTACAATCGCCCTTGGGCACTTTTGACTCTGACCTCAAATCAGGTAGGACTACCCGCTGAACTTAA</text:p>
          </table:table-cell>
          <table:table-cell office:value-type="string" calcext:value-type="string">
            <text:p>k__Fungi;p__Basidiomycota;c__Tremellomycetes;o__Tremellales;f__Trimorphomycetaceae;g__Saitozyma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AAGTCGTAACAAGGTTTCCGTAGGTGAACCTGCGGAAGGATCATTAGTGAACGCCCTTTTGGGCTTATAACTATCCAAACCTCTGTGAACTGTGCCCTTCGGGGCTTTTTAATACAAACACTGTGTAATGAACGTTATCATTTTAACAAAACAAAACTTTCAACAACGGATCTCTTGGCTCTCGCATCGATGAAGAACGCAGCGAAATGCGATAAGTAATGTGAATTGCAGAATTCAGTGAATCATCGAATCTTTGAACGCAACTTGCGCCCTCTGGTATTCCGGAGGGCATGCCTGTTTGAGTGTCATGTAGACTCAATCCCTCGGGTTTCCGAGGAGATTGGACTTGGGTGTCTGCCTCTTCTGGCTCGCCTTAAAAGACTTAGCAGGATAGCACCATAGTCGACGTAATAAGTTTCGTCGGTGAAGGTGTGATGTCTGCTTACAATCGCCCTTGGGCACTTTTGACTCTGACCTCAAATCAGGTAGGA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GTTGACCTCGAGGGGTCTTATCAATAATCCTAGCACCTGTGAACCGTTTTTGGCCTCCGGGCCGCTTACATTACTACAAACATTATGTGAAGAACGTCTTGTTATCTTAACAAAACAAAACTTTCAACAACGGATCTCTTGGCTCTCGCATCGATGAAGAACGCAGCGAAATGCGATAAGTAATGTGAATTGCAGAATTCAGTGAATCATCGAATCTTTGAACGCACCTTGCGCCTTTTGGTATTCCGAAAGGCATGCCTGTTTGAGTGTCATGAAATCCTCAATCCCCCTCGGGTTTCTGATCCGGGGTGGACTTGGACTTGGGTGTCTGCCGTTCCGACGGCTTGCCTCAAATGACTTAGTGGGACCAACATCCACGGTTAGACGTAATAAGTTTCGTCTGGCTAGCGTGACGGCCTGCTCACAACCCCTCGCTTTGGCGTTGACATTTTTTTGACTCTGACCTCAAATCAGGTAGGGCTACCCGCTGAACTTAA</text:p>
          </table:table-cell>
          <table:table-cell office:value-type="string" calcext:value-type="string">
            <text:p>k__Fungi;p__Basidiomycota;c__Tremellomycetes;o__Trichosporonales;f__Tetragoniomycetaceae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AAGTCGTAACAAGGTTTCCGTAGGTGAACCTGCGGAAGGATCATTAATGGTTGACCTCGAGGGGTCTTATCAATAATCCTAGCACCTGTGAACCGTTTTTGGCCTCCGGGCCGCTTACATTACTACAAACATTATGTGAAGAACGTCTTGTTATCTTAACAAAACAAAACTTTCAACAACGGATCTCTTGGCTCTCGCATCGATGAAGAACGCAGCGAAATGCGATAAGTAATGTGAATTGCAGAATTCAGTGAATCATCGAATCTTTGAACGCACCTTGCGCCTTTTGGTATTCCGAAAGGCATGCCTGTTTGAGTGTCATGAAATCCTCAATCCCCCTCGGGTTTCTGATCCGGGGTGGACTTGGACTTGGGTGTCTGCCGTTCCGACGGCTTGCCTCAAATGACTTAGTGGGACCAACATCCACGGTTAGACGTAATAAGTTTCGTCTGGCTAGCGTGACGGCCTGCTCACAACCCCTCGCTTTGGCGTTGACATTTTTTTGACTCTGACCTCAAATCAGGTAGGGC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TTGCCCTAGTGGCTTAAAACTATATCCATTTACACCTGTGAACCGTTTGATTGACACTCTGTGTTGATTTTACAAACAATATGTAAAGAAAGTCAAGTTATTATAACAAAAAATAACTTTCAACAACGGATCTCTTGGCTCTCGCATCGATGAAGAACGCAGCGAAATGCGATAAGTAATGTGAATTGCAGAATTCAGTGAATCATCGAATCTTTGAACGCAACTTGCGCTCTCTGGTATTCCGGAGAGCATGCCTGTTTGAGTGTCATGAAATCTCAACCATTAGGGTTTCTTAATGGCTTGGATTTGGGTGTTGCCAGTCTCTGGCTCGCCTTAAAGGAGTTAGCGAGTTTAACAATGTCGTCTGGCGTAATAAGTTTCGCTGGTAAGACTTGTGAAGTTTGCTTCTAATCGTCTTCGGACAATTACTTTGACTCTGGCCTCAAATCAGGTAGGACTACCCGCTGAACTTAA</text:p>
          </table:table-cell>
          <table:table-cell office:value-type="string" calcext:value-type="string">
            <text:p>k__Fungi;p__Basidiomycota;c__Tremellomycetes;o__Trichosporonales;f__Trichosporon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TTGCCCTAGTGGCTTAAAACTATATCCATTTACACCTGTGAACCGTTTGATTGACACTCTGTGTTGATTTTACAAACAATATGTAAAGAAAGTCAAGTTATTATAACAAAAAATAACTTTCAACAACGGATCTCTTGGCTCTCGCATCGATGAAGAACGCAGCGAAATGCGATAAGTAATGTGAATTGCAGAATTCAGTGAATCATCGAATCTTTGAACGCAACTTGCGCTCTCTGGTATTCCGGAGAGCATGCCTGTTTGAGTGTCATGAAATCTCAACCATTAGGGTTTCTTAATGGCTTGGATTTGGGTGTTGCCAGTCTCTGGCTCGCCTTAAAGGAGTTAGCGAGTTTAACAATGTCGTCTGGCGTAATAAGTTTCGCTGGTAAGACTTGTGAAGTTTGCTTCTAATCGTCTTCGGACAATTACTTTGACTCTGGCCTCAAATCAGGTAGGACTACCCGCTGAACTTAA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TTGCCATCTTGGCTTAAACTATATCCATCTACACCTGTGAACCGTTTGATTGAATCTTCTGATTCAATTTTACAAACATTGTGTAATGAACGTCATTAGATCATAACAAAAAAAAACTTTTAACAACGGATCTCTTGGCTCTCGCATCGATGAAGAACGCAGCGAAATGCGATAAGTAATGTGAATTGCAGAATTCAGTGAATCATCGAATCTTTGAACGCAACTTGCGCTCTCTGGTATTCCGGAGAGCATGCCTGTTTGAGTGTCATGAAATCTCAACCATTAGGGTTTCTTAATGGCTTGGATTTGGAGGTTGCCATTCTAAATGGCTCCTCTTAAAGGAGTTAGCAAGTTTTACTATTGCTATCTGGCGTAATAAGTTTCGCTGGAATGGTATTGTGAAGCGTGCTTCTAATCGTCTTCGGACAATTACTTTGACTCTGGCCTCAAATCAGGTAGGACTACCCGCTGAACTTAA</text:p>
          </table:table-cell>
          <table:table-cell office:value-type="string" calcext:value-type="string">
            <text:p>k__Fungi;p__Basidiomycota;c__Tremellomycetes;o__Trichosporonales;f__Trichosporonaceae;g__Apiotrichum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AAGTCGTAACAAGGTTTCCGTAGGTGAACCTGCGGAAGGATCATTAGTGATTGCCATCTTGGCTTAAACTATATCCATCTACACCTGTGAACCGTTTGATTGAATCTTCTGATTCAATTTTACAAACATTGTGTAATGAACGTCATTAGATCATAACAAAAAAAAACTTTTAACAACGGATCTCTTGGCTCTCGCATCGATGAAGAACGCAGCGAAATGCGATAAGTAATGTGAATTGCAGAATTCAGTGAATCATCGAATCTTTGAACGCAACTTGCGCTCTCTGGTATTCCGGAGAGCATGCCTGTTTGAGTGTCATGAAATCTCAACCATTAGGGTTTCTTAATGGCTTGGATTTGGAGGTTGCCATTCTAAATGGCTCCTCTTAAAGGAGTTAGCAAGTTTTACTATTGCTATCTGGCGTAATAAGTTTCGCTGGAATGGTATTGTGAAGCGTGCTTCTAATCGTCTTCGGACAATTACTTTGACTCTGGCCTCAAATCAGGTAGGACTACCCGCTGAACTTAA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TTGCTCTCTGAGCGTTAACTATATCCATAACACCTGTGAACTGTTGATTGACTTCGGTCAATTACTTTTACAAACATTGTGTAATGAACGTCATGTTATTATAACAAAAATAACTTTCAACAACGGATCTCTTGGCTCTCGCATCGATGAAGAACGCAGCGAAATGCGATAAGTAATGTGAATTGCAGAATTCAGTGAATCATCGAATCTTTGAACGCAACTTGCGCTCTCTGGTATTCCGGAGAGCATGCCTGTTTGAGTATCATGAAATCTCAACCATTAGGGTTTCTTAATGGCTTGGATTTGAGTGATGGCAGTTCGCCTGCCTCGCTTTAAAAGAGTTAGCGTGTTTAACTTGTCGATCTGGCGTAATAAGTTTCGCTGGTAAGACTTGGGAAGTGCGCTTCTAATCGTCCTCGGACAATTCTTGAACTCTGGTCTCAAATCAGGTAGGGCTACCCGCTGAACTTAA</text:p>
          </table:table-cell>
          <table:table-cell office:value-type="string" calcext:value-type="string">
            <text:p>k__Fungi;p__Basidiomycota;c__Tremellomycetes;o__Trichosporonales;f__Trichosporonaceae;g__Cutaneotrichosporon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AGTGAATTGCTCTCTGAGCGTTAACTATATCCATAACACCTGTGAACTGTTGATTGACTTCGGTCAATTACTTTTACAAACATTGTGTAATGAACGTCATGTTATTATAACAAAAATAACTTTCAACAACGGATCTCTTGGCTCTCGCATCGATGAAGAACGCAGCGAAATGCGATAAGTAATGTGAATTGCAGAATTCAGTGAATCATCGAATCTTTGAACGCAACTTGCGCTCTCTGGTATTCCGGAGAGCATGCCTGTTTGAGTATCATGAAATCTCAACCATTAGGGTTTCTTAATGGCTTGGATTTGAGTGATGGCAGTTCGCCTGCCTCGCTTTAAAAGAGTTAGCGTGTTTAACTTGTCGATCTGGCGTAATAAGTTTCGCTGGTAAGACTTGGGAAGTGCGCTTCTAATCGTCCTCGGACAATTCTTGAACTCTGGTCTCAAATCAGGTAG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CAATTTTTCTATATTCCTTTTCTCTCCACACTACCTCTCTTCTCTTTGAGTTTGGGTGTGCGAGGAAAAGAAATATATAAACACACTGTGAACTTGTAATTGTTTTTTTGGTGGTTCCTTGGGGAGGAAAGGGTTTAGTAGAGTATTGTCTCTCTTCACACTTTTCTCCTTGCACCAAGTATAGGTGCGGTCCACCAAAAGGGAACCTCCCCTCATTCAGAGGGTGGTTTCTATTCAAACCCAACTACTCTAGTTTTTTTTTAAAGTCTTTTTTATTCAAGCCAAATTGAGAAACAACTTTTAACAACGGATCTCTTGGCTCTCGCAACGATGAAGAACGCAGCGAAATGCGATAAGTAATGTGAATTGCAGAACTTCGTGAATCATCAAATCTTTGAACGCACATTGCGCTCTATGGAAACATAGAGCATGCCTGTTTGAGTATCATTTTAACCTACTCGCAGATCTTTTTCTGTGGATTTGATAGTCTTGGAGTTCTTATCTCTCCCAGTCTTTCGAAAAATGAACTTCAAAATGGTTTCAGAGATTTTTTCCCTGGACCCCCCCAATCGTACTTGATTGTATTCAGTCACGATTGGTTGGTGTGATTTTTTTTTGAAGAGGGTGTTTTTTGTTTTTCTTCAACAAAAAAAAGCGAACTTTGAATGCTGTGGCATTTTTAATCGGTTCACAAAACTTCTCTTCAACAAAAATTTCTTTACAACTTTTTGGTCTCAAATCAGGCAAGATTACCCGCTGAACTTAA</text:p>
          </table:table-cell>
          <table:table-cell office:value-type="string" calcext:value-type="string">
            <text:p>k__Fungi;p__Chytridiomyco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CAATTTTTCTATATTCCTTTTCTCTCCACACTACCTCTCTTCTCTTTGAGTTTGGGTGTGCGAGGAAAAGAAATATATAAACACACTGTGAACTTGTAATTGTTTTTTTGGTGGTTCCTTGGGGAGGAAAGGGTTTAGTAGAGTATTGTCTCTCTTCACACTTTTCTCCTTGCACCAAGTATAGGTGCGGTCCACCAAAAGGGAACCTCCCCTCATTCAGAGGGTGGTTTCTATTCAAACCCAACTACTCTAGTTTTTTTTTAAAGTCTTTTTTATTCAAGCCAAATTGAGAAACAACTTTTAACAACGGATCTCTTGGCTCTCGCAACGATGAAGAACGCAGCGAAATGCGATAAGTAATGTGAATTGCAGAACTTCGTGAATCATCAAATCTTTGAACGCACATTGCGCTCTATGGAAACATAGAGCATGCCTGTTTGAGTATCATTTTAACCTACTCGCAGATCTTTTTCTGTGGATTTGATAGTCTTGGAGTTCTTATCTCTCCCAGTCTTTCGAAAAATGAACTTCAAAATGGTTTCAGAGATTTTTTCCCTGGACCCCCCCAATCGTACTTGATTGTATTCAGTCACGATTGGTTGGTGTGATTTTTTTTTGAAGAGGGTGTTTTTTGTTTTTCTTCAACAAAAAAAAGCGAACTTTGAATGCTGTGGCATTTTTAATCGGTTCACAAAACTTCTCTTCAACAAAAATTTCTTTACAACTTTTTGGTCTCAAATCAG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ATAAATCTAGAAGGTCTTAAAGACCTTTCTAACATCTTGTGAATCGTTTATGTCTCTAGTGTATTCTGTACGCTGAGTAAACTTTGTATTAATATTTGTCTTTAAAAATTTATAAAAGTAATTAAAACAACTTTTGACAACGGATCTCTAGGCTCTCACAACGATGAAGAACGCAGCGAATTGCGATAAGTAATGTGAATTGCAGAATTCCGTGAATCATTAAATCTTTGAACGCACATTGCACCTTTTGGAATTCCTCAAGGTATGCCTGTTCGAGAATCAGTTTAACCATCAAACCTATTGTTGCGAAATAATAGGCTTGGATTTGGGACTTCTCGATAGAGATCTCTTAATAACATTTGTTGCCTTGCTCTAACGAGATTATATGAAAGGCATGACCATTGAACGCAAGTTCTTATGATTGCAACTAGTATCTTTTAGTCATTGTAAGCGCACAGAAACTATACGAAGGCCTTAAAACCTTTAAGACTTGATCTCGAATCAGACAAGACTACCCGCTGAACTTAA</text:p>
          </table:table-cell>
          <table:table-cell office:value-type="string" calcext:value-type="string">
            <text:p>k__Fungi;p__Chytridiomycota;c__Lobulomycetes;o__Lobulomycetales;f__Lobulomycetales_fam_Incertae_sedis;g__Lobulomycetales_gen_Incertae_sedis;s__Lobulomycet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ATAAATCTAGAAGGTCTTAAAGACCTTTCTAACATCTTGTGAATCGTTTATGTCTCTAGTGTATTCTGTACGCTGAGTAAACTTTGTATTAATATTTGTCTTTAAAAATTTATAAAAGTAATTAAAACAACTTTTGACAACGGATCTCTAGGCTCTCACAACGATGAAGAACGCAGCGAATTGCGATAAGTAATGTGAATTGCAGAATTCCGTGAATCATTAAATCTTTGAACGCACATTGCACCTTTTGGAATTCCTCAAGGTATGCCTGTTCGAGAATCAGTTTAACCATCAAACCTATTGTTGCGAAATAATAGGCTTGGATTTGGGACTTCTCGATAGAGATCTCTTAATAACATTTGTTGCCTTGCTCTAACGAGATTATATGAAAGGCATGACCATTGAACGCAAGTTCTTATGATTGCAACTAGTATCTTTTAGTCATTGTAAGCGCACAGAAACTATACGAAGGCCTTAAAACCTTTAAGACTTGATCTCGAATCAGA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ACAAATTGAAAGATCTTAAAGATCTCTCTAACACACTGTGAACTAGTATATTGTCTCTTGCGTGCCCCTTTGGCGGCACGCATATTTTAAACCCTTGCTAATAAACTTTGTCTAGAAACTAATGAAAAAAGTAATTAAAAACAACTTTTGACAACGGATCTCTAGGCTCTCACAACGATGAAGAACGCAGCGAATTGCGATAAGTAATGTGAATTGCAGAATTCCGTGAATCATTAAATCTTTGAACGCACATTGCGCCTTTTGGTATTCCTCAAGGCATGCCTGTTTGAGAATCAGTTTAACTATCAAGTCTATTACTGAAAAGTAGTAGTACTTGGATCTGGGAATGCTCGTAAGAGATTTCTTAATAACATTTGTGGCCTTACTCTTGGGAGATGAGTATGAAAGGCATGACCATTGAACGAAAGTTCTTATGATTGCAACTAGTACACATTAAGCTTGGGTGCGGGAAACATTAATGAACACGAAGAGTTGTTAAAGACTCTTTAAGACTTGATCTCAAATCAGACAAGACTACCCGCTGAACTTAA</text:p>
          </table:table-cell>
          <table:table-cell office:value-type="string" calcext:value-type="string">
            <text:p>k__Fungi;p__Chytridiomycota;c__Lobulomycetes;o__Lobulomycetales;f__Lobulomycetales_fam_Incertae_sedis;g__Lobulomycetales_gen_Incertae_sedis;s__Lobulomycetales_sp;sh__SH012053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ACAAATTGAAAGATCTTAAAGATCTCTCTAACACACTGTGAACTAGTATATTGTCTCTTGCGTGCCCCTTTGGCGGCACGCATATTTTAAACCCTTGCTAATAAACTTTGTCTAGAAACTAATGAAAAAAGTAATTAAAAACAACTTTTGACAACGGATCTCTAGGCTCTCACAACGATGAAGAACGCAGCGAATTGCGATAAGTAATGTGAATTGCAGAATTCCGTGAATCATTAAATCTTTGAACGCACATTGCGCCTTTTGGTATTCCTCAAGGCATGCCTGTTTGAGAATCAGTTTAACTATCAAGTCTATTACTGAAAAGTAGTAGTACTTGGATCTGGGAATGCTCGTAAGAGATTTCTTAATAACATTTGTGGCCTTACTCTTGGGAGATGAGTATGAAAGGCATGACCATTGAACGAAAGTTCTTATGATTGCAACTAGTACACATTAAGCTTGGGTGCGGGAAACATTAATGAACACGAAGAGTTGTTAAAGACTCTTTAAGACTTGATCTCAAATCAGA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ACAAATAAATTTAGGCCCCCGGCTGCCCCTCAAAGGCGATGGGGAAAACCTAAACATTTGTGTGCACCATATCTGTTTTTGGCAGTTCGAGTGTCCTGAGTTTAAACAACAGACTCAGGTACCTACCTAGGCAAACCTTCGGGTGCTGAGGTTGGGCTGCCGCCCACTTTGAACTAACTTTTGTTTCATATTAATGCCTGAAATTGTTTGATCTTCACAGATTGAATTTTAAATACAACTTTTGACAACGGATCTCTTGGCTCTCGCAACGATGAAGAACGCAGCGAAATGCGATAAGTAATGTGAATTGCAGAATTCAGTGAATCATCGAATCTTTGAACGCACATTGCGCTCTTTGGTATTCCGGAGAGCATGCCTGTTTGAGAATCAGTAAATCTATCAACCGCTTTATTGCGGTTGGATATGGGTCCTTTGAGACTTCACAGCCTCAATGACCTGAAATGAAATGTTACGCATCCTTGGACTAACAGTTCTTGGGCATACGCATGAATGAGGCAACTCACAAGTACGTCTGTTCTCATGGAATTGTCGGTTTGATTGGACTGGGTAACTCAACTATTATCCAGAGTTGGACGACGTCAGTCAGCCTTCTTTGAACACTTGGTCTCAAATCAGGTAGGAAAACCCGCTGAACTTAA</text:p>
          </table:table-cell>
          <table:table-cell office:value-type="string" calcext:value-type="string">
            <text:p>k__Fungi;p__Chytridiomycota;c__Rhizophlyctidomycetes;o__Rhizophlyctidales;f__Rhizophlyctidaceae;g__Rhizophlyctis;s__Rhizophlyctis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AACCGTAGGTGAACCTGCGGTTGGATCATTAACAAATAAATTTAGGCCCCCGGCTGCCCCTCAAAGGCGATGGGGAAAACCTAAACATTTGTGTGCACCATATCTGTTTTTGGCAGTTCGAGTGTCCTGAGTTTAAACAACAGACTCAGGTACCTACCTAGGCAAACCTTCGGGTGCTGAGGTTGGGCTGCCGCCCACTTTGAACTAACTTTTGTTTCATATTAATGCCTGAAATTGTTTGATCTTCACAGATTGAATTTTAAATACAACTTTTGACAACGGATCTCTTGGCTCTCGCAACGATGAAGAACGCAGCGAAATGCGATAAGTAATGTGAATTGCAGAATTCAGTGAATCATCGAATCTTTGAACGCACATTGCGCTCTTTGGTATTCCGGAGAGCATGCCTGTTTGAGAATCAGTAAATCTATCAACCGCTTTATTGCGGTTGGATATGGGTCCTTTGAGACTTCACAGCCTCAATGACCTGAAATGAAATGTTACGCATCCTTGGACTAACAGTTCTTGGGCATACGCATGAATGAGGCAACTCACAAGTACGTCTGTTCTCATGGAATTGTCGGTTTGATTGGACTGGGTAACTCAACTATTATCCAGAGTTGGACGACGTCAGTCAGCCTTCTTTGAACACTTGGTCTCAAATCAGGTAGGAAA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AAAATGATATATTTCTAGGTTTGTAGTCTATTACTTTACGGTAATGTGATTCGCCTAGAAATATCAACAACCCAATGTGCACTGTTTCTGTTTTTCGGGTGATTGATTTCTGCAGTAATTTAATTATTACGGTTTAAAGAAATTGCCCGGCAGTTTATAAACCCAATTTTAATTATTAGTCTGATTATTTCTGAAAATGAAATGAAAACAACTTTTGACAACGGATCTCTTGGCTCTCGCAACGATGAAGAACGCAGCGAAATGCGATACGTAATGTGAATTGCAGAATTCCGTGAATCATCAAATCTTTGAACGCACATTGCACTCTGTTTACGCAGAGTATGCCTGTTTGAGAATCTATAGTATTCTTTTTCTCTATAAGATTTTTAATTTTATATGGGAAAGTTTTGCGGATTTTGGGTCATTAAAAAACCCAATTCTGTTAAATCTATAGTCATTTTTTTTATAGTCAATGTTTGAACTCTCTATAAAAACTTTGCAGAAATGTATTTGAATGAACCTACCAGTTCTCCTTATACAAATTACGCAGAGAGAGATTAGTTTTCTATAAAAGATAATGCCCATAACCATTAAAAAAGTAGATCGTTAGATTTATTTTTTGAACCATGGTCTCAAATCAGGTAGGATTACCCGCTGAACTTAA</text:p>
          </table:table-cell>
          <table:table-cell office:value-type="string" calcext:value-type="string">
            <text:p>k__Fungi;p__Chytridiomycota;c__Rhizophydiomycetes;o__Rhizophydiales;f__Operculomycetaceae;g__Operculomyces;s__Operculomyces_sp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AAGTCGTAACAAGGTAACCGTAGGTGAACCTGCGGTTGGATCATTACAAAATGATATATTTCTAGGTTTGTAGTCTATTACTTTACGGTAATGTGATTCGCCTAGAAATATCAACAACCCAATGTGCACTGTTTCTGTTTTTCGGGTGATTGATTTCTGCAGTAATTTAATTATTACGGTTTAAAGAAATTGCCCGGCAGTTTATAAACCCAATTTTAATTATTAGTCTGATTATTTCTGAAAATGAAATGAAAACAACTTTTGACAACGGATCTCTTGGCTCTCGCAACGATGAAGAACGCAGCGAAATGCGATACGTAATGTGAATTGCAGAATTCCGTGAATCATCAAATCTTTGAACGCACATTGCACTCTGTTTACGCAGAGTATGCCTGTTTGAGAATCTATAGTATTCTTTTTCTCTATAAGATTTTTAATTTTATATGGGAAAGTTTTGCGGATTTTGGGTCATTAAAAAACCCAATTCTGTTAAATCTATAGTCATTTTTTTTATAGTCAATGTTTGAACTCTCTATAAAAACTTTGCAGAAATGTATTTGAATGAACCTACCAGTTCTCCTTATACAAATTACGCAGAGAGAGATTAGTTTTCTATAAAAGATAATGCCCATAACCATTAAAAAAGTAGATCGTTAGATTTATTTTTTGAACCATGGTCTCAAATCAGGT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AAAATGATGGTTTTTTAGCTTGAGCTGCTTTCGAGTGGCTCGCTAAAAGACTTATTCACCCTTGTGCATCGTAATGTTTTTTGGGTCGGTTTTACGACTGGCCCAGCATTTATAAACACCTTTTTTAATTTGACTGAATTTTTTTGAAAAATAAAAAATAACAACTTTTGACAACGGATCTCTTGGCTCTCGCAACGATGAAGAACGCAGCGAAATGCGATACGTAATGTGAATTGCAGAATTCCGTGAATCATCGAATCTTTGAACGCACATTGCACTCTATTTCGGTAGAGTATGCCTGTTTGAGAATCTATAGTATTTATTTTGCCTTTATGCTTTTAACAGAGTGTAAAGAACAAAGAGATGTGGATTGATTTTTAAATCTTCCTCGAAATCTATAGCTGAACTGTGCCTAGAGTGTTTGACTCTTTGCAAAGCATCAGAAACGTATTTGAATGAGATTTATCTCTTATAATGCTTATTATGGTGCAGTAAAGATTAGCTCAAAGCTACTTTGCAGTTTATAACCATTAAAGCCGTAAAAAGCTTGAACCATGGTCTCAAATCAGGTAGGAATACCCGCTGAACTTAA</text:p>
          </table:table-cell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AAAATGATGGTTTTTTAGCTTGAGCTGCTTTCGAGTGGCTCGCTAAAAGACTTATTCACCCTTGTGCATCGTAATGTTTTTTGGGTCGGTTTTACGACTGGCCCAGCATTTATAAACACCTTTTTTAATTTGACTGAATTTTTTTGAAAAATAAAAAATAACAACTTTTGACAACGGATCTCTTGGCTCTCGCAACGATGAAGAACGCAGCGAAATGCGATACGTAATGTGAATTGCAGAATTCCGTGAATCATCGAATCTTTGAACGCACATTGCACTCTATTTCGGTAGAGTATGCCTGTTTGAGAATCTATAGTATTTATTTTGCCTTTATGCTTTTAACAGAGTGTAAAGAACAAAGAGATGTGGATTGATTTTTAAATCTTCCTCGAAATCTATAGCTGAACTGTGCCTAGAGTGTTTGACTCTTTGCAAAGCATCAGAAACGTATTTGAATGAGATTTATCTCTTATAATGCTTATTATGGTGCAGTAAAGATTAGCTCAAAGCTACTTTGCAGTTTATAACCATTAAAGCCGTAAAAAGCTTGAACCATGGTCTCAA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TGATTACCAGCTCTATGGGTTGATTCGCAAGAGTCCCCGTAGGGTTGATCAACCCTTTGTGCACTGTATCGTTTTTTGGGTTTCCTACATAGCTGGGTGTTTATTTTTATTCACGCCCAACTGGAGGCCCAGCATTTATACAAACCATACCAATTTTGACTTAATCCTATGAAAATAGAAACAACTTTTGACAACGGATCTCTTGGCTCTCGCAACGATGAAGAACGCAGCGAAATGCGATACGTAATGTGAATTGCTTTCCGTGAATCATCGAATCTTTGAACGCACATTGCACTCCTTTGGAGTATGCCTGTTTGAGAATCTATAGTATTTATTTTTGGCTTTCTAGCAATAGGGGGCCAAAAGATTTGAGGTGTCTCCTCTACCTAGTAGAGAGAGTACCTTTAATAGTATAGCCTCTTTTGTGGTAAATTACTCTGCAGAACAGTATTTGAATGGAACTTTGTTTCTTTAATGCCCAATATGCAGATTGCCTATAAAAAGGGGGTCCATAACTTGAAAGTAACCCAGTTACTTGAACCATGGTCTCAAATCAGGTAGGAATACCCGCTGAACTTAA</text:p>
          </table:table-cell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AACCGTAGGTGAACCTGCGGTTGGATCATTACTGATTACCAGCTCTATGGGTTGATTCGCAAGAGTCCCCGTAGGGTTGATCAACCCTTTGTGCACTGTATCGTTTTTTGGGTTTCCTACATAGCTGGGTGTTTATTTTTATTCACGCCCAACTGGAGGCCCAGCATTTATACAAACCATACCAATTTTGACTTAATCCTATGAAAATAGAAACAACTTTTGACAACGGATCTCTTGGCTCTCGCAACGATGAAGAACGCAGCGAAATGCGATACGTAATGTGAATTGCTTTCCGTGAATCATCGAATCTTTGAACGCACATTGCACTCCTTTGGAGTATGCCTGTTTGAGAATCTATAGTATTTATTTTTGGCTTTCTAGCAATAGGGGGCCAAAAGATTTGAGGTGTCTCCTCTACCTAGTAGAGAGAGTACCTTTAATAGTATAGCCTCTTTTGTGGTAAATTACTCTGCAGAACAGTATTTGAATGGAACTTTGTTTCTTTAATGCCCAATATGCAGATTGCCTATAAAAAGGGGGTCCATAACTTGAAAGTAACCCAGTTACTTGAACCATGGTCTCA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TGATTTCTGCCGAGGTAGGTCGAGTCTCTCGGGACTCCCTGCCGGAGCGATACACCACTTGTGCACCATAATGTCTTTTGGGTCATGGAAGTCGATTGGCAACCGTGGCCCAGCTTTATAAACCAATTAATTTTTTGTCTGAAATAATCTAGTAATAGAAACAACTTTTGACAACGGATCTCTTGGCTCTCGCAACGATGAAGAACGCAGCGAAATGCGATACGTAATGTGAATTGCTTTCCGTGAATCATCGAATCTTTGAACGCACATTGCACTCTTTTAGAGTATGCCTGTTTGAGAATCTATAGTATTTATTTTTGTCTATATTTTTTAGGAAGTATAGGTAAAAGATATGGGGTTTCCCTCGCAAGGGGGTACTCTGAAATAGATTGCCTCTGTTTTGATAGACTCGACGAAGTTTTTCAATCCTGCAGAAAAGTATTTGAATGGAACTGTGGTTTCTCAATATGCTGAATATGTGGGGGAAAGATGGAGAATCTATTTGGCAGATGTCCATACCCTATAAGTCGGTCTTAGGATCGGCTTGAACCATGGTCTCAAATCAGGTAGGAAGACCCGCTGAACTTAA</text:p>
          </table:table-cell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TGATTTCTGCCGAGGTAGGTCGAGTCTCTCGGGACTCCCTGCCGGAGCGATACACCACTTGTGCACCATAATGTCTTTTGGGTCATGGAAGTCGATTGGCAACCGTGGCCCAGCTTTATAAACCAATTAATTTTTTGTCTGAAATAATCTAGTAATAGAAACAACTTTTGACAACGGATCTCTTGGCTCTCGCAACGATGAAGAACGCAGCGAAATGCGATACGTAATGTGAATTGCTTTCCGTGAATCATCGAATCTTTGAACGCACATTGCACTCTTTTAGAGTATGCCTGTTTGAGAATCTATAGTATTTATTTTTGTCTATATTTTTTAGGAAGTATAGGTAAAAGATATGGGGTTTCCCTCGCAAGGGGGTACTCTGAAATAGATTGCCTCTGTTTTGATAGACTCGACGAAGTTTTTCAATCCTGCAGAAAAGTATTTGAATGGAACTGTGGTTTCTCAATATGCTGAATATGTGGGGGAAAGATGGAGAATCTATTTGGCAGATGTCCATACCCTATAAGTCGGTCTTAGGATCGGCTTGAACCATGGTCTCAA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TGATTTCTGCCTAGGCTGGTTGAGTCTCTAGGGACTCCCAGCCGAAGCGATATACCACTTGTGCACCATGATGTCTTTTGGGTCTTGGAAGCTGCTCTAGAGTGGTGACCTTGACCCAGCGTTGTAAACCAATTAATTTTTTGTCTGAAATTTCTATTAATAGAAACAACTTTTGACAACGGATCTCTTGGCTCTCGCAACGATGAAGAACGCAGCGAAATGCGATACGTAATGTGAATTGCTTTCCGTGAATCATCGAATCTTTGAACGCACATTGCACTCTTTTAGAGTATGCCTGTTTGAGAATCTATAGTATTAATTTTTGGCTGTTTTTCTTTGGAAAAACAGGCAGAAGATATGGAGTTTCCCTCGCAAGAGGGTTCTTTAAAATAGATTGCCTTTGTATTTGTTGGACTCGACGAAGTTTTTCAAAACCCGCAGAAAAGTATTTGAATGGAACCCTGGTTTCTCTTGATGCTGAATATGCAGGCGAAAGATGGAGTTTCCTTCAGGCAGAGGTCCATACCTATAAGTCAGTCTTAGGACTGGCTTGAACCATGGTCTCAAATCAGGTAGGAAGACCCGCTGAACTTAA</text:p>
          </table:table-cell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TGATTTCTGCCTAGGCTGGTTGAGTCTCTAGGGACTCCCAGCCGAAGCGATATACCACTTGTGCACCATGATGTCTTTTGGGTCTTGGAAGCTGCTCTAGAGTGGTGACCTTGACCCAGCGTTGTAAACCAATTAATTTTTTGTCTGAAATTTCTATTAATAGAAACAACTTTTGACAACGGATCTCTTGGCTCTCGCAACGATGAAGAACGCAGCGAAATGCGATACGTAATGTGAATTGCTTTCCGTGAATCATCGAATCTTTGAACGCACATTGCACTCTTTTAGAGTATGCCTGTTTGAGAATCTATAGTATTAATTTTTGGCTGTTTTTCTTTGGAAAAACAGGCAGAAGATATGGAGTTTCCCTCGCAAGAGGGTTCTTTAAAATAGATTGCCTTTGTATTTGTTGGACTCGACGAAGTTTTTCAAAACCCGCAGAAAAGTATTTGAATGGAACCCTGGTTTCTCTTGATGCTGAATATGCAGGCGAAAGATGGAGTTTCCTTCAGGCAGAGGTCCATACCTATAAGTCAGTCTTAGGACTGGCTTGAACCATGGTCTCAA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TGATTTCTGCCTAGGCTGGTTGAGTCTCTAGGGACTCCCGGCCAAAGCGATATACCACTTGTGCACCATGATGTCTTTTGGGTTTTGGAAGCAGCTCTTGAGCGGCGACCTTGACCCAGCGTTTTAAACCAATTAATTTTTTGTCTGAAATTTCTATAAATAGAAACAACTTTTGACAACGGATCTCTTGGCTCTCGCAACGATGAAGAACGCAGCGAAATGCGATACGTAATGTGAATTGCTTTCCGTGAATCATCGAATCTTTGAACGCACATTGCACTCTTTTAGAGTATGCCTGTTTGAGAATCTATAGTATTAATTTTTGGCTGTTTTTCTTTAGAAAAATAGGCAAGAGATATGGAGTTTCCCCCGCAAGAGGGTGCTTTGAAATAGATTGCCTTTGTTTTTGTTGGACTCGACGAAGTTTTTCAAAACCCGCAGAAAAGTATTTGAATGGAACCGTGGTTTCTCTTGATGCTGAATATGCAGGCGAAAGATGGAGTTTCCTTCAGGCAAAGGCCCATACCTAATAAGTCAGTTTTAGGACTGGCTTGAACCATGGTCTCAAATCAGGTAGGAAGACCCGCTGAACTTAA</text:p>
          </table:table-cell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TGATTTCTGCCTAGGCTGGTTGAGTCTCTAGGGACTCCCGGCCAAAGCGATATACCACTTGTGCACCATGATGTCTTTTGGGTTTTGGAAGCAGCTCTTGAGCGGCGACCTTGACCCAGCGTTTTAAACCAATTAATTTTTTGTCTGAAATTTCTATAAATAGAAACAACTTTTGACAACGGATCTCTTGGCTCTCGCAACGATGAAGAACGCAGCGAAATGCGATACGTAATGTGAATTGCTTTCCGTGAATCATCGAATCTTTGAACGCACATTGCACTCTTTTAGAGTATGCCTGTTTGAGAATCTATAGTATTAATTTTTGGCTGTTTTTCTTTAGAAAAATAGGCAAGAGATATGGAGTTTCCCCCGCAAGAGGGTGCTTTGAAATAGATTGCCTTTGTTTTTGTTGGACTCGACGAAGTTTTTCAAAACCCGCAGAAAAGTATTTGAATGGAACCGTGGTTTCTCTTGATGCTGAATATGCAGGCGAAAGATGGAGTTTCCTTCAGGCAAAGGCCCATACCTAATAAGTCAGTTTTAGGACTGGCTTGAACCATGGTCTCAA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AAAAGATCTTAGCCTGCACCCTTCTTGTGGACTGCTTGCGGACCATATACCAGGGATGAGGCTAAATTCCCCGAAATGGGAATAACATCATGTGAACTGTTCTGTCTCTGGCGGTGGGATGGCTAAACACCATCTGTCAGCATCCGAGGTTTTCCTCGGTGTGCCGTGGACAAGCCGCCAACGGTGTATGTTTCATACAAACTTTTTGTTTCATTAAAATTGTCTGACCTACTTTTGTATCTAAAATATACAAAAACAACTTTTGGCAACGGATCTCTTGGCTCCCGCAACGATGAAGAACGCAGCGAAATGCGATATGTAGTGTGAATTGCAGAATTCAGTGAATCATCGAATCTTTGAACGCACATTGCGCTCTCTGGTATTCCGGGGAGCATGCTCGTTTCAGAATCATTAAAATTCTCAAAGATACAGTCTTTGTTTCTACAATGCTGCATCTTTTGGATGTGAGCCGTTTTGTCGTATGGCAATGGCTTGAAAATGATTGTGTTTGCACCAGCTATATGGCTCGGTTCTTAACAAGTGCAACAGATGTTAACTCATTCGTTATCTCTTGAAGAGGATCGTTTCCAGGTACTGGTTGATACACTCAAAACCAAAACACTTTCGTTGATCCTTGGATCTTCGACTGATAACTTGGTCTGAAATCGAGCAAGAAAACCCGCTGAACTTAA</text:p>
          </table:table-cell>
          <table:table-cell office:value-type="string" calcext:value-type="string">
            <text:p>k__Fungi;p__Chytridiomycota;c__Spizellomycetes;o__Spizellomycetales;f__Powellomycet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AAAAGATCTTAGCCTGCACCCTTCTTGTGGACTGCTTGCGGACCATATACCAGGGATGAGGCTAAATTCCCCGAAATGGGAATAACATCATGTGAACTGTTCTGTCTCTGGCGGTGGGATGGCTAAACACCATCTGTCAGCATCCGAGGTTTTCCTCGGTGTGCCGTGGACAAGCCGCCAACGGTGTATGTTTCATACAAACTTTTTGTTTCATTAAAATTGTCTGACCTACTTTTGTATCTAAAATATACAAAAACAACTTTTGGCAACGGATCTCTTGGCTCCCGCAACGATGAAGAACGCAGCGAAATGCGATATGTAGTGTGAATTGCAGAATTCAGTGAATCATCGAATCTTTGAACGCACATTGCGCTCTCTGGTATTCCGGGGAGCATGCTCGTTTCAGAATCATTAAAATTCTCAAAGATACAGTCTTTGTTTCTACAATGCTGCATCTTTTGGATGTGAGCCGTTTTGTCGTATGGCAATGGCTTGAAAATGATTGTGTTTGCACCAGCTATATGGCTCGGTTCTTAACAAGTGCAACAGATGTTAACTCATTCGTTATCTCTTGAAGAGGATCGTTTCCAGGTACTGGTTGATACACTCAAAACCAAAACACTTTCGTTGATCCTTGGATCTTCGACTGATAACTTGGTCTGAAATCGAGCAAGAAA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ACTATAAATATCCACGGCCCGACGGCATACGTTAAACAGGAGACTTTGTCCCATTGACGTTGTTGTAGGGAACCTGGTAACATTATGTGAACTGTATTGTCTCTGGCGGGGGGGGTGGAGTATAAGTCATTTACTCTATCTGTCAGCTTGACGCTAATATTTTGTCAAGCCGTGGACATCCCGTCAAACTCTTGTAAAACCTATTGCCTGTTTTTTATGTCTGACATTTTTTGTATGAAATATACAAACAACTTTTGGCAACGGATCTCTTGGCTCTCGCAACGATGAAGAACGCAGCGAAATGCGATAAGTAGTGTGAATTGCAGAATTCAGTGAATCATCGAATCTTTGAACGCACCTTGCGCTTCCTGGTATTCCGGGGAGCATGCCCGTTTCAGAATCATTAAAATCTCACAAACTGTTATGTCATTGCACTTATAGTATTGTGGATTTGGATGCTTTGCCTCAGGCAATCACCAGAAAAAGATTGTATGTGCGCCAATAGGACAAAATTGGTTATCAAAAGTGCAACAGAGGAAACTCCATTCGCTTTTGGCAATTTATTTTGATACTGATGGAACATGTGCTCCAACTATCAACAAGTGTCAAACTATTTTGGTTTGCTGCTTGATAACTTGGTCTGAAATCGGGCAAGAAAACCCGCTGAACTTAA</text:p>
          </table:table-cell>
          <table:table-cell office:value-type="string" calcext:value-type="string">
            <text:p>k__Fungi;p__Chytridiomycota;c__Spizellomycetes;o__Spizellomycetales;f__Spizellomycetaceae;g__Spizellomyces;s__Spizellomyces_lactosolyticus;sh__SH0013451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ACTATAAATATCCACGGCCCGACGGCATACGTTAAACAGGAGACTTTGTCCCATTGACGTTGTTGTAGGGAACCTGGTAACATTATGTGAACTGTATTGTCTCTGGCGGGGGGGGTGGAGTATAAGTCATTTACTCTATCTGTCAGCTTGACGCTAATATTTTGTCAAGCCGTGGACATCCCGTCAAACTCTTGTAAAACCTATTGCCTGTTTTTTATGTCTGACATTTTTTGTATGAAATATACAAACAACTTTTGGCAACGGATCTCTTGGCTCTCGCAACGATGAAGAACGCAGCGAAATGCGATAAGTAGTGTGAATTGCAGAATTCAGTGAATCATCGAATCTTTGAACGCACCTTGCGCTTCCTGGTATTCCGGGGAGCATGCCCGTTTCAGAATCATTAAAATCTCACAAACTGTTATGTCATTGCACTTATAGTATTGTGGATTTGGATGCTTTGCCTCAGGCAATCACCAGAAAAAGATTGTATGTGCGCCAATAGGACAAAATTGGTTATCAAAAGTGCAACAGAGGAAACTCCATTCGCTTTTGGCAATTTATTTTGATACTGATGGAACATGTGCTCCAACTATCAACAAGTGTCAAACTATTTTGGTTTGCTGCTTGATAACTTGGTCTGAAATCGGGCAAGAAA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GACAAATCTAAAACCGTTGCGTGGACGCTTAGCAATAGGCGCTTCACGTCAACAAATCCTAACCTGTGAATCGCAGCACGCAAGTGTTGTCTGTGTGTCGTGTGTTAGCTGGTGGTACATAAAACATACTGCCACTTCACGCACACATAAAATTAACGTAACAAATGTCTTGAAATACAAACTAAAAAATACAACTTTTAGCAATGGATCTCTTGGCTTCTGTAACGATGAAGAACGCAGTGAAATGCGATAACTAATGTGAATTGCATTATCTCGTGAATCATCGAGTCTTTGAACGCATCTTGCACTTTTTAGGTCTCCTAGAAAGTATACTTGTTTGAGTATCATTAACATTAACTCCAAGCTTCCGCTTGGGAATTGAGACTTTAAGCCGCGCAAGCAGCCTATGTCTTTTAAGTGATATGTAGAGTGTTGTGCTAGTCACAAGCCTCCTCCCATACCAAATGTGAGATAAACATCGCACAGAGTAGTTGAGAAGGTCAAGCTCCGCTACGCCCAGAAGTGTGTGCTTCTTGTCACACTTCAACCCCACTTTGAATCAGTGATCTCAAATCAAGTAAGACTACCCGCTGAACTTAA</text:p>
          </table:table-cell>
          <table:table-cell office:value-type="string" calcext:value-type="string">
            <text:p>k__Fungi;p__Fungi_phy_Incertae_sedis;c__Fungi_cls_Incertae_sedis;o__Fungi_ord_Incertae_sedis;f__Fungi_fam_Incertae_sedis;g__Fungi_gen_Incertae_sedis;s__Fungi_s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GACAAATCTAAAACCGTTGCGTGGACGCTTAGCAATAGGCGCTTCACGTCAACAAATCCTAACCTGTGAATCGCAGCACGCAAGTGTTGTCTGTGTGTCGTGTGTTAGCTGGTGGTACATAAAACATACTGCCACTTCACGCACACATAAAATTAACGTAACAAATGTCTTGAAATACAAACTAAAAAATACAACTTTTAGCAATGGATCTCTTGGCTTCTGTAACGATGAAGAACGCAGTGAAATGCGATAACTAATGTGAATTGCATTATCTCGTGAATCATCGAGTCTTTGAACGCATCTTGCACTTTTTAGGTCTCCTAGAAAGTATACTTGTTTGAGTATCATTAACATTAACTCCAAGCTTCCGCTTGGGAATTGAGACTTTAAGCCGCGCAAGCAGCCTATGTCTTTTAAGTGATATGTAGAGTGTTGTGCTAGTCACAAGCCTCCTCCCATACCAAATGTGAGATAAACATCGCACAGAGTAGTTGAGAAGGTCAAGCTCCGCTACGCCCAGAAGTGTGTGCTTCTTGTCACACTTCAACCCCACTTTGAATCAGT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CGTATCCACGTATAAACCACTGCGAACTGTTTCCCTTTGGAGGTTCTAGGTTTGGCTTGACCAAGTCTTTTCAATGTCGTGATGGAAAAGCGGTCTATGCCGTGAGAGTCACTTCGGTGCCTCTCCGCCTGAATCTTTGAAGTGGTTATTCATCACGTCTACCATTTAACATTAACCCCTTTAACTTTTTTGAACTGAAACTTAAGCATGATGTAAAGTCTGCCTTCGGGCTCACTTGATCATGTCTTTACTTACGAAACTACGAACAATTCTTAACAACGGATATCTTGGCTCTGATAACGATGAAGAACGCAGCGAAATGCGATACGTAATGCGAATTGCAGAACTCAGTGAATCATCAAATCTTTGAACGCAAATGGCGCTCTCGGGATAGGCCTGGGAGCACGCCTCTTTGAGTGTCGATTCAATCAAACTCAGCGACCTGCTCTTTAAATGGTGCGGGTGCAGCTGAACATTGAGTGTCTCACGAAAGTGTGTCACTTTAAGCGGAGCGAGTCTCCTTTTTTCTAGCACTTGCTGAGCTTCGGCTCTGGCATAGCCTAGGATGAGTTTTGCCCTGCAAACTTGTGCCTGCTAGTGATGCGGATAATCACATCTGTGTGTTCCATCATGACTGGTAGGAGCGAGCTTCTAAGCAAACGGCTTTAGTGTCCGGCTCTTTCTTGTGCGAACCTGCAAGAAGAATGTGAAAGACAGATCGGGGGTCAGCAGCAATGCTCGGCCTTCAATACCTCTTTGACTTAGACCTCAAATGAAGCGAGACAACCCGCTGAACTTAA</text:p>
          </table:table-cell>
          <table:table-cell office:value-type="string" calcext:value-type="string">
            <text:p>k__Fungi;p__Fungi_phy_Incertae_sedis;c__Fungi_cls_Incertae_sedis;o__Fungi_ord_Incertae_sedis;f__Fungi_fam_Incertae_sedis;g__Fungi_gen_Incertae_sedis;s__Fungi_sp;sh__SH0158010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CGTATCCACGTATAAACCACTGCGAACTGTTTCCCTTTGGAGGTTCTAGGTTTGGCTTGACCAAGTCTTTTCAATGTCGTGATGGAAAAGCGGTCTATGCCGTGAGAGTCACTTCGGTGCCTCTCCGCCTGAATCTTTGAAGTGGTTATTCATCACGTCTACCATTTAACATTAACCCCTTTAACTTTTTTGAACTGAAACTTAAGCATGATGTAAAGTCTGCCTTCGGGCTCACTTGATCATGTCTTTACTTACGAAACTACGAACAATTCTTAACAACGGATATCTTGGCTCTGATAACGATGAAGAACGCAGCGAAATGCGATACGTAATGCGAATTGCAGAACTCAGTGAATCATCAAATCTTTGAACGCAAATGGCGCTCTCGGGATAGGCCTGGGAGCACGCCTCTTTGAGTGTCGATTCAATCAAACTCAGCGACCTGCTCTTTAAATGGTGCGGGTGCAGCTGAACATTGAGTGTCTCACGAAAGTGTGTCACTTTAAGCGGAGCGAGTCTCCTTTTTTCTAGCACTTGCTGAGCTTCGGCTCTGGCATAGCCTAGGATGAGTTTTGCCCTGCAAACTTGTGCCTGCTAGTGATGCGGATAATCACATCTGTGTGTTCCATCATGACTGGTAGGAGCGAGCTTCTAAGCAAACGGCTTTAGTGTCCGGCTCTTTCTTGTGCGAACCTGCAAGAAGAATGTGAAAGACAGATCGGGGGTCAGCAGCAATGCTCGGCCTTCAATACCTCTTTGACTTAGACCTCAAATGAAGCGAGACA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CGTATCCACGTATAAACCACTGCGAACTGTTTCCCTTTGGAGGTTCTAGGTTTGGCTTGATCAATCTTTCCAATGTCGTGATGGGAAAGCGATCTCTGCCGTGAAAGAAGCGCTTCGGCGTTCCTCTCCGCCTGAATCTTTGAAGCGGTTATTCATCACGTCTACAATTTAACATTAACCCCTTTAAACTTTTTGAACTGAAACTTAAGCGTGATGTAAAGTCTGCCTTCGGGCTCACTTGATCATGTCTTTACTTACGAAACTACGAACAATTCTTAACAACGGATATCTTGGCTCTGATAACGATGAAGAACGCAGCGAAATGCGATACGTAATGCGAATTGCAGAACTCAGTGAATCATCAAATCTTTGAACGCAAATGGCGCTCTCGGGATAGGCCTGGGAGCACGCCTCTTTGAGTGTCGATTCAATCAAACTCAGCGACCTGCTCTTTATTGGTGCGGGATGCAGCTGAACATTGAGTGTCTCACGAAAGTGTGTCACTTTAAGCGGAGCGAGTCTCCTTTTTTCTAGCACTTGCAAAGCTTCGGCTCTGCATAGCCTAGGATGAGTTTTGCCCTGCAAACTCGTGCCTGCTAGTGATGCGGATAATCACATTTGTGTGTTCCATCATGACTGGTAGGAGCGAACTACAAGGCAAACGGCTTTAGTGTCCGGCTCTTTCTTGTGCGAAAATGCAAGAAGAATGTGAAAGACAGATCGGGGACCAGCAGCAATGCTCGGCCTTCAACACCTTTTTGACTTAGACCTCAAATGAAGCGAGACAACCCGCTGAACTTAA</text:p>
          </table:table-cell>
          <table:table-cell office:value-type="string" calcext:value-type="string">
            <text:p>k__Fungi;p__Fungi_phy_Incertae_sedis;c__Fungi_cls_Incertae_sedis;o__Fungi_ord_Incertae_sedis;f__Fungi_fam_Incertae_sedis;g__Fungi_gen_Incertae_sedis;s__Fungi_sp;sh__SH0158010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CGTATCCACGTATAAACCACTGCGAACTGTTTCCCTTTGGAGGTTCTAGGTTTGGCTTGATCAATCTTTCCAATGTCGTGATGGGAAAGCGATCTCTGCCGTGAAAGAAGCGCTTCGGCGTTCCTCTCCGCCTGAATCTTTGAAGCGGTTATTCATCACGTCTACAATTTAACATTAACCCCTTTAAACTTTTTGAACTGAAACTTAAGCGTGATGTAAAGTCTGCCTTCGGGCTCACTTGATCATGTCTTTACTTACGAAACTACGAACAATTCTTAACAACGGATATCTTGGCTCTGATAACGATGAAGAACGCAGCGAAATGCGATACGTAATGCGAATTGCAGAACTCAGTGAATCATCAAATCTTTGAACGCAAATGGCGCTCTCGGGATAGGCCTGGGAGCACGCCTCTTTGAGTGTCGATTCAATCAAACTCAGCGACCTGCTCTTTATTGGTGCGGGATGCAGCTGAACATTGAGTGTCTCACGAAAGTGTGTCACTTTAAGCGGAGCGAGTCTCCTTTTTTCTAGCACTTGCAAAGCTTCGGCTCTGCATAGCCTAGGATGAGTTTTGCCCTGCAAACTCGTGCCTGCTAGTGATGCGGATAATCACATTTGTGTGTTCCATCATGACTGGTAGGAGCGAACTACAAGGCAAACGGCTTTAGTGTCCGGCTCTTTCTTGTGCGAAAATGCAAGAAGAATGTGAAAGACAGATCGGGGACCAGCAGCAATGCTCGGCCTTCAACACCTTTTTGACTTAGACCTCAAATGAAGCGAGACA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ACCGTAGGTGAACCTGCGGTTGGATCATTGTTGATACTTGGTTTGCCGGCTCCCTCTTTTGCGAGGGGTTGAGCTGGCGGCCATTAACTATGTGCATCTCCCGTCTCTTGGCCGGCCTTTTGCCTTGTGTGTTTCCCTAGGTCGTCTTGGCTGACTTTTAGGAGTCGGGCAAGCAAGACCCAGGAAAAGACCGGCCAGCAGAACCAAACCATACAAAGAAACTAGCCTAAACAAAGCAAAGAGTGACAACTTTTGACAACGGATCTCTTGGCTCTCGCAACGATGAAGAACGCAGCGAAATGCGATACGTAGTGTGAATTGCAGAATTCCGTGAATCATTGAATCTTTGAACGCACATTGCACCCTGCAAAGGGTATGCCTGTTTGAGAACCTATTAACCCTTTTCCCTGTTTTTCTGGGCCAAGGCATCCAAGGGATTCATTCCGAGGATTGCTGGCTGCCCACGGAGGCGGGAAAGAAATGAGTCGTCTGCATCTTCCGAGGCAGTGACTTGAAATTGAATGCGGCCTTTGGTGGAAGCGCCTGTGCGAATGGCTCCGGCCTTGTCAACGCAGCACGCCAAACTAGGAAGCCGCCCACCAACCCAAGAAAAATGGTCTCAAATCAGGCAGGACGACCCGCTGAACTTAA</text:p>
          </table:table-cell>
          <table:table-cell office:value-type="string" calcext:value-type="string">
            <text:p>k__Fungi;p__Fungi_phy_Incertae_sedis;c__Fungi_cls_Incertae_sedis;o__Fungi_ord_Incertae_sedis;f__Fungi_fam_Incertae_sedis;g__Fungi_gen_Incertae_sedis;s__Fungi_sp;sh__SH0192890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ACCGTAGGTGAACCTGCGGTTGGATCATTGTTGATACTTGGTTTGCCGGCTCCCTCTTTTGCGAGGGGTTGAGCTGGCGGCCATTAACTATGTGCATCTCCCGTCTCTTGGCCGGCCTTTTGCCTTGTGTGTTTCCCTAGGTCGTCTTGGCTGACTTTTAGGAGTCGGGCAAGCAAGACCCAGGAAAAGACCGGCCAGCAGAACCAAACCATACAAAGAAACTAGCCTAAACAAAGCAAAGAGTGACAACTTTTGACAACGGATCTCTTGGCTCTCGCAACGATGAAGAACGCAGCGAAATGCGATACGTAGTGTGAATTGCAGAATTCCGTGAATCATTGAATCTTTGAACGCACATTGCACCCTGCAAAGGGTATGCCTGTTTGAGAACCTATTAACCCTTTTCCCTGTTTTTCTGGGCCAAGGCATCCAAGGGATTCATTCCGAGGATTGCTGGCTGCCCACGGAGGCGGGAAAGAAATGAGTCGTCTGCATCTTCCGAGGCAGTGACTTGAAATTGAATGCGGCCTTTGGTGGAAGCGCCTGTGCGAATGGCTCCGGCCTTGTCAACGCAGCACGCCAAACTAGGAAGCCGCCCACCAACCCAAGAAAAATGGTCTCAAATCAGGCAGGAC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GATTTTTGTCGAGCCTGGCTTGCGAAAAATTTTGAAATATTTAAAACACCCACTCTTTTAAAAATATTAATTATTTTAAATCATTAAGATCACTTTCAACAACGGATCTCTTGGCTCTCGCATCGATGAAGAACGTAGCGAAGTGCGATAAGTAATGTGAATTGCAGAATTCCGTGAATCATCGAATCTTTGAACGCAAATTGCACTCTCTGGCATGGTATTCCGGAGAGTATGCCTATTTGAGGGTCGATCGAATAAAAATCGATGTGTTGCTTTTTAAGCAACGCGTCGGAATTGGTTCCTCTTAATCCTTCTTTTAAGCGACCTAAAATTTACGTGTTTCGGTATGATTGCGTACTTAAAATTTTTCGTCGTTTTAATACCGAACTTTATTAGATTGTGACCATCTGATGGTATCGCGTCTATAATTTTTTTTTGAATTTTGACCTCAAATTAGGTAAGAATACCCGCTGAACTTAA</text:p>
          </table:table-cell>
          <table:table-cell office:value-type="string" calcext:value-type="string">
            <text:p>k__Fungi;p__Glomeromycota;c__Glomeromycetes;o__Glomerales;f__Glomeraceae;g__Glomus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TCGATTTTTGTCGAGCCTGGCTTGCGAAAAATTTTGAAATATTTAAAACACCCACTCTTTTAAAAATATTAATTATTTTAAATCATTAAGATCACTTTCAACAACGGATCTCTTGGCTCTCGCATCGATGAAGAACGTAGCGAAGTGCGATAAGTAATGTGAATTGCAGAATTCCGTGAATCATCGAATCTTTGAACGCAAATTGCACTCTCTGGCATGGTATTCCGGAGAGTATGCCTATTTGAGGGTCGATCGAATAAAAATCGATGTGTTGCTTTTTAAGCAACGCGTCGGAATTGGTTCCTCTTAATCCTTCTTTTAAGCGACCTAAAATTTACGTGTTTCGGTATGATTGCGTACTTAAAATTTTTCGTCGTTTTAATACCGAACTTTATTAGATTGTGACCATCTGATGGTATCGCGTCTATAATTTTTTTTTGAATTTTGACCTCAAATTAGGTAA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TTTAGCGAACCGAGCGTTAGCGAGGTTTTGCGATCAACTATATTTAAAACCCACTCTTAAATGTATAAAATTTTTATATAATAATAAAAAAAGATCACTTTCAACAACGGATCTCTTGGCTCTCGCATCGATGAAGAACGTAGCGAAGTGCGATAAGTAATGTGAATTGCAGTATTCCGTGAATCATCGAATCTTTGAACGCATATTGCACTTTCTGGTATTCCGGAAAGTATGCCTGTTTGAGGGTCAGTTAAATAAAAATCGGTGTTGTTGCTGCCTTTCGTGGTGACGCGTCGGAATTGAGTCGTCTTACCTTCGGTTAAGTGACTTAAAATTTTGCATGATTTTCGAACGTATTTAAATTTTTTTGTACGTTTGAGGTATCGAATGTTTTATTAGGTTCGGTCATCCTTATGAATCGCGCCTATAATTTTTCATTAAATGACCTCAAATCAGGTAAGAATACCCGCTGAACTTAA</text:p>
          </table:table-cell>
          <table:table-cell office:value-type="string" calcext:value-type="string">
            <text:p>k__Fungi;p__Glomeromycota;c__Glomeromycetes;o__Glomerales;f__Glomeraceae;g__Glomus;s__Glomus_sp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AAGTCGTAACAAGGTTTCCGTAGGTGAACCTGCGGAAGGATCATTACTGATTTAGCGAACCGAGCGTTAGCGAGGTTTTGCGATCAACTATATTTAAAACCCACTCTTAAATGTATAAAATTTTTATATAATAATAAAAAAAGATCACTTTCAACAACGGATCTCTTGGCTCTCGCATCGATGAAGAACGTAGCGAAGTGCGATAAGTAATGTGAATTGCAGTATTCCGTGAATCATCGAATCTTTGAACGCATATTGCACTTTCTGGTATTCCGGAAAGTATGCCTGTTTGAGGGTCAGTTAAATAAAAATCGGTGTTGTTGCTGCCTTTCGTGGTGACGCGTCGGAATTGAGTCGTCTTACCTTCGGTTAAGTGACTTAAAATTTTGCATGATTTTCGAACGTATTTAAATTTTTTTGTACGTTTGAGGTATCGAATGTTTTATTAGGTTCGGTCATCCTTATGAATCGCGCCTATAATTTTTCATTAAATGACCTCAAATCAGGTAA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ACAATAATGAATGTCGGGGAGGGCGCTTCGGTGCAATCCCCGTGTATTCAACCAAACCCGCTCGTGTATTTGGATCAAAAAAACAAACAAAATTTTTAACGATAATAATTAAACAAACTTTCAACAACGGATCTCTTGGCTCTCGCATCGATGAAGAACGCAGCGAAATGCGATAAGTAGTGTGAATTGCAGAACTTTGTGAACCATCGAATCTTTGAACGCAAATTGCGCCTTCTTTCGGAAGGCATGTCTGTTTGAGGGCACCATTTAACAAATAATGTGCGCGTCGTTTTTACGAGCGACGTGCGCACGTTGATGAGCTTTTCCGAAAAAACCAGGTTTTTTTGGTGGCGCATAATGAACAGCGTGGGCTTTTTCTTCGATTCTCGTGTAGTAAATCTTCAACGCTTGGGTTGAGAAAAAGTGCGTGCCGCGCAATGGGTGTGGCGAATTTTACCCCTGCCCCAATGCCACTCTTTCCCTGCGAAAGAACAATCTTTTATTAAGGGCCTCAAATCAGACAAGAGTACCCGCTGAACTTAA</text:p>
          </table:table-cell>
          <table:table-cell office:value-type="string" calcext:value-type="string">
            <text:p>k__Fungi;p__Glomeromycota;c__Paraglomeromycetes;o__Paraglomerales;f__Paraglomeraceae;g__Paraglom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ACAATAATGAATGTCGGGGAGGGCGCTTCGGTGCAATCCCCGTGTATTCAACCAAACCCGCTCGTGTATTTGGATCAAAAAAACAAACAAAATTTTTAACGATAATAATTAAACAAACTTTCAACAACGGATCTCTTGGCTCTCGCATCGATGAAGAACGCAGCGAAATGCGATAAGTAGTGTGAATTGCAGAACTTTGTGAACCATCGAATCTTTGAACGCAAATTGCGCCTTCTTTCGGAAGGCATGTCTGTTTGAGGGCACCATTTAACAAATAATGTGCGCGTCGTTTTTACGAGCGACGTGCGCACGTTGATGAGCTTTTCCGAAAAAACCAGGTTTTTTTGGTGGCGCATAATGAACAGCGTGGGCTTTTTCTTCGATTCTCGTGTAGTAAATCTTCAACGCTTGGGTTGAGAAAAAGTGCGTGCCGCGCAATGGGTGTGGCGAATTTTACCCCTGCCCCAATGCCACTCTTTCCCTGCGAAAGAACAATCTTTTATTAAGGGCCTCAAATCAGACAAGAG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AACTCTTGATTTTTTTCAAGTGGTTTTGGACTTGAGCAAACCCAACGCCTCCTCTCCTGGTGCGCGGCGGGTTGCTTGAAATGCAGGTGCAGCTGGACAATCTCCTGAGCTAAAAGCATATTTATTTAGTCCCGTCAAACGGATTATTACTTTTGCTGCAGCTAACATAAAGGGAGTTTTGACCAATTTGGCTGACTGATGCAGGATTTCACAGACGGTCGGAAACGATCTC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AACTCTTGATTTTTTTCAAGTGGTTTTGGACTTGAGCAAACCCAACGCCTCCTCTCCTGGTGCGCGGCGGGTTGCTTGAAATGCAGGTGCAGCTGGACAATCTCCTGAGCTAAAAGCATATTTATTTAGTCCCGTCAAACGGATTATTACTTTTGCTGCAGCTAACATAAAGGGAGTTTTGACCAATTTGGCTGACTGATGCAGGATTTCACAGACGGTCGGAAACGATCTCTGTA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CAATGAGTGTTTTATGGCACTCTTTAAAAATCCATATCCACCTTGTGTGCAATGTTTGTTGGGAGAGAGGCAACTCTTTCCCTTCACAAATATCAACCTATATCTTTAACAACATTCGTCTGATAACATATTATGAATATACTTAATTCAAAATATAACTTTCAACAACGGATCTCTTGGCTCTCGCATCGATGAAGAACGCAGCGAAATGCGATACGTAATGTGAATTGCAGAATTCAGTGAATCATCGAATCTTTGAACGCATATTGCGCTCTTTGGTATTCCGAAGAGCATGCTTGTTTGAGTATCAGTAAACACCTCAACCTCCTCTTGTTTTTTCAAAAGGAGGGTGGACTTGAGCTATCCCAACAACCTTCACCGGTAGGCGGGCGGCTTGAAATGCAGGTGCAGCTGGACTTTTATCTGAGCTAAAAGCATATCTATTTAGTCCTCGTCAAACAGGATTATTACTATTGCTGCAGCTAACATAAAGGATAATTGTCCTCATTGCTGACTGATGCAGGATTTTACGGCACTTTATGTGTTGTTC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CAATGAGTGTTTTATGGCACTCTTTAAAAATCCATATCCACCTTGTGTGCAATGTTTGTTGGGAGAGAGGCAACTCTTTCCCTTCACAAATATCAACCTATATCTTTAACAACATTCGTCTGATAACATATTATGAATATACTTAATTCAAAATATAACTTTCAACAACGGATCTCTTGGCTCTCGCATCGATGAAGAACGCAGCGAAATGCGATACGTAATGTGAATTGCAGAATTCAGTGAATCATCGAATCTTTGAACGCATATTGCGCTCTTTGGTATTCCGAAGAGCATGCTTGTTTGAGTATCAGTAAACACCTCAACCTCCTCTTGTTTTTTCAAAAGGAGGGTGGACTTGAGCTATCCCAACAACCTTCACCGGTAGGCGGGCGGCTTGAAATGCAGGTGCAGCTGGACTTTTATCTGAGCTAAAAGCATATCTATTTAGTCCTCGTCAAACAGGATTATTACTATTGCTGCAGCTAACATAAAGGATAATTGTCCTCATTGCTGACTGATGCAGGATTTTACGGCACTTTATGTGTTGTTCAACTCGATCTCAAATCAAGTAAGACTACCCGCTGAACTTAA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AAATCCATATCCACCTTGTGTGCAATGTCAAGCCTGACCTCATTTCGTGTGAGGGAAGGGTTTTCATTATCCACGTTAATGTTTTTCATTTTCAGTCTATATTCTTTAGAGTAATAAACGAACTCT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AAATCCATATCCACCTTGTGTGCAATGTCAAGCCTGACCTCATTTCGTGTGAGGGAAGGGTTTTCATTATCCACGTTAATGTTTTTCATTTTCAGTCTATATTCTTTAGAGTAATAAACGAACTCT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GTTGTCCTCTTCATTTTCTGGAGAGGATGACCCAAACATCAACTTATCCTTGAACTCTTTGTCTGAAAAATATTATGAATAAAATAATTCAAAATACAACTTTCAACAACGGATCTCTTGGCTCTCGCATCGATGAAGAACGCAGCGAAATGCGATACGTAATGTGAATTGCAGAATTCAGTGAATCATCGAATCTTTGAACGCATATTGCGCTCTTTGGTATTCCGAAGAGCATGCTTGTTTGAGTATCAGTAAACACCTCAAAGACATTTCTGATTTATTTCTGGAATGACTTTGGACTTGAGCAATCCCAACACCAGTCGTTTACGATCGGCGGAGGGTTGCTTGAAATGCAGGTGCAGCTGGACATTCTCCTGAGCTATAAGCATATCTATTTAGTCCCGTCAAACGGATTATTACTTTTGCTGCAGCTAACATAAAGGGAGTCTGACCGTATTGGCTGACTGATGCAGGATTTCACAGGGGTTGGAAACGAC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GTTGTCCTCTTCATTTTCTGGAGAGGATGACCCAAACATCAACTTATCCTTGAACTCTTTGTCTGAAAAATATTATGAATAAAATAATTCAAAATACAACTTTCAACAACGGATCTCTTGGCTCTCGCATCGATGAAGAACGCAGCGAAATGCGATACGTAATGTGAATTGCAGAATTCAGTGAATCATCGAATCTTTGAACGCATATTGCGCTCTTTGGTATTCCGAAGAGCATGCTTGTTTGAGTATCAGTAAACACCTCAAAGACATTTCTGATTTATTTCTGGAATGACTTTGGACTTGAGCAATCCCAACACCAGTCGTTTACGATCGGCGGAGGGTTGCTTGAAATGCAGGTGCAGCTGGACATTCTCCTGAGCTATAAGCATATCTATTTAGTCCCGTCAAACGGATTATTACTTTTGCTGCAGCTAACATAAAGGGAGTCTGACCGTATTGGCTGACTGATGCAGGATTTCACAGGGGTTGGAAACGACTCTTGTA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GTCTTCTTTATGGAGATCGGCCAAACATCAACCTATTTTTTTAACTCTTTGTCTGAAAAATATTATGAATAAAATAATTCAAAATACAACTTTCAACAACGGATCTCTTGGCTCTCGCATCGATGAAGAACGCAGCGAAATGCGATACGTAATGTGAATTGCAGAATTCAGTGAATCATCGAATCTTTGAACGCATATTGCGCTCTTTGGTATTCCGAAGAGCATGCTTGTTTGAGTATCAGTAAACACCTCAAAACTCTTTTTTATTTTTTGAAAAACAGTTTTGGACTTGAGCAATCCCAACACCAATCTTTTTTAGATCAGTGGCGGGTTGCTTGAAATGCAGGTGCAGCTGGACATTCTCCTGAGCTAAAAGCATATTTATTTAGTCCCGTCAAACGGATTATTACTTTTGCTGCAGCTAATATAAAGGGAGTTTGACCGTT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GTCTTCTTTATGGAGATCGGCCAAACATCAACCTATTTTTTTAACTCTTTGTCTGAAAAATATTATGAATAAAATAATTCAAAATACAACTTTCAACAACGGATCTCTTGGCTCTCGCATCGATGAAGAACGCAGCGAAATGCGATACGTAATGTGAATTGCAGAATTCAGTGAATCATCGAATCTTTGAACGCATATTGCGCTCTTTGGTATTCCGAAGAGCATGCTTGTTTGAGTATCAGTAAACACCTCAAAACTCTTTTTTATTTTTTGAAAAACAGTTTTGGACTTGAGCAATCCCAACACCAATCTTTTTTAGATCAGTGGCGGGTTGCTTGAAATGCAGGTGCAGCTGGACATTCTCCTGAGCTAAAAGCATATTTATTTAGTCCCGTCAAACGGATTATTACTTTTGCTGCAGCTAATATAAAGGGAGTTTGACCGTTTTGGCTGACTGATGCAGGATTTCACAAGGGTCGGCAACGATTCTTGTAAAACTCGATCTCAAATCAAGTAAGAC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63.0</text:p>
          </table:table-cell>
          <table:table-cell office:value-type="string" calcext:value-type="string">
            <text:p>1068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CAAGTGTTTTTATGGCACTTTCAAAAATCCATATCCACCTTGTGTGCAATGTCATCTCACTGGGGGCCACCGGCTGTCAAAAGCCGTCTGGTCACCTTTGGGATTTATATCTACTCAGAACTTTAGTGATTTTGTCTGAAACATATTATGAATACTTAATTCA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;g__Linnemannia;s__Linnemannia_amoeboidea;sh__SH0030607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CAAGTGTTTTTATGGCACTTTCAAAAATCCATATCCACCTTGTGTGCAATGTCATCTCACTGGGGGCCACCGGCTGTCAAAAGCCGTCTGGTCACCTTTGGGATTTATATCTACTCAGAACTTTAGTGATTTTGTCTGAAACATATTATGAATACTTAATTCA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GTAATAAGTGTTTTATGGCACTTTAAATCCATATCCACCTTGTGTGCAATGTCAAGCCTGACCTCATTTCGTGTGAGGGAAGGGTTTTCATTATCCACGTTAATGTTTTTCATTTTCAGTCTATATTCTTTAGAGTAATAAACGAACTCTAATACAACTTTCAACAACGGATCTCTTGGCTCTCGCATCGATGAAGAACGCAGCGAAATGCGATACGTAATGTGAATTGCAGAATTCAGTGAATCATCGAATCTTTGAACGCACATTGCGCCTTCTGGTATTCCGGGAGGCATGCTTGTTTGAGTATCAGTAAAATACCTCGACTTTTTTTCCCCACTCCACTTTGGGTGTGTGCAATAAAGTTGGACTTGAGCAATTTTCCAAACTCCTCCGTTTTTTCTCGGGGGTGTGTGCGGAATGCTTAAAATGCAGATGCGGCTAATTATTCCTGGGCTACAAGCATTTATGCTTAATCCGGTCAGACGGGTTATACCTTTTGCTGCAAGCCAAATCATGGATAATTTACGCTGACTGATGCAGGATTGTTGACAGATTTTTCTTTCTGTTATTTCCACTCGATCTCAAATCAAGTAAGACTACCCGCTGAACTTAA</text:p>
          </table:table-cell>
          <table:table-cell office:value-type="string" calcext:value-type="string">
            <text:p>k__Fungi;p__Mortierellomycota;c__Mortierellomycetes;o__Mortierellales;f__Mortierellaceae;g__Modicella;s__Modicella_malleo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GTAATAAGTGTTTTATGGCACTTTAAATCCATATCCACCTTGTGTGCAATGTCAAGCCTGACCTCATTTCGTGTGAGGGAAGGGTTTTCATTATCCACGTTAATGTTTTTCATTTTCAGTCTATATTCTTTAGAGTAATAAACGAACTCTAATACAACTTTCAACAACGGATCTCTTGGCTCTCGCATCGATGAAGAACGCAGCGAAATGCGATACGTAATGTGAATTGCAGAATTCAGTGAATCATCGAATCTTTGAACGCACATTGCGCCTTCTGGTATTCCGGGAGGCATGCTTGTTTGAGTATCAGTAAAATACCTCGACTTTTTTTCCCCACTCCACTTTGGGTGTGTGCAATAAAGTTGGACTTGAGCAATTTTCCAAACTCCTCCGTTTTTTCTCGGGGGTGTGTGCGGAATGCTTAAAATGCAGATGCGGCTAATTATTCCTGGGCTACAAGCATTTATGCTTAATCCGGTCAGACGGGTTATACCTTTTGCTGCAAGCCAAATCATGGATAATTTACGCTGACTGATGCAGGATTGTTGACAGATTTTTCTTTCTGTTATTTCC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CCTCTCTTTTTTGATAAAAAAAAGGGAGGGTGGACTTGAGCTATCCCAACGACCTTCACCGGTAGGCGGGCGGCTTGAAATGCAGGTGCAGCTGGACTTTTATCTGAGCTAAAAGCATATCTATTTAGTCCTCGTCAAACAGGATTATTACTTTTGCTGCAGCTAACATAAAGGATAATTGTCCTCTTTGCTGACTGATGCAGGATTTTACGACACTTTATGTGTTGTTC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AAGTCGTAACAAGGTTTCCGTAGGTGAACCTGCGGAAGGATCATTCACAAACGAGTGTTTTATGGCACTCTTTAAAAATCCATATCCACCTTGTGTGCAATGTTTGTTGGGAAAGTCTTTTCTTTCCCTTCATAAATATCAACCTATATCTTTAACAACATTCGTCTGATAACATATTATGAATATACTTAATTCAAAATATAACTTTCAACAACGGATCTCTTGGCTCTCGCATCGATGAAGAACGCAGCGAAATGCGATACGTAATGTGAATTGCAGAATTCAGTGAATCATCGAATCTTTGAACGCATATTGCGCTCTTTGGTATTCCGAAGAGCATGCTTGTTTGAGTATCAGTAAACACCTCAACCTCTCTTTTTTGATAAAAAAAAGGGAGGGTGGACTTGAGCTATCCCAACGACCTTCACCGGTAGGCGGGCGGCTTGAAATGCAGGTGCAGCTGGACTTTTATCTGAGCTAAAAGCATATCTATTTAGTCCTCGTCAAACAGGATTATTACTTTTGCTGCAGCTAACATAAAGGATAATTGTCCTCTTTGCTGACTGATGCAGGATTTTACGACACTTTATGTGTTGTTC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8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ATCTTCTTTATGGAGATTGGCCAAACATCAACCATATCTTTTAACTCTTTGTCTGAAAAATATTATGAATAAACAATTCAAAATACAACTTTCAACAACGGATCTCTTGGCTCTCGCATCGATGAAGAACGCAGCGAAATGCGATACGTAATGTGAATTGCAGAATTCAGTGAATCATCGAATCTTTGAACGCATATTGCGCTCTTTGGTATTCCGAAGAGCATGCTTGTTTGAGTATCAGTAAACACCTCAAAGCTTTTGATTTTTTTTGAAAGCTTTGGACTTGAGCAATCCCAACACCAGTCTTTTTTAGATCGGAGGCGGGTTGCTTGAAATGCAGGTGCAGCTGGACATTCTCCTGAGCTAAAAGCATATTCATTTAGTCCCGTCAAACGGATTATTACTTTTGCTGCAGCTAACATAAAGGGAGTTTGACCGTATTGGCTGACTGATGCAGGATTTCACAGGGGTCGGCAACGACGCTTGT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AAATCCATATCCACCTTGTGTGCAATGTCAGTCGATCTTCTTTATGGAGATTGGCCAAACATCAACCATATCTTTTAACTCTTTGTCTGAAAAATATTATGAATAAACAATTCAAAATACAACTTTCAACAACGGATCTCTTGGCTCTCGCATCGATGAAGAACGCAGCGAAATGCGATACGTAATGTGAATTGCAGAATTCAGTGAATCATCGAATCTTTGAACGCATATTGCGCTCTTTGGTATTCCGAAGAGCATGCTTGTTTGAGTATCAGTAAACACCTCAAAGCTTTTGATTTTTTTTGAAAGCTTTGGACTTGAGCAATCCCAACACCAGTCTTTTTTAGATCGGAGGCGGGTTGCTTGAAATGCAGGTGCAGCTGGACATTCTCCTGAGCTAAAAGCATATTCATTTAGTCCCGTCAAACGGATTATTACTTTTGCTGCAGCTAACATAAAGGGAGTTTGACCGTATTGGCTGACTGATGCAGGATTTCACAGGGGTCGGCAACGACGCTTGTT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CAAGTGTTTTTATGGCACTTTCAAAAATCCATATCCACCTTGTGTGCAATGTCATCTCACTGGAGGTCAACGGCTGTAAAAATCCGTTTGGTCACCTTTGGGATTTATATCTACTCAGAACTTTAGTGATTTTGTCTGAAACATATTATGAATACTTAATTCAAAATACAACTTTCAACAACGGATCTCTTGGCTCTCGCATCGATGAAGAACGCAGCGAAATGCGATACGTAATGTGAATTGCAGAATTCAGTGAATCATCGAATCTTTGAACGCATATTGCGCTCTCTGGTATTCCGGAGAGCATGCTTGTTTGAGTATCAGTAAACACCTCAACTCCCCTTTCTTTTTTTGAAATGGGAGCTGGACTTGAGTGATCCCAACGCTTTTCTCACCGAAAAGTGGCGGGTTACTTGAAATGCAGGTGCAGCTGGACTTTTCTCTGAGCTAAAAGCATATCTATTTAGTCTGCCTAAAAAACAGATTATTACCTTTGCTGCAGCTAACATAAAGGAGATTAGTTCTTGTGCTGACTGATGCAGGATTCACAGAGACAGCTTCGGCTGGCCTTTG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CATAATCAAGTGTTTTTATGGCACTTTCAAAAATCCATATCCACCTTGTGTGCAATGTCATCTCACTGGAGGTCAACGGCTGTAAAAATCCGTTTGGTCACCTTTGGGATTTATATCTACTCAGAACTTTAGTGATTTTGTCTGAAACATATTATGAATACTTAATTCAAAATACAACTTTCAACAACGGATCTCTTGGCTCTCGCATCGATGAAGAACGCAGCGAAATGCGATACGTAATGTGAATTGCAGAATTCAGTGAATCATCGAATCTTTGAACGCATATTGCGCTCTCTGGTATTCCGGAGAGCATGCTTGTTTGAGTATCAGTAAACACCTCAACTCCCCTTTCTTTTTTTGAAATGGGAGCTGGACTTGAGTGATCCCAACGCTTTTCTCACCGAAAAGTGGCGGGTTACTTGAAATGCAGGTGCAGCTGGACTTTTCTCTGAGCTAAAAGCATATCTATTTAGTCTGCCTAAAAAACAGATTATTACCTTTGCTGCAGCTAACATAAAGGAGATTAGTTCTTGTGCTGACTGATGCAGGATTCACAGAGACAGCTTCGGCTGGCCTTTGT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CAAGTGTTTTTATGGCACTTTCAAAAATCCATATCCACCTTGTGTGCAATGTCATCTCTCTGGGGGCTGCCGGCTGTCAAAAGCCGTGTGGTCACCTTTGGGATTTATATCTACTCAGAACTTTAGTGATTTTGTCTGAAACATATTATGAATACTTAATTCAAAATACAACTTTCAACAACGGATCTCTTGGCTCTCGCATCGATGAAGAACGCAGCGAAATGCGATACGTAATGTGAATTGCAGAATTCAGTGAATCATCGAATCTTTGAACGCATATTGCGCTCTCTGGTATTCCGGAGAGCATGCTTGTTTGAGTATCAGTAAACACCTCAACTTCCATATCTTTTTTGAAATGGGAGTTGGACTTGAGTGATCCCAACGCTTTTCCTTACCGAAAAGTGGCGGGTTACTTGAAATGCAGGTGCAGCTGGACTTTTCTCTGAGCTATAAGCATATCTATTTAGTCTGCCTAAAAAACAGATTATTACCTTTGCTGCAGCTAACATAAAGGAGATTAGTTCTTGTGCTGACTGATGCAGGATTCACAAAGACAGGCTTCGGCCGACTTTG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CATAATCAAGTGTTTTTATGGCACTTTCAAAAATCCATATCCACCTTGTGTGCAATGTCATCTCTCTGGGGGCTGCCGGCTGTCAAAAGCCGTGTGGTCACCTTTGGGATTTATATCTACTCAGAACTTTAGTGATTTTGTCTGAAACATATTATGAATACTTAATTCAAAATACAACTTTCAACAACGGATCTCTTGGCTCTCGCATCGATGAAGAACGCAGCGAAATGCGATACGTAATGTGAATTGCAGAATTCAGTGAATCATCGAATCTTTGAACGCATATTGCGCTCTCTGGTATTCCGGAGAGCATGCTTGTTTGAGTATCAGTAAACACCTCAACTTCCATATCTTTTTTGAAATGGGAGTTGGACTTGAGTGATCCCAACGCTTTTCCTTACCGAAAAGTGGCGGGTTACTTGAAATGCAGGTGCAGCTGGACTTTTCTCTGAGCTATAAGCATATCTATTTAGTCTGCCTAAAAAACAGATTATTACCTTTGCTGCAGCTAACATAAAGGAGATTAGTTCTTGTGCTGACTGATGCAGGATTCACAAAGACAGGCTTCGGCCGACTTTGT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CGAGTGTTTTATGGCACTCTTTAAAAAATCCATATCCACCTTGTGTGCAACGTTTTTGAACTCTCTCTGGCGTTAAAAAACCAAGAGGGTTTGATTAACTTAACTTAACACCTTTAAAGCAGTTTGTCTGAATATCTATTTCTGAATAAACATAATTCAAAAATACAACTTTCAACAACGGATCTCTTGGCTCTCGCATCGATGAAGAACGCAGCGAAATGCGATACGTAATGTGAATTGCAGAATTCAGTGAATCATCGAATCTTTGAACGCACATTGCGCTCTCTGGTATTCCGGAGAGCATGCTTGTTTGAGTATCAGTAAACACCTCAATTTCATGATTCTTAATTTTGAAATTGGACTTGAGCAGATCCCAACGTACATTTAATTATATGGAGGGTTGCTTCAAATGCAGGTGCAGCCGATCATTCTTCTGGGCTAAAAGCATTATCTAGTTAATCCCGTAAAACGGATTATTCACTTTATTGCTGCAGCTTACCTTTATAAAAGGAAGAAATGGCCATTGTGCTGACTGATGCAGGAATTCTCAGAGGTCTGTAAGGACTTTTGA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CGAGTGTTTTATGGCACTCTTTAAAAAATCCATATCCACCTTGTGTGCAACGTTTTTGAACTCTCTCTGGCGTTAAAAAACCAAGAGGGTTTGATTAACTTAACTTAACACCTTTAAAGCAGTTTGTCTGAATATCTATTTCTGAATAAACATAATTCAAAAATACAACTTTCAACAACGGATCTCTTGGCTCTCGCATCGATGAAGAACGCAGCGAAATGCGATACGTAATGTGAATTGCAGAATTCAGTGAATCATCGAATCTTTGAACGCACATTGCGCTCTCTGGTATTCCGGAGAGCATGCTTGTTTGAGTATCAGTAAACACCTCAATTTCATGATTCTTAATTTTGAAATTGGACTTGAGCAGATCCCAACGTACATTTAATTATATGGAGGGTTGCTTCAAATGCAGGTGCAGCCGATCATTCTTCTGGGCTAAAAGCATTATCTAGTTAATCCCGTAAAACGGATTATTCACTTTATTGCTGCAGCTTACCTTTATAAAAGGAAGAAATGGCCATTGTGCTGACTGATGCAGGAATTCTCAGAGGTCTGTAAGGACTTTTG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CGAGTGTTTTATGGCACTCTTTAAAAAATCCATATCCACCTTGTGTGCAACGTTTTTGAACTCTCTCTGGCGTTAAAAAACCAAGAGGGTTTGATTAACTTAACTTAACACCTTTAAAGCAGTTTGTCTGAATATCTATTTCTGAATAAACATAATTCAAAAATACAACTTTCAACAACGGATCTCTTGGCTCTCGCATCGATGAAGAACGCAGCGAAATGCGATACGTAATGTGAATTGCAGAATTCAGTGAATCATCGAATCTTTGAACGCACATTGCGCTCTCTGGTATTCCGG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polygonia;sh__SH0142789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CGAGTGTTTTATGGCACTCTTTAAAAAATCCATATCCACCTTGTGTGCAACGTTTTTGAACTCTCTCTGGCGTTAAAAAACCAAGAGGGTTTGATTAACTTAACTTAACACCTTTAAAGCAGTTTGTCTGAATATCTATTTCTGAATAAACATAATTCAAAAATACAACTTTCAACAACGGATCTCTTGGCTCTCGCATCGATGAAGAACGCAGCGAAATGCGATACGTAATGTGAATTGCAGAATTCAGTGAATCATCGAATCTTTGAACGCACATTGCGCTCTCTGGTATTCCGG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CTACTACACTTTTTAAATAAGTACTCACCTTGTGTGCAATGTTTGCTGTCGCGTCGTTCACGCGTCACGACAGCATAATACCAACCTTTTATTGAAATTTTTTGTCTGAAGCTATTTTGAATAAATAATTCTAAATACAACTTTCAACAACGGATCTCTTGGCTCTCGCATCGATGAAGAACGCAGCGAAATGCGATACGTAATGTGAATTGCAGAATTCAGTGAATCATCGAATCTTTGAACGCACATTGCACTCTCTGGTATTCCGGAGAGTATGCTTGTTTGAGTATCTGTAAACATCTCAAATCTCTTGACGCTTGCGTTTGAGAGAATTGGATTTGAGCGATCCCGACTCTTTCGTCAGAAGGAGGAGGGTCGCTTGAAATGCAGGTGCAGCTGGACATTCTTCTGAGCTAAAAGCATATCTATTTAGTCCCGTCAAACGGATTATTACTTTTGCTTCAGCTAATATAAAGGTCGAATGAACTACCAACGCTGATTGCAGGAAAACTCGTTTGTAACAGAACTTG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AAGTCGTAACAAGGTTTCCGTAGGTGAACCTGCGGAAGGATCATTCATAATAAGTGTTCTACTACACTTTTTAAATAAGTACTCACCTTGTGTGCAATGTTTGCTGTCGCGTCGTTCACGCGTCACGACAGCATAATACCAACCTTTTATTGAAATTTTTTGTCTGAAGCTATTTTGAATAAATAATTCTAAATACAACTTTCAACAACGGATCTCTTGGCTCTCGCATCGATGAAGAACGCAGCGAAATGCGATACGTAATGTGAATTGCAGAATTCAGTGAATCATCGAATCTTTGAACGCACATTGCACTCTCTGGTATTCCGGAGAGTATGCTTGTTTGAGTATCTGTAAACATCTCAAATCTCTTGACGCTTGCGTTTGAGAGAATTGGATTTGAGCGATCCCGACTCTTTCGTCAGAAGGAGGAGGGTCGCTTGAAATGCAGGTGCAGCTGGACATTCTTCTGAGCTAAAAGCATATCTATTTAGTCCCGTCAAACGGATTATTACTTTTGCTTCAGCTAATATAAAGGTCGAATGAACTACCAACGCTGATTGCAGGAAAACTCGTTTGTAACAGAACTTG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ATCTTCTTCATGGAGATCGACCAAACATCAACCTTTATTTTTTAACTCTTTGTCTGAAAAATATTATGAATAAACAATTCAAAATACAACTTTCAACAACGGATCTCTTGGCTCTCGCATCGATGAAGAACGCAGCGAAATGCGATACGTAATGTGAATTGCAGAATTCAGTGAATCATCGAATCTTTGAACGCATATTGCGCTCTTTGGTATTCCGAAGAGCATGCTTGTTTGAGTATCAGTAAACACCTCAAAGCTTTTGGATTTTTTAATCGAAAAGCTTTGGACTTGAGCAATCCCAACACCAATCTTTTTGAGATCGGTGGCGGGTTGCTTGAAATGCAGGTGCAGCTGGACATTCTCCTGAGCTAAAAGCATATTCATTTAGTCCCGTCAAACGGATTATTACTTTTGCTGCAGCTAACATAAAGGGAGTTTGACCGTATTGGCTGACTGATGCAGGATTTCACAAGGGTCGGCAACGATTCTTGT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AAATCCATATCCACCTTGTGTGCAATGTCAGTCGATCTTCTTCATGGAGATCGACCAAACATCAACCTTTATTTTTTAACTCTTTGTCTGAAAAATATTATGAATAAACAATTCAAAATACAACTTTCAACAACGGATCTCTTGGCTCTCGCATCGATGAAGAACGCAGCGAAATGCGATACGTAATGTGAATTGCAGAATTCAGTGAATCATCGAATCTTTGAACGCATATTGCGCTCTTTGGTATTCCGAAGAGCATGCTTGTTTGAGTATCAGTAAACACCTCAAAGCTTTTGGATTTTTTAATCGAAAAGCTTTGGACTTGAGCAATCCCAACACCAATCTTTTTGAGATCGGTGGCGGGTTGCTTGAAATGCAGGTGCAGCTGGACATTCTCCTGAGCTAAAAGCATATTCATTTAGTCCCGTCAAACGGATTATTACTTTTGCTGCAGCTAACATAAAGGGAGTTTGACCGTATTGGCTGACTGATGCAGGATTTCACAAGGGTCGGCAACGATTCTTGT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GTTTTCTTTTTCGTCAAGAAAAAAGGATCGACCAAACATCAACTTATTCTAATTGAACTTTTGTCTGAAAACTATTATGAATAAACTAATTCAAAATACAACTTTCAACAACGGATCTCTTGGCTCTCGCATCGATGAAGAACGCAGCGAAATGCGATACGTAATGTGAATTGCAGAATTCAGTGAATCATCGAATCTTTGAACGCATATTGCGCTCTTTGGTATTCCGAAGAGCATGCTTGTTTGAGTATCAGTAAACACCTCAAAACTCTTGATCTTTTTCAAGCGTTTTGGACTTGAGCAAACCCAACGCCTTTTCTTTTAAGATCTGTTGCGGCGGGTTGCTTGAAATGCAGGTGCAGCTGGACAATCTCCTGAGCTAAAAGCATATTTATTTAGTCCCGTCAAACGGATTATTACTTTTTGCTGCAGCTAACATAAAGGGAGTTTTGACCATTATGGCTGACTGATGCAGGATTTCACAGAGAAAAGGCCGGCAACGGTTTTGTCTCTGTC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AAATCCATATCCACCTTGTGTGCAATGTCAGTCGGTTTTCTTTTTCGTCAAGAAAAAAGGATCGACCAAACATCAACTTATTCTAATTGAACTTTTGTCTGAAAACTATTATGAATAAACTAATTCAAAATACAACTTTCAACAACGGATCTCTTGGCTCTCGCATCGATGAAGAACGCAGCGAAATGCGATACGTAATGTGAATTGCAGAATTCAGTGAATCATCGAATCTTTGAACGCATATTGCGCTCTTTGGTATTCCGAAGAGCATGCTTGTTTGAGTATCAGTAAACACCTCAAAACTCTTGATCTTTTTCAAGCGTTTTGGACTTGAGCAAACCCAACGCCTTTTCTTTTAAGATCTGTTGCGGCGGGTTGCTTGAAATGCAGGTGCAGCTGGACAATCTCCTGAGCTAAAAGCATATTTATTTAGTCCCGTCAAACGGATTATTACTTTTTGCTGCAGCTAACATAAAGGGAGTTTTGACCATTATGGCTGACTGATGCAGGATTTCACAGAGAAAAGGCCGGCAACGGTTTTGTCTCTGTCAAACTC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ACTCTCTGGTATTCCGGAGAGTATGCTTGTTTGAGTATCTGTAAACATCTCAAATCTCTTGACGCTTGCGTTTGAGAGAATTGGATTTGAGCGATCCCGACTCTTTCATCAGAAAGAGGAGGGTCGCTTGAAATGCAGGTGCAGCTGGACATTCTTCTGAGCTAAAAGCATATCTATTTAGTCCCGTCAAACGGATTATTACTTTTGCTTCAGCTAATATAAAGGTCGAATGAACTACCAACGCTGATTGCAGGAAAACTCGTTTGTAACAGAACTTG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ACTCTCTGGTATTCCGGAGAGTATGCTTGTTTGAGTATCTGTAAACATCTCAAATCTCTTGACGCTTGCGTTTGAGAGAATTGGATTTGAGCGATCCCGACTCTTTCATCAGAAAGAGGAGGGTCGCTTGAAATGCAGGTGCAGCTGGACATTCTTCTGAGCTAAAAGCATATCTATTTAGTCCCGTCAAACGGATTATTACTTTTGCTTCAGCTAATATAAAGGTCGAATGAACTACCAACGCTGATTGCAGGAAAACTCGTTTGTAACAGAACTTG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CTGGTATTCCGGAGAGCATGCTTGTTTGAGTATCAGTAAACACCTCAACTCCCTCTTTTCTTTTCTGAAATGAGGGAGCTGGACTTGAGTGATCCCAACACTTTTCTTCACTGAAAAGTGGCGGGTCACTTGAAATGCAGGTGCAGCTGGACTTTTCTCTGAGCTATAAGCATATCTATTTAGTCTGCCTAAAAAACAGATTATTACCTTTGCTGCAGCTAACATAAAGGAGATGAGTTCTTGTGCTGACTGATGCAGGATTCACAGAGACAGCTTCGCGGCTGACTTTG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CTGGTATTCCGGAGAGCATGCTTGTTTGAGTATCAGTAAACACCTCAACTCCCTCTTTTCTTTTCTGAAATGAGGGAGCTGGACTTGAGTGATCCCAACACTTTTCTTCACTGAAAAGTGGCGGGTCACTTGAAATGCAGGTGCAGCTGGACTTTTCTCTGAGCTATAAGCATATCTATTTAGTCTGCCTAAAAAACAGATTATTACCTTTGCTGCAGCTAACATAAAGGAGATGAGTTCTTGTGCTGACTGATGCAGGATTCACAGAGACAGCTTCGCGGCTGACTTTG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AGCATGCTTGTTTGAGTATCAGTAAACACCTCAAAGCTTTTGGATTTTTTTTGAAAGCTTTGGACTTGAGCAATCCCAACGCCAATCTTTTTCAGATCGGCGGCGGGTTGCTTGAAATGCAGGTGCAGCTGGACTTTCTCCTGAGCTAAAAGCATATTCATTTAGTCCCGTCAAACGGATTATTACTTTTGCTGCAGCTAACATAAAGGGAGTTTGACCGTATTGGCTGACTGATGCAGGATTTTACAAGGGTCGGCAACGATTCTTGT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AGCATGCTTGTTTGAGTATCAGTAAACACCTCAAAGCTTTTGGATTTTTTTTGAAAGCTTTGGACTTGAGCAATCCCAACGCCAATCTTTTTCAGATCGGCGGCGGGTTGCTTGAAATGCAGGTGCAGCTGGACTTTCTCCTGAGCTAAAAGCATATTCATTTAGTCCCGTCAAACGGATTATTACTTTTGCTGCAGCTAACATAAAGGGAGTTTGACCGTATTGGCTGACTGATGCAGGATTTTACAAGGGTCGGCAACGATTCTTGT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TAAATCCATATCCACCTTGTGTGCAATGTCAGGGTTGGTCTCTCTTTTGAGAGATCAGCCCCAAACATCAACTCTATTTTAACTCTTTGTCTGAAAAATATTATGAATAAAACAATTCAAAATACAACTTTCAACAACGGATCTCTTGGCTCTCGCATCGATGAAGAACGCAGCGAAATGCGATACGTAATGTGAATTGCAGAATTCAGTGAATCATCGAATCTTTGAACGCATATTGCGCTCTTTGGTATTCCGAAGAGCATGCTTGTTTGAGTATCAGTAAACACCTCAAAGCCTTTTTTCTTTTTTGAAGAAAGGCCTTGGACTTGAGCAATCCCAACACCAATCTTTTAAAGAGAGGGGGCGGGTTGCTTGAAATGCAGGTGCAGCTGGACATTCTCCTGAGCTAAAAGCATATTCATTTAGTCCCGTCAAACGGATTATTACTTTTGCTGCAGCTAACATAAAGGGAGTTTGACCATTTTGGCTGACTGATGCAGGATTTTCACAAGGGTCTTCAAAAACCCTTGTTAAACTCGATCTCAAATCAAGTAAGACTACCCGCTGAACTTAA</text:p>
          </table:table-cell>
          <table:table-cell office:value-type="string" calcext:value-type="string">
            <text:p>k__Fungi;p__Mortierellomycota;c__Mortierellomycetes;o__Mortierellales;f__Mortierellaceae;g__Mortierella;s__Mortierella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ATAATAAGTGTTTTATGGCACTTTTTTAAATCCATATCCACCTTGTGTGCAATGTCAGGGTTGGTCTCTCTTTTGAGAGATCAGCCCCAAACATCAACTCTATTTTAACTCTTTGTCTGAAAAATATTATGAATAAAACAATTCAAAATACAACTTTCAACAACGGATCTCTTGGCTCTCGCATCGATGAAGAACGCAGCGAAATGCGATACGTAATGTGAATTGCAGAATTCAGTGAATCATCGAATCTTTGAACGCATATTGCGCTCTTTGGTATTCCGAAGAGCATGCTTGTTTGAGTATCAGTAAACACCTCAAAGCCTTTTTTCTTTTTTGAAGAAAGGCCTTGGACTTGAGCAATCCCAACACCAATCTTTTAAAGAGAGGGGGCGGGTTGCTTGAAATGCAGGTGCAGCTGGACATTCTCCTGAGCTAAAAGCATATTCATTTAGTCCCGTCAAACGGATTATTACTTTTGCTGCAGCTAACATAAAGGGAGTTTGACCATTTTGGCTGACTGATGCAGGATTTTCACAAGGGTCTTCAAAAACCCTTGTT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AAGTCGTAACAAGGTTTCCGTAGGTGAACCTGCGGAAGGATCATTACCAAGAGAAATCTTTCAACACTGAAAGATCTTTTCCTTTGTGCTGGCTTTGACCGTATGTAATTTTGGGACTTTAAAATGGTTCGCAAGGGCCGGTCCCAAAAACAATATATCATCCTTATGAAATTTTTTCTGAACAATTAAACAAATGATTTTAATAATCTGTTTAAAACAACTTTCAACAACGGATCTCTTGGTTCTCGCATCGATGAAGAACGCAGCGAAATGCGATACGTAATGTGAATTGCAGAATTCAGTGAATCATCGAATCTTTGAACGCACATTGCACTCCTTGGTATTCCGAGGAGTATGCCTGTTTCAGTATCATGAGCACTCTCACACCTAACCTTTGGGTTTATGGCGTGGAATTGGAATGCGCCGACTGTCATGGTTGGCCCTTCTAAAATGTAGTTCTTGGCTGTCACCTAATACAGCAGTTTGGCCTAATAGTTTTGGCATTCATTGTCAAATCTTTGGCTAACATTTGCTCCAGGAGTCAGTCTTGATAATACAGAAAACTCATTCAAATTTTGATCTGAAATCAGGTAGGGCTACCCGCTGAACTTAA</text:p>
          </table:table-cell>
          <table:table-cell office:value-type="string" calcext:value-type="string">
            <text:p>k__Fungi;p__Mucoromycota;c__Umbelopsidomycetes;o__Umbelopsidales;f__Umbelopsidaceae;g__Umbelops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AAGAGAAATCTTTCAACACTGAAAGATCTTTTCCTTTGTGCTGGCTTTGACCGTATGTAATTTTGGGACTTTAAAATGGTTCGCAAGGGCCGGTCCCAAAAACAATATATCATCCTTATGAAATTTTTTCTGAACAATTAAACAAATGATTTTAATAATCTGTTTAAAACAACTTTCAACAACGGATCTCTTGGTTCTCGCATCGATGAAGAACGCAGCGAAATGCGATACGTAATGTGAATTGCAGAATTCAGTGAATCATCGAATCTTTGAACGCACATTGCACTCCTTGGTATTCCGAGGAGTATGCCTGTTTCAGTATCATGAGCACTCTCACACCTAACCTTTGGGTTTATGGCGTGGAATTGGAATGCGCCGACTGTCATGGTTGGCCCTTCTAAAATGTAGTTCTTGGCTGTCACCTAATACAGCAGTTTGGCCTAATAGTTTTGGCATTCATTGTCAAATCTTTGGCTAACATTTGCTCCAGGAGTCAGTCTTGATAATACAGAAAACTCATTCAAATTTTGATCTGAAATCAGGTAGGGC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AAAAGATAATCTTTCCATCTCGAAAGATCTTTTCCATTGTGCTGGCTTTGACTGTATTGTCATTTTAGGGCTTAAACATGGTGTTATGCCGGCCCTAAAAAACATTATACCAACCTTATGAAAATTGACTGAACAACTAAAACAATTGATAATTTTGTTTAAAAACAACTTTCAACAACGGATCTCTTGGTTCTCGCATCGATGAAGAACGCAGCGAAATGCGATACGTAATGTGAATTGCAGAATTCAGTGAATCATCGAATCTTTGAACGCACATTGCACTCCTTGGTATTCCGAGGAGTATGCCTGTTTCAGTATCATGAGCACTCTCACAACTAATCTTTGTTGGTTAAGATTGTGGAATTGGGACGCGCCAGTTGTTATTGATTGGCCCTCCTAAAATGTAGCTCTTGACTGTGGACTGCTACAGTAGTTTGGCCTAATAGTTTTGGCAGTTATATGTCAAATCTTTGGCTACATTTACTTTGGTCCATGCAGTCTTGATATACAGAAAACTCTAAATACAACTTTGATCTGAAATCAGGTAGGGCTACCCGCTGAACTTAA</text:p>
          </table:table-cell>
          <table:table-cell office:value-type="string" calcext:value-type="string">
            <text:p>k__Fungi;p__Mucoromycota;c__Umbelopsidomycetes;o__Umbelopsidales;f__Umbelopsidaceae;g__Umbelopsis;s__Umbelopsis_sp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AAGTCGTAACAAGGTTTCCGTAGGTGAACCTGCGGAAGGATCATTACCAAAAGATAATCTTTCCATCTCGAAAGATCTTTTCCATTGTGCTGGCTTTGACTGTATTGTCATTTTAGGGCTTAAACATGGTGTTATGCCGGCCCTAAAAAACATTATACCAACCTTATGAAAATTGACTGAACAACTAAAACAATTGATAATTTTGTTTAAAAACAACTTTCAACAACGGATCTCTTGGTTCTCGCATCGATGAAGAACGCAGCGAAATGCGATACGTAATGTGAATTGCAGAATTCAGTGAATCATCGAATCTTTGAACGCACATTGCACTCCTTGGTATTCCGAGGAGTATGCCTGTTTCAGTATCATGAGCACTCTCACAACTAATCTTTGTTGGTTAAGATTGTGGAATTGGGACGCGCCAGTTGTTATTGATTGGCCCTCCTAAAATGTAGCTCTTGACTGTGGACTGCTACAGTAGTTTGGCCTAATAGTTTTGGCAGTTATATGTCAAATCTTTGGCTACATTTACTTTGGTCCATGCAGTCTTGATATACAGAAAACTCTAAATACAACTTTGATCTGAAATCAGGTAG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TGAAGTGAGTCTTCATCATTGAAGCTTCTTCCCATTGTGCTGGCTTTGACCGTATGTTATGTTGGGGATTAAACATGGTTAGAATTTATTTTAGCCGTCCCCAACAATTATCTCATCCTTTATTAAATTGAACTGAACTCATTTTGAGATTACATAAAAAATAATCTTTTAATACAACTTTCAACAACGGATCTCTTGGTTCTCGCATCGATGAAGAACGCAGCGAAATGCGATACGTAATGTGAATTGCAGAATTCAGTGAATCATCGAATCTTTGAACGCACATTGCACTCTATGGTATTCCGTAGAGTATGCCTGTTTCAGTATCATGAACACCTCACTACTATAACTTTATTGTTGTAATAGTGGACTTGGAATGCGCTGGTGTCAAATCAGCCCTTCTAAAATGGAGTTCTTGCACTGTTGATTTGTTTTAACAGCGATGTTGGCCTAATAAGTTTCGGCAGTAATGTTGAAATCCTGGCTTTTTTTGCTTAGAATCTGACAGTCTTGATATACAGAATTTTGAGGTGACTTGTCTCCTCTTCAAATTTTGATCTGAAATCAGGTAGGATTACCCGCTGAACTTAA</text:p>
          </table:table-cell>
          <table:table-cell office:value-type="string" calcext:value-type="string">
            <text:p>k__Fungi;p__Mucoromycota;c__Umbelopsidomycetes;o__Umbelopsidales;f__Umbelopsidaceae;g__Umbelopsis;s__Umbelopsis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ACTGAAGTGAGTCTTCATCATTGAAGCTTCTTCCCATTGTGCTGGCTTTGACCGTATGTTATGTTGGGGATTAAACATGGTTAGAATTTATTTTAGCCGTCCCCAACAATTATCTCATCCTTTATTAAATTGAACTGAACTCATTTTGAGATTACATAAAAAATAATCTTTTAATACAACTTTCAACAACGGATCTCTTGGTTCTCGCATCGATGAAGAACGCAGCGAAATGCGATACGTAATGTGAATTGCAGAATTCAGTGAATCATCGAATCTTTGAACGCACATTGCACTCTATGGTATTCCGTAGAGTATGCCTGTTTCAGTATCATGAACACCTCACTACTATAACTTTATTGTTGTAATAGTGGACTTGGAATGCGCTGGTGTCAAATCAGCCCTTCTAAAATGGAGTTCTTGCACTGTTGATTTGTTTTAACAGCGATGTTGGCCTAATAAGTTTCGGCAGTAATGTTGAAATCCTGGCTTTTTTTGCTTAGAATCTGACAGTCTTGATATACAGAATTTTGAGGTGACTTGTCTCCTCTTCAAATTTTGATCTGAAATCAGGT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GACAAATCTAAACAGTTGCTTGGCTGGAAGTCGAAAGGCTACCTTTCAAGTCAACAAATTCTAACCTGTGAATCGCAGCACGCAAGTGTTGTTTGCGTCTTTGTGCAGCGTCGTGTGTTGCTCCTGTAAGGGTGTATGCACACTTCCTACACACTGCGCATAAATATACGTAACAAATGTCTTAGAAATCAAACTAAAAAATACAACTTTTAGCAATGGATCTCTTGGCTTCTGTAACGATGAAGAACGCAGTGAAATGCGATAACTAATGTGAATTGCATTATCTCGTGAATCATCGAGTCTTTGAACGCATCTTGCACTTTTTAGGTCTCCTAGAAAGTATACTTGTTTGAGTATCATTAACATTAATCTAAAGCTTCTGCTTTGGGATGTGAGATTTTAAGTAGCGCAAGCTGCCTATGTCTTTTAAGTGATATGTAGAGTGTTGCGTAGGTGTCAAAACCTACACAAGCCTTCACACAATCAAATGTGAGATAAACATCGCACAGAGTAGTTGAGGAGGTTAAGCTTTGCTACGCCCAGAGGTCTAGTGCCTCAACCAATACACTGAATCAGTGATCTCAAATCAAGTAAGACTACCCGCTGAACTTAA</text:p>
          </table:table-cell>
          <table:table-cell office:value-type="string" calcext:value-type="string">
            <text:p>k__Fungi;p__Neocallimastigomycota;c__Neocallimastigomycota_cls_Incertae_sedis;o__Neocallimastigomycota_ord_Incertae_sedis;f__Neocallimastigomycota_fam_Incertae_sedis;g__Neocallimastigomycota_gen_Incertae_sedis;s__Neocallimastigomycota_sp;sh__SH009837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GACAAATCTAAACAGTTGCTTGGCTGGAAGTCGAAAGGCTACCTTTCAAGTCAACAAATTCTAACCTGTGAATCGCAGCACGCAAGTGTTGTTTGCGTCTTTGTGCAGCGTCGTGTGTTGCTCCTGTAAGGGTGTATGCACACTTCCTACACACTGCGCATAAATATACGTAACAAATGTCTTAGAAATCAAACTAAAAAATACAACTTTTAGCAATGGATCTCTTGGCTTCTGTAACGATGAAGAACGCAGTGAAATGCGATAACTAATGTGAATTGCATTATCTCGTGAATCATCGAGTCTTTGAACGCATCTTGCACTTTTTAGGTCTCCTAGAAAGTATACTTGTTTGAGTATCATTAACATTAATCTAAAGCTTCTGCTTTGGGATGTGAGATTTTAAGTAGCGCAAGCTGCCTATGTCTTTTAAGTGATATGTAGAGTGTTGCGTAGGTGTCAAAACCTACACAAGCCTTCACACAATCAAATGTGAGATAAACATCGCACAGAGTAGTTGAGGAGGTTAAGCTTTGCTACGCCCAGAGGTCTAGTGCCTCAACCAATACACTGAATCAGT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GTTATATAGCTTCGGCTATATATATTCACCCTAAGCCTGGGTTTACACCCGGGCTTTGGTTAGGCTAGTGTGCTTCGGCGTACTGGCCACATAGACGCTTGTATTGTTTGACAGATTTTAGTTGCATCAAAAAATGACAACTTTTAACAATGGATCTCTTGGCTCTTGCAACGATGAAGAACGCAGTGAAATGCGAAAAGTAATGCGATTTGCATGAATCTGTGAGTCATCAAGTCTTTGAACGCACCTTGCACCGTATGAGCAATCGTACGGTATACCTGTTTGAGAATCGTAAAACTCTCTCCCCACCTTTTGGTGGGAGACTTGTCGGTTGTGCCCCTCGGGGTACTCTGATTAAATGTAGTAGGTCTGGATCAGGCTAGTGGCCTGGGACACTATGTGCTAGAGACGTCGCGTTAGTTGACTGTCTTCTCATGGTGCGTCCTAGGCTGTTAAGCTAGTTTGGTCAAGCCTCTTCAGTCTGTACCTTGCGTACAGACAACCCCCCTTTTTGATCTCAAATCAGGT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GTTATATAGCTTCGGCTATATATATTCACCCTAAGCCTGGGTTTACACCCGGGCTTTGGTTAGGCTAGTGTGCTTCGGCGTACTGGCCACATAGACGCTTGTATTGTTTGACAGATTTTAGTTGCATCAAAAAATGACAACTTTTAACAATGGATCTCTTGGCTCTTGCAACGATGAAGAACGCAGTGAAATGCGAAAAGTAATGCGATTTGCATGAATCTGTGAGTCATCAAGTCTTTGAACGCACCTTGCACCGTATGAGCAATCGTACGGTATACCTGTTTGAGAATCGTAAAACTCTCTCCCCACCTTTTGGTGGGAGACTTGTCGGTTGTGCCCCTCGGGGTACTCTGATTAAATGTAGTAGGTCTGGATCAGGCTAGTGGCCTGGGACACTATGTGCTAGAGACGTCGCGTTAGTTGACTGTCTTCTCATGGTGCGTCCTAGGCTGTTAAGCTAGTTTGGTCAAGCCTCTTCAGTCTGTACCTTGCGTACAGACAACCCCCCTTTTTGATCTCAAATCAGGT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GTTATATGGCGAAAGCCATATATATTCACCCTAAGCCTGGGATTGTACATTGTACAGGACCGGGCTTTGGTTGGGCTACATTCCTTGTGGATGTGGCTCCGGCAAGTACGCTTCGGCGCACTGGCCACATAGACGCTTGTATTGTTTGACAGAGTAATTATTGCTTAAAAATGACAACTTTTAACAATGGATCTCTTGGCTCTTGCAACGATGAAGAACGCAGTGAAATGCGAAAAGTAATGCGATTTGCATGAATCTGTGAGTCATCAAGTCTTTGAACGCACCTTGCACCGTATGAGTAATCGTACGGTATACCTGTTTGAGAATCGTAAAACTCTCTTTCCATCTTTTTGATGGGAGACTTGTCGGTTGTGCCCCTCGGGGTACTCTGATTAAAGGCAGTAGGTCTGGATCAGGCTAGTGGCCTGGGACACTGTGTGTTAGAGACGTCGCGTTAGCTGACTTGTCTTCTCATAGTGCGTCCTAGGCTATTAAAGCTGGCTTGGTCAAGGCCTCTACAGTCGGCACATACTTGTATGTGTTGACAACCCCCCTTTTTGATCTCAAATCAGGT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GTTATATGGCGAAAGCCATATATATTCACCCTAAGCCTGGGATTGTACATTGTACAGGACCGGGCTTTGGTTGGGCTACATTCCTTGTGGATGTGGCTCCGGCAAGTACGCTTCGGCGCACTGGCCACATAGACGCTTGTATTGTTTGACAGAGTAATTATTGCTTAAAAATGACAACTTTTAACAATGGATCTCTTGGCTCTTGCAACGATGAAGAACGCAGTGAAATGCGAAAAGTAATGCGATTTGCATGAATCTGTGAGTCATCAAGTCTTTGAACGCACCTTGCACCGTATGAGTAATCGTACGGTATACCTGTTTGAGAATCGTAAAACTCTCTTTCCATCTTTTTGATGGGAGACTTGTCGGTTGTGCCCCTCGGGGTACTCTGATTAAAGGCAGTAGGTCTGGATCAGGCTAGTGGCCTGGGACACTGTGTGTTAGAGACGTCGCGTTAGCTGACTTGTCTTCTCATAGTGCGTCCTAGGCTATTAAAGCTGGCTTGGTCAAGGCCTCTACAGTCGGCACATACTTGTATGTGTTGACAACCCCCCTTTTTGATCTCAAATCAGGTAA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GTTATATGGCTTCGGCCATATATATTCACCCCGAGCCTGGGATAATACCCGGGCTTTGGTTAGGCTAGTGTGCTTCGGCGTACTAGCCACATAGACGCTTGTATTGTTTGACAGAGTTTAGTTGCAATAAAAATGACAACTTTTAACAATGGATCTCTTGGCTCTTGCAACGATGAAGAACGCAGTGAAATGCGAAAAGTAATGCGATTTGCATGAATCTGTGAGTCATCAAGTCTTTGAACGCACCTTGCACCGTATGAGCAATTGTACGGTATACCTGTTTGAGAATCGTAAAAATCTATCTCCACCCTTGGGTGGGAGACTTGTCGGTTGTGCCCCTCGGGGTACTCTGATTAAATGCAGTAGGTCTGGATCAGGCTAGTGGCCTGGGACACTATGTGCTAGAGACGTCGCGTAAGCTGACTGTCTTCTCATGGTGCGTCCTAGGCTATTAAGCTGGCTTGGTCAAGCCTCTACAGTCTGTGCCTTGTGCGCAGACAACCCCCCTTTTTGATCTCAAATCAGGT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GTTATATGGCTTCGGCCATATATATTCACCCCGAGCCTGGGATAATACCCGGGCTTTGGTTAGGCTAGTGTGCTTCGGCGTACTAGCCACATAGACGCTTGTATTGTTTGACAGAGTTTAGTTGCAATAAAAATGACAACTTTTAACAATGGATCTCTTGGCTCTTGCAACGATGAAGAACGCAGTGAAATGCGAAAAGTAATGCGATTTGCATGAATCTGTGAGTCATCAAGTCTTTGAACGCACCTTGCACCGTATGAGCAATTGTACGGTATACCTGTTTGAGAATCGTAAAAATCTATCTCCACCCTTGGGTGGGAGACTTGTCGGTTGTGCCCCTCGGGGTACTCTGATTAAATGCAGTAGGTCTGGATCAGGCTAGTGGCCTGGGACACTATGTGCTAGAGACGTCGCGTAAGCTGACTGTCTTCTCATGGTGCGTCCTAGGCTATTAAGCTGGCTTGGTCAAGCCTCTACAGTCTGTGCCTTGTGCGCAGACAACCCCCCTTTTTGATCTCAAATCAGGTAAGG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TCATAGGTACCGCAAGGTCCTATATACACCCCAAGCCTGTGAAGAGCAGTTAGCTCGGATCGGCTTTGGTTGCAGCCCTCGGGCTGTAGGCCGGAGTACCGCAAGGTAATCTGACCACATAGACGCTTGTATGTTTGACAGAGTTTAGTTGCATCATAAAAAATACAACTTTTAACAATGGATCTCTTGGCTCTTGCAACGATGAAGAACGCAGTGAAATGCGAAACGTAATGCGATTTGCACGAATCTGTGAGTCATCAAGTCTTTGAACGCACCTTGCACCATATGAGCAATCGTATGGTATACCTGTTTGAGAATCGTAAAAACCCCCTCTTACCAGTTTGGTAAGGATTTGTCGGTCGAGCGCTCTGTGCTCTCCGATTAAAAGTAGTAGGTCTGGTCAGGCTAGTGGCCTGGGACATTGTGTGCTAGAGACGTCGCTTCGGCTACTGTCTTCTCACGATGCGTCCTAGGCTATTCAAGCTGGCTTGGTTCAGGCCTCTCAGTGCTGCCCTCACGGGTGGTACAACCCCAATTTTTGATCTCAAATCAGGT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TCATAGGTACCGCAAGGTCCTATATACACCCCAAGCCTGTGAAGAGCAGTTAGCTCGGATCGGCTTTGGTTGCAGCCCTCGGGCTGTAGGCCGGAGTACCGCAAGGTAATCTGACCACATAGACGCTTGTATGTTTGACAGAGTTTAGTTGCATCATAAAAAATACAACTTTTAACAATGGATCTCTTGGCTCTTGCAACGATGAAGAACGCAGTGAAATGCGAAACGTAATGCGATTTGCACGAATCTGTGAGTCATCAAGTCTTTGAACGCACCTTGCACCATATGAGCAATCGTATGGTATACCTGTTTGAGAATCGTAAAAACCCCCTCTTACCAGTTTGGTAAGGATTTGTCGGTCGAGCGCTCTGTGCTCTCCGATTAAAAGTAGTAGGTCTGGTCAGGCTAGTGGCCTGGGACATTGTGTGCTAGAGACGTCGCTTCGGCTACTGTCTTCTCACGATGCGTCCTAGGCTATTCAAGCTGGCTTGGTTCAGGCCTCTCAGTGCTGCCCTCACGGGTGGTACAACCCCAATTTTTGATCTCAAATCAGGTAA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GTCCGCTGCGTGCGCAACACCCTTGCGTATGCACATCCGTTCCATGCGCACACTTGTGTGCATGACATTTCTGCAAATCTCTGATTGTCACACTATAAATAATACAAACTTTTAACAATGGATCTCTAGGCTCTTGCATCGATGAAGAACGCAGTGAAGTGCGAAAAGTAATGCGATTTGCATGCTCTGTGAGTCATCGAATCTTTGAACGCATATGGCACCTCCCGGCCCTGCCGGAGGGTATGCCTGTTTGAGAATCATATACACATATGCTCATCATCCATTGATGGACGACCTGGGCATTCAGCAGTGATCGCCGCAAGTCCAAATGTGTTGTCAGGACATCCTCGTTTGAGAATTATCGGCAACTACAACCCCCCTCATGATCTCAAATCAGGC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AAGTCGTAACAAGGTTTCCGTAGGTGAACCTGCGGAAGGATCATTAACAAGTCCGCTGCGTGCGCAACACCCTTGCGTATGCACATCCGTTCCATGCGCACACTTGTGTGCATGACATTTCTGCAAATCTCTGATTGTCACACTATAAATAATACAAACTTTTAACAATGGATCTCTAGGCTCTTGCATCGATGAAGAACGCAGTGAAGTGCGAAAAGTAATGCGATTTGCATGCTCTGTGAGTCATCGAATCTTTGAACGCATATGGCACCTCCCGGCCCTGCCGGAGGGTATGCCTGTTTGAGAATCATATACACATATGCTCATCATCCATTGATGGACGACCTGGGCATTCAGCAGTGATCGCCGCAAGTCCAAATGTGTTGTCAGGACATCCTCGTTTGAGAATTATCGGCAACTACAACCCCCCTCATGATCTCAAATCAGGCAA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CACAAGTCACCCTCACCGGTCGACAACGTTGAACCCCAACCCCTCGGCGCAAGCCTCGAGGACCCTATTTGACCCCATGCTGACACAAAATACCACGAATGTATCAACAATCACAACCTAGAAACAACTTATAACAATGGATCTCTAGGCTCTTGCATCGATGAAGAACGCAGCCAGACGCGAAATGTGTTATGACTTGCAATCTTCGCGAATCATCAAATCTTTGAACGCAACTTGCACCCTTGGGCTTGTCCCTCGGGTATACTTGTTTGAGTATCGTCTATGCTCTCGCCCCGTGGACCTGCTTCTTCACAGGAGCGCGGCCCATGGGGCGGATGTGAGGCGTAGGACCCGCTCATCCGGGACCTTGCCTTTAAATGCATGATCTGACTCCAGCCTTGCAGGCCTGACCGCGGACCTCCACTCTCACCAGAGGGGGACCCGGCCGGGCCAGCCAGAGGGTGGGACAGTCTTGCCTGGGGCGCCCCTCACGGGACGCTTCAGGGGCCTATACTTGGGATAACGTCCATCAAGTCAGGCTGCTGTCTCTGCCGTCTCTGCTCCCCTTGCCGGGAGGGACCGGACGCCCCGTTGCGGGGAGGATAGTAACCTCTCGAATGATCAAAGGAACGAGGCGGGTCGAGGCCTTCACGGGTCTCGGCTCCCCCTCAACAACTGACGTTACCGATCTCAAATCAAGTAAGAT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CACAAGTCACCCTCACCGGTCGACAACGTTGAACCCCAACCCCTCGGCGCAAGCCTCGAGGACCCTATTTGACCCCATGCTGACACAAAATACCACGAATGTATCAACAATCACAACCTAGAAACAACTTATAACAATGGATCTCTAGGCTCTTGCATCGATGAAGAACGCAGCCAGACGCGAAATGTGTTATGACTTGCAATCTTCGCGAATCATCAAATCTTTGAACGCAACTTGCACCCTTGGGCTTGTCCCTCGGGTATACTTGTTTGAGTATCGTCTATGCTCTCGCCCCGTGGACCTGCTTCTTCACAGGAGCGCGGCCCATGGGGCGGATGTGAGGCGTAGGACCCGCTCATCCGGGACCTTGCCTTTAAATGCATGATCTGACTCCAGCCTTGCAGGCCTGACCGCGGACCTCCACTCTCACCAGAGGGGGACCCGGCCGGGCCAGCCAGAGGGTGGGACAGTCTTGCCTGGGGCGCCCCTCACGGGACGCTTCAGGGGCCTATACTTGGGATAACGTCCATCAAGTCAGGCTGCTGTCTCTGCCGTCTCTGCTCCCCTTGCCGGGAGGGACCGGACGCCCCGTTGCGGGGAGGATAGTAACCTCTCGAATGATCAAAGGAACGAGGCGGGTCGAGGCCTTCACGGGTCTCGGCTCCCCCTCAACAACTGACGTTACCGATCTCAAATCAAGT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TGAGGCCCGTTATAGGGTCTATATGTTCGAGGCAGCAATGCTTCGTGACATTTACGCTTGTATGTTTGACAGAGTTAGTGTGATTATTAACAAAGACAACTTTTAACAATGGATCTCTTGGCTCTTGCAACGATGAAGAACGCAGTAAAGTGCGAAATGTAATGCGATTTGCATGAATCTGTGAGTCATCGAATTTTTGAACGCAACTTGCGCCCTATTAGGGCATGTCTGTTTGAGTACCGCAACCTCTATGCAGCAATGCGAATTGATCATGGCGTTGGGCCTTGATTTAAAGAGAGTATGTGGTATCGAGCTAGAGCTTGGACACACTATGTGCTAGAGACGCAAGTCTTCTCATAGAGAGTTCCTGTCTTTAATGCTAGATAAAATCAACTTTTTTATTTGGTCTCAAATCAGGCAAGA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TGAGGCCCGTTATAGGGTCTATATGTTCGAGGCAGCAATGCTTCGTGACATTTACGCTTGTATGTTTGACAGAGTTAGTGTGATTATTAACAAAGACAACTTTTAACAATGGATCTCTTGGCTCTTGCAACGATGAAGAACGCAGTAAAGTGCGAAATGTAATGCGATTTGCATGAATCTGTGAGTCATCGAATTTTTGAACGCAACTTGCGCCCTATTAGGGCATGTCTGTTTGAGTACCGCAACCTCTATGCAGCAATGCGAATTGATCATGGCGTTGGGCCTTGATTTAAAGAGAGTATGTGGTATCGAGCTAGAGCTTGGACACACTATGTGCTAGAGACGCAAGTCTTCTCATAGAGAGTTCCTGTCTTTAATGCTAGATAAAATCAACTTTTTTATTTGGTCTCAAATCAGG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TTTGCTCGAGCTGCCGCAAGGTGGTGAGAGACATTAGCACAAGGCCGCAAGGTCTTGATGTTTACGCTTGTATGTTTGACAGAGTTTATTTGTGACTAATAATAATGACAACTTTTAACAATGGATCTCTTGGCTCTTGCAACGATGAAGAACGCAGTAAAGTGCGATATGTAGTGCGATTTGCATGAATCTGTGAGTCATCTAATCTTTGAACGCAACTTGCGCCTCGCTGAGGCATGTTTGTTTGAGTGCCGCATACCTTTTGCAGCAATGCGATCTGACCAGTGTCTATCATGTAGACTGGGTCTAAAAGTAGCTAGTTAATGGTCCTAGTTGGCTAGACCGAGTGCTAAGCATTCTTGGTCCTAGTCCGCTGTTCCACCATACTTTTCTATTTGGCCTCAAATCAAGCAAGA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TTTGCTCGAGCTGCCGCAAGGTGGTGAGAGACATTAGCACAAGGCCGCAAGGTCTTGATGTTTACGCTTGTATGTTTGACAGAGTTTATTTGTGACTAATAATAATGACAACTTTTAACAATGGATCTCTTGGCTCTTGCAACGATGAAGAACGCAGTAAAGTGCGATATGTAGTGCGATTTGCATGAATCTGTGAGTCATCTAATCTTTGAACGCAACTTGCGCCTCGCTGAGGCATGTTTGTTTGAGTGCCGCATACCTTTTGCAGCAATGCGATCTGACCAGTGTCTATCATGTAGACTGGGTCTAAAAGTAGCTAGTTAATGGTCCTAGTTGGCTAGACCGAGTGCTAAGCATTCTTGGTCCTAGTCCGCTGTTCCACCATACTTTTCTATTTGGCCTCAAATCAA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TTGGGTAGCGGGAGGGGGAGAAGGGAGGGAGGAGTGGTAAGACACTTCTCCTGGATATTATGCCCCTCCTTGCTCACACATAAACCCGAACCTGTGCAGCAATGCCAGGCGAGGTGTAGGGCCCTCGGGTCCTGCGGTGAAAGACGATTATATTCATAATCGTCCGGATCCACATAGACGCTTTTCTAGTTTGACAGTATTAGTTTGACACAATAATCAAAATGACAACTTTTAACAATGGATCTCTTGGCTCTTGCAACGATGAAGAACGCAGTGAAATGCGAAAAGTAATGCGATTTGCATGAATCTGTGAGTCATCAAGTCTTTGAACGCACCTTGCACCGTATGAGCAATTGTACGGTATACCTGTTTGAGAATCGTAAAAAAACCCTCTTCCTGTGCCATCCTCTCTTTCTCCTTTGAGGGATAGAGGTGTAGCACAAGAAGGATGTGTCGGCTGTATCCCTTTCCCGGGATACTCTGATTAAATGGAGTAGGTTTGGATCGGGCTGGTGGCCTGAGACACTGTGTGCTAGAGACTAGCAGTTGTTTATTTTCGACTGGTCTGTCTTCTCATGGTGCGTCTCAGGTCATTCCAAAGCTGGCCTGTTCATCTGACCCTTTAACTGCGCCAAGGTCTTTGTGCCTTGGGCAACCCCACTCTTTGATCTCAAATCAGGT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011500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TTGGGTAGCGGGAGGGGGAGAAGGGAGGGAGGAGTGGTAAGACACTTCTCCTGGATATTATGCCCCTCCTTGCTCACACATAAACCCGAACCTGTGCAGCAATGCCAGGCGAGGTGTAGGGCCCTCGGGTCCTGCGGTGAAAGACGATTATATTCATAATCGTCCGGATCCACATAGACGCTTTTCTAGTTTGACAGTATTAGTTTGACACAATAATCAAAATGACAACTTTTAACAATGGATCTCTTGGCTCTTGCAACGATGAAGAACGCAGTGAAATGCGAAAAGTAATGCGATTTGCATGAATCTGTGAGTCATCAAGTCTTTGAACGCACCTTGCACCGTATGAGCAATTGTACGGTATACCTGTTTGAGAATCGTAAAAAAACCCTCTTCCTGTGCCATCCTCTCTTTCTCCTTTGAGGGATAGAGGTGTAGCACAAGAAGGATGTGTCGGCTGTATCCCTTTCCCGGGATACTCTGATTAAATGGAGTAGGTTTGGATCGGGCTGGTGGCCTGAGACACTGTGTGCTAGAGACTAGCAGTTGTTTATTTTCGACTGGTCTGTCTTCTCATGGTGCGTCTCAGGTCATTCCAAAGCTGGCCTGTTCATCTGACCCTTTAACTGCGCCAAGGTCTTTGTGCCTTGGGCAACCCCACTCTTTGATCTCAAATCAGGT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AAGTGTTGTGGGATTGGTTGGGTACACTGTGTATTTCACAGTACATCGTATTGTGTATTTCACAGTACATCGTATTGTGTATTTCACAGTACATCGTATTGTGTATTTCACAGTACATCGTATTGTGTATTTCACAGTACATCGTATTGTGTTTTTCACAGTGCTCAACATAACACCCGCAAATACACATTAGTGCTCCGGATTCACGTCTGGTTGCATCAATATATATATATTCATGATTTGTGATCGTTGTCATAACTTTATAATCAAAAAACACTTTTAACAATGGATCTCTTGGCTCTTGCATCGATGAAGAACGCAGTAATGTGCGAAAAGTAATGCGAATTGCATACCTCTGCGAGTCATCTAGTCTTTGAACGCAAATGGCACTGTCGCGACGAGTGACAGTATGTCTATTTGAGAACCACAAAACCCATCACCACAATATGCTGGTGGACATGTCCTCATTACTCATGGTGTAATTGGGATGAAATGGATAATGCTGCGGGATAAGCAGAATGTGTGATAGTATATTCATATTCTAGTTATCCGACAACGCGGCATAATCACTATATTTATCACGCGGTCTCAAATTAGACAAGG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08674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AAGTGTTGTGGGATTGGTTGGGTACACTGTGTATTTCACAGTACATCGTATTGTGTATTTCACAGTACATCGTATTGTGTATTTCACAGTACATCGTATTGTGTATTTCACAGTACATCGTATTGTGTATTTCACAGTACATCGTATTGTGTTTTTCACAGTGCTCAACATAACACCCGCAAATACACATTAGTGCTCCGGATTCACGTCTGGTTGCATCAATATATATATATTCATGATTTGTGATCGTTGTCATAACTTTATAATCAAAAAACACTTTTAACAATGGATCTCTTGGCTCTTGCATCGATGAAGAACGCAGTAATGTGCGAAAAGTAATGCGAATTGCATACCTCTGCGAGTCATCTAGTCTTTGAACGCAAATGGCACTGTCGCGACGAGTGACAGTATGTCTATTTGAGAACCACAAAACCCATCACCACAATATGCTGGTGGACATGTCCTCATTACTCATGGTGTAATTGGGATGAAATGGATAATGCTGCGGGATAAGCAGAATGTGTGATAGTATATTCATATTCTAGTTATCCGACAACGCGGCATAATCACTATATTTATCACGCGGTCTCAAATTAGACAAGGC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TATTTTAATGTGCCTTGGCACATTATTTAACCCGAGGGTAGTAATATAGGTGTACAATTTATTGTGCATTTATTTATTGCCTTCGTCTATACGCTTGTTTGTTTGACTATATTATTACAAATACTTATAATCACTTTTAACAATGGATCTCTTGGCTCTTGCAACGATGAAGAACGCAGTGAAATGCGAAAAGTAATGCGATTTGCATGAATCTGTGAGTCATTAAATCTTTGAACGCACTTTGCACTCTAATTTTATTAGAGTATGCCTGTTTGAGAATCTCTATCATCTTTACTATACAATTTGTATAGTTCATCCAGACTGAGCCTTTCCGGCTTTAAATGCAGATTGACATTATGTGTTGACAATAGCTCATAATGTGTCTCTCCATGTATATGTTATATATGTAACAGTATCTAATGTATATGTCAGTATTGATGATCTCAAATCAGGCAAGGCTACCCGCTA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08406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TATTTTAATGTGCCTTGGCACATTATTTAACCCGAGGGTAGTAATATAGGTGTACAATTTATTGTGCATTTATTTATTGCCTTCGTCTATACGCTTGTTTGTTTGACTATATTATTACAAATACTTATAATCACTTTTAACAATGGATCTCTTGGCTCTTGCAACGATGAAGAACGCAGTGAAATGCGAAAAGTAATGCGATTTGCATGAATCTGTGAGTCATTAAATCTTTGAACGCACTTTGCACTCTAATTTTATTAGAGTATGCCTGTTTGAGAATCTCTATCATCTTTACTATACAATTTGTATAGTTCATCCAGACTGAGCCTTTCCGGCTTTAAATGCAGATTGACATTATGTGTTGACAATAGCTCATAATGTGTCTCTCCATGTATATGTTATATATGTAACAGTATCTAATGTATATGTCAGTATTGATGATCTCAAATCAGGCAAGGCTACCCGCTA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GATTATCCTGTTGGTAAGGCGTTAGAGACTTTCGGGTCTTTAAAGCTGATGCTAACATCAACCTTTGTGAATAGGGTACTGCAACAAGAGAAATCTTGATGCAATACTTAGAAGGGATCTGAGGGAATTATGTTATGTTATGTTCTATTTGTGTGTTGTATGGGCAATTGAAAGTGATTTTTCACAATCTTTGACTGTATGTAAAGACCGCAAATAGTCATGACATAAGATTTATTGTAGTCTTATCTTAATTATCTTTGTATATGTAAACGCAATTTAAAGGATTTTTATTCTGCAAATTCGGTTATCGCATACATAGTATCAAATTAAAACAACTTTTAACAATGGATCTCTTGGCTCTTGCAACGATGAAGAACGCAGCGAATTGCGATACGTAATGTGATTAGCATTTCTTGTGAATCATCGAATTTTTGAACGCACCTTGCACTTTGGGAGTCAATCTCAAAGTATACCTGTTTGAGTATCATAAACATTTATCCAAGAAATTGGGATTTGAGGATCATTCTCTATGGAGATTGTTCCTTTAAAAGTAGCGTACAGAGTTGGTAGGCATAGTCTGCATACTACTCGAGTGAGGATATTTGCCTTGAGCAAAATAATCATGAGAGACTGATGCAAAGGATGACTACTTTTAAGATTCTGCAACAAAGTTTACTTAACCGTTGACTTTGATTTAATCGTACAAATGTGATCTCAAATCAGGCAAGAT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2028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GATTATCCTGTTGGTAAGGCGTTAGAGACTTTCGGGTCTTTAAAGCTGATGCTAACATCAACCTTTGTGAATAGGGTACTGCAACAAGAGAAATCTTGATGCAATACTTAGAAGGGATCTGAGGGAATTATGTTATGTTATGTTCTATTTGTGTGTTGTATGGGCAATTGAAAGTGATTTTTCACAATCTTTGACTGTATGTAAAGACCGCAAATAGTCATGACATAAGATTTATTGTAGTCTTATCTTAATTATCTTTGTATATGTAAACGCAATTTAAAGGATTTTTATTCTGCAAATTCGGTTATCGCATACATAGTATCAAATTAAAACAACTTTTAACAATGGATCTCTTGGCTCTTGCAACGATGAAGAACGCAGCGAATTGCGATACGTAATGTGATTAGCATTTCTTGTGAATCATCGAATTTTTGAACGCACCTTGCACTTTGGGAGTCAATCTCAAAGTATACCTGTTTGAGTATCATAAACATTTATCCAAGAAATTGGGATTTGAGGATCATTCTCTATGGAGATTGTTCCTTTAAAAGTAGCGTACAGAGTTGGTAGGCATAGTCTGCATACTACTCGAGTGAGGATATTTGCCTTGAGCAAAATAATCATGAGAGACTGATGCAAAGGATGACTACTTTTAAGATTCTGCAACAAAGTTTACTTAACCGTTGACTTTGATTTAATCGTACAAATGTGATCTCAAATCAG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TGTAGCTGGGAGGGGTAAAACCCGCCTTGGCTAATATGTTCGAGGCAGCAATGCTTCGCGACATGCACGCTTGTCTTGTTTGTCAGAGTAAATGGTAACATATAATTGAGACAACTTTTAACAATGGATCTCTTGGCTCTTGCAACGATGAAGAACGCAGTAAAGTGCGAAATGTAGTGCGATTTGCATGAATCTGTGAGTCATCTAATCTTTGAACGCAACTTGCGCCTAATAAGGCATGTCTGTTTGAGTACCGCAAACTAACTGCAGCAATGCAAAGTGGTCATGGCGTTGGGCCTTGACTTGAAAGCGGCATGTTTGCTGTTGGGTGTGCTATCCCGTGTGCTAGAGACGCAAGACGCAAGTCACGCAAGTCTTCTCACTGGGCGGCGGACCCCTCAGCTCTCTCGATATGTATATGTGATGTGAATGGATATGGTGCTTATGTATCGTGTCGTATCATGTCATCATGTCGTATCGGGTCTATTCTGTGTATTCGGTCTCAAATCAGGCAAGA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55464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TGTAGCTGGGAGGGGTAAAACCCGCCTTGGCTAATATGTTCGAGGCAGCAATGCTTCGCGACATGCACGCTTGTCTTGTTTGTCAGAGTAAATGGTAACATATAATTGAGACAACTTTTAACAATGGATCTCTTGGCTCTTGCAACGATGAAGAACGCAGTAAAGTGCGAAATGTAGTGCGATTTGCATGAATCTGTGAGTCATCTAATCTTTGAACGCAACTTGCGCCTAATAAGGCATGTCTGTTTGAGTACCGCAAACTAACTGCAGCAATGCAAAGTGGTCATGGCGTTGGGCCTTGACTTGAAAGCGGCATGTTTGCTGTTGGGTGTGCTATCCCGTGTGCTAGAGACGCAAGACGCAAGTCACGCAAGTCTTCTCACTGGGCGGCGGACCCCTCAGCTCTCTCGATATGTATATGTGATGTGAATGGATATGGTGCTTATGTATCGTGTCGTATCATGTCATCATGTCGTATCGGGTCTATTCTGTGTATTCGGTCTCAAATCAG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TTTGGAGGCCAGTCGCCTAGTGCGCTGGTTTCACATTAGCACAAGGTCGCAAGGCCTTGATGTTTACGCTTGTTTGTTTGACAGAGTTAGTTGAGAAAAAAATAAAGACAACTTTTAACAATGGATCTCTTGGCTCTTGCAACGATGAAGAACGCAGTAAAGTGCGATATGTAGTGCGATTTGCATGAATCTGTGAGTCATCTAATCTTTGAACGCAACTTGCGCCTTTTACGAGGCATGTTTGTTTGAGTGCCGCAATCTTCTGCAGCAATGCGATTTGACTCGCGTCTTTGTTGACCGAGTTTAAAGAAAGCTAGAGGATGGTCAGTTTAGACTAGCCCGAGTGCTAAGCATTCTTGGGTCTAGCGCTGGATTGCTCATTACATCTATTTTTTATTTGGCCTCAAATCAAGCAAGA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6862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TTTGGAGGCCAGTCGCCTAGTGCGCTGGTTTCACATTAGCACAAGGTCGCAAGGCCTTGATGTTTACGCTTGTTTGTTTGACAGAGTTAGTTGAGAAAAAAATAAAGACAACTTTTAACAATGGATCTCTTGGCTCTTGCAACGATGAAGAACGCAGTAAAGTGCGATATGTAGTGCGATTTGCATGAATCTGTGAGTCATCTAATCTTTGAACGCAACTTGCGCCTTTTACGAGGCATGTTTGTTTGAGTGCCGCAATCTTCTGCAGCAATGCGATTTGACTCGCGTCTTTGTTGACCGAGTTTAAAGAAAGCTAGAGGATGGTCAGTTTAGACTAGCCCGAGTGCTAAGCATTCTTGGGTCTAGCGCTGGATTGCTCATTACATCTATTTTTTATTTGGCCTCAAATCAAG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TACAAGATATTTGGCTATTTATAGCCATTAGCTCAGGGTCGCAAGACCTTGATGTTTACGCTTGCGTGTTTGACAAATTATTTATATGAGAAATTATGACAACTTTAAACAATGGATCTCTTGGCTCTTGCATCGATGAAGAACGCAGTAAAGTGCGATATGTAGTGCGATTTGCATGAATCTGTGAGTCATCTAATCTTTGAACGCAACTTGCGCCTCTCTGAGGCATGTCTGTTTGAGTGCCATATTCACCATGAATATCACATTCGACTTGATTTTAACTATTCAGTTTTAATCTAAATGAAGCCAGTTTTCACTTTATATTAGTGAGCCCAAGTGCTAAGCATTCTAGGGTGATCTAATAGAAAAGTTTTATACTTTGGCCTCAAATCAGGCAAGACTACCCGCTGAACTTAA</text:p>
          </table:table-cell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75147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TACAAGATATTTGGCTATTTATAGCCATTAGCTCAGGGTCGCAAGACCTTGATGTTTACGCTTGCGTGTTTGACAAATTATTTATATGAGAAATTATGACAACTTTAAACAATGGATCTCTTGGCTCTTGCATCGATGAAGAACGCAGTAAAGTGCGATATGTAGTGCGATTTGCATGAATCTGTGAGTCATCTAATCTTTGAACGCAACTTGCGCCTCTCTGAGGCATGTCTGTTTGAGTGCCATATTCACCATGAATATCACATTCGACTTGATTTTAACTATTCAGTTTTAATCTAAATGAAGCCAGTTTTCACTTTATATTAGTGAGCCCAAGTGCTAAGCATTCTAGGGTGATCTAATAGAAAAGTTTTATACTTTGGCCTCAAATCAGG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ATACACACGATCTCATGGCGTAAGCTGTGAGACTCGACACACGATTTATGTTGACGAACATTGAGACAATCAATTGAAACAACTTTTAACAATGGATCTCTTGGCTCTTGCAGCGATGAAGAACGCAGCGAACTGCGAAAAGTAATGTGACCTGCAAACTTTGTGAAACATCCAATCTTTGAACGCAATTTGCACCTGACGGCATTTGTCATCAGGTATACTTGTTTGAGTATCATATACATTCTCTCACTCTGTTGTGAGGAATTGAGCGTCTTGATAAAGTCGCTTTAAAGGAAGACCTGTTAATGTTCCTGAACATTGGGTCTATTGGGATAACATCCTAACAATAGACTGTTCAAAGAACCAAGGTTATGTCGCAAGACAAATATTTGAACACTGATCTCAAATCAAGTAAGGATACCCGCTGAATTTAA</text:p>
          </table:table-cell>
          <table:table-cell office:value-type="string" calcext:value-type="string">
            <text:p>k__Fungi;p__Rozellomycota;c__Rozellomycotina_cls_Incertae_sedis;o__GS05;f__GS05_fam_Incertae_sedis;g__GS05_gen_Incertae_sedis;s__GS05_sp;sh__SH017490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ATACACACGATCTCATGGCGTAAGCTGTGAGACTCGACACACGATTTATGTTGACGAACATTGAGACAATCAATTGAAACAACTTTTAACAATGGATCTCTTGGCTCTTGCAGCGATGAAGAACGCAGCGAACTGCGAAAAGTAATGTGACCTGCAAACTTTGTGAAACATCCAATCTTTGAACGCAATTTGCACCTGACGGCATTTGTCATCAGGTATACTTGTTTGAGTATCATATACATTCTCTCACTCTGTTGTGAGGAATTGAGCGTCTTGATAAAGTCGCTTTAAAGGAAGACCTGTTAATGTTCCTGAACATTGGGTCTATTGGGATAACATCCTAACAATAGACTGTTCAAAGAACCAAGGTTATGTCGCAAGACAAATATTTGAACACTGATCTCAAATCAAGTAAGGATACCCGCTGAAT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CAACAAATCTCTTTAGCACCTTCGGGTGCTATAAACCAATGTGAATTGCGCATGGATTTTCCACGCGACGTAAACTAGACCAGAGTCGGATAAATTATTAAATGAAACAACTTTTAACAATGGATCTCTTGGTTCTTGCAACGATGAAGAACGCAGTGAATTGCGATAAGTAATGTGACTTGCAACCTCTGTGAATCATCAAATTTTTGAACGCACCTTGCACTTTCCGGGTCCACTGGAAAGTATACCTGTTTGAGTATCAGAAAGTACTCTACACTGTGGTGTAGGAGATGAGGTTCAGGCTTCTGTTCCTTGGAAAGCATCTGGAGCGAGTGCGGTAAGAATAGGTAGTATTCTCCCACAAAGCGACAACACTAACCACTTGTGGTTAAATGCGAACTTTGATCTCAAATCAGGTAGGACTACCCGCTGAACTTAA</text:p>
          </table:table-cell>
          <table:table-cell office:value-type="string" calcext:value-type="string">
            <text:p>k__Fungi;p__Rozellomycota;c__Rozellomycotina_cls_Incertae_sedis;o__GS07;f__GS07_fam_Incertae_sedis;g__GS07_gen_Incertae_sedis;s__GS07_sp;sh__SH0194928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CAACAAATCTCTTTAGCACCTTCGGGTGCTATAAACCAATGTGAATTGCGCATGGATTTTCCACGCGACGTAAACTAGACCAGAGTCGGATAAATTATTAAATGAAACAACTTTTAACAATGGATCTCTTGGTTCTTGCAACGATGAAGAACGCAGTGAATTGCGATAAGTAATGTGACTTGCAACCTCTGTGAATCATCAAATTTTTGAACGCACCTTGCACTTTCCGGGTCCACTGGAAAGTATACCTGTTTGAGTATCAGAAAGTACTCTACACTGTGGTGTAGGAGATGAGGTTCAGGCTTCTGTTCCTTGGAAAGCATCTGGAGCGAGTGCGGTAAGAATAGGTAGTATTCTCCCACAAAGCGACAACACTAACCACTTGTGGTTAAATGCGAACTTTGAT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ATCTAATTTTACCTTTGTGAATTGGGTGATTGAGAAATCGATCACTTACCTTTTACTTTTAGTCTAAATCTATACAATAATTATATAATAATTTTTAACAATGGATCTCTAGGCTCTTGCAACGATGAAGAACGCAGTCAATTGCGATAAGTAATGTGAATTGCATTACCTGTGAATCATCGAATCTTTGAACGCATTTTGCACTCTATTTTACGATAGAGTATATCTGTTTGAGTATCATAAAAACCTGTTACATTCGTAGCATTATGAATCATCAAAATTTGTAATTCAAAATATATAAGTAAATGGTGTGGTAATTATTACACAATTTTCATATCATATATTGATCTCAAATCAGATAAGAATACCCGCTGAACTTAA</text:p>
          </table:table-cell>
          <table:table-cell office:value-type="string" calcext:value-type="string">
            <text:p>k__Fungi;p__Rozellomycota;c__Rozellomycotina_cls_Incertae_sedis;o__GS08;f__GS08_fam_Incertae_sedis;g__GS08_gen_Incertae_sedis;s__GS08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ATCTAATTTTACCTTTGTGAATTGGGTGATTGAGAAATCGATCACTTACCTTTTACTTTTAGTCTAAATCTATACAATAATTATATAATAATTTTTAACAATGGATCTCTAGGCTCTTGCAACGATGAAGAACGCAGTCAATTGCGATAAGTAATGTGAATTGCATTACCTGTGAATCATCGAATCTTTGAACGCATTTTGCACTCTATTTTACGATAGAGTATATCTGTTTGAGTATCATAAAAACCTGTTACATTCGTAGCATTATGAATCATCAAAATTTGTAATTCAAAATATATAAGTAAATGGTGTGGTAATTATTACACAATTTTCATATCATATATTGATCTCAAATCAGATAA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ACACTTGGTAAGACGGTGGGCAACTGCTGTCGAAGCCATACACCTTTGTGAATAGGGCGTTGCTGGCTTGTCCGGCGATGCTTAGAAGGGAACCGAGGGGAATTGGAGGCAGTAGTAAGAAAATCTCTTGCAAGGGCAGCCAATTCAAACTAAATTATAGTAGTCTAATCTTGTTTGTCGAAAGACAGTCAATATAATACAACTTTTAACAATGGATCTCTAGGCTCTTGCAACGATGAAGAACGCAGTGAATTGCGATAAGTAATGTGACTTGCATTCATTTGTGAATCATCGAATCTTTGAACGCACCTTGCACTTTGGGAGTCAATCTCAAAGTATACCTGTTTGAGTATCATAAACATTTATCCAAGCAATTGGGATTTGAGGATCGGTGTCTCTGACGGCGTTCCTTTAAATAGAGAGTGGAGTTGGTTTTTTTCAGCCTGCTCGAGTGAGGATATTTGCCTTGTGCAAAGGATTCATGAGAGAGGGTGATGGGGAAGCCGATGGACTCCAGGAGCTAGATGTCAATCTGGCTGACTGTACAAATGTGATCTCAAATCAGGCAAGACTACCCGCTGAACTTAA</text:p>
          </table:table-cell>
          <table:table-cell office:value-type="string" calcext:value-type="string">
            <text:p>k__Fungi;p__Rozellomycota;c__Rozellomycotina_cls_Incertae_sedis;o__GS08;f__GS08_fam_Incertae_sedis;g__GS08_gen_Incertae_sedis;s__GS08_sp;sh__SH0021957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ACACTTGGTAAGACGGTGGGCAACTGCTGTCGAAGCCATACACCTTTGTGAATAGGGCGTTGCTGGCTTGTCCGGCGATGCTTAGAAGGGAACCGAGGGGAATTGGAGGCAGTAGTAAGAAAATCTCTTGCAAGGGCAGCCAATTCAAACTAAATTATAGTAGTCTAATCTTGTTTGTCGAAAGACAGTCAATATAATACAACTTTTAACAATGGATCTCTAGGCTCTTGCAACGATGAAGAACGCAGTGAATTGCGATAAGTAATGTGACTTGCATTCATTTGTGAATCATCGAATCTTTGAACGCACCTTGCACTTTGGGAGTCAATCTCAAAGTATACCTGTTTGAGTATCATAAACATTTATCCAAGCAATTGGGATTTGAGGATCGGTGTCTCTGACGGCGTTCCTTTAAATAGAGAGTGGAGTTGGTTTTTTTCAGCCTGCTCGAGTGAGGATATTTGCCTTGTGCAAAGGATTCATGAGAGAGGGTGATGGGGAAGCCGATGGACTCCAGGAGCTAGATGTCAATCTGGCTGACTGTACAAATGTGATCTCAAATCAGG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TGTAACAAGGTTTCCGTAGGTGAACCTGCGGAAGGATCATTAACAAATCCAATAATTGCTGGAGAACACATGTTCTTTTTGCAAATATTAATCCGCTGGCCGCTCTTAGTAGCGGCTGGCTGTGATATAAATGCGTGTTATGTTGACAGTGTGTGTATAAGTTAATATTGACAACTTTTAACAATGGATCTCTAGGCTCTTGCATCGATGAAGAACGCAGCAAAGTGCGAAAAGTGTTGCGATTTGCACGAATCTGTGAGTCATCTAATCTTTGAACGCGAATGGCACTGCTATGTAAGTAGCAGTATGTCTGTTTGAGAATCGCAAAACACGATCAACTCTAGTTAAGAGTTGGGATTGACCTCATATGCTTTCTAGCGTATCTGGTTTGAATGTATTAAGTTGATGGGCTTCCCAACATTGCTCAATGTGTGCTAGCGAGACAGTCGTCCCGATCTCACATTACAGTTTTGTTGCAAGGTTCTGTGCACAGCTTTTTATTTATTTTATCAAGTACGATCTCAAATCAGGCAAGATTACCCGCTGAACTTAA</text:p>
          </table:table-cell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TGTAACAAGGTTTCCGTAGGTGAACCTGCGGAAGGATCATTAACAAATCCAATAATTGCTGGAGAACACATGTTCTTTTTGCAAATATTAATCCGCTGGCCGCTCTTAGTAGCGGCTGGCTGTGATATAAATGCGTGTTATGTTGACAGTGTGTGTATAAGTTAATATTGACAACTTTTAACAATGGATCTCTAGGCTCTTGCATCGATGAAGAACGCAGCAAAGTGCGAAAAGTGTTGCGATTTGCACGAATCTGTGAGTCATCTAATCTTTGAACGCGAATGGCACTGCTATGTAAGTAGCAGTATGTCTGTTTGAGAATCGCAAAACACGATCAACTCTAGTTAAGAGTTGGGATTGACCTCATATGCTTTCTAGCGTATCTGGTTTGAATGTATTAAGTTGATGGGCTTCCCAACATTGCTCAATGTGTGCTAGCGAGACAGTCGTCCCGATCTCACATTACAGTTTTGTTGCAAGGTTCTGTGCACAGCTTTTTATTTATTTTATCAAGTACGATCTCAAATCAG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TGTAACAAGGTTTCCGTAGGTGAACCTGCGGAAGGATCATTAACAAATCCAATGCTTGTGGGGTGACTTTTATAGTCATCTTGCAAATATTAATCCGCTGGCCTCGCAAGGGGCTGGTTGATAGATAACATAAATGTGTGTAGTGTTGACAGTGTGTGATATTTAATTAATTATTGACAACTTTTAACAATGGATCTCTAGGCTCTTGCATCGATGAAGAACGCAGCAAAGTGCGAAATGTGATGCGAATTGCACGAATCTGTGAGTCATCTAATCTTTGAACGCGAATGGCACTGTTACGTAAGTAGCAGTATGTCTGTTTGAGAATCGCAAACACGATCAACTCTAGTTAGAGTTGGCATTGGCCTCATGCGCTGTAAGTGCATTTGGTTTGAATGGATCAAGTTGATGGGTTCCCCAGCTATACTCAATGTGTGCTAGCGAGACAGTCGTCCCGATCTCACATTAGTGGTATTGTTGCAGAGCTCTAATCACAGCTTGTTTACTATATTATATCTATTACGATCTCAAATCAGGCAAGATTACCCGCTGAACTTAA</text:p>
          </table:table-cell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TGTAACAAGGTTTCCGTAGGTGAACCTGCGGAAGGATCATTAACAAATCCAATGCTTGTGGGGTGACTTTTATAGTCATCTTGCAAATATTAATCCGCTGGCCTCGCAAGGGGCTGGTTGATAGATAACATAAATGTGTGTAGTGTTGACAGTGTGTGATATTTAATTAATTATTGACAACTTTTAACAATGGATCTCTAGGCTCTTGCATCGATGAAGAACGCAGCAAAGTGCGAAATGTGATGCGAATTGCACGAATCTGTGAGTCATCTAATCTTTGAACGCGAATGGCACTGTTACGTAAGTAGCAGTATGTCTGTTTGAGAATCGCAAACACGATCAACTCTAGTTAGAGTTGGCATTGGCCTCATGCGCTGTAAGTGCATTTGGTTTGAATGGATCAAGTTGATGGGTTCCCCAGCTATACTCAATGTGTGCTAGCGAGACAGTCGTCCCGATCTCACATTAGTGGTATTGTTGCAGAGCTCTAATCACAGCTTGTTTACTATATTATATCTATTACGATCTCAAATCAG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TGTAACAAGGTTTCCGTAGGTGAACCTGCGGAAGGATCATTAACAAATCCAATGCTTGTGGGGTGACTTTTATCGGTCATCTTGCAAATATTAATCCGCTGGCCTCGCAAGGGGCTAGTCGATAGATAACATAAATGTGTGTAGTGTTGACAGTGTGTGATATTTAATTAATTATTGACAACTTTTAACAATGGATCTCTAGGCTCTTGCATCGATGAAGAACGCAGCAAAATGCGAAACGTGATGCGATTTGCATGAATCTGTGAGTCATCTAATCTTTGAACGCGAATGGCACTGTTACGTAAGTAGCAGTATGTCTGTTTGAGAATCGCAAACACGATCAACTCTAGTTAGAGTTGGCATTGACCTCATGCGCTTTTATAGTTGCATTTGGTTTGAATGGATCAAGTTGATGGGCTTCCCAGCGATGCTCGATGTGTGCTAGCGAGACAGTCGTCCCGATCTCACATTATTGTATTGTTGCAGAGCTCTAATCACAGCTTGTTAATTATTATAATATATCTATTACGATCTCAAATCAGGCAAGATTACCCGCTGAACTTAA</text:p>
          </table:table-cell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TGTAACAAGGTTTCCGTAGGTGAACCTGCGGAAGGATCATTAACAAATCCAATGCTTGTGGGGTGACTTTTATCGGTCATCTTGCAAATATTAATCCGCTGGCCTCGCAAGGGGCTAGTCGATAGATAACATAAATGTGTGTAGTGTTGACAGTGTGTGATATTTAATTAATTATTGACAACTTTTAACAATGGATCTCTAGGCTCTTGCATCGATGAAGAACGCAGCAAAATGCGAAACGTGATGCGATTTGCATGAATCTGTGAGTCATCTAATCTTTGAACGCGAATGGCACTGTTACGTAAGTAGCAGTATGTCTGTTTGAGAATCGCAAACACGATCAACTCTAGTTAGAGTTGGCATTGACCTCATGCGCTTTTATAGTTGCATTTGGTTTGAATGGATCAAGTTGATGGGCTTCCCAGCGATGCTCGATGTGTGCTAGCGAGACAGTCGTCCCGATCTCACATTATTGTATTGTTGCAGAGCTCTAATCACAGCTTGTTAATTATTATAATATATCTATTACGATCTCAAATCAG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TGTAACAAGGTTTCCGTAGGTGAACCTGCGGAAGGATCATTAACAAATCCGATAATGTGGAAGAGGGGAGACCCGATTTTACAATATTAAACCGCCGGGTCGGTCTCTGAGACTGGCTGGCTGGTATATCTATGCGTGTAATGTTGACAGTGTGTGAGTGATTTAATTATTGACAACTTTTAACAATGGATCTCTAGGCTCTTGCAGCGATGAAGAACGCAGCAAAGTGCGAAAAGTGTTGCGATTTGCACGAATCTGTGAGTCATCTAATTTTTGAACGCGAATGGCACTGTTACGCAAGTAGCAGTATGTCTGTTTGAGAATCGCAAAACAAGATCAACTCTAGTTGAGAGTTGGGATTGGCCTCATGTACCTTTGGGTGTATTTGGCTTGAATGCATCGAGTTGATGAGCTCCCCAATGCGGCTCAATGTGTGCTAGCGAGACAGTCGTCCCGATCTCACATTTCCGCCGCGTTGCAGAGTTCTACGCACAACCCGCCAACATATATTTATCAAATACGATCTCAAATCAGGCAAGATTACCCGCTGAACTTAA</text:p>
          </table:table-cell>
          <table:table-cell office:value-type="string" calcext:value-type="string">
            <text:p>k__Fungi;p__Rozellomycota;c__Rozellomycotina_cls_Incertae_sedis;o__GS11;f__GS11_fam_Incertae_sedis;g__GS11_gen_Incertae_sedis;s__GS11_sp;sh__SH014863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TGTAACAAGGTTTCCGTAGGTGAACCTGCGGAAGGATCATTAACAAATCCGATAATGTGGAAGAGGGGAGACCCGATTTTACAATATTAAACCGCCGGGTCGGTCTCTGAGACTGGCTGGCTGGTATATCTATGCGTGTAATGTTGACAGTGTGTGAGTGATTTAATTATTGACAACTTTTAACAATGGATCTCTAGGCTCTTGCAGCGATGAAGAACGCAGCAAAGTGCGAAAAGTGTTGCGATTTGCACGAATCTGTGAGTCATCTAATTTTTGAACGCGAATGGCACTGTTACGCAAGTAGCAGTATGTCTGTTTGAGAATCGCAAAACAAGATCAACTCTAGTTGAGAGTTGGGATTGGCCTCATGTACCTTTGGGTGTATTTGGCTTGAATGCATCGAGTTGATGAGCTCCCCAATGCGGCTCAATGTGTGCTAGCGAGACAGTCGTCCCGATCTCACATTTCCGCCGCGTTGCAGAGTTCTACGCACAACCCGCCAACATATATTTATCAAATACGATCTCAAATCAGGCAAGATTACCCGCTGAACTTAA</text:p>
          </table:table-cell>
          <table:table-cell office:value-type="string" calcext:value-type="string">
            <text:p>2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TGTAACAAGGTTTCCGTAGGTGAACCTGCGGAAGGATCATTAACAAATCCGATAATGTGGAAGAGGGGAGACCCGATTTTACAATATTAAACCGCCGGTCGTAAGACTGGCTGGTAGTATATCTATGCGTGTAGTGTTGACAGTGTGTGAGTGATTTAATTATTGACAACTTTTAACAATGGATCTCTAGGCTCTTGCAGCGATGAAGAACGCAGCAAAGTGCGAAAAGTGTTGCGATTTGCACGAATCTGTGAGTCATCTAATTTTTGAACGCGAATGGCACTGTTACGCAAGTAGCAGTATGTCTGTTTGAGAATCGCAAAACAAGATCAACTCTAGTTGAGAGTTGGGATTGGCCTCATGTACCTTTGGGTGTATTTGGCTTGAATGCATCGAGTTGATGAGCTCCCCAATGCGGCTCAATGTGTGCTAGCGAGACAGTCGTCCCGATCTCACATTTCCGCCGCGTTGCAGAGTTCTACGTACAACCCGCCAACATACGTATATTTATCAAATACGATCTCAAATCAGGCAAGATTACCCGCTGAACTTAA</text:p>
          </table:table-cell>
          <table:table-cell office:value-type="string" calcext:value-type="string">
            <text:p>k__Fungi;p__Rozellomycota;c__Rozellomycotina_cls_Incertae_sedis;o__GS11;f__GS11_fam_Incertae_sedis;g__GS11_gen_Incertae_sedis;s__GS11_sp;sh__SH0148632.10FU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TGTAACAAGGTTTCCGTAGGTGAACCTGCGGAAGGATCATTAACAAATCCGATAATGTGGAAGAGGGGAGACCCGATTTTACAATATTAAACCGCCGGTCGTAAGACTGGCTGGTAGTATATCTATGCGTGTAGTGTTGACAGTGTGTGAGTGATTTAATTATTGACAACTTTTAACAATGGATCTCTAGGCTCTTGCAGCGATGAAGAACGCAGCAAAGTGCGAAAAGTGTTGCGATTTGCACGAATCTGTGAGTCATCTAATTTTTGAACGCGAATGGCACTGTTACGCAAGTAGCAGTATGTCTGTTTGAGAATCGCAAAACAAGATCAACTCTAGTTGAGAGTTGGGATTGGCCTCATGTACCTTTGGGTGTATTTGGCTTGAATGCATCGAGTTGATGAGCTCCCCAATGCGGCTCAATGTGTGCTAGCGAGACAGTCGTCCCGATCTCACATTTCCGCCGCGTTGCAGAGTTCTACGTACAACCCGCCAACATACGTATATTTATCAAATACGATCTCAAATCAGGCAAGATTACCCGCTGAACTTAA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TTGTATACCTGGTCAAGCGTAAGCTAGGCCAAACCATGTGTGAATCAGTGTTCTCTTCCCAGCGGAAGGTCTTGCAACCCTGGGCTCTGCCTGGGCAAGCTTGATTGACGGCTGGGGTATTGCCTCGCAAGAGGTGAATCATGTTCAATAGCAGGGAACTCAAAAGTAACAAATTACAACTTTTAACGATGGATCTCTTGGCTCTCACACCGATGAAGAACGCAGCAAACTGCGATAAGCAATGCGAAACGCAGTTGTTCGTGAGTCATCCGGTATTCGAACGCACATGGCAGGTCCTCGGACCTACGTCTGGTTGAGGGTCTTTATTACTCCATTTCTATGGGATGTGAGTGGGCTCTTGGCTCACTTTAAAGGCAGGGTGACTTGCACCGTAACCGTTTGGTGGACAATCGAGCGGGCTTTGGTGGCAAGCGATGGCTGGCAAGCAGTTATCAATTCAACTTTGACCTCAACTCAGACGAGACTACCCGCTGAACTTAA</text:p>
          </table:table-cell>
          <table:table-cell office:value-type="string" calcext:value-type="string">
            <text:p>k__Fungi;p__Sanchytriomycota;c__Sanchytriomycetes;o__Sanchytriales;f__Sanchytriaceae;g__Sanchytrium;s__Sanchytrium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CGTAGGTGAACCTGCGGAAGGATCATTCTTGTATACCTGGTCAAGCGTAAGCTAGGCCAAACCATGTGTGAATCAGTGTTCTCTTCCCAGCGGAAGGTCTTGCAACCCTGGGCTCTGCCTGGGCAAGCTTGATTGACGGCTGGGGTATTGCCTCGCAAGAGGTGAATCATGTTCAATAGCAGGGAACTCAAAAGTAACAAATTACAACTTTTAACGATGGATCTCTTGGCTCTCACACCGATGAAGAACGCAGCAAACTGCGATAAGCAATGCGAAACGCAGTTGTTCGTGAGTCATCCGGTATTCGAACGCACATGGCAGGTCCTCGGACCTACGTCTGGTTGAGGGTCTTTATTACTCCATTTCTATGGGATGTGAGTGGGCTCTTGGCTCACTTTAAAGGCAGGGTGACTTGCACCGTAACCGTTTGGTGGACAATCGAGCGGGCTTTGGTGGCAAGCGATGGCTGGCAAGCAGTTATCAATTCAACTTTGACCTCAACTCAGACG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TGTAGGTGAACCTGCAGAAGGATCATTCTTGTATACCTGGTCGGGCGTAAGCCTGGCCAAACCATGTGTGAAACTGTGGACGTCTTCCTGGTGGGTGTCTTGGCACGCTGGGCTATGCCTGGTAGCTGGGATATCTGCTGGGGTACCTCGCAAGAGGTAAACATGTTAATAGCAGGGAACTCAAAAGTAACAATTACAACTTTTAACGATGGATCTCTTGGCTCTCACACCGATGAAGAACGCAGCAAACTGCGATAAGCAATGCGAAACGCAGTTGTTCGTGAGTCATCCGGTATTCGAACGCACATGGCAGGTCTTCGGACCTACGTCTGGTTGAGGGTCTTTATTACTCCATTTCTATGGGATGTGAGTGGGCTCTTGGCTCACTTCAAAGGCAAGGTGACTTGCACCGTAACCGTTTGGTGGACAATCGAGCGGGCATTGGTGGCAAGCGATGACTGGCAAGCAGTTATCAATTCAACTTTGACCTCAACTCAGACGAGACTACCCGCTGAACTTAA</text:p>
          </table:table-cell>
          <table:table-cell office:value-type="string" calcext:value-type="string">
            <text:p>k__Fungi;p__Sanchytriomycota;c__Sanchytriomycetes;o__Sanchytriales;f__Sanchytriaceae;g__Sanchytrium;s__Sanchytrium_sp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AGTCGTAACAAGGTTTCTGTAGGTGAACCTGCAGAAGGATCATTCTTGTATACCTGGTCGGGCGTAAGCCTGGCCAAACCATGTGTGAAACTGTGGACGTCTTCCTGGTGGGTGTCTTGGCACGCTGGGCTATGCCTGGTAGCTGGGATATCTGCTGGGGTACCTCGCAAGAGGTAAACATGTTAATAGCAGGGAACTCAAAAGTAACAATTACAACTTTTAACGATGGATCTCTTGGCTCTCACACCGATGAAGAACGCAGCAAACTGCGATAAGCAATGCGAAACGCAGTTGTTCGTGAGTCATCCGGTATTCGAACGCACATGGCAGGTCTTCGGACCTACGTCTGGTTGAGGGTCTTTATTACTCCATTTCTATGGGATGTGAGTGGGCTCTTGGCTCACTTCAAAGGCAAGGTGACTTGCACCGTAACCGTTTGGTGGACAATCGAGCGGGCATTGGTGGCAAGCGATGACTGGCAAGCAGTTATCAATTCAACTTTGACCTCAACTCAGACG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TCCGTAGGTGAACCTGCGGATGGATCATTAGTGAATTGCGGCCGCTGGCGTCCAGCCGGCGCGTCCCAACCCACCCTTGTGCAACGTAACGTACTCTGGGGCTGTTTCGGCGGCCCCGAGGGGTCGAACTGTCCGTCCAACGGCTGGTCGATTCCCGACCACAAACTCTATTTAACCACAGCCTGAACTCAAGAGAAACTAAATGCAAAACAACTTTTGACAACGGATCTCTTGGCTCTCGCAACGATGAAGAACGCAGCGAAATGCGATACGTAATGTGAATTGCAGAATTCCGTGAATCATCGAATCTTTGAACGCATCTTGCGCTTCTTGGTATTCCAGGAAGCATGTCTGTTTGAGTCTCAGTTGACCTCTCACCTTTCCGGAGGTGGACGTGAGCGGATGTTTCGTTACCGGAGCACCGCTTTAAACGCATCAGCTGGCCTCTGGACGCACGGCGCCTGCTCGGCTTGATAGTGCTCTTGTAGCTCTTGAGTTGGACGGACGGCGATGCGGACCTTGGCGTTTACGGCACCTCGAACGCTCTGTGCGCAAGCATCGAGCACTCGACCCCTTGAGCTCAAATCAGGC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TCCGTAGGTGAACCTGCGGATGGATCATTAGTGAATTGCGGCCGCTGGCGTCCAGCCGGCGCGTCCCAACCCACCCTTGTGCAACGTAACGTACTCTGGGGCTGTTTCGGCGGCCCCGAGGGGTCGAACTGTCCGTCCAACGGCTGGTCGATTCCCGACCACAAACTCTATTTAACCACAGCCTGAACTCAAGAGAAACTAAATGCAAAACAACTTTTGACAACGGATCTCTTGGCTCTCGCAACGATGAAGAACGCAGCGAAATGCGATACGTAATGTGAATTGCAGAATTCCGTGAATCATCGAATCTTTGAACGCATCTTGCGCTTCTTGGTATTCCAGGAAGCATGTCTGTTTGAGTCTCAGTTGACCTCTCACCTTTCCGGAGGTGGACGTGAGCGGATGTTTCGTTACCGGAGCACCGCTTTAAACGCATCAGCTGGCCTCTGGACGCACGGCGCCTGCTCGGCTTGATAGTGCTCTTGTAGCTCTTGAGTTGGACGGACGGCGATGCGGACCTTGGCGTTTACGGCACCTCGAACGCTCTGTGCGCAAGCATCGAGCACTCGACCCCTTGAGCTCAAATCAG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ATCCGTAGGTGAACCTGCGGATGGATCATTATCGAACCGAGGCGCGCCTGCGCGCTCTCTCTTCCTCACCCTCGCGCACCGTCATTTTTTGCACGCATCGTACTGTCTGGGAGGGGTCTCTGACCATCTTAAAACGTAACAACTTTCAACAACGGATCTCTTGGCTCCCGCATCGATGAAGAACGCAGCGAACCGCGATACGTAGTGTGAATTGCAGAATTCAGTGAATCATCGAATCTTTGAACGCACCTTGCGCTCCTTGGTATTCCTCGGAGCATGTCTGTCTGAGTGTCTCTTCTCCACTCCCTCTCGCGTGCTTTTTTAAGGCGCCGCGGAGGGGATCGTGGGGGCTCGGCGCGCGCCGTCCCCCGAAAACGACACGCACGAGCCGTGGGCTGGTCGCGTCCGACGTTGTAAGCGCAGCGCGTTCCTCGTTGGGCCGGCCGTCCGAGACGCTCCGCGACCAACACCGCTCCCCTGCGGAGACACATTTCTGGACCTCAGATCAGGC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ATCCGTAGGTGAACCTGCGGATGGATCATTATCGAACCGAGGCGCGCCTGCGCGCTCTCTCTTCCTCACCCTCGCGCACCGTCATTTTTTGCACGCATCGTACTGTCTGGGAGGGGTCTCTGACCATCTTAAAACGTAACAACTTTCAACAACGGATCTCTTGGCTCCCGCATCGATGAAGAACGCAGCGAACCGCGATACGTAGTGTGAATTGCAGAATTCAGTGAATCATCGAATCTTTGAACGCACCTTGCGCTCCTTGGTATTCCTCGGAGCATGTCTGTCTGAGTGTCTCTTCTCCACTCCCTCTCGCGTGCTTTTTTAAGGCGCCGCGGAGGGGATCGTGGGGGCTCGGCGCGCGCCGTCCCCCGAAAACGACACGCACGAGCCGTGGGCTGGTCGCGTCCGACGTTGTAAGCGCAGCGCGTTCCTCGTTGGGCCGGCCGTCCGAGACGCTCCGCGACCAACACCGCTCCCCTGCGGAGACACATTTCTGGACCTCAGATCAGGCAGGACTACCCGCTGAACTTAA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CGCATCGATGAAGAACGCAGCGAAATGCGATACGTAATGTGAATTGCAGAATTGTGAATCATCGAATCTTTGAACGCACATTGCGCCTTTTGGTATTCCAGAAGGCATACTTGTTTGAGCGTCATTTCACTCTTAAAAACATGAATTTGTTTTTAGTCTTGAGTTTTATTTCTCTTTTTGAGAATAACTTGAAATGAATTGGCATAAGCGAATTTCTGAGCTTTAACAACGTAATAGGTTTTACCAACTCGTTGACTCTAGCAAACTAATTCATGCTTAGGCGTAAATAACCCAAACTTTTAAAAGTTTGACCTCAAATCAA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CGCATCGATGAAGAACGCAGCGAAATGCGATACGTAATGTGAATTGCAGAATTGTGAATCATCGAATCTTTGAACGCACATTGCGCCTTTTGGTATTCCAGAAGGCATACTTGTTTGAGCGTCATTTCACTCTTAAAAACATGAATTTGTTTTTAGTCTTGAGTTTTATTTCTCTTTTTGAGAATAACTTGAAATGAATTGGCATAAGCGAATTTCTGAGCTTTAACAACGTAATAGGTTTTACCAACTCGTTGACTCTAGCAAACTAATTCATGCTTAGGCGTAAATAACCCAAACTTTTAAAAGTTTGACCTCAAATCAA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CGCGATAGGTGATGTGAATTGCAGAATCCAGCGGACCATTGAATCTTTGAACGCACATTGCGCCCTCCGGCATTCCGGAGGGCACGCCTGTCCGAGCGTCGCCACGAACGTCGAGCCCTGGCTCGGTCTTTGGGGTCCAACGTCGACGCCGCCGTCCGCTTCGGCGGGGCAGGTGCCGACGGCCCCGCAAAACGTAGGCGGCACCCTCCCATCGGCGGGGAACGGAGCTTTCGAGGTCGCGGGGAACCTAGTCGACCGCTTGCAGAGAGCTTCCATTCCGTTCCCCCATCCGGTCAAGAGGCGAGTCTGTCCGAACACAAACACGGGCGGTTTCACGACCGCCCAACAACGTTCGACCTCGGATCAGGCG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CGCGATAGGTGATGTGAATTGCAGAATCCAGCGGACCATTGAATCTTTGAACGCACATTGCGCCCTCCGGCATTCCGGAGGGCACGCCTGTCCGAGCGTCGCCACGAACGTCGAGCCCTGGCTCGGTCTTTGGGGTCCAACGTCGACGCCGCCGTCCGCTTCGGCGGGGCAGGTGCCGACGGCCCCGCAAAACGTAGGCGGCACCCTCCCATCGGCGGGGAACGGAGCTTTCGAGGTCGCGGGGAACCTAGTCGACCGCTTGCAGAGAGCTTCCATTCCGTTCCCCCATCCGGTCAAGAGGCGAGTCTGTCCGAACACAAACACGGGCGGTTTCACGACCGCCCAACAACGTTCGACCTCGGATCAGGCG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ATGAATTGCAGATTTTCGTGAATCATCGAATCTTTGAACGCACATTGCGCCCTCTGGTATTCCAGAGGGCATGCCTGTTTGAGCGTCATTTCTCTCTCAAACCTTCGGGTTTGGTATTGAGTGATACTCTTAGTTGAACTAGGCGTTTGCTTGAAATGTATTGGCATGAGTGGTACTGGATAGTGCTATATGACTTTCAATGTATTAGGTTTATCCAACTCGTTGAATAGTTTAATGGTATATTTCTCGGTATTCTAGGCTCGGCCTTACAATATAACAAACAAGTTTGACCTCAA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ATGAATTGCAGATTTTCGTGAATCATCGAATCTTTGAACGCACATTGCGCCCTCTGGTATTCCAGAGGGCATGCCTGTTTGAGCGTCATTTCTCTCTCAAACCTTCGGGTTTGGTATTGAGTGATACTCTTAGTTGAACTAGGCGTTTGCTTGAAATGTATTGGCATGAGTGGTACTGGATAGTGCTATATGACTTTCAATGTATTAGGTTTATCCAACTCGTTGAATAGTTTAATGGTATATTTCTCGGTATTCTAGGCTCGGCCTTACAATATAACAAACAAGTTTGACCTCAA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CGAATTGCAGAATTCCAGTGAGTCATCGAATCTTTGAACGCACATTGCGCCCTTTGGCATTCCGAAGGGCATGCCTGTTCGAGCGTCATTATCACCTCTCAAGCCCCCATTTCTTCATTGAAACCGGCTTGGTGTTGGACGGTTTGGTGACGGCGACGTCACCCCTCCCAAAGACAATGACGGCGGCTTCGTGAGACCCCCGGTACACTGAGTTCCTCACCGAACACGTACTGGATAAAGGGTAGACGAGGCCCCGGTCGACCTCTCTTCACAGGGAGACTACTTTTTTAA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CGAATTGCAGAATTCCAGTGAGTCATCGAATCTTTGAACGCACATTGCGCCCTTTGGCATTCCGAAGGGCATGCCTGTTCGAGCGTCATTATCACCTCTCAAGCCCCCATTTCTTCATTGAAACCGGCTTGGTGTTGGACGGTTTGGTGACGGCGACGTCACCCCTCCCAAAGACAATGACGGCGGCTTCGTGAGACCCCCGGTACACTGAGTTCCTCACCGAACACGTACTGGATAAAGGGTAGACGAGGCCCCGGTCGACCTCTCTTCACAGGGAGACTACTTTTTTA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ACCCGCCAGCACTCTGGCGGGTATGCCTGTTCGAGCGTCATTTCGACCCTCAAGCGCTAGCTTGTTGTTGGGGCGCCTCGGTCCAGCACCGAGCGCCCCGAATCGCAGTGGCGGAGCCGCCGTGGACTCTGAGCGCAGTACTTAACGACGCTCCTGGGCCCCGGCTGTGCCGGCCGTGAAAACGAACCAAACATTTGT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ACCCGCCAGCACTCTGGCGGGTATGCCTGTTCGAGCGTCATTTCGACCCTCAAGCGCTAGCTTGTTGTTGGGGCGCCTCGGTCCAGCACCGAGCGCCCCGAATCGCAGTGGCGGAGCCGCCGTGGACTCTGAGCGCAGTACTTAACGACGCTCCTGGGCCCCGGCTGTGCCGGCCGTGAAAACGAACCAAACATTTGT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ACCCGGTGGTATTCCGCCGGGTATGCCTGTTCGAGCGTCGTAAGAACAACACAAATGACCAAGCTTAGGCTTGATGTTGGGGTTGCGGCTTCGGCTGCAGCCCTCAAGTCCACGGGCGGTTCCGGTAGGTTCTACGCGTAGTAATTTCTCCTCGCTATAGAGTCTACCGGCGCATTTGGAAGTAAGTCCAGCAATGGCAGCGCCAGGCCCTTAAACCTTAATTAGTTTGACCTCGGATCAA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ACCCGGTGGTATTCCGCCGGGTATGCCTGTTCGAGCGTCGTAAGAACAACACAAATGACCAAGCTTAGGCTTGATGTTGGGGTTGCGGCTTCGGCTGCAGCCCTCAAGTCCACGGGCGGTTCCGGTAGGTTCTACGCGTAGTAATTTCTCCTCGCTATAGAGTCTACCGGCGCATTTGGAAGTAAGTCCAGCAATGGCAGCGCCAGGCCCTTAAACCTTAATTAGTTTGACCTCGGATCAA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CGGTATTCCGTGGGGCATGCCTGTTCGAGCGTCATTTAACCCCTCAAGCCTAGCTTGGTATTGGGTGCTTGTCCCGCCTCTCGCGCGGCGACTCACCTCAAAGTCATTGGCAGCCCGCATCTCGCCGGCCGTGAGCGCAGCACAGACGCGCTCTTGGCAACGACGGATCGGCTCTCCAAAAGCTTATTTCAACCAC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CGGTATTCCGTGGGGCATGCCTGTTCGAGCGTCATTTAACCCCTCAAGCCTAGCTTGGTATTGGGTGCTTGTCCCGCCTCTCGCGCGGCGACTCACCTCAAAGTCATTGGCAGCCCGCATCTCGCCGGCCGTGAGCGCAGCACAGACGCGCTCTTGGCAACGACGGATCGGCTCTCCAAAAGCTTATTTCAACCAC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AGGGGGCATGCCTGTTCGAGCGTCATTATCACCACTCAAGCCCGGCTTGGTATTGGGGCACGCCGTCACCGGCCGCCCCTAATCTCAGTGGCGAGGACCCCTTCCACCCAGACGCAGTCACCGCTCGTCTCGGGGGCGCGGGCCCGCGACCAGAAACCTCTCAC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AGGGGGCATGCCTGTTCGAGCGTCATTATCACCACTCAAGCCCGGCTTGGTATTGGGGCACGCCGTCACCGGCCGCCCCTAATCTCAGTGGCGAGGACCCCTTCCACCCAGACGCAGTCACCGCTCGTCTCGGGGGCGCGGGCCCGCGACCAGAAACCTCTCAC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TTGGGGCATGCCTGTTCGAGCGTCACTACAAACCCACTCATAAATATTATGGTAATGGTGGATGTGAAAGGAGGCTACTAGTATGTCTCAGTCACCCCATTGAAATACATAGGCAGGACAATTATCTTTAGCAAAGGACTTAGTAACTGTTATGAAAACATATATTAGTTTCTTGCTAGGATTTGGACTGACTTCTATGGATCTCCATTAAAGATAAATTCTG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CTTGGTATTCCTTGGGGCATGCCTGTTCGAGCGTCACTACAAACCCACTCATAAATATTATGGTAATGGTGGATGTGAAAGGAGGCTACTAGTATGTCTCAGTCACCCCATTGAAATACATAGGCAGGACAATTATCTTTAGCAAAGGACTTAGTAACTGTTATGAAAACATATATTAGTTTCTTGCTAGGATTTGGACTGACTTCTATGGATCTCCATTAAAGATAAATTCTG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ACAGCTTGGTGTTGGGACTCGCGTTAATTCGCGTTCCCCAAATTGATTGGCGGTCACGTCGAGCTTCCATAGCGTAGTAGTAAAACCCTCGTTACTGGTAATCGTCGCGGCCACGCCGTTAAACCCCAACTTCTG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ACAGCTTGGTGTTGGGACTCGCGTTAATTCGCGTTCCCCAAATTGATTGGCGGTCACGTCGAGCTTCCATAGCGTAGTAGTAAAACCCTCGTTACTGGTAATCGTCGCGGCCACGCCGTTAAACCCCAACTTCTG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CCCAGCGGTTTGGTGTTGGGGACCGGCGAGTACAGAGGCTTTGGGGACTTGTCCCCCTTCCCTCGGCGCCGCCCCCGAAATGAATTGGCGGTCTCGTCGCGGCCTCCTCTGCGTAGTAGCACAACCTCGCATCAGGAGCGCGGCGCGGCCACTGCCGTAAAACGCCCAACTTTTTTTAAGAGTTGACCTCGA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GCCAGTATTCTGGCGGGCATGCCTGTTCGAGCGTCATTTCAACCCTCAAGCCCCAGCGGTTTGGTGTTGGGGACCGGCGAGTACAGAGGCTTTGGGGACTTGTCCCCCTTCCCTCGGCGCCGCCCCCGAAATGAATTGGCGGTCTCGTCGCGGCCTCCTCTGCGTAGTAGCACAACCTCGCATCAGGAGCGCGGCGCGGCCACTGCCGTAAAACGCCCAACTTTTTTTAAGA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TGGTATTCCAAAGGGCATACCTGTTTGAGCGTCATTACAACTCTTAAATCAAATTTTTGATTTAGTATTGAGCCATATTTTTCGAAAGCAATTTTGAAAATGGTTTGAAATTGATAGGGCTGAAGCAATTCCAGTATTTGGAGGCTTTGATTACAACGTAATAGGTTTTACCAACTCGTTGGCTTATCGAAGTTCTTTCTTTTGGAATTTTCGCTTTTGCGTTATAAAATGACACTTTAAAGTTTGACCTCAAATCAGGC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CTTTGGTATTCCAAAGGGCATACCTGTTTGAGCGTCATTACAACTCTTAAATCAAATTTTTGATTTAGTATTGAGCCATATTTTTCGAAAGCAATTTTGAAAATGGTTTGAAATTGATAGGGCTGAAGCAATTCCAGTATTTGGAGGCTTTGATTACAACGTAATAGGTTTTACCAACTCGTTGGCTTATCGAAGTTCTTTCTTTTGGAATTTTCGCTTTTGCGTTATAAAATGACACTTTAAAGTTTGACCTCAAATCAGGC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TCCGGGTATTCCTGGAGGCATGCCTGTTCGAGCGTCGTTAAAGACCATGAGGCTTTGCCTTGCGATGAGCCTCCGATTTATTTTATAGATTGGTAGCTTCAAACTGATTGGCATCTGAAGTTTTAGCCCAAGCACAGCAAAATGTGTTTTGTAAGCTGACTGCAAGATTGCCTGTTCACCATGTATGCACATACACAAAAGGTCGACCTCGGATCAA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CATTGCGCCTCCGGGTATTCCTGGAGGCATGCCTGTTCGAGCGTCGTTAAAGACCATGAGGCTTTGCCTTGCGATGAGCCTCCGATTTATTTTATAGATTGGTAGCTTCAAACTGATTGGCATCTGAAGTTTTAGCCCAAGCACAGCAAAATGTGTTTTGTAAGCTGACTGCAAGATTGCCTGTTCACCATGTATGCACATACACAAAAGGTCGACCTCGGATCAA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CTTGGTATTCCTTGGGGCACACCTGTTCGAGCGTCATTTGTACCTTCAAGCTCTGCTTGGTGTTGGGTGTTTGTCTCGCCTTTGCGTGTAGACTCGCCTCAAAACAATTGGCAGCCGGCGTATTGATTTCGGAGCGCAGTACATCTCGCGCTTTGCACTCATAACGACGACGTCCAAAAGTACATTTTTACACT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CTTGGTATTCCTTGGGGCACACCTGTTCGAGCGTCATTTGTACCTTCAAGCTCTGCTTGGTGTTGGGTGTTTGTCTCGCCTTTGCGTGTAGACTCGCCTCAAAACAATTGGCAGCCGGCGTATTGATTTCGGAGCGCAGTACATCTCGCGCTTTGCACTCATAACGACGACGTCCAAAAGTACATTTTTACACT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TTTGGTATTCCGAAGGGCATGCCTGTTCGAGCGTCATTATCAACCCTCAAGCCTGGCTTGTCATTGAACCTCTTGTCGTTGAAAGACGGGTTCGAAAGATAATGACGGTGTCGCGATCGACCCTAGATGCAACGAGCTTCACAGCACGCATGTTAGTGGCCGGCCGACCCCGGTCTTGACCTTTATTCAATGGTTGACCTCGG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ATCTTTGAACGCATATTGCGCCCTTTGGTATTCCGAAGGGCATGCCTGTTCGAGCGTCATTATCAACCCTCAAGCCTGGCTTGTCATTGAACCTCTTGTCGTTGAAAGACGGGTTCGAAAGATAATGACGGTGTCGCGATCGACCCTAGATGCAACGAGCTTCACAGCACGCATGTTAGTGGCCGGCCGACCCCGGTCTTGACCTTTATTCAATGGTTGACCTCGG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GTCTTTGAACGCACATTGCGCCCTCTGGTATTCCGGAGGGCATGCCTGTCCGAGCGTCATTGCTGCCCTCAAGCACGGCTTGTGTGTTGGGCTCCGTCCTCCTTCCGGGGGACGGGCCCGAAAGGCAGCGGCGGCACCGCGTCCGGTCCTCAAGCGTATGGGGCTTTGTCACCCGCTTTGTAGGACTGGCCGGCGCCTGCCGATCAACCAAACTTTTTTC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AGTGAATCATCGAGTCTTTGAACGCACATTGCGCCCTCTGGTATTCCGGAGGGCATGCCTGTCCGAGCGTCATTGCTGCCCTCAAGCACGGCTTGTGTGTTGGGCTCCGTCCTCCTTCCGGGGGACGGGCCCGAAAGGCAGCGGCGGCACCGCGTCCGGTCCTCAAGCGTATGGGGCTTTGTCACCCGCTTTGTAGGACTGGCCGGCGCCTGCCGATCAACCAAACTTTTTTC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TTTTCCGTGAATCATCGAATCTTTGAACGCACCTTGCGCTCCTTGGTATTCCGAGGAGCATGCCTGTTTGAGTGTCATCGAAACATCAGATCGAAGCTTTCGACCTCGTCGGAGCTCGGTTTGGACTTATGGGAGTCTGCGGGCGAACCTCCCGTCGGGGGGACGTCGGCTCTCCTCAAAAGCATTAGCGTTGGGTGCGAGCCTCGCGTGGCACGGCCTCTTCGACGTCATAATGACCGTCGTGGGCTGGAAGTGCGTGGATCGTAGATGCCCGTCGCTCTCCAACTCTGCGAGCCCGGTCCGTCCGGCCGCGTGTTATCGAAGCTT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ATGTGAATTGCAGATTTTCCGTGAATCATCGAATCTTTGAACGCACCTTGCGCTCCTTGGTATTCCGAGGAGCATGCCTGTTTGAGTGTCATCGAAACATCAGATCGAAGCTTTCGACCTCGTCGGAGCTCGGTTTGGACTTATGGGAGTCTGCGGGCGAACCTCCCGTCGGGGGGACGTCGGCTCTCCTCAAAAGCATTAGCGTTGGGTGCGAGCCTCGCGTGGCACGGCCTCTTCGACGTCATAATGACCGTCGTGGGCTGGAAGTGCGTGGATCGTAGATGCCCGTCGCTCTCCAACTCTGCGAGCCCGGTCCGTCCGGCCGCGTGTTATCGAAGC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GTGTGAATTGCAGAATTCAGTGAATCATCGAATCTTTGAACGCACATTGCGCCCCTCGGTATCCCGGGGGGCATGCCTGTTCGAGCGTCATTTCAACCACTCAAGCCTAGCTTGGTATTGGGCATCGTTGTGCTTTAACTCTTCTGTTATTTCAGAGAGGGCAACGTGCCTCAAATGTAGACAGCGGCAATTATAAGTTCCGAGCGTAGCAGTAAAATATTTCGCTTTAGGTATCTTGTACATTGTCAGCTAAATAGTTAGCTATACTATCAT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CGGATCTCTTGGTTCTGGCATCGATGAAGAACGCAGCGAAATGCGATAAGTAGTGTGAATTGCAGAATTCAGTGAATCATCGAATCTTTGAACGCACATTGCGCCCCTCGGTATCCCGGGGGGCATGCCTGTTCGAGCGTCATTTCAACCACTCAAGCCTAGCTTGGTATTGGGCATCGTTGTGCTTTAACTCTTCTGTTATTTCAGAGAGGGCAACGTGCCTCAAATGTAGACAGCGGCAATTATAAGTTCCGAGCGTAGCAGTAAAATATTTCGCTTTAGGTATCTTGTACATTGTCAGCTAAATAGTTAGCTATACTATCAT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TGGATCTCTTGGTTCTGGCATCGATGAAGAACGCAGCAAAATGCGATAAGTAGTGTGAATTGCAGAATTCAGTGAATCATCGAATCTTTGAACGCACATTGCGCCCTTTGGTATTCCTTAGGGCATGCCTGTTCGAGCGTCATTAAAAAATTCAAGCGCAGCTTGGTGTTGGGCGTCTGTCCTGTGGGACTCGCCTCAAAACGATTGGCAGCCACTTCAGCGGCTTTGAGCGCAGCAGATTTGCGTCCTCTAGCAGCGGAAGGCGGCATCCATAAGCTTTACTTCTTAG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CGGAGGACCACTCAAACACTGCATTTTAGTGTCGTCTGAGTTAGATTTTAAATGAAATCAAAACTTTCAACAATGGATCTCTTGGTTCTGGCATCGATGAAGAACGCAGCAAAATGCGATAAGTAGTGTGAATTGCAGAATTCAGTGAATCATCGAATCTTTGAACGCACATTGCGCCCTTTGGTATTCCTTAGGGCATGCCTGTTCGAGCGTCATTAAAAAATTCAAGCGCAGCTTGGTGTTGGGCGTCTGTCCTGTGGGACTCGCCTCAAAACGATTGGCAGCCACTTCAGCGGCTTTGAGCGCAGCAGATTTGCGTCCTCTAGCAGCGGAAGGCGGCATCCATAAGCTTTACTTCTTAGT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CCTCCGTGCCCGACCTCCAACCCTCTTGTATTACAACACCTCGTTGCCTCGGGGGTGGCCCTGCCTCACGGCGGGCCCCCGGAGGACCACTCAAACACTGCATTTTAGTGTCGTCTGAGTTAGATTTTAAATGAAATCAAAACTTTCAGCAACGGATCTCTTGGCTCTCGCATCGATGAAGAACGCAGCGAAATGCGATAAGTAATGTGAATTGCAGAATTCAGTGAATCATCGAATCTTTGAACGCACCTTGCGCTCCTTGGTATTCCGAGGAGCATGCCTGTTTGAGTGTCATTAAATTCTCAACTCTACCAGTTTTCTGTGTAGAGCTTGGATATGGAGGTTGTGCAGAATGCTCACGCGTACTGCTCCTCTTAAATGGATTAGCGAGTTCACTGGACTCCGTCTATTGGTGTGATAATTATCTACGCCGTGGATTGGGTTTAGACTTGCTTCTAACCGTCCGCAAGGACAATCTTTGACAATTT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CCTCCGTGCCCGACCTCCAACCCTCTTGTATTACAACACCTCGTTGCCTCGGGGGTGGCCCTGCCTCACGGCGGGCCCCCGGAGGACCACTCAAACACTGCATTTTAGTGTCGTCTGAGTTAGATTTTAAATGAAATCAAAACTTTCAGCAACGGATCTCTTGGCTCTCGCATCGATGAAGAACGCAGCGAAATGCGATAAGTAATGTGAATTGCAGAATTCAGTGAATCATCGAATCTTTGAACGCACCTTGCGCTCCTTGGTATTCCGAGGAGCATGCCTGTTTGAGTGTCATTAAATTCTCAACTCTACCAGTTTTCTGTGTAGAGCTTGGATATGGAGGTTGTGCAGAATGCTCACGCGTACTGCTCCTCTTAAATGGATTAGCGAGTTCACTGGACTCCGTCTATTGGTGTGATAATTATCTACGCCGTGGATTGGGTTTAGACTTGCTTCTAACCGTCCGCAAGGACAATCTTTGACAATTT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ACGAGTTAGGGTCTCTCTGGCCCGACCTCCCAACCCTTTGTCTACTTGACCATCGTTGCTTCGGCGAGCCCGTCCTCACGGACCGCCGGAGGGATCTTTACTGGCCCTCTGGTCCGCGCTCGTCGGTAGCCCAACCTTTAAAATCTTTAACTAAACGTGCCTTAATCTAAGTACAATTATTAAATAAAAGCAAAACTTTCAACAACGGATCTCTTGGTTCTGGCATCGATGAAGAACGCAGCG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ACGAGTTAGGGTCTCTCTGGCCCGACCTCCCAACCCTTTGTCTACTTGACCATCGTTGCTTCGGCGAGCCCGTCCTCACGGACCGCCGGAGGGATCTTTACTGGCCCTCTGGTCCGCGCTCGTCGGTAGCCCAACCTTTAAAATCTTTAACTAAACGTGCCTTAATCTAAGTACAATTATTAAATAAAAGCAAAACTTTCAACAACGGATCTCTTGGTTCTGGCATCGATGAAGAACGCAGCG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CACGGGTAGATCTCCCACCCTTGCGTATTCATACCTTTGTTGCTTTGGCAGGCCGCCTGGGCTCATGCCTGGCCACCGGCTCTCGGGCTGGTGCGTGCCTGCCAGAGGATCTCCAAACTCCAGTTATCAGTGTTGTCTGAGTCTTATACAATCGTT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GAGTTCATGCCCTCACGGGTAGATCTCCCACCCTTGCGTATTCATACCTTTGTTGCTTTGGCAGGCCGCCTGGGCTCATGCCTGGCCACCGGCTCTCGGGCTGGTGCGTGCCTGCCAGAGGATCTCCAAACTCCAGTTATCAGTGTTGTCTGAGTCTTATACAATCGTT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CACGGGTAGATCTCCCACCCTTGCGTATTCATACCTTTGTTGCTTTGGCAGGCCGCCTGGGCTCGCGCCTGGCCACCGGCTTTCGGGCTGGTGCGTGCCTGCCAGAGGATCTCCAAACTCCAGTTATCAGTGTTGTCTGAGTCTTATAACAATCGTTAAAACTTTCAACAACGGATCTCTTGGTTCTGGCATCGATGAAGAACGCAGCGAAATGCGATAAGTAA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GAGTTCATGCCCTCACGGGTAGATCTCCCACCCTTGCGTATTCATACCTTTGTTGCTTTGGCAGGCCGCCTGGGCTCGCGCCTGGCCACCGGCTTTCGGGCTGGTGCGTGCCTGCCAGAGGATCTCCAAACTCCAGTTATCAGTGTTGTCTGAGTCTTATAACAATCGTTAAAACTTTCAACAACGGATCTCTTGGTTCTGGCATCGATGAAGAACGCAGCGAAATGCGATAAGTAA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AGAGTTCATGCCCTCACGGGTAGATCTCCCACCCTTGCGTATTCATACCTTTGTTGCTTTGGCAGGCCGCCTGGGCTCGCGCCTGGCCACCGGCTTTCGGGCTGGTGCGTGCCTGCCAGAGGATCTCCAAACTCCAGTTATCAGTGTTGTCTGAGTCTTATAACAATCGTTAAAACTTTCAACAATGGATCTCTTGGTTCCGGCATCGATGAAGAACGCAGCGAAATGCGATAAGTAATGTGAATTGCAGAATTCC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AGAGTTCATGCCCTCACGGGTAGATCTCCCACCCTTGCGTATTCATACCTTTGTTGCTTTGGCAGGCCGCCTGGGCTCGCGCCTGGCCACCGGCTTTCGGGCTGGTGCGTGCCTGCCAGAGGATCTCCAAACTCCAGTTATCAGTGTTGTCTGAGTCTTATAACAATCGTTAAAACTTTCAACAATGGATCTCTTGGTTCCGGCATCGATGAAGAACGCAGCGAAATGCGATAAGTAATGTGAATTGCAGAATTCC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AGGTGAACCTGCGGAGGGATCATTACTGAGTTATCTAACTCCCAAACCATTGTGAACTTACCACTGTTGCCTCGGCGGCGACCTCCTTCTGTTTGTTCAGTTGGGGAAAACCGCCGGTGGACTACTAAACTCTTGTTAATTTTTGTCAATCTGAATAAAAAACTTAATAAGTTAA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AGGTGAACCTGCGGAGGGATCATTACTGAGTTATCTAACTCCCAAACCATTGTGAACTTACCACTGTTGCCTCGGCGGCGACCTCCTTCTGTTTGTTCAGTTGGGGAAAACCGCCGGTGGACTACTAAACTCTTGTTAATTTTTGTCAATCTGAATAAAAAACTTAATAAGTTAA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AGGCGTCGAAAGACTCCCTTTCATACCCATTGTGAACTTTTCCATTCAGTTGCCTCGGCGGGCGACCCCAGGGGAGGGTTTTTTGCCAGTCTTTGGTGCTCGCCGAAGGACTTCTACTCTTTGCTATACAGTATTGTCTGAGCTTTTAGCGCAAATCATCAAAACTTTCAGCAACGGATCTCTTGGCTCTAGCATCGATGAAGAACGCAGCGAAACGCGATAGCTAGTGTGAATTGCAGAATTCAGTGAATCATCGAGTTTTTGAACGCATATTGCGCCCGCTGGTATCCCGGCGGGCATGCCCGTTCGAGCGTCATTTCAACCCTCAGGTCTTGGCCTGGTGTTGGAGTCCTACAGTATCGTAGACTCCCAAGTCCAGCGGCTAACCTGTCGTTTTACACCGAGTGCAGTAATTTTAATCTCGCTCTGGGGAGACGGCAGGTGCTGCCAAAAACCACTTTTCTCAAAAGTTGACCTCGGATCGGGTAGGG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AGGCGTCGAAAGACTCCCTTTCATACCCATTGTGAACTTTTCCATTCAGTTGCCTCGGCGGGCGACCCCAGGGGAGGGTTTTTTGCCAGTCTTTGGTGCTCGCCGAAGGACTTCTACTCTTTGCTATACAGTATTGTCTGAGCTTTTAGCGCAAATCATCAAAACTTTCAGCAACGGATCTCTTGGCTCTAGCATCGATGAAGAACGCAGCGAAACGCGATAGCTAGTGTGAATTGCAGAATTCAGTGAATCATCGAGTTTTTGAACGCATATTGCGCCCGCTGGTATCCCGGCGGGCATGCCCGTTCGAGCGTCATTTCAACCCTCAGGTCTTGGCCTGGTGTTGGAGTCCTACAGTATCGTAGACTCCCAAGTCCAGCGGCTAACCTGTCGTTTTACACCGAGTGCAGTAATTTTAATCTCGCTCTGGGGAGACGGCAGGTGCTGCCAAAAACCACTTTTCTCAAAAGTTGACCTCGGATCGGGTAGGG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ATCACAACTCCAAACCCAATGTGAACCTTACCTCTTGTTCTGTTGCCTCGGCGGGCGGGGTTCGGCTCTCCGACAGGAGGTCCGCCGTCTCCCCAACCGCCGGCAGCATCAAACTCTAGGCTTCATAGCGGATCTATCTTCTGATTGAAAAGCAAGCAATGAATCAAAACTTTCAACAACGGATCTCTTGGTTCTGGCATCGATGAAGAACGCAGCGAAATGCGATAAGTAA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ATCACAACTCCAAACCCAATGTGAACCTTACCTCTTGTTCTGTTGCCTCGGCGGGCGGGGTTCGGCTCTCCGACAGGAGGTCCGCCGTCTCCCCAACCGCCGGCAGCATCAAACTCTAGGCTTCATAGCGGATCTATCTTCTGATTGAAAAGCAAGCAATGAATCAAAACTTTCAACAACGGATCTCTTGGTTCTGGCATCGATGAAGAACGCAGCGAAATGCGATAAGTAATGTGAATTGCAGAATTCAGTGAATCATCGAATCTTTGAACGCACATTGCGCCCGCCAGCTATTCTGGCGGGCATGCCTGTTCGAGCGTCATTTCAACCCTCAAGCCCCAGCGGTTTGGTGTTGGCGCGCGGCCGGACCCAGTGCCCGGCCGCCGCCGAAATGCAGGGGCGGTCGCCTCGCGGCAACCATTACGCAGTAGTAACATCTCGTAACTGGGACGCGGAGCGGCCACGCCTAACAAACTCCATTTTCTTAGA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AAAAACTCCCCTAAACCATTGTGAACCTACCACTAAACAGTTGCTTCGGCGGGTGGGCGTCCCCTCCCCAGGGAAGGGCGCCCCGCTAGACCGCCCGCCGGAGGTACCCAAAACTCTTGTTTAACTAAAAGGCCTCTCTGAGTACTGTACTTAAATAAGTCAAAACTTTCAACAACGGATCTCTTGGTTCTGGCATCGATGAAGAACGCAGCGAAATGCGATAA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AAAAACTCCCCTAAACCATTGTGAACCTACCACTAAACAGTTGCTTCGGCGGGTGGGCGTCCCCTCCCCAGGGAAGGGCGCCCCGCTAGACCGCCCGCCGGAGGTACCCAAAACTCTTGTTTAACTAAAAGGCCTCTCTGAGTACTGTACTTAAATAAGTCAAAACTTTCAACAACGGATCTCTTGGTTCTGGCATCGATGAAGAACGCAGCGAAATGCGATAA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CGCGAACGTTACCCGTACAAGTTGCTTCGGCGGGCGGCCCCCGCGCTCAAACCGCTACCCCAGCTCGCCTGGGGTGTCGGCGGCGGCGCGGAGGCCGTAGCCAAACCCGCACCCCCCTCGCGGGGTGCGGGGGAGGCGCCCGCCGGAGGGACTACTACCCAAACTATTGTTATTTTCTAGAACAGCTCTGAGTATCTTATTCTAAATAAGTAAAAACTTTCAACAACGGATCTCTTGGTTCTGGCATCGATGAAGAACGCAGCGAAATGCGATAAGTAATGTGAATTGCAGAATTCAGTGAATCATCGAATCTTTGAACGCACATTGCGCCCGCTAGTATTCTGGCGGGCATGCCTGTTCGAGCGTCATTTCAACCATCAAGCCCTGCTTGTGTTGGGGACCTGCGGCTGCCCGCAGGCCCTGAAAACCAGTGGCGGGCTCGCTGTCATCCCGAGCGCAGTAATTTTACATCTCGCTTTGGGCGTGCGGCGGGCACCCGGCCGTTAAACAAACCAAATCTTAACG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CGCGAACGTTACCCGTACAAGTTGCTTCGGCGGGCGGCCCCCGCGCTCAAACCGCTACCCCAGCTCGCCTGGGGTGTCGGCGGCGGCGCGGAGGCCGTAGCCAAACCCGCACCCCCCTCGCGGGGTGCGGGGGAGGCGCCCGCCGGAGGGACTACTACCCAAACTATTGTTATTTTCTAGAACAGCTCTGAGTATCTTATTCTAAATAAGTAAAAACTTTCAACAACGGATCTCTTGGTTCTGGCATCGATGAAGAACGCAGCGAAATGCGATAAGTAATGTGAATTGCAGAATTCAGTGAATCATCGAATCTTTGAACGCACATTGCGCCCGCTAGTATTCTGGCGGGCATGCCTGTTCGAGCGTCATTTCAACCATCAAGCCCTGCTTGTGTTGGGGACCTGCGGCTGCCCGCAGGCCCTGAAAACCAGTGGCGGGCTCGCTGTCATCCCGAGCGCAGTAATTTTACATCTCGCTTTGGGCGTGCGGCGGGCACCCGGCCGTTAAACAAACCAAATCTTAACG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ATACCTACCCCGTTGCTTCGGCGGGCGGCCCGGGCCCCGCGCCCGGCGCCCCCCGGCCCCCCGTGGGCGCCCGCCGGAGGTAAAACAAACCCTTGAATTGCATGGCCTCTCTGAGTCTTCTGTACTGAATAAGTC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ATACCTACCCCGTTGCTTCGGCGGGCGGCCCGGGCCCCGCGCCCGGCGCCCCCCGGCCCCCCGTGGGCGCCCGCCGGAGGTAAAACAAACCCTTGAATTGCATGGCCTCTCTGAGTCTTCTGTACTGAATAAGTC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CGTAACCGTTGCTTCGGCGGGCGGCCCCCCCGGGGCCGCAGCCCTCACAGGCGCCCGCCGGACGACAAATAACTCTTGTTCTTTACTGGCCTCTCTGAGTATTTATACAAATAAGTTAAAACTTTCAACAACGGATCTCTTGGTTCTGGCATCGATGAAGAACGCAGCGAAATGCGATAAGTAATGTGAATTGCAGAATTCAGTGAATCATCGAATCTTTGAACGCACCTTGCGCTCCTTGGTATTCCGAGGAGCATGCCTGTTTGAGTGTCATGAAACTCTCACCCTCTAGCTTTCTTAATCGTGGCTAGCGGCGTGGACGTGAGCGCTGCTGCTTTGTTGCGGCTCGCTCGAAATGCATTAGCAGACCCTTTTCGTAATCGGTTCCACTCAACGTGATAAGTATTTCGTTGAGGACAGTTGCAGCAATGCGGCTGGCCGGGATAAGAAAGGCATAGTTGTCAGCTTCTAATCGCCCTTGGGCAATTTTTTATGATCTGG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CGTAACCGTTGCTTCGGCGGGCGGCCCCCCCGGGGCCGCAGCCCTCACAGGCGCCCGCCGGACGACAAATAACTCTTGTTCTTTACTGGCCTCTCTGAGTATTTATACAAATAAGTTAAAACTTTCAACAACGGATCTCTTGGTTCTGGCATCGATGAAGAACGCAGCGAAATGCGATAAGTAATGTGAATTGCAGAATTCAGTGAATCATCGAATCTTTGAACGCACCTTGCGCTCCTTGGTATTCCGAGGAGCATGCCTGTTTGAGTGTCATGAAACTCTCACCCTCTAGCTTTCTTAATCGTGGCTAGCGGCGTGGACGTGAGCGCTGCTGCTTTGTTGCGGCTCGCTCGAAATGCATTAGCAGACCCTTTTCGTAATCGGTTCCACTCAACGTGATAAGTATTTCGTTGAGGACAGTTGCAGCAATGCGGCTGGCCGGGATAAGAAAGGCATAGTTGTCAGCTTCTAATCGCCCTTGGGCAATTTTTTATGATCTGG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CCGAGCGTCATTTCAACCCTCGAACCCCTCCGGGGGGTCGGCGTTGGGGATCGGGAACCCCTAAGACGGGATCCCGGCCCC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ATCTTTGAACGCACATTGCGCCCGCCAGTATTCTGGCGGGCATGCCTGTCCGAGCGTCATTTCAACCCTCGAACCCCTCCGGGGGGTCGGCGTTGGGGATCGGGAACCCCTAAGACGGGATCCCGGCCCCGAAATACAGTGGCGGTCTCGCCGCAGCCTCTCCTGCGCAGTAGTTTGCACAACTCGCACCGGGAGCGCGGCGCGTCCACGTCCGTAAAACACCCAACTTCTGA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GTCTTTGAACGCACATTGCGCCCTCTGGTATTCCGGAGGGCATGCCTGTCCGAGCGTCATTGCTGCCCTCCAGCCCGGCTGGTGTGTTGGGCCCCGCCCCCCTTCCCGGGGGGGCGGGCCCGAAAGGCAGCGGCGGCACCGCGTCCGGTCCTCGAGCGTATGGGGCTTTGTCACCCGCTCTTGCAGGCCCGGCCGGCGCCAGCCGACCCCCTCAATCTATTTTTT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AAACCATTGTGAACGTTACCTATCCCGTTGCTTCGGCGGGCGGCCCGGGCCCCGTGCCCGGCGCCCCCCGGCCCCTCGCGGGCGCCCGCCGGAGGTAAACCAAACTCTTGAATTGTATGGCCTCTCTGAGTCTTCTGTACTGAATAAGTCAAAACTTTCAACAACGGATCTCTTGGTTCTGGCATCGATGAAGAACGCAGCGAAATGCGATAAGTAATGTGAATTGCAGAATTCAGTGAATCATCGAGTCTTTGAACGCACATTGCGCCCTCTGGTATTCCGGAGGGCATGCCTGTCCGAGCGTCATTGCTGCCCTCCAGCCCGGCTGGTGTGTTGGGCCCCGCCCCCCTTCCCGGGGGGGCGGGCCCGAAAGGCAGCGGCGGCACCGCGTCCGGTCCTCGAGCGTATGGGGCTTTGTCACCCGCTCTTGCAGGCCCGGCCGGCGCCAGCCGACCCCCTCAATCTATTTTT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CGAACGTACCTTTACCGTTGCTTCGGCGGAGCCCTTACGGGCGCCCGCCGGCGGCGCTACAAACTCTTTTTTATTACAGGCCTCTCTGAGTATTTATACAAATAA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AAACCATCGCGAACGTACCTTTACCGTTGCTTCGGCGGAGCCCTTACGGGCGCCCGCCGGCGGCGCTACAAACTCTTTTTTATTACAGGCCTCTCTGAGTATTTATACAAATAAGTTAAAACTTTCAACAACGGATCTCTTGGTTCCGGCATCGATGAAGAACGCAGCGAAACGCGATAGT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AGAGTTGCAAAACTCCCTAAACCATCGCGAACGTACCTTTATCGTTGCTTCGGCGGCGCTACAAACTCTTTTTACTATAGGCCTCTCTGAGTATTTATACAAATAAGTTAAAACTTTCAACAACGGATCTCTTGGTTCTGGCATCGATGAAGAACGCAGCGAAATGCGATAAGTAATGTGAATTGCAGAATTCAGTGAATCATCGAATCTTTGAACGCACATTGCGCCCGCCAGTATTCTGGCGGGCATGCCTGTTCGAGCGTCATTTCAACCATCAAGCCTCAGGCTTGTGTTGGGGC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AGAGTTGCAAAACTCCCTAAACCATCGCGAACGTACCTTTATCGTTGCTTCGGCGGCGCTACAAACTCTTTTTACTATAGGCCTCTCTGAGTATTTATACAAATAAGTTAAAACTTTCAACAACGGATCTCTTGGTTCTGGCATCGATGAAGAACGCAGCGAAATGCGATAAGTAATGTGAATTGCAGAATTCAGTGAATCATCGAATCTTTGAACGCACATTGCGCCCGCCAGTATTCTGGCGGGCATGCCTGTTCGAGCGTCATTTCAACCATCAAGCCTCAGGCTTGTGTTGGGGC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AGTTACCTTCAAAACCCACTGTGAACCTTACCTCTTGCCGCGTTGTCTCGGCGGGAGGCGGTGGGCGTCTCGCGCCCCCTAGCGGGCCGTGCCGCTCCCGTCCCCGCCGGCGGCGCCAAACTCTAAATTTACAGCGGACTGTACGTTCTGATTTACAATAAAAACAAGTT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AGTTACCTTCAAAACCCACTGTGAACCTTACCTCTTGCCGCGTTGTCTCGGCGGGAGGCGGTGGGCGTCTCGCGCCCCCTAGCGGGCCGTGCCGCTCCCGTCCCCGCCGGCGGCGCCAAACTCTAAATTTACAGCGGACTGTACGTTCTGATTTACAATAAAAACAAGTTAAAACTTTCAACAACGGATCTCTTGGTTCTGGCATCGATGAAGAACGCAGCGAAATGCGATAAGTAATGTGAATTGCAGAATTCAGTGAATCATCGAATCTTTGAACGCACATTGCGCCCGCCAGTATTCTGGC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CATACCTGTTGCTTCGGCGGCGCGCCTCTCGGGGCGTGCCCGCCGGCATTATCAGAATCTCTGTTCGAACCCGACGATACTTCTGAGTGTTCTAAGCGAACTGTTAAAACTTTCAACAACGGATCTCTTGGCTCCAGCATCGATGAAGAACGCAGCGAAACGCGATAT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ACTATAACTCATAACCCTTTGTGAACCTTCATACCTGTTGCTTCGGCGGCGCGCCTCTCGGGGCGTGCCCGCCGGCATTATCAGAATCTCTGTTCGAACCCGACGATACTTCTGAGTGTTCTAAGCGAACTGTTAAAACTTTCAACAACGGATCTCTTGGCTCCAGCATCGATGAAGAACGCAGCGAAACGCGATATGTAATGTGAATTGCAGAATTCAGTGAATCATCGAATCTTTGAACGCACATTGCGCCCGCCAGTATCCTGGCGGGCATGCCTGTTCGAGCGTCATTTCAACCATCAAGCCCCCGGCTTGTGTTGGGGACCTGCGGCTGTCCGCAGGCCCTGAAAACCAGTGGCGGGCTCGCTAGTCACACCGAGCGTAGTAGCATACATCTCGCTCAGGGCGTGCTGCGGGTTCCGGCCGTTAAACG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TATACCTGTTGCTTCGGCGGCGCGCCTCCCGGGGCGTGCCCGCCGGCATTATCAGAATCTCTGTTCGAACCCGACGATACATCTGAGTGTTCTAAGCGAACTGTTAAAACTTTCAACAACGGATCTCTTGGCTCCAGCATCGATGAAGAACGCAGCGAAACGCGATAT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ACTATAACTCATAACCCTTTGTGAACCTTTATACCTGTTGCTTCGGCGGCGCGCCTCCCGGGGCGTGCCCGCCGGCATTATCAGAATCTCTGTTCGAACCCGACGATACATCTGAGTGTTCTAAGCGAACTGTTAAAACTTTCAACAACGGATCTCTTGGCTCCAGCATCGATGAAGAACGCAGCGAAACGCGATAT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ACTATAACTCATAACCCTTTGTGAACCTTTATACCTGTTGCTTCGGCGGCGCGCCTCCCGGGGCGTGCCCGCCGGCATTATCAGAATCTCTGTTCGAACCCGACGATACATCTGAGTGTTCTAAGCGAACTGTTAAAACTTTCAACAACGGATCTCTTGGTTCTCGCATCGATGAAGAACGCAGCGAAATGCGATAAGTAGTGTGAATTGCAGAATTCAGTGAATCATCGAATCTTTGAACGCACATTGCGCCTTCTGGTATTCCGGGAGGCATGCCTGTTCGAGCGTCATCAAAAACCTCAATCTCTGATTTATCATTGGTTGGTCTTGCGTTGGAGGCGTCAGCTTCCTCTGCGAAATACAATGGCGATGAGCCACGCAACCAAAGCGTAGTAATTTATTCTCGTGATGGAAACGTGAGCGCATCCGCCGCAACCCCCCCATTCTAAGTT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ACTATAACTCATAACCCTTTGTGAACCTTTATACCTGTTGCTTCGGCGGCGCGCCTCCCGGGGCGTGCCCGCCGGCATTATCAGAATCTCTGTTCGAACCCGACGATACATCTGAGTGTTCTAAGCGAACTGTTAAAACTTTCAACAACGGATCTCTTGGTTCTCGCATCGATGAAGAACGCAGCGAAATGCGATAAGTAGTGTGAATTGCAGAATTCAGTGAATCATCGAATCTTTGAACGCACATTGCGCCTTCTGGTATTCCGGGAGGCATGCCTGTTCGAGCGTCATCAAAAACCTCAATCTCTGATTTATCATTGGTTGGTCTTGCGTTGGAGGCGTCAGCTTCCTCTGCGAAATACAATGGCGATGAGCCACGCAACCAAAGCGTAGTAATTTATTCTCGTGATGGAAACGTGAGCGCATCCGCCGCAACCCCCCCATTCTAAGT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ACTCCAAACCCTTTGTGAACCTTACCATTTTGTTGCTCGGCGTACCGCGGGCCGCGGCTTCGGCCCGTCCCGCAGCGCGCCAGAGGACCCAACTCTTCAATTTATAGCGTACCTTCTGATTTACAAAACAAACAAGTTAAAACTTTCAACAACGGATCTCTTGGTTCTGGCATCGATGAAGAACGCAGCGAAATGCGATAAGTAATGTGAATTGCAGAATTCAGTGAATCATCGAATCTTTGAACGCACATTGCGCCCGCCAGTATTCTGGCGGGCATGCCTGTCCGAGCGTCATTTCAACCCTCGAACCCCTCCGGGGGGTCGGCGTTGGGGATCGGCCTTCCTTCACGGGGGCCGTCTCCGAAATACAGTGGCGGTCTCGCCGCAGCCTCTCCTGCGCAGTAGTTTGCACACTCGCATCGGGAGCGCGGCGCGTCCACAGCCGTTAAACACCCCAAAT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TACTCCAAACCCTTTGTGAACCTTACCATTTTGTTGCTCGGCGTACCGCGGGCCGCGGCTTCGGCCCGTCCCGCAGCGCGCCAGAGGACCCAACTCTTCAATTTATAGCGTACCTTCTGATTTACAAAACAAACAAGTTAAAACTTTCAACAACGGATCTCTTGGTTCTGGCATCGATGAAGAACGCAGCGAAATGCGATAAGTAATGTGAATTGCAGAATTCAGTGAATCATCGAATCTTTGAACGCACATTGCGCCCGCCAGTATTCTGGCGGGCATGCCTGTCCGAGCGTCATTTCAACCCTCGAACCCCTCCGGGGGGTCGGCGTTGGGGATCGGCCTTCCTTCACGGGGGCCGTCTCCGAAATACAGTGGCGGTCTCGCCGCAGCCTCTCCTGCGCAGTAGTTTGCACACTCGCATCGGGAGCGCGGCGCGTCCACAGCCGTTAAACACCCCAAATTTCTGA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ATTCTACTCCCAAACCCCTGTGAACTTATACCTTTACTGTTGCTTCGGCGGGTTAACGCCCCGGAAGGCCCGCGAGGGCCGCCGGAACCAGGCGCCCGCCGGGGGACCCAAACTCTTGTATCTTTTTTATAGCATGTCTGAGTGGAATCATAAACAAATGAATCAAAACTTTCAACAACGGATCTCTTGGTTCTGGCATCGATGAAGAACGCAGCGAAATGCGATAAGTAATGTGAATTGCAGAATTCAGTGAATCATCGAA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ATTCTACTCCCAAACCCCTGTGAACTTATACCTTTACTGTTGCTTCGGCGGGTTAACGCCCCGGAAGGCCCGCGAGGGCCGCCGGAACCAGGCGCCCGCCGGGGGACCCAAACTCTTGTATCTTTTTTATAGCATGTCTGAGTGGAATCATAAACAAATGAATCAAAACTTTCAACAACGGATCTCTTGGTTCTGGCATCGATGAAGAACGCAGCGAAATGCGATAAGTAATGTGAATTGCAGAATTCAGTGAATCATCGAA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5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AGTTTACAACTCCCAAACCCCTGTGAACATACCAATTGTTGCCTCGGCGGTGCCTGCTCCGGCAGTCCCGCCAGAGGACCCAAACTCTTGTTTTTATACAGTATCTTCTGAGTAAATGATTAAATAAATCAAAACTTTCAACAACGGATCTCTTGGTTCTGGCATCGATGAAGAACGCAGCGAAATGCGATAAGTAATGTGAATTGCAGAATTCAGTGAATCATCGAATCTTTGAACGCACATTGCGCCCGCCAGTATTCTGGCGGGCATGCCTGTTCGAGCGTCATTTCAACCATCAAGCCCCAGGCTTGTGTTGGGGGCCTGCAGCTGCTGCAGCCCCCTAAAAGCAGTGGCGGACTCGCTGTCATTCCGAGCGCAGTAGTTACATCTCGCTCTGGGCGTGGCGGTGGGCACCTGCCGTGAAACACTCTTTCT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AGTTTACAACTCCCAAACCCCTGTGAACATACCAATTGTTGCCTCGGCGGTGCCTGCTCCGGCAGTCCCGCCAGAGGACCCAAACTCTTGTTTTTATACAGTATCTTCTGAGTAAATGATTAAATAAATCAAAACTTTCAACAACGGATCTCTTGGTTCTGGCATCGATGAAGAACGCAGCGAAATGCGATAAGTAATGTGAATTGCAGAATTCAGTGAATCATCGAATCTTTGAACGCACATTGCGCCCGCCAGTATTCTGGCGGGCATGCCTGTTCGAGCGTCATTTCAACCATCAAGCCCCAGGCTTGTGTTGGGGGCCTGCAGCTGCTGCAGCCCCCTAAAAGCAGTGGCGGACTCGCTGTCATTCCGAGCGCAGTAGTTACATCTCGCTCTGGGCGTGGCGGTGGGCACCTGCCGTGAAACACTC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GTCTAGCGACTGCCCGAACCACCACACCGTGCACCGTACCGTTCCTACGCTGCGCCGCGGCGGGCCGCTCGCTGGAGGAGCCCCGGGCCGAGAGGCCGGCCCGCCGGAGGCGAACTGGAAAACAAGTCTCCCGAAGCTCTTCTGAGAGGCGCCGAAAGCCTTCCGTCGGGAGGTGATCACAACCCACAACAATGGATCTCTTGGCTCTGGCATCGATGAAGAACGCAGCGAAATGCGATACGTAATGCGAATTGCAGATCCAGTGAATCATCGAGTCTTTGAACGCATATTGCGCCCCCCGGCACTCCGGGGGGCTTGTCCGACCGAGCGCCGCAGCGCCGCTCAGGTAGGGTCCCCCTCGCCCCCCCGCTCCCCCCCCTCCGCGCAAGCGCGAGGCGGCGGCGGGGGGAGGCGTCGGCAGCCCGTAAAACCCTGGCGTTGGGGCATGCGGGGGCCATTTCTCCCGCAGCCCTCAAATCCAGCGGCGGCCGCCCAGCGCGGGAGCCTCCAGGCGCAGTACCCACACCGGCTCGCCTCGGAAGCCCCGCCGCGCGGCGGCCCGCCCCCCCTCCTTCGTCGTCGCCCCGATCCCCGCGAAAGCCGCGGGGGGAGGGAGAAGACGCACACACCCGGTTGGCCTCGGGTCGGACAAGG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GGTCTAGCGACTGCCCGAACCACCACACCGTGCACCGTACCGTTCCTACGCTGCGCCGCGGCGGGCCGCTCGCTGGAGGAGCCCCGGGCCGAGAGGCCGGCCCGCCGGAGGCGAACTGGAAAACAAGTCTCCCGAAGCTCTTCTGAGAGGCGCCGAAAGCCTTCCGTCGGGAGGTGATCACAACCCACAACAATGGATCTCTTGGCTCTGGCATCGATGAAGAACGCAGCGAAATGCGATACGTAATGCGAATTGCAGATCCAGTGAATCATCGAGTCTTTGAACGCATATTGCGCCCCCCGGCACTCCGGGGGGCTTGTCCGACCGAGCGCCGCAGCGCCGCTCAGGTAGGGTCCCCCTCGCCCCCCCGCTCCCCCCCCTCCGCGCAAGCGCGAGGCGGCGGCGGGGGGAGGCGTCGGCAGCCCGTAAAACCCTGGCGTTGGGGCATGCGGGGGCCATTTCTCCCGCAGCCCTCAAATCCAGCGGCGGCCGCCCAGCGCGGGAGCCTCCAGGCGCAGTACCCACACCGGCTCGCCTCGGAAGCCCCGCCGCGCGGCGGCCCGCCCCCCCTCCTTCGTCGTCGCCCCGATCCCCGCGAAAGCCGCGGGGGGAGGGAGAAGACGCACACACCCGGTTGGCCTCGGGTCGGACAAGG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GTCTAGCGACTGCCCGAACCATCACACCGTGAACCGTCCCAATTTCTTCCGCTGCGGCGGGCCGCCCGCCGGAGGGGCCCCGGGGCCGAGAGGCCCGGCCCGCCGAAGCGACCGCTGAAAGGATCTCCTGAAGCTCTTCTGAGAGGCGCCGATTTGGCCTTCCTACGAAGGTGATCACAACCCACAGCAATGGATCTCTTGGCTCTGGCATCGATGAAGAACGCAGCGAAATGCGATACGTAATGCGAATTGCAGATCCAGTGAATCATCGAGTCTTTGAACGCATATTGCGCCCCCCGGCACTCCGGGGGGCTTGTCCGACCGAGCGCCGCAGCGCCGCCCAGGCAAGAGCCGCGACGCCCACCCGCGGCGGCTCTTGAACTGGTGTTGGGGCATGCGACACCCGAAGCAGCCCTCAAATCCAGCCGCGACCGCCGTAGTGCGTGGCCCCCAGGCTCAGTATGTCTACCTACGAGCCTCGAGGGGTCCCTGCGACGGCCCGTTGATCTAGCCCGCGCCCCAAGATGGCCCGACGCTAAGTACCGGTTGGCCTCGGGTCGGACAAGG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GGTCTAGCGACTGCCCGAACCATCACACCGTGAACCGTCCCAATTTCTTCCGCTGCGGCGGGCCGCCCGCCGGAGGGGCCCCGGGGCCGAGAGGCCCGGCCCGCCGAAGCGACCGCTGAAAGGATCTCCTGAAGCTCTTCTGAGAGGCGCCGATTTGGCCTTCCTACGAAGGTGATCACAACCCACAGCAATGGATCTCTTGGCTCTGGCATCGATGAAGAACGCAGCGAAATGCGATACGTAATGCGAATTGCAGATCCAGTGAATCATCGAGTCTTTGAACGCATATTGCGCCCCCCGGCACTCCGGGGGGCTTGTCCGACCGAGCGCCGCAGCGCCGCCCAGGCAAGAGCCGCGACGCCCACCCGCGGCGGCTCTTGAACTGGTGTTGGGGCATGCGACACCCGAAGCAGCCCTCAAATCCAGCCGCGACCGCCGTAGTGCGTGGCCCCCAGGCTCAGTATGTCTACCTACGAGCCTCGAGGGGTCCCTGCGACGGCCCGTTGATCTAGCCCGCGCCCCAAGATGGCCCGACGCTAAGTACCGGTTGGCCTCGGGTCGGACAAGGC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CCGGGTCTCCAGACTCACCTTCTACCACCCTTACTGTGCACCGTTATCCGGCCCCGCCACTCCCCCCCTCTGGGGGGGGGCGAGGGGGGGGGCCTTGCCGAGGCGCTGGCCGCTCGCTGGGGGAGCCGCTGGGCGGAGCCCAACCCACAACCCCCGCTGCGGCGGGGGGGCCGGGGCGGGTTTCCTGCTGGCCTGCCACAAGGCACCACACCGCCGGCGCCCGCTGGGGGGGCGCCGGGGGGCTTTGGAACACCCTAAGCAAACACACCCGAGTCCGGGCTACAGTCCTCTGAGACCAACGACCGCAAGGTCGGTACTTGAAATACAGTCACAACCCACAACAATGGATCTCTTGGCTCTGGCATCGATGAAGAACGCAGCGAAATGCGATAACTAGTATGAATTGCAGAATTCAGTGAATCATCGAGTCTTTGAACGCACATTGCGCCCTCTGGTATTCCGGAGGGCATGCCCGACCGAGCGTCACTTTGCACCGCCCGGCCGCTGAGACGTGAGCAGCGCCCGCTGCGGCAGCCCGCCGTCTCATGCTGGTGCTGGGGCTTTTCGCGGCTGGGGGTCCCGAACGCGCGGACCCCCCCTGCGGCCCCGAAATGCAATTGGTGGCGGTCCCCGAACCGCCCGCCCGGCGCAGTATCACTGCTTCCGCCCGGCGGGCCCCCGGGGGCGTCGCAGACCTCCAAAAACCCGCGCGCGGAGCCCGGCGACCGCCCTTGAGCGGTACAGCGCCCGCGCACACCCCCTCTCTTCGCACCCGTTGGCCTCGGGTCGG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CCGGGTCTCCAGACTCACCTTCTACCACCCTTACTGTGCACCGTTATCCGGCCCCGCCACTCCCCCCCTCTGGGGGGGGGCGAGGGGGGGGGCCTTGCCGAGGCGCTGGCCGCTCGCTGGGGGAGCCGCTGGGCGGAGCCCAACCCACAACCCCCGCTGCGGCGGGGGGGCCGGGGCGGGTTTCCTGCTGGCCTGCCACAAGGCACCACACCGCCGGCGCCCGCTGGGGGGGCGCCGGGGGGCTTTGGAACACCCTAAGCAAACACACCCGAGTCCGGGCTACAGTCCTCTGAGACCAACGACCGCAAGGTCGGTACTTGAAATACAGTCACAACCCACAACAATGGATCTCTTGGCTCTGGCATCGATGAAGAACGCAGCGAAATGCGATAACTAGTATGAATTGCAGAATTCAGTGAATCATCGAGTCTTTGAACGCACATTGCGCCCTCTGGTATTCCGGAGGGCATGCCCGACCGAGCGTCACTTTGCACCGCCCGGCCGCTGAGACGTGAGCAGCGCCCGCTGCGGCAGCCCGCCGTCTCATGCTGGTGCTGGGGCTTTTCGCGGCTGGGGGTCCCGAACGCGCGGACCCCCCCTGCGGCCCCGAAATGCAATTGGTGGCGGTCCCCGAACCGCCCGCCCGGCGCAGTATCACTGCTTCCGCCCGGCGGGCCCCCGGGGGCGTCGCAGACCTCCAAAAACCCGCGCGCGGAGCCCGGCGACCGCCCTTGAGCGGTACAGCGCCCGCGCACACCCCCTCTCTTCGCACCCGTTGGCCTCGGGTCGG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AGAGGGTCGCGAGACTCCCTAAACCACTGTGAAAAAAAAACCGTCCCGACGGCGCCGGCGTCCGCGCCGGCGGTGGAGGGAGTTCCGTTGCCTCGGCGGGCGGCCCCAGGGGGGGCCTCCGGCTCGCGGTCCCAGCGCCGCGGGTGCCCGCCGCGGGCCCCAAAACAAAAACCATTTGTCTCCAGTTGTCACTTCTGAGTGCTTGAGGAAAACCATTACAACCCTCAACGGTGGATCACTTGGTTCTGGCATCGATGAAGAACGCAGCGAAATGCGATACGTAATGCGAATTGCAGAGTACAGTGAGTCATCGAATCTTTGAACGCACATGGCGCCCGCCAGCATTCTGGCGGGCATGCCTGTCCGAGCGTCATTCATACCGCTCAAGCGCTCTCGCTTGGTGTTGGGGCGCTGCCGCGCGGCAGGCCCCGAAAGTCATTGGCGGGCTCGTCGCAGGGCTCCGGGCGCAGTAGAGATACCTCGCCCTGGATGCTCCGCCGGGTGCCGGCCGTAAAACCCCAAGACCGTCTCGCACGAGACGTTAAAGC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AGAGGGTCGCGAGACTCCCTAAACCACTGTGAAAAAAAAACCGTCCCGACGGCGCCGGCGTCCGCGCCGGCGGTGGAGGGAGTTCCGTTGCCTCGGCGGGCGGCCCCAGGGGGGGCCTCCGGCTCGCGGTCCCAGCGCCGCGGGTGCCCGCCGCGGGCCCCAAAACAAAAACCATTTGTCTCCAGTTGTCACTTCTGAGTGCTTGAGGAAAACCATTACAACCCTCAACGGTGGATCACTTGGTTCTGGCATCGATGAAGAACGCAGCGAAATGCGATACGTAATGCGAATTGCAGAGTACAGTGAGTCATCGAATCTTTGAACGCACATGGCGCCCGCCAGCATTCTGGCGGGCATGCCTGTCCGAGCGTCATTCATACCGCTCAAGCGCTCTCGCTTGGTGTTGGGGCGCTGCCGCGCGGCAGGCCCCGAAAGTCATTGGCGGGCTCGTCGCAGGGCTCCGGGCGCAGTAGAGATACCTCGCCCTGGATGCTCCGCCGGGTGCCGGCCGTAAAACCCCAAGACCGTCTCGCACGAGACGTTAAAGC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CTCCGTTGGTGAACCAGCGGAGGGATCATTGCCGAGCCTCCGCGCTCCCAGACCGCGCGAACCGTACCGGACCGCGCCGCCTCGGCGGGGGGGCCCCCCCGGGACGGGGGGGGGGGCCCGCGGGGGACCCGCCGGCGGCGACTCAGACCAGCGCCGCACCGAGTCCCGTTTACCGCACCGTCCGAGAACACACAACTTTCAACAATGGATCACTTGGCTCCGGCAACGATGAAGAACGCAGCGAAATGCGATACGTAATGCGAATTGCAGATCTCAGCGAGCCATCGAATCTTTGAACGCACATTGCGCCCGCCAGCACTCTGGCGGTGCATGCCTGTCCGAGCGTCATTTCCACCCGTCGAGCCCCGCTCGCGTTGGGGCCCTGCGGCCGCCGCAGGTCCTGAAAGAGAGCGGCGGGACCGCCGCCGCGCCGAGCGCAGTAGCGCGAGCCTCGCTCCGGAGCGGCGCCGGCGCCCGCCGGGCCCCCCCCCCCCGCAGGGCCGGGGCCCAAGGCCCCCCACCGGGCAGCGCACAAGGA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CTCCGTTGGTGAACCAGCGGAGGGATCATTGCCGAGCCTCCGCGCTCCCAGACCGCGCGAACCGTACCGGACCGCGCCGCCTCGGCGGGGGGGCCCCCCCGGGACGGGGGGGGGGGCCCGCGGGGGACCCGCCGGCGGCGACTCAGACCAGCGCCGCACCGAGTCCCGTTTACCGCACCGTCCGAGAACACACAACTTTCAACAATGGATCACTTGGCTCCGGCAACGATGAAGAACGCAGCGAAATGCGATACGTAATGCGAATTGCAGATCTCAGCGAGCCATCGAATCTTTGAACGCACATTGCGCCCGCCAGCACTCTGGCGGTGCATGCCTGTCCGAGCGTCATTTCCACCCGTCGAGCCCCGCTCGCGTTGGGGCCCTGCGGCCGCCGCAGGTCCTGAAAGAGAGCGGCGGGACCGCCGCCGCGCCGAGCGCAGTAGCGCGAGCCTCGCTCCGGAGCGGCGCCGGCGCCCGCCGGGCCCCCCCCCCCCGCAGGGCCGGGGCCCAAGGCCCCCCACCGGGCAGCGCACAAGGA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ACCACGGAGACCGTGCAGCCCTGCGGGGAGGCAGCGCGACTGTAAACAACGCTGCCGCTTGCAAGTCAGCGTACTGGCAACACAATCGAATTGCGGGGACCTCCTAAAGCTCGAGCTACTAAGTTGGGACCGAAAGGCCCTGATGCCGTCAGAACGCTCGAGATGCTACAATGGACAATCCGCAGCGAAGACCCTACCGCGCAAGCCACGGGGATCGTTCACAGACTAAGTGATTGTGGGTAGGCAACTACTTAAGATATAGTCGAGCCTGAGCCGAAAGGCTGAGGGTGCCACTGTCCGTAGGTGAACCTGCGGAAGGATCATTAATAAACCTAGTCGTTCGCGTACATAGGGGCAACCCTCGCGTGATGTCAGCAATACCTAGGTAACCCTTGAATAAACTACCCTCGTTGCTTTGGCGGGCCGCCTCCCAGGCCAGCGGCTCCGGCTGCTGCGCGCCCGCCAGAGGACCACAACTCTTGTTTTTAGTGACGTCTGAGTACTATATAATAGTT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ACCACGGAGACCGTGCAGCCCTGCGGGGAGGCAGCGCGACTGTAAACAACGCTGCCGCTTGCAAGTCAGCGTACTGGCAACACAATCGAATTGCGGGGACCTCCTAAAGCTCGAGCTACTAAGTTGGGACCGAAAGGCCCTGATGCCGTCAGAACGCTCGAGATGCTACAATGGACAATCCGCAGCGAAGACCCTACCGCGCAAGCCACGGGGATCGTTCACAGACTAAGTGATTGTGGGTAGGCAACTACTTAAGATATAGTCGAGCCTGAGCCGAAAGGCTGAGGGTGCCACTGTCCGTAGGTGAACCTGCGGAAGGATCATTAATAAACCTAGTCGTTCGCGTACATAGGGGCAACCCTCGCGTGATGTCAGCAATACCTAGGTAACCCTTGAATAAACTACCCTCGTTGCTTTGGCGGGCCGCCTCCCAGGCCAGCGGCTCCGGCTGCTGCGCGCCCGCCAGAGGACCACAACTCTTGTTTTTAGTGACGTCTGAGTACTATATAATAGTTAAAACTTTCAACAACGGATCTCTTGGTTCTGGCATCGATGAAGAACGCAGCGAAATGCGATAAGTAATGTGAATTGCAGAATTCAGTGAATCATCGAATCTTTGAACGCACATTGCGCCCTTTGGTATTCCGAAGGGCATGCCTGTTCGAGCGTCATTATAACCACTCAAGCCTTCGCTTGGTCTTGGGGCTCGCGATCCCGCGGCCCCTAAACTCAGTGGCGGTGCCTGTCGGCTCTACGCGTAGTAATACTCCTCGCGTCTGGGTCCGGTAGGTTGCCTGCCAGCAACCCCCAATTTTTAC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ATGCAGAAATTGAAGAGGATGCGTTGGAATGCTTATGAGACAAATTGAGACAATAACAACTTTTACAATCTATTACAACTCTCCACAATGGATCTCTGGGCTCTTGCATCGATGAAGAACGCAGCAAAACGCGAAATGTGTTATGACATGCAATCTTTGAGAATCATGAAATATTTGAACGCACCTTGCACCTCGACAAGAGGTATGCTTGTTTGAGCATAGTGTAAAACTGGGAATTGAGGAATACAGAACATGTGTGTGTGCTGTTTCCTTTAAAAGAAAAGTAAAAGATGTTTTTGCCGATAAAAGACTTGGATAACTCAAGTAAGACAAGTTGCATTGTTGGCAAAGAATATCAGTGAAAGGGAATATAGTACTCCTTTACCCCCTTTCCCACACTCTTTCATCTCTATCTCAAATCAA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ATGCAGAAATTGAAGAGGATGCGTTGGAATGCTTATGAGACAAATTGAGACAATAACAACTTTTACAATCTATTACAACTCTCCACAATGGATCTCTGGGCTCTTGCATCGATGAAGAACGCAGCAAAACGCGAAATGTGTTATGACATGCAATCTTTGAGAATCATGAAATATTTGAACGCACCTTGCACCTCGACAAGAGGTATGCTTGTTTGAGCATAGTGTAAAACTGGGAATTGAGGAATACAGAACATGTGTGTGTGCTGTTTCCTTTAAAAGAAAAGTAAAAGATGTTTTTGCCGATAAAAGACTTGGATAACTCAAGTAAGACAAGTTGCATTGTTGGCAAAGAATATCAGTGAAAGGGAATATAGTACTCCTTTACCCCCTTTCCCACACTCTTTCATCTCTATCTCAAATCAA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ATGCAGAAATTGAAGAGGATGTGTTGGAATGATGAAAAATGAGACGATTTGACAATTTACTTTAATAACTTTTACAACTCTCCACAATGGATCTCTGGGCTCTTGCATCGATGAAGAACGCAGCAAAACGCGAAATGTGTTATGACATGCAATCTTTGAGAATCATGAAATATTTGAACGCACCTTGCACCTCGACAAGAGGTATGCTTGTTTGAGCATAGTGTAAAACTGGGAATTGAGGAATACAGAACATGTGTGTGTGCTGTTTCTTTTAAAAGAAAAGTAAAAGATGTTTTTGCCTGTAAAAGACTTGGATAACTCAAGTATGACAAGTTGTATTATTGGCAAAGAATATCAGTGAAAGGGAATATAGTACTCCTTTACCCCCTTTCCCACACTCTTTCATCTCTATCTCAAATCAA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ATGCAGAAATTGAAGAGGATGTGTTGGAATGATGAAAAATGAGACGATTTGACAATTTACTTTAATAACTTTTACAACTCTCCACAATGGATCTCTGGGCTCTTGCATCGATGAAGAACGCAGCAAAACGCGAAATGTGTTATGACATGCAATCTTTGAGAATCATGAAATATTTGAACGCACCTTGCACCTCGACAAGAGGTATGCTTGTTTGAGCATAGTGTAAAACTGGGAATTGAGGAATACAGAACATGTGTGTGTGCTGTTTCTTTTAAAAGAAAAGTAAAAGATGTTTTTGCCTGTAAAAGACTTGGATAACTCAAGTATGACAAGTTGTATTATTGGCAAAGAATATCAGTGAAAGGGAATATAGTACTCCTTTACCCCCTTTCCCACACTCTTTCATCTCTATCTCAAATCAAGC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CAACAAAGGGGGCACAAATATACGAACGAACAACGAACGTATGCCCCCCGCCCTATATGGGCATTTCATTTGAAGGTTGGCGGGTTGTTCTCATCATGCATTTGTATGCGACCCACAGGGGAGTGAGAAGGTGCTTTATTCTTAATAAACTTGCTCGTCTATGCCACAATCCATTCCCATGGCAATTGGACGAGTCCCCCATATATTTTTAGTCCGTTTAATAAAGCAGCCCATTCTATGACTCTTCTGATTAATAGGTGGGCACCCTCAGTCAGCTTATCTGAGTGATGAGTGTTTTTCATTTTCCCTGACAAATGCATTATGGCGACAACCCTTCAGCCTTTAAAGAAATGGCCTATAAAGCGCGACTCTGTGTTGTTGTTTTGATGAGTGCGGCGCCAAGTGCACCGCATATGTATTCAGACACCAAGTACGTGAACTCACAAACACACTATTACACTAAACACAACTGTTAGCAACGGATCACTTGGTTCTCGCGTCGATGAAGAGCGTAGCAAACTGCGAAAAGTAATGTGACTTGCATAAATCGCGAACCATTGAATTCTTGAACGCATACTGCACCCTGTGCTTGCACTGGGTCTGTCTGGCTGAGTGTCGACAATAACAAATATGCCCGTCAGGGCGTGCTGGGTGTCTGCTCTCAGGAGTGGTCGCCTGAAACTCATTCATAGGTGCTGGTAGGTGAAGCACTGCATGTGACACACTTAAAACTGTGACTCTGCAGCAGCGTCGCCATATTGGCAACCTTCATTCTATTGAACTCGACCTCAGCTCAGATGGGAG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CAACAAAGGGGGCACAAATATACGAACGAACAACGAACGTATGCCCCCCGCCCTATATGGGCATTTCATTTGAAGGTTGGCGGGTTGTTCTCATCATGCATTTGTATGCGACCCACAGGGGAGTGAGAAGGTGCTTTATTCTTAATAAACTTGCTCGTCTATGCCACAATCCATTCCCATGGCAATTGGACGAGTCCCCCATATATTTTTAGTCCGTTTAATAAAGCAGCCCATTCTATGACTCTTCTGATTAATAGGTGGGCACCCTCAGTCAGCTTATCTGAGTGATGAGTGTTTTTCATTTTCCCTGACAAATGCATTATGGCGACAACCCTTCAGCCTTTAAAGAAATGGCCTATAAAGCGCGACTCTGTGTTGTTGTTTTGATGAGTGCGGCGCCAAGTGCACCGCATATGTATTCAGACACCAAGTACGTGAACTCACAAACACACTATTACACTAAACACAACTGTTAGCAACGGATCACTTGGTTCTCGCGTCGATGAAGAGCGTAGCAAACTGCGAAAAGTAATGTGACTTGCATAAATCGCGAACCATTGAATTCTTGAACGCATACTGCACCCTGTGCTTGCACTGGGTCTGTCTGGCTGAGTGTCGACAATAACAAATATGCCCGTCAGGGCGTGCTGGGTGTCTGCTCTCAGGAGTGGTCGCCTGAAACTCATTCATAGGTGCTGGTAGGTGAAGCACTGCATGTGACACACTTAAAACTGTGACTCTGCAGCAGCGTCGCCATATTGGCAACCTTCATTCTATTGAACTCGACCTCAGCTCAGATGGGAG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CGAAAAACACCCCCTGGGCTTTAAAATTCCTGCCTATTGGCAGGGGGGGTATAAGCTCACAAGCAGTGATAGTTCAAAGTCATCAAGGGAAATTTCCTCCTTTGTGTGTGCGAGCTTTAACAGCTCACACTGCAAAGGAGCGTGACGCACCTCGTAACTGGGACTGTTGCCCGCTTGACGGAGTAAAGGCAATCGCCGGGGGGTTCTATGTTGTCAAGCGAAAGTGCATTCTGTTTACAGAAGCGCATCGTAGCCGGGTTACTGGAACTTCTCACCCATTCGTGTGTAAAAGCAGTTGCATGATGTCTTCTTCTATCCAACCAGGGGGTTATTTACATAATAATTCCCTACCTAACATTAAAATTTGGTAACTATCTGTAATATTAATTTAATACAACTGTTGGCAACGGATCACTTGGTTCTCACATCGATGAAGAGCGTAGCAAATTGCGAAAAGTCTGGCGACTTGCAATTCTCGCGAGCCATCGTATTCTTGAACGCATATTGCACTATCCTCATTGGGAGGAGAGTCTGCCTGTTTGAGCCCATTTAAAGGAGTACCCACTTCGGTGGGGGTTTAGCCTTCCACAAGTGGAAAGCCAAAATGGATATATTCATAGTAGTATAGTGTAATGTAAACTCATGCACAACTTAAATGATAAAACAAATTTATTGAAATTTAGGCTCAT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CGAAAAACACCCCCTGGGCTTTAAAATTCCTGCCTATTGGCAGGGGGGGTATAAGCTCACAAGCAGTGATAGTTCAAAGTCATCAAGGGAAATTTCCTCCTTTGTGTGTGCGAGCTTTAACAGCTCACACTGCAAAGGAGCGTGACGCACCTCGTAACTGGGACTGTTGCCCGCTTGACGGAGTAAAGGCAATCGCCGGGGGGTTCTATGTTGTCAAGCGAAAGTGCATTCTGTTTACAGAAGCGCATCGTAGCCGGGTTACTGGAACTTCTCACCCATTCGTGTGTAAAAGCAGTTGCATGATGTCTTCTTCTATCCAACCAGGGGGTTATTTACATAATAATTCCCTACCTAACATTAAAATTTGGTAACTATCTGTAATATTAATTTAATACAACTGTTGGCAACGGATCACTTGGTTCTCACATCGATGAAGAGCGTAGCAAATTGCGAAAAGTCTGGCGACTTGCAATTCTCGCGAGCCATCGTATTCTTGAACGCATATTGCACTATCCTCATTGGGAGGAGAGTCTGCCTGTTTGAGCCCATTTAAAGGAGTACCCACTTCGGTGGGGGTTTAGCCTTCCACAAGTGGAAAGCCAAAATGGATATATTCATAGTAGTATAGTGTAATGTAAACTCATGCACAACTTAAATGATAAAACAAATTTATTGAAATTTAGGCTCATATCAGGT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CCTGGTATTCCGGGGGGCATGCCTGTTCGAGCGTCATTTCACCACTCAAGCCTCGCTTGGTATTGGGCAACGCGGTCCGCCGCGTGCCTCAAATCGTCCGGCTGGGTCTTCTGTCCCCTAAGCGTTGTGGAAACTATTCGCTAAAGGGTGTTCGGGAGGCTACGCCGTAAAACAACCCCATTTCTA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AGTAAGGGTGCTCAGCGCCCGACCTCCAACCCTTTGTTGTTAAAACTACCTTGTTGCTTTGGCGGGACCGCTCGGTCTCGAGCCGCTGGGGATTCGTCCCAGGCGAGCGCCCGCCAGAGTTAAACCAAACTCTTGTTATTTAACCGGTCGTCTGAGTTAAAATTTTGAATAAATCAAAACTTTCAACAACGGATCTCTTGGTTCTCGCATCGATGAAGAACGCAGCGAAATGCGATAAGTAATGTGAATTGCAGAATTCAGTGAATCATCGAATCTTTGAACGCACATTGCGCCCCCTGGTATTCCGGGGGGCATGCCTGTTCGAGCGTCATTTCACCACTCAAGCCTCGCTTGGTATTGGGCAACGCGGTCCGCCGCGTGCCTCAAATCGTCCGGCTGGGTCTTCTGTCCCCTAAGCGTTGTGGAAACTATTCGCTAAAGGGTGTTCGGGAGGCTACGCCGTAAAACAACCCCATTTC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AGTGACAACGTCCACCCGGGCGAACCCCGTCCGCGTCTCCGGCGCGGGCGGCGGCCCCGTCACCCTGCGAAGAACCCCCAGTTGCCTCGGCGGGCCGCCGCGCGAACGCCGCTTCGGCAGCCTCGCGGGCGCCCGCCGGCGGACCAGACCACAGAACACTTGCGATCGAGACCGGACCAGCGCCGGGCGTGAGCGAGAAGCGATGGCCCCTTGTGGGCTCCTCTTCCAAACGTCCGAAACACAAGAAACGAGAATTCAAATCAAAACCTTTGACGACGGATCTCTTGGTTCTGGCATCGATGAAGAACGCAGCGAAACGCGATAGGTGATGTGAATTGCAGAATCCAGCGGACCATTGAATCTTTGAACGCACATTGCGCCCTCCGGCATTCCGGAGGGCACGCCTGTCCGAGCGTCGCCACGAACGTCGAGCCCCGGCTCGGTCTTTGGGGTCCAACGTCGACGCCGCCGTCCGCTTCGGCGGGGCAGGCGCCGACGGCCCCGCAAAACGTAGGCGGCACCCTCCCATCGGCGGGGAACGGAGCTTTCGAGGTCGCGGGGAACCAAGTCGACCGCTTGCAGAGAGCTTCCATTCCCCCATCCGGTCAAGAGGCGAGCCTGTCCGAACACACATACACGGGCGGTTTCACGACCGCCCAACAACGTTCGACCTCGGATCAGGCG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AGTGACAACGTCCACCCGGGCGAACCCCGTCCGCGTCTCCGGCGCGGGCGGCGGCCCCGTCACCCTGCGAAGAACCCCCAGTTGCCTCGGCGGGCCGCCGCGCGAACGCCGCTTCGGCAGCCTCGCGGGCGCCCGCCGGCGGACCAGACCACAGAACACTTGCGATCGAGACCGGACCAGCGCCGGGCGTGAGCGAGAAGCGATGGCCCCTTGTGGGCTCCTCTTCCAAACGTCCGAAACACAAGAAACGAGAATTCAAATCAAAACCTTTGACGACGGATCTCTTGGTTCTGGCATCGATGAAGAACGCAGCGAAACGCGATAGGTGATGTGAATTGCAGAATCCAGCGGACCATTGAATCTTTGAACGCACATTGCGCCCTCCGGCATTCCGGAGGGCACGCCTGTCCGAGCGTCGCCACGAACGTCGAGCCCCGGCTCGGTCTTTGGGGTCCAACGTCGACGCCGCCGTCCGCTTCGGCGGGGCAGGCGCCGACGGCCCCGCAAAACGTAGGCGGCACCCTCCCATCGGCGGGGAACGGAGCTTTCGAGGTCGCGGGGAACCAAGTCGACCGCTTGCAGAGAGCTTCCATTCCCCCATCCGGTCAAGAGGCGAGCCTGTCCGAACACACATACACGGGCGGTTTCACGACCGCCCAACAACGTTCGACCTCGGATCAGGCG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ATGAAGGTGTAAGCAGCGTTTTAAAAGAACGGTGTGATAAGCCAATCAACCTTTGTGAATTGGGTGTCTGCCAAGTGATTGGTGAGACACTTTGAAGGATTATGGTAGAGTGTGATTTTGCTTCACAGTAAATACACACTCGAATATTTTTAAAGTCTCATAATTATGTCGAAAGACAATTAATACAACTTTTAACAATGGATCTCTTGGCTCTTGCAACGATGAAGAACGCAGTGAATTGCGATACGTAATGTGACTTGCATACACTTGTGAATCATCGAATCTTTGAACGCACCTTGCACTTTTGGAGTCTATTCAAAAGTATACCTGTTTGAGTATCATAAACATTTATCTAATCCTTCAGGGATTAGGATTTGAAGTTCAGTACCGTACCCTTGGTTTGGTGTTGTTCTTTTAAATGCAGTAAAGATTAGGATAAATTCTATTTTATTCTCAGTGAGGATGTTTACATTCGTGTAAAATAATCGCGGCGAGTGATTGAAGGTTTAAACTATTCCTTTATCGTAAACAGTAGAAATATTGTTCACAACCACTGTACAAATGTGATCTCAAATCAGGC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ATGAAGGTGTAAGCAGCGTTTTAAAAGAACGGTGTGATAAGCCAATCAACCTTTGTGAATTGGGTGTCTGCCAAGTGATTGGTGAGACACTTTGAAGGATTATGGTAGAGTGTGATTTTGCTTCACAGTAAATACACACTCGAATATTTTTAAAGTCTCATAATTATGTCGAAAGACAATTAATACAACTTTTAACAATGGATCTCTTGGCTCTTGCAACGATGAAGAACGCAGTGAATTGCGATACGTAATGTGACTTGCATACACTTGTGAATCATCGAATCTTTGAACGCACCTTGCACTTTTGGAGTCTATTCAAAAGTATACCTGTTTGAGTATCATAAACATTTATCTAATCCTTCAGGGATTAGGATTTGAAGTTCAGTACCGTACCCTTGGTTTGGTGTTGTTCTTTTAAATGCAGTAAAGATTAGGATAAATTCTATTTTATTCTCAGTGAGGATGTTTACATTCGTGTAAAATAATCGCGGCGAGTGATTGAAGGTTTAAACTATTCCTTTATCGTAAACAGTAGAAATATTGTTCACAACCACTGTACAAATGTGATCTCAAATCAGG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AATGTAACAACCTTTGTGAACTGGGGTGCGCTCTGGCGCAGCCATTTTAACGTTTGTCTAATTTGTATAAAAAATAAGAATTTTTAACAATGGATCTCTAGGCTCTTGCAACGATGAAGAACGCAGTCAAGTGCGATAAGTAATGTGAATTGCATTATTCTGTGAATCATCGAATCTTTGAACGCATTTTGCACCCTGCCTTTGGTAGGGTATGTCTGTTTGAGTATCATAAAACCGTGCTACAGCAGTAGTGTTTTGAACAATCAACAGAGTTGTAGTTTAAAAGAGATTGGGCTTCCAGTGTGGTAAAACATCACTTGTGCCCTGATCAACTATTGATCTCAAATCAGAC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AATGTAACAACCTTTGTGAACTGGGGTGCGCTCTGGCGCAGCCATTTTAACGTTTGTCTAATTTGTATAAAAAATAAGAATTTTTAACAATGGATCTCTAGGCTCTTGCAACGATGAAGAACGCAGTCAAGTGCGATAAGTAATGTGAATTGCATTATTCTGTGAATCATCGAATCTTTGAACGCATTTTGCACCCTGCCTTTGGTAGGGTATGTCTGTTTGAGTATCATAAAACCGTGCTACAGCAGTAGTGTTTTGAACAATCAACAGAGTTGTAGTTTAAAAGAGATTGGGCTTCCAGTGTGGTAAAACATCACTTGTGCCCTGATCAACTATTGATCTCAAATCAGA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ATCTATTGAACCTGTGGAAATTGCGTGTGCCCGTCGCAGCAATGTGATGGGGGCACACTGCCACTCTATTCTCTCTTGAGAGAGAGAGAAGCAGAGCCAACCAAAAACAATGAGTGATATACATACAAATAGCCAGCAACGAGAAACAACTTTTAACAATGGATCTCTTGGCTCTTGCAACGATGAAGAACGCAGCAAAATGCGAAAAGTATTGTGACATGCAATCTTCGTGAATCATCCAATTTTTGAACGCACCTTGCACCGACAGGCTCTCGCTTGTCGGTATACTTGTTTGAGCATCGACCCCCCTCTGCCTTTTCCTGGCGGTGTGCGCGAGCACGCTTGCCAGGCAGGACAGGACCTGGTCTCCTAGTGCGCAGGCACGAGCGGACTGAAAAGCAGCCAGCGCAGCGAGCGCGCACATGGGATAACCATCCATACATGGGCGCGGGCGCGAGCGGCGGAGGGCTGAGCGAGCGAGCGATCACTCGATCACTCGAGCGGCCCGACACACTGTATCACCGATCTCAAATCAA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ATCTATTGAACCTGTGGAAATTGCGTGTGCCCGTCGCAGCAATGTGATGGGGGCACACTGCCACTCTATTCTCTCTTGAGAGAGAGAGAAGCAGAGCCAACCAAAAACAATGAGTGATATACATACAAATAGCCAGCAACGAGAAACAACTTTTAACAATGGATCTCTTGGCTCTTGCAACGATGAAGAACGCAGCAAAATGCGAAAAGTATTGTGACATGCAATCTTCGTGAATCATCCAATTTTTGAACGCACCTTGCACCGACAGGCTCTCGCTTGTCGGTATACTTGTTTGAGCATCGACCCCCCTCTGCCTTTTCCTGGCGGTGTGCGCGAGCACGCTTGCCAGGCAGGACAGGACCTGGTCTCCTAGTGCGCAGGCACGAGCGGACTGAAAAGCAGCCAGCGCAGCGAGCGCGCACATGGGATAACCATCCATACATGGGCGCGGGCGCGAGCGGCGGAGGGCTGAGCGAGCGAGCGATCACTCGATCACTCGAGCGGCCCGACACACTGTATCACCGATCTCAAATCAA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ACTGGCGCGTCGCAAGACGCGTCAAAACATCCTAACCTGTGAATCGCAGGCAGCTTGCTGTCTGTTGTGCGAGCAATCGCACAAACATACACGTCGTCTAACACAATGTCTGAATACAAAACAAAACAAATACAACTTTTAGCAATGGATCTCTTGGCTTCTGTAACGATGAAGAACGCAGTGAAATGCGATAATTAATGTGAATTGCATTATCTCGTGAATCATCGAGTCTTTGAACGCATCTTGCACTTTTCAGGTCTCCTGGAAAGTATACTTGTTTGAGTATCATAAACATTAACTCCTCTATCCTTAGAGGGAATTGAGGCGTCATGGCGCAAGCCGTGTGCCTTTTAATTGATGAGTCAGCAATCCCGTCGTCTCGATGATGGGAGCCTTGCACAACCAAATGTGAGATACATATCGCACAAAGTACGTGAGTGAGGTCAACGCCGGCGCGCCCAGAAGCATCTTGCTTCACCCTTGAACATT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ACTGGCGCGTCGCAAGACGCGTCAAAACATCCTAACCTGTGAATCGCAGGCAGCTTGCTGTCTGTTGTGCGAGCAATCGCACAAACATACACGTCGTCTAACACAATGTCTGAATACAAAACAAAACAAATACAACTTTTAGCAATGGATCTCTTGGCTTCTGTAACGATGAAGAACGCAGTGAAATGCGATAATTAATGTGAATTGCATTATCTCGTGAATCATCGAGTCTTTGAACGCATCTTGCACTTTTCAGGTCTCCTGGAAAGTATACTTGTTTGAGTATCATAAACATTAACTCCTCTATCCTTAGAGGGAATTGAGGCGTCATGGCGCAAGCCGTGTGCCTTTTAATTGATGAGTCAGCAATCCCGTCGTCTCGATGATGGGAGCCTTGCACAACCAAATGTGAGATACATATCGCACAAAGTACGTGAGTGAGGTCAACGCCGGCGCGCCCAGAAGCATCTTGCTTCACCCTTGAACATT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GTAGGGCTTCGGCCCTATATACACCCTAGCTGGGAGGTGCCGCAGTAGCGGTGCGGACTGGCTTTGGTTGCAGCCTGGCTGCAGGCTGGCGTCGCAAGACAACGGCCACATAGACGCTTGTATGTTTGACAGAGTTTAGTTGACACTTAAAATGACAACTTTTAACAATGGATCTCTTGGCTCTTGCAACGATGAAGAACGCAGTGAAATGCGAAAAGTAATGCGATTTGCATGAATCTGTGAGTCATCAAGTCTTTGAACGCACCTTGCACCATGTGAGCAATCGCATGGTATACCTGTTTGAGAATCGTAAAAACCCCTTCTCACCTTCTGGTGGGGATGTGTCGGTTGTGCAGCAATGCACTCTGATCAAAAGCAGTAGGTCTGGAGCAGGCTGGTGGCCTGGGACATTGTGTGCTAGAGACGTCGCCTCGGCTGACTGTCTTCTCACGATGCGTCCTAGGCTATTCAAGCTGGTCGGCTTTGGGCCTCACAGTACGCATTCACGTGCGTACACCCCCCCTTTTGATCTCAAATCAGGTAAGG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GTAGGGCTTCGGCCCTATATACACCCTAGCTGGGAGGTGCCGCAGTAGCGGTGCGGACTGGCTTTGGTTGCAGCCTGGCTGCAGGCTGGCGTCGCAAGACAACGGCCACATAGACGCTTGTATGTTTGACAGAGTTTAGTTGACACTTAAAATGACAACTTTTAACAATGGATCTCTTGGCTCTTGCAACGATGAAGAACGCAGTGAAATGCGAAAAGTAATGCGATTTGCATGAATCTGTGAGTCATCAAGTCTTTGAACGCACCTTGCACCATGTGAGCAATCGCATGGTATACCTGTTTGAGAATCGTAAAAACCCCTTCTCACCTTCTGGTGGGGATGTGTCGGTTGTGCAGCAATGCACTCTGATCAAAAGCAGTAGGTCTGGAGCAGGCTGGTGGCCTGGGACATTGTGTGCTAGAGACGTCGCCTCGGCTGACTGTCTTCTCACGATGCGTCCTAGGCTATTCAAGCTGGTCGGCTTTGGGCCTCACAGTACGCATTCACGTGCGTACACCCCCCCTTTTGATCTCAAATCAGGTAAGG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ATCTCTTCTACAATACCTGTGTGAACGTTTGCTTGTTTGCGCTGCTTGTCGCGCTTGCTTTACCGCTTGTCGACGACGGCGCAACAACACCTCTACACGATTGATTGTCAGATATGATGTCTCTGTGTGTATGCACGAGACAATAATCTTAACAGATAACAACTTTTAACAATGGATCTCTTGGCTCTTGCAACGATGAAGAACGCAGCGAAATGCGAAATGTCGTGTGACCTGCATGCTTCGTGAGACACTAAATCTTTGAACGCAACTTGCACCTAGTAGCCCTGCTCCTAGGTATACTTGTTTGAGTATCACATCATCCACCTCGAGTGGTTTTTTCCACTCGGACCTGGGATGTCTGGGATAACTGGCCGTCGCTGCTGACAAAGCATGCGTGCGTGCCACTACACCAGTCTCCTTAAAGGTAGGCCGGCTACGGCTCGCAGCAGATGGAGTAATGTTGGAGGTGTGTGGGTCATCGTGTAAAAGCGCATGCTCTCCTCCCCCTCAACATCATCCGCTGTCGGTGCATAACTAGCTGGCAAGCCGATGCTTGACGCGCTCATTATTGGGCGTGTCGACATCACAAGCGCGTGTGTGCTCTCCGGAGACCACCGCGCTTACAAACCGATCTCAAATCAA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ATCTCTTCTACAATACCTGTGTGAACGTTTGCTTGTTTGCGCTGCTTGTCGCGCTTGCTTTACCGCTTGTCGACGACGGCGCAACAACACCTCTACACGATTGATTGTCAGATATGATGTCTCTGTGTGTATGCACGAGACAATAATCTTAACAGATAACAACTTTTAACAATGGATCTCTTGGCTCTTGCAACGATGAAGAACGCAGCGAAATGCGAAATGTCGTGTGACCTGCATGCTTCGTGAGACACTAAATCTTTGAACGCAACTTGCACCTAGTAGCCCTGCTCCTAGGTATACTTGTTTGAGTATCACATCATCCACCTCGAGTGGTTTTTTCCACTCGGACCTGGGATGTCTGGGATAACTGGCCGTCGCTGCTGACAAAGCATGCGTGCGTGCCACTACACCAGTCTCCTTAAAGGTAGGCCGGCTACGGCTCGCAGCAGATGGAGTAATGTTGGAGGTGTGTGGGTCATCGTGTAAAAGCGCATGCTCTCCTCCCCCTCAACATCATCCGCTGTCGGTGCATAACTAGCTGGCAAGCCGATGCTTGACGCGCTCATTATTGGGCGTGTCGACATCACAAGCGCGTGTGTGCTCTCCGGAGACCACCGCGCTTACAAACCGATCTCAAATCAA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TACAACAACCCTGTGTAAACACGGTTCGCCGGCGCGACGGCCGCAAGGCCCGAGCCCGGCACCAACACAACACGTTCATTGGTGGAGGTAAAGACACAACAGCAAACAACTTTTAACAATGGATCTCTTGGCTCTTGCAACGATGAAGAACGCAGCGAAATGCGAAATGTCGTGTGACCTGCAACCTTCGTGAGACACTAAATCTTTGAACGCAACTTGCACCTAGGCGCTCTGCGCCTAGGTATACTTGTTTGAGTATCATATACACCCTCGGGTCTGGCGGCGGCAGCATGGGGACGCTGTCGCGCACGCCGGCCCGGACGTGGGGGCTCTGTGGACGCGCTGCCTCGCGGCGGCGCCCTGCAGTCTCCCTAAAGCGAGGCCGGCCTCGGCCCGCGACCGATGGAGCAAATGGGGCGTGCCCCAACTCGTCGCGTCGCGGGCAATCGTGGCGGCAAGCCGGACGCCCGGTGCGCGCAAGCGTGCCACGTCCACGGCGGCGGCGCAAGCTGCTGCCTTGCTCATGATCTCAAATCAAGTAGGGAC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TACAACAACCCTGTGTAAACACGGTTCGCCGGCGCGACGGCCGCAAGGCCCGAGCCCGGCACCAACACAACACGTTCATTGGTGGAGGTAAAGACACAACAGCAAACAACTTTTAACAATGGATCTCTTGGCTCTTGCAACGATGAAGAACGCAGCGAAATGCGAAATGTCGTGTGACCTGCAACCTTCGTGAGACACTAAATCTTTGAACGCAACTTGCACCTAGGCGCTCTGCGCCTAGGTATACTTGTTTGAGTATCATATACACCCTCGGGTCTGGCGGCGGCAGCATGGGGACGCTGTCGCGCACGCCGGCCCGGACGTGGGGGCTCTGTGGACGCGCTGCCTCGCGGCGGCGCCCTGCAGTCTCCCTAAAGCGAGGCCGGCCTCGGCCCGCGACCGATGGAGCAAATGGGGCGTGCCCCAACTCGTCGCGTCGCGGGCAATCGTGGCGGCAAGCCGGACGCCCGGTGCGCGCAAGCGTGCCACGTCCACGGCGGCGGCGCAAGCTGCTGCCTTGCTCATGATCTCAAATCAAGTAGGGAC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CTCTACACACGATCCCGGGCGCAAGCCTGGGCATCTACACACGATAACGTTGACGAAGCTCTAGACGACTAAAGCAAACAACTTTTAACAATGGATCTCTTGGCTCTTGCAGCGATGAAGAACGCGGCGAACTGCGAAAAGTAATGTGACCTGCAACCTTTGTGAATCATCCAATCTTTGAACGCAATTTGCACCTGCTGGCATTTGTCAGCAGGTATACTTGTTTGAGTATCTCCAACACCCTCTCACGCTCGTGGGGAATTGAGCGTCTCGATCGAGTCGCTTTAAAGAGAGACCCGGGCCGCAAGGCGCCGGTCTATTGGGATAACATCCTAACAGTAGACCGTGGGGCTTGTCGTAAGACTGTCGCTTGCGACACCAGCAAAAAGATCTCAAATCAAGTAAGGATACCCGCTGAAT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CTCTACACACGATCCCGGGCGCAAGCCTGGGCATCTACACACGATAACGTTGACGAAGCTCTAGACGACTAAAGCAAACAACTTTTAACAATGGATCTCTTGGCTCTTGCAGCGATGAAGAACGCGGCGAACTGCGAAAAGTAATGTGACCTGCAACCTTTGTGAATCATCCAATCTTTGAACGCAATTTGCACCTGCTGGCATTTGTCAGCAGGTATACTTGTTTGAGTATCTCCAACACCCTCTCACGCTCGTGGGGAATTGAGCGTCTCGATCGAGTCGCTTTAAAGAGAGACCCGGGCCGCAAGGCGCCGGTCTATTGGGATAACATCCTAACAGTAGACCGTGGGGCTTGTCGTAAGACTGTCGCTTGCGACACCAGCAAAAAGATCTCAAATCAAGTAAGGATACCCGCTGAAT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ATTCAAACACTGACGTCGCCTCTTGGCAGCTGTGTCCGGTCCTTTTACGCCTTGTGCATGGAAGGGTTGCGGCATGGTTGTCCGGAGGTGTACACACACACACACTTTGATTGACAACACCTAGTGATTATCTAGTTAATTTGTAGACAACTTTTAACAATGGATCTCTTGGCTCTTGCAACGATGAAGAACGCAGCGAACTGCGAAACGTAATGTGACCTGCACTCTTCGTGAATCATCCAATCTTTGAACGCACTTTGCACCTCGTGGCTCATGTCACAAGGTATACTTGTTTGAGTATCCACAACATCCTCACTGCACCCTCGGGTTTAAGCAGTGGTTTTGAGACTCGATGCGCGCCAGCGCACGCACCCAGTGTGTGTGTGTTTATGCGCGAGTCGTTTCTTTAAATGGAGGCCGACCACACGTGTCTCAGCTGAGACATGGTTATTGGGATAACATCCTAACAATAGCCATAAGCTTTGACATGGAAGGCCATCTCGCATTGACTGGAGCGCCTTGACTGGTGTTTCCGTTGGTACATACGGGAGGCAAGGGGGAGCGTGGCAACACACGCCTCTGCGCTTCACGCTTTGAAATGGATCTCAAATCAA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ATTCAAACACTGACGTCGCCTCTTGGCAGCTGTGTCCGGTCCTTTTACGCCTTGTGCATGGAAGGGTTGCGGCATGGTTGTCCGGAGGTGTACACACACACACACTTTGATTGACAACACCTAGTGATTATCTAGTTAATTTGTAGACAACTTTTAACAATGGATCTCTTGGCTCTTGCAACGATGAAGAACGCAGCGAACTGCGAAACGTAATGTGACCTGCACTCTTCGTGAATCATCCAATCTTTGAACGCACTTTGCACCTCGTGGCTCATGTCACAAGGTATACTTGTTTGAGTATCCACAACATCCTCACTGCACCCTCGGGTTTAAGCAGTGGTTTTGAGACTCGATGCGCGCCAGCGCACGCACCCAGTGTGTGTGTGTTTATGCGCGAGTCGTTTCTTTAAATGGAGGCCGACCACACGTGTCTCAGCTGAGACATGGTTATTGGGATAACATCCTAACAATAGCCATAAGCTTTGACATGGAAGGCCATCTCGCATTGACTGGAGCGCCTTGACTGGTGTTTCCGTTGGTACATACGGGAGGCAAGGGGGAGCGTGGCAACACACGCCTCTGCGCTTCACGCTTTGAAATGGATCTCAAATCAA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AGTCTGGCGGGGAGTTGTTCTCTGCCACATTAGTGCTGCGCGCCTGGCGCGTAGAATACACATTCCTTTTGACTGATGCTTGCAAGAACAGAAACAACTTTTAACAATGGATCTCTAGGCTCTTGCATCGATGAAGAACGCAGTAAAGTGCGAAAAGTAATGCGATTTGCATGCTCTGTGAGTCATCGAGTCTTTGAACGCATATGGCACCTCCAGGCCCTGCCCGGAGGTATGTCTGTTTGAGAATCATAACATTTTGATCTTTGTTTCAGAGGGATCGACTTGGGCTCACATCACTGTCTGCCCGGAAGCAGCCGCGCCGTCGTGGGGTCACAAATGCCGCGACAGCGAACGCCACGTGATCTCAAATCAGACAGGACTACCCGCC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AGTCTGGCGGGGAGTTGTTCTCTGCCACATTAGTGCTGCGCGCCTGGCGCGTAGAATACACATTCCTTTTGACTGATGCTTGCAAGAACAGAAACAACTTTTAACAATGGATCTCTAGGCTCTTGCATCGATGAAGAACGCAGTAAAGTGCGAAAAGTAATGCGATTTGCATGCTCTGTGAGTCATCGAGTCTTTGAACGCATATGGCACCTCCAGGCCCTGCCCGGAGGTATGTCTGTTTGAGAATCATAACATTTTGATCTTTGTTTCAGAGGGATCGACTTGGGCTCACATCACTGTCTGCCCGGAAGCAGCCGCGCCGTCGTGGGGTCACAAATGCCGCGACAGCGAACGCCACGTGATCTCAAATCAGACAGGACTACCCGCC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CGTATCCACGTATCAACCCCTCTGCGAAACGTTAGAAACAGAAAGGTTTGGTCTTAGTGCGTTGTCCGTTTTAGGGTCCTAATGATGGCCGGTCTCTTTCGGGAGATCGGAGGGCCTGGGCGACGTGTGTTTGACGATCAACCGTTACTTTCCCATTGTTGGCCTTTACATTTTTTAAACCCCTTTGTACTCTTTTGTACTGAACCATTCTTTTGATGCTCTTTCGAGAGTGACAAAACGATATTACGAAACTTAAGAACAACTCTTAGCAACGGATATCTTGGTTCCCGCAACGATGAAGAACGCAGCGAAATGCGATACGTAATGCGAATTGCAGAATTCAGTGAATCATCAAATCTTTGAACGCAAATTGCACTCTCGGGTATACCCGGGAGTACGCTTCTTTCAGTATCGGTTCTATCAAACCTCGCCTGCGTTTTGACCTTCAACAGTCGAGACAAGGGACGGAAATTGAGTGTCGCTCTTTTCGAGAGAGCGTCGCTTGAAAGATAGAAACGGTAGCTCCGTTCGTTCTCGAACGAACTCGGTCGGTCTTCCTCGCTTCGGTGAGGCTGAAAGCAAACTGAGTGACGTGGTTAAGATCGCCTCGTGCGACCCCCTCGTCAATCATCTCGGCGCGCGTCAGTTGGGCTGTTCCGGGAATGGGGCAACTCGATACCGTTCTTTAGGATTATTGATCCCAAAAAACAAAATCAGATCTGAAATGAAGTGAGAG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CGTATCCACGTATCAACCCCTCTGCGAAACGTTAGAAACAGAAAGGTTTGGTCTTAGTGCGTTGTCCGTTTTAGGGTCCTAATGATGGCCGGTCTCTTTCGGGAGATCGGAGGGCCTGGGCGACGTGTGTTTGACGATCAACCGTTACTTTCCCATTGTTGGCCTTTACATTTTTTAAACCCCTTTGTACTCTTTTGTACTGAACCATTCTTTTGATGCTCTTTCGAGAGTGACAAAACGATATTACGAAACTTAAGAACAACTCTTAGCAACGGATATCTTGGTTCCCGCAACGATGAAGAACGCAGCGAAATGCGATACGTAATGCGAATTGCAGAATTCAGTGAATCATCAAATCTTTGAACGCAAATTGCACTCTCGGGTATACCCGGGAGTACGCTTCTTTCAGTATCGGTTCTATCAAACCTCGCCTGCGTTTTGACCTTCAACAGTCGAGACAAGGGACGGAAATTGAGTGTCGCTCTTTTCGAGAGAGCGTCGCTTGAAAGATAGAAACGGTAGCTCCGTTCGTTCTCGAACGAACTCGGTCGGTCTTCCTCGCTTCGGTGAGGCTGAAAGCAAACTGAGTGACGTGGTTAAGATCGCCTCGTGCGACCCCCTCGTCAATCATCTCGGCGCGCGTCAGTTGGGCTGTTCCGGGAATGGGGCAACTCGATACCGTTCTTTAGGATTATTGATCCCAAAAAACAAAATCAGATCTGAAATGAAGTGAGAG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ACGTATCCACGTATCAACCCCTCTGTGAAATCTTACTCTCTTGAAAGGCTTGGTCTTAGTGTGTTGCTCGCATAAGTCCTAATGATGGAGGCTTCGGCCTAGGGCTTGAGTAGCATGTGTTTGACGATCAGCCGTCACTTTACCATCGTTGGCCCTTCTACTCTTTTAAACCCCTTTGTACTTTCTGTACTGAACCAATTCCTTCGACGCTCTAACGAGTGACGATAGATATTACGAAACTAAAGAACAACTCTTAGCAACGGATATCTTGGTTCCCGCAACGATGAAGAACGCAGCGAAATGCGATACGTAATGCGAATTGCAGAATTCAGTGAATCATCAAATCTTTGAACGCAAATTGCACTCTCGGGTATGCCCGGGAGTACGCTTCTTTCAGTATCGGTTCTATCTAAACTCGCCTGCGTTTTGACTTAGGTTAAGACTCCAGGCGGAAATTGAGTGTCACACTTTTCTCGAAGTGTGTTACTTGAAAGGTAGAAGCGGTAGTTCCCTTCTTTTTCTCTCGAGAAAAAACTCATTGGTTCTTCTCACCTCGTGTGGGCTGAAGCAAACTGAGTGACGTGGTTAAGCTCGCCTTGTGCGACATCGCCATCGTCAACCATCTCAGTGCGCTGCAGTTGGATCAAACCGAGTGCGGAACATCACACCGTTCTTTGGATTATTTACTCCAAACAACAAAATCAGATCTGAAATGAAGTGAGAG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ACGTATCCACGTATCAACCCCTCTGTGAAATCTTACTCTCTTGAAAGGCTTGGTCTTAGTGTGTTGCTCGCATAAGTCCTAATGATGGAGGCTTCGGCCTAGGGCTTGAGTAGCATGTGTTTGACGATCAGCCGTCACTTTACCATCGTTGGCCCTTCTACTCTTTTAAACCCCTTTGTACTTTCTGTACTGAACCAATTCCTTCGACGCTCTAACGAGTGACGATAGATATTACGAAACTAAAGAACAACTCTTAGCAACGGATATCTTGGTTCCCGCAACGATGAAGAACGCAGCGAAATGCGATACGTAATGCGAATTGCAGAATTCAGTGAATCATCAAATCTTTGAACGCAAATTGCACTCTCGGGTATGCCCGGGAGTACGCTTCTTTCAGTATCGGTTCTATCTAAACTCGCCTGCGTTTTGACTTAGGTTAAGACTCCAGGCGGAAATTGAGTGTCACACTTTTCTCGAAGTGTGTTACTTGAAAGGTAGAAGCGGTAGTTCCCTTCTTTTTCTCTCGAGAAAAAACTCATTGGTTCTTCTCACCTCGTGTGGGCTGAAGCAAACTGAGTGACGTGGTTAAGCTCGCCTTGTGCGACATCGCCATCGTCAACCATCTCAGTGCGCTGCAGTTGGATCAAACCGAGTGCGGAACATCACACCGTTCTTTGGATTATTTACTCCAAACAACAAAATCAGATCTGAAATGAAGTGAGAGG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CTTTTAACCCCTTGGGGTTAATTTCATACCCTCCTGTCTACTATACTCTTGTTGCTTTGGCAGGCCGTCTCTTCGGAGGCTACTAGGTTTACCTAGTACGTGCCTGTCAAAGGTCTTAAATCTTGAAATATTATAGTTGTCTTTGAATACCATGCAATTTAAAACTTTTAACAACGGATCTCTTGGCTCTAGCATCGATGAAGAACGCAGCGAAATGCGATAAGTAATGTGAATCGCAGAATTTAGTGAATCATCGAATCTTTGAACGCACATTGCGCCCCTTAGTATTCTAAGGGGCATGCCTGTTCGAGCGTTATTAGCACCCCTTAAGCTTTGCTTAGTATTGGGCACTACTACTAGTAGGCCTTAAATCTAGAACCGACTTCTCTTAGATCTTAGTATATTACAATTTTTACTACTCGATCTTAGGGGAGGCAACCCACTATCTTGATAGTTAACCTCGA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CTTTTAACCCCTTGGGGTTAATTTCATACCCTCCTGTCTACTATACTCTTGTTGCTTTGGCAGGCCGTCTCTTCGGAGGCTACTAGGTTTACCTAGTACGTGCCTGTCAAAGGTCTTAAATCTTGAAATATTATAGTTGTCTTTGAATACCATGCAATTTAAAACTTTTAACAACGGATCTCTTGGCTCTAGCATCGATGAAGAACGCAGCGAAATGCGATAAGTAATGTGAATCGCAGAATTTAGTGAATCATCGAATCTTTGAACGCACATTGCGCCCCTTAGTATTCTAAGGGGCATGCCTGTTCGAGCGTTATTAGCACCCCTTAAGCTTTGCTTAGTATTGGGCACTACTACTAGTAGGCCTTAAATCTAGAACCGACTTCTCTTAGATCTTAGTATATTACAATTTTTACTACTCGATCTTAGGGGAGGCAACCCACTATCTTGATAGTTA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CGAGTTAGGGTCTCTCTGGCCCGACCTCCCAACCCTTTGTCTACTTGACCATCGTTGCTTCGGCGAGCCCGTCCTCACGGACCGCCGGAGGGATCTTTACTGGCCCTCTGGTCCGCGCTCGTCGGTAGCCCAACCTTTAAAATCTTTAACTAAACGTGCCTTAATCTAAGTACAATTATTAAATAAAAGCAAAACTTTCAACAACGGATCTCTTGGTTCTGGCATCGATGAAGAACGCAGCGAAATGCGATAAGTAATGTGAATTGCAGAATTCAGTGAATCATCGAATCTTTGAACGCACATTGCGCCCGCCAGTATTCTGGCGGGCATGCCTGTCCGAGCGTCATTTCAACCCTCGAACCCCTCCGGGGGGTCGGCGTTGGGGATCGGGACCCCTCACCGGGTGCCGGCCCT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CGAGTTAGGGTCTCTCTGGCCCGACCTCCCAACCCTTTGTCTACTTGACCATCGTTGCTTCGGCGAGCCCGTCCTCACGGACCGCCGGAGGGATCTTTACTGGCCCTCTGGTCCGCGCTCGTCGGTAGCCCAACCTTTAAAATCTTTAACTAAACGTGCCTTAATCTAAGTACAATTATTAAATAAAAGCAAAACTTTCAACAACGGATCTCTTGGTTCTGGCATCGATGAAGAACGCAGCGAAATGCGATAAGTAATGTGAATTGCAGAATTCAGTGAATCATCGAATCTTTGAACGCACATTGCGCCCGCCAGTATTCTGGCGGGCATGCCTGTCCGAGCGTCATTTCAACCCTCGAACCCCTCCGGGGGGTCGGCGTTGGGGATCGGGACCCCTCACCGGGTGCCGGCCCT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GAGGAACGCGGTGTCCGGCCGCATGCGCCTTGTGCGTGTGCGCGACCGAACGTCAGCGACTCAACACTGCTGCCTGTAGATGTGCTTGGCGGCGTGATCCGTCACGCCGCCGCCCGCCACGCGCTCCCGCGCGTGTGTGGGGCTAAACACCCAGATAACCTTTTTGACTGATGTTGCAGCGACATGCTGTCGCGAAACTTAATCCAAAACAACTGTTAACAATGGATCACTCGGTTCTCACTTCGAGGAAGAGCGTGGCAAACTGCGAAAAGTAATGCGATTTGCATCATCGTGAATCATCGAATCCTTGAACGCACATTGCACCTTTCGGTTACCCGAAAGGTCTGCCTGTTTGAGTATTGACTACATAGCCTCGAGCCGATGCGGCGACGCATTCGGCACGGACCTGAGTGTTCCGCTGCGCCCTTGGGTGCGGTGGTCATTTGAAATACAGAAACCTTGGCCCGGCCTACTTGGCTAGCGATCTCCAGTGGTGTTTTAGTCGAGGCCTCCGGGTCCGTCAAATGCCGTGGACTACAGATGGCTAGCACGCCTTTGGGTAACAAGTCGGCCGCGCGCATCTAGGTTCGCGTGTCCACACATTTTTCAAACTCAATCTCAA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GAGGAACGCGGTGTCCGGCCGCATGCGCCTTGTGCGTGTGCGCGACCGAACGTCAGCGACTCAACACTGCTGCCTGTAGATGTGCTTGGCGGCGTGATCCGTCACGCCGCCGCCCGCCACGCGCTCCCGCGCGTGTGTGGGGCTAAACACCCAGATAACCTTTTTGACTGATGTTGCAGCGACATGCTGTCGCGAAACTTAATCCAAAACAACTGTTAACAATGGATCACTCGGTTCTCACTTCGAGGAAGAGCGTGGCAAACTGCGAAAAGTAATGCGATTTGCATCATCGTGAATCATCGAATCCTTGAACGCACATTGCACCTTTCGGTTACCCGAAAGGTCTGCCTGTTTGAGTATTGACTACATAGCCTCGAGCCGATGCGGCGACGCATTCGGCACGGACCTGAGTGTTCCGCTGCGCCCTTGGGTGCGGTGGTCATTTGAAATACAGAAACCTTGGCCCGGCCTACTTGGCTAGCGATCTCCAGTGGTGTTTTAGTCGAGGCCTCCGGGTCCGTCAAATGCCGTGGACTACAGATGGCTAGCACGCCTTTGGGTAACAAGTCGGCCGCGCGCATCTAGGTTCGCGTGTCCACACATTTTTCAAACTCAATCTCAAATCAGGTAGGAT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ACAAGTACGCGCGGGGGAGGGTTGTGCTGGCGCGTCCGCGCGCATGTGCACGCCCGCCCTCGTCGTCCGTCCACTCACACCTGTGCACTTTGCTCGTCGGGTCGAGGAGGGCCCTCTTCGGGGGGGCGCCCTTGGCCGACGCACTTTTCACACAACCTGTCTTAACCGGATGTCAATTGCGTAAACGCAACCGAAAAACAACTTTTAACAACGGATCTCTTGGTTCTCGCATCGATGAAGAACGCAGCGAAATGCGATAAGTAATGTGAATTGCAGAATTCAGTGAATCATCGAATCTTTGAACGCACCTTGCGCCCCTTGGCTATTCCGAGGGGCATGCCTGTTTGAGTATCATGAACACCTCAACTCTCATGGTTCGCCGTGATGAGCTTGGACTCTGGGGGTTTTGCTGGCCTGCGGTCGGCTCCCCTCAAATGAATCAGCCTCCCAGTGTTTGGTGGCATCACGGGTGTGATAAATATCTACGCTCGCAGTTGTCCGCCAGGTAACCTTTGGTGACAAAGGTTCGCTGGAGCTCACAGATGTCTCTCCTCAGCGAGGACAGCTTTTTGAACGTTCGAT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ACAAGTACGCGCGGGGGAGGGTTGTGCTGGCGCGTCCGCGCGCATGTGCACGCCCGCCCTCGTCGTCCGTCCACTCACACCTGTGCACTTTGCTCGTCGGGTCGAGGAGGGCCCTCTTCGGGGGGGCGCCCTTGGCCGACGCACTTTTCACACAACCTGTCTTAACCGGATGTCAATTGCGTAAACGCAACCGAAAAACAACTTTTAACAACGGATCTCTTGGTTCTCGCATCGATGAAGAACGCAGCGAAATGCGATAAGTAATGTGAATTGCAGAATTCAGTGAATCATCGAATCTTTGAACGCACCTTGCGCCCCTTGGCTATTCCGAGGGGCATGCCTGTTTGAGTATCATGAACACCTCAACTCTCATGGTTCGCCGTGATGAGCTTGGACTCTGGGGGTTTTGCTGGCCTGCGGTCGGCTCCCCTCAAATGAATCAGCCTCCCAGTGTTTGGTGGCATCACGGGTGTGATAAATATCTACGCTCGCAGTTGTCCGCCAGGTAACCTTTGGTGACAAAGGTTCGCTGGAGCTCACAGATGTCTCTCCTCAGCGAGGACAGCTTTTTGAACGTTCGATCTCAAATCAGGTAGGACTACCCGCTGAACTTAA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TCTGGTATTCCGGAGGGCATACCTGTTT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AGTTATGTTCTTTATTGAACAATCATCTCTAAACACATCTGTGAACTTTCTTTTTTTCTGATTCTTTATTGAGTTGGAAAAAAGGGCACAAAACATTTTTTTAAATGCTTATATTTTACTTTACAGTCTGAATGAAAAAACAAAAAAACAAATTAAAACTTTCAACAACGGATCTCTTGGTTCTCGCATCGATGAAGAACGCAGTAAAATGCGATAAGTAATGTGAATTGCAGAATTTTGTGAATCATCGAATTTTTGAACGCATATTGCGCCCTCTGGTATTCCGGAGGGCATACCTGTTT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ATGGAATATTCATATATCCCATGTTAACCTGTCTATTATCTCTATACATTACAATACAAACCTAAGAAATACAACTTTTAACGGTGGATCTCTTGGTTCCTGCAACGATGAAGAACGCAGCGAAATGCGATAAGTAATGCGAATCGCAACAGCTCGCGAGTCATCTAATCTTTGAACGCACCCTGCACTTTACGCAAGTAGAGTATGTCTGTTTGAGTATCAGTACACCTCTCATTCTGTCGAATGGACGTGAGCTCCCGTACCTAGTATGGCTGCTTTAAAATGATTTATATATGACGTTGCTAATGTTGCGTCATTAACACAATCATTGATCTCAAATCAGAC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ATGGAATATTCATATATCCCATGTTAACCTGTCTATTATCTCTATACATTACAATACAAACCTAAGAAATACAACTTTTAACGGTGGATCTCTTGGTTCCTGCAACGATGAAGAACGCAGCGAAATGCGATAAGTAATGCGAATCGCAACAGCTCGCGAGTCATCTAATCTTTGAACGCACCCTGCACTTTACGCAAGTAGAGTATGTCTGTTTGAGTATCAGTACACCTCTCATTCTGTCGAATGGACGTGAGCTCCCGTACCTAGTATGGCTGCTTTAAAATGATTTATATATGACGTTGCTAATGTTGCGTCATTAACACAATCATTGATCTCAAATCAGAC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AGTAGTTGTGTGGGTGGTTTGGAGTGGTAGAGCGGATGGACAGGAGACTATCCTGTCTGTCATCTTGCCATCTCCATCCCATCTGCCGACAACATTTGCGCTTGTTGTGTTTGACAAAGTAATATTCTTGCAAAATTGACAACTTTTAACAACGGATCTCTGGGCTCTTGCAACGATGAAGAACGCAGCCAAGTGCGATATTTAATGCGATTTGCATGAATCTGTGAGTCATCGAGTCTTTGAACGCAACTTGCGCCACTTGTGGCATGTCTGTTTGAGCACCAATTCTTTCTGCAGCAATGCGACTTGACCCTGCCACACGGTCCGGGTCTAAAAGAATATTTCGTACAGGACACTTGCGAAGCTAGAGACGCAAGTCTTGTTCGCAGCATCCTCTGATTCTGGTCTCAAATCAG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AGTAGTTGTGTGGGTGGTTTGGAGTGGTAGAGCGGATGGACAGGAGACTATCCTGTCTGTCATCTTGCCATCTCCATCCCATCTGCCGACAACATTTGCGCTTGTTGTGTTTGACAAAGTAATATTCTTGCAAAATTGACAACTTTTAACAACGGATCTCTGGGCTCTTGCAACGATGAAGAACGCAGCCAAGTGCGATATTTAATGCGATTTGCATGAATCTGTGAGTCATCGAGTCTTTGAACGCAACTTGCGCCACTTGTGGCATGTCTGTTTGAGCACCAATTCTTTCTGCAGCAATGCGACTTGACCCTGCCACACGGTCCGGGTCTAAAAGAATATTTCGTACAGGACACTTGCGAAGCTAGAGACGCAAGTCTTGTTCGCAGCATCCTCTGATTCTGGTCTCAAATCAG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ATTATGCTTACCCCTCTCTGATAACAGGGAGGTGTGTATAGCACATGTGCCCGGATCACTAAACAGTGATCTGTGACATTTACGCTTGTTGTGTTTGACAGAGTTTAATTTACATAATTAAAATAGACAACTTTTAACAATGGATCTCTTGGCTCTTGCAACGATGAAGAACGCAGTAAAGTGCGAAATGTAATGCGATTTGCATGAATCTGTGAGTCATCTAATCTTTGAACGCAACTTGCACCCATTCGTGGGTATGTCTGTTTGAGTACCGCAAATCATTATATTCAGCAATGAATGACATGAGGCCTATCTACTTGTAGATTGCCTTTAAATGAAGCAAGCGGGCAATCATTGCTGGCTGTCATGTGCTAGAGACTTTTAGTCTTGTCATGACAACACTGGCGATGAACCCAGTATTTTATTAATACAATTTTGTTTTTGGTCTCAAATCAGAC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ATTATGCTTACCCCTCTCTGATAACAGGGAGGTGTGTATAGCACATGTGCCCGGATCACTAAACAGTGATCTGTGACATTTACGCTTGTTGTGTTTGACAGAGTTTAATTTACATAATTAAAATAGACAACTTTTAACAATGGATCTCTTGGCTCTTGCAACGATGAAGAACGCAGTAAAGTGCGAAATGTAATGCGATTTGCATGAATCTGTGAGTCATCTAATCTTTGAACGCAACTTGCACCCATTCGTGGGTATGTCTGTTTGAGTACCGCAAATCATTATATTCAGCAATGAATGACATGAGGCCTATCTACTTGTAGATTGCCTTTAAATGAAGCAAGCGGGCAATCATTGCTGGCTGTCATGTGCTAGAGACTTTTAGTCTTGTCATGACAACACTGGCGATGAACCCAGTATTTTATTAATACAATTTTGTTTTTGGTCTCAAATCAGAC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CAAACAAAATACCCGTTGAAATGTTCTCGGCCTTGGTTATGTACGCGTCGGTGTGCAGCATGTACGTCAAGTATATTTGCGCATGTTCGTGTCGTGTAAAAGCATAGAAATGACATGTCATTTCTGCCCAAGGTCCGGTTTACAATAACGATCATATTTATGGCCATACTTATCAGTGTGACAACAAACAAAACAACTTTTAACAATGGATCTCTAGGCTCTTGCAACGATGAAGAACGCAGCAAAATGCGAAATGTCGTGTGACATGCATTCCTCGTGAATCATCAAATCTTTGAACGCACCTTGCACCTTTTGACTTTGTCAATAGGTATACTTGTTTGAGTATCGTATATACGATCTCTCTGTCGACGAGGTCATCAGGAGAGAGAGGGGACAAACTGGGAGAGACGCGATAACATCAACTTATCTCGGGATGTGTCCACTTTTTGTGGTGACATTGGTTAGATATGAGAGGATTTGAAAGTCTGGGAGAGGGTGGATACATTTACTTGTACTGCGCTCGGTCAGTCTTTTTAAATTGACGTGTCGAGAGACGTAAATGCACTTGGCCTGTCTCGGTCCCTAGTGGACGGTCTAATGGGATAACATCCATCGTTAGATTACACCAAGCTGCCGTTATGCAGACACATTCCGAGAATCCGCGGCAAGCACACCCGATGTACTACTAGATATATTGCGTGGTCGAACCGAGGGATGCTCAACTAGACAATTGGCACTTCATTGTGGCTTTCTGTCGAACTGATTTACCGATCTCAAATCAA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CAAACAAAATACCCGTTGAAATGTTCTCGGCCTTGGTTATGTACGCGTCGGTGTGCAGCATGTACGTCAAGTATATTTGCGCATGTTCGTGTCGTGTAAAAGCATAGAAATGACATGTCATTTCTGCCCAAGGTCCGGTTTACAATAACGATCATATTTATGGCCATACTTATCAGTGTGACAACAAACAAAACAACTTTTAACAATGGATCTCTAGGCTCTTGCAACGATGAAGAACGCAGCAAAATGCGAAATGTCGTGTGACATGCATTCCTCGTGAATCATCAAATCTTTGAACGCACCTTGCACCTTTTGACTTTGTCAATAGGTATACTTGTTTGAGTATCGTATATACGATCTCTCTGTCGACGAGGTCATCAGGAGAGAGAGGGGACAAACTGGGAGAGACGCGATAACATCAACTTATCTCGGGATGTGTCCACTTTTTGTGGTGACATTGGTTAGATATGAGAGGATTTGAAAGTCTGGGAGAGGGTGGATACATTTACTTGTACTGCGCTCGGTCAGTCTTTTTAAATTGACGTGTCGAGAGACGTAAATGCACTTGGCCTGTCTCGGTCCCTAGTGGACGGTCTAATGGGATAACATCCATCGTTAGATTACACCAAGCTGCCGTTATGCAGACACATTCCGAGAATCCGCGGCAAGCACACCCGATGTACTACTAGATATATTGCGTGGTCGAACCGAGGGATGCTCAACTAGACAATTGGCACTTCATTGTGGCTTTCTGTCGAACTGATTTACCGATCTCAAATCAA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CAACGTCTCCTTGCCGAGACCACGTTGAACTGTTCCCCCGGTACGAGTTTCCTTTGGCGGTGAGGGTGGGTGAGTGAGTGGGTGGTGGCTCTATGCCTTCATCCCTCCCCCGCCCGCTCTCCCGTCCAACGGCCTTACCGACCCCTTTAACAACCTAGTGTGACCCTGTTGCTTCATATGTATGTATTTTGTTAACACAACAACAAGAAACAACTTATAACAATGGATCTCTAGGCTCTTGCATCGATGAAGAACGCAGCCAAACGCGAAATGTGTTATGACTTGCAATCTTCGCGAATCATCTAATCTTTGAACGCAACTTGCACCCTCGGGCTTGTCCCTTGGGTATACTTGTTTGAGTATCGTCTATGCTCTCACGCAAGCGTGCGCGCGCGCTCGTACGTGCATCCTCCGGGGTGCATGGCCGCCGTCGCCGCCGCCGCTCGCATGGATTTGAGGCGTAGAGCGGGCAGAGGCTTCACGGCCGCCGCCCTCTCTTGCCTCTAAACGCATGGTCTTGCTTCACTGGCTGGACAAGCCGCGCCTGGGTGGTCTCCCTCTGCAAAGGGGGGGGCAACCCGGGAGCCAACTTGGGATAACGTCCATCAAGTTTGGCTGCTTGTCTCCTGGCCGGTGGCCGCCTCCGTGGCGTGGCCCGGGTGTCCTCGCGACCCCGGACCGCACGCGCACAGGCAGAGAGACCAAAGGAACGCGCCCGCGGGTCGTCTTGCGACGGCCCGTCCGGCTCAACCACAACACATCTGACGTACCGATCTCAAATCAAGT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CAACGTCTCCTTGCCGAGACCACGTTGAACTGTTCCCCCGGTACGAGTTTCCTTTGGCGGTGAGGGTGGGTGAGTGAGTGGGTGGTGGCTCTATGCCTTCATCCCTCCCCCGCCCGCTCTCCCGTCCAACGGCCTTACCGACCCCTTTAACAACCTAGTGTGACCCTGTTGCTTCATATGTATGTATTTTGTTAACACAACAACAAGAAACAACTTATAACAATGGATCTCTAGGCTCTTGCATCGATGAAGAACGCAGCCAAACGCGAAATGTGTTATGACTTGCAATCTTCGCGAATCATCTAATCTTTGAACGCAACTTGCACCCTCGGGCTTGTCCCTTGGGTATACTTGTTTGAGTATCGTCTATGCTCTCACGCAAGCGTGCGCGCGCGCTCGTACGTGCATCCTCCGGGGTGCATGGCCGCCGTCGCCGCCGCCGCTCGCATGGATTTGAGGCGTAGAGCGGGCAGAGGCTTCACGGCCGCCGCCCTCTCTTGCCTCTAAACGCATGGTCTTGCTTCACTGGCTGGACAAGCCGCGCCTGGGTGGTCTCCCTCTGCAAAGGGGGGGGCAACCCGGGAGCCAACTTGGGATAACGTCCATCAAGTTTGGCTGCTTGTCTCCTGGCCGGTGGCCGCCTCCGTGGCGTGGCCCGGGTGTCCTCGCGACCCCGGACCGCACGCGCACAGGCAGAGAGACCAAAGGAACGCGCCCGCGGGTCGTCTTGCGACGGCCCGTCCGGCTCAACCACAACACATCTGACGTACCGATCTCAAATCAAGTAA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GGGTGGTAGGGGGGTTGAGGAGGGGGAGAGGTTGAGAGGAGTAGGTTGGTGAATTTCGGTTCATCAGCTCGTTTCTTCAATCCCTCTATCCCCTCCCTCCCTCCTCCGAACGTTTACGCTTGATTGTTTGGCAGAGTTTAGAATGATGAAATGTAGACAACTTTTAACAATGGATCTCTTGGCTCTTGCAACGATGAAGAACGCAGTAAAGTGCGAAATGTAGTGCGATTTGCATGAATCTGTGAGTCATTTAATCTTTGAACGCAACTTGCGCCGTCTCGGCGGCATGTTTGTTTGAGTGCCGCAACAACGTGAACAAGTGTGAGAACTTGGTCAATTGGTCTTGCCTTGCGAGGCTTGGCTTGAATGCTGCTAGACAATGGTTTGTGCAGATGCAACCGAGTGCTAAGCATTCTTGGTCGGATCTCTGCTACCACACAATTCTTATTGGCCTCAAATCAAGCAA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GGGTGGTAGGGGGGTTGAGGAGGGGGAGAGGTTGAGAGGAGTAGGTTGGTGAATTTCGGTTCATCAGCTCGTTTCTTCAATCCCTCTATCCCCTCCCTCCCTCCTCCGAACGTTTACGCTTGATTGTTTGGCAGAGTTTAGAATGATGAAATGTAGACAACTTTTAACAATGGATCTCTTGGCTCTTGCAACGATGAAGAACGCAGTAAAGTGCGAAATGTAGTGCGATTTGCATGAATCTGTGAGTCATTTAATCTTTGAACGCAACTTGCGCCGTCTCGGCGGCATGTTTGTTTGAGTGCCGCAACAACGTGAACAAGTGTGAGAACTTGGTCAATTGGTCTTGCCTTGCGAGGCTTGGCTTGAATGCTGCTAGACAATGGTTTGTGCAGATGCAACCGAGTGCTAAGCATTCTTGGTCGGATCTCTGCTACCACACAATTCTTATTGGCCTCAAATCAAGCAA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ATCTCGAGTGGCTCGTTTACGAGCAACTTTTACGCTTGTTTCGTTTGACAGAGTTATACAGTACCATATAAACAGAGACAACTTTTAACAATGGATCTCTTGGCTCTTGCAACGATGAAGAACGCAGTCAAGTGCGATATCTAGTGCGATTTGCATGAATCTGTGAGTCATCGAGTCTTTGAACGCAACTTGCGCCCAGCAATGGGCATGTCTGTTCGAGTACCACATACCCCTCTGCCTATAGCAATATAGACGATGTGGACGGTGCCTGCGCGCCCGTCTTAAAGAAAGTATGCCAGTGCTCTGTGCGATAGGTAGTATGTCATGTTATGTATGGTGCGTACTCGCAAGAGTATCACTTGCCTAACACTCAAACTCACTCACACGAGCACTTTCTTATTTTGGGTCTCGAATCAGGC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ATCTCGAGTGGCTCGTTTACGAGCAACTTTTACGCTTGTTTCGTTTGACAGAGTTATACAGTACCATATAAACAGAGACAACTTTTAACAATGGATCTCTTGGCTCTTGCAACGATGAAGAACGCAGTCAAGTGCGATATCTAGTGCGATTTGCATGAATCTGTGAGTCATCGAGTCTTTGAACGCAACTTGCGCCCAGCAATGGGCATGTCTGTTCGAGTACCACATACCCCTCTGCCTATAGCAATATAGACGATGTGGACGGTGCCTGCGCGCCCGTCTTAAAGAAAGTATGCCAGTGCTCTGTGCGATAGGTAGTATGTCATGTTATGTATGGTGCGTACTCGCAAGAGTATCACTTGCCTAACACTCAAACTCACTCACACGAGCACTTTCTTATTTTGGGTCTCGAATCAGGC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CGTATCCACGTACAAACTCGCGAACTGTTCCCTTTAGAGTAAACAACTTGTGGATGAAGTTAATGGTTGATTGTCTTTCGCTGGTGGAGTTCTGGGCTTTTGCCTAGGACTGAAAGCTTCAATCGCTGGTGAAGGTTCTGCTTTCGCTGGGACTTCGTTTACTCTACTGTGGTTTCCTACCATCGGCGGATTTGTTTTACCCATTATTAACCCCATGTAAATTTTGCACTGAACTAGTAACTGAGTTTTGCAGTCCTTGTTGGCTTCGGTCACGGACTACAGCTCTGTTATTTTTTACAAAACAAAGAACAACTCTTAGCAACGGATATCTTGGTTCTCGTATCGATGAAGAACGCAGCAAAATGCGATACGTAATGCGAATTGCAGAATTCAGTGAATCATCAAATCTTTGAACGCAAATTGCGCTCTCGGGATAGGCCTGGGAGCACGCCTCTTTGAGTATCGACTCCAACACAACTCGAAAGCGGTGCTTGTGACTATGTCATGAGTTCGCTGACGGACATTGAGCATTCTGGCTTCTCCTGAGGCTAGACGCTTTAAATTTAGCGAGTGGCATGAATCTTATCTGAGGATTGCATCTGGCTCTAGTGACGAGGATAACTTCACATTCATTTGTGAACCCTTCCATCGTGACTATTGAGGCAGTTGAAGTTCTTGGGCAGCTTTCAATATGCTCACGGCCCTCTTGAGTCTTCTGCAAAGAAGGCTGAAGAAATACTTTGAACTAGATCTCAAATGAAGCGAGAAA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CGTATCCACGTACAAACTCGCGAACTGTTCCCTTTAGAGTAAACAACTTGTGGATGAAGTTAATGGTTGATTGTCTTTCGCTGGTGGAGTTCTGGGCTTTTGCCTAGGACTGAAAGCTTCAATCGCTGGTGAAGGTTCTGCTTTCGCTGGGACTTCGTTTACTCTACTGTGGTTTCCTACCATCGGCGGATTTGTTTTACCCATTATTAACCCCATGTAAATTTTGCACTGAACTAGTAACTGAGTTTTGCAGTCCTTGTTGGCTTCGGTCACGGACTACAGCTCTGTTATTTTTTACAAAACAAAGAACAACTCTTAGCAACGGATATCTTGGTTCTCGTATCGATGAAGAACGCAGCAAAATGCGATACGTAATGCGAATTGCAGAATTCAGTGAATCATCAAATCTTTGAACGCAAATTGCGCTCTCGGGATAGGCCTGGGAGCACGCCTCTTTGAGTATCGACTCCAACACAACTCGAAAGCGGTGCTTGTGACTATGTCATGAGTTCGCTGACGGACATTGAGCATTCTGGCTTCTCCTGAGGCTAGACGCTTTAAATTTAGCGAGTGGCATGAATCTTATCTGAGGATTGCATCTGGCTCTAGTGACGAGGATAACTTCACATTCATTTGTGAACCCTTCCATCGTGACTATTGAGGCAGTTGAAGTTCTTGGGCAGCTTTCAATATGCTCACGGCCCTCTTGAGTCTTCTGCAAAGAAGGCTGAAGAAATACTTTGAACTAGATCTCAAATGAAGCGAGAAA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CGTATCCACGTATCAACCAAATGTGAACCTCCCATCCGGAGCAAAACTTAGTGTGTCGCTAATGGCCGAGCTGTAAAAGTGACGCTTCCACAGATGGAGAGTTTGGATCTAATCGTCCGACCTCTTGGAAGTGTCCGTTCGGTCGTCAGTTCGCTTGCGAACTGAGGCGTCCTTTTGCTTCAGATGCGGTATAAATGTCCGTCCATCTGCGGTCGCCAATTGTTTTACCCTTTCATTAACCCTTTGTAACTTCAATTGAACTGAACTAATGTAACACTGGCAGCGGCTGTTCTTGTTGGCTTCGGTCACGAACGGTACACCAAACGCCGTCTTGTTGCAACATATTACGAAACGCACGAACAACTCTTAACAACGGATATCTTGGTTCTCGTAACGATGAAGAACGCAGCAAAATGCGATACGTAATGCGAATTGCAGAATTCAGTGAATCATCAAATCTTTGAACGCAAATTGCGCTCTCGGGATAGGCCTGAGAGCACGCCTCTTTGAGCATCGATTCTACCACAAGTCGACGACGTCCTTGCAAAAGGATGTGCAGTCGGACATTGAGCTTCGTCAGCCTTTGGCTGGCTTGCTTAAAATAGAGCGAGATGCACTGCGACTTACTGAACAGATCAGTGAGCGATTGGTGACGTGGATAACTTCACTTTTTGTGAACCTTCCAATACGTGACTGACTGCTCGTATGCTGTTCCGATCGGTGGTCGCAATTGCAGCCGAACGTCACGAAAGTGACAACTCTTTTGAATTAGATCTCAAATGAAGCGAGAAA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CGTATCCACGTATCAACCAAATGTGAACCTCCCATCCGGAGCAAAACTTAGTGTGTCGCTAATGGCCGAGCTGTAAAAGTGACGCTTCCACAGATGGAGAGTTTGGATCTAATCGTCCGACCTCTTGGAAGTGTCCGTTCGGTCGTCAGTTCGCTTGCGAACTGAGGCGTCCTTTTGCTTCAGATGCGGTATAAATGTCCGTCCATCTGCGGTCGCCAATTGTTTTACCCTTTCATTAACCCTTTGTAACTTCAATTGAACTGAACTAATGTAACACTGGCAGCGGCTGTTCTTGTTGGCTTCGGTCACGAACGGTACACCAAACGCCGTCTTGTTGCAACATATTACGAAACGCACGAACAACTCTTAACAACGGATATCTTGGTTCTCGTAACGATGAAGAACGCAGCAAAATGCGATACGTAATGCGAATTGCAGAATTCAGTGAATCATCAAATCTTTGAACGCAAATTGCGCTCTCGGGATAGGCCTGAGAGCACGCCTCTTTGAGCATCGATTCTACCACAAGTCGACGACGTCCTTGCAAAAGGATGTGCAGTCGGACATTGAGCTTCGTCAGCCTTTGGCTGGCTTGCTTAAAATAGAGCGAGATGCACTGCGACTTACTGAACAGATCAGTGAGCGATTGGTGACGTGGATAACTTCACTTTTTGTGAACCTTCCAATACGTGACTGACTGCTCGTATGCTGTTCCGATCGGTGGTCGCAATTGCAGCCGAACGTCACGAAAGTGACAACTCTTTTGAATTAGATCTCAAATGAAGCGAGAAA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CGTATCCACGTATCAACCAAATGTGAACCTCCCCATCCGGAGCAAAACTCAGTGTGTCGCTAATGGCTGAACTGTTAAAGTGGCGCTTTCACAGATGGAAAAGCTGGACCTAATACGTCTGGCCTTTTGAAAGCGTCCGTTCGGTCGTCGGCTCTGTCTTAACAACAGAGCTGAGGCTTCCTTTGCTTCAGATGCGGTATAAATGTCCGCCCATCTGCGGTCGCCTATTGTTTTACCCCTTTTCATTAACCCTTTGCAACTTCATTGAACTGAACTATGTAACACTTCTCGCGGCTGTTCTTGCTGGCTTCGGTCACGGACAGTACTTTAAACGTGGGACTGTTATAACATATTACGAAACGCACGAACAACTCTTAACAACGGATATCTTGGTTCTCGTAACGATGAAGAACGCAGCAAAATGCGATACGTAATGCGAATTGCAGAATTCAGTGAATCATCAAATCTTTGAACGCAAATTGCGCTCTCGGGATAGGCCTGAGAGCACGCCTCTTTGAGCATCGATTCTACCACAAGTCGACGACGTCCTTGCAAAAGGTCGCGCAGTCGGACATTGAGCTTTGCTGGATCCCTTGATCTGACTGGCTTTAAATAGAGCGAGATGCACAGCGATCATACTGAACCTAGCAGTAAGCGATCGGTGACGTGGATAACTTCACAATTCGTGAACCTTCCAATACGTGACCGTCGTTAACTACGCTGCTCTGAGCAGTTGATTGCAACGCGCATCGGGAACGTCGCTTGCGACAACCTCTTTTGAATTAGATCTCAAATGAAGCGAGAAA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CGTATCCACGTATCAACCAAATGTGAACCTCCCCATCCGGAGCAAAACTCAGTGTGTCGCTAATGGCTGAACTGTTAAAGTGGCGCTTTCACAGATGGAAAAGCTGGACCTAATACGTCTGGCCTTTTGAAAGCGTCCGTTCGGTCGTCGGCTCTGTCTTAACAACAGAGCTGAGGCTTCCTTTGCTTCAGATGCGGTATAAATGTCCGCCCATCTGCGGTCGCCTATTGTTTTACCCCTTTTCATTAACCCTTTGCAACTTCATTGAACTGAACTATGTAACACTTCTCGCGGCTGTTCTTGCTGGCTTCGGTCACGGACAGTACTTTAAACGTGGGACTGTTATAACATATTACGAAACGCACGAACAACTCTTAACAACGGATATCTTGGTTCTCGTAACGATGAAGAACGCAGCAAAATGCGATACGTAATGCGAATTGCAGAATTCAGTGAATCATCAAATCTTTGAACGCAAATTGCGCTCTCGGGATAGGCCTGAGAGCACGCCTCTTTGAGCATCGATTCTACCACAAGTCGACGACGTCCTTGCAAAAGGTCGCGCAGTCGGACATTGAGCTTTGCTGGATCCCTTGATCTGACTGGCTTTAAATAGAGCGAGATGCACAGCGATCATACTGAACCTAGCAGTAAGCGATCGGTGACGTGGATAACTTCACAATTCGTGAACCTTCCAATACGTGACCGTCGTTAACTACGCTGCTCTGAGCAGTTGATTGCAACGCGCATCGGGAACGTCGCTTGCGACAACCTCTTTTGAATTAGATCTCAAATGAAGCGAGAAA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ACGTATCCACGTATCAACCAACTGTGAACCTCCCATTCGGAGCAAAACTTAGTGTGTCGTTAATGACCGAGCTGTAAAGTGGTACTTTCTCAGATGGAGAGCCGGACCTAAACAGTCTAGCTTCTGAAAGTTCCCGTTCGGTCGTCAGTTCTTCGGAGCTGAGGCGTCCTTTTGCTTTGAATGCGGTATAAATGTCCGTCCATCTGCGGTCGCCAATTGTTTTACCCTTTTTCATTAACCCTTTGTAACTTCTATTGAACTGAACTATGTAACATTGACTGCGGCTGTTCTTGTTGGCTTCGGTCACGAGCAGTATTCAAACGCGGGCTTGTTATCACATATTACGAAACGCACGAACAACTCTTAACAACGGATATCTTGGTTCTCGTAACGATGAAGAACGCAGCAAAATGCGATACGTAATGCGAATTGCAGAATTCAGTGAATCATCAAATCTTTGAACGCAAATTGCGCTCTCGGGATAGGCCTGAGAGCACGCCTCTTTGAGCATCGATTCTACCACAAGTCGACGACGTCCTTGCAAAAAGGGCGTGCAGTCGGACATTGAGCTTTGCCAGCCGTTCGCGGCTCAGCTAGCTTTAAATAGAGCGTGATGCACAGCGATCCTACTGTTCTTTGCAGGAGTATCGGTGACGTGGATAACTTCACATTTTGTGAACCTTCCAATACGTGACCGAAGCTCGTAAACTGCTTGAGCAGCAAGCCGCAATTGTGCGTCCGATCGTCACGCAAGTGACAACTCTTTTGAATTAGATCTCAAATGAAGCGAGAAA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ACGTATCCACGTATCAACCAACTGTGAACCTCCCATTCGGAGCAAAACTTAGTGTGTCGTTAATGACCGAGCTGTAAAGTGGTACTTTCTCAGATGGAGAGCCGGACCTAAACAGTCTAGCTTCTGAAAGTTCCCGTTCGGTCGTCAGTTCTTCGGAGCTGAGGCGTCCTTTTGCTTTGAATGCGGTATAAATGTCCGTCCATCTGCGGTCGCCAATTGTTTTACCCTTTTTCATTAACCCTTTGTAACTTCTATTGAACTGAACTATGTAACATTGACTGCGGCTGTTCTTGTTGGCTTCGGTCACGAGCAGTATTCAAACGCGGGCTTGTTATCACATATTACGAAACGCACGAACAACTCTTAACAACGGATATCTTGGTTCTCGTAACGATGAAGAACGCAGCAAAATGCGATACGTAATGCGAATTGCAGAATTCAGTGAATCATCAAATCTTTGAACGCAAATTGCGCTCTCGGGATAGGCCTGAGAGCACGCCTCTTTGAGCATCGATTCTACCACAAGTCGACGACGTCCTTGCAAAAAGGGCGTGCAGTCGGACATTGAGCTTTGCCAGCCGTTCGCGGCTCAGCTAGCTTTAAATAGAGCGTGATGCACAGCGATCCTACTGTTCTTTGCAGGAGTATCGGTGACGTGGATAACTTCACATTTTGTGAACCTTCCAATACGTGACCGAAGCTCGTAAACTGCTTGAGCAGCAAGCCGCAATTGTGCGTCCGATCGTCACGCAAGTGACAACTCTTTTGAATTAGATCTCAAATGAAGCGAGAAA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TTCATGCCCTAACGGGTAGATCTCCCACCCTTGATATACATACCTTTGTTGCTTTGGCGGGCCGCCTCGGCTACCGGCTTCGGCTGGTAAGTGCCCGCCAGAGGACCCAACTCTTGTCATTTAGTGTCGTCTGAGTACTATATAATAGTTAAAACTTTCAACAACGGATCTCTTGGTTCTGGCATCGATGAAGAACGCAGCGAAATGCGATAAGTAATGTGAATTGCAGAATTTA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AGTTCATGCCCTAACGGGTAGATCTCCCACCCTTGATATACATACCTTTGTTGCTTTGGCGGGCCGCCTCGGCTACCGGCTTCGGCTGGTAAGTGCCCGCCAGAGGACCCAACTCTTGTCATTTAGTGTCGTCTGAGTACTATATAATAGTTAAAACTTTCAACAACGGATCTCTTGGTTCTGGCATCGATGAAGAACGCAGCGAAATGCGATAAGTAATGTGAATTGCAGAATTTAGTGAATCATCGAATCTTTGAACGCACATTGCGCCCTCTGGTATTCCGGGGGGCATGCCTGTCCGAGCGTCATTGCGAACCCTCAAGCACGGCTTGTGTGTTGGGCCGCCGTCCCCTCGTTTGGAGGGGACGGGCCTGAAAGGCAGCGGCGGCGTCGCGTCCGGTCCTCGAGCGTATGGGGCTCTGTCACGCGCTCAAGGAGGGGTCCGGCCGGGGCCATAGCCTCTGAAGGTCAATTCTTCCAAGGTTGACCTCGGATCAGGT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AGAGTTCGTGCCCTTCGGGGTAGACCTCCCACCCTGTGTATACCGTGCCTTTGTTGCTTTGGCGGGCCGCCTTATGGCCACCGGCTGCGGTCGGTGCGCGCCCGCCAGAGAACCCAAATCCTGTATTACTGTGTCGTCCGAGCACTATATAATAGTTAAAACTTTCAACAACGGATCTCTTGGTTCTGGCATCGATGAAGAACGCAGCGAAATGCGATAAGTAATGCGAATTGCAGAATTCCAGTGAGTCATCGAATCTTTGAACGCACATTGCGCCCTTTGGTATTCCGAAGGGCATGCCTGTTC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AGAGTTCGTGCCCTTCGGGGTAGACCTCCCACCCTGTGTATACCGTGCCTTTGTTGCTTTGGCGGGCCGCCTTATGGCCACCGGCTGCGGTCGGTGCGCGCCCGCCAGAGAACCCAAATCCTGTATTACTGTGTCGTCCGAGCACTATATAATAGTTAAAACTTTCAACAACGGATCTCTTGGTTCTGGCATCGATGAAGAACGCAGCGAAATGCGATAAGTAATGCGAATTGCAGAATTCCAGTGAGTCATCGAATCTTTGAACGCACATTGCGCCCTTTGGTATTCCGAAGGGCATGCCTGTTCGAGCGTCATTATCACCCCTCAAGCCCTC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ATTGTCAAACACGGGTTGTTGCTGGCCCCCGAACGGGGCATGTGCACGCTCTGTTTACACATCCACTCACACCTGTGCACCCTCTGTAGTTCTGTGGACCGGGAGACATTGTCTTCCTTCCGTAGCTCTACGTCTTTACACACACACCGTAGCGATGTCTCATGGAATGTTTTTTCGCGTTTAACGCAATACAATACAACTTTCAGCAACGGATCTCTTGGCTCTCGCATCGATGAAGAACGCAGCGAAATGCGATAAG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ATTGTCAAACACGGGTTGTTGCTGGCCCCCGAACGGGGCATGTGCACGCTCTGTTTACACATCCACTCACACCTGTGCACCCTCTGTAGTTCTGTGGACCGGGAGACATTGTCTTCCTTCCGTAGCTCTACGTCTTTACACACACACCGTAGCGATGTCTCATGGAATGTTTTTTCGCGTTTAACGCAATACAATACAACTTTCAGCAACGGATCTCTTGGCTCTCGCATCGATGAAGAACGCAGCGAAATGCGATAAGTAATGTGAATTGCAGAATTCAGTGAATCATCGAGTCTTTGAACGCACATTGCGCCCCCTGGTATTCCGGGGGGCATGCCTGTCCGAGCGTCATTGCTGCCCATCAAGCGCGGCTTGTGTGTTGGGCCACCGTCCCCCCTCGGGGGGACGGGCCCGAAAGGCAGCGGCGGCACCGCGTCCGGTCCTCGAGCGTATGGGGCTCTGTCACCCGCTCTGGAGGCCTGGCCGGCGCCTGCCGACCCCAACCTTTTTTTAACCAGGTTGACCTCGGATCAGGTAGGGATACCCGCTGAACTTAA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TGGCATCGATGAAGAACGCAGCGAAATGCGATAAGTAATGTGAATTGCAGAATTCAGTGAATCATCGAATCTTTGAACGCACATTGCGCCTGCTAGCATTCTGGCAGGCATGCCTGTTCGAGCGTCATTTCAACCCTCAAGCTTTGCTTGGTGTTGAGGTTCTATAATTATAGGCCTCTAAATCTATTGGCAGAACGTCATAAACTCTCAATTGTAGTAAATTTTATTTCTATTGAAGAATTTTGATGGCTCTAGCCGTAAAACACAGCGTGCTCTTTTGAGCCCTATTTTTA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CGGGTTCCAACGAGCCCAACCTCCCACCCGTGTTTACCATGACCGCGTTGCCTCGGCGGGCCCACTGGGGCCTGGCCCCGGTCGCCGGGGGGCTCCTGCCCCCGGGCCCGCGCCCGCCGAAGCGCCCTGGAACCCTGTCTGAATAGTGAGTCTGAGTGAATGATTAAATCATTAAAACTTTCAACAACGGATCTCTTGGTTCTGGCATCGATGAAGAACGCAGCGAAATGCGATAAGTAATGTGAATTGCAGAATTCAGTGAATCATCGAATCTTTGAACGCACATTGCGCCTGCTAGCATTCTGGCAGGCATGCCTGTTCGAGCGTCATTTCAACCCTCAAGCTTTGCTTGGTGTTGAGGTTCTATAATTATAGGCCTCTAAATCTATTGGCAGAACGTCATAAACTCTCAATTGTAGTAAATTTTATTTCTATTGAAGAATTTTGATGGCTCTAGCCGTAAAACACAGCGTGCTCTTTTGAGCCCTATTTTTACAAGGTTGACCTCGGATCAGGTAGGAA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CTCTCGCATCGATGAAGAACGCAGCGAAATGCGATAAGTAATGTGAATTGCAGAATTCAGTGAATCATCGAATCTTTGAACGCACCTTGCGCTCTTTGGTATTCCGAAGAGCATGCCTGTTTGAGTGTCATGAAAATATCAACCTTGACTTGGGTTTTGTGCTCTAGTCTTGGCTTGGAATTGGGTGCTTGCCGCTTTTACGAGCGGCTCACCTTAAATGTATTAGCTGGATCTGTCTTTGAGACTTGGTTTGACTTGGCGTAATAAGTATTTCGCTAAGGACATTCTTCGGAGTGGCCTCGTTTCTAGGACGCTTGTCCGCTTCCCAATACAAGTTCCACCTCGTGGACATGACTTTTTATTATCTGG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CTCTCGCATCGATGAAGAACGCAGCGAAATGCGATAAGTAATGTGAATTGCAGAATTCAGTGAATCATCGAATCTTTGAACGCACCTTGCGCTCTTTGGTATTCCGAAGAGCATGCCTGTTTGAGTGTCATGAAAATATCAACCTTGACTTGGGTTTTGTGCTCTAGTCTTGGCTTGGAATTGGGTGCTTGCCGCTTTTACGAGCGGCTCACCTTAAATGTATTAGCTGGATCTGTCTTTGAGACTTGGTTTGACTTGGCGTAATAAGTATTTCGCTAAGGACATTCTTCGGAGTGGCCTCGTTTCTAGGACGCTTGTCCGCTTCCCAATACAAGTTCCACCTCGTGGACATGACTTTTTATTATCTGGCCTCAAATCAGGTAGGACTACCCGCTGAACTTAA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ATCAAGCCCCCGGCTTGTGTTGGGGACCTGCGGCTGCCGCAGGCCCTGAAAACCAGTGGCGGGCTCGCTGTCACCCCGAGCGTAGTAGTTACATCTCGCTCTGGGAGTGCTGCGGGTTCCGGCCGTTAAACGCCTTATTT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ATCAAGCCCCCGGCTTGTGTTGGGGACCTGCGGCTGCCGCAGGCCCTGAAAACCAGTGGCGGGCTCGCTGTCACCCCGAGCGTAGTAGTTACATCTCGCTCTGGGAGTGCTGCGGGTTCCGGCCGTTAAACGCCTTATTTACCCAAGGTTGACCTCGGATCAGGTAGGAAGACCCGCTGAACTTAA</text:p>
          </table:table-cell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CCCCAGCGGCCTGGTGTTGGGGACCGGCGACCTCGCCCGAGCCCGCCCTCCGGGGCGCGTGCCCGGTGCGTCCGCCGCCCCCGAAATGAATTGGCGGCCTCGTCGCGGCCTCCTCTGCGTAGTAGCACAACCTCGCAAGCGGGAGCGCGACGCGGCCACTGCCGTAAAACGCCCAACTTTTTTAGA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CCCCAGCGGCCTGGTGTTGGGGACCGGCGACCTCGCCCGAGCCCGCCCTCCGGGGCGCGTGCCCGGTGCGTCCGCCGCCCCCGAAATGAATTGGCGGCCTCGTCGCGGCCTCCTCTGCGTAGTAGCACAACCTCGCAAGCGGGAGCGCGACGCGGCCACTGCCGTAAAACGCCCAACTTTTTTAGAGTTGACCTCGGATCAGGTAGGAATACCCGCTGAACTTAA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CCCCCGCTTGGTGTTGGGTGCCGGCGCCGGCGCCTGCGAGTCTTCTCGCAGCAGCGCCCGCCGCCCCCGAAATTGATTGGCGGTCTCGTCGCGACCTCCCTTGCGTAGTAACATACCACCTCGCATGGCGGAGCGCGGCGCGGCCACGCCGTAAAACAACCCAATTTCTCAGA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CCCCCGCTTGGTGTTGGGTGCCGGCGCCGGCGCCTGCGAGTCTTCTCGCAGCAGCGCCCGCCGCCCCCGAAATTGATTGGCGGTCTCGTCGCGACCTCCCTTGCGTAGTAACATACCACCTCGCATGGCGGAGCGCGGCGCGGCCACGCCGTAAAACAACCCAATTTCTCAGAGTTGACCTCGGATCAGGTAGGAATACCCGCTGAACTTAA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TCCCCTGTGGACTCGGTGTTGGGGACCGGCGAGACAGCCGCGGATCTTCTTCCGCAGCGAGTCGCCGCCCCCCAAATGACTTGGCGGCCTCGTCGCGGCCCTCCTCTGCGTAGTATAGCACACCTCGCAACAGGAGCCCGGCGAATGGCCACTGCCGTAAAACCCCCCAACTTTTTCAGAGTTGACCTCGA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AAGTCCCCTGTGGACTCGGTGTTGGGGACCGGCGAGACAGCCGCGGATCTTCTTCCGCAGCGAGTCGCCGCCCCCCAAATGACTTGGCGGCCTCGTCGCGGCCCTCCTCTGCGTAGTATAGCACACCTCGCAACAGGAGCCCGGCGAATGGCCACTGCCGTAAAACCCCCCAACTTTTTCAGAGTTGACCTCGAATCAGGTAGGAATACCCGCTGAACTTAA</text:p>
          </table:table-cell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GAGCCCCTCCGGGGGATCGGTGTTGGGGACCGGCACCCCGCTGTACGCAGCGGTCGCCGCCCCCGAAATACAGTGGCGGCCTCGCCGCAGCCTCCTATGCGCAGTAGCTTGCAAAACTCGCATCCTGGAGCGCGGTGCGGCCACAGCCGTTAAACCCCCCCAATATTTCAAAT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CAGTATTCTGGCGGGCATGCCTGTTCGAGCGTCATTTCAACCCTCGAGCCCCTCCGGGGGATCGGTGTTGGGGACCGGCACCCCGCTGTACGCAGCGGTCGCCGCCCCCGAAATACAGTGGCGGCCTCGCCGCAGCCTCCTATGCGCAGTAGCTTGCAAAACTCGCATCCTGGAGCGCGGTGCGGCCACAGCCGTTAAACCCCCCCAATATTTCAAATGGTTGACCTCGGATCAGGTAGGAATACCCGCTGAACTTAA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TAGTATTCTGGCGGGCATGCCTGTTCGAGCGTCATTTCAACCCCTCAAGCTCCGCTTGGTGCTGGGGCCCTACGTGCGCCGTAGGCCCCGAATTACAGTGGCGGGCTCGCCGCGATCCCGAGCGTAGTAACACACCTCGCTCTGGGGCTCCGCGGCGGGTGCCGGCCGTGAAAACGACCAACACAAAAAACG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GCTAGTATTCTGGCGGGCATGCCTGTTCGAGCGTCATTTCAACCCCTCAAGCTCCGCTTGGTGCTGGGGCCCTACGTGCGCCGTAGGCCCCGAATTACAGTGGCGGGCTCGCCGCGATCCCGAGCGTAGTAACACACCTCGCTCTGGGGCTCCGCGGCGGGTGCCGGCCGTGAAAACGACCAACACAAAAAACGCAAGGTTGACCTCGGATCAGGTAGGAA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TTTGGCATTCCGAGGGGCATGCCCGTTCGAGCGTCATTACACCACTCAAGCCTGGCTTGGTATTGGGCGTCGGGTCAACCCGCGCCTCCATTGAAATTCGGCTGTGGTCTGAAACTCATCCCTGCGTCGTGAGAATTTATTTCCTTTCGCTCGGGTGGGCGGCCGGCACGCCGTTAAACCATTTTATTACAGGTTGACCTCGGATCG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CTTTGGCATTCCGAGGGGCATGCCCGTTCGAGCGTCATTACACCACTCAAGCCTGGCTTGGTATTGGGCGTCGGGTCAACCCGCGCCTCCATTGAAATTCGGCTGTGGTCTGAAACTCATCCCTGCGTCGTGAGAATTTATTTCCTTTCGCTCGGGTGGGCGGCCGGCACGCCGTTAAACCATTTTATTACAGGTTGACCTCGGATCGGGTAGGGATACCCGCTGAACTTAA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TCCTGGTATTCCGGGAGGCACGCCTGTCCGAGCGCCATTACACCCCCCAAGCCTTGCTTGATGTTGGGCCATGACGCGCTGTCAAGCCCCAAACCTTTAGGCGCCCCCTACTGGCCGCGAGCGTAGCAAGAATTTTTTTCCCTCGTTCCGCGTGTCCAATGGGCGGGTCGCCGATTGACCCCCTAAATTTTACAAGGTTTGGCCTCGGATCAGGC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ATTGCGCCTCCTGGTATTCCGGGAGGCACGCCTGTCCGAGCGCCATTACACCCCCCAAGCCTTGCTTGATGTTGGGCCATGACGCGCTGTCAAGCCCCAAACCTTTAGGCGCCCCCTACTGGCCGCGAGCGTAGCAAGAATTTTTTTCCCTCGTTCCGCGTGTCCAATGGGCGGGTCGCCGATTGACCCCCTAAATTTTACAAGGTTTGGCCTCGGATCAGGCGGGGATACCCGCTGAACTTAA</text:p>
          </table:table-cell>
          <table:table-cell office:value-type="string" calcext:value-type="string">
            <text:p>5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CCTCTGGTATTCCGGAGGGCATGCCTGTTTGAGTGTCTTGATATCATCAATCCCCTCGGGTTCGCGCCCGTTGCGGTTTGGAGTTGGGGGTTTTGCTGCCGTGAGGCGGCTCCCTTTAAAATCATCGGTTTGGCCCGTATCATGCGGCTAGCACCTTTGGCGTTGTATTTTCCTCGCCTTCGATCGGTCTTGCTCGCTTCCGCGCCTCACTTCGACTTGCCCTCTGGGTGGCGGTCACTTCTTGACAATCTGG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CCTCTGGTATTCCGGAGGGCATGCCTGTTTGAGTGTCTTGATATCATCAATCCCCTCGGGTTCGCGCCCGTTGCGGTTTGGAGTTGGGGGTTTTGCTGCCGTGAGGCGGCTCCCTTTAAAATCATCGGTTTGGCCCGTATCATGCGGCTAGCACCTTTGGCGTTGTATTTTCCTCGCCTTCGATCGGTCTTGCTCGCTTCCGCGCCTCACTTCGACTTGCCCTCTGGGTGGCGGTCACTTCTTGACAATCTGGCCTCAAATCAGGTAGGACTACCCGCTGAACTTAA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TCCTTGGTATTCCGAGGAGCATGCCTGTTTGAGTGTCATGGTATTCTCAATCCATCTGGTTCCGTCACCGGAATTATGGTGGACTTGGATGTGGAGGTTTTTGCTGGTCTTTGATGATCAGCTCCTCTGAAATGCATCAGCATAAACACTTTGCTGCTCTCAGTGTGATAATTATCTGCACTGTGGTAAAGCTCTTGAGTTATTGCTTCTAATTGTCTGTTTGCTCAGACAACTTTCATTGACATCT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TCCTTGGTATTCCGAGGAGCATGCCTGTTTGAGTGTCATGGTATTCTCAATCCATCTGGTTCCGTCACCGGAATTATGGTGGACTTGGATGTGGAGGTTTTTGCTGGTCTTTGATGATCAGCTCCTCTGAAATGCATCAGCATAAACACTTTGCTGCTCTCAGTGTGATAATTATCTGCACTGTGGTAAAGCTCTTGAGTTATTGCTTCTAATTGTCTGTTTGCTCAGACAACTTTCATTGACATCTGACCTCAAATCAGGTAGGAC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TCCTTGGTATTCCGAGGAGCATGCCTGTTTGAGTGTCATTAAATTCTCAACCTCACCAGTTTTCTGAACTGCGTCGAGGCTTGGATGTGGGGGTTTGTGCAGGCTGCCTCAGCGCGGTCTGCTCCCCTGAAATGCATTAGCGAGGTTCCTACTGGGCTTCCGTCTATTGGTGTGATAATTATCTACGCCGTGGACAGGGTTCAGACTCGCTTCTAACCGTCCCTCGGGACAATACCCATGACAATTT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ATCTTTGAACGCACCTTGCGCTCCTTGGTATTCCGAGGAGCATGCCTGTTTGAGTGTCATTAAATTCTCAACCTCACCAGTTTTCTGAACTGCGTCGAGGCTTGGATGTGGGGGTTTGTGCAGGCTGCCTCAGCGCGGTCTGCTCCCCTGAAATGCATTAGCGAGGTTCCTACTGGGCTTCCGTCTATTGGTGTGATAATTATCTACGCCGTGGACAGGGTTCAGACTCGCTTCTAACCGTCCCTCGGGACAATACCCATGACAATTTGACCTCAAATCAGGTAGGACTACCCGCTGAACTTAA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CATTCCGGGGGGCATGCCCGTTCGAGCGTCATTAAATCCAATCAAGCCTGGCTTGGTATTGGGCGCCGGGACTCCCCCGCGCCCCAATTTCACCGGCTGGCCGTCGCCCGTCTTAGCGTTTCGACACAGTTCTCGCTAGCGATGGGGGCGGACCACGCCGTTAAAACCCATGAATTTCAATCGGAATTCGATTAGGTTGACCTCGGATCG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CTGGCATTCCGGGGGGCATGCCCGTTCGAGCGTCATTAAATCCAATCAAGCCTGGCTTGGTATTGGGCGCCGGGACTCCCCCGCGCCCCAATTTCACCGGCTGGCCGTCGCCCGTCTTAGCGTTTCGACACAGTTCTCGCTAGCGATGGGGGCGGACCACGCCGTTAAAACCCATGAATTTCAATCGGAATTCGATTAGGTTGACCTCGGATCGGGTAGGAA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TTGGTATTCCGGGGGGCATGCCTGTTCGAGCGTCATTTCAACCCTCACGCGTAGCGTGGTCTTGGGCTCTGCCGGCAACGGCTGGCCTTAAAATCAGTGGCGGTGCCATCGAGCTCTACGCGTAGTAATAAACCCCTCGCGTGTGAGTCTCGGCGGTCGCTTGCCAGCAACCCCCAATTTTTTATGGTTGACCTCGA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CTTGGTATTCCGGGGGGCATGCCTGTTCGAGCGTCATTTCAACCCTCACGCGTAGCGTGGTCTTGGGCTCTGCCGGCAACGGCTGGCCTTAAAATCAGTGGCGGTGCCATCGAGCTCTACGCGTAGTAATAAACCCCTCGCGTGTGAGTCTCGGCGGTCGCTTGCCAGCAACCCCCAATTTTTTATGGTTGACCTCGAATCAGGTAGGGA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CTCTGGCGGGCATGCCTGTCCGAGCGTCATTTCAACCCTCAGGGCTCTCCGGCACTGGTCGGAGGGCGCTGGTGTTGGGGATCGGCTGCCCCCGCGGCACGCCGTCCCCGAAATGTAGTGGCGGTCTCACCGTGACCTCCCCTGTGCAGTACTGAACTCGCAGAGGGACAGCGGTGCGGCCACGCCGTAAAACGCCCAACTTCTCAAGGTTGACCTCGG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CTCTGGCGGGCATGCCTGTCCGAGCGTCATTTCAACCCTCAGGGCTCTCCGGCACTGGTCGGAGGGCGCTGGTGTTGGGGATCGGCTGCCCCCGCGGCACGCCGTCCCCGAAATGTAGTGGCGGTCTCACCGTGACCTCCCCTGTGCAGTACTGAACTCGCAGAGGGACAGCGGTGCGGCCACGCCGTAAAACGCCCAACTTCTCAAGGTTGACCTCGGATCAGGTAGGACTACCCGCTGAACTTAA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CCGAGCGTCATTTCAACCCTCGAACCCCTCCGGGGGTACGGCGTTGGGGATCGGCCCTTTACGGGGCCGGCCCCGAAATACAGTGGCGGTCTCGCCGCAGCCTCTCCTGCGCAGTAGTTTGCACACTCGCATCGGGAGCGCGGCGCGTCCACGTCCGTAAAACACCCAAC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CCGAGCGTCATTTCAACCCTCGAACCCCTCCGGGGGTACGGCGTTGGGGATCGGCCCTTTACGGGGCCGGCCCCGAAATACAGTGGCGGTCTCGCCGCAGCCTCTCCTGCGCAGTAGTTTGCACACTCGCATCGGGAGCGCGGCGCGTCCACGTCCGTAAAACACCCAACTTCTGAAATGTTGACCTCGGATCAGGTAGGAATACCCGCTGAACTTAA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TCGAGCGTCATTTCAACCATCAAGCCCCAGGCTTGTGTTGGGGC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TCGAGCGTCATTTCAACCATCAAGCCCCAGGCTTGTGTTGGGGCCCTGCGGCTGCCGCAGGCCCTGAAAAACAGTGGCGGGCTCGCTGTCACACCGAGCGTAGTAATACATCTCGCTTTGGACGTGCGGCGGGTTCTTGCCGTTAAACACCCCCCTTCTCAAGGTTGACCTCGGATCAGGTAGGAATACCCGCTGAACTTAA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TCGAGCGTCATTTCAACCCTCAAGCCCCCGGGCTTGGTGTTGGAGATCGGCGTGCCCCCCCGGGGCGCGCCGGCTCCCAAATATAGTGGCGGTCTCGCTGTAGCTTCCTCTGCGTAGTAGCACACCTCGCACTGGAAAACAGCGTGGCCACGCCGTTAAACCCCCCACTTCTGA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GCCAGTATTCTGGCGGGCATGCCTGTTCGAGCGTCATTTCAACCCTCAAGCCCCCGGGCTTGGTGTTGGAGATCGGCGTGCCCCCCCGGGGCGCGCCGGCTCCCAAATATAGTGGCGGTCTCGCTGTAGCTTCCTCTGCGTAGTAGCACACCTCGCACTGGAAAACAGCGTGGCCACGCCGTTAAACCCCCCACTTCTGAAAGGTTGACCTCGGATCAGGTAGGAATACCCGCTGAACTTAA</text:p>
          </table:table-cell>
          <table:table-cell office:value-type="string" calcext:value-type="string">
            <text:p>7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TTGGTATTCCGAAGGGCATGCCTGTTCGAGCGTCATTATCACCCCTCAAGCCCCGTGCTTGGCGTTGGACGGCCGGTCGAGCGATCGACCCCTCCGAAAGACAATGACGGCGGCCTGTGGTTCCCCCGGTACACTGAGCTTTTCACGGAGCACGTATCGGACTAAGGGCGCCCGGGACCCGGTCTTCTCCTCTCACCAGGAAACTTCTAAGGTTGACCTCGGATCAGGTAGGAATACG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TTGGTATTCCGAAGGGCATGCCTGTTCGAGCGTCATTATCACCCCTCAAGCCCCGTGCTTGGCGTTGGACGGCCGGTCGAGCGATCGACCCCTCCGAAAGACAATGACGGCGGCCTGTGGTTCCCCCGGTACACTGAGCTTTTCACGGAGCACGTATCGGACTAAGGGCGCCCGGGACCCGGTCTTCTCCTCTCACCAGGAAACTTCTAAGGTTGACCTCGGATCAGGTAGGAATACGCGCTGAACTTAA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TTGGTATTCCGAAGGGCATGCCTGTTCGAGCGTCATTGCACACCCTCAAGCACCGCTTGGTCTTGGGCGCAGGTCCCCGCGGACCCGCCCGTAACCCGTCGGCGGTACCGCCCAGCTCTAAGCGTAGCAAGAATTTTCCCTCGCTTCGGAGCTCGTGGCGGCGCCTGCCGGGAAAGCAAAGCACCCGTAG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CGCGATAGTTAATGTGAATTGCAGAATTCAGTGAATCATCGAGTCTTTGAACGCACATTGCGCCCTTTGGTATTCCGAAGGGCATGCCTGTTCGAGCGTCATTGCACACCCTCAAGCACCGCTTGGTCTTGGGCGCAGGTCCCCGCGGACCCGCCCGTAACCCGTCGGCGGTACCGCCCAGCTCTAAGCGTAGCAAGAATTTTCCCTCGCTTCGGAGCTCGTGGCGGCGCCTGCCGGGAAAGCAAAGCACCCGTAGTTTGACCTCGGATCAGGTAGGGATACCCGCTGAACTTAA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TGCGATAAGTAATGCGAATTGCAGAATTCCAGTGAGTCATCGAATCTTTGAACGCACATTGCGCCCTTTGGTATTCCGAAGGGCATGCCTGTTCGAGCGTCATTATCACCCCTCAAGCCCCT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GTCGGGCCCTCTGGGTCCACCCTCCCACCCGTGTCTACCGTCCCTTGTTGCTTCGGCGGGCCCGCCCTTCGGGGCTGCCGGGGGGCCTCGCGCCCCCGGGTTCCGCGCCCGCCGGAGACATCCACGCGAACACTGTGTGAAGGTTGCCGTCTGAGTGGATTTATCCAATCGTTAAAACTTTCAACAACGGATCTCTTGGTTCCGGCATCGATGAAGAACGCAGCGAAATGCGATAAGTAATGCGAATTGCAGAATTCCAGTGAGTCATCGAATCTTTGAACGCACATTGCGCCCTTTGGTATTCCGAAGGGCATGCCTGTTCGAGCGTCATTATCACCCCTCAAGCCCCTGGCTTGGTGTTGGACGGTTTGGTGGAGGCCCCCTCGGGGGC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GAGTTCATGCCCTCGCGGGTAGATCTCCCACCCTTTGTATACTATACCTTTGTTGCTTTGGCGGGCCGCCTAGCTACTGGCTTCGGCTGGTAAGTGCCCGCCAGAGGACCCAAAACCCTGAATATTAGTGTCGTCTGAGTAAAATTTTAATATTTAAAACTTTCAACAACGGATCTCTTGGCTCTGGCATCGATGAAGAACGCAGCGAAATGCGATAAGTAATGTGAATTGCAGAATTCAGTGAATCATCGAATCTTTGAACGCACATTGCGCCCGCCAGTATTCTGGCGGGCATGCCTGTTCGAGCGTCATTTCAACCATCAAGCCCCAGGCTTGTGTTGGGGGCCTGCAGCTGCTGCAGCCCTCTAAAAGCAGTGGCGGACTCGCTGTCATTCCGAGCGCAGTAGTTACATCTCGCTCTGGGCGTGGCGGCGGGCACCTGCCGTGAAACATTCTTTCT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GAGTTCATGCCCTCGCGGGTAGATCTCCCACCCTTTGTATACTATACCTTTGTTGCTTTGGCGGGCCGCCTAGCTACTGGCTTCGGCTGGTAAGTGCCCGCCAGAGGACCCAAAACCCTGAATATTAGTGTCGTCTGAGTAAAATTTTAATATTTAAAACTTTCAACAACGGATCTCTTGGCTCTGGCATCGATGAAGAACGCAGCGAAATGCGATAAGTAATGTGAATTGCAGAATTCAGTGAATCATCGAATCTTTGAACGCACATTGCGCCCGCCAGTATTCTGGCGGGCATGCCTGTTCGAGCGTCATTTCAACCATCAAGCCCCAGGCTTGTGTTGGGGGCCTGCAGCTGCTGCAGCCCTCTAAAAGCAGTGGCGGACTCGCTGTCATTCCGAGCGCAGTAGTTACATCTCGCTCTGGGCGTGGCGGCGGGCACCTGCCGTGAAACATTC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TAGAGTTGCGGGCTTTGCCTGCCATCTCTTACCCATGTCTTTTGAGTACCTTCGTTTCCTCGGCGGGTCCGCCCGCCGATTGGACAAAACTTAAACCCTTTGTAATTGAAATCAGCGTCTGAAAAAACTTAATAGTTACAACTTTCAACAACGGATCTCTTGGTTCTGGCATCGATGAAGAACGCAGCGAAATGCGATAAGTAGTGTGAATTGCAGAATTCAGTGAATCATCGAATCTTTGAACGCACATGGCGCCTTCCAGTATCCTGGGAGGCATGCCTGTCCGAGCGTCGTTTCAACCCTCGAGCCCCCGTGGCCCGGCGTTGGGGACCTGCCCAGGCAGTCCCCGAAAACCAGTGGCGGACCCGACGGGCCCTTCCTTTGCGTAGTAACATCTGCCTCGCATCGGGAGCCCCCGGGCTATCCGGCCTCTAAACCCCCCTCAAGCCCGCTCCGGCGGCAC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TAGAGTTGCGGGCTTTGCCTGCCATCTCTTACCCATGTCTTTTGAGTACCTTCGTTTCCTCGGCGGGTCCGCCCGCCGATTGGACAAAACTTAAACCCTTTGTAATTGAAATCAGCGTCTGAAAAAACTTAATAGTTACAACTTTCAACAACGGATCTCTTGGTTCTGGCATCGATGAAGAACGCAGCGAAATGCGATAAGTAGTGTGAATTGCAGAATTCAGTGAATCATCGAATCTTTGAACGCACATGGCGCCTTCCAGTATCCTGGGAGGCATGCCTGTCCGAGCGTCGTTTCAACCCTCGAGCCCCCGTGGCCCGGCGTTGGGGACCTGCCCAGGCAGTCCCCGAAAACCAGTGGCGGACCCGACGGGCCCTTCCTTTGCGTAGTAACATCTGCCTCGCATCGGGAGCCCCCGGGCTATCCGGCCTCTAAACCCCCCTCAAGCCCGCTCCGGCGGCAC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TAGAGTTGCGGGCTTTGCCTGCCATCTCTTACCCATGTCTTTTGAGTACCTTCGTTTCCTCGGCGGGTCCGCCCGCCGATTGGACAAAACTTAAACCCTTTGTAATTGAAATCAGCGTCTGAAAAAACTTAATAGTTACAACTTTCAACAACGGATCTCTTGGTTCTGGCATCGATGAAGAACGCAGCGAAATGCGATAAGTAGTGTGAATTGCAGAATTCAGTGAATCATCGAATCTTTGAACGCACATTGCGCCCGCCAGTATTCTGGCGGGCATGCCTGTTCGAGCGTCATTTCAACCCTCAAGCTCAGCTTGGTGTTGGGACTCGCGGTAACCCGCGTTCCCCAAATCGATTGGCGGTCACGTCGAGCTTCCATAGCGTAGTAATCATACACCTCGTTACTGGTAATCGTCGCGGCCACGCCGTAAAACCCCAACTTCTG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TAGAGTTGCGGGCTTTGCCTGCCATCTCTTACCCATGTCTTTTGAGTACCTTCGTTTCCTCGGCGGGTCCGCCCGCCGATTGGACAAAACTTAAACCCTTTGTAATTGAAATCAGCGTCTGAAAAAACTTAATAGTTACAACTTTCAACAACGGATCTCTTGGTTCTGGCATCGATGAAGAACGCAGCGAAATGCGATAAGTAGTGTGAATTGCAGAATTCAGTGAATCATCGAATCTTTGAACGCACATTGCGCCCGCCAGTATTCTGGCGGGCATGCCTGTTCGAGCGTCATTTCAACCCTCAAGCTCAGCTTGGTGTTGGGACTCGCGGTAACCCGCGTTCCCCAAATCGATTGGCGGTCACGTCGAGCTTCCATAGCGTAGTAATCATACACCTCGTTACTGGTAATCGTCGCGGCCACGCCGTAAAACCCCAACTTCTG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CCTAGAGTTTGCGGGCTTTGCCTGCTATCTCTTACCCATGTCTTTTGAGTACTTACGTTTCCTCGGTGGGTTCGCCCGCCGATTGGACAATTTAAACCCTTTGCAGTTGCAATCAGCGTCTGAAAAAAATTAATAATTACAACTTTCAACAACGGATCTCTTGGTTCTGGCATCGATGAAGAACGCAGCGAAATGCGATAAGTAG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CCTAGAGTTTGCGGGCTTTGCCTGCTATCTCTTACCCATGTCTTTTGAGTACTTACGTTTCCTCGGTGGGTTCGCCCGCCGATTGGACAATTTAAACCCTTTGCAGTTGCAATCAGCGTCTGAAAAAAATTAATAATTACAACTTTCAACAACGGATCTCTTGGTTCTGGCATCGATGAAGAACGCAGCGAAATGCGATAAGTAGTGTGAATTGCAGAATTCAGTGAATCATCGAATCTTTGAACGCAT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ATTGCGCCCCTTGGTATTCCATGGGGCATGCCTGTTCGAGCGTCATTTGTACCTTCAAGCTCTGCTTGGTGTTGGGTGTTTGTCTCGCCTTTGCGTGTAGACTCGCCTCAAAACAATTGGCAGCCGGCGTATTGATTTCGGAGCGCAGTACATCTCGCGCTTTGCACTCATAACGACGACGTCCAAAAGTACATTTTTACACT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ATTGCGCCCCTTGGTATTCCATGGGGCATGCCTGTTCGAGCGTCATTTGTACCTTCAAGCTCTGCTTGGTGTTGGGTGTTTGTCTCGCCTTTGCGTGTAGACTCGCCTCAAAACAATTGGCAGCCGGCGTATTGATTTCGGAGCGCAGTACATCTCGCGCTTTGCACTCATAACGACGACGTCCAAAAGTACATTTTTACACT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ATTGCGCCCGCCAGTATTCTGGCGGGCATGCCTGTTCGAGCGTCATTACAACCCTCAGGCCCCCGGGCCTGGCGTTGGGGATCGGCGGAGCCCCCCGTGGGCACACGCCGTCCCCCAAATACAGTGGCGGTCCCGCCGCAGCTTCCATCGCGTAGTAGCTAACACCTCGCGACTGGAGAGCGGCGCGGCCACGCCGTAAAACACCCAACTCTTCTGAAGTTGACCTCGA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GTGAACGCCCTCACGGGCTTATAACTATTCCAAACCTCTGTGAACCGTGCCCTTCGGGGCTATTTTACAAACATGGTGTAATGAACGTCATATATCATAACAAAACAAAACTTTCAACAACGGATCTCTTGGCTCTCGCATCGATGAAGAACGCAGCGAAATGCGATAAGTAATGTGAATTGCAGAATTCAGTGAATCATCGAATCTTTGAACGCACATTGCGCCCGCCAGTATTCTGGCGGGCATGCCTGTTCGAGCGTCATTACAACCCTCAGGCCCCCGGGCCTGGCGTTGGGGATCGGCGGAGCCCCCCGTGGGCACACGCCGTCCCCCAAATACAGTGGCGGTCCCGCCGCAGCTTCCATCGCGTAGTAGCTAACACCTCGCGACTGGAGAGCGGCGCGGCCACGCCGTAAAACACCCAACTCTTCTGAAGTTGACCTCGA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AAATGCCCCTCTGTTCGCATGGGTTATTTTCAAAACCGTGTCTACTTTACCTTTGTTGCTTTGGCGGGCCGCCTTTAGGCGTTGGCTAATGCTAACTGTGCCCGCCAGAGGATCCAAAAACTCGTTTGTTTAGTGATGTCTGAGTACTATATAATAGTTAAAACTTTCAACAACGGATCTCTTGGTTCTGGCATCGATGAAGAACGCAGCGAAATGCGATAA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AGAAATGCCCCTCTGTTCGCATGGGTTATTTTCAAAACCGTGTCTACTTTACCTTTGTTGCTTTGGCGGGCCGCCTTTAGGCGTTGGCTAATGCTAACTGTGCCCGCCAGAGGATCCAAAAACTCGTTTGTTTAGTGATGTCTGAGTACTATATAATAGTTAAAACTTTCAACAACGGATCTCTTGGTTCTGGCATCGATGAAGAACGCAGCGAAATGCGATAA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AGTATATGGAATCTCCATTCTATAAACCCACTCTGCGTATCTTGTAACTGTTGCTTCCATGGGACTTGGTTCCGCCACACCGGCTTCACGGCTGGTGAGCGCCCATGGAAGGAGAAACAAAACTCTTCTTTGAAATGTAGTCAGTCTGAACAAGTTTTTATAAACGTTAAAACTTTCAACAACGGATCTCTTGGTTCTCGCATCGATGAAGAACGCAGCGAAATGCGATAAGTAGTGTGAATTGCAGAATTCAGTGAATCATCGAATCTTTGAACGCATATTGCGCTCTTTGGTATTCCGAAGAGCATGCTTGTTTGAGTATCAGTAAACACCTCAAAGCTTTTGATTTTTTTTGAAAGCTTTGGACTTGAGCAATCCCAACACCAGTCTTTTTTAGATCGGAGGCGGGTTGCTTGAAATGCAGGTGCAGCTGGACATTCTCCTGAGCTAAAAGCATATTC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AGTATATGGAATCTCCATTCTATAAACCCACTCTGCGTATCTTGTAACTGTTGCTTCCATGGGACTTGGTTCCGCCACACCGGCTTCACGGCTGGTGAGCGCCCATGGAAGGAGAAACAAAACTCTTCTTTGAAATGTAGTCAGTCTGAACAAGTTTTTATAAACGTTAAAACTTTCAACAACGGATCTCTTGGTTCTCGCATCGATGAAGAACGCAGCGAAATGCGATAAGTAGTGTGAATTGCAGAATTCAGTGAATCATCGAATCTTTGAACGCATATTGCGCTCTTTGGTATTCCGAAGAGCATGCTTGTTTGAGTATCAGTAAACACCTCAAAGCTTTTGATTTTTTTTGAAAGCTTTGGACTTGAGCAATCCCAACACCAGTCTTTTTTAGATCGGAGGCGGGTTGCTTGAAATGCAGGTGCAGCTGGACATTCTCCTGAGCTAAAAGCATATTC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TTCTGGCATCGATGAAGAACGCAGCGAAATGCGAAAAGTAGTGTGAATTGCAGAATTCAGTGAATCATCGAATCTTTGAACGCACATTGCGCCCCTTGGTATTCCATG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TTCTGGCATCGATGAAGAACGCAGCGAAATGCGAAAAGTAGTGTGAATTGCAGAATTCAGTGAATCATCGAATCTTTGAACGCACATTGCGCCCCTTGGTATTCCATGGGGCATGCCTGTTCGAGCGTCATTTCAACCATCAAGCCCCCGGCTTGTGTTGGGGACCTGCGGCTGCCGCAGGCCCTGAAAACCAGTGGCGGGCTCGCTAGTCACTCCGAGCGTAGTAGTTACATCTCGCTCAGGGCGTGCTGCGGGTTCCGGCCGTTAAAAGCCTTATTT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TTCTGGCATCGATGAAGAACGCAGCGAAATGCGAAAAGTAG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ATACTTTAAGAAGGTCTAAACAACCTCTTACTGTACACCCTTTGTCTTTGCGTACTGTATGTTTCCTCGGTGGGTTCGCCCGCCGATAGGACATTTCAAACTCTTTGTAGTTGCAATCAGCGTCAGAAAAAACTATAATAGTTACAACTTTCAACAACGGATCTCTTGGTTCTGGCATCGATGAAGAACGCAGCGAAATGCGAAAAGTAG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TTTAACAGTTCGTGGGATAGACGCTCGTAAGGCTACCCTTCCCACGCTGTTTCAACCCTTTGTCTTTTGCGTACTGTATGTTTCCTCGGCGGGTTCGCCCGCCGATAGGACACTTCAAAACCTTTTGTAATTGCAATCAGCGTCAGAAAAACTATAATAGTTACAACTTTCAACAACGGATCTCTTGGTTCTGGCATCGATGAAGAACGCAGCGAAATGCGAAAAGTAGTGTGAATTGCAGAATTCAGTGAATCATCGAATCTTTGAACGCAC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TTTAACAGTTCGTGGGATAGACGCTCGTAAGGCTACCCTTCCCACGCTGTTTCAACCCTTTGTCTTTTGCGTACTGTATGTTTCCTCGGCGGGTTCGCCCGCCGATAGGACACTTCAAAACCTTTTGTAATTGCAATCAGCGTCAGAAAAACTATAATAGTTACAACTTTCAACAACGGATCTCTTGGTTCTGGCATCGATGAAGAACGCAGCGAAATGCGAAAAGTAGTGTGAATTGCAGAATTCAGTGAATCATCGAATCTTTGAACGCACATTGCGCCCCTTGGTATTCCTTGGGGCACACCTGTTCGAGCGTCATTTCACCAATCAAGCCTCGCTTGGTATTGGGCGATGCGCATGTCGCACGCCTCAAATGCCCCGGCCGAGCAGTCTCTCACCCGGCGTCGTGGAAACATACCGCTACGGAGACGAGACCTGCCCGCGCCGCAGAAAAACCTCTTATCAAAGGTTGACCTCGGATCAGGTG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TTTAACAGTTCGTGGGATGGCGCAATCCATCTCACGCCTGTTTCAACCCTTTGTCTTTTGCGTACTGTATGTTTCCTCGGCGGGTTCGCCCGCCGATAGGACACTTCAAAACCTTTTGTAATTGCAATCAGCGTCAGAAAAACTATAATAGTTACAACTTTCAACAACGGATCTCTTGGTTCTGGCATCGATGAAGAACGCAGCGAAATGCGAAAAGTAG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TTTAACAGTTCGTGGGATGGCGCAATCCATCTCACGCCTGTTTCAACCCTTTGTCTTTTGCGTACTGTATGTTTCCTCGGCGGGTTCGCCCGCCGATAGGACACTTCAAAACCTTTTGTAATTGCAATCAGCGTCAGAAAAACTATAATAGTTACAACTTTCAACAACGGATCTCTTGGTTCTGGCATCGATGAAGAACGCAGCGAAATGCGAAAAGTAGTGTGAATTGCAGAATTCAGTGAATCATCGAATCTTTGAACGCACATTGCGCCCGCCAGTATTCTGGCGGGCATGCCTGTTCGAGCGTCATTTCAACCATCAAGCCCCCGGCTTGTGTTGGGGACCTGCGGCTGCCGCAGGCCCTGAAAAGCAGTGGCGGGCTCGCTGTCACACCGAGCGTAGTAGCATACATCTCGCTCTGGGCGTGCTGCGGGTTCCGGCCGTAAAACCACCTTCATAACCCAAGGTTGACCTCGGATCAGGTAGGAAG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CAATTTTACAGTCCTGGGATGGGGGTAAAAACTCCATCCCATGCTGTTCAACCCTTTGTCTTTTGCGTACTGTATGTTTCCTCGGCGGGTTCGCCCGCCGATAGGACACTTCAAAACCTTTTGTAATTGCAATCAGCGTCAGAAAAACTATAATAGTTACAACTTTCAACAACGGATCTCTTGGTTCTGGCATCGATGAAGAACGCAGCGAAATGCGAAAAGTAG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CAATTTTACAGTCCTGGGATGGGGGTAAAAACTCCATCCCATGCTGTTCAACCCTTTGTCTTTTGCGTACTGTATGTTTCCTCGGCGGGTTCGCCCGCCGATAGGACACTTCAAAACCTTTTGTAATTGCAATCAGCGTCAGAAAAACTATAATAGTTACAACTTTCAACAACGGATCTCTTGGTTCTGGCATCGATGAAGAACGCAGCGAAATGCGAAAAGTAG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TTAAAAGCTATACTGCTGCTGGTCTTTCACGAGACATGTGCACGTGTACTTTCATTCTACACACCCCTGTGAACTACTGTGGAAACGCTGGGCAACTGGCTGCTCCATTTTTATAACACACACACACTTGTAATCTGAATTAAATAAATCTTAAATG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TTAAAAGCTATACTGCTGCTGGTCTTTCACGAGACATGTGCACGTGTACTTTCATTCTACACACCCCTGTGAACTACTGTGGAAACGCTGGGCAACTGGCTGCTCCATTTTTATAACACACACACACTTGTAATCTGAATTAAATAAATCTTAAATGAAATACAACTTTCAACAACGGATCTCTTGGCTCTCGCATCGATGAAGAACGCAGCGAAATGCGATACGTAATGTGAATTGCAGAATTCAGTGAATCATCGAATCTTTGAACGCATATTGCGCTCTTTGGTATTCCGAAGAGCATGCTTGTTTGAGTATCAGTAAACACCTCAAAGTCTTCAATTTGTTTTGAATGGCTTTGGACTTGAGCAATCCCAACACCAGTCTTTACGATCGGTGGAGGGTTGCTTGAAATGCAGGTGCAGCTGGACATTCTCCTGAGCTAAAAGCATATTTATTTAGTCCCGTCAAACGGATTATTACTTTTGCTGCAGCTAACATAAAGGGAGTTTGACCGTATTGGCTGACTGATGCAGGATTTCACAAGGGTCGGCAACGATTCTTGTAAAACTCGATCTCAAATCAAGTAA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ATTTTTGAAGGAGCTGTTTGCTGGCCCTCAGCGGGGCATGTGCACGCTCCGTTCAAATCCAACCTTCATACCCCTGTGCACTCTTTGTAGGGTCGTGGCTGCGAGGCTGCGCTCTATGTTCATCATAAACTCTTCAGTATGTGTAGAATGTTCATTGCGTGTAACGCATCTTTATACAACTTTCAGCAACGGATCTCTTGGCTCTCGCATCGATGAAGAACGCAGCGAAATGCGATAAGTAATGTGAATTGCAGAATTCAGTGAATCATCGAATCTTTGAACGCACCTTGCGCCCCTTGGTATTCCGAGGAGCATGCCTGTTTGAGTGTCATTTAACTTCTCAACCATACATACTTGGTTTGTGTGGCTTGGATGTGGGGGTTGTATTTTGCAGGCTTTCTTCTGTGAAAGAAGGTCGGCTCCCCTGAAATGTATTAGTGGTATCTGAGCGGACTACTACAGGTGTGATAATTTATCTATGCCTTTGGTATGCTGCAGGAACAGATTGTGCTGCTTTCTAACCCAATATTTGATGAATTT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ATTTTTGAAGGAGCTGTTTGCTGGCCCTCAGCGGGGCATGTGCACGCTCCGTTCAAATCCAACCTTCATACCCCTGTGCACTCTTTGTAGGGTCGTGGCTGCGAGGCTGCGCTCTATGTTCATCATAAACTCTTCAGTATGTGTAGAATGTTCATTGCGTGTAACGCATCTTTATACAACTTTCAGCAACGGATCTCTTGGCTCTCGCATCGATGAAGAACGCAGCGAAATGCGATAAGTAATGTGAATTGCAGAATTCAGTGAATCATCGAATCTTTGAACGCACCTTGCGCCCCTTGGTATTCCGAGGAGCATGCCTGTTTGAGTGTCATTTAACTTCTCAACCATACATACTTGGTTTGTGTGGCTTGGATGTGGGGGTTGTATTTTGCAGGCTTTCTTCTGTGAAAGAAGGTCGGCTCCCCTGAAATGTATTAGTGGTATCTGAGCGGACTACTACAGGTGTGATAATTTATCTATGCCTTTGGTATGCTGCAGGAACAGATTGTGCTGCTTTCTAACCCAATATTTGATGAATTTGA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ATTGAGAAATCGAAGCAGGCTGCTGCTGGCCTCTCTTCAAAGGAGGGGCATGTGCGCGCCTGTCCTCGTTCCACTCACACCTGTGCACCGCTCGGGGGCTGGCGAAAGCCTTGCCTCTGTTTACACAAACACTTGTATGTAACAGAATGTTTTTTTTTTGCGCAATGCGCAAATCTTTAAACAACTTTCAACAACGGATCTCTTGGCTCTCGCATCGATGAAGAACGCAGCGAAATGCGATAAGTAATGTGAATTGCAGAATTCAGTGAATCATCGAATCTTTGAACGCACCTTGCGCTTCTTGGTATTCCAAGGAGCATGCCTGTTTGAGTGTCATGAAGCTCTCAGCCCCTCGCTTTTTTCTCATCAGAAAGGCCTCGGGTTGGACTTTGGGGGCTTGCCGAGGGCTCAGCCCTCTGCTCCCCTTGAAATGCATTAGCTGGGTAGGTCGCTTCCGCGGTCAATTGGCGTGATAGTGTTATCTGCGTCAATGTTCGCCGTCTTAGGACGGCGGCTGCGAGGCTTCCTCGACTGGCTTCTAACCGTCCTCACGGACAAACCGACTCTTTTGACATCTGG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ATTGAGAAATCGAAGCAGGCTGCTGCTGGCCTCTCTTCAAAGGAGGGGCATGTGCGCGCCTGTCCTCGTTCCACTCACACCTGTGCACCGCTCGGGGGCTGGCGAAAGCCTTGCCTCTGTTTACACAAACACTTGTATGTAACAGAATGTTTTTTTTTTGCGCAATGCGCAAATCTTTAAACAACTTTCAACAACGGATCTCTTGGCTCTCGCATCGATGAAGAACGCAGCGAAATGCGATAAGTAATGTGAATTGCAGAATTCAGTGAATCATCGAATCTTTGAACGCACCTTGCGCTTCTTGGTATTCCAAGGAGCATGCCTGTTTGAGTGTCATGAAGCTCTCAGCCCCTCGCTTTTTTCTCATCAGAAAGGCCTCGGGTTGGACTTTGGGGGCTTGCCGAGGGCTCAGCCCTCTGCTCCCCTTGAAATGCATTAGCTGGGTAGGTCGCTTCCGCGGTCAATTGGCGTGATAGTGTTATCTGCGTCAATGTTCGCCGTCTTAGGACGGCGGCTGCGAGGCTTCCTCGACTGGCTTCTAACCGTCCTCACGGACAAACCGACTCTTTTGACATCTGGCCTCA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AGTAATGTGAATTGCAGAATTCAGTGAATCATCGAATCTTTGAACGCACCTTGCGCCCTTTGGTATTCCGATGGGCATGCCTGTTCGAGTGTCTTGAATTCATCGCCGCCTCCGGTTTTGCGACCGGCTGGCGGCGGACTTGGGGGTCTGCCGCGGCAACGCGGCTCCCCTTGAAAGCATCGGTGGGGTCTCCGAGCACCCACGGGCGTTGTATTGTCCTCGTCCGACCGGGCCTCGTGTCCCCCGCCTCGACCGCCGTATGAGCGGCGGTCAAGCACACTTTGAAATCTGACCTCG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AGTAATGTGAATTGCAGAATTCAGTGAATCATCGAATCTTTGAACGCACCTTGCGCCCTTTGGTATTCCGATGGGCATGCCTGTTCGAGTGTCTTGAATTCATCGCCGCCTCCGGTTTTGCGACCGGCTGGCGGCGGACTTGGGGGTCTGCCGCGGCAACGCGGCTCCCCTTGAAAGCATCGGTGGGGTCTCCGAGCACCCACGGGCGTTGTATTGTCCTCGTCCGACCGGGCCTCGTGTCCCCCGCCTCGACCGCCGTATGAGCGGCGGTCAAGCACACTTTGAAATCTGACCTCGAATCAGGTAGGAC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AGTAATGTGAATTGCAGAATTCAGTGAATCATCGAATCTTTGAACGCACCTTGCGCTCCTTGGTATTCCGAGGAGCATGCCTGTTTGAGTGTCATGGAATCATCAACTCTCATCTTTATTGATGAGGGCTTGGACTTGGAGGCCTGTGCTGGTCCTGAAATGGGATCGGCTCCTCTTGAATGCATTAGCTTGAACCTATGCTGTATCGGCTGTTCGGTGTGATAATTGTCTACGCCGTGGCTGTGAGGCTTTAAAACTGTAGGATCGGCTTCGAATCGTCCCTATGAACGGGACAACATCTTCATTGACCTCTGACCTCAA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AGTAATGTGAATTGCAGAATTCAGTGAATCATCGAATCTTTGAACGCACCTTGCGCTCCTTGGTATTCCGAGGAGCATGCCTGTTTGAGTGTCATGGAATCATCAACTCTCATCTTTATTGATGAGGGCTTGGACTTGGAGGCCTGTGCTGGTCCTGAAATGGGATCGGCTCCTCTTGAATGCATTAGCTTGAACCTATGCTGTATCGGCTGTTCGGTGTGATAATTGTCTACGCCGTGGCTGTGAGGCTTTAAAACTGTAGGATCGGCTTCGAATCGTCCCTATGAACGGGACAACATCTTCATTGACCTCTGACCTCAAATCAGGTAGGA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CTGGTATTCCGGGGGGCATGCCTGTCCGAGCGTCATTACAACCCTCAAGCCTAGCTTGGTGTTGGGCTCCGCCGCCTGGCGGGCCCTAAAGTCAGTGGCGGTGCCGTCCAGCTCCGAGCGTAGTAACTCTTCTCGCTCTGGAGGCCTGGGCGCGTGCTTGCCAGCAACCCCCCAATTTTATC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CTGGTATTCCGGGGGGCATGCCTGTCCGAGCGTCATTACAACCCTCAAGCCTAGCTTGGTGTTGGGCTCCGCCGCCTGGCGGGCCCTAAAGTCAGTGGCGGTGCCGTCCAGCTCCGAGCGTAGTAACTCTTCTCGCTCTGGAGGCCTGGGCGCGTGCTTGCCAGCAACCCCCCAATTTTATC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ATGGGGCATGCCTGTTCGAGCGTCATTTGTACCCTCAAGCTCAGTCTTGGTGTTGGGTGTTTGTCCTGCCCTCGCGGCGGACTCGCCTTAAAGTCATTGGCAGCCGGAATAAATCTGGGGAACGCAGCACAACTGCAGCCTCTGGTCTTATACGCCGAGCGTCCAACAAGCCTTTTTTCTTGCG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ATGGGGCATGCCTGTTCGAGCGTCATTTGTACCCTCAAGCTCAGTCTTGGTGTTGGGTGTTTGTCCTGCCCTCGCGGCGGACTCGCCTTAAAGTCATTGGCAGCCGGAATAAATCTGGGGAACGCAGCACAACTGCAGCCTCTGGTCTTATACGCCGAGCGTCCAACAAGCCTTTTTTCTTGC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ATGGGGCATGCCTGTTCGAGCGTCATTTGTACCCTCAAGCTCTGCTTGGTGTTGGGTGTTTGTCCCGCCTTGCGCGTGGACTCGCCTTAAAGTCATTGGCAGCCGGAATAATTCTGGGGAACGCAGCACAACTGCAGCCTCCATTTTACGCCGAGCGTCCAGTAAGCCTTTTTTCAACG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ATGGGGCATGCCTGTTCGAGCGTCATTTGTACCCTCAAGCTCTGCTTGGTGTTGGGTGTTTGTCCCGCCTTGCGCGTGGACTCGCCTTAAAGTCATTGGCAGCCGGAATAATTCTGGGGAACGCAGCACAACTGCAGCCTCCATTTTACGCCGAGCGTCCAGTAAGCCTTTTTTCAACG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GAGGGGCATGCCTGTTCGAGCGTCATTATAACCACTCAAGCCTAGCTTGGTATTGGGGTTCGCCGTCCCGCGGCCCTTAAAATCAGTGGCGGTGCTGCCTAGCTCTAAGCGTAGTAATTTTCTCGCTACAGGGTCCGGGTGGTTACTTGCCAAAACCCTCCACTTCTCAC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GAGGGGCATGCCTGTTCGAGCGTCATTATAACCACTCAAGCCTAGCTTGGTATTGGGGTTCGCCGTCCCGCGGCCCTTAAAATCAGTGGCGGTGCTGCCTAGCTCTAAGCGTAGTAATTTTCTCGCTACAGGGTCCGGGTGGTTACTTGCCAAAACCCTCCACTTCTCAC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GAGGGGCATGCCTGTTCGAGCGTCATTTCAACCCTCAAGCTCTGCTTGGTATTGGGCCCTGCCGCGCTGGGCAGGCCTTAAAATCAGTGGCGGTGCCGTCGCGGCTCCAAGCGTAGTACATCTCTCGCTCCGGAGGCCCGGTGGTGTCTTGCCAGACAACCCCCAAATTGTCTTCTAT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GAGGGGCATGCCTGTTCGAGCGTCATTTCAACCCTCAAGCTCTGCTTGGTATTGGGCCCTGCCGCGCTGGGCAGGCCTTAAAATCAGTGGCGGTGCCGTCGCGGCTCCAAGCGTAGTACATCTCTCGCTCCGGAGGCCCGGTGGTGTCTTGCCAGACAACCCCCAAATTGTCTTCTAT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TTGGGGCATGCCTGTTCGAGCGTCATTTGACCCCTCAAGCCCAGCTTGGTGATGGGCGTCTGTCCCGCCCCCGCGCGTGGACTCGCCCCAAAATCATTGGCGGCCGGTACGTTGGCTTCGAGCGCAGCAGAAACGCGCACCTCGAGCCCGGCGGATCGGCCCCCAGAAGCCCCCCTTTTTACCAT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CTTGGTATTCCTTGGGGCATGCCTGTTCGAGCGTCATTTGACCCCTCAAGCCCAGCTTGGTGATGGGCGTCTGTCCCGCCCCCGCGCGTGGACTCGCCCCAAAATCATTGGCGGCCGGTACGTTGGCTTCGAGCGCAGCAGAAACGCGCACCTCGAGCCCGGCGGATCGGCCCCCAGAAGCCCCCCTTTTTACCATC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GCCAGTATTCTGGCGGGCATGCCTGTCCGAGCGTCATTTCAACCCTCGAACCCCTCCGGGGGGTCGGCGTTGGGGATCGGCCCTGCCTTGGCGGTGGCCGTCTCCGAAATACAGTGGCGGTCTCGCCGCAGCCTCTCCTGCGCAGTAGTTTGCACACTCGCATCGGGAGCGCGGCGCGTCCACAGCCGTTAAACACCCAAC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GCCAGTATTCTGGCGGGCATGCCTGTCCGAGCGTCATTTCAACCCTCGAACCCCTCCGGGGGGTCGGCGTTGGGGATCGGCCCTGCCTTGGCGGTGGCCGTCTCCGAAATACAGTGGCGGTCTCGCCGCAGCCTCTCCTGCGCAGTAGTTTGCACACTCGCATCGGGAGCGCGGCGCGTCCACAGCCGTTAAACACCCAACTTCTGA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GCCAGTATTCTGGCGGGCATGCCTGTCCGAGCGTCATTTCAACCCTCGAACCCCTCCGGGGGGTCGGCGTTGGGGATCGGGACCCCTCACCGGGTGCCGGCCCTGAAATACAGTGGCGGTCTCGCCGCAGCCTCTCCTGCGCAGTAGTTTGCACAACTCGCACCGGGAGCGCGGCGCGTCCACGTCCGTAAAACACCCAACTTCTGAAAT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CGCCAGTATTCTGGCGGGCATGCCTGTCCGAGCGTCATTTCAACCCTCGAACCCCTCCGGGGGGTCGGCGTTGGGGATCGGGACCCCTCACCGGGTGCCGGCCCTGAAATACAGTGGCGGTCTCGCCGCAGCCTCTCCTGCGCAGTAGTTTGCACAACTCGCACCGGGAGCGCGGCGCGTCCACGTCCGTAAAACACCCAACTTCTGAAAT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TTCTGGTATTCCGGGAGGCATGCCTGTTCGAGCGTCATCAAAAACCTCAATCTCTGATTTATCATTGGTTGGTCTTGCGTTGGAGGCGTCAGCTTCCTCTGCGAAATACAATGGCGATGAGCCACGCAACCAAAGCGTAGTAATTTATTCTCGTGATGGAAACGTGAGCGCATCCGCCGCAACCCCCCCATTCTAAGTTT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CATTGCGCCTTCTGGTATTCCGGGAGGCATGCCTGTTCGAGCGTCATCAAAAACCTCAATCTCTGATTTATCATTGGTTGGTCTTGCGTTGGAGGCGTCAGCTTCCTCTGCGAAATACAATGGCGATGAGCCACGCAACCAAAGCGTAGTAATTTATTCTCGTGATGGAAACGTGAGCGCATCCGCCGCAACCCCCCCATTCTAAGTTT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CCCCTGGCATTCCGGGGGGCATGCCTGTCCGAGCGTCATTTCTGCCCTCAAGCACGGCTTGTGTGTTGGGTATGGCCCCTCCGGTTTTTCGGTGGGGCCTGCCCGAAAGGCAGCGGCGACGTCGCGCCGGGTCCTCGAGCGTATGGGGCTTTGTCACTTGCTCGGGAAGGGACTAGCGGGCGTTGGTCACACACTGTATTTTCCACGGTTGACCTCGGATCAGGTAGGAG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CCCCTGGCATTCCGGGGGGCATGCCTGTCCGAGCGTCATTTCTGCCCTCAAGCACGGCTTGTGTGTTGGGTATGGCCCCTCCGGTTTTTCGGTGGGGCCTGCCCGAAAGGCAGCGGCGACGTCGCGCCGGGTCCTCGAGCGTATGGGGCTTTGTCACTTGCTCGGGAAGGGACTAGCGGGCGTTGGTCACACACTGTATTTTCCACGGTTGACCTCGGATCAGGTAGGA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GGCATGCCTGTTCGAGCGTCATTATCACCCCTCAAGCCCTCGGCTTGGTGTTGGACGGTTTGGTGGAGGCCCCCTCGGGGGTTCCTGCCCCTCCCAAAGACAATGACGGCGGCCTCGTTGGACCCCCGGTACACTGAGTTCTTCACGGGACACGTATCGGACACATGGGTTTACGGGACACGGTCTGCCTCCCCTCAGGGAGAATCTTTCTAAGG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CAGTGAATCATCGAATCTTTGAACGCATATTGCGCTCTTTGGTATTCCGAAGGGCATGCCTGTTCGAGCGTCATTATCACCCCTCAAGCCCTCGGCTTGGTGTTGGACGGTTTGGTGGAGGCCCCCTCGGGGGTTCCTGCCCCTCCCAAAGACAATGACGGCGGCCTCGTTGGACCCCCGGTACACTGAGTTCTTCACGGGACACGTATCGGACACATGGGTTTACGGGACACGGTCTGCCTCCCCTCAGGGAGAATCTTTCTAAGGTTGACCTCGGATCAGGTAGGG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TTGTGAATCATCGAATTTTTGAACGCATATTGCGCCCTCTGGTATTCCGGAGGGCATACCTGTTTGAGCGTCATTTTAAAATCTCAAAAGAAGTTTTTTTTTTTTAATTAAGATTCTCTTCGTTTGGTCTTGAATAGTATTCTGTTTTACGACGGGATTCTGTTTGAAATATATTAGTAGAGCATGCTTAGAGGAAAGTTCGAAAGCATTATGATAAACCTTTTATTGGTGTATTAAGATTTATTCTAAATCACTATAATGGTATATCTAGTTTTAGATCTTGCATATCTTCTATTGAAAGCTCTTCTGTAATCTGCTTTTGTCTGTAGATTTATCTATAGGTGAAATCAATTTCTATATTTTTGACCTCAAATCAGGCAGGAG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CTCTCGCATCGATGAAGAACGCAGCGAAATGCGATACGTAATGTGAATTGCAGAATTTTGTGAATCATCGAATTTTTGAACGCATATTGCGCCCTCTGGTATTCCGGAGGGCATACCTGTTTGAGCGTCATTTTAAAATCTCAAAAGAAGTTTTTTTTTTTTAATTAAGATTCTCTTCGTTTGGTCTTGAATAGTATTCTGTTTTACGACGGGATTCTGTTTGAAATATATTAGTAGAGCATGCTTAGAGGAAAGTTCGAAAGCATTATGATAAACCTTTTATTGGTGTATTAAGATTTATTCTAAATCACTATAATGGTATATCTAGTTTTAGATCTTGCATATCTTCTATTGAAAGCTCTTCTGTAATCTGCTTTTGTCTGTAGATTTATCTATAGGTGAAATCAATTTCTATATTTTTGACCTCAAATCAGGCAGGAG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CGTTCTCTCTTTTGAGAGCGACCAAACATCAACTTATTCTTTAACTCTTTGTCTGAAAAATATTATGAATAAAATAATTCAAAATACAACTTTCAACAACGGATCTCTTGGTTCCGGCATCGATGAAGAACGCAGCGAAATGCGATAAGTAATGTGAATTGCAGAATTCCGTGAATCATCGAATCTTTGAACGCACATTGCGCCCCCTGGCATTCCGGGGGGCATGCCTGTCCGAGCGTCATTTCTGCCCTCAAGCGCGGCTTGTGTGTTGGGTGTGGTCCCCCTGGAGCCAGGGGGACCTGCCCGAAAGGCAGCGGCGACGCCCCGCCTAGGTCCTCGAGCGAATGGGGCTTTGTCACCCGCTCGGGAGGGGCCTGCGGGCGTTGGTCATCCACCATACAGTTTCCACGGTTGACCTCGGATCAGGTAGGAGT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ATAATAAGTGTTTTATGGCACTTTTTAAATCCATATCCACCTTGTGTGCAATGTCAGTTGTTCTCTTTTTTGAGAATGACCAAACATCAACTTAAATTTTAACTCTTTGTCTGAAAAATATTATGAATAAAATAATTCAAAATAC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ATAATAAGTGTTTTATGGCACTTTTTAAATCCATATCCACCTTGTGTGCAATGTCAGTTGTTCTCTTTTTTGAGAATGACCAAACATCAACTTAAATTTTAACTCTTTGTCTGAAAAATATTATGAATAAAATAATTCAAAATACAACTTTCAACAACGGATCTCTTGGTTCTGGCATCGATGAAGAACGCAGCGAAATGCGATAAGTAGTGTGAATTGCAGAATTCAGTGAATCATCGAATCTTTGAACGCACATTGCGCCCTTCGGTATTCCGTTGGGCATGCCTGTTCGAGCGTCATTAGAAACTTCAAGCTCAGCTTGGTGTTGGGTGCTTGTCCCCGCCCGCGGCGGACTCACCTCAAATGCATTGGCGGCCGGTATGTTGGCTACAGCGCAGTACAACGCGTCTGGCGTCTTGATATACTGGTCCTCCAGAAGCCCTTCTTTGACTTGACCTCGGATCAG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CCAAGATACGGGAGGGGGGAAGGGTGTGCTCTCGCGCGCTCTCTCTCTCTCTCTCACTCTTACACCACACTCACCTGTGAACTGTGTCTGCCTGGCCGACCGGCTTTCCACTTTTGGAGAGTGGCCTCGCGCGTCCCCGTGTTACCGCGGGGTGCGTGCCGGGTCGTCGGCCAGAGGTGTCCGCAAGGATGCCACGTCATATCCATCCATTCACTCTCTGATAAATCATGTGTGTGTCGCGACCGTTTCTCGGCCGCCTCCACACTCAAAAAATCATTGAAACAACTGTTGGCAACGGATCACTCGGCTCTCGCGTCGATGAAGAGCGTAGCGAATTGCGAAAATTAATGCGATCTGCAAGCATCGTGAATCATCGAGTCCTTGAACGCACCTTGCACTTTCTGTCCTCGGGCAGAAAGTATGCCTGGGTGAGTATCGAATTCTTCACTCTCCCGCGCCCTTTGTTGTGCGCACGGGAGGACGTGGGCTCGTCGCCGCCCCCTCTCCCCGGAGAAGGGGCGATGTGAGCCTGAAACGGAATAGCCGGTGTGCGTAGAGAGAGTGGCATGGTCCCTCCTTCAAAATACGCTGGTCATGTTTGGTCGGACCCCTGGTCGGGTCCGTCACACTTATCCATGACCGCCAAGCGTTGAGGGACACATACAAACATGCTGCGTCTGCGTGCGCAAGTTCGGCTCGAGAGTTTAGGGGTGCGCGCGTCCGTTGACGTGTGCATGCCGAAAGACCCAATCAACACTTCGATCTCACCTCAGGCAAGAG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CCAAGATACGGGAGGGGGGAAGGGTGTGCTCTCGCGCGCTCTCTCTCTCTCTCTCACTCTTACACCACACTCACCTGTGAACTGTGTCTGCCTGGCCGACCGGCTTTCCACTTTTGGAGAGTGGCCTCGCGCGTCCCCGTGTTACCGCGGGGTGCGTGCCGGGTCGTCGGCCAGAGGTGTCCGCAAGGATGCCACGTCATATCCATCCATTCACTCTCTGATAAATCATGTGTGTGTCGCGACCGTTTCTCGGCCGCCTCCACACTCAAAAAATCATTGAAACAACTGTTGGCAACGGATCACTCGGCTCTCGCGTCGATGAAGAGCGTAGCGAATTGCGAAAATTAATGCGATCTGCAAGCATCGTGAATCATCGAGTCCTTGAACGCACCTTGCACTTTCTGTCCTCGGGCAGAAAGTATGCCTGGGTGAGTATCGAATTCTTCACTCTCCCGCGCCCTTTGTTGTGCGCACGGGAGGACGTGGGCTCGTCGCCGCCCCCTCTCCCCGGAGAAGGGGCGATGTGAGCCTGAAACGGAATAGCCGGTGTGCGTAGAGAGAGTGGCATGGTCCCTCCTTCAAAATACGCTGGTCATGTTTGGTCGGACCCCTGGTCGGGTCCGTCACACTTATCCATGACCGCCAAGCGTTGAGGGACACATACAAACATGCTGCGTCTGCGTGCGCAAGTTCGGCTCGAGAGTTTAGGGGTGCGCGCGTCCGTTGACGTGTGCATGCCGAAAGACCCAATCAACACTTCGATCTCACCTCAGGCAAGAG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GACAAATCTAAACAACCCGTGTGTGTGTGTCTGTTGTCTGGCGCGTGTCTGCTGCTGCTACAACCCAGCGCAGCGACCGCACAGCGCAGCACACACACACAACATCCTAACCTGTGAATCGCGCAGCGGCAGCAGCGACACGCACGCACACATGTGTGCCGTCGTCGTCTGCCTGCCTGCTGTTGCAAACATTTGCGTAACTTAGTGTCTTACACCGATACACAACAAAATACAACTTTTAGCAATGGATCTCTTGGCTTCTGTAACGATGAAGAACGCAGTGAAATGCGATAACTAGTGTGAATTGCATTATCTCGTGAATCATCGAGTCTTTGAACGCATCTTGCACCTTTTAGGTCTCCTAAAAGGTATACTTGTTTGAGTATCATAAACACAACACCTCCAAGGTTCTCTTGGGAATTGAGACGTCAAGCTGCACTGCTCCGGCAGCGCCGGCTTGTGTCTTTTAATTGATATGCAGAGTGTTCCCGCCCGCCCCCTCTCGTGCTGCTCTCTTCAGCCTTGTGCTGCTGGTGGCGGCGTGAAGAGGGAGGAGGGAGGGAAGCCTACCCCAATCAAATGTGAGATAAACATCGCACAAAGTAGTTGGCAGGTCAAGCTTTGCTACGCCCCGACTGAAGGAGGCGCGCTCGCGCTCCTCCCTTCACTCACCCCCTCCTGATCTGTGATCTCAAATCAAGTAA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GACAAATCTAAACAACCCGTGTGTGTGTGTCTGTTGTCTGGCGCGTGTCTGCTGCTGCTACAACCCAGCGCAGCGACCGCACAGCGCAGCACACACACACAACATCCTAACCTGTGAATCGCGCAGCGGCAGCAGCGACACGCACGCACACATGTGTGCCGTCGTCGTCTGCCTGCCTGCTGTTGCAAACATTTGCGTAACTTAGTGTCTTACACCGATACACAACAAAATACAACTTTTAGCAATGGATCTCTTGGCTTCTGTAACGATGAAGAACGCAGTGAAATGCGATAACTAGTGTGAATTGCATTATCTCGTGAATCATCGAGTCTTTGAACGCATCTTGCACCTTTTAGGTCTCCTAAAAGGTATACTTGTTTGAGTATCATAAACACAACACCTCCAAGGTTCTCTTGGGAATTGAGACGTCAAGCTGCACTGCTCCGGCAGCGCCGGCTTGTGTCTTTTAATTGATATGCAGAGTGTTCCCGCCCGCCCCCTCTCGTGCTGCTCTCTTCAGCCTTGTGCTGCTGGTGGCGGCGTGAAGAGGGAGGAGGGAGGGAAGCCTACCCCAATCAAATGTGAGATAAACATCGCACAAAGTAGTTGGCAGGTCAAGCTTTGCTACGCCCCGACTGAAGGAGGCGCGCTCGCGCTCCTCCCTTCACTCACCCCCTCCTGATCTGTGATCTCAAATCAAGTAA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AGGTGAACCTGCGGAAGGATCATTTTTGAGCGAGGGGTTTTATATCCCAAGCGATAATCCATATACATTGTGAATTGTTGATTGGCTGAGAAGCCATTACAAACTCTGTGTAATGAACGTAATTTATTATAACAAATAAAACTTTCAACAACGGATCTCTTGGCTCTCGCATCGATGAAGAACGCAGCGAAATGCGATAAGTAATGTGAATTGCAGAATTCAGTGAATCATCGAATCTTTGAACGCACCTTGCACCTTTTGGTATTCCGAAAGGTATGCCTGTTTGAGTGTCTGTACACTACAAAGTCTTCGGACTTGATTTGAGCATTGCAAATTTGCTTGCTTTAAATGCATTAGTTGGAGTAACCTATAGTAACGAAGCGTGATAAGTTTCGCTTTGTGAAGAGGATAAGCCAGCTTCTAACTGCTTGTTTAATAAGCACTTTTTTAGATTCGACCTCAAATCAGGTAGGAC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AGGTGAACCTGCGGAAGGATCATTTTTGAGCGAGGGGTTTTATATCCCAAGCGATAATCCATATACATTGTGAATTGTTGATTGGCTGAGAAGCCATTACAAACTCTGTGTAATGAACGTAATTTATTATAACAAATAAAACTTTCAACAACGGATCTCTTGGCTCTCGCATCGATGAAGAACGCAGCGAAATGCGATAAGTAATGTGAATTGCAGAATTCAGTGAATCATCGAATCTTTGAACGCACCTTGCACCTTTTGGTATTCCGAAAGGTATGCCTGTTTGAGTGTCTGTACACTACAAAGTCTTCGGACTTGATTTGAGCATTGCAAATTTGCTTGCTTTAAATGCATTAGTTGGAGTAACCTATAGTAACGAAGCGTGATAAGTTTCGCTTTGTGAAGAGGATAAGCCAGCTTCTAACTGCTTGTTTAATAAGCACTTTTTTAGATTCGACCTCAAATCAGGTAGGAC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GAGTGGCTAAAGCTCGGTAAGTTGCCTTCTTTAACCTATATGAAGCCTTGAAGCACCAGTCTGGCAGCATAGCTGCCGGGCAACACTTGTCTGTTGCTGGCGTCTCATTAGAGTACCAGCAGTCGTTAATGCGATTCACAGATCAAACGCAAGTGGTACTCTTTAACTCTCCTGAACGAAAATTCTCTACTTTAAGGCCGCCTAGGGGTAGAGAATTTTTATTAGCAGAGTACTTTTAAAGAGCATTTTGATATGATCGGTCCTTCTTTTAACTAAGACGGATTATACGTTCCGTAGGTGAACCTGCGGAAGGATCATTACCGAGTTAGGGTCTTCTAGGCCCGACCTCCAACCCTTTGTTTACTATACCATGTTGCTTTGGTGGGCCCGCCTTTCGGGGCCGCCGGGGGCTTTCGTGCCCCTGGTCAGTGCCCGCCAGTAGCCTTATTAAATTCTTTCATAATTATGTTGTCTGAATATAAATATAAATCGTTAAAACTTTCAACAACGGATCTCTTGGTTCTGGCATCGATGAAGAACGCAGCGAAATGCGATAAGTAATGCGAATTGCAGAATTCAGTGAGTCATCGAATCTTTGAACGCATATTGCGCCCTTTGGTATTCCGAAGGGCATGCCTGTTCGAGCGTCATTATCAACCATCAAGCCTGGCTTGTCGTTGGACCCCTTTGCAGCTGAAATATGCGGCAGGTCCGAAAGATAATGACGGCGTCGTGTTTGACCCTAGATGCAACGAGCTTTTTCATAGCACGCATTGAAGTGGTCGGCCGACCCGGTCTTTAACCATCATTTTCT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GAGTGGCTAAAGCTCGGTAAGTTGCCTTCTTTAACCTATATGAAGCCTTGAAGCACCAGTCTGGCAGCATAGCTGCCGGGCAACACTTGTCTGTTGCTGGCGTCTCATTAGAGTACCAGCAGTCGTTAATGCGATTCACAGATCAAACGCAAGTGGTACTCTTTAACTCTCCTGAACGAAAATTCTCTACTTTAAGGCCGCCTAGGGGTAGAGAATTTTTATTAGCAGAGTACTTTTAAAGAGCATTTTGATATGATCGGTCCTTCTTTTAACTAAGACGGATTATACGTTCCGTAGGTGAACCTGCGGAAGGATCATTACCGAGTTAGGGTCTTCTAGGCCCGACCTCCAACCCTTTGTTTACTATACCATGTTGCTTTGGTGGGCCCGCCTTTCGGGGCCGCCGGGGGCTTTCGTGCCCCTGGTCAGTGCCCGCCAGTAGCCTTATTAAATTCTTTCATAATTATGTTGTCTGAATATAAATATAAATCGTTAAAACTTTCAACAACGGATCTCTTGGTTCTGGCATCGATGAAGAACGCAGCGAAATGCGATAAGTAATGCGAATTGCAGAATTCAGTGAGTCATCGAATCTTTGAACGCATATTGCGCCCTTTGGTATTCCGAAGGGCATGCCTGTTCGAGCGTCATTATCAACCATCAAGCCTGGCTTGTCGTTGGACCCCTTTGCAGCTGAAATATGCGGCAGGTCCGAAAGATAATGACGGCGTCGTGTTTGACCCTAGATGCAACGAGCTTTTTCATAGCACGCATTGAAGTGGTCGGCCGACCCGGTCTTTAACCATCATTTTCT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TGGTGAACCAGCGGAAGGATCATTACAGAGAACTTGCCCTTAACCGGGTAGATCTCCCACCCTTGCCTAACATACATTGTTGCTTTGGCGTGCGCTTCGGCGCCGCCAGAGGACCCTAAACTCTTGTTTATAGTGTCGTCTGAGTACTATATAATAGTTAAAACTTTCAACAACGGATCTCTTGGTTCTGGCATCGATGAAGAACGCAGCGAAATGCGATAAGTAATGTGAATTGCAGAATTCAGTGAATCATCGAATCTTTGAACGCACATTGCGCCCGCCAGTATTCTGGCGGGCATGCCTGTTCGAGCGTCATTTCAACCATCAAGCCCCCGGCTTGCGTTGGGGCCCTGCGGCTGCCGCAGGCCCTTAAAAACAGTGGCGGGCTCGCTGTCACACCGAGCGTAGTAATACATCTCGCTTTGGACGTGCGGCGGGTTCTTGCCGTGAAACACCCCCCTTCT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TGGTGAACCAGCGGAAGGATCATTACAGAGAACTTGCCCTTAACCGGGTAGATCTCCCACCCTTGCCTAACATACATTGTTGCTTTGGCGTGCGCTTCGGCGCCGCCAGAGGACCCTAAACTCTTGTTTATAGTGTCGTCTGAGTACTATATAATAGTTAAAACTTTCAACAACGGATCTCTTGGTTCTGGCATCGATGAAGAACGCAGCGAAATGCGATAAGTAATGTGAATTGCAGAATTCAGTGAATCATCGAATCTTTGAACGCACATTGCGCCCGCCAGTATTCTGGCGGGCATGCCTGTTCGAGCGTCATTTCAACCATCAAGCCCCCGGCTTGCGTTGGGGCCCTGCGGCTGCCGCAGGCCCTTAAAAACAGTGGCGGGCTCGCTGTCACACCGAGCGTAGTAATACATCTCGCTTTGGACGTGCGGCGGGTTCTTGCCGTGAAACACCCCCCTTCTCAAGGTTGACCTCGGATCAGGTAGGAATACCCGCTGAACTTAA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CCGTTGGTGAACCAGCGGAAGGATCATTACAGAGTTCATGCCCTTACGGGTAGATCTCCCACCCTTGAATAACTTACATTGTTGCTTTGGCGGACGCTTCGGCAGCCGCCAGAGAACCCTAAACTCTTGTTTACAGTGTCGTCTGAGTACTATATAATAGTTAAAACTTTCAACAACGGATCTCTTGGTTCTGGCATCGATGAAGAACGCAGCGAAATGCGATAAGTAATGTGAATTGCAGAATTCAGTGAATCATCGAATCTTTGAACGCAC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CCGTTGGTGAACCAGCGGAAGGATCATTACAGAGTTCATGCCCTTACGGGTAGATCTCCCACCCTTGAATAACTTACATTGTTGCTTTGGCGGACGCTTCGGCAGCCGCCAGAGAACCCTAAACTCTTGTTTACAGTGTCGTCTGAGTACTATATAATAGTTAAAACTTTCAACAACGGATCTCTTGGTTCTGGCATCGATGAAGAACGCAGCGAAATGCGATAAGTAATGTGAATTGCAGAATTCAGTGAATCATCGAATCTTTGAACGCACATTGCGCCCGCTAGTATTCTGGCGGGCATGCCTGTTCGAGCGTCATTTCAACCATCAAGCCCCCGGGCTTGCGTTGGGGCCCTGCGGCTGCCGCAGGCCCTGAAAAACAGTGGCGGGCTCGCTGTCACACCGAGCGTAGTATTGTATCTCGCTTTGGCCGTGCGGCGGGTGCCAGCCGTTAAACACCCCCCTTCCACAAGGTTGACCTCGGATCAGGTAGGA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TCCTTCCGGTTAAACTCTTAATCTATTGAAGCCTTACACGGCGACTATAAACAACCCGTGGAGTCTTGCCTGGATTGCAAGACAACACCGCTGAAATGCTGTGATCAACCTCGTTGTACCAGCAGCCCAAGCTTTTCGAAGTTGGGCCCACAGATCAAGGCGCGGTGGTTTCCGTTGAAGATGTCAACGAAATTCTGATATGACCGGTCTTGACCGTTACGGTTAAGGACTCACGTTCCGTAGGTGAACCTGCGGAAGGATCATTACCGAGTCAGGGTCTCTCAGGCCCAAAACTCCAACCCTGTGTCTATTTACCATGTTGCTTTGGCGGGCCCGCCTTTACCGGCCGCTGGAGATTTACGTCTCTCGCCAGTGCCCGTCAGTAGACCCCACAAATTCGTTATAACAGTGATGTCTGAGTATAAATATAATCGTTAAAACTTTCAACAACGGATCTCTTGGTTCTGGCATCGATGAAGAACGCAGCGAAATGCGATAAGTAATGTGAATTGCAGAATTCAGTGAATCATCGAATCTTTGAACGCATATTGCGCCCTTTGGTATTCCGAAGGGCATGCCTGTTCGAGCGTCATTATCAACCCTCAAGCCTGGCTTGTCATTGAACCTCTTTGTCGTTGAAAGACGGGTTCGAAAGATAATGACGGTGTCGCGATCGACCCTAGATGCAACGAGCTTCACAGCACGCATGTTAGTGGCCGGCCGACCCCGGTCTTGACCTTTATTCAATGGTTGACCTCGGATCAGGTAGGAT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TCCTTCCGGTTAAACTCTTAATCTATTGAAGCCTTACACGGCGACTATAAACAACCCGTGGAGTCTTGCCTGGATTGCAAGACAACACCGCTGAAATGCTGTGATCAACCTCGTTGTACCAGCAGCCCAAGCTTTTCGAAGTTGGGCCCACAGATCAAGGCGCGGTGGTTTCCGTTGAAGATGTCAACGAAATTCTGATATGACCGGTCTTGACCGTTACGGTTAAGGACTCACGTTCCGTAGGTGAACCTGCGGAAGGATCATTACCGAGTCAGGGTCTCTCAGGCCCAAAACTCCAACCCTGTGTCTATTTACCATGTTGCTTTGGCGGGCCCGCCTTTACCGGCCGCTGGAGATTTACGTCTCTCGCCAGTGCCCGTCAGTAGACCCCACAAATTCGTTATAACAGTGATGTCTGAGTATAAATATAATCGTTAAAACTTTCAACAACGGATCTCTTGGTTCTGGCATCGATGAAGAACGCAGCGAAATGCGATAAGTAATGTGAATTGCAGAATTCAGTGAATCATCGAATCTTTGAACGCATATTGCGCCCTTTGGTATTCCGAAGGGCATGCCTGTTCGAGCGTCATTATCAACCCTCAAGCCTGGCTTGTCATTGAACCTCTTTGTCGTTGAAAGACGGGTTCGAAAGATAATGACGGTGTCGCGATCGACCCTAGATGCAACGAGCTTCACAGCACGCATGTTAGTGGCCGGCCGACCCCGGTCTTGACCTTTATTCAATGGTTGACCTCGGATCAGGTAGGAT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TCCTTCCGGTTAAAGCTTTTAACCTACCGAAGCCTAACATGGGCGACTATAAAATAACCATGGAGTTCGGCCCCTAAAGGGCCAGGACAACACCGCTGAAATGCTGTGATCAACTATTGTTGTACCAGCAGCCTTTTCATAGGGCCCACAGATCAAGCCGCGGTGATCCTACCTAGAATAGTGAGGTGGGACTATAATATGACCGGTCTCGCCTGAGATGGTTTGAGAGTATACGTTCCGTAGGTGAACCTGCGGAAGGATCATTACCGAGTTAGGGTCTTCCAGGCCCGACCTCCAACCCTTTGTTGACTATACCATGTTGCTTTGGTGGGCCCGCCTTTAAGGGCTCCCGGGGACATTTATGCCCCTGGTCAGTGCCCGCCAGTAGCCTTCTGAAATTCTTTTATAATTATGTCGTCTGAGTATAAATATAAATCGTTTAAAACTTTCAACAACGGATCTCTTGGTTCTGGCATCGATGAAGAACGCAGCGAAATGCGATAAGTAATGCGAATTGCAGAATTCAGTGAGTCATCGAATCTTTGAACGCATATTGCGCCCTTTGGTATTCCGAAGGGCATGCCTGTTCGAGCGTCATTATCAACCATCAAGCCTAGCTTGTCGTTGGACCTCTTTTGCCGCTGAAATATGTGGCAGGTCCGAAAGAAAATGACGGTGTCGTGTTTGACCCTAGATGCAACGAGCTTTTCATAGCACGCATTGAAGTGGTCGGGCGATCTAGTCTTAACTATTATTTTTCTAAAGGTTGACCTCGGATCAGGTAGGA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TCCTTCCGGTTAAAGCTTTTAACCTACCGAAGCCTAACATGGGCGACTATAAAATAACCATGGAGTTCGGCCCCTAAAGGGCCAGGACAACACCGCTGAAATGCTGTGATCAACTATTGTTGTACCAGCAGCCTTTTCATAGGGCCCACAGATCAAGCCGCGGTGATCCTACCTAGAATAGTGAGGTGGGACTATAATATGACCGGTCTCGCCTGAGATGGTTTGAGAGTATACGTTCCGTAGGTGAACCTGCGGAAGGATCATTACCGAGTTAGGGTCTTCCAGGCCCGACCTCCAACCCTTTGTTGACTATACCATGTTGCTTTGGTGGGCCCGCCTTTAAGGGCTCCCGGGGACATTTATGCCCCTGGTCAGTGCCCGCCAGTAGCCTTCTGAAATTCTTTTATAATTATGTCGTCTGAGTATAAATATAAATCGTTTAAAACTTTCAACAACGGATCTCTTGGTTCTGGCATCGATGAAGAACGCAGCGAAATGCGATAAGTAATGCGAATTGCAGAATTCAGTGAGTCATCGAATCTTTGAACGCATATTGCGCCCTTTGGTATTCCGAAGGGCATGCCTGTTCGAGCGTCATTATCAACCATCAAGCCTAGCTTGTCGTTGGACCTCTTTTGCCGCTGAAATATGTGGCAGGTCCGAAAGAAAATGACGGTGTCGTGTTTGACCCTAGATGCAACGAGCTTTTCATAGCACGCATTGAAGTGGTCGGGCGATCTAGTCTTAACTATTATTTTTCTAAAGGTTGACCTCGGATCAGGTAGGAATACCCGCTGAACTTAA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AGTCGTAACAAGGTTTTGCTAAGCAACAGTCCTTCTGTAGCAGAGCTTAACGGAGACCTTGCACCCGAGAGGGGGGAGGCGACTATAAAAGAACTCCCGGCGCAAGTCAGCCCAGCTGGCAACACAATCGAATTGCGGGGACGCTTTAAAGCTCACCAGTACCAACTACCCTTCCAGGGTAGGGCTAGCTATGCTAGAGGTCACAATCTGGTGAGATGTTACAATAAGCAATCCGCAGCGGCTCAGCCGTCCACAGACTAAGTGGTTGTGGGTAGGTAGCCCCTACTTAAGATATAGTCGGGCCCTGTGACAAGTCACAGGGGCTTCTGCGTCCGTAGGTGAACCTGCGGAAGGATCATTAATAAAAGGATACCTTCGGGTATACCCCATCCGTGTCTATCTACTCTTGTTGCTTTGGCAGGCCGTGGTCTCCCACTGTGGGCTCTGCCCACATGTGCCTGCCAGAGGACCAAACTCTGAATTTTAGTGATGTCTGAGTACTATATAATAGTTAAAACTTTCAACAACGGATCTCTTGGTTCTGGCATCGATGAAGAACGCAGCGAAATGCGATAAGTAATGTGAATTGCAGAATTCAGTGAATCATCGAATCTTTGAACGCACATTGCACCCGGTGGTATTCCGCCGGGTATGCCTGTTCGAGCGTCGTAAGAACAACACAAATGACCAAGCTTAGGCTTGATGTTGGGGTTGCGGCTTCGGCTGCAGCCCTCAAGTCCACGGGCGGTTCCGGTAGGTTCTACGCGTAGTAATTTCTCCTCGCTATAGAGTCTACCGGCGCATTTGGAAGTAAGTCCAGCAATGGCAGCGCCAGGCCCTTAAACCTTAATTAGTTTGACCTCGGATCAAGTAGGGATACCCGCTGAACTTA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AGTCGTAACAAGGTTTTGCTAAGCAACAGTCCTTCTGTAGCAGAGCTTAACGGAGACCTTGCACCCGAGAGGGGGGAGGCGACTATAAAAGAACTCCCGGCGCAAGTCAGCCCAGCTGGCAACACAATCGAATTGCGGGGACGCTTTAAAGCTCACCAGTACCAACTACCCTTCCAGGGTAGGGCTAGCTATGCTAGAGGTCACAATCTGGTGAGATGTTACAATAAGCAATCCGCAGCGGCTCAGCCGTCCACAGACTAAGTGGTTGTGGGTAGGTAGCCCCTACTTAAGATATAGTCGGGCCCTGTGACAAGTCACAGGGGCTTCTGCGTCCGTAGGTGAACCTGCGGAAGGATCATTAATAAAAGGATACCTTCGGGTATACCCCATCCGTGTCTATCTACTCTTGTTGCTTTGGCAGGCCGTGGTCTCCCACTGTGGGCTCTGCCCACATGTGCCTGCCAGAGGACCAAACTCTGAATTTTAGTGATGTCTGAGTACTATATAATAGTTAAAACTTTCAACAACGGATCTCTTGGTTCTGGCATCGATGAAGAACGCAGCGAAATGCGATAAGTAATGTGAATTGCAGAATTCAGTGAATCATCGAATCTTTGAACGCACATTGCACCCGGTGGTATTCCGCCGGGTATGCCTGTTCGAGCGTCGTAAGAACAACACAAATGACCAAGCTTAGGCTTGATGTTGGGGTTGCGGCTTCGGCTGCAGCCCTCAAGTCCACGGGCGGTTCCGGTAGGTTCTACGCGTAGTAATTTCTCCTCGCTATAGAGTCTACCGGCGCATTTGGAAGTAAGTCCAGCAATGGCAGCGCCAGGCCCTTAAACCTTAATTAGTTTGACCTCGGATCAAGTAGGGATACCCGCTGAACTTA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table table:name="abondance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2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3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03.0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5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25.0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4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7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329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6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1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1.0</text:p>
          </table:table-cell>
          <table:table-cell office:value-type="string" calcext:value-type="string">
            <text:p>157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1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28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9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1363.0</text:p>
          </table:table-cell>
          <table:table-cell office:value-type="string" calcext:value-type="string">
            <text:p>1068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1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14.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</table:table-row>
      </table:table>
      <table:table table:name="tax" table:style-name="ta1">
        <table:table-column table:style-name="co7" table:default-cell-style-name="Default"/>
        <table:table-row table:style-name="ro1">
          <table:table-cell office:value-type="string" calcext:value-type="string">
            <text:p>k__Fungi;p__Basidiomycota;c__Tremellomycetes;o__Tremellales;f__Bulleribasidiaceae;g__Vishniacozyma</text:p>
          </table:table-cell>
        </table:table-row>
        <table:table-row table:style-name="ro1">
          <table:table-cell office:value-type="string" calcext:value-type="string">
            <text:p>k__Fungi;p__Chytridiomycota;c__Spizellomycetes;o__Spizellomycetales;f__Powellomycetaceae</text:p>
          </table:table-cell>
        </table:table-row>
        <table:table-row table:style-name="ro1">
          <table:table-cell office:value-type="string" calcext:value-type="string">
            <text:p>k__Fungi;p__Chytridiomycota;c__Rhizophlyctidomycetes;o__Rhizophlyctidales;f__Rhizophlyctidaceae;g__Rhizophlyctis;s__Rhizophlyctis_sp</text:p>
          </table:table-cell>
        </table:table-row>
        <table:table-row table:style-name="ro1">
          <table:table-cell office:value-type="string" calcext:value-type="string">
            <text:p>k__Fungi;p__Chytridiomycota;c__Lobulomycetes;o__Lobulomycetales;f__Lobulomycetales_fam_Incertae_sedis;g__Lobulomycetales_gen_Incertae_sedis;s__Lobulomycetales_sp;sh__SH0120539.10FU</text:p>
          </table:table-cell>
        </table:table-row>
        <table:table-row table:style-name="ro1">
          <table:table-cell office:value-type="string" calcext:value-type="string">
            <text:p>k__Fungi;p__Chytridiomycota;c__Lobulomycetes;o__Lobulomycetales;f__Lobulomycetales_fam_Incertae_sedis;g__Lobulomycetales_gen_Incertae_sedis;s__Lobulomycetales_sp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Operculomycetaceae;g__Operculomyces;s__Operculomyces_sp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</table:table-row>
        <table:table-row table:style-name="ro1">
          <table:table-cell office:value-type="string" calcext:value-type="string">
            <text:p>k__Fungi;p__Chytridiomycota</text:p>
          </table:table-cell>
        </table:table-row>
        <table:table-row table:style-name="ro1">
          <table:table-cell office:value-type="string" calcext:value-type="string">
            <text:p>k__Fungi;p__Chytridiomycota;c__Spizellomycetes;o__Spizellomycetales;f__Spizellomycetaceae;g__Spizellomyces;s__Spizellomyces_lactosolyticus;sh__SH0013451.10FU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</table:table-row>
        <table:table-row table:style-name="ro1">
          <table:table-cell office:value-type="string" calcext:value-type="string">
            <text:p>k__Fungi;p__Chytridiomycota;c__Rhizophydiomycetes;o__Rhizophydiales;f__Rhizophydiales_fam_Incertae_sedis;g__Rhizophydiales_gen_Incertae_sedis;s__Rhizophydiales_sp</text:p>
          </table:table-cell>
        </table:table-row>
        <table:table-row table:style-name="ro1">
          <table:table-cell office:value-type="string" calcext:value-type="string">
            <text:p>k__Fungi;p__Fungi_phy_Incertae_sedis;c__Fungi_cls_Incertae_sedis;o__Fungi_ord_Incertae_sedis;f__Fungi_fam_Incertae_sedis;g__Fungi_gen_Incertae_sedis;s__Fungi_sp;sh__SH0192890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;g__Hyaloscyphaceae_gen_Incertae_sedis;s__Hyaloscyphaceae_sp;sh__SH0110852.10FU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;g__Hyaloscyphaceae_gen_Incertae_sedis;s__Hyaloscyphaceae_sp;sh__SH0110852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Ilyonectria;s__Ilyonectria_liriodendri;sh__SH0004690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Mycosphaerellales;f__Mycosphaerellaceae;g__Clypeosphaerella;s__Clypeosphaerella_quasiparkii;sh__SH0162146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Capnodi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Archaeorhizomycetes;o__Archaeorhizomycetales;f__Archaeorhizomycetaceae;g__Archaeorhizomyces;s__Archaeorhizomyces_sp</text:p>
          </table:table-cell>
        </table:table-row>
        <table:table-row table:style-name="ro1">
          <table:table-cell office:value-type="string" calcext:value-type="string">
            <text:p>k__Fungi;p__Ascomycota;c__Archaeorhizomycetes;o__Archaeorhizomycetales;f__Archaeorhizomycetaceae;g__Archaeorhizomyces;s__Archaeorhizomyces_sp</text:p>
          </table:table-cell>
        </table:table-row>
        <table:table-row table:style-name="ro1">
          <table:table-cell office:value-type="string" calcext:value-type="string">
            <text:p>k__Fungi;p__Ascomycota;c__Dothideomycetes;o__Cladosporiales;f__Cladospori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Pleosporaceae;g__Alternaria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Pleosporaceae;g__Alternaria</text:p>
          </table:table-cell>
        </table:table-row>
        <table:table-row table:style-name="ro1"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Leotiomycetes;o__Helotiales;f__Helotiales_fam_Incertae_sedis;g__Helotiales_gen_Incertae_sedis;s__Helotiales_sp</text:p>
          </table:table-cell>
        </table:table-row>
        <table:table-row table:style-name="ro1">
          <table:table-cell office:value-type="string" calcext:value-type="string">
            <text:p>k__Fungi;p__Ascomycota;c__Dothideomycetes;o__Capnodiales;f__Capnodiales_fam_Incertae_sedis;g__Capnodiales_gen_Incertae_sedis;s__Capnodiales_sp</text:p>
          </table:table-cell>
        </table:table-row>
        <table:table-row table:style-name="ro1">
          <table:table-cell office:value-type="string" calcext:value-type="string">
            <text:p>k__Fungi;p__Ascomycota;c__Dothideomycetes;o__Mycosphaerellales;f__Teratosphaeriaceae;g__Teratosphaeriaceae_gen_Incertae_sedis;s__Teratosphaeriaceae_sp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k__Fungi;p__Ascomycota;c__Dothideomycetes;o__Mycosphaerellales;f__Extrem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Myxotrichaceae;g__Oidiodendron</text:p>
          </table:table-cell>
        </table:table-row>
        <table:table-row table:style-name="ro1">
          <table:table-cell office:value-type="string" calcext:value-type="string">
            <text:p>k__Fungi;p__Ascomycota;c__Sordariomycetes;o__Xylariales;f__Microdochiaceae;g__Idriell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Xylariales;f__Microdochiaceae;g__Idriella;s__Idriella_sp</text:p>
          </table:table-cell>
        </table:table-row>
        <table:table-row table:style-name="ro1">
          <table:table-cell office:value-type="string" calcext:value-type="string">
            <text:p>k__Fungi;p__Ascomycota;c__Dothideomycetes</text:p>
          </table:table-cell>
        </table:table-row>
        <table:table-row table:style-name="ro1">
          <table:table-cell office:value-type="string" calcext:value-type="string">
            <text:p>k__Fungi;p__Ascomycota;c__Sordariomycetes;o__Conioscyphales;f__Conioscyphaceae;g__Conioscypha;s__Conioscypha_sp</text:p>
          </table:table-cell>
        </table:table-row>
        <table:table-row table:style-name="ro1">
          <table:table-cell office:value-type="string" calcext:value-type="string">
            <text:p>k__Fungi;p__Ascomycota;c__Sordariomycetes;o__Pleurotheciales;f__Pleurotheciaceae;g__Pleurotheciella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Podosporaceae;g__Podospora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;g__Coniochaeta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</text:p>
          </table:table-cell>
        </table:table-row>
        <table:table-row table:style-name="ro1">
          <table:table-cell office:value-type="string" calcext:value-type="string">
            <text:p>k__Fungi;p__Ascomycota;c__Sordariomycetes;o__Coniochaetales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niochaet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Amphisphaeriales;f__Sporocadaceae</text:p>
          </table:table-cell>
        </table:table-row>
        <table:table-row table:style-name="ro1">
          <table:table-cell office:value-type="string" calcext:value-type="string">
            <text:p>k__Fungi;p__Ascomycota;c__Sordariomycetes;o__Ophiostomatales;f__Ophiostomataceae;g__Sporothrix</text:p>
          </table:table-cell>
        </table:table-row>
        <table:table-row table:style-name="ro1">
          <table:table-cell office:value-type="string" calcext:value-type="string">
            <text:p>k__Fungi;p__Ascomycota;c__Sordariomycetes;o__Coniochaetales;f__Cordanaceae;g__Cordana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Sordariales_fam_Incertae_sedis;g__Sordariales_gen_Incertae_sedis;s__Sordariales_sp;sh__SH0106536.10FU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002379.10FU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Lasiosphaeridaceae;g__Lasiosphaeris;s__Lasiosphaeris_sp;sh__SH0172608.10FU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Sordariales_fam_Incertae_sedis;g__Sordariales_gen_Incertae_sedis;s__Sordariales_sp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Cephalothecales;f__Cephalothecaceae;g__Phialemonium</text:p>
          </table:table-cell>
        </table:table-row>
        <table:table-row table:style-name="ro1">
          <table:table-cell office:value-type="string" calcext:value-type="string">
            <text:p>k__Fungi;p__Ascomycota;c__Sordariomycetes;o__Ophiostomatales;f__Ophiostomataceae;g__Sporothrix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aetosphaeria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loridium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loridium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aetosphaeria;s__Chaetosphaeria_sp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loridium</text:p>
          </table:table-cell>
        </table:table-row>
        <table:table-row table:style-name="ro1"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</table:table-row>
        <table:table-row table:style-name="ro1">
          <table:table-cell office:value-type="string" calcext:value-type="string">
            <text:p>k__Fungi;p__Ascomycota;c__Sordariomycetes;o__Pleurotheciales;f__Pleurotheciaceae;g__Pleurotheciella</text:p>
          </table:table-cell>
        </table:table-row>
        <table:table-row table:style-name="ro1">
          <table:table-cell office:value-type="string" calcext:value-type="string">
            <text:p>k__Fungi;p__Ascomycota;c__Sordariomycetes;o__Pleurotheciales;f__Pleurotheciaceae;g__Pleurotheciella</text:p>
          </table:table-cell>
        </table:table-row>
        <table:table-row table:style-name="ro1">
          <table:table-cell office:value-type="string" calcext:value-type="string">
            <text:p>k__Fungi;p__Ascomycota;c__Sordariomycetes;o__Pleurotheciales;f__Pleurotheciaceae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Sarocladiaceae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;g__Microascus</text:p>
          </table:table-cell>
        </table:table-row>
        <table:table-row table:style-name="ro1">
          <table:table-cell office:value-type="string" calcext:value-type="string">
            <text:p>k__Fungi;p__Ascomycota;c__Sordariomycetes;o__Pisorisporiales;f__Pisorisporiales_fam_Incertae_sedis;g__Brocchiosphaera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Ascomycota_cls_Incertae_sedis;o__Ascomycota_ord_Incertae_sedis;f__Ascomycota_fam_Incertae_sedis;g__Ascomycota_gen_Incertae_sedis;s__Ascomycota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Ophiocordy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k__Fungi;p__Ascomycota;c__Sordariomycetes;o__Microascales;f__Microasc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;g__Metapochonia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Stachybotryaceae</text:p>
          </table:table-cell>
        </table:table-row>
        <table:table-row table:style-name="ro1">
          <table:table-cell office:value-type="string" calcext:value-type="string">
            <text:p>k__Fungi;p__Ascomycota;c__Sordariomycetes;o__Atractosporales;f__Atractosporaceae;g__Atractospora;s__Atractospora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;s__Trichoderma_asperell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Sphaerostilbell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;g__Clavicipitaceae_gen_Incertae_sedis;s__Clavicipitaceae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;g__Trichoderm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Thelonectri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Paracremon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Fusari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Stachybotry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Volutell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Nectriaceae;g__Thelonectri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lavicipitaceae;g__Metapochonia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Sporoschisma</text:p>
          </table:table-cell>
        </table:table-row>
        <table:table-row table:style-name="ro1">
          <table:table-cell office:value-type="string" calcext:value-type="string">
            <text:p>k__Fungi;p__Ascomycota;c__Sordariomycetes;o__Savoryellales;f__Savoryellaceae;g__Dematiosporium;s__Dematiosporium_sp;sh__SH0115272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avoryellales;f__Savoryellaceae;g__Dematiosporium;s__Dematiosporium_sp;sh__SH0115272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Chaetomiaceae</text:p>
          </table:table-cell>
        </table:table-row>
        <table:table-row table:style-name="ro1">
          <table:table-cell office:value-type="string" calcext:value-type="string">
            <text:p>k__Fungi;p__Ascomycota;c__Sordariomycetes;o__Sordariomycetes_ord_Incertae_sedis;f__Sordariomycetes_fam_Incertae_sedis;g__Sordariomycetes_gen_Incertae_sedis;s__Sordariomycetes_sp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Plectosphaerell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;g__Acremonium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Glomerellales;f__Glomerellaceae;g__Colletotrichum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</text:p>
          </table:table-cell>
        </table:table-row>
        <table:table-row table:style-name="ro1">
          <table:table-cell office:value-type="string" calcext:value-type="string">
            <text:p>k__Fungi;p__Ascomycota;c__Sordariomycetes;o__Atractosporales;f__Atractosporales_fam_Incertae_sedis;g__Atractosporales_gen_Incertae_sedis;s__Atractosporales_sp</text:p>
          </table:table-cell>
        </table:table-row>
        <table:table-row table:style-name="ro1"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179393.10FU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Stachybotryaceae</text:p>
          </table:table-cell>
        </table:table-row>
        <table:table-row table:style-name="ro1">
          <table:table-cell office:value-type="string" calcext:value-type="string">
            <text:p>k__Fungi;p__Ascomycota;c__Sordariomycetes</text:p>
          </table:table-cell>
        </table:table-row>
        <table:table-row table:style-name="ro1">
          <table:table-cell office:value-type="string" calcext:value-type="string">
            <text:p>k__Fungi;p__Ascomycota;c__Sordariomycetes;o__Glomerellales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Chaetosphaeria</text:p>
          </table:table-cell>
        </table:table-row>
        <table:table-row table:style-name="ro1">
          <table:table-cell office:value-type="string" calcext:value-type="string">
            <text:p>k__Fungi;p__Ascomycota;c__Sordariomycetes;o__Chaetosphaeriales;f__Chaetosphaeriaceae;g__Sporoschisma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Hypocreales_fam_Incertae_sedis;g__Hypocreales_gen_Incertae_sedis;s__Hypocreales_sp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Lasiosphaeriaceae;g__Zopfiella;s__Zopfiella_sp</text:p>
          </table:table-cell>
        </table:table-row>
        <table:table-row table:style-name="ro1">
          <table:table-cell office:value-type="string" calcext:value-type="string">
            <text:p>k__Fungi;p__Ascomycota;c__Sordariomycetes;o__Sordariales;f__Lasiosphaeriaceae</text:p>
          </table:table-cell>
        </table:table-row>
        <table:table-row table:style-name="ro1">
          <table:table-cell office:value-type="string" calcext:value-type="string">
            <text:p>k__Fungi;p__Ascomycota;c__Sordariomycetes;o__Sordari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Xylariales</text:p>
          </table:table-cell>
        </table:table-row>
        <table:table-row table:style-name="ro1">
          <table:table-cell office:value-type="string" calcext:value-type="string">
            <text:p>k__Fungi;p__Ascomycota;c__Sordariomycetes;o__Xylari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Bionectri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ordy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ordycipitaceae</text:p>
          </table:table-cell>
        </table:table-row>
        <table:table-row table:style-name="ro1">
          <table:table-cell office:value-type="string" calcext:value-type="string">
            <text:p>k__Fungi;p__Ascomycota;c__Sordariomycetes;o__Hypocreales;f__Cordycipit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ordariomycetes;o__Diaporthales;f__Diaporthaceae;g__Diaporth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Eremomycetaceae;g__Arthrographis;s__Arthrographis_kalrae;sh__SH0167194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mycota;c__Tremellomycetes;o__Cystofilobasidiales;f__Cystofilobasidiaceae;g__Cystofilobasidium</text:p>
          </table:table-cell>
        </table:table-row>
        <table:table-row table:style-name="ro1">
          <table:table-cell office:value-type="string" calcext:value-type="string">
            <text:p>k__Fungi;p__Basidiomycota;c__Tremellomycetes;o__Cystofilobasidiales;f__Mrakiaceae;g__Tausoni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07;f__GS07_fam_Incertae_sedis;g__GS07_gen_Incertae_sedis;s__GS07_sp;sh__SH0194928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Pezizomycetes;o__Pezizales;f__Ascobolaceae;g__Ascobolus;s__Ascobolus_sp</text:p>
          </table:table-cell>
        </table:table-row>
        <table:table-row table:style-name="ro1">
          <table:table-cell office:value-type="string" calcext:value-type="string">
            <text:p>k__Fungi;p__Ascomycota;c__Pezizomycetes;o__Pezizales;f__Pezizales_fam_Incertae_sedis;g__Pezizales_gen_Incertae_sedis;s__Pezizales_sp</text:p>
          </table:table-cell>
        </table:table-row>
        <table:table-row table:style-name="ro1">
          <table:table-cell office:value-type="string" calcext:value-type="string">
            <text:p>k__Fungi;p__Ascomycota;c__Pezizomycetes;o__Pezizales;f__Pseudombrophil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k__Fungi;p__Glomeromycota;c__Paraglomeromycetes;o__Paraglomerales;f__Paraglomeraceae;g__Paraglomus</text:p>
          </table:table-cell>
        </table:table-row>
        <table:table-row table:style-name="ro1">
          <table:table-cell office:value-type="string" calcext:value-type="string">
            <text:p>k__Fungi;p__Ascomycota;c__Pezizomycetes;o__Pezizales;f__Pyronemataceae</text:p>
          </table:table-cell>
        </table:table-row>
        <table:table-row table:style-name="ro1">
          <table:table-cell office:value-type="string" calcext:value-type="string">
            <text:p>k__Fungi;p__Ascomycota;c__Pezizomycetes;o__Pezizales;f__Pyronemataceae</text:p>
          </table:table-cell>
        </table:table-row>
        <table:table-row table:style-name="ro1">
          <table:table-cell office:value-type="string" calcext:value-type="string">
            <text:p>k__Fungi;p__Ascomycota;c__Pezizomycetes;o__Pezizales;f__Pyronemataceae;g__Scutellinia</text:p>
          </table:table-cell>
        </table:table-row>
        <table:table-row table:style-name="ro1">
          <table:table-cell office:value-type="string" calcext:value-type="string">
            <text:p>k__Fungi;p__Ascomycota;c__Pezizomycetes;o__Pezizales;f__Pyronemataceae</text:p>
          </table:table-cell>
        </table:table-row>
        <table:table-row table:style-name="ro1">
          <table:table-cell office:value-type="string" calcext:value-type="string">
            <text:p>k__Fungi;p__Ascomycota;c__Pezizomycetes;o__Pezizales;f__Pezizaceae;g__Pezizaceae_gen_Incertae_sedis;s__Pezizaceae_sp</text:p>
          </table:table-cell>
        </table:table-row>
        <table:table-row table:style-name="ro1">
          <table:table-cell office:value-type="string" calcext:value-type="string">
            <text:p>k__Fungi;p__Ascomycota;c__Leotiomycetes;o__Thelebolales;f__Pseudeurotiaceae</text:p>
          </table:table-cell>
        </table:table-row>
        <table:table-row table:style-name="ro1">
          <table:table-cell office:value-type="string" calcext:value-type="string">
            <text:p>k__Fungi;p__Ascomycota;c__Leotiomycetes</text:p>
          </table:table-cell>
        </table:table-row>
        <table:table-row table:style-name="ro1">
          <table:table-cell office:value-type="string" calcext:value-type="string">
            <text:p>k__Fungi;p__Ascomycota;c__Dothideomycetes;o__Dothideales;f__Dothideaceae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Dothideales;f__Saccotheciaceae;g__Aureobasidium</text:p>
          </table:table-cell>
        </table:table-row>
        <table:table-row table:style-name="ro1">
          <table:table-cell office:value-type="string" calcext:value-type="string">
            <text:p>k__Fungi;p__Ascomycota;c__Leotiomycetes;o__Leotiales;f__Tympanidaceae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Dothideomycetes_fam_Incertae_sedis;g__Dothideomycetes_gen_Incertae_sedis;s__Dothideomycetes_sp</text:p>
          </table:table-cell>
        </table:table-row>
        <table:table-row table:style-name="ro1">
          <table:table-cell office:value-type="string" calcext:value-type="string">
            <text:p>k__Fungi;p__Ascomycota;c__Leotiomycetes;o__Leotiales;f__Leotiales_fam_Incertae_sedis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;s__Cladophialophor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;s__Cladophialophor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</text:p>
          </table:table-cell>
        </table:table-row>
        <table:table-row table:style-name="ro1">
          <table:table-cell office:value-type="string" calcext:value-type="string">
            <text:p>k__Fungi;p__Ascomycota;c__Leotiomycetes;o__Leotiales;f__Leotiales_fam_Incertae_sedis</text:p>
          </table:table-cell>
        </table:table-row>
        <table:table-row table:style-name="ro1">
          <table:table-cell office:value-type="string" calcext:value-type="string">
            <text:p>k__Fungi;p__Basidiomycota;c__Tremellomycetes;o__Tremellales;f__Rhynchogastremaceae;g__Papiliotrema</text:p>
          </table:table-cell>
        </table:table-row>
        <table:table-row table:style-name="ro1">
          <table:table-cell office:value-type="string" calcext:value-type="string">
            <text:p>k__Fungi;p__Ascomycota;c__Eurotiomycetes;o__Onygenales;f__Arthrodermataceae;g__Arthroderma</text:p>
          </table:table-cell>
        </table:table-row>
        <table:table-row table:style-name="ro1">
          <table:table-cell office:value-type="string" calcext:value-type="string">
            <text:p>k__Fungi;p__Ascomycota;c__Eurotiomycetes;o__Onygenales;f__Onygen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Onygenales;f__Onygenaceae</text:p>
          </table:table-cell>
        </table:table-row>
        <table:table-row table:style-name="ro1">
          <table:table-cell office:value-type="string" calcext:value-type="string">
            <text:p>k__Fungi;p__Ascomycota;c__Leotiomycetes;o__Thelebolales;f__Pseudeurotiaceae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08;f__GS08_fam_Incertae_sedis;g__GS08_gen_Incertae_sedis;s__GS08_sp;sh__SH0021957.10FU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08;f__GS08_fam_Incertae_sedis;g__GS08_gen_Incertae_sedis;s__GS08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086748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05;f__GS05_fam_Incertae_sedis;g__GS05_gen_Incertae_sedis;s__GS05_sp;sh__SH0174908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55464.10FU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011500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08406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20284.10FU</text:p>
          </table:table-cell>
        </table:table-row>
        <table:table-row table:style-name="ro1">
          <table:table-cell office:value-type="string" calcext:value-type="string">
            <text:p>k__Fungi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Toru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Trichomonascaceae;g__Blastobotrys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Saccharomycetales_fam_Incertae_sedis;g__Saccharomycetales_gen_Incertae_sedis;s__Saccharomycetales_sp;sh__SH0135602.10FU</text:p>
          </table:table-cell>
        </table:table-row>
        <table:table-row table:style-name="ro1">
          <table:table-cell office:value-type="string" calcext:value-type="string">
            <text:p>k__Fungi;p__Basidiomycota;c__Agaricomycetes;o__Boletales;f__Rhizopogonaceae;g__Rhizopogon</text:p>
          </table:table-cell>
        </table:table-row>
        <table:table-row table:style-name="ro1">
          <table:table-cell office:value-type="string" calcext:value-type="string">
            <text:p>k__Fungi;p__Basidiomycota;c__Agaricomycetes;o__Boletales;f__Rhizopogonaceae;g__Rhizopogon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bacinaceae;g__Chaetospermum;s__Chaetospermum_sp</text:p>
          </table:table-cell>
        </table:table-row>
        <table:table-row table:style-name="ro1">
          <table:table-cell office:value-type="string" calcext:value-type="string">
            <text:p>k__Fungi;p__Basidiomycota;c__Agaricomycetes;o__Trechispor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Ascomycota_cls_Incertae_sedis;o__Ascomycota_ord_Incertae_sedis;f__Ascomycota_fam_Incertae_sedis;g__Ascomycota_gen_Incertae_sedis;s__Ascomycota_sp;sh__SH0085349.10FU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Trichomonascaceae;g__Sugiyamaella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Veronaea;s__Veronae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Exophial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;s__Cladophialophor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;s__Cladophialophor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ladophialophora;s__Cladophialophor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Exophiala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Exophiala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Peniophoraceae;g__Peniophora;s__Peniophora_sp;sh__SH0006811.10FU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bacinaceae;g__Sebacina;s__Sebacina_sp</text:p>
          </table:table-cell>
        </table:table-row>
        <table:table-row table:style-name="ro1">
          <table:table-cell office:value-type="string" calcext:value-type="string">
            <text:p>k__Fungi;p__Basidiomycota;c__Agaricomycetes;o__Trechisporales;f__Hydnodontaceae;g__Subulicystidium</text:p>
          </table:table-cell>
        </table:table-row>
        <table:table-row table:style-name="ro1">
          <table:table-cell office:value-type="string" calcext:value-type="string">
            <text:p>k__Fungi;p__Basidiomycota;c__Agaricomycetes;o__Trechisporales;f__Hydnodontaceae;g__Subulicystidium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k__Fungi;p__Ascomycota;c__GS37;o__GS37_ord_Incertae_sedis;f__GS37_fam_Incertae_sedis;g__GS37_gen_Incertae_sedis;s__GS37_sp;sh__SH0181019.10FU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Ascomycota;c__Pezizomycetes;o__Pezizales;f__Pezizaceae;g__Peziza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;g__Polyozellus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Basidiomycota;c__Cystobasidiomycetes;o__Cystobasidiomycetes_ord_Incertae_sedis</text:p>
          </table:table-cell>
        </table:table-row>
        <table:table-row table:style-name="ro1">
          <table:table-cell office:value-type="string" calcext:value-type="string">
            <text:p>k__Fungi;p__Basidiomycota;c__Cystobasidiomycetes;o__Sakaguchiales;f__Sakaguchiaceae;g__Sakaguchia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Botryobasidiaceae;g__Botryobasidium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Psathyrellaceae;g__Psathyrella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Psathyrellaceae;g__Psathyrella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</text:p>
          </table:table-cell>
        </table:table-row>
        <table:table-row table:style-name="ro1">
          <table:table-cell office:value-type="string" calcext:value-type="string">
            <text:p>k__Fungi;p__Basidiomycota;c__Tremellomycetes;o__Filobasidiales;f__Filobasidiaceae;g__Naganishia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Hydnaceae;g__Sistotrema;s__Sistotrema_sp</text:p>
          </table:table-cell>
        </table:table-row>
        <table:table-row table:style-name="ro1">
          <table:table-cell office:value-type="string" calcext:value-type="string">
            <text:p>k__Fungi;p__Basidiomycota;c__Tremellomycetes;o__Filobasidiales;f__Filobasidiaceae;g__Naganishia;s__Naganishia_albida</text:p>
          </table:table-cell>
        </table:table-row>
        <table:table-row table:style-name="ro1">
          <table:table-cell office:value-type="string" calcext:value-type="string">
            <text:p>k__Fungi;p__Basidiomycota;c__Tremellomycetes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Saccharomycetales_fam_Incertae_sedis;g__Saccharomycetales_gen_Incertae_sedis;s__Saccharomycetales_sp</text:p>
          </table:table-cell>
        </table:table-row>
        <table:table-row table:style-name="ro1">
          <table:table-cell office:value-type="string" calcext:value-type="string">
            <text:p>k__Fungi;p__Basidiomycota;c__Cystobasidiomycetes;o__Cystobasidiales;f__Cystobasidiaceae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Lipomycet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Lipomycetaceae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Hydnaceae;g__Sistotrema;s__Sistotrema_sp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bacinaceae;g__Sebacina;s__Sebacina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Venturiales;f__Venturi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</text:p>
          </table:table-cell>
        </table:table-row>
        <table:table-row table:style-name="ro1">
          <table:table-cell office:value-type="string" calcext:value-type="string">
            <text:p>k__Fungi;p__Basidiomycota;c__Tremellomycetes;o__Trichosporonales;f__Tetragoniomycet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68622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Muyocopronales;f__Muyocopronaceae;g__Leptodiscella</text:p>
          </table:table-cell>
        </table:table-row>
        <table:table-row table:style-name="ro1">
          <table:table-cell office:value-type="string" calcext:value-type="string">
            <text:p>k__Fungi;p__Ascomycota;c__Dothideomycetes;o__Muyocopronales;f__Muyocopronaceae;g__Leptodiscella</text:p>
          </table:table-cell>
        </table:table-row>
        <table:table-row table:style-name="ro1">
          <table:table-cell office:value-type="string" calcext:value-type="string">
            <text:p>k__Fungi;p__Ascomycota;c__Leotiomycetes;o__Helotiales;f__Mollisi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Dictyosporiaceae;g__Dictyosporium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Dictyosporiaceae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Pezizellaceae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;f__Hyaloscyph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Dothideomycetes_fam_Incertae_sedis;g__Halokirschsteiniothelia;s__Halokirschsteiniothelia_sp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Debaryomycetaceae</text:p>
          </table:table-cell>
        </table:table-row>
        <table:table-row table:style-name="ro1">
          <table:table-cell office:value-type="string" calcext:value-type="string">
            <text:p>k__Fungi;p__Ascomycota;c__Eurotiomycetes;o__Onygenales;f__Onygenales_fam_Incertae_sedis;g__Arthropsis</text:p>
          </table:table-cell>
        </table:table-row>
        <table:table-row table:style-name="ro1">
          <table:table-cell office:value-type="string" calcext:value-type="string">
            <text:p>k__Fungi;p__Ascomycota;c__Eurotiomycetes;o__Onygenales;f__Gymnoascaceae</text:p>
          </table:table-cell>
        </table:table-row>
        <table:table-row table:style-name="ro1">
          <table:table-cell office:value-type="string" calcext:value-type="string">
            <text:p>k__Fungi;p__Ascomycota;c__Eurotiomycetes;o__Onygenales;f__Gymnoascaceae</text:p>
          </table:table-cell>
        </table:table-row>
        <table:table-row table:style-name="ro1">
          <table:table-cell office:value-type="string" calcext:value-type="string">
            <text:p>k__Fungi;p__Ascomycota;c__Eurotiomycetes;o__Onygenales;f__Onygenaceae;g__Keratinophyton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Latoru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Phaeosphaeriaceae</text:p>
          </table:table-cell>
        </table:table-row>
        <table:table-row table:style-name="ro1">
          <table:table-cell office:value-type="string" calcext:value-type="string">
            <text:p>k__Fungi;p__Mucoromycota;c__Umbelopsidomycetes;o__Umbelopsidales;f__Umbelopsidaceae;g__Umbelopsis;s__Umbelopsis_sp</text:p>
          </table:table-cell>
        </table:table-row>
        <table:table-row table:style-name="ro1">
          <table:table-cell office:value-type="string" calcext:value-type="string">
            <text:p>k__Fungi;p__Ascomycota;c__Orbiliomycetes;o__Orbiliales;f__Orbiliaceae</text:p>
          </table:table-cell>
        </table:table-row>
        <table:table-row table:style-name="ro1">
          <table:table-cell office:value-type="string" calcext:value-type="string">
            <text:p>k__Fungi;p__Ascomycota;c__Orbiliomycetes;o__Orbiliales;f__Orbiliaceae;g__Orbiliaceae_gen_Incertae_sedis;s__Orbiliaceae_sp</text:p>
          </table:table-cell>
        </table:table-row>
        <table:table-row table:style-name="ro1">
          <table:table-cell office:value-type="string" calcext:value-type="string">
            <text:p>k__Fungi;p__Mucoromycota;c__Umbelopsidomycetes;o__Umbelopsidales;f__Umbelopsidaceae;g__Umbelopsis</text:p>
          </table:table-cell>
        </table:table-row>
        <table:table-row table:style-name="ro1">
          <table:table-cell office:value-type="string" calcext:value-type="string">
            <text:p>k__Fungi;p__Ascomycota;c__Pezizomycetes;o__Pezizales;f__Ascobolaceae;g__Ascobolaceae_gen_Incertae_sedis;s__Ascobolaceae_sp;sh__SH0069151.10FU</text:p>
          </table:table-cell>
        </table:table-row>
        <table:table-row table:style-name="ro1">
          <table:table-cell office:value-type="string" calcext:value-type="string">
            <text:p>k__Fungi;p__Ascomycota;c__Pezizomycetes;o__Pezizales;f__Pezizales_fam_Incertae_sedis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;g__Tomentella</text:p>
          </table:table-cell>
        </table:table-row>
        <table:table-row table:style-name="ro1">
          <table:table-cell office:value-type="string" calcext:value-type="string">
            <text:p>k__Fungi;p__Basidiomycota;c__Agaricomycetes;o__Polyporales;f__Podoscyphaceae;g__Hypochnicium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;g__Tomentell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Pezizomycotina_cls_Incertae_sedis;o__Pezizomycotina_ord_Incertae_sedis;f__Pezizomycotina_fam_Incertae_sedis;g__Triscelophorus;s__Triscelophorus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Chaetothyriales_fam_Incertae_sedis;g__Chaetothyriales_gen_Incertae_sedis;s__Chaetothyriales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Capronia;s__Capronia_sp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Thermoascaceae;g__Paecilomyces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Rasamsonia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Rasamsonia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alaromyce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hermomyces;s__Thermomyces_lanuginosus;sh__SH0103421.10FU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alaromyces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alaromyce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alaromyc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Eurotiales;f__Trichocomaceae;g__Talaromyces;s__Talaromyces_tiftonensis;sh__SH0162918.10FU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Aspergillus;s__Aspergillus_japonicus;sh__SH0169899.10FU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;g__Rhinocladiella;s__Rhinocladiella_sp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Herpotrichiellaceae</text:p>
          </table:table-cell>
        </table:table-row>
        <table:table-row table:style-name="ro1">
          <table:table-cell office:value-type="string" calcext:value-type="string">
            <text:p>k__Fungi;p__Ascomycota;c__Eurotiomycetes;o__Chaetothyriales;f__Trichomeriaceae;g__Knufia</text:p>
          </table:table-cell>
        </table:table-row>
        <table:table-row table:style-name="ro1">
          <table:table-cell office:value-type="string" calcext:value-type="string">
            <text:p>k__Fungi;p__Ascomycota;c__Leotiomycetes;o__Helotiales;f__Helotiales_fam_Incertae_sedi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;f__Helotiales_fam_Incertae_sedi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Occultibambusaceae</text:p>
          </table:table-cell>
        </table:table-row>
        <table:table-row table:style-name="ro1">
          <table:table-cell office:value-type="string" calcext:value-type="string">
            <text:p>k__Fungi;p__Basidiomycota;c__Agaricomycetes</text:p>
          </table:table-cell>
        </table:table-row>
        <table:table-row table:style-name="ro1">
          <table:table-cell office:value-type="string" calcext:value-type="string">
            <text:p>k__Fungi;p__Ascomycota;c__Eurotiomycetes;o__Onygenale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Sporormi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Nigrogranaceae;g__Nigrogran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Phaeosphaeriaceae</text:p>
          </table:table-cell>
        </table:table-row>
        <table:table-row table:style-name="ro1">
          <table:table-cell office:value-type="string" calcext:value-type="string">
            <text:p>k__Fungi;p__Ascomycota;c__Orbiliomycetes;o__Orbiliales;f__Orbiliales_fam_Incertae_sedis;g__Orbiliales_gen_Incertae_sedis;s__Orbiliales_sp</text:p>
          </table:table-cell>
        </table:table-row>
        <table:table-row table:style-name="ro1">
          <table:table-cell office:value-type="string" calcext:value-type="string">
            <text:p>k__Fungi;p__Ascomycota;c__Leotiomycetes;o__Helotiales;f__Ploettnerulaceae</text:p>
          </table:table-cell>
        </table:table-row>
        <table:table-row table:style-name="ro1">
          <table:table-cell office:value-type="string" calcext:value-type="string">
            <text:p>k__Fungi;p__Ascomycota;c__Leotiomycetes;o__Helotiales;f__Gelatinodiscaceae;g__Neobulgaria</text:p>
          </table:table-cell>
        </table:table-row>
        <table:table-row table:style-name="ro1">
          <table:table-cell office:value-type="string" calcext:value-type="string">
            <text:p>k__Fungi;p__Mucoromycota;c__Umbelopsidomycetes;o__Umbelopsidales;f__Umbelopsidaceae;g__Umbelopsis;s__Umbelopsis_sp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Debaryomycetaceae;g__Debaryomycetaceae_gen_Incertae_sedis;s__Debaryomycetaceae_sp;sh__SH0073204.10FU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Saccharomycetales_fam_Incertae_sedis;g__Saccharomycetales_gen_Incertae_sedis;s__Saccharomycetales_sp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Cryptocoryneaceae;g__Cryptocoryneum</text:p>
          </table:table-cell>
        </table:table-row>
        <table:table-row table:style-name="ro1">
          <table:table-cell office:value-type="string" calcext:value-type="string">
            <text:p>k__Fungi;p__Ascomycota;c__Pezizomycotina_cls_Incertae_sedis;o__Pezizomycotina_ord_Incertae_sedis;f__Pezizomycotina_fam_Incertae_sedis;g__Leucopenicillifer;s__Leucopenicillifer_sp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Ascomycota;c__Eurotiomycetes;o__Eurotiales;f__Aspergillaceae;g__Penicillium</text:p>
          </table:table-cell>
        </table:table-row>
        <table:table-row table:style-name="ro1">
          <table:table-cell office:value-type="string" calcext:value-type="string">
            <text:p>k__Fungi;p__Glomeromycota;c__Glomeromycetes;o__Glomerales;f__Glomeraceae;g__Glomus;s__Glomus_sp</text:p>
          </table:table-cell>
        </table:table-row>
        <table:table-row table:style-name="ro1">
          <table:table-cell office:value-type="string" calcext:value-type="string">
            <text:p>k__Fungi;p__Ascomycota;c__Dothideomycetes;o__Venturiales;f__Sympoventuriaceae</text:p>
          </table:table-cell>
        </table:table-row>
        <table:table-row table:style-name="ro1">
          <table:table-cell office:value-type="string" calcext:value-type="string">
            <text:p>k__Fungi;p__Basidiomycota;c__Agaricomycetes;o__Geastrales;f__Geastraceae;g__Geastrum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Pichiaceae;g__Pichia</text:p>
          </table:table-cell>
        </table:table-row>
        <table:table-row table:style-name="ro1">
          <table:table-cell office:value-type="string" calcext:value-type="string">
            <text:p>k__Fungi;p__Ascomycota;c__Saccharomycetes;o__Saccharomycetales;f__Pichiaceae;g__Pichia</text:p>
          </table:table-cell>
        </table:table-row>
        <table:table-row table:style-name="ro1">
          <table:table-cell office:value-type="string" calcext:value-type="string">
            <text:p>k__Fungi;p__Ascomycota;c__Dothideomycetes;o__Pleosporales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Botryobasidiaceae;g__Botryobasidium</text:p>
          </table:table-cell>
        </table:table-row>
        <table:table-row table:style-name="ro1">
          <table:table-cell office:value-type="string" calcext:value-type="string">
            <text:p>k__Fungi;p__Basidiomycota;c__Microbotryomycetes;o__Sporidiobolales;f__Sporidiobolaceae;g__Rhodotorula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Thelephoraceae;g__Phellodon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mycota;c__Tremellomycetes;o__Tremellales;f__Trimorphomycetaceae;g__Saitozyma</text:p>
          </table:table-cell>
        </table:table-row>
        <table:table-row table:style-name="ro1">
          <table:table-cell office:value-type="string" calcext:value-type="string">
            <text:p>k__Fungi;p__Basidiomycota;c__Tremellomycetes;o__Tremellales;f__Trimorphomycetaceae;g__Saitozyma</text:p>
          </table:table-cell>
        </table:table-row>
        <table:table-row table:style-name="ro1">
          <table:table-cell office:value-type="string" calcext:value-type="string">
            <text:p>k__Fungi;p__Basidiomycota;c__Tremellomycetes;o__Tremellales;f__Trimorphomycetaceae;g__Saitozyma</text:p>
          </table:table-cell>
        </table:table-row>
        <table:table-row table:style-name="ro1">
          <table:table-cell office:value-type="string" calcext:value-type="string">
            <text:p>k__Fungi;p__Basidiomycota;c__Microbotryomycetes;o__Microbotryomycetes_ord_Incertae_sedis</text:p>
          </table:table-cell>
        </table:table-row>
        <table:table-row table:style-name="ro1">
          <table:table-cell office:value-type="string" calcext:value-type="string">
            <text:p>k__Fungi;p__Basidiomycota;c__Microbotryomycetes;o__Leucosporidiales;f__Leucosporidiaceae;g__Leucosporidium;s__Leucosporidium_sp</text:p>
          </table:table-cell>
        </table:table-row>
        <table:table-row table:style-name="ro1">
          <table:table-cell office:value-type="string" calcext:value-type="string">
            <text:p>k__Fungi;p__Basidiomycota;c__Microbotryomycetes;o__Sporidiobolales;f__Sporidiobolaceae;g__Rhodotorula</text:p>
          </table:table-cell>
        </table:table-row>
        <table:table-row table:style-name="ro1">
          <table:table-cell office:value-type="string" calcext:value-type="string">
            <text:p>k__Fungi;p__Basidiomycota;c__Agaricomycetes;o__Sebacinales;f__Serendipitaceae;g__Serendipita;s__Serendipita_sp</text:p>
          </table:table-cell>
        </table:table-row>
        <table:table-row table:style-name="ro1">
          <table:table-cell office:value-type="string" calcext:value-type="string">
            <text:p>k__Fungi;p__Basidiomycota;c__Tremellomycetes</text:p>
          </table:table-cell>
        </table:table-row>
        <table:table-row table:style-name="ro1">
          <table:table-cell office:value-type="string" calcext:value-type="string">
            <text:p>k__Fungi;p__Basidiomycota;c__Tremellomycetes;o__Filobasidiales;f__Piskurozymaceae;g__Solicoccozyma</text:p>
          </table:table-cell>
        </table:table-row>
        <table:table-row table:style-name="ro1">
          <table:table-cell office:value-type="string" calcext:value-type="string">
            <text:p>k__Fungi;p__Basidiomycota;c__Tremellomycetes;o__Filobasidiales;f__Piskurozymaceae;g__Solicoccozyma</text:p>
          </table:table-cell>
        </table:table-row>
        <table:table-row table:style-name="ro1">
          <table:table-cell office:value-type="string" calcext:value-type="string">
            <text:p>k__Fungi;p__Basidiomycota;c__Tremellomycetes;o__Holtermanniales;f__Holtermanniaceae;g__Holtermannia</text:p>
          </table:table-cell>
        </table:table-row>
        <table:table-row table:style-name="ro1">
          <table:table-cell office:value-type="string" calcext:value-type="string">
            <text:p>k__Fungi;p__Basidiomycota;c__Tremellomycetes;o__Trichosporonales;f__Trichosporonaceae;g__Cutaneotrichosporon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Cantharellales_fam_Incertae_sedis;g__Cantharellales_gen_Incertae_sedis;s__Cantharellales_sp</text:p>
          </table:table-cell>
        </table:table-row>
        <table:table-row table:style-name="ro1">
          <table:table-cell office:value-type="string" calcext:value-type="string">
            <text:p>k__Fungi;p__Basidiomycota;c__Geminibasidiomycetes;o__Geminibasidiales;f__Geminibasidiaceae;g__Geminibasidium;s__Geminibasidium_sp</text:p>
          </table:table-cell>
        </table:table-row>
        <table:table-row table:style-name="ro1">
          <table:table-cell office:value-type="string" calcext:value-type="string">
            <text:p>k__Fungi;p__Basidiomycota;c__Microbotryomycetes</text:p>
          </table:table-cell>
        </table:table-row>
        <table:table-row table:style-name="ro1">
          <table:table-cell office:value-type="string" calcext:value-type="string">
            <text:p>k__Fungi;p__Basidiomycota;c__Tremellomycetes;o__Trichosporonales;f__Trichosporonaceae;g__Apiotrichum</text:p>
          </table:table-cell>
        </table:table-row>
        <table:table-row table:style-name="ro1">
          <table:table-cell office:value-type="string" calcext:value-type="string">
            <text:p>k__Fungi;p__Basidiomycota;c__Tremellomycetes;o__Trichosporonales;f__Trichosporon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Pezizomycotina_cls_Incertae_sedis;o__Pezizomycotina_ord_Incertae_sedis;f__Pezizomycotina_fam_Incertae_sedis;g__Pezizomycotina_gen_Incertae_sedis;s__Pezizomycotina_sp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Agaricales_fam_Incertae_sedis;g__Agaricales_gen_Incertae_sedis;s__Agaricales_sp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Russula;s__Russula_sp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Russula;s__Russula_sp</text:p>
          </table:table-cell>
        </table:table-row>
        <table:table-row table:style-name="ro1">
          <table:table-cell office:value-type="string" calcext:value-type="string">
            <text:p>k__Fungi;p__Ascomycota;c__Pezizomycetes;o__Pezizales;f__Ascodesmidaceae;g__Ascodesmidaceae_gen_Incertae_sedis;s__Ascodesmidaceae_sp</text:p>
          </table:table-cell>
        </table:table-row>
        <table:table-row table:style-name="ro1">
          <table:table-cell office:value-type="string" calcext:value-type="string">
            <text:p>k__Fungi;p__Ascomycota;c__Pezizomycetes;o__Pezizales;f__Ascodesmid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bolomycota;c__Basidiobolomycetes;o__Basidiobolales;f__Basidiobolales_fam_Incertae_sedis;g__Basidiobolales_gen_Incertae_sedis;s__Basidiobolales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Fungi_phy_Incertae_sedis;c__Fungi_cls_Incertae_sedis;o__Fungi_ord_Incertae_sedis;f__Fungi_fam_Incertae_sedis;g__Fungi_gen_Incertae_sedis;s__Fungi_sp;sh__SH0158010.10FU</text:p>
          </table:table-cell>
        </table:table-row>
        <table:table-row table:style-name="ro1">
          <table:table-cell office:value-type="string" calcext:value-type="string">
            <text:p>k__Fungi;p__Fungi_phy_Incertae_sedis;c__Fungi_cls_Incertae_sedis;o__Fungi_ord_Incertae_sedis;f__Fungi_fam_Incertae_sedis;g__Fungi_gen_Incertae_sedis;s__Fungi_sp;sh__SH0158010.10FU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Russula;s__Russula_sp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Didymosphaeriaceae</text:p>
          </table:table-cell>
        </table:table-row>
        <table:table-row table:style-name="ro1">
          <table:table-cell office:value-type="string" calcext:value-type="string">
            <text:p>k__Fungi;p__Basidiomycota;c__Agaricomycetes;o__Atheliales;f__Atheliaceae;g__Piloderma;s__Piloderma_sp</text:p>
          </table:table-cell>
        </table:table-row>
        <table:table-row table:style-name="ro1">
          <table:table-cell office:value-type="string" calcext:value-type="string">
            <text:p>k__Fungi;p__Basidiomycota;c__Dacrymycetes;o__Dacrymycetales;f__Dacrymycetaceae;g__Calocera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;g__Inocyb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;g__Inocyb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Psathyrellaceae;g__Parasola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Psathyrellaceae;g__Coprinopsis</text:p>
          </table:table-cell>
        </table:table-row>
        <table:table-row table:style-name="ro1">
          <table:table-cell office:value-type="string" calcext:value-type="string">
            <text:p>k__Fungi;p__Basidiomycota;c__Agaricomycetes;o__Polyporales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</text:p>
          </table:table-cell>
        </table:table-row>
        <table:table-row table:style-name="ro1">
          <table:table-cell office:value-type="string" calcext:value-type="string">
            <text:p>k__Fungi;p__Basidiomycota;c__Agaricomycetes;o__Boletales;f__Sclerodermataceae;g__Scleroderma</text:p>
          </table:table-cell>
        </table:table-row>
        <table:table-row table:style-name="ro1">
          <table:table-cell office:value-type="string" calcext:value-type="string">
            <text:p>k__Fungi;p__Basidiomycota;c__Agaricomycetes;o__Auriculariales;f__Hyaloriaceae;g__Hyaloriaceae_gen_Incertae_sedis;s__Hyaloriaceae_sp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Eremomycetaceae;g__Arthrographis</text:p>
          </table:table-cell>
        </table:table-row>
        <table:table-row table:style-name="ro1">
          <table:table-cell office:value-type="string" calcext:value-type="string">
            <text:p>k__Fungi;p__Basidiomycota;c__Agaricomycetes;o__Polyporales;f__Phanerochaetaceae</text:p>
          </table:table-cell>
        </table:table-row>
        <table:table-row table:style-name="ro1">
          <table:table-cell office:value-type="string" calcext:value-type="string">
            <text:p>k__Fungi;p__Basidiomycota;c__Agaricomycetes;o__Polyporales;f__Irpicaceae;g__Ceriporia</text:p>
          </table:table-cell>
        </table:table-row>
        <table:table-row table:style-name="ro1">
          <table:table-cell office:value-type="string" calcext:value-type="string">
            <text:p>k__Fungi;p__Basidiomycota;c__Agaricomycetes;o__Hymenochaetales;f__Schizoporaceae;g__Hyphodontia</text:p>
          </table:table-cell>
        </table:table-row>
        <table:table-row table:style-name="ro1">
          <table:table-cell office:value-type="string" calcext:value-type="string">
            <text:p>k__Fungi;p__Basidiomycota;c__Agaricomycetes;o__Boletales;f__Boletales_fam_Incertae_sedis;g__Boletales_gen_Incertae_sedis;s__Boletales_sp;sh__SH0139469.10FU</text:p>
          </table:table-cell>
        </table:table-row>
        <table:table-row table:style-name="ro1">
          <table:table-cell office:value-type="string" calcext:value-type="string">
            <text:p>k__Fungi;p__Glomeromycota;c__Glomeromycetes;o__Glomerales;f__Glomeraceae;g__Glomus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Lactariu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Amorosiaceae</text:p>
          </table:table-cell>
        </table:table-row>
        <table:table-row table:style-name="ro1">
          <table:table-cell office:value-type="string" calcext:value-type="string">
            <text:p>k__Fungi;p__Ascomycota;c__Dothideomycetes;o__Pleosporale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Amorosiaceae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Russula;s__Russula_sp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Sporormiaceae;g__Westerdykella</text:p>
          </table:table-cell>
        </table:table-row>
        <table:table-row table:style-name="ro1">
          <table:table-cell office:value-type="string" calcext:value-type="string">
            <text:p>k__Fungi;p__Ascomycota;c__Dothideomycetes;o__Pleosporales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Sporormiaceae;g__Preussia;s__Preussia_sp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Sporormiaceae;g__Preussia</text:p>
          </table:table-cell>
        </table:table-row>
        <table:table-row table:style-name="ro1">
          <table:table-cell office:value-type="string" calcext:value-type="string">
            <text:p>k__Fungi;p__Ascomycota;c__Dothideomycetes;o__Pleosporales;f__Sporormiaceae;g__Preussia</text:p>
          </table:table-cell>
        </table:table-row>
        <table:table-row table:style-name="ro1">
          <table:table-cell office:value-type="string" calcext:value-type="string">
            <text:p>k__Fungi;p__Basidiomycota;c__Agaricomycetes;o__Russulales;f__Russulaceae;g__Russula</text:p>
          </table:table-cell>
        </table:table-row>
        <table:table-row table:style-name="ro1">
          <table:table-cell office:value-type="string" calcext:value-type="string">
            <text:p>k__Fungi;p__Ascomycota;c__Pezizomycetes;o__Pezizales;f__Tuberaceae;g__Tuber;s__Tuber_rufum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Cortinariacea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;g__Inocybe;s__Inocybe_sp</text:p>
          </table:table-cell>
        </table:table-row>
        <table:table-row table:style-name="ro1">
          <table:table-cell office:value-type="string" calcext:value-type="string">
            <text:p>k__Fungi;p__Basidiomycota;c__Agaricomycetes;o__Atheliales;f__Atheliaceae;g__Piloderma;s__Piloderma_sp</text:p>
          </table:table-cell>
        </table:table-row>
        <table:table-row table:style-name="ro1">
          <table:table-cell office:value-type="string" calcext:value-type="string">
            <text:p>k__Fungi;p__Basidiomycota;c__Agaricomycetes;o__Trechisporales;f__Hydnodontaceae</text:p>
          </table:table-cell>
        </table:table-row>
        <table:table-row table:style-name="ro1">
          <table:table-cell office:value-type="string" calcext:value-type="string">
            <text:p>k__Fungi;p__Basidiomycota;c__Agaricomycetes;o__Trechisporales;f__Trechisporales_fam_Incertae_sedis;g__Trechisporales_gen_Incertae_sedis;s__Trechisporales_sp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Amanitaceae;g__Amanita</text:p>
          </table:table-cell>
        </table:table-row>
        <table:table-row table:style-name="ro1">
          <table:table-cell office:value-type="string" calcext:value-type="string">
            <text:p>k__Fungi;p__Basidiomycota;c__Agaricomycetes;o__Thelephorales;f__Bankeraceae;g__Hydnellum;s__Hydnellum_sp;sh__SH0091584.10FU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;g__Inocybe;s__Inocybe_sp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Inocybaceae;g__Inocyb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Entolomataceae;g__Clitopilus;s__Clitopilus_sp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Lyophyllaceae;g__Lyophyllum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Tricholomataceae;g__Tricholoma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Hymenogastracea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Hymenogastraceae</text:p>
          </table:table-cell>
        </table:table-row>
        <table:table-row table:style-name="ro1">
          <table:table-cell office:value-type="string" calcext:value-type="string">
            <text:p>k__Fungi;p__Basidiomycota;c__Agaricomycetes;o__Cantharellales;f__Ceratobasidiaceae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Agaricaceae;g__Agaricus</text:p>
          </table:table-cell>
        </table:table-row>
        <table:table-row table:style-name="ro1">
          <table:table-cell office:value-type="string" calcext:value-type="string">
            <text:p>k__Fungi;p__Basidiomycota;c__Agaricomycetes;o__Agaricomycetes_ord_Incertae_sedis;f__Agaricomycetes_fam_Incertae_sedis;g__Agaricomycetes_gen_Incertae_sedis;s__Agaricomycetes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mycota;c__Agaricomycetes;o__Polyporale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Basidiobolomycota;c__Basidiobolomycetes;o__Basidiobolales;f__Basidiobolales_fam_Incertae_sedis;g__Basidiobolales_gen_Incertae_sedis;s__Basidiobolales_sp;sh__SH0080608.10FU</text:p>
          </table:table-cell>
        </table:table-row>
        <table:table-row table:style-name="ro1">
          <table:table-cell office:value-type="string" calcext:value-type="string">
            <text:p>k__Fungi;p__Basidiomycota;c__Tremellomycetes;o__Tremellales;f__Rhynchogastremaceae;g__Papiliotrema</text:p>
          </table:table-cell>
        </table:table-row>
        <table:table-row table:style-name="ro1">
          <table:table-cell office:value-type="string" calcext:value-type="string">
            <text:p>k__Fungi;p__Basidiomycota;c__Agaricomycetes;o__Agaricales;f__Clavariaceae;g__Clavaria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sp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Linnemannia;s__Linnemannia_amoeboidea;sh__SH0030607.10FU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;s__Mortierella_polygonia;sh__SH0142789.10FU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rtierella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Mortierellomycota;c__Mortierellomycetes;o__Mortierellales;f__Mortierellaceae;g__Modicella;s__Modicella_malleola</text:p>
          </table:table-cell>
        </table:table-row>
        <table:table-row table:style-name="ro1">
          <table:table-cell office:value-type="string" calcext:value-type="string">
            <text:p>k__Fungi;p__Sanchytriomycota;c__Sanchytriomycetes;o__Sanchytriales;f__Sanchytriaceae;g__Sanchytrium;s__Sanchytrium_sp</text:p>
          </table:table-cell>
        </table:table-row>
        <table:table-row table:style-name="ro1">
          <table:table-cell office:value-type="string" calcext:value-type="string">
            <text:p>k__Fungi;p__Fungi_phy_Incertae_sedis;c__Fungi_cls_Incertae_sedis;o__Fungi_ord_Incertae_sedis;f__Fungi_fam_Incertae_sedis;g__Fungi_gen_Incertae_sedis;s__Fungi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Neocallimastigomycota;c__Neocallimastigomycota_cls_Incertae_sedis;o__Neocallimastigomycota_ord_Incertae_sedis;f__Neocallimastigomycota_fam_Incertae_sedis;g__Neocallimastigomycota_gen_Incertae_sedis;s__Neocallimastigomycota_sp;sh__SH0098378.10FU</text:p>
          </table:table-cell>
        </table:table-row>
        <table:table-row table:style-name="ro1">
          <table:table-cell office:value-type="string" calcext:value-type="string">
            <text:p>k__Fungi;p__Rozellomycota;c__Rozellomycota_cls_Incertae_sedis;o__Rozellomycota_ord_Incertae_sedis;f__Rozellomycota_fam_Incertae_sedis;g__Rozellomycota_gen_Incertae_sedis;s__Rozellomycota_sp;sh__SH0175147.10FU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Eremomycetaceae;g__Arthrographis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Eremomycetaceae;g__Arthrographis</text:p>
          </table:table-cell>
        </table:table-row>
        <table:table-row table:style-name="ro1">
          <table:table-cell office:value-type="string" calcext:value-type="string">
            <text:p>k__Fungi;p__Ascomycota;c__Dothideomycetes;o__Dothideomycetes_ord_Incertae_sedis;f__Eremomycetaceae;g__Arthrographis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Ascomycota;c__Leotiomycetes;o__Helotiales</text:p>
          </table:table-cell>
        </table:table-row>
        <table:table-row table:style-name="ro1">
          <table:table-cell office:value-type="string" calcext:value-type="string">
            <text:p>k__Fungi;p__Ascomycota</text:p>
          </table:table-cell>
        </table:table-row>
        <table:table-row table:style-name="ro1">
          <table:table-cell office:value-type="string" calcext:value-type="string">
            <text:p>k__Fungi;p__Basidiomycota;c__Malasseziomycetes;o__Malasseziales;f__Malasseziaceae;g__Malassezia;s__Malassezia_sp</text:p>
          </table:table-cell>
        </table:table-row>
        <table:table-row table:style-name="ro1">
          <table:table-cell office:value-type="string" calcext:value-type="string">
            <text:p>k__Fungi;p__Basidiomycota;c__Malasseziomycetes;o__Malasseziales;f__Malasseziaceae;g__Malassezia;s__Malassezia_sp</text:p>
          </table:table-cell>
        </table:table-row>
        <table:table-row table:style-name="ro1">
          <table:table-cell office:value-type="string" calcext:value-type="string">
            <text:p>k__Fungi;p__Basidiomycota;c__Malasseziomycetes;o__Malasseziales;f__Malasseziaceae;g__Malassezia;s__Malassezia_restricta;sh__SH0179876.10FU</text:p>
          </table:table-cell>
        </table:table-row>
        <table:table-row table:style-name="ro1">
          <table:table-cell office:value-type="string" calcext:value-type="string">
            <text:p>k__Fungi;p__Basidiomycota;c__Malasseziomycetes;o__Malasseziales;f__Malasseziaceae;g__Malassezia;s__Malassezia_caprae;sh__SH0163324.10FU</text:p>
          </table:table-cell>
        </table:table-row>
        <table:table-row table:style-name="ro1">
          <table:table-cell office:value-type="string" calcext:value-type="string">
            <text:p>k__Fungi;p__Sanchytriomycota;c__Sanchytriomycetes;o__Sanchytriales;f__Sanchytriaceae;g__Sanchytrium;s__Sanchytrium_sp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Unassigned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11;f__GS11_fam_Incertae_sedis;g__GS11_gen_Incertae_sedis;s__GS11_sp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11;f__GS11_fam_Incertae_sedis;g__GS11_gen_Incertae_sedis;s__GS11_sp;sh__SH0148632.10FU</text:p>
          </table:table-cell>
        </table:table-row>
        <table:table-row table:style-name="ro1">
          <table:table-cell office:value-type="string" calcext:value-type="string">
            <text:p>k__Fungi;p__Rozellomycota;c__Rozellomycotina_cls_Incertae_sedis;o__GS11;f__GS11_fam_Incertae_sedis;g__GS11_gen_Incertae_sedis;s__GS11_sp;sh__SH0148632.10FU</text:p>
          </table:table-cell>
        </table:table-row>
      </table:table>
      <table:named-expressions/>
      <table:database-ranges>
        <table:database-range table:name="__Anonymous_Sheet_DB__0" table:target-range-address="'feature-table-97_test202408_ITS_PacBio'.A1:'feature-table-97_test202408_ITS_PacBio'.H7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8:26:32.224521958</dc:date>
    <dc:creator>tony</dc:creator>
    <meta:editing-duration>PT46M29S</meta:editing-duration>
    <meta:editing-cycles>5</meta:editing-cycles>
    <meta:generator>LibreOffice/7.5.3.2$MacOSX_AARCH64 LibreOffice_project/9f56dff12ba03b9acd7730a5a481eea045e468f3</meta:generator>
    <meta:document-statistic meta:table-count="3" meta:cell-count="9398" meta:object-count="0"/>
  </office:meta>
</office:document-meta>
</file>